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4" table:style-name="ta1">
        <table:shapes>
          <draw:frame draw:z-index="0" draw:style-name="gr1" draw:text-style-name="P1" svg:width="963.01pt" svg:height="501.45pt" svg:x="17.91pt" svg:y="14.31pt">
            <loext:p draw:notify-on-update-of-ranges="test4.C1:test4.C1 test4.C2:test4.C1202 test4.H1:test4.H1 test4.H2:test4.H1202 test4.I1:test4.I1 test4.I2:test4.I12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ng_x_imu</text:p>
          </table:table-cell>
          <table:table-cell office:value-type="string" calcext:value-type="string">
            <text:p>pid_output_ankle</text:p>
          </table:table-cell>
          <table:table-cell office:value-type="string" calcext:value-type="string">
            <text:p>zmp_ref</text:p>
          </table:table-cell>
          <table:table-cell office:value-type="string" calcext:value-type="string">
            <text:p>zmp_imu</text:p>
          </table:table-cell>
          <table:table-cell office:value-type="string" calcext:value-type="string">
            <text:p>capture_poin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ref_cm</text:p>
          </table:table-cell>
          <table:table-cell office:value-type="string" calcext:value-type="string">
            <text:p>imu_cm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79.1199951172" calcext:value-type="float">
            <text:p>179.1199951172</text:p>
          </table:table-cell>
          <table:table-cell office:value-type="float" office:value="-0.020205931" calcext:value-type="float">
            <text:p>-0.02020593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14012" calcext:value-type="float">
            <text:p>-0.00014012</text:p>
          </table:table-cell>
          <table:table-cell office:value-type="float" office:value="-0.0001446519" calcext:value-type="float">
            <text:p>-0.0001446519</text:p>
          </table:table-cell>
          <table:table-cell office:value-type="float" office:value="275" calcext:value-type="float">
            <text:p>275</text:p>
          </table:table-cell>
          <table:table-cell table:formula="of:=[.D2]*100" office:value-type="float" office:value="-0.01401211" calcext:value-type="float">
            <text:p>-0.01401211</text:p>
          </table:table-cell>
          <table:table-cell table:formula="of:=[.E2]*100" office:value-type="float" office:value="-0.014012" calcext:value-type="float">
            <text:p>-0.014012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179.1231689453" calcext:value-type="float">
            <text:p>179.1231689453</text:p>
          </table:table-cell>
          <table:table-cell office:value-type="float" office:value="0.0225702118" calcext:value-type="float">
            <text:p>0.022570211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29056" calcext:value-type="float">
            <text:p>-0.00029056</text:p>
          </table:table-cell>
          <table:table-cell office:value-type="float" office:value="-0.000244222" calcext:value-type="float">
            <text:p>-0.000244222</text:p>
          </table:table-cell>
          <table:table-cell office:value-type="float" office:value="276" calcext:value-type="float">
            <text:p>276</text:p>
          </table:table-cell>
          <table:table-cell table:formula="of:=[.D3]*100" office:value-type="float" office:value="-0.01401211" calcext:value-type="float">
            <text:p>-0.01401211</text:p>
          </table:table-cell>
          <table:table-cell table:formula="of:=[.E3]*100" office:value-type="float" office:value="-0.029056" calcext:value-type="float">
            <text:p>-0.029056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79.1193237305" calcext:value-type="float">
            <text:p>179.1193237305</text:p>
          </table:table-cell>
          <table:table-cell office:value-type="float" office:value="0.0062893429" calcext:value-type="float">
            <text:p>0.006289342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2823" calcext:value-type="float">
            <text:p>-0.0002823</text:p>
          </table:table-cell>
          <table:table-cell office:value-type="float" office:value="-0.0001807183" calcext:value-type="float">
            <text:p>-0.0001807183</text:p>
          </table:table-cell>
          <table:table-cell office:value-type="float" office:value="277" calcext:value-type="float">
            <text:p>277</text:p>
          </table:table-cell>
          <table:table-cell table:formula="of:=[.D4]*100" office:value-type="float" office:value="-0.01401211" calcext:value-type="float">
            <text:p>-0.01401211</text:p>
          </table:table-cell>
          <table:table-cell table:formula="of:=[.E4]*100" office:value-type="float" office:value="-0.02823" calcext:value-type="float">
            <text:p>-0.02823</text:p>
          </table:table-cell>
        </table:table-row>
        <table:table-row table:style-name="ro1">
          <table:table-cell office:value-type="float" office:value="13.83" calcext:value-type="float">
            <text:p>13.83</text:p>
          </table:table-cell>
          <table:table-cell office:value-type="float" office:value="179.0966033936" calcext:value-type="float">
            <text:p>179.0966033936</text:p>
          </table:table-cell>
          <table:table-cell office:value-type="float" office:value="-0.0023480512" calcext:value-type="float">
            <text:p>-0.002348051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21921" calcext:value-type="float">
            <text:p>-0.00021921</text:p>
          </table:table-cell>
          <table:table-cell office:value-type="float" office:value="-0.0001994759" calcext:value-type="float">
            <text:p>-0.0001994759</text:p>
          </table:table-cell>
          <table:table-cell office:value-type="float" office:value="278" calcext:value-type="float">
            <text:p>278</text:p>
          </table:table-cell>
          <table:table-cell table:formula="of:=[.D5]*100" office:value-type="float" office:value="-0.01401211" calcext:value-type="float">
            <text:p>-0.01401211</text:p>
          </table:table-cell>
          <table:table-cell table:formula="of:=[.E5]*100" office:value-type="float" office:value="-0.021921" calcext:value-type="float">
            <text:p>-0.021921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79.0983581543" calcext:value-type="float">
            <text:p>179.0983581543</text:p>
          </table:table-cell>
          <table:table-cell office:value-type="float" office:value="0.0228949735" calcext:value-type="float">
            <text:p>0.022894973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34544" calcext:value-type="float">
            <text:p>-0.00034544</text:p>
          </table:table-cell>
          <table:table-cell office:value-type="float" office:value="-0.0003337002" calcext:value-type="float">
            <text:p>-0.0003337002</text:p>
          </table:table-cell>
          <table:table-cell office:value-type="float" office:value="279" calcext:value-type="float">
            <text:p>279</text:p>
          </table:table-cell>
          <table:table-cell table:formula="of:=[.D6]*100" office:value-type="float" office:value="-0.01401211" calcext:value-type="float">
            <text:p>-0.01401211</text:p>
          </table:table-cell>
          <table:table-cell table:formula="of:=[.E6]*100" office:value-type="float" office:value="-0.034544" calcext:value-type="float">
            <text:p>-0.034544</text:p>
          </table:table-cell>
        </table:table-row>
        <table:table-row table:style-name="ro1">
          <table:table-cell office:value-type="float" office:value="13.93" calcext:value-type="float">
            <text:p>13.93</text:p>
          </table:table-cell>
          <table:table-cell office:value-type="float" office:value="179.0920562744" calcext:value-type="float">
            <text:p>179.0920562744</text:p>
          </table:table-cell>
          <table:table-cell office:value-type="float" office:value="-0.0136004123" calcext:value-type="float">
            <text:p>-0.013600412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18629" calcext:value-type="float">
            <text:p>-0.00018629</text:p>
          </table:table-cell>
          <table:table-cell office:value-type="float" office:value="-0.0001612452" calcext:value-type="float">
            <text:p>-0.0001612452</text:p>
          </table:table-cell>
          <table:table-cell office:value-type="float" office:value="280" calcext:value-type="float">
            <text:p>280</text:p>
          </table:table-cell>
          <table:table-cell table:formula="of:=[.D7]*100" office:value-type="float" office:value="-0.01401211" calcext:value-type="float">
            <text:p>-0.01401211</text:p>
          </table:table-cell>
          <table:table-cell table:formula="of:=[.E7]*100" office:value-type="float" office:value="-0.018629" calcext:value-type="float">
            <text:p>-0.018629</text:p>
          </table:table-cell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179.0988616943" calcext:value-type="float">
            <text:p>179.0988616943</text:p>
          </table:table-cell>
          <table:table-cell office:value-type="float" office:value="-0.0042737191" calcext:value-type="float">
            <text:p>-0.004273719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1424" calcext:value-type="float">
            <text:p>-0.0001424</text:p>
          </table:table-cell>
          <table:table-cell office:value-type="float" office:value="-0.0001273622" calcext:value-type="float">
            <text:p>-0.0001273622</text:p>
          </table:table-cell>
          <table:table-cell office:value-type="float" office:value="281" calcext:value-type="float">
            <text:p>281</text:p>
          </table:table-cell>
          <table:table-cell table:formula="of:=[.D8]*100" office:value-type="float" office:value="-0.01401211" calcext:value-type="float">
            <text:p>-0.01401211</text:p>
          </table:table-cell>
          <table:table-cell table:formula="of:=[.E8]*100" office:value-type="float" office:value="-0.01424" calcext:value-type="float">
            <text:p>-0.01424</text:p>
          </table:table-cell>
        </table:table-row>
        <table:table-row table:style-name="ro1">
          <table:table-cell office:value-type="float" office:value="14.03" calcext:value-type="float">
            <text:p>14.03</text:p>
          </table:table-cell>
          <table:table-cell office:value-type="float" office:value="179.0973358154" calcext:value-type="float">
            <text:p>179.0973358154</text:p>
          </table:table-cell>
          <table:table-cell office:value-type="float" office:value="0.0352288417" calcext:value-type="float">
            <text:p>0.035228841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37646" calcext:value-type="float">
            <text:p>-0.00037646</text:p>
          </table:table-cell>
          <table:table-cell office:value-type="float" office:value="-0.0002642221" calcext:value-type="float">
            <text:p>-0.0002642221</text:p>
          </table:table-cell>
          <table:table-cell office:value-type="float" office:value="282" calcext:value-type="float">
            <text:p>282</text:p>
          </table:table-cell>
          <table:table-cell table:formula="of:=[.D9]*100" office:value-type="float" office:value="-0.01401211" calcext:value-type="float">
            <text:p>-0.01401211</text:p>
          </table:table-cell>
          <table:table-cell table:formula="of:=[.E9]*100" office:value-type="float" office:value="-0.037646" calcext:value-type="float">
            <text:p>-0.037646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179.0946350098" calcext:value-type="float">
            <text:p>179.0946350098</text:p>
          </table:table-cell>
          <table:table-cell office:value-type="float" office:value="-0.013852823" calcext:value-type="float">
            <text:p>-0.01385282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20528" calcext:value-type="float">
            <text:p>-0.00020528</text:p>
          </table:table-cell>
          <table:table-cell office:value-type="float" office:value="-0.0001546749" calcext:value-type="float">
            <text:p>-0.0001546749</text:p>
          </table:table-cell>
          <table:table-cell office:value-type="float" office:value="283" calcext:value-type="float">
            <text:p>283</text:p>
          </table:table-cell>
          <table:table-cell table:formula="of:=[.D10]*100" office:value-type="float" office:value="-0.01401211" calcext:value-type="float">
            <text:p>-0.01401211</text:p>
          </table:table-cell>
          <table:table-cell table:formula="of:=[.E10]*100" office:value-type="float" office:value="-0.020528" calcext:value-type="float">
            <text:p>-0.020528</text:p>
          </table:table-cell>
        </table:table-row>
        <table:table-row table:style-name="ro1">
          <table:table-cell office:value-type="float" office:value="14.13" calcext:value-type="float">
            <text:p>14.13</text:p>
          </table:table-cell>
          <table:table-cell office:value-type="float" office:value="179.099319458" calcext:value-type="float">
            <text:p>179.099319458</text:p>
          </table:table-cell>
          <table:table-cell office:value-type="float" office:value="0.0253846436" calcext:value-type="float">
            <text:p>0.025384643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35274" calcext:value-type="float">
            <text:p>-0.00035274</text:p>
          </table:table-cell>
          <table:table-cell office:value-type="float" office:value="-0.0002742036" calcext:value-type="float">
            <text:p>-0.0002742036</text:p>
          </table:table-cell>
          <table:table-cell office:value-type="float" office:value="284" calcext:value-type="float">
            <text:p>284</text:p>
          </table:table-cell>
          <table:table-cell table:formula="of:=[.D11]*100" office:value-type="float" office:value="-0.01401211" calcext:value-type="float">
            <text:p>-0.01401211</text:p>
          </table:table-cell>
          <table:table-cell table:formula="of:=[.E11]*100" office:value-type="float" office:value="-0.035274" calcext:value-type="float">
            <text:p>-0.035274</text:p>
          </table:table-cell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179.0996856689" calcext:value-type="float">
            <text:p>179.0996856689</text:p>
          </table:table-cell>
          <table:table-cell office:value-type="float" office:value="-0.0038103536" calcext:value-type="float">
            <text:p>-0.003810353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25641" calcext:value-type="float">
            <text:p>-0.00025641</text:p>
          </table:table-cell>
          <table:table-cell office:value-type="float" office:value="-0.0001204409" calcext:value-type="float">
            <text:p>-0.0001204409</text:p>
          </table:table-cell>
          <table:table-cell office:value-type="float" office:value="285" calcext:value-type="float">
            <text:p>285</text:p>
          </table:table-cell>
          <table:table-cell table:formula="of:=[.D12]*100" office:value-type="float" office:value="-0.01401211" calcext:value-type="float">
            <text:p>-0.01401211</text:p>
          </table:table-cell>
          <table:table-cell table:formula="of:=[.E12]*100" office:value-type="float" office:value="-0.025641" calcext:value-type="float">
            <text:p>-0.025641</text:p>
          </table:table-cell>
        </table:table-row>
        <table:table-row table:style-name="ro1">
          <table:table-cell office:value-type="float" office:value="14.23" calcext:value-type="float">
            <text:p>14.23</text:p>
          </table:table-cell>
          <table:table-cell office:value-type="float" office:value="179.1014404297" calcext:value-type="float">
            <text:p>179.1014404297</text:p>
          </table:table-cell>
          <table:table-cell office:value-type="float" office:value="0.0032486776" calcext:value-type="float">
            <text:p>0.003248677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23927" calcext:value-type="float">
            <text:p>-0.00023927</text:p>
          </table:table-cell>
          <table:table-cell office:value-type="float" office:value="-0.0002467907" calcext:value-type="float">
            <text:p>-0.0002467907</text:p>
          </table:table-cell>
          <table:table-cell office:value-type="float" office:value="286" calcext:value-type="float">
            <text:p>286</text:p>
          </table:table-cell>
          <table:table-cell table:formula="of:=[.D13]*100" office:value-type="float" office:value="-0.01401211" calcext:value-type="float">
            <text:p>-0.01401211</text:p>
          </table:table-cell>
          <table:table-cell table:formula="of:=[.E13]*100" office:value-type="float" office:value="-0.023927" calcext:value-type="float">
            <text:p>-0.023927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79.0998535156" calcext:value-type="float">
            <text:p>179.0998535156</text:p>
          </table:table-cell>
          <table:table-cell office:value-type="float" office:value="-0.0013015817" calcext:value-type="float">
            <text:p>-0.001301581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19752" calcext:value-type="float">
            <text:p>-0.00019752</text:p>
          </table:table-cell>
          <table:table-cell office:value-type="float" office:value="-0.0001293009" calcext:value-type="float">
            <text:p>-0.0001293009</text:p>
          </table:table-cell>
          <table:table-cell office:value-type="float" office:value="287" calcext:value-type="float">
            <text:p>287</text:p>
          </table:table-cell>
          <table:table-cell table:formula="of:=[.D14]*100" office:value-type="float" office:value="-0.01401211" calcext:value-type="float">
            <text:p>-0.01401211</text:p>
          </table:table-cell>
          <table:table-cell table:formula="of:=[.E14]*100" office:value-type="float" office:value="-0.019752" calcext:value-type="float">
            <text:p>-0.019752</text:p>
          </table:table-cell>
        </table:table-row>
        <table:table-row table:style-name="ro1">
          <table:table-cell office:value-type="float" office:value="14.33" calcext:value-type="float">
            <text:p>14.33</text:p>
          </table:table-cell>
          <table:table-cell office:value-type="float" office:value="179.1079864502" calcext:value-type="float">
            <text:p>179.1079864502</text:p>
          </table:table-cell>
          <table:table-cell office:value-type="float" office:value="0.0028635421" calcext:value-type="float">
            <text:p>0.002863542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19746" calcext:value-type="float">
            <text:p>-0.00019746</text:p>
          </table:table-cell>
          <table:table-cell office:value-type="float" office:value="-0.0001924949" calcext:value-type="float">
            <text:p>-0.0001924949</text:p>
          </table:table-cell>
          <table:table-cell office:value-type="float" office:value="288" calcext:value-type="float">
            <text:p>288</text:p>
          </table:table-cell>
          <table:table-cell table:formula="of:=[.D15]*100" office:value-type="float" office:value="-0.01401211" calcext:value-type="float">
            <text:p>-0.01401211</text:p>
          </table:table-cell>
          <table:table-cell table:formula="of:=[.E15]*100" office:value-type="float" office:value="-0.019746" calcext:value-type="float">
            <text:p>-0.019746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179.1111755371" calcext:value-type="float">
            <text:p>179.1111755371</text:p>
          </table:table-cell>
          <table:table-cell office:value-type="float" office:value="0.000236058" calcext:value-type="float">
            <text:p>0.00023605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1799" calcext:value-type="float">
            <text:p>-0.0001799</text:p>
          </table:table-cell>
          <table:table-cell office:value-type="float" office:value="-0.0002618069" calcext:value-type="float">
            <text:p>-0.0002618069</text:p>
          </table:table-cell>
          <table:table-cell office:value-type="float" office:value="289" calcext:value-type="float">
            <text:p>289</text:p>
          </table:table-cell>
          <table:table-cell table:formula="of:=[.D16]*100" office:value-type="float" office:value="-0.01401211" calcext:value-type="float">
            <text:p>-0.01401211</text:p>
          </table:table-cell>
          <table:table-cell table:formula="of:=[.E16]*100" office:value-type="float" office:value="-0.01799" calcext:value-type="float">
            <text:p>-0.01799</text:p>
          </table:table-cell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179.0998077393" calcext:value-type="float">
            <text:p>179.0998077393</text:p>
          </table:table-cell>
          <table:table-cell office:value-type="float" office:value="0.0143050973" calcext:value-type="float">
            <text:p>0.014305097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26198" calcext:value-type="float">
            <text:p>-0.00026198</text:p>
          </table:table-cell>
          <table:table-cell office:value-type="float" office:value="-0.0002497674" calcext:value-type="float">
            <text:p>-0.0002497674</text:p>
          </table:table-cell>
          <table:table-cell office:value-type="float" office:value="290" calcext:value-type="float">
            <text:p>290</text:p>
          </table:table-cell>
          <table:table-cell table:formula="of:=[.D17]*100" office:value-type="float" office:value="-0.01401211" calcext:value-type="float">
            <text:p>-0.01401211</text:p>
          </table:table-cell>
          <table:table-cell table:formula="of:=[.E17]*100" office:value-type="float" office:value="-0.026198" calcext:value-type="float">
            <text:p>-0.026198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179.097442627" calcext:value-type="float">
            <text:p>179.097442627</text:p>
          </table:table-cell>
          <table:table-cell office:value-type="float" office:value="0.0005812488" calcext:value-type="float">
            <text:p>0.000581248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2252" calcext:value-type="float">
            <text:p>-0.0002252</text:p>
          </table:table-cell>
          <table:table-cell office:value-type="float" office:value="-0.0002215985" calcext:value-type="float">
            <text:p>-0.0002215985</text:p>
          </table:table-cell>
          <table:table-cell office:value-type="float" office:value="291" calcext:value-type="float">
            <text:p>291</text:p>
          </table:table-cell>
          <table:table-cell table:formula="of:=[.D18]*100" office:value-type="float" office:value="-0.01401211" calcext:value-type="float">
            <text:p>-0.01401211</text:p>
          </table:table-cell>
          <table:table-cell table:formula="of:=[.E18]*100" office:value-type="float" office:value="-0.02252" calcext:value-type="float">
            <text:p>-0.02252</text:p>
          </table:table-cell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179.0964660645" calcext:value-type="float">
            <text:p>179.0964660645</text:p>
          </table:table-cell>
          <table:table-cell office:value-type="float" office:value="0.0287562621" calcext:value-type="float">
            <text:p>0.028756262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38849" calcext:value-type="float">
            <text:p>-0.00038849</text:p>
          </table:table-cell>
          <table:table-cell office:value-type="float" office:value="-0.0003307731" calcext:value-type="float">
            <text:p>-0.0003307731</text:p>
          </table:table-cell>
          <table:table-cell office:value-type="float" office:value="292" calcext:value-type="float">
            <text:p>292</text:p>
          </table:table-cell>
          <table:table-cell table:formula="of:=[.D19]*100" office:value-type="float" office:value="-0.01401211" calcext:value-type="float">
            <text:p>-0.01401211</text:p>
          </table:table-cell>
          <table:table-cell table:formula="of:=[.E19]*100" office:value-type="float" office:value="-0.038849" calcext:value-type="float">
            <text:p>-0.038849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179.1017303467" calcext:value-type="float">
            <text:p>179.1017303467</text:p>
          </table:table-cell>
          <table:table-cell office:value-type="float" office:value="0.0079340907" calcext:value-type="float">
            <text:p>0.007934090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35852" calcext:value-type="float">
            <text:p>-0.00035852</text:p>
          </table:table-cell>
          <table:table-cell office:value-type="float" office:value="-0.0001566539" calcext:value-type="float">
            <text:p>-0.0001566539</text:p>
          </table:table-cell>
          <table:table-cell office:value-type="float" office:value="293" calcext:value-type="float">
            <text:p>293</text:p>
          </table:table-cell>
          <table:table-cell table:formula="of:=[.D20]*100" office:value-type="float" office:value="-0.01401211" calcext:value-type="float">
            <text:p>-0.01401211</text:p>
          </table:table-cell>
          <table:table-cell table:formula="of:=[.E20]*100" office:value-type="float" office:value="-0.035852" calcext:value-type="float">
            <text:p>-0.035852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179.0993041992" calcext:value-type="float">
            <text:p>179.0993041992</text:p>
          </table:table-cell>
          <table:table-cell office:value-type="float" office:value="0.023403489" calcext:value-type="float">
            <text:p>0.02340348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44166" calcext:value-type="float">
            <text:p>-0.00044166</text:p>
          </table:table-cell>
          <table:table-cell office:value-type="float" office:value="-0.0002204269" calcext:value-type="float">
            <text:p>-0.0002204269</text:p>
          </table:table-cell>
          <table:table-cell office:value-type="float" office:value="294" calcext:value-type="float">
            <text:p>294</text:p>
          </table:table-cell>
          <table:table-cell table:formula="of:=[.D21]*100" office:value-type="float" office:value="-0.01401211" calcext:value-type="float">
            <text:p>-0.01401211</text:p>
          </table:table-cell>
          <table:table-cell table:formula="of:=[.E21]*100" office:value-type="float" office:value="-0.044166" calcext:value-type="float">
            <text:p>-0.044166</text:p>
          </table:table-cell>
        </table:table-row>
        <table:table-row table:style-name="ro1">
          <table:table-cell office:value-type="float" office:value="14.69" calcext:value-type="float">
            <text:p>14.69</text:p>
          </table:table-cell>
          <table:table-cell office:value-type="float" office:value="179.0918731689" calcext:value-type="float">
            <text:p>179.0918731689</text:p>
          </table:table-cell>
          <table:table-cell office:value-type="float" office:value="0.0199713351" calcext:value-type="float">
            <text:p>0.019971335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47418" calcext:value-type="float">
            <text:p>-0.00047418</text:p>
          </table:table-cell>
          <table:table-cell office:value-type="float" office:value="-0.0002837756" calcext:value-type="float">
            <text:p>-0.0002837756</text:p>
          </table:table-cell>
          <table:table-cell office:value-type="float" office:value="295" calcext:value-type="float">
            <text:p>295</text:p>
          </table:table-cell>
          <table:table-cell table:formula="of:=[.D22]*100" office:value-type="float" office:value="-0.01401211" calcext:value-type="float">
            <text:p>-0.01401211</text:p>
          </table:table-cell>
          <table:table-cell table:formula="of:=[.E22]*100" office:value-type="float" office:value="-0.047418" calcext:value-type="float">
            <text:p>-0.047418</text:p>
          </table:table-cell>
        </table:table-row>
        <table:table-row table:style-name="ro1">
          <table:table-cell office:value-type="float" office:value="14.73" calcext:value-type="float">
            <text:p>14.73</text:p>
          </table:table-cell>
          <table:table-cell office:value-type="float" office:value="179.0924682617" calcext:value-type="float">
            <text:p>179.0924682617</text:p>
          </table:table-cell>
          <table:table-cell office:value-type="float" office:value="0.0116462831" calcext:value-type="float">
            <text:p>0.011646283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44036" calcext:value-type="float">
            <text:p>-0.00044036</text:p>
          </table:table-cell>
          <table:table-cell office:value-type="float" office:value="-0.0002203723" calcext:value-type="float">
            <text:p>-0.0002203723</text:p>
          </table:table-cell>
          <table:table-cell office:value-type="float" office:value="296" calcext:value-type="float">
            <text:p>296</text:p>
          </table:table-cell>
          <table:table-cell table:formula="of:=[.D23]*100" office:value-type="float" office:value="-0.01401211" calcext:value-type="float">
            <text:p>-0.01401211</text:p>
          </table:table-cell>
          <table:table-cell table:formula="of:=[.E23]*100" office:value-type="float" office:value="-0.044036" calcext:value-type="float">
            <text:p>-0.044036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179.0970153809" calcext:value-type="float">
            <text:p>179.0970153809</text:p>
          </table:table-cell>
          <table:table-cell office:value-type="float" office:value="0.0194904509" calcext:value-type="float">
            <text:p>0.019490450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47011" calcext:value-type="float">
            <text:p>-0.00047011</text:p>
          </table:table-cell>
          <table:table-cell office:value-type="float" office:value="-0.0002240612" calcext:value-type="float">
            <text:p>-0.0002240612</text:p>
          </table:table-cell>
          <table:table-cell office:value-type="float" office:value="297" calcext:value-type="float">
            <text:p>297</text:p>
          </table:table-cell>
          <table:table-cell table:formula="of:=[.D24]*100" office:value-type="float" office:value="-0.01401211" calcext:value-type="float">
            <text:p>-0.01401211</text:p>
          </table:table-cell>
          <table:table-cell table:formula="of:=[.E24]*100" office:value-type="float" office:value="-0.047011" calcext:value-type="float">
            <text:p>-0.047011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179.096572876" calcext:value-type="float">
            <text:p>179.096572876</text:p>
          </table:table-cell>
          <table:table-cell office:value-type="float" office:value="0.009034765" calcext:value-type="float">
            <text:p>0.00903476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42025" calcext:value-type="float">
            <text:p>-0.00042025</text:p>
          </table:table-cell>
          <table:table-cell office:value-type="float" office:value="-0.000162903" calcext:value-type="float">
            <text:p>-0.000162903</text:p>
          </table:table-cell>
          <table:table-cell office:value-type="float" office:value="298" calcext:value-type="float">
            <text:p>298</text:p>
          </table:table-cell>
          <table:table-cell table:formula="of:=[.D25]*100" office:value-type="float" office:value="-0.01401211" calcext:value-type="float">
            <text:p>-0.01401211</text:p>
          </table:table-cell>
          <table:table-cell table:formula="of:=[.E25]*100" office:value-type="float" office:value="-0.042025" calcext:value-type="float">
            <text:p>-0.042025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79.1075134277" calcext:value-type="float">
            <text:p>179.1075134277</text:p>
          </table:table-cell>
          <table:table-cell office:value-type="float" office:value="0.0474873077" calcext:value-type="float">
            <text:p>0.047487307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64332" calcext:value-type="float">
            <text:p>-0.00064332</text:p>
          </table:table-cell>
          <table:table-cell office:value-type="float" office:value="-0.0001917761" calcext:value-type="float">
            <text:p>-0.0001917761</text:p>
          </table:table-cell>
          <table:table-cell office:value-type="float" office:value="299" calcext:value-type="float">
            <text:p>299</text:p>
          </table:table-cell>
          <table:table-cell table:formula="of:=[.D26]*100" office:value-type="float" office:value="-0.01401211" calcext:value-type="float">
            <text:p>-0.01401211</text:p>
          </table:table-cell>
          <table:table-cell table:formula="of:=[.E26]*100" office:value-type="float" office:value="-0.064332" calcext:value-type="float">
            <text:p>-0.064332</text:p>
          </table:table-cell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179.1063842773" calcext:value-type="float">
            <text:p>179.1063842773</text:p>
          </table:table-cell>
          <table:table-cell office:value-type="float" office:value="0.0202116849" calcext:value-type="float">
            <text:p>0.020211684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61017" calcext:value-type="float">
            <text:p>-0.00061017</text:p>
          </table:table-cell>
          <table:table-cell office:value-type="float" office:value="-0.0002851339" calcext:value-type="float">
            <text:p>-0.0002851339</text:p>
          </table:table-cell>
          <table:table-cell office:value-type="float" office:value="300" calcext:value-type="float">
            <text:p>300</text:p>
          </table:table-cell>
          <table:table-cell table:formula="of:=[.D27]*100" office:value-type="float" office:value="-0.01401211" calcext:value-type="float">
            <text:p>-0.01401211</text:p>
          </table:table-cell>
          <table:table-cell table:formula="of:=[.E27]*100" office:value-type="float" office:value="-0.061017" calcext:value-type="float">
            <text:p>-0.0610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9.1133117676" calcext:value-type="float">
            <text:p>179.1133117676</text:p>
          </table:table-cell>
          <table:table-cell office:value-type="float" office:value="0.0273682674" calcext:value-type="float">
            <text:p>0.027368267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63578" calcext:value-type="float">
            <text:p>-0.00063578</text:p>
          </table:table-cell>
          <table:table-cell office:value-type="float" office:value="-0.0001913366" calcext:value-type="float">
            <text:p>-0.0001913366</text:p>
          </table:table-cell>
          <table:table-cell office:value-type="float" office:value="301" calcext:value-type="float">
            <text:p>301</text:p>
          </table:table-cell>
          <table:table-cell table:formula="of:=[.D28]*100" office:value-type="float" office:value="-0.01401211" calcext:value-type="float">
            <text:p>-0.01401211</text:p>
          </table:table-cell>
          <table:table-cell table:formula="of:=[.E28]*100" office:value-type="float" office:value="-0.063578" calcext:value-type="float">
            <text:p>-0.063578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179.1096191406" calcext:value-type="float">
            <text:p>179.1096191406</text:p>
          </table:table-cell>
          <table:table-cell office:value-type="float" office:value="0.0049818174" calcext:value-type="float">
            <text:p>0.004981817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50363" calcext:value-type="float">
            <text:p>-0.00050363</text:p>
          </table:table-cell>
          <table:table-cell office:value-type="float" office:value="-0.000139211" calcext:value-type="float">
            <text:p>-0.000139211</text:p>
          </table:table-cell>
          <table:table-cell office:value-type="float" office:value="302" calcext:value-type="float">
            <text:p>302</text:p>
          </table:table-cell>
          <table:table-cell table:formula="of:=[.D29]*100" office:value-type="float" office:value="-0.01401211" calcext:value-type="float">
            <text:p>-0.01401211</text:p>
          </table:table-cell>
          <table:table-cell table:formula="of:=[.E29]*100" office:value-type="float" office:value="-0.050363" calcext:value-type="float">
            <text:p>-0.050363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79.1092987061" calcext:value-type="float">
            <text:p>179.1092987061</text:p>
          </table:table-cell>
          <table:table-cell office:value-type="float" office:value="0.0220312266" calcext:value-type="float">
            <text:p>0.022031226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52921" calcext:value-type="float">
            <text:p>-0.00052921</text:p>
          </table:table-cell>
          <table:table-cell office:value-type="float" office:value="-0.0002406565" calcext:value-type="float">
            <text:p>-0.0002406565</text:p>
          </table:table-cell>
          <table:table-cell office:value-type="float" office:value="303" calcext:value-type="float">
            <text:p>303</text:p>
          </table:table-cell>
          <table:table-cell table:formula="of:=[.D30]*100" office:value-type="float" office:value="-0.01401211" calcext:value-type="float">
            <text:p>-0.01401211</text:p>
          </table:table-cell>
          <table:table-cell table:formula="of:=[.E30]*100" office:value-type="float" office:value="-0.052921" calcext:value-type="float">
            <text:p>-0.052921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179.0971221924" calcext:value-type="float">
            <text:p>179.0971221924</text:p>
          </table:table-cell>
          <table:table-cell office:value-type="float" office:value="0.0020180148" calcext:value-type="float">
            <text:p>0.002018014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41286" calcext:value-type="float">
            <text:p>-0.00041286</text:p>
          </table:table-cell>
          <table:table-cell office:value-type="float" office:value="-0.000248552" calcext:value-type="float">
            <text:p>-0.000248552</text:p>
          </table:table-cell>
          <table:table-cell office:value-type="float" office:value="304" calcext:value-type="float">
            <text:p>304</text:p>
          </table:table-cell>
          <table:table-cell table:formula="of:=[.D31]*100" office:value-type="float" office:value="-0.01401211" calcext:value-type="float">
            <text:p>-0.01401211</text:p>
          </table:table-cell>
          <table:table-cell table:formula="of:=[.E31]*100" office:value-type="float" office:value="-0.041286" calcext:value-type="float">
            <text:p>-0.041286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79.0859069824" calcext:value-type="float">
            <text:p>179.0859069824</text:p>
          </table:table-cell>
          <table:table-cell office:value-type="float" office:value="0.0410646996" calcext:value-type="float">
            <text:p>0.041064699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59559" calcext:value-type="float">
            <text:p>-0.00059559</text:p>
          </table:table-cell>
          <table:table-cell office:value-type="float" office:value="-0.0003357968" calcext:value-type="float">
            <text:p>-0.0003357968</text:p>
          </table:table-cell>
          <table:table-cell office:value-type="float" office:value="305" calcext:value-type="float">
            <text:p>305</text:p>
          </table:table-cell>
          <table:table-cell table:formula="of:=[.D32]*100" office:value-type="float" office:value="-0.01401211" calcext:value-type="float">
            <text:p>-0.01401211</text:p>
          </table:table-cell>
          <table:table-cell table:formula="of:=[.E32]*100" office:value-type="float" office:value="-0.059559" calcext:value-type="float">
            <text:p>-0.059559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179.0807647705" calcext:value-type="float">
            <text:p>179.0807647705</text:p>
          </table:table-cell>
          <table:table-cell office:value-type="float" office:value="0.050333159" calcext:value-type="float">
            <text:p>0.05033315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77914" calcext:value-type="float">
            <text:p>-0.00077914</text:p>
          </table:table-cell>
          <table:table-cell office:value-type="float" office:value="-0.0004583608" calcext:value-type="float">
            <text:p>-0.0004583608</text:p>
          </table:table-cell>
          <table:table-cell office:value-type="float" office:value="306" calcext:value-type="float">
            <text:p>306</text:p>
          </table:table-cell>
          <table:table-cell table:formula="of:=[.D33]*100" office:value-type="float" office:value="-0.01401211" calcext:value-type="float">
            <text:p>-0.01401211</text:p>
          </table:table-cell>
          <table:table-cell table:formula="of:=[.E33]*100" office:value-type="float" office:value="-0.077914" calcext:value-type="float">
            <text:p>-0.077914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79.0654602051" calcext:value-type="float">
            <text:p>179.0654602051</text:p>
          </table:table-cell>
          <table:table-cell office:value-type="float" office:value="0.0365026969" calcext:value-type="float">
            <text:p>0.036502696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80927" calcext:value-type="float">
            <text:p>-0.00080927</text:p>
          </table:table-cell>
          <table:table-cell office:value-type="float" office:value="-0.0002528867" calcext:value-type="float">
            <text:p>-0.0002528867</text:p>
          </table:table-cell>
          <table:table-cell office:value-type="float" office:value="307" calcext:value-type="float">
            <text:p>307</text:p>
          </table:table-cell>
          <table:table-cell table:formula="of:=[.D34]*100" office:value-type="float" office:value="-0.01401211" calcext:value-type="float">
            <text:p>-0.01401211</text:p>
          </table:table-cell>
          <table:table-cell table:formula="of:=[.E34]*100" office:value-type="float" office:value="-0.080927" calcext:value-type="float">
            <text:p>-0.080927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179.0651397705" calcext:value-type="float">
            <text:p>179.0651397705</text:p>
          </table:table-cell>
          <table:table-cell office:value-type="float" office:value="0.0432996844" calcext:value-type="float">
            <text:p>0.043299684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87465" calcext:value-type="float">
            <text:p>-0.00087465</text:p>
          </table:table-cell>
          <table:table-cell office:value-type="float" office:value="-0.0002441572" calcext:value-type="float">
            <text:p>-0.0002441572</text:p>
          </table:table-cell>
          <table:table-cell office:value-type="float" office:value="308" calcext:value-type="float">
            <text:p>308</text:p>
          </table:table-cell>
          <table:table-cell table:formula="of:=[.D35]*100" office:value-type="float" office:value="-0.01401211" calcext:value-type="float">
            <text:p>-0.01401211</text:p>
          </table:table-cell>
          <table:table-cell table:formula="of:=[.E35]*100" office:value-type="float" office:value="-0.087465" calcext:value-type="float">
            <text:p>-0.087465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79.0700378418" calcext:value-type="float">
            <text:p>179.0700378418</text:p>
          </table:table-cell>
          <table:table-cell office:value-type="float" office:value="0.0232154205" calcext:value-type="float">
            <text:p>0.023215420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78435" calcext:value-type="float">
            <text:p>-0.00078435</text:p>
          </table:table-cell>
          <table:table-cell office:value-type="float" office:value="-0.0000662578" calcext:value-type="float">
            <text:p>-6.62578E-05</text:p>
          </table:table-cell>
          <table:table-cell office:value-type="float" office:value="309" calcext:value-type="float">
            <text:p>309</text:p>
          </table:table-cell>
          <table:table-cell table:formula="of:=[.D36]*100" office:value-type="float" office:value="-0.01401211" calcext:value-type="float">
            <text:p>-0.01401211</text:p>
          </table:table-cell>
          <table:table-cell table:formula="of:=[.E36]*100" office:value-type="float" office:value="-0.078435" calcext:value-type="float">
            <text:p>-0.078435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179.0918121338" calcext:value-type="float">
            <text:p>179.0918121338</text:p>
          </table:table-cell>
          <table:table-cell office:value-type="float" office:value="0.0541382567" calcext:value-type="float">
            <text:p>0.054138256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93029" calcext:value-type="float">
            <text:p>-0.00093029</text:p>
          </table:table-cell>
          <table:table-cell office:value-type="float" office:value="-0.0002031536" calcext:value-type="float">
            <text:p>-0.0002031536</text:p>
          </table:table-cell>
          <table:table-cell office:value-type="float" office:value="310" calcext:value-type="float">
            <text:p>310</text:p>
          </table:table-cell>
          <table:table-cell table:formula="of:=[.D37]*100" office:value-type="float" office:value="-0.01401211" calcext:value-type="float">
            <text:p>-0.01401211</text:p>
          </table:table-cell>
          <table:table-cell table:formula="of:=[.E37]*100" office:value-type="float" office:value="-0.093029" calcext:value-type="float">
            <text:p>-0.09302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79.0907592773" calcext:value-type="float">
            <text:p>179.0907592773</text:p>
          </table:table-cell>
          <table:table-cell office:value-type="float" office:value="0.0283659694" calcext:value-type="float">
            <text:p>0.028365969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85575" calcext:value-type="float">
            <text:p>-0.00085575</text:p>
          </table:table-cell>
          <table:table-cell office:value-type="float" office:value="-0.0001741286" calcext:value-type="float">
            <text:p>-0.0001741286</text:p>
          </table:table-cell>
          <table:table-cell office:value-type="float" office:value="311" calcext:value-type="float">
            <text:p>311</text:p>
          </table:table-cell>
          <table:table-cell table:formula="of:=[.D38]*100" office:value-type="float" office:value="-0.01401211" calcext:value-type="float">
            <text:p>-0.01401211</text:p>
          </table:table-cell>
          <table:table-cell table:formula="of:=[.E38]*100" office:value-type="float" office:value="-0.085575" calcext:value-type="float">
            <text:p>-0.085575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179.0988616943" calcext:value-type="float">
            <text:p>179.0988616943</text:p>
          </table:table-cell>
          <table:table-cell office:value-type="float" office:value="0.0245721764" calcext:value-type="float">
            <text:p>0.024572176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7808" calcext:value-type="float">
            <text:p>-0.0007808</text:p>
          </table:table-cell>
          <table:table-cell office:value-type="float" office:value="-0.0001291416" calcext:value-type="float">
            <text:p>-0.0001291416</text:p>
          </table:table-cell>
          <table:table-cell office:value-type="float" office:value="312" calcext:value-type="float">
            <text:p>312</text:p>
          </table:table-cell>
          <table:table-cell table:formula="of:=[.D39]*100" office:value-type="float" office:value="-0.01401211" calcext:value-type="float">
            <text:p>-0.01401211</text:p>
          </table:table-cell>
          <table:table-cell table:formula="of:=[.E39]*100" office:value-type="float" office:value="-0.07808" calcext:value-type="float">
            <text:p>-0.0780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79.087677002" calcext:value-type="float">
            <text:p>179.087677002</text:p>
          </table:table-cell>
          <table:table-cell office:value-type="float" office:value="-0.0206655738" calcext:value-type="float">
            <text:p>-0.020665573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42931" calcext:value-type="float">
            <text:p>-0.00042931</text:p>
          </table:table-cell>
          <table:table-cell office:value-type="float" office:value="0.000020751" calcext:value-type="float">
            <text:p>0.000020751</text:p>
          </table:table-cell>
          <table:table-cell office:value-type="float" office:value="313" calcext:value-type="float">
            <text:p>313</text:p>
          </table:table-cell>
          <table:table-cell table:formula="of:=[.D40]*100" office:value-type="float" office:value="-0.01401211" calcext:value-type="float">
            <text:p>-0.01401211</text:p>
          </table:table-cell>
          <table:table-cell table:formula="of:=[.E40]*100" office:value-type="float" office:value="-0.042931" calcext:value-type="float">
            <text:p>-0.042931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179.0958404541" calcext:value-type="float">
            <text:p>179.0958404541</text:p>
          </table:table-cell>
          <table:table-cell office:value-type="float" office:value="0.0475049791" calcext:value-type="float">
            <text:p>0.047504979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64948" calcext:value-type="float">
            <text:p>-0.00064948</text:p>
          </table:table-cell>
          <table:table-cell office:value-type="float" office:value="-0.0002756859" calcext:value-type="float">
            <text:p>-0.0002756859</text:p>
          </table:table-cell>
          <table:table-cell office:value-type="float" office:value="314" calcext:value-type="float">
            <text:p>314</text:p>
          </table:table-cell>
          <table:table-cell table:formula="of:=[.D41]*100" office:value-type="float" office:value="-0.01401211" calcext:value-type="float">
            <text:p>-0.01401211</text:p>
          </table:table-cell>
          <table:table-cell table:formula="of:=[.E41]*100" office:value-type="float" office:value="-0.064948" calcext:value-type="float">
            <text:p>-0.064948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79.1046600342" calcext:value-type="float">
            <text:p>179.1046600342</text:p>
          </table:table-cell>
          <table:table-cell office:value-type="float" office:value="0.000930282" calcext:value-type="float">
            <text:p>0.00093028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48575" calcext:value-type="float">
            <text:p>-0.00048575</text:p>
          </table:table-cell>
          <table:table-cell office:value-type="float" office:value="-0.0000239414" calcext:value-type="float">
            <text:p>-2.39414E-05</text:p>
          </table:table-cell>
          <table:table-cell office:value-type="float" office:value="315" calcext:value-type="float">
            <text:p>315</text:p>
          </table:table-cell>
          <table:table-cell table:formula="of:=[.D42]*100" office:value-type="float" office:value="-0.01401211" calcext:value-type="float">
            <text:p>-0.01401211</text:p>
          </table:table-cell>
          <table:table-cell table:formula="of:=[.E42]*100" office:value-type="float" office:value="-0.048575" calcext:value-type="float">
            <text:p>-0.048575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179.1035614014" calcext:value-type="float">
            <text:p>179.1035614014</text:p>
          </table:table-cell>
          <table:table-cell office:value-type="float" office:value="-0.0003300626" calcext:value-type="float">
            <text:p>-0.000330062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36825" calcext:value-type="float">
            <text:p>-0.00036825</text:p>
          </table:table-cell>
          <table:table-cell office:value-type="float" office:value="-0.000155875" calcext:value-type="float">
            <text:p>-0.000155875</text:p>
          </table:table-cell>
          <table:table-cell office:value-type="float" office:value="316" calcext:value-type="float">
            <text:p>316</text:p>
          </table:table-cell>
          <table:table-cell table:formula="of:=[.D43]*100" office:value-type="float" office:value="-0.01401211" calcext:value-type="float">
            <text:p>-0.01401211</text:p>
          </table:table-cell>
          <table:table-cell table:formula="of:=[.E43]*100" office:value-type="float" office:value="-0.036825" calcext:value-type="float">
            <text:p>-0.036825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79.0973968506" calcext:value-type="float">
            <text:p>179.0973968506</text:p>
          </table:table-cell>
          <table:table-cell office:value-type="float" office:value="-0.021107224" calcext:value-type="float">
            <text:p>-0.02110722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15145" calcext:value-type="float">
            <text:p>-0.00015145</text:p>
          </table:table-cell>
          <table:table-cell office:value-type="float" office:value="-0.0000149263" calcext:value-type="float">
            <text:p>-1.49263E-05</text:p>
          </table:table-cell>
          <table:table-cell office:value-type="float" office:value="317" calcext:value-type="float">
            <text:p>317</text:p>
          </table:table-cell>
          <table:table-cell table:formula="of:=[.D44]*100" office:value-type="float" office:value="-0.01401211" calcext:value-type="float">
            <text:p>-0.01401211</text:p>
          </table:table-cell>
          <table:table-cell table:formula="of:=[.E44]*100" office:value-type="float" office:value="-0.015145" calcext:value-type="float">
            <text:p>-0.015145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179.0975952148" calcext:value-type="float">
            <text:p>179.0975952148</text:p>
          </table:table-cell>
          <table:table-cell office:value-type="float" office:value="-0.0277010632" calcext:value-type="float">
            <text:p>-0.027701063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03697" calcext:value-type="float">
            <text:p>0.00003697</text:p>
          </table:table-cell>
          <table:table-cell office:value-type="float" office:value="-0.0000539619" calcext:value-type="float">
            <text:p>-5.39619E-05</text:p>
          </table:table-cell>
          <table:table-cell office:value-type="float" office:value="318" calcext:value-type="float">
            <text:p>318</text:p>
          </table:table-cell>
          <table:table-cell table:formula="of:=[.D45]*100" office:value-type="float" office:value="-0.01401211" calcext:value-type="float">
            <text:p>-0.01401211</text:p>
          </table:table-cell>
          <table:table-cell table:formula="of:=[.E45]*100" office:value-type="float" office:value="0.003697" calcext:value-type="float">
            <text:p>0.003697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79.1089019775" calcext:value-type="float">
            <text:p>179.1089019775</text:p>
          </table:table-cell>
          <table:table-cell office:value-type="float" office:value="-0.0739885858" calcext:value-type="float">
            <text:p>-0.073988585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47107" calcext:value-type="float">
            <text:p>0.00047107</text:p>
          </table:table-cell>
          <table:table-cell office:value-type="float" office:value="0.0000038078" calcext:value-type="float">
            <text:p>3.8078E-06</text:p>
          </table:table-cell>
          <table:table-cell office:value-type="float" office:value="319" calcext:value-type="float">
            <text:p>319</text:p>
          </table:table-cell>
          <table:table-cell table:formula="of:=[.D46]*100" office:value-type="float" office:value="-0.01401211" calcext:value-type="float">
            <text:p>-0.01401211</text:p>
          </table:table-cell>
          <table:table-cell table:formula="of:=[.E46]*100" office:value-type="float" office:value="0.047107" calcext:value-type="float">
            <text:p>0.047107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179.102432251" calcext:value-type="float">
            <text:p>179.102432251</text:p>
          </table:table-cell>
          <table:table-cell office:value-type="float" office:value="-0.0626114979" calcext:value-type="float">
            <text:p>-0.062611497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68451" calcext:value-type="float">
            <text:p>0.00068451</text:p>
          </table:table-cell>
          <table:table-cell office:value-type="float" office:value="0.0000093752" calcext:value-type="float">
            <text:p>9.3752E-06</text:p>
          </table:table-cell>
          <table:table-cell office:value-type="float" office:value="320" calcext:value-type="float">
            <text:p>320</text:p>
          </table:table-cell>
          <table:table-cell table:formula="of:=[.D47]*100" office:value-type="float" office:value="-0.01401211" calcext:value-type="float">
            <text:p>-0.01401211</text:p>
          </table:table-cell>
          <table:table-cell table:formula="of:=[.E47]*100" office:value-type="float" office:value="0.068451" calcext:value-type="float">
            <text:p>0.0684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9.1111907959" calcext:value-type="float">
            <text:p>179.1111907959</text:p>
          </table:table-cell>
          <table:table-cell office:value-type="float" office:value="-0.0474004927" calcext:value-type="float">
            <text:p>-0.047400492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72535" calcext:value-type="float">
            <text:p>0.00072535</text:p>
          </table:table-cell>
          <table:table-cell office:value-type="float" office:value="-0.0000877178" calcext:value-type="float">
            <text:p>-8.77178E-05</text:p>
          </table:table-cell>
          <table:table-cell office:value-type="float" office:value="321" calcext:value-type="float">
            <text:p>321</text:p>
          </table:table-cell>
          <table:table-cell table:formula="of:=[.D48]*100" office:value-type="float" office:value="-0.01401211" calcext:value-type="float">
            <text:p>-0.01401211</text:p>
          </table:table-cell>
          <table:table-cell table:formula="of:=[.E48]*100" office:value-type="float" office:value="0.072535" calcext:value-type="float">
            <text:p>0.072535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179.1164550781" calcext:value-type="float">
            <text:p>179.1164550781</text:p>
          </table:table-cell>
          <table:table-cell office:value-type="float" office:value="-0.0946978491" calcext:value-type="float">
            <text:p>-0.094697849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06784" calcext:value-type="float">
            <text:p>0.00106784</text:p>
          </table:table-cell>
          <table:table-cell office:value-type="float" office:value="0.000009998" calcext:value-type="float">
            <text:p>0.000009998</text:p>
          </table:table-cell>
          <table:table-cell office:value-type="float" office:value="322" calcext:value-type="float">
            <text:p>322</text:p>
          </table:table-cell>
          <table:table-cell table:formula="of:=[.D49]*100" office:value-type="float" office:value="-0.01401211" calcext:value-type="float">
            <text:p>-0.01401211</text:p>
          </table:table-cell>
          <table:table-cell table:formula="of:=[.E49]*100" office:value-type="float" office:value="0.106784" calcext:value-type="float">
            <text:p>0.106784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79.1153259277" calcext:value-type="float">
            <text:p>179.1153259277</text:p>
          </table:table-cell>
          <table:table-cell office:value-type="float" office:value="-0.049804545" calcext:value-type="float">
            <text:p>-0.04980454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99682" calcext:value-type="float">
            <text:p>0.00099682</text:p>
          </table:table-cell>
          <table:table-cell office:value-type="float" office:value="-0.0001965635" calcext:value-type="float">
            <text:p>-0.0001965635</text:p>
          </table:table-cell>
          <table:table-cell office:value-type="float" office:value="323" calcext:value-type="float">
            <text:p>323</text:p>
          </table:table-cell>
          <table:table-cell table:formula="of:=[.D50]*100" office:value-type="float" office:value="-0.01401211" calcext:value-type="float">
            <text:p>-0.01401211</text:p>
          </table:table-cell>
          <table:table-cell table:formula="of:=[.E50]*100" office:value-type="float" office:value="0.099682" calcext:value-type="float">
            <text:p>0.099682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179.1138305664" calcext:value-type="float">
            <text:p>179.1138305664</text:p>
          </table:table-cell>
          <table:table-cell office:value-type="float" office:value="-0.0675884148" calcext:value-type="float">
            <text:p>-0.067588414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06804" calcext:value-type="float">
            <text:p>0.00106804</text:p>
          </table:table-cell>
          <table:table-cell office:value-type="float" office:value="-0.0002059709" calcext:value-type="float">
            <text:p>-0.0002059709</text:p>
          </table:table-cell>
          <table:table-cell office:value-type="float" office:value="324" calcext:value-type="float">
            <text:p>324</text:p>
          </table:table-cell>
          <table:table-cell table:formula="of:=[.D51]*100" office:value-type="float" office:value="-0.01401211" calcext:value-type="float">
            <text:p>-0.01401211</text:p>
          </table:table-cell>
          <table:table-cell table:formula="of:=[.E51]*100" office:value-type="float" office:value="0.106804" calcext:value-type="float">
            <text:p>0.10680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79.1220092773" calcext:value-type="float">
            <text:p>179.1220092773</text:p>
          </table:table-cell>
          <table:table-cell office:value-type="float" office:value="-0.0324005319" calcext:value-type="float">
            <text:p>-0.032400531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88095" calcext:value-type="float">
            <text:p>0.00088095</text:p>
          </table:table-cell>
          <table:table-cell office:value-type="float" office:value="-0.0002510542" calcext:value-type="float">
            <text:p>-0.0002510542</text:p>
          </table:table-cell>
          <table:table-cell office:value-type="float" office:value="325" calcext:value-type="float">
            <text:p>325</text:p>
          </table:table-cell>
          <table:table-cell table:formula="of:=[.D52]*100" office:value-type="float" office:value="-0.01401211" calcext:value-type="float">
            <text:p>-0.01401211</text:p>
          </table:table-cell>
          <table:table-cell table:formula="of:=[.E52]*100" office:value-type="float" office:value="0.088095" calcext:value-type="float">
            <text:p>0.088095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179.1206665039" calcext:value-type="float">
            <text:p>179.1206665039</text:p>
          </table:table-cell>
          <table:table-cell office:value-type="float" office:value="-0.0830273822" calcext:value-type="float">
            <text:p>-0.083027382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09373" calcext:value-type="float">
            <text:p>0.00109373</text:p>
          </table:table-cell>
          <table:table-cell office:value-type="float" office:value="-0.0000720916" calcext:value-type="float">
            <text:p>-7.20916E-05</text:p>
          </table:table-cell>
          <table:table-cell office:value-type="float" office:value="326" calcext:value-type="float">
            <text:p>326</text:p>
          </table:table-cell>
          <table:table-cell table:formula="of:=[.D53]*100" office:value-type="float" office:value="-0.01401211" calcext:value-type="float">
            <text:p>-0.01401211</text:p>
          </table:table-cell>
          <table:table-cell table:formula="of:=[.E53]*100" office:value-type="float" office:value="0.109373" calcext:value-type="float">
            <text:p>0.109373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79.1203155518" calcext:value-type="float">
            <text:p>179.1203155518</text:p>
          </table:table-cell>
          <table:table-cell office:value-type="float" office:value="-0.0366577338" calcext:value-type="float">
            <text:p>-0.036657733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92645" calcext:value-type="float">
            <text:p>0.00092645</text:p>
          </table:table-cell>
          <table:table-cell office:value-type="float" office:value="-0.000245012" calcext:value-type="float">
            <text:p>-0.000245012</text:p>
          </table:table-cell>
          <table:table-cell office:value-type="float" office:value="327" calcext:value-type="float">
            <text:p>327</text:p>
          </table:table-cell>
          <table:table-cell table:formula="of:=[.D54]*100" office:value-type="float" office:value="-0.01401211" calcext:value-type="float">
            <text:p>-0.01401211</text:p>
          </table:table-cell>
          <table:table-cell table:formula="of:=[.E54]*100" office:value-type="float" office:value="0.092645" calcext:value-type="float">
            <text:p>0.092645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179.1313018799" calcext:value-type="float">
            <text:p>179.1313018799</text:p>
          </table:table-cell>
          <table:table-cell office:value-type="float" office:value="-0.0719743108" calcext:value-type="float">
            <text:p>-0.071974310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05038" calcext:value-type="float">
            <text:p>0.00105038</text:p>
          </table:table-cell>
          <table:table-cell office:value-type="float" office:value="-0.0000861127" calcext:value-type="float">
            <text:p>-8.61127E-05</text:p>
          </table:table-cell>
          <table:table-cell office:value-type="float" office:value="328" calcext:value-type="float">
            <text:p>328</text:p>
          </table:table-cell>
          <table:table-cell table:formula="of:=[.D55]*100" office:value-type="float" office:value="-0.01401211" calcext:value-type="float">
            <text:p>-0.01401211</text:p>
          </table:table-cell>
          <table:table-cell table:formula="of:=[.E55]*100" office:value-type="float" office:value="0.105038" calcext:value-type="float">
            <text:p>0.105038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79.1298675537" calcext:value-type="float">
            <text:p>179.1298675537</text:p>
          </table:table-cell>
          <table:table-cell office:value-type="float" office:value="-0.0946072637" calcext:value-type="float">
            <text:p>-0.094607263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28383" calcext:value-type="float">
            <text:p>0.00128383</text:p>
          </table:table-cell>
          <table:table-cell office:value-type="float" office:value="-0.0000701668" calcext:value-type="float">
            <text:p>-7.01668E-05</text:p>
          </table:table-cell>
          <table:table-cell office:value-type="float" office:value="329" calcext:value-type="float">
            <text:p>329</text:p>
          </table:table-cell>
          <table:table-cell table:formula="of:=[.D56]*100" office:value-type="float" office:value="-0.01401211" calcext:value-type="float">
            <text:p>-0.01401211</text:p>
          </table:table-cell>
          <table:table-cell table:formula="of:=[.E56]*100" office:value-type="float" office:value="0.128383" calcext:value-type="float">
            <text:p>0.128383</text:p>
          </table:table-cell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179.1420593262" calcext:value-type="float">
            <text:p>179.1420593262</text:p>
          </table:table-cell>
          <table:table-cell office:value-type="float" office:value="-0.1124845487" calcext:value-type="float">
            <text:p>-0.112484548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55855" calcext:value-type="float">
            <text:p>0.00155855</text:p>
          </table:table-cell>
          <table:table-cell office:value-type="float" office:value="-0.0000232931" calcext:value-type="float">
            <text:p>-2.32931E-05</text:p>
          </table:table-cell>
          <table:table-cell office:value-type="float" office:value="330" calcext:value-type="float">
            <text:p>330</text:p>
          </table:table-cell>
          <table:table-cell table:formula="of:=[.D57]*100" office:value-type="float" office:value="-0.01401211" calcext:value-type="float">
            <text:p>-0.01401211</text:p>
          </table:table-cell>
          <table:table-cell table:formula="of:=[.E57]*100" office:value-type="float" office:value="0.155855" calcext:value-type="float">
            <text:p>0.155855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79.149230957" calcext:value-type="float">
            <text:p>179.149230957</text:p>
          </table:table-cell>
          <table:table-cell office:value-type="float" office:value="-0.1132624327" calcext:value-type="float">
            <text:p>-0.113262432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74681" calcext:value-type="float">
            <text:p>0.00174681</text:p>
          </table:table-cell>
          <table:table-cell office:value-type="float" office:value="-0.0000592598" calcext:value-type="float">
            <text:p>-5.92598E-05</text:p>
          </table:table-cell>
          <table:table-cell office:value-type="float" office:value="331" calcext:value-type="float">
            <text:p>331</text:p>
          </table:table-cell>
          <table:table-cell table:formula="of:=[.D58]*100" office:value-type="float" office:value="-0.01401211" calcext:value-type="float">
            <text:p>-0.01401211</text:p>
          </table:table-cell>
          <table:table-cell table:formula="of:=[.E58]*100" office:value-type="float" office:value="0.174681" calcext:value-type="float">
            <text:p>0.174681</text:p>
          </table:table-cell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179.1528015137" calcext:value-type="float">
            <text:p>179.1528015137</text:p>
          </table:table-cell>
          <table:table-cell office:value-type="float" office:value="-0.146438561" calcext:value-type="float">
            <text:p>-0.14643856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09341" calcext:value-type="float">
            <text:p>0.00209341</text:p>
          </table:table-cell>
          <table:table-cell office:value-type="float" office:value="-0.0000431346" calcext:value-type="float">
            <text:p>-4.31346E-05</text:p>
          </table:table-cell>
          <table:table-cell office:value-type="float" office:value="332" calcext:value-type="float">
            <text:p>332</text:p>
          </table:table-cell>
          <table:table-cell table:formula="of:=[.D59]*100" office:value-type="float" office:value="-0.01401211" calcext:value-type="float">
            <text:p>-0.01401211</text:p>
          </table:table-cell>
          <table:table-cell table:formula="of:=[.E59]*100" office:value-type="float" office:value="0.209341" calcext:value-type="float">
            <text:p>0.209341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79.1562194824" calcext:value-type="float">
            <text:p>179.1562194824</text:p>
          </table:table-cell>
          <table:table-cell office:value-type="float" office:value="-0.1345256782" calcext:value-type="float">
            <text:p>-0.134525678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24496" calcext:value-type="float">
            <text:p>0.00224496</text:p>
          </table:table-cell>
          <table:table-cell office:value-type="float" office:value="-0.0000158216" calcext:value-type="float">
            <text:p>-1.58216E-05</text:p>
          </table:table-cell>
          <table:table-cell office:value-type="float" office:value="333" calcext:value-type="float">
            <text:p>333</text:p>
          </table:table-cell>
          <table:table-cell table:formula="of:=[.D60]*100" office:value-type="float" office:value="-0.01401211" calcext:value-type="float">
            <text:p>-0.01401211</text:p>
          </table:table-cell>
          <table:table-cell table:formula="of:=[.E60]*100" office:value-type="float" office:value="0.224496" calcext:value-type="float">
            <text:p>0.224496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179.1520385742" calcext:value-type="float">
            <text:p>179.1520385742</text:p>
          </table:table-cell>
          <table:table-cell office:value-type="float" office:value="-0.1707508028" calcext:value-type="float">
            <text:p>-0.170750802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58742" calcext:value-type="float">
            <text:p>0.00258742</text:p>
          </table:table-cell>
          <table:table-cell office:value-type="float" office:value="0.0000694282" calcext:value-type="float">
            <text:p>6.94282E-05</text:p>
          </table:table-cell>
          <table:table-cell office:value-type="float" office:value="334" calcext:value-type="float">
            <text:p>334</text:p>
          </table:table-cell>
          <table:table-cell table:formula="of:=[.D61]*100" office:value-type="float" office:value="-0.01401211" calcext:value-type="float">
            <text:p>-0.01401211</text:p>
          </table:table-cell>
          <table:table-cell table:formula="of:=[.E61]*100" office:value-type="float" office:value="0.258742" calcext:value-type="float">
            <text:p>0.258742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179.1514587402" calcext:value-type="float">
            <text:p>179.1514587402</text:p>
          </table:table-cell>
          <table:table-cell office:value-type="float" office:value="-0.1771838819" calcext:value-type="float">
            <text:p>-0.177183881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85851" calcext:value-type="float">
            <text:p>0.00285851</text:p>
          </table:table-cell>
          <table:table-cell office:value-type="float" office:value="-0.0000450269" calcext:value-type="float">
            <text:p>-4.50269E-05</text:p>
          </table:table-cell>
          <table:table-cell office:value-type="float" office:value="335" calcext:value-type="float">
            <text:p>335</text:p>
          </table:table-cell>
          <table:table-cell table:formula="of:=[.D62]*100" office:value-type="float" office:value="-0.01401211" calcext:value-type="float">
            <text:p>-0.01401211</text:p>
          </table:table-cell>
          <table:table-cell table:formula="of:=[.E62]*100" office:value-type="float" office:value="0.285851" calcext:value-type="float">
            <text:p>0.285851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179.1543426514" calcext:value-type="float">
            <text:p>179.1543426514</text:p>
          </table:table-cell>
          <table:table-cell office:value-type="float" office:value="-0.1619967275" calcext:value-type="float">
            <text:p>-0.161996727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93793" calcext:value-type="float">
            <text:p>0.00293793</text:p>
          </table:table-cell>
          <table:table-cell office:value-type="float" office:value="-0.0001264555" calcext:value-type="float">
            <text:p>-0.0001264555</text:p>
          </table:table-cell>
          <table:table-cell office:value-type="float" office:value="336" calcext:value-type="float">
            <text:p>336</text:p>
          </table:table-cell>
          <table:table-cell table:formula="of:=[.D63]*100" office:value-type="float" office:value="-0.01401211" calcext:value-type="float">
            <text:p>-0.01401211</text:p>
          </table:table-cell>
          <table:table-cell table:formula="of:=[.E63]*100" office:value-type="float" office:value="0.293793" calcext:value-type="float">
            <text:p>0.293793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79.1588134766" calcext:value-type="float">
            <text:p>179.1588134766</text:p>
          </table:table-cell>
          <table:table-cell office:value-type="float" office:value="-0.1747205558" calcext:value-type="float">
            <text:p>-0.174720555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07567" calcext:value-type="float">
            <text:p>0.00307567</text:p>
          </table:table-cell>
          <table:table-cell office:value-type="float" office:value="-0.0000841144" calcext:value-type="float">
            <text:p>-8.41144E-05</text:p>
          </table:table-cell>
          <table:table-cell office:value-type="float" office:value="337" calcext:value-type="float">
            <text:p>337</text:p>
          </table:table-cell>
          <table:table-cell table:formula="of:=[.D64]*100" office:value-type="float" office:value="-0.01401211" calcext:value-type="float">
            <text:p>-0.01401211</text:p>
          </table:table-cell>
          <table:table-cell table:formula="of:=[.E64]*100" office:value-type="float" office:value="0.307567" calcext:value-type="float">
            <text:p>0.307567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179.1486968994" calcext:value-type="float">
            <text:p>179.1486968994</text:p>
          </table:table-cell>
          <table:table-cell office:value-type="float" office:value="-0.1821142493" calcext:value-type="float">
            <text:p>-0.182114249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21674" calcext:value-type="float">
            <text:p>0.00321674</text:p>
          </table:table-cell>
          <table:table-cell office:value-type="float" office:value="-0.0000194196" calcext:value-type="float">
            <text:p>-1.94196E-05</text:p>
          </table:table-cell>
          <table:table-cell office:value-type="float" office:value="338" calcext:value-type="float">
            <text:p>338</text:p>
          </table:table-cell>
          <table:table-cell table:formula="of:=[.D65]*100" office:value-type="float" office:value="-0.01401211" calcext:value-type="float">
            <text:p>-0.01401211</text:p>
          </table:table-cell>
          <table:table-cell table:formula="of:=[.E65]*100" office:value-type="float" office:value="0.321674" calcext:value-type="float">
            <text:p>0.321674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79.1546936035" calcext:value-type="float">
            <text:p>179.1546936035</text:p>
          </table:table-cell>
          <table:table-cell office:value-type="float" office:value="-0.1981590842" calcext:value-type="float">
            <text:p>-0.198159084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41769" calcext:value-type="float">
            <text:p>0.00341769</text:p>
          </table:table-cell>
          <table:table-cell office:value-type="float" office:value="0.0000010416" calcext:value-type="float">
            <text:p>1.0416E-06</text:p>
          </table:table-cell>
          <table:table-cell office:value-type="float" office:value="339" calcext:value-type="float">
            <text:p>339</text:p>
          </table:table-cell>
          <table:table-cell table:formula="of:=[.D66]*100" office:value-type="float" office:value="-0.01401211" calcext:value-type="float">
            <text:p>-0.01401211</text:p>
          </table:table-cell>
          <table:table-cell table:formula="of:=[.E66]*100" office:value-type="float" office:value="0.341769" calcext:value-type="float">
            <text:p>0.341769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179.1542205811" calcext:value-type="float">
            <text:p>179.1542205811</text:p>
          </table:table-cell>
          <table:table-cell office:value-type="float" office:value="-0.1942995874" calcext:value-type="float">
            <text:p>-0.194299587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52588" calcext:value-type="float">
            <text:p>0.00352588</text:p>
          </table:table-cell>
          <table:table-cell office:value-type="float" office:value="-0.0001620264" calcext:value-type="float">
            <text:p>-0.0001620264</text:p>
          </table:table-cell>
          <table:table-cell office:value-type="float" office:value="340" calcext:value-type="float">
            <text:p>340</text:p>
          </table:table-cell>
          <table:table-cell table:formula="of:=[.D67]*100" office:value-type="float" office:value="-0.01401211" calcext:value-type="float">
            <text:p>-0.01401211</text:p>
          </table:table-cell>
          <table:table-cell table:formula="of:=[.E67]*100" office:value-type="float" office:value="0.352588" calcext:value-type="float">
            <text:p>0.3525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9.1409759521" calcext:value-type="float">
            <text:p>179.1409759521</text:p>
          </table:table-cell>
          <table:table-cell office:value-type="float" office:value="-0.203644881" calcext:value-type="float">
            <text:p>-0.20364488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66027" calcext:value-type="float">
            <text:p>0.00366027</text:p>
          </table:table-cell>
          <table:table-cell office:value-type="float" office:value="-0.0000464359" calcext:value-type="float">
            <text:p>-4.64359E-05</text:p>
          </table:table-cell>
          <table:table-cell office:value-type="float" office:value="341" calcext:value-type="float">
            <text:p>341</text:p>
          </table:table-cell>
          <table:table-cell table:formula="of:=[.D68]*100" office:value-type="float" office:value="-0.01401211" calcext:value-type="float">
            <text:p>-0.01401211</text:p>
          </table:table-cell>
          <table:table-cell table:formula="of:=[.E68]*100" office:value-type="float" office:value="0.366027" calcext:value-type="float">
            <text:p>0.366027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179.1385345459" calcext:value-type="float">
            <text:p>179.1385345459</text:p>
          </table:table-cell>
          <table:table-cell office:value-type="float" office:value="-0.1828865355" calcext:value-type="float">
            <text:p>-0.182886535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61146" calcext:value-type="float">
            <text:p>0.00361146</text:p>
          </table:table-cell>
          <table:table-cell office:value-type="float" office:value="-0.0001350101" calcext:value-type="float">
            <text:p>-0.0001350101</text:p>
          </table:table-cell>
          <table:table-cell office:value-type="float" office:value="342" calcext:value-type="float">
            <text:p>342</text:p>
          </table:table-cell>
          <table:table-cell table:formula="of:=[.D69]*100" office:value-type="float" office:value="-0.01401211" calcext:value-type="float">
            <text:p>-0.01401211</text:p>
          </table:table-cell>
          <table:table-cell table:formula="of:=[.E69]*100" office:value-type="float" office:value="0.361146" calcext:value-type="float">
            <text:p>0.361146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79.142288208" calcext:value-type="float">
            <text:p>179.142288208</text:p>
          </table:table-cell>
          <table:table-cell office:value-type="float" office:value="-0.2254819927" calcext:value-type="float">
            <text:p>-0.225481992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86285" calcext:value-type="float">
            <text:p>0.00386285</text:p>
          </table:table-cell>
          <table:table-cell office:value-type="float" office:value="-0.000006351" calcext:value-type="float">
            <text:p>-0.000006351</text:p>
          </table:table-cell>
          <table:table-cell office:value-type="float" office:value="343" calcext:value-type="float">
            <text:p>343</text:p>
          </table:table-cell>
          <table:table-cell table:formula="of:=[.D70]*100" office:value-type="float" office:value="-0.01401211" calcext:value-type="float">
            <text:p>-0.01401211</text:p>
          </table:table-cell>
          <table:table-cell table:formula="of:=[.E70]*100" office:value-type="float" office:value="0.386285" calcext:value-type="float">
            <text:p>0.386285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179.1334228516" calcext:value-type="float">
            <text:p>179.1334228516</text:p>
          </table:table-cell>
          <table:table-cell office:value-type="float" office:value="-0.215327231" calcext:value-type="float">
            <text:p>-0.21532723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96269" calcext:value-type="float">
            <text:p>0.00396269</text:p>
          </table:table-cell>
          <table:table-cell office:value-type="float" office:value="-0.0001287019" calcext:value-type="float">
            <text:p>-0.0001287019</text:p>
          </table:table-cell>
          <table:table-cell office:value-type="float" office:value="344" calcext:value-type="float">
            <text:p>344</text:p>
          </table:table-cell>
          <table:table-cell table:formula="of:=[.D71]*100" office:value-type="float" office:value="-0.01401211" calcext:value-type="float">
            <text:p>-0.01401211</text:p>
          </table:table-cell>
          <table:table-cell table:formula="of:=[.E71]*100" office:value-type="float" office:value="0.396269" calcext:value-type="float">
            <text:p>0.396269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79.1174163818" calcext:value-type="float">
            <text:p>179.1174163818</text:p>
          </table:table-cell>
          <table:table-cell office:value-type="float" office:value="-0.2491517836" calcext:value-type="float">
            <text:p>-0.249151783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25468" calcext:value-type="float">
            <text:p>0.00425468</text:p>
          </table:table-cell>
          <table:table-cell office:value-type="float" office:value="-0.0000658409" calcext:value-type="float">
            <text:p>-6.58409E-05</text:p>
          </table:table-cell>
          <table:table-cell office:value-type="float" office:value="345" calcext:value-type="float">
            <text:p>345</text:p>
          </table:table-cell>
          <table:table-cell table:formula="of:=[.D72]*100" office:value-type="float" office:value="-0.01401211" calcext:value-type="float">
            <text:p>-0.01401211</text:p>
          </table:table-cell>
          <table:table-cell table:formula="of:=[.E72]*100" office:value-type="float" office:value="0.425468" calcext:value-type="float">
            <text:p>0.425468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179.1159515381" calcext:value-type="float">
            <text:p>179.1159515381</text:p>
          </table:table-cell>
          <table:table-cell office:value-type="float" office:value="-0.293884327" calcext:value-type="float">
            <text:p>-0.29388432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74743" calcext:value-type="float">
            <text:p>0.00474743</text:p>
          </table:table-cell>
          <table:table-cell office:value-type="float" office:value="-0.000029713" calcext:value-type="float">
            <text:p>-0.000029713</text:p>
          </table:table-cell>
          <table:table-cell office:value-type="float" office:value="346" calcext:value-type="float">
            <text:p>346</text:p>
          </table:table-cell>
          <table:table-cell table:formula="of:=[.D73]*100" office:value-type="float" office:value="-0.01401211" calcext:value-type="float">
            <text:p>-0.01401211</text:p>
          </table:table-cell>
          <table:table-cell table:formula="of:=[.E73]*100" office:value-type="float" office:value="0.474743" calcext:value-type="float">
            <text:p>0.474743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79.1111450195" calcext:value-type="float">
            <text:p>179.1111450195</text:p>
          </table:table-cell>
          <table:table-cell office:value-type="float" office:value="-0.2916281285" calcext:value-type="float">
            <text:p>-0.291628128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06075" calcext:value-type="float">
            <text:p>0.00506075</text:p>
          </table:table-cell>
          <table:table-cell office:value-type="float" office:value="0.0000431638" calcext:value-type="float">
            <text:p>4.31638E-05</text:p>
          </table:table-cell>
          <table:table-cell office:value-type="float" office:value="347" calcext:value-type="float">
            <text:p>347</text:p>
          </table:table-cell>
          <table:table-cell table:formula="of:=[.D74]*100" office:value-type="float" office:value="-0.01401211" calcext:value-type="float">
            <text:p>-0.01401211</text:p>
          </table:table-cell>
          <table:table-cell table:formula="of:=[.E74]*100" office:value-type="float" office:value="0.506075" calcext:value-type="float">
            <text:p>0.506075</text:p>
          </table:table-cell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179.1024017334" calcext:value-type="float">
            <text:p>179.1024017334</text:p>
          </table:table-cell>
          <table:table-cell office:value-type="float" office:value="-0.3104275385" calcext:value-type="float">
            <text:p>-0.310427538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39486" calcext:value-type="float">
            <text:p>0.00539486</text:p>
          </table:table-cell>
          <table:table-cell office:value-type="float" office:value="0.0000721676" calcext:value-type="float">
            <text:p>7.21676E-05</text:p>
          </table:table-cell>
          <table:table-cell office:value-type="float" office:value="348" calcext:value-type="float">
            <text:p>348</text:p>
          </table:table-cell>
          <table:table-cell table:formula="of:=[.D75]*100" office:value-type="float" office:value="-0.01401211" calcext:value-type="float">
            <text:p>-0.01401211</text:p>
          </table:table-cell>
          <table:table-cell table:formula="of:=[.E75]*100" office:value-type="float" office:value="0.539486" calcext:value-type="float">
            <text:p>0.539486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79.1002502441" calcext:value-type="float">
            <text:p>179.1002502441</text:p>
          </table:table-cell>
          <table:table-cell office:value-type="float" office:value="-0.2503428809" calcext:value-type="float">
            <text:p>-0.250342880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217" calcext:value-type="float">
            <text:p>0.005217</text:p>
          </table:table-cell>
          <table:table-cell office:value-type="float" office:value="-0.0001413078" calcext:value-type="float">
            <text:p>-0.0001413078</text:p>
          </table:table-cell>
          <table:table-cell office:value-type="float" office:value="349" calcext:value-type="float">
            <text:p>349</text:p>
          </table:table-cell>
          <table:table-cell table:formula="of:=[.D76]*100" office:value-type="float" office:value="-0.01401211" calcext:value-type="float">
            <text:p>-0.01401211</text:p>
          </table:table-cell>
          <table:table-cell table:formula="of:=[.E76]*100" office:value-type="float" office:value="0.5217" calcext:value-type="float">
            <text:p>0.5217</text:p>
          </table:table-cell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179.1049499512" calcext:value-type="float">
            <text:p>179.1049499512</text:p>
          </table:table-cell>
          <table:table-cell office:value-type="float" office:value="-0.2851178242" calcext:value-type="float">
            <text:p>-0.285117824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33027" calcext:value-type="float">
            <text:p>0.00533027</text:p>
          </table:table-cell>
          <table:table-cell office:value-type="float" office:value="-0.0000545937" calcext:value-type="float">
            <text:p>-5.45937E-05</text:p>
          </table:table-cell>
          <table:table-cell office:value-type="float" office:value="350" calcext:value-type="float">
            <text:p>350</text:p>
          </table:table-cell>
          <table:table-cell table:formula="of:=[.D77]*100" office:value-type="float" office:value="-0.01401211" calcext:value-type="float">
            <text:p>-0.01401211</text:p>
          </table:table-cell>
          <table:table-cell table:formula="of:=[.E77]*100" office:value-type="float" office:value="0.533027" calcext:value-type="float">
            <text:p>0.533027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79.1039123535" calcext:value-type="float">
            <text:p>179.1039123535</text:p>
          </table:table-cell>
          <table:table-cell office:value-type="float" office:value="-0.2962870771" calcext:value-type="float">
            <text:p>-0.296287077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48021" calcext:value-type="float">
            <text:p>0.00548021</text:p>
          </table:table-cell>
          <table:table-cell office:value-type="float" office:value="0.0000032344" calcext:value-type="float">
            <text:p>3.2344E-06</text:p>
          </table:table-cell>
          <table:table-cell office:value-type="float" office:value="351" calcext:value-type="float">
            <text:p>351</text:p>
          </table:table-cell>
          <table:table-cell table:formula="of:=[.D78]*100" office:value-type="float" office:value="-0.01401211" calcext:value-type="float">
            <text:p>-0.01401211</text:p>
          </table:table-cell>
          <table:table-cell table:formula="of:=[.E78]*100" office:value-type="float" office:value="0.548021" calcext:value-type="float">
            <text:p>0.548021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179.0999908447" calcext:value-type="float">
            <text:p>179.0999908447</text:p>
          </table:table-cell>
          <table:table-cell office:value-type="float" office:value="-0.2826514382" calcext:value-type="float">
            <text:p>-0.282651438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48923" calcext:value-type="float">
            <text:p>0.00548923</text:p>
          </table:table-cell>
          <table:table-cell office:value-type="float" office:value="-0.0000595515" calcext:value-type="float">
            <text:p>-5.95515E-05</text:p>
          </table:table-cell>
          <table:table-cell office:value-type="float" office:value="352" calcext:value-type="float">
            <text:p>352</text:p>
          </table:table-cell>
          <table:table-cell table:formula="of:=[.D79]*100" office:value-type="float" office:value="-0.01401211" calcext:value-type="float">
            <text:p>-0.01401211</text:p>
          </table:table-cell>
          <table:table-cell table:formula="of:=[.E79]*100" office:value-type="float" office:value="0.548923" calcext:value-type="float">
            <text:p>0.548923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79.106048584" calcext:value-type="float">
            <text:p>179.106048584</text:p>
          </table:table-cell>
          <table:table-cell office:value-type="float" office:value="-0.2433927959" calcext:value-type="float">
            <text:p>-0.243392795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23357" calcext:value-type="float">
            <text:p>0.00523357</text:p>
          </table:table-cell>
          <table:table-cell office:value-type="float" office:value="-0.0001167652" calcext:value-type="float">
            <text:p>-0.0001167652</text:p>
          </table:table-cell>
          <table:table-cell office:value-type="float" office:value="353" calcext:value-type="float">
            <text:p>353</text:p>
          </table:table-cell>
          <table:table-cell table:formula="of:=[.D80]*100" office:value-type="float" office:value="-0.01401211" calcext:value-type="float">
            <text:p>-0.01401211</text:p>
          </table:table-cell>
          <table:table-cell table:formula="of:=[.E80]*100" office:value-type="float" office:value="0.523357" calcext:value-type="float">
            <text:p>0.523357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179.0949249268" calcext:value-type="float">
            <text:p>179.0949249268</text:p>
          </table:table-cell>
          <table:table-cell office:value-type="float" office:value="-0.3020736499" calcext:value-type="float">
            <text:p>-0.302073649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45433" calcext:value-type="float">
            <text:p>0.00545433</text:p>
          </table:table-cell>
          <table:table-cell office:value-type="float" office:value="-0.0000476619" calcext:value-type="float">
            <text:p>-4.76619E-05</text:p>
          </table:table-cell>
          <table:table-cell office:value-type="float" office:value="354" calcext:value-type="float">
            <text:p>354</text:p>
          </table:table-cell>
          <table:table-cell table:formula="of:=[.D81]*100" office:value-type="float" office:value="-0.01401211" calcext:value-type="float">
            <text:p>-0.01401211</text:p>
          </table:table-cell>
          <table:table-cell table:formula="of:=[.E81]*100" office:value-type="float" office:value="0.545433" calcext:value-type="float">
            <text:p>0.545433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179.0973358154" calcext:value-type="float">
            <text:p>179.0973358154</text:p>
          </table:table-cell>
          <table:table-cell office:value-type="float" office:value="-0.2347588147" calcext:value-type="float">
            <text:p>-0.234758814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15276" calcext:value-type="float">
            <text:p>0.00515276</text:p>
          </table:table-cell>
          <table:table-cell office:value-type="float" office:value="-0.0001966497" calcext:value-type="float">
            <text:p>-0.0001966497</text:p>
          </table:table-cell>
          <table:table-cell office:value-type="float" office:value="355" calcext:value-type="float">
            <text:p>355</text:p>
          </table:table-cell>
          <table:table-cell table:formula="of:=[.D82]*100" office:value-type="float" office:value="-0.01401211" calcext:value-type="float">
            <text:p>-0.01401211</text:p>
          </table:table-cell>
          <table:table-cell table:formula="of:=[.E82]*100" office:value-type="float" office:value="0.515276" calcext:value-type="float">
            <text:p>0.515276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179.1022491455" calcext:value-type="float">
            <text:p>179.1022491455</text:p>
          </table:table-cell>
          <table:table-cell office:value-type="float" office:value="-0.2823625164" calcext:value-type="float">
            <text:p>-0.282362516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2691" calcext:value-type="float">
            <text:p>0.0052691</text:p>
          </table:table-cell>
          <table:table-cell office:value-type="float" office:value="-0.0000118481" calcext:value-type="float">
            <text:p>-1.18481E-05</text:p>
          </table:table-cell>
          <table:table-cell office:value-type="float" office:value="356" calcext:value-type="float">
            <text:p>356</text:p>
          </table:table-cell>
          <table:table-cell table:formula="of:=[.D83]*100" office:value-type="float" office:value="-0.01401211" calcext:value-type="float">
            <text:p>-0.01401211</text:p>
          </table:table-cell>
          <table:table-cell table:formula="of:=[.E83]*100" office:value-type="float" office:value="0.52691" calcext:value-type="float">
            <text:p>0.52691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79.1061553955" calcext:value-type="float">
            <text:p>179.1061553955</text:p>
          </table:table-cell>
          <table:table-cell office:value-type="float" office:value="-0.2544668248" calcext:value-type="float">
            <text:p>-0.254466824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16069" calcext:value-type="float">
            <text:p>0.00516069</text:p>
          </table:table-cell>
          <table:table-cell office:value-type="float" office:value="-0.0000437135" calcext:value-type="float">
            <text:p>-4.37135E-05</text:p>
          </table:table-cell>
          <table:table-cell office:value-type="float" office:value="357" calcext:value-type="float">
            <text:p>357</text:p>
          </table:table-cell>
          <table:table-cell table:formula="of:=[.D84]*100" office:value-type="float" office:value="-0.01401211" calcext:value-type="float">
            <text:p>-0.01401211</text:p>
          </table:table-cell>
          <table:table-cell table:formula="of:=[.E84]*100" office:value-type="float" office:value="0.516069" calcext:value-type="float">
            <text:p>0.516069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179.1034393311" calcext:value-type="float">
            <text:p>179.1034393311</text:p>
          </table:table-cell>
          <table:table-cell office:value-type="float" office:value="-0.2657754267" calcext:value-type="float">
            <text:p>-0.265775426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16382" calcext:value-type="float">
            <text:p>0.00516382</text:p>
          </table:table-cell>
          <table:table-cell office:value-type="float" office:value="-0.0000001" calcext:value-type="float">
            <text:p>-0.0000001</text:p>
          </table:table-cell>
          <table:table-cell office:value-type="float" office:value="358" calcext:value-type="float">
            <text:p>358</text:p>
          </table:table-cell>
          <table:table-cell table:formula="of:=[.D85]*100" office:value-type="float" office:value="-0.01401211" calcext:value-type="float">
            <text:p>-0.01401211</text:p>
          </table:table-cell>
          <table:table-cell table:formula="of:=[.E85]*100" office:value-type="float" office:value="0.516382" calcext:value-type="float">
            <text:p>0.516382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79.0958099365" calcext:value-type="float">
            <text:p>179.0958099365</text:p>
          </table:table-cell>
          <table:table-cell office:value-type="float" office:value="-0.267418676" calcext:value-type="float">
            <text:p>-0.26741867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17686" calcext:value-type="float">
            <text:p>0.00517686</text:p>
          </table:table-cell>
          <table:table-cell office:value-type="float" office:value="0.0000607948" calcext:value-type="float">
            <text:p>6.07948E-05</text:p>
          </table:table-cell>
          <table:table-cell office:value-type="float" office:value="359" calcext:value-type="float">
            <text:p>359</text:p>
          </table:table-cell>
          <table:table-cell table:formula="of:=[.D86]*100" office:value-type="float" office:value="-0.01401211" calcext:value-type="float">
            <text:p>-0.01401211</text:p>
          </table:table-cell>
          <table:table-cell table:formula="of:=[.E86]*100" office:value-type="float" office:value="0.517686" calcext:value-type="float">
            <text:p>0.517686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179.092010498" calcext:value-type="float">
            <text:p>179.092010498</text:p>
          </table:table-cell>
          <table:table-cell office:value-type="float" office:value="-0.2561162346" calcext:value-type="float">
            <text:p>-0.256116234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11021" calcext:value-type="float">
            <text:p>0.00511021</text:p>
          </table:table-cell>
          <table:table-cell office:value-type="float" office:value="0.0000030298" calcext:value-type="float">
            <text:p>3.0298E-06</text:p>
          </table:table-cell>
          <table:table-cell office:value-type="float" office:value="360" calcext:value-type="float">
            <text:p>360</text:p>
          </table:table-cell>
          <table:table-cell table:formula="of:=[.D87]*100" office:value-type="float" office:value="-0.01401211" calcext:value-type="float">
            <text:p>-0.01401211</text:p>
          </table:table-cell>
          <table:table-cell table:formula="of:=[.E87]*100" office:value-type="float" office:value="0.511021" calcext:value-type="float">
            <text:p>0.5110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9.0925750732" calcext:value-type="float">
            <text:p>179.0925750732</text:p>
          </table:table-cell>
          <table:table-cell office:value-type="float" office:value="-0.2751289899" calcext:value-type="float">
            <text:p>-0.275128989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19253" calcext:value-type="float">
            <text:p>0.00519253</text:p>
          </table:table-cell>
          <table:table-cell office:value-type="float" office:value="0.000019026" calcext:value-type="float">
            <text:p>0.000019026</text:p>
          </table:table-cell>
          <table:table-cell office:value-type="float" office:value="361" calcext:value-type="float">
            <text:p>361</text:p>
          </table:table-cell>
          <table:table-cell table:formula="of:=[.D88]*100" office:value-type="float" office:value="-0.01401211" calcext:value-type="float">
            <text:p>-0.01401211</text:p>
          </table:table-cell>
          <table:table-cell table:formula="of:=[.E88]*100" office:value-type="float" office:value="0.519253" calcext:value-type="float">
            <text:p>0.519253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179.0942840576" calcext:value-type="float">
            <text:p>179.0942840576</text:p>
          </table:table-cell>
          <table:table-cell office:value-type="float" office:value="-0.2405393345" calcext:value-type="float">
            <text:p>-0.240539334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01683" calcext:value-type="float">
            <text:p>0.00501683</text:p>
          </table:table-cell>
          <table:table-cell office:value-type="float" office:value="-0.0000838375" calcext:value-type="float">
            <text:p>-8.38375E-05</text:p>
          </table:table-cell>
          <table:table-cell office:value-type="float" office:value="362" calcext:value-type="float">
            <text:p>362</text:p>
          </table:table-cell>
          <table:table-cell table:formula="of:=[.D89]*100" office:value-type="float" office:value="-0.01401211" calcext:value-type="float">
            <text:p>-0.01401211</text:p>
          </table:table-cell>
          <table:table-cell table:formula="of:=[.E89]*100" office:value-type="float" office:value="0.501683" calcext:value-type="float">
            <text:p>0.501683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179.094543457" calcext:value-type="float">
            <text:p>179.094543457</text:p>
          </table:table-cell>
          <table:table-cell office:value-type="float" office:value="-0.2530257483" calcext:value-type="float">
            <text:p>-0.253025748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98297" calcext:value-type="float">
            <text:p>0.00498297</text:p>
          </table:table-cell>
          <table:table-cell office:value-type="float" office:value="-0.0001824249" calcext:value-type="float">
            <text:p>-0.0001824249</text:p>
          </table:table-cell>
          <table:table-cell office:value-type="float" office:value="363" calcext:value-type="float">
            <text:p>363</text:p>
          </table:table-cell>
          <table:table-cell table:formula="of:=[.D90]*100" office:value-type="float" office:value="-0.01401211" calcext:value-type="float">
            <text:p>-0.01401211</text:p>
          </table:table-cell>
          <table:table-cell table:formula="of:=[.E90]*100" office:value-type="float" office:value="0.498297" calcext:value-type="float">
            <text:p>0.498297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179.1060028076" calcext:value-type="float">
            <text:p>179.1060028076</text:p>
          </table:table-cell>
          <table:table-cell office:value-type="float" office:value="-0.2929368343" calcext:value-type="float">
            <text:p>-0.292936834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22644" calcext:value-type="float">
            <text:p>0.00522644</text:p>
          </table:table-cell>
          <table:table-cell office:value-type="float" office:value="0.0000200603" calcext:value-type="float">
            <text:p>2.00603E-05</text:p>
          </table:table-cell>
          <table:table-cell office:value-type="float" office:value="364" calcext:value-type="float">
            <text:p>364</text:p>
          </table:table-cell>
          <table:table-cell table:formula="of:=[.D91]*100" office:value-type="float" office:value="-0.01401211" calcext:value-type="float">
            <text:p>-0.01401211</text:p>
          </table:table-cell>
          <table:table-cell table:formula="of:=[.E91]*100" office:value-type="float" office:value="0.522644" calcext:value-type="float">
            <text:p>0.522644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79.0940246582" calcext:value-type="float">
            <text:p>179.0940246582</text:p>
          </table:table-cell>
          <table:table-cell office:value-type="float" office:value="-0.2966939838" calcext:value-type="float">
            <text:p>-0.296693983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41372" calcext:value-type="float">
            <text:p>0.00541372</text:p>
          </table:table-cell>
          <table:table-cell office:value-type="float" office:value="-0.0000637434" calcext:value-type="float">
            <text:p>-6.37434E-05</text:p>
          </table:table-cell>
          <table:table-cell office:value-type="float" office:value="365" calcext:value-type="float">
            <text:p>365</text:p>
          </table:table-cell>
          <table:table-cell table:formula="of:=[.D92]*100" office:value-type="float" office:value="-0.01401211" calcext:value-type="float">
            <text:p>-0.01401211</text:p>
          </table:table-cell>
          <table:table-cell table:formula="of:=[.E92]*100" office:value-type="float" office:value="0.541372" calcext:value-type="float">
            <text:p>0.541372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179.088973999" calcext:value-type="float">
            <text:p>179.088973999</text:p>
          </table:table-cell>
          <table:table-cell office:value-type="float" office:value="-0.2879366843" calcext:value-type="float">
            <text:p>-0.287936684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48016" calcext:value-type="float">
            <text:p>0.00548016</text:p>
          </table:table-cell>
          <table:table-cell office:value-type="float" office:value="0.0000218054" calcext:value-type="float">
            <text:p>2.18054E-05</text:p>
          </table:table-cell>
          <table:table-cell office:value-type="float" office:value="366" calcext:value-type="float">
            <text:p>366</text:p>
          </table:table-cell>
          <table:table-cell table:formula="of:=[.D93]*100" office:value-type="float" office:value="-0.01401211" calcext:value-type="float">
            <text:p>-0.01401211</text:p>
          </table:table-cell>
          <table:table-cell table:formula="of:=[.E93]*100" office:value-type="float" office:value="0.548016" calcext:value-type="float">
            <text:p>0.548016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79.0984802246" calcext:value-type="float">
            <text:p>179.0984802246</text:p>
          </table:table-cell>
          <table:table-cell office:value-type="float" office:value="-0.3225448342" calcext:value-type="float">
            <text:p>-0.322544834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75511" calcext:value-type="float">
            <text:p>0.00575511</text:p>
          </table:table-cell>
          <table:table-cell office:value-type="float" office:value="0.0000120186" calcext:value-type="float">
            <text:p>1.20186E-05</text:p>
          </table:table-cell>
          <table:table-cell office:value-type="float" office:value="367" calcext:value-type="float">
            <text:p>367</text:p>
          </table:table-cell>
          <table:table-cell table:formula="of:=[.D94]*100" office:value-type="float" office:value="-0.01401211" calcext:value-type="float">
            <text:p>-0.01401211</text:p>
          </table:table-cell>
          <table:table-cell table:formula="of:=[.E94]*100" office:value-type="float" office:value="0.575511" calcext:value-type="float">
            <text:p>0.575511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179.0932769775" calcext:value-type="float">
            <text:p>179.0932769775</text:p>
          </table:table-cell>
          <table:table-cell office:value-type="float" office:value="-0.3077982094" calcext:value-type="float">
            <text:p>-0.307798209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84004" calcext:value-type="float">
            <text:p>0.00584004</text:p>
          </table:table-cell>
          <table:table-cell office:value-type="float" office:value="0.0000262396" calcext:value-type="float">
            <text:p>2.62396E-05</text:p>
          </table:table-cell>
          <table:table-cell office:value-type="float" office:value="368" calcext:value-type="float">
            <text:p>368</text:p>
          </table:table-cell>
          <table:table-cell table:formula="of:=[.D95]*100" office:value-type="float" office:value="-0.01401211" calcext:value-type="float">
            <text:p>-0.01401211</text:p>
          </table:table-cell>
          <table:table-cell table:formula="of:=[.E95]*100" office:value-type="float" office:value="0.584004" calcext:value-type="float">
            <text:p>0.584004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79.1039276123" calcext:value-type="float">
            <text:p>179.1039276123</text:p>
          </table:table-cell>
          <table:table-cell office:value-type="float" office:value="-0.2767324064" calcext:value-type="float">
            <text:p>-0.276732406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68957" calcext:value-type="float">
            <text:p>0.00568957</text:p>
          </table:table-cell>
          <table:table-cell office:value-type="float" office:value="-0.000140152" calcext:value-type="float">
            <text:p>-0.000140152</text:p>
          </table:table-cell>
          <table:table-cell office:value-type="float" office:value="369" calcext:value-type="float">
            <text:p>369</text:p>
          </table:table-cell>
          <table:table-cell table:formula="of:=[.D96]*100" office:value-type="float" office:value="-0.01401211" calcext:value-type="float">
            <text:p>-0.01401211</text:p>
          </table:table-cell>
          <table:table-cell table:formula="of:=[.E96]*100" office:value-type="float" office:value="0.568957" calcext:value-type="float">
            <text:p>0.568957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179.1030883789" calcext:value-type="float">
            <text:p>179.1030883789</text:p>
          </table:table-cell>
          <table:table-cell office:value-type="float" office:value="-0.2679564179" calcext:value-type="float">
            <text:p>-0.267956417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5308" calcext:value-type="float">
            <text:p>0.0055308</text:p>
          </table:table-cell>
          <table:table-cell office:value-type="float" office:value="-0.0001037975" calcext:value-type="float">
            <text:p>-0.0001037975</text:p>
          </table:table-cell>
          <table:table-cell office:value-type="float" office:value="370" calcext:value-type="float">
            <text:p>370</text:p>
          </table:table-cell>
          <table:table-cell table:formula="of:=[.D97]*100" office:value-type="float" office:value="-0.01401211" calcext:value-type="float">
            <text:p>-0.01401211</text:p>
          </table:table-cell>
          <table:table-cell table:formula="of:=[.E97]*100" office:value-type="float" office:value="0.55308" calcext:value-type="float">
            <text:p>0.55308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79.1103820801" calcext:value-type="float">
            <text:p>179.1103820801</text:p>
          </table:table-cell>
          <table:table-cell office:value-type="float" office:value="-0.2537778294" calcext:value-type="float">
            <text:p>-0.253777829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33049" calcext:value-type="float">
            <text:p>0.00533049</text:p>
          </table:table-cell>
          <table:table-cell office:value-type="float" office:value="-0.0001753568" calcext:value-type="float">
            <text:p>-0.0001753568</text:p>
          </table:table-cell>
          <table:table-cell office:value-type="float" office:value="371" calcext:value-type="float">
            <text:p>371</text:p>
          </table:table-cell>
          <table:table-cell table:formula="of:=[.D98]*100" office:value-type="float" office:value="-0.01401211" calcext:value-type="float">
            <text:p>-0.01401211</text:p>
          </table:table-cell>
          <table:table-cell table:formula="of:=[.E98]*100" office:value-type="float" office:value="0.533049" calcext:value-type="float">
            <text:p>0.533049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179.1115722656" calcext:value-type="float">
            <text:p>179.1115722656</text:p>
          </table:table-cell>
          <table:table-cell office:value-type="float" office:value="-0.2706177843" calcext:value-type="float">
            <text:p>-0.270617784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30925" calcext:value-type="float">
            <text:p>0.00530925</text:p>
          </table:table-cell>
          <table:table-cell office:value-type="float" office:value="-0.0000268205" calcext:value-type="float">
            <text:p>-2.68205E-05</text:p>
          </table:table-cell>
          <table:table-cell office:value-type="float" office:value="372" calcext:value-type="float">
            <text:p>372</text:p>
          </table:table-cell>
          <table:table-cell table:formula="of:=[.D99]*100" office:value-type="float" office:value="-0.01401211" calcext:value-type="float">
            <text:p>-0.01401211</text:p>
          </table:table-cell>
          <table:table-cell table:formula="of:=[.E99]*100" office:value-type="float" office:value="0.530925" calcext:value-type="float">
            <text:p>0.530925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79.1037902832" calcext:value-type="float">
            <text:p>179.1037902832</text:p>
          </table:table-cell>
          <table:table-cell office:value-type="float" office:value="-0.2720387576" calcext:value-type="float">
            <text:p>-0.272038757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30457" calcext:value-type="float">
            <text:p>0.00530457</text:p>
          </table:table-cell>
          <table:table-cell office:value-type="float" office:value="0.0000111799" calcext:value-type="float">
            <text:p>1.11799E-05</text:p>
          </table:table-cell>
          <table:table-cell office:value-type="float" office:value="373" calcext:value-type="float">
            <text:p>373</text:p>
          </table:table-cell>
          <table:table-cell table:formula="of:=[.D100]*100" office:value-type="float" office:value="-0.01401211" calcext:value-type="float">
            <text:p>-0.01401211</text:p>
          </table:table-cell>
          <table:table-cell table:formula="of:=[.E100]*100" office:value-type="float" office:value="0.530457" calcext:value-type="float">
            <text:p>0.530457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179.086151123" calcext:value-type="float">
            <text:p>179.086151123</text:p>
          </table:table-cell>
          <table:table-cell office:value-type="float" office:value="-0.2699955037" calcext:value-type="float">
            <text:p>-0.269995503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28783" calcext:value-type="float">
            <text:p>0.00528783</text:p>
          </table:table-cell>
          <table:table-cell office:value-type="float" office:value="0.0000838712" calcext:value-type="float">
            <text:p>8.38712E-05</text:p>
          </table:table-cell>
          <table:table-cell office:value-type="float" office:value="374" calcext:value-type="float">
            <text:p>374</text:p>
          </table:table-cell>
          <table:table-cell table:formula="of:=[.D101]*100" office:value-type="float" office:value="-0.01401211" calcext:value-type="float">
            <text:p>-0.01401211</text:p>
          </table:table-cell>
          <table:table-cell table:formula="of:=[.E101]*100" office:value-type="float" office:value="0.528783" calcext:value-type="float">
            <text:p>0.528783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79.0921173096" calcext:value-type="float">
            <text:p>179.0921173096</text:p>
          </table:table-cell>
          <table:table-cell office:value-type="float" office:value="-0.2673050623" calcext:value-type="float">
            <text:p>-0.267305062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25874" calcext:value-type="float">
            <text:p>0.00525874</text:p>
          </table:table-cell>
          <table:table-cell office:value-type="float" office:value="-0.0000430673" calcext:value-type="float">
            <text:p>-4.30673E-05</text:p>
          </table:table-cell>
          <table:table-cell office:value-type="float" office:value="375" calcext:value-type="float">
            <text:p>375</text:p>
          </table:table-cell>
          <table:table-cell table:formula="of:=[.D102]*100" office:value-type="float" office:value="-0.01401211" calcext:value-type="float">
            <text:p>-0.01401211</text:p>
          </table:table-cell>
          <table:table-cell table:formula="of:=[.E102]*100" office:value-type="float" office:value="0.525874" calcext:value-type="float">
            <text:p>0.525874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179.0930175781" calcext:value-type="float">
            <text:p>179.0930175781</text:p>
          </table:table-cell>
          <table:table-cell office:value-type="float" office:value="-0.2776458645" calcext:value-type="float">
            <text:p>-0.277645864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30829" calcext:value-type="float">
            <text:p>0.00530829</text:p>
          </table:table-cell>
          <table:table-cell office:value-type="float" office:value="-0.0000648371" calcext:value-type="float">
            <text:p>-6.48371E-05</text:p>
          </table:table-cell>
          <table:table-cell office:value-type="float" office:value="376" calcext:value-type="float">
            <text:p>376</text:p>
          </table:table-cell>
          <table:table-cell table:formula="of:=[.D103]*100" office:value-type="float" office:value="-0.01401211" calcext:value-type="float">
            <text:p>-0.01401211</text:p>
          </table:table-cell>
          <table:table-cell table:formula="of:=[.E103]*100" office:value-type="float" office:value="0.530829" calcext:value-type="float">
            <text:p>0.530829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79.0990753174" calcext:value-type="float">
            <text:p>179.0990753174</text:p>
          </table:table-cell>
          <table:table-cell office:value-type="float" office:value="-0.2771396256" calcext:value-type="float">
            <text:p>-0.277139625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33793" calcext:value-type="float">
            <text:p>0.00533793</text:p>
          </table:table-cell>
          <table:table-cell office:value-type="float" office:value="-0.0000393026" calcext:value-type="float">
            <text:p>-3.93026E-05</text:p>
          </table:table-cell>
          <table:table-cell office:value-type="float" office:value="377" calcext:value-type="float">
            <text:p>377</text:p>
          </table:table-cell>
          <table:table-cell table:formula="of:=[.D104]*100" office:value-type="float" office:value="-0.01401211" calcext:value-type="float">
            <text:p>-0.01401211</text:p>
          </table:table-cell>
          <table:table-cell table:formula="of:=[.E104]*100" office:value-type="float" office:value="0.533793" calcext:value-type="float">
            <text:p>0.533793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179.0919494629" calcext:value-type="float">
            <text:p>179.0919494629</text:p>
          </table:table-cell>
          <table:table-cell office:value-type="float" office:value="-0.2480237938" calcext:value-type="float">
            <text:p>-0.248023793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16361" calcext:value-type="float">
            <text:p>0.00516361</text:p>
          </table:table-cell>
          <table:table-cell office:value-type="float" office:value="-0.0001322953" calcext:value-type="float">
            <text:p>-0.0001322953</text:p>
          </table:table-cell>
          <table:table-cell office:value-type="float" office:value="378" calcext:value-type="float">
            <text:p>378</text:p>
          </table:table-cell>
          <table:table-cell table:formula="of:=[.D105]*100" office:value-type="float" office:value="-0.01401211" calcext:value-type="float">
            <text:p>-0.01401211</text:p>
          </table:table-cell>
          <table:table-cell table:formula="of:=[.E105]*100" office:value-type="float" office:value="0.516361" calcext:value-type="float">
            <text:p>0.516361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79.0798492432" calcext:value-type="float">
            <text:p>179.0798492432</text:p>
          </table:table-cell>
          <table:table-cell office:value-type="float" office:value="-0.2516619916" calcext:value-type="float">
            <text:p>-0.251661991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07169" calcext:value-type="float">
            <text:p>0.00507169</text:p>
          </table:table-cell>
          <table:table-cell office:value-type="float" office:value="-0.0000520444" calcext:value-type="float">
            <text:p>-5.20444E-05</text:p>
          </table:table-cell>
          <table:table-cell office:value-type="float" office:value="379" calcext:value-type="float">
            <text:p>379</text:p>
          </table:table-cell>
          <table:table-cell table:formula="of:=[.D106]*100" office:value-type="float" office:value="-0.01401211" calcext:value-type="float">
            <text:p>-0.01401211</text:p>
          </table:table-cell>
          <table:table-cell table:formula="of:=[.E106]*100" office:value-type="float" office:value="0.507169" calcext:value-type="float">
            <text:p>0.507169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179.0760345459" calcext:value-type="float">
            <text:p>179.0760345459</text:p>
          </table:table-cell>
          <table:table-cell office:value-type="float" office:value="-0.2740402942" calcext:value-type="float">
            <text:p>-0.274040294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1596" calcext:value-type="float">
            <text:p>0.0051596</text:p>
          </table:table-cell>
          <table:table-cell office:value-type="float" office:value="-0.0000788329" calcext:value-type="float">
            <text:p>-7.88329E-05</text:p>
          </table:table-cell>
          <table:table-cell office:value-type="float" office:value="380" calcext:value-type="float">
            <text:p>380</text:p>
          </table:table-cell>
          <table:table-cell table:formula="of:=[.D107]*100" office:value-type="float" office:value="-0.01401211" calcext:value-type="float">
            <text:p>-0.01401211</text:p>
          </table:table-cell>
          <table:table-cell table:formula="of:=[.E107]*100" office:value-type="float" office:value="0.51596" calcext:value-type="float">
            <text:p>0.515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9.09034729" calcext:value-type="float">
            <text:p>179.09034729</text:p>
          </table:table-cell>
          <table:table-cell office:value-type="float" office:value="-0.2627190149" calcext:value-type="float">
            <text:p>-0.262719014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14272" calcext:value-type="float">
            <text:p>0.00514272</text:p>
          </table:table-cell>
          <table:table-cell office:value-type="float" office:value="-0.0000448075" calcext:value-type="float">
            <text:p>-4.48075E-05</text:p>
          </table:table-cell>
          <table:table-cell office:value-type="float" office:value="381" calcext:value-type="float">
            <text:p>381</text:p>
          </table:table-cell>
          <table:table-cell table:formula="of:=[.D108]*100" office:value-type="float" office:value="-0.01401211" calcext:value-type="float">
            <text:p>-0.01401211</text:p>
          </table:table-cell>
          <table:table-cell table:formula="of:=[.E108]*100" office:value-type="float" office:value="0.514272" calcext:value-type="float">
            <text:p>0.514272</text:p>
          </table:table-cell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179.0993652344" calcext:value-type="float">
            <text:p>179.0993652344</text:p>
          </table:table-cell>
          <table:table-cell office:value-type="float" office:value="-0.2676657066" calcext:value-type="float">
            <text:p>-0.267665706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16445" calcext:value-type="float">
            <text:p>0.00516445</text:p>
          </table:table-cell>
          <table:table-cell office:value-type="float" office:value="-0.0001031653" calcext:value-type="float">
            <text:p>-0.0001031653</text:p>
          </table:table-cell>
          <table:table-cell office:value-type="float" office:value="382" calcext:value-type="float">
            <text:p>382</text:p>
          </table:table-cell>
          <table:table-cell table:formula="of:=[.D109]*100" office:value-type="float" office:value="-0.01401211" calcext:value-type="float">
            <text:p>-0.01401211</text:p>
          </table:table-cell>
          <table:table-cell table:formula="of:=[.E109]*100" office:value-type="float" office:value="0.516445" calcext:value-type="float">
            <text:p>0.516445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79.1087799072" calcext:value-type="float">
            <text:p>179.1087799072</text:p>
          </table:table-cell>
          <table:table-cell office:value-type="float" office:value="-0.2618333766" calcext:value-type="float">
            <text:p>-0.261833376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14005" calcext:value-type="float">
            <text:p>0.00514005</text:p>
          </table:table-cell>
          <table:table-cell office:value-type="float" office:value="-0.0000120919" calcext:value-type="float">
            <text:p>-1.20919E-05</text:p>
          </table:table-cell>
          <table:table-cell office:value-type="float" office:value="383" calcext:value-type="float">
            <text:p>383</text:p>
          </table:table-cell>
          <table:table-cell table:formula="of:=[.D110]*100" office:value-type="float" office:value="-0.01401211" calcext:value-type="float">
            <text:p>-0.01401211</text:p>
          </table:table-cell>
          <table:table-cell table:formula="of:=[.E110]*100" office:value-type="float" office:value="0.514005" calcext:value-type="float">
            <text:p>0.514005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179.1100158691" calcext:value-type="float">
            <text:p>179.1100158691</text:p>
          </table:table-cell>
          <table:table-cell office:value-type="float" office:value="-0.3000013167" calcext:value-type="float">
            <text:p>-0.300001316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3782" calcext:value-type="float">
            <text:p>0.0053782</text:p>
          </table:table-cell>
          <table:table-cell office:value-type="float" office:value="0.0000655995" calcext:value-type="float">
            <text:p>6.55995E-05</text:p>
          </table:table-cell>
          <table:table-cell office:value-type="float" office:value="384" calcext:value-type="float">
            <text:p>384</text:p>
          </table:table-cell>
          <table:table-cell table:formula="of:=[.D111]*100" office:value-type="float" office:value="-0.01401211" calcext:value-type="float">
            <text:p>-0.01401211</text:p>
          </table:table-cell>
          <table:table-cell table:formula="of:=[.E111]*100" office:value-type="float" office:value="0.53782" calcext:value-type="float">
            <text:p>0.53782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79.1205444336" calcext:value-type="float">
            <text:p>179.1205444336</text:p>
          </table:table-cell>
          <table:table-cell office:value-type="float" office:value="-0.2975798405" calcext:value-type="float">
            <text:p>-0.297579840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52076" calcext:value-type="float">
            <text:p>0.00552076</text:p>
          </table:table-cell>
          <table:table-cell office:value-type="float" office:value="0.0000548265" calcext:value-type="float">
            <text:p>5.48265E-05</text:p>
          </table:table-cell>
          <table:table-cell office:value-type="float" office:value="385" calcext:value-type="float">
            <text:p>385</text:p>
          </table:table-cell>
          <table:table-cell table:formula="of:=[.D112]*100" office:value-type="float" office:value="-0.01401211" calcext:value-type="float">
            <text:p>-0.01401211</text:p>
          </table:table-cell>
          <table:table-cell table:formula="of:=[.E112]*100" office:value-type="float" office:value="0.552076" calcext:value-type="float">
            <text:p>0.552076</text:p>
          </table:table-cell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179.1214904785" calcext:value-type="float">
            <text:p>179.1214904785</text:p>
          </table:table-cell>
          <table:table-cell office:value-type="float" office:value="-0.3234130763" calcext:value-type="float">
            <text:p>-0.323413076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78796" calcext:value-type="float">
            <text:p>0.00578796</text:p>
          </table:table-cell>
          <table:table-cell office:value-type="float" office:value="0.0001832052" calcext:value-type="float">
            <text:p>0.0001832052</text:p>
          </table:table-cell>
          <table:table-cell office:value-type="float" office:value="386" calcext:value-type="float">
            <text:p>386</text:p>
          </table:table-cell>
          <table:table-cell table:formula="of:=[.D113]*100" office:value-type="float" office:value="-0.01401211" calcext:value-type="float">
            <text:p>-0.01401211</text:p>
          </table:table-cell>
          <table:table-cell table:formula="of:=[.E113]*100" office:value-type="float" office:value="0.578796" calcext:value-type="float">
            <text:p>0.578796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79.1162719727" calcext:value-type="float">
            <text:p>179.1162719727</text:p>
          </table:table-cell>
          <table:table-cell office:value-type="float" office:value="-0.3098969491" calcext:value-type="float">
            <text:p>-0.309896949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87592" calcext:value-type="float">
            <text:p>0.00587592</text:p>
          </table:table-cell>
          <table:table-cell office:value-type="float" office:value="0.0001182574" calcext:value-type="float">
            <text:p>0.0001182574</text:p>
          </table:table-cell>
          <table:table-cell office:value-type="float" office:value="387" calcext:value-type="float">
            <text:p>387</text:p>
          </table:table-cell>
          <table:table-cell table:formula="of:=[.D114]*100" office:value-type="float" office:value="-0.01401211" calcext:value-type="float">
            <text:p>-0.01401211</text:p>
          </table:table-cell>
          <table:table-cell table:formula="of:=[.E114]*100" office:value-type="float" office:value="0.587592" calcext:value-type="float">
            <text:p>0.587592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179.1122894287" calcext:value-type="float">
            <text:p>179.1122894287</text:p>
          </table:table-cell>
          <table:table-cell office:value-type="float" office:value="-0.313768298" calcext:value-type="float">
            <text:p>-0.31376829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96034" calcext:value-type="float">
            <text:p>0.00596034</text:p>
          </table:table-cell>
          <table:table-cell office:value-type="float" office:value="0.0001418941" calcext:value-type="float">
            <text:p>0.0001418941</text:p>
          </table:table-cell>
          <table:table-cell office:value-type="float" office:value="388" calcext:value-type="float">
            <text:p>388</text:p>
          </table:table-cell>
          <table:table-cell table:formula="of:=[.D115]*100" office:value-type="float" office:value="-0.01401211" calcext:value-type="float">
            <text:p>-0.01401211</text:p>
          </table:table-cell>
          <table:table-cell table:formula="of:=[.E115]*100" office:value-type="float" office:value="0.596034" calcext:value-type="float">
            <text:p>0.596034</text:p>
          </table:table-cell>
        </table:table-row>
        <table:table-row table:style-name="ro1">
          <table:table-cell office:value-type="float" office:value="19.41" calcext:value-type="float">
            <text:p>19.41</text:p>
          </table:table-cell>
          <table:table-cell office:value-type="float" office:value="179.1078796387" calcext:value-type="float">
            <text:p>179.1078796387</text:p>
          </table:table-cell>
          <table:table-cell office:value-type="float" office:value="-0.393726387" calcext:value-type="float">
            <text:p>-0.39372638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54957" calcext:value-type="float">
            <text:p>0.00654957</text:p>
          </table:table-cell>
          <table:table-cell office:value-type="float" office:value="0.0003187308" calcext:value-type="float">
            <text:p>0.0003187308</text:p>
          </table:table-cell>
          <table:table-cell office:value-type="float" office:value="389" calcext:value-type="float">
            <text:p>389</text:p>
          </table:table-cell>
          <table:table-cell table:formula="of:=[.D116]*100" office:value-type="float" office:value="-0.01401211" calcext:value-type="float">
            <text:p>-0.01401211</text:p>
          </table:table-cell>
          <table:table-cell table:formula="of:=[.E116]*100" office:value-type="float" office:value="0.654957" calcext:value-type="float">
            <text:p>0.654957</text:p>
          </table:table-cell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179.1008300781" calcext:value-type="float">
            <text:p>179.1008300781</text:p>
          </table:table-cell>
          <table:table-cell office:value-type="float" office:value="-0.3661418336" calcext:value-type="float">
            <text:p>-0.366141833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75835" calcext:value-type="float">
            <text:p>0.00675835</text:p>
          </table:table-cell>
          <table:table-cell office:value-type="float" office:value="0.000117696" calcext:value-type="float">
            <text:p>0.000117696</text:p>
          </table:table-cell>
          <table:table-cell office:value-type="float" office:value="390" calcext:value-type="float">
            <text:p>390</text:p>
          </table:table-cell>
          <table:table-cell table:formula="of:=[.D117]*100" office:value-type="float" office:value="-0.01401211" calcext:value-type="float">
            <text:p>-0.01401211</text:p>
          </table:table-cell>
          <table:table-cell table:formula="of:=[.E117]*100" office:value-type="float" office:value="0.675835" calcext:value-type="float">
            <text:p>0.675835</text:p>
          </table:table-cell>
        </table:table-row>
        <table:table-row table:style-name="ro1">
          <table:table-cell office:value-type="float" office:value="19.51" calcext:value-type="float">
            <text:p>19.51</text:p>
          </table:table-cell>
          <table:table-cell office:value-type="float" office:value="179.0897979736" calcext:value-type="float">
            <text:p>179.0897979736</text:p>
          </table:table-cell>
          <table:table-cell office:value-type="float" office:value="-0.3792407016" calcext:value-type="float">
            <text:p>-0.379240701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98479" calcext:value-type="float">
            <text:p>0.00698479</text:p>
          </table:table-cell>
          <table:table-cell office:value-type="float" office:value="0.000190168" calcext:value-type="float">
            <text:p>0.000190168</text:p>
          </table:table-cell>
          <table:table-cell office:value-type="float" office:value="391" calcext:value-type="float">
            <text:p>391</text:p>
          </table:table-cell>
          <table:table-cell table:formula="of:=[.D118]*100" office:value-type="float" office:value="-0.01401211" calcext:value-type="float">
            <text:p>-0.01401211</text:p>
          </table:table-cell>
          <table:table-cell table:formula="of:=[.E118]*100" office:value-type="float" office:value="0.698479" calcext:value-type="float">
            <text:p>0.698479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79.0997314453" calcext:value-type="float">
            <text:p>179.0997314453</text:p>
          </table:table-cell>
          <table:table-cell office:value-type="float" office:value="-0.3779423294" calcext:value-type="float">
            <text:p>-0.377942329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12704" calcext:value-type="float">
            <text:p>0.00712704</text:p>
          </table:table-cell>
          <table:table-cell office:value-type="float" office:value="0.0000643404" calcext:value-type="float">
            <text:p>6.43404E-05</text:p>
          </table:table-cell>
          <table:table-cell office:value-type="float" office:value="392" calcext:value-type="float">
            <text:p>392</text:p>
          </table:table-cell>
          <table:table-cell table:formula="of:=[.D119]*100" office:value-type="float" office:value="-0.01401211" calcext:value-type="float">
            <text:p>-0.01401211</text:p>
          </table:table-cell>
          <table:table-cell table:formula="of:=[.E119]*100" office:value-type="float" office:value="0.712704" calcext:value-type="float">
            <text:p>0.712704</text:p>
          </table:table-cell>
        </table:table-row>
        <table:table-row table:style-name="ro1">
          <table:table-cell office:value-type="float" office:value="19.61" calcext:value-type="float">
            <text:p>19.61</text:p>
          </table:table-cell>
          <table:table-cell office:value-type="float" office:value="179.0997467041" calcext:value-type="float">
            <text:p>179.0997467041</text:p>
          </table:table-cell>
          <table:table-cell office:value-type="float" office:value="-0.4371768899" calcext:value-type="float">
            <text:p>-0.437176889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61666" calcext:value-type="float">
            <text:p>0.00761666</text:p>
          </table:table-cell>
          <table:table-cell office:value-type="float" office:value="0.0002783408" calcext:value-type="float">
            <text:p>0.0002783408</text:p>
          </table:table-cell>
          <table:table-cell office:value-type="float" office:value="393" calcext:value-type="float">
            <text:p>393</text:p>
          </table:table-cell>
          <table:table-cell table:formula="of:=[.D120]*100" office:value-type="float" office:value="-0.01401211" calcext:value-type="float">
            <text:p>-0.01401211</text:p>
          </table:table-cell>
          <table:table-cell table:formula="of:=[.E120]*100" office:value-type="float" office:value="0.761666" calcext:value-type="float">
            <text:p>0.761666</text:p>
          </table:table-cell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179.1127471924" calcext:value-type="float">
            <text:p>179.1127471924</text:p>
          </table:table-cell>
          <table:table-cell office:value-type="float" office:value="-0.4302040897" calcext:value-type="float">
            <text:p>-0.430204089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89646" calcext:value-type="float">
            <text:p>0.00789646</text:p>
          </table:table-cell>
          <table:table-cell office:value-type="float" office:value="0.0001893429" calcext:value-type="float">
            <text:p>0.0001893429</text:p>
          </table:table-cell>
          <table:table-cell office:value-type="float" office:value="394" calcext:value-type="float">
            <text:p>394</text:p>
          </table:table-cell>
          <table:table-cell table:formula="of:=[.D121]*100" office:value-type="float" office:value="-0.01401211" calcext:value-type="float">
            <text:p>-0.01401211</text:p>
          </table:table-cell>
          <table:table-cell table:formula="of:=[.E121]*100" office:value-type="float" office:value="0.789646" calcext:value-type="float">
            <text:p>0.789646</text:p>
          </table:table-cell>
        </table:table-row>
        <table:table-row table:style-name="ro1">
          <table:table-cell office:value-type="float" office:value="19.71" calcext:value-type="float">
            <text:p>19.71</text:p>
          </table:table-cell>
          <table:table-cell office:value-type="float" office:value="179.133972168" calcext:value-type="float">
            <text:p>179.133972168</text:p>
          </table:table-cell>
          <table:table-cell office:value-type="float" office:value="-0.4611139831" calcext:value-type="float">
            <text:p>-0.461113983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28895" calcext:value-type="float">
            <text:p>0.00828895</text:p>
          </table:table-cell>
          <table:table-cell office:value-type="float" office:value="0.0001321139" calcext:value-type="float">
            <text:p>0.0001321139</text:p>
          </table:table-cell>
          <table:table-cell office:value-type="float" office:value="395" calcext:value-type="float">
            <text:p>395</text:p>
          </table:table-cell>
          <table:table-cell table:formula="of:=[.D122]*100" office:value-type="float" office:value="-0.01401211" calcext:value-type="float">
            <text:p>-0.01401211</text:p>
          </table:table-cell>
          <table:table-cell table:formula="of:=[.E122]*100" office:value-type="float" office:value="0.828895" calcext:value-type="float">
            <text:p>0.828895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179.1459960938" calcext:value-type="float">
            <text:p>179.1459960938</text:p>
          </table:table-cell>
          <table:table-cell office:value-type="float" office:value="-0.4996828181" calcext:value-type="float">
            <text:p>-0.499682818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80758" calcext:value-type="float">
            <text:p>0.00880758</text:p>
          </table:table-cell>
          <table:table-cell office:value-type="float" office:value="0.000417241" calcext:value-type="float">
            <text:p>0.000417241</text:p>
          </table:table-cell>
          <table:table-cell office:value-type="float" office:value="396" calcext:value-type="float">
            <text:p>396</text:p>
          </table:table-cell>
          <table:table-cell table:formula="of:=[.D123]*100" office:value-type="float" office:value="-0.01401211" calcext:value-type="float">
            <text:p>-0.01401211</text:p>
          </table:table-cell>
          <table:table-cell table:formula="of:=[.E123]*100" office:value-type="float" office:value="0.880758" calcext:value-type="float">
            <text:p>0.880758</text:p>
          </table:table-cell>
        </table:table-row>
        <table:table-row table:style-name="ro1">
          <table:table-cell office:value-type="float" office:value="19.81" calcext:value-type="float">
            <text:p>19.81</text:p>
          </table:table-cell>
          <table:table-cell office:value-type="float" office:value="179.1551971436" calcext:value-type="float">
            <text:p>179.1551971436</text:p>
          </table:table-cell>
          <table:table-cell office:value-type="float" office:value="-0.5106749645" calcext:value-type="float">
            <text:p>-0.510674964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922646" calcext:value-type="float">
            <text:p>0.00922646</text:p>
          </table:table-cell>
          <table:table-cell office:value-type="float" office:value="0.0003145241" calcext:value-type="float">
            <text:p>0.0003145241</text:p>
          </table:table-cell>
          <table:table-cell office:value-type="float" office:value="397" calcext:value-type="float">
            <text:p>397</text:p>
          </table:table-cell>
          <table:table-cell table:formula="of:=[.D124]*100" office:value-type="float" office:value="-0.01401211" calcext:value-type="float">
            <text:p>-0.01401211</text:p>
          </table:table-cell>
          <table:table-cell table:formula="of:=[.E124]*100" office:value-type="float" office:value="0.922646" calcext:value-type="float">
            <text:p>0.922646</text:p>
          </table:table-cell>
        </table:table-row>
        <table:table-row table:style-name="ro1">
          <table:table-cell office:value-type="float" office:value="19.86" calcext:value-type="float">
            <text:p>19.86</text:p>
          </table:table-cell>
          <table:table-cell office:value-type="float" office:value="179.1622772217" calcext:value-type="float">
            <text:p>179.1622772217</text:p>
          </table:table-cell>
          <table:table-cell office:value-type="float" office:value="-0.5303961785" calcext:value-type="float">
            <text:p>-0.530396178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963705" calcext:value-type="float">
            <text:p>0.00963705</text:p>
          </table:table-cell>
          <table:table-cell office:value-type="float" office:value="0.0003560705" calcext:value-type="float">
            <text:p>0.0003560705</text:p>
          </table:table-cell>
          <table:table-cell office:value-type="float" office:value="398" calcext:value-type="float">
            <text:p>398</text:p>
          </table:table-cell>
          <table:table-cell table:formula="of:=[.D125]*100" office:value-type="float" office:value="-0.01401211" calcext:value-type="float">
            <text:p>-0.01401211</text:p>
          </table:table-cell>
          <table:table-cell table:formula="of:=[.E125]*100" office:value-type="float" office:value="0.963705" calcext:value-type="float">
            <text:p>0.963705</text:p>
          </table:table-cell>
        </table:table-row>
        <table:table-row table:style-name="ro1">
          <table:table-cell office:value-type="float" office:value="19.91" calcext:value-type="float">
            <text:p>19.91</text:p>
          </table:table-cell>
          <table:table-cell office:value-type="float" office:value="179.1634521484" calcext:value-type="float">
            <text:p>179.1634521484</text:p>
          </table:table-cell>
          <table:table-cell office:value-type="float" office:value="-0.5614492058" calcext:value-type="float">
            <text:p>-0.561449205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011765" calcext:value-type="float">
            <text:p>0.01011765</text:p>
          </table:table-cell>
          <table:table-cell office:value-type="float" office:value="0.0004742975" calcext:value-type="float">
            <text:p>0.0004742975</text:p>
          </table:table-cell>
          <table:table-cell office:value-type="float" office:value="399" calcext:value-type="float">
            <text:p>399</text:p>
          </table:table-cell>
          <table:table-cell table:formula="of:=[.D126]*100" office:value-type="float" office:value="-0.01401211" calcext:value-type="float">
            <text:p>-0.01401211</text:p>
          </table:table-cell>
          <table:table-cell table:formula="of:=[.E126]*100" office:value-type="float" office:value="1.011765" calcext:value-type="float">
            <text:p>1.011765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179.1639404297" calcext:value-type="float">
            <text:p>179.1639404297</text:p>
          </table:table-cell>
          <table:table-cell office:value-type="float" office:value="-0.6044181842" calcext:value-type="float">
            <text:p>-0.604418184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072433" calcext:value-type="float">
            <text:p>0.01072433</text:p>
          </table:table-cell>
          <table:table-cell office:value-type="float" office:value="0.0005189243" calcext:value-type="float">
            <text:p>0.0005189243</text:p>
          </table:table-cell>
          <table:table-cell office:value-type="float" office:value="400" calcext:value-type="float">
            <text:p>400</text:p>
          </table:table-cell>
          <table:table-cell table:formula="of:=[.D127]*100" office:value-type="float" office:value="-0.01401211" calcext:value-type="float">
            <text:p>-0.01401211</text:p>
          </table:table-cell>
          <table:table-cell table:formula="of:=[.E127]*100" office:value-type="float" office:value="1.072433" calcext:value-type="float">
            <text:p>1.072433</text:p>
          </table:table-cell>
        </table:table-row>
        <table:table-row table:style-name="ro1">
          <table:table-cell office:value-type="float" office:value="20.01" calcext:value-type="float">
            <text:p>20.01</text:p>
          </table:table-cell>
          <table:table-cell office:value-type="float" office:value="179.1620483398" calcext:value-type="float">
            <text:p>179.1620483398</text:p>
          </table:table-cell>
          <table:table-cell office:value-type="float" office:value="-0.6362737083" calcext:value-type="float">
            <text:p>-0.636273708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134094" calcext:value-type="float">
            <text:p>0.01134094</text:p>
          </table:table-cell>
          <table:table-cell office:value-type="float" office:value="0.0005473534" calcext:value-type="float">
            <text:p>0.0005473534</text:p>
          </table:table-cell>
          <table:table-cell office:value-type="float" office:value="401" calcext:value-type="float">
            <text:p>401</text:p>
          </table:table-cell>
          <table:table-cell table:formula="of:=[.D128]*100" office:value-type="float" office:value="-0.01401211" calcext:value-type="float">
            <text:p>-0.01401211</text:p>
          </table:table-cell>
          <table:table-cell table:formula="of:=[.E128]*100" office:value-type="float" office:value="1.134094" calcext:value-type="float">
            <text:p>1.134094</text:p>
          </table:table-cell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179.1778869629" calcext:value-type="float">
            <text:p>179.1778869629</text:p>
          </table:table-cell>
          <table:table-cell office:value-type="float" office:value="-0.6738323165" calcext:value-type="float">
            <text:p>-0.673832316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20022" calcext:value-type="float">
            <text:p>0.0120022</text:p>
          </table:table-cell>
          <table:table-cell office:value-type="float" office:value="0.0004870183" calcext:value-type="float">
            <text:p>0.0004870183</text:p>
          </table:table-cell>
          <table:table-cell office:value-type="float" office:value="402" calcext:value-type="float">
            <text:p>402</text:p>
          </table:table-cell>
          <table:table-cell table:formula="of:=[.D129]*100" office:value-type="float" office:value="-0.01401211" calcext:value-type="float">
            <text:p>-0.01401211</text:p>
          </table:table-cell>
          <table:table-cell table:formula="of:=[.E129]*100" office:value-type="float" office:value="1.20022" calcext:value-type="float">
            <text:p>1.20022</text:p>
          </table:table-cell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float" office:value="179.1795043945" calcext:value-type="float">
            <text:p>179.1795043945</text:p>
          </table:table-cell>
          <table:table-cell office:value-type="float" office:value="-0.7205813261" calcext:value-type="float">
            <text:p>-0.720581326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275446" calcext:value-type="float">
            <text:p>0.01275446</text:p>
          </table:table-cell>
          <table:table-cell office:value-type="float" office:value="0.0004664036" calcext:value-type="float">
            <text:p>0.0004664036</text:p>
          </table:table-cell>
          <table:table-cell office:value-type="float" office:value="403" calcext:value-type="float">
            <text:p>403</text:p>
          </table:table-cell>
          <table:table-cell table:formula="of:=[.D130]*100" office:value-type="float" office:value="-0.01401211" calcext:value-type="float">
            <text:p>-0.01401211</text:p>
          </table:table-cell>
          <table:table-cell table:formula="of:=[.E130]*100" office:value-type="float" office:value="1.275446" calcext:value-type="float">
            <text:p>1.275446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79.1764068604" calcext:value-type="float">
            <text:p>179.1764068604</text:p>
          </table:table-cell>
          <table:table-cell office:value-type="float" office:value="-0.7010632178" calcext:value-type="float">
            <text:p>-0.701063217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312566" calcext:value-type="float">
            <text:p>0.01312566</text:p>
          </table:table-cell>
          <table:table-cell office:value-type="float" office:value="0.0003804371" calcext:value-type="float">
            <text:p>0.0003804371</text:p>
          </table:table-cell>
          <table:table-cell office:value-type="float" office:value="404" calcext:value-type="float">
            <text:p>404</text:p>
          </table:table-cell>
          <table:table-cell table:formula="of:=[.D131]*100" office:value-type="float" office:value="-0.01401211" calcext:value-type="float">
            <text:p>-0.01401211</text:p>
          </table:table-cell>
          <table:table-cell table:formula="of:=[.E131]*100" office:value-type="float" office:value="1.312566" calcext:value-type="float">
            <text:p>1.312566</text:p>
          </table:table-cell>
        </table:table-row>
        <table:table-row table:style-name="ro1">
          <table:table-cell office:value-type="float" office:value="20.21" calcext:value-type="float">
            <text:p>20.21</text:p>
          </table:table-cell>
          <table:table-cell office:value-type="float" office:value="179.1834259033" calcext:value-type="float">
            <text:p>179.1834259033</text:p>
          </table:table-cell>
          <table:table-cell office:value-type="float" office:value="-0.7473913788" calcext:value-type="float">
            <text:p>-0.747391378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368183" calcext:value-type="float">
            <text:p>0.01368183</text:p>
          </table:table-cell>
          <table:table-cell office:value-type="float" office:value="0.000441028" calcext:value-type="float">
            <text:p>0.000441028</text:p>
          </table:table-cell>
          <table:table-cell office:value-type="float" office:value="405" calcext:value-type="float">
            <text:p>405</text:p>
          </table:table-cell>
          <table:table-cell table:formula="of:=[.D132]*100" office:value-type="float" office:value="-0.01401211" calcext:value-type="float">
            <text:p>-0.01401211</text:p>
          </table:table-cell>
          <table:table-cell table:formula="of:=[.E132]*100" office:value-type="float" office:value="1.368183" calcext:value-type="float">
            <text:p>1.368183</text:p>
          </table:table-cell>
        </table:table-row>
        <table:table-row table:style-name="ro1">
          <table:table-cell office:value-type="float" office:value="20.26" calcext:value-type="float">
            <text:p>20.26</text:p>
          </table:table-cell>
          <table:table-cell office:value-type="float" office:value="179.1716003418" calcext:value-type="float">
            <text:p>179.1716003418</text:p>
          </table:table-cell>
          <table:table-cell office:value-type="float" office:value="-0.7430077991" calcext:value-type="float">
            <text:p>-0.743007799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402323" calcext:value-type="float">
            <text:p>0.01402323</text:p>
          </table:table-cell>
          <table:table-cell office:value-type="float" office:value="0.0003683261" calcext:value-type="float">
            <text:p>0.0003683261</text:p>
          </table:table-cell>
          <table:table-cell office:value-type="float" office:value="406" calcext:value-type="float">
            <text:p>406</text:p>
          </table:table-cell>
          <table:table-cell table:formula="of:=[.D133]*100" office:value-type="float" office:value="-0.01401211" calcext:value-type="float">
            <text:p>-0.01401211</text:p>
          </table:table-cell>
          <table:table-cell table:formula="of:=[.E133]*100" office:value-type="float" office:value="1.402323" calcext:value-type="float">
            <text:p>1.402323</text:p>
          </table:table-cell>
        </table:table-row>
        <table:table-row table:style-name="ro1">
          <table:table-cell office:value-type="float" office:value="20.31" calcext:value-type="float">
            <text:p>20.31</text:p>
          </table:table-cell>
          <table:table-cell office:value-type="float" office:value="179.176071167" calcext:value-type="float">
            <text:p>179.176071167</text:p>
          </table:table-cell>
          <table:table-cell office:value-type="float" office:value="-0.784938883" calcext:value-type="float">
            <text:p>-0.78493888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453024" calcext:value-type="float">
            <text:p>0.01453024</text:p>
          </table:table-cell>
          <table:table-cell office:value-type="float" office:value="0.0004843318" calcext:value-type="float">
            <text:p>0.0004843318</text:p>
          </table:table-cell>
          <table:table-cell office:value-type="float" office:value="407" calcext:value-type="float">
            <text:p>407</text:p>
          </table:table-cell>
          <table:table-cell table:formula="of:=[.D134]*100" office:value-type="float" office:value="-0.01401211" calcext:value-type="float">
            <text:p>-0.01401211</text:p>
          </table:table-cell>
          <table:table-cell table:formula="of:=[.E134]*100" office:value-type="float" office:value="1.453024" calcext:value-type="float">
            <text:p>1.453024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179.1647491455" calcext:value-type="float">
            <text:p>179.1647491455</text:p>
          </table:table-cell>
          <table:table-cell office:value-type="float" office:value="-0.7822995681" calcext:value-type="float">
            <text:p>-0.782299568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48505" calcext:value-type="float">
            <text:p>0.0148505</text:p>
          </table:table-cell>
          <table:table-cell office:value-type="float" office:value="0.0003605162" calcext:value-type="float">
            <text:p>0.0003605162</text:p>
          </table:table-cell>
          <table:table-cell office:value-type="float" office:value="408" calcext:value-type="float">
            <text:p>408</text:p>
          </table:table-cell>
          <table:table-cell table:formula="of:=[.D135]*100" office:value-type="float" office:value="-0.01401211" calcext:value-type="float">
            <text:p>-0.01401211</text:p>
          </table:table-cell>
          <table:table-cell table:formula="of:=[.E135]*100" office:value-type="float" office:value="1.48505" calcext:value-type="float">
            <text:p>1.48505</text:p>
          </table:table-cell>
        </table:table-row>
        <table:table-row table:style-name="ro1">
          <table:table-cell office:value-type="float" office:value="20.41" calcext:value-type="float">
            <text:p>20.41</text:p>
          </table:table-cell>
          <table:table-cell office:value-type="float" office:value="179.1499328613" calcext:value-type="float">
            <text:p>179.1499328613</text:p>
          </table:table-cell>
          <table:table-cell office:value-type="float" office:value="-0.8493804398" calcext:value-type="float">
            <text:p>-0.849380439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551106" calcext:value-type="float">
            <text:p>0.01551106</text:p>
          </table:table-cell>
          <table:table-cell office:value-type="float" office:value="0.0004589377" calcext:value-type="float">
            <text:p>0.0004589377</text:p>
          </table:table-cell>
          <table:table-cell office:value-type="float" office:value="409" calcext:value-type="float">
            <text:p>409</text:p>
          </table:table-cell>
          <table:table-cell table:formula="of:=[.D136]*100" office:value-type="float" office:value="-0.01401211" calcext:value-type="float">
            <text:p>-0.01401211</text:p>
          </table:table-cell>
          <table:table-cell table:formula="of:=[.E136]*100" office:value-type="float" office:value="1.551106" calcext:value-type="float">
            <text:p>1.551106</text:p>
          </table:table-cell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179.1521911621" calcext:value-type="float">
            <text:p>179.1521911621</text:p>
          </table:table-cell>
          <table:table-cell office:value-type="float" office:value="-0.8518206987" calcext:value-type="float">
            <text:p>-0.851820698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596751" calcext:value-type="float">
            <text:p>0.01596751</text:p>
          </table:table-cell>
          <table:table-cell office:value-type="float" office:value="0.0003462259" calcext:value-type="float">
            <text:p>0.0003462259</text:p>
          </table:table-cell>
          <table:table-cell office:value-type="float" office:value="410" calcext:value-type="float">
            <text:p>410</text:p>
          </table:table-cell>
          <table:table-cell table:formula="of:=[.D137]*100" office:value-type="float" office:value="-0.01401211" calcext:value-type="float">
            <text:p>-0.01401211</text:p>
          </table:table-cell>
          <table:table-cell table:formula="of:=[.E137]*100" office:value-type="float" office:value="1.596751" calcext:value-type="float">
            <text:p>1.596751</text:p>
          </table:table-cell>
        </table:table-row>
        <table:table-row table:style-name="ro1">
          <table:table-cell office:value-type="float" office:value="20.51" calcext:value-type="float">
            <text:p>20.51</text:p>
          </table:table-cell>
          <table:table-cell office:value-type="float" office:value="179.1458740234" calcext:value-type="float">
            <text:p>179.1458740234</text:p>
          </table:table-cell>
          <table:table-cell office:value-type="float" office:value="-0.8949120317" calcext:value-type="float">
            <text:p>-0.894912031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655891" calcext:value-type="float">
            <text:p>0.01655891</text:p>
          </table:table-cell>
          <table:table-cell office:value-type="float" office:value="0.000386918" calcext:value-type="float">
            <text:p>0.000386918</text:p>
          </table:table-cell>
          <table:table-cell office:value-type="float" office:value="411" calcext:value-type="float">
            <text:p>411</text:p>
          </table:table-cell>
          <table:table-cell table:formula="of:=[.D138]*100" office:value-type="float" office:value="-0.01401211" calcext:value-type="float">
            <text:p>-0.01401211</text:p>
          </table:table-cell>
          <table:table-cell table:formula="of:=[.E138]*100" office:value-type="float" office:value="1.655891" calcext:value-type="float">
            <text:p>1.655891</text:p>
          </table:table-cell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179.1262817383" calcext:value-type="float">
            <text:p>179.1262817383</text:p>
          </table:table-cell>
          <table:table-cell office:value-type="float" office:value="-0.9016453098" calcext:value-type="float">
            <text:p>-0.901645309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69979" calcext:value-type="float">
            <text:p>0.0169979</text:p>
          </table:table-cell>
          <table:table-cell office:value-type="float" office:value="0.0004229588" calcext:value-type="float">
            <text:p>0.0004229588</text:p>
          </table:table-cell>
          <table:table-cell office:value-type="float" office:value="412" calcext:value-type="float">
            <text:p>412</text:p>
          </table:table-cell>
          <table:table-cell table:formula="of:=[.D139]*100" office:value-type="float" office:value="-0.01401211" calcext:value-type="float">
            <text:p>-0.01401211</text:p>
          </table:table-cell>
          <table:table-cell table:formula="of:=[.E139]*100" office:value-type="float" office:value="1.69979" calcext:value-type="float">
            <text:p>1.69979</text:p>
          </table:table-cell>
        </table:table-row>
        <table:table-row table:style-name="ro1">
          <table:table-cell office:value-type="float" office:value="20.61" calcext:value-type="float">
            <text:p>20.61</text:p>
          </table:table-cell>
          <table:table-cell office:value-type="float" office:value="179.1394805908" calcext:value-type="float">
            <text:p>179.1394805908</text:p>
          </table:table-cell>
          <table:table-cell office:value-type="float" office:value="-0.8872309678" calcext:value-type="float">
            <text:p>-0.887230967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719435" calcext:value-type="float">
            <text:p>0.01719435</text:p>
          </table:table-cell>
          <table:table-cell office:value-type="float" office:value="0.0002791418" calcext:value-type="float">
            <text:p>0.0002791418</text:p>
          </table:table-cell>
          <table:table-cell office:value-type="float" office:value="413" calcext:value-type="float">
            <text:p>413</text:p>
          </table:table-cell>
          <table:table-cell table:formula="of:=[.D140]*100" office:value-type="float" office:value="-0.01401211" calcext:value-type="float">
            <text:p>-0.01401211</text:p>
          </table:table-cell>
          <table:table-cell table:formula="of:=[.E140]*100" office:value-type="float" office:value="1.719435" calcext:value-type="float">
            <text:p>1.719435</text:p>
          </table:table-cell>
        </table:table-row>
        <table:table-row table:style-name="ro1">
          <table:table-cell office:value-type="float" office:value="20.66" calcext:value-type="float">
            <text:p>20.66</text:p>
          </table:table-cell>
          <table:table-cell office:value-type="float" office:value="179.1390380859" calcext:value-type="float">
            <text:p>179.1390380859</text:p>
          </table:table-cell>
          <table:table-cell office:value-type="float" office:value="-0.8974670407" calcext:value-type="float">
            <text:p>-0.897467040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73935" calcext:value-type="float">
            <text:p>0.0173935</text:p>
          </table:table-cell>
          <table:table-cell office:value-type="float" office:value="0.0003570879" calcext:value-type="float">
            <text:p>0.0003570879</text:p>
          </table:table-cell>
          <table:table-cell office:value-type="float" office:value="414" calcext:value-type="float">
            <text:p>414</text:p>
          </table:table-cell>
          <table:table-cell table:formula="of:=[.D141]*100" office:value-type="float" office:value="-0.01401211" calcext:value-type="float">
            <text:p>-0.01401211</text:p>
          </table:table-cell>
          <table:table-cell table:formula="of:=[.E141]*100" office:value-type="float" office:value="1.73935" calcext:value-type="float">
            <text:p>1.73935</text:p>
          </table:table-cell>
        </table:table-row>
        <table:table-row table:style-name="ro1">
          <table:table-cell office:value-type="float" office:value="20.71" calcext:value-type="float">
            <text:p>20.71</text:p>
          </table:table-cell>
          <table:table-cell office:value-type="float" office:value="179.1491851807" calcext:value-type="float">
            <text:p>179.1491851807</text:p>
          </table:table-cell>
          <table:table-cell office:value-type="float" office:value="-0.9609944503" calcext:value-type="float">
            <text:p>-0.960994450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794965" calcext:value-type="float">
            <text:p>0.01794965</text:p>
          </table:table-cell>
          <table:table-cell office:value-type="float" office:value="0.0005055777" calcext:value-type="float">
            <text:p>0.0005055777</text:p>
          </table:table-cell>
          <table:table-cell office:value-type="float" office:value="415" calcext:value-type="float">
            <text:p>415</text:p>
          </table:table-cell>
          <table:table-cell table:formula="of:=[.D142]*100" office:value-type="float" office:value="-0.01401211" calcext:value-type="float">
            <text:p>-0.01401211</text:p>
          </table:table-cell>
          <table:table-cell table:formula="of:=[.E142]*100" office:value-type="float" office:value="1.794965" calcext:value-type="float">
            <text:p>1.794965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179.1573486328" calcext:value-type="float">
            <text:p>179.1573486328</text:p>
          </table:table-cell>
          <table:table-cell office:value-type="float" office:value="-1.0428387601" calcext:value-type="float">
            <text:p>-1.042838760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88658" calcext:value-type="float">
            <text:p>0.0188658</text:p>
          </table:table-cell>
          <table:table-cell office:value-type="float" office:value="0.0007652522" calcext:value-type="float">
            <text:p>0.0007652522</text:p>
          </table:table-cell>
          <table:table-cell office:value-type="float" office:value="416" calcext:value-type="float">
            <text:p>416</text:p>
          </table:table-cell>
          <table:table-cell table:formula="of:=[.D143]*100" office:value-type="float" office:value="-0.01401211" calcext:value-type="float">
            <text:p>-0.01401211</text:p>
          </table:table-cell>
          <table:table-cell table:formula="of:=[.E143]*100" office:value-type="float" office:value="1.88658" calcext:value-type="float">
            <text:p>1.88658</text:p>
          </table:table-cell>
        </table:table-row>
        <table:table-row table:style-name="ro1">
          <table:table-cell office:value-type="float" office:value="20.81" calcext:value-type="float">
            <text:p>20.81</text:p>
          </table:table-cell>
          <table:table-cell office:value-type="float" office:value="179.1700592041" calcext:value-type="float">
            <text:p>179.1700592041</text:p>
          </table:table-cell>
          <table:table-cell office:value-type="float" office:value="-1.101850537" calcext:value-type="float">
            <text:p>-1.10185053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986966" calcext:value-type="float">
            <text:p>0.01986966</text:p>
          </table:table-cell>
          <table:table-cell office:value-type="float" office:value="0.0008675229" calcext:value-type="float">
            <text:p>0.0008675229</text:p>
          </table:table-cell>
          <table:table-cell office:value-type="float" office:value="417" calcext:value-type="float">
            <text:p>417</text:p>
          </table:table-cell>
          <table:table-cell table:formula="of:=[.D144]*100" office:value-type="float" office:value="-0.01401211" calcext:value-type="float">
            <text:p>-0.01401211</text:p>
          </table:table-cell>
          <table:table-cell table:formula="of:=[.E144]*100" office:value-type="float" office:value="1.986966" calcext:value-type="float">
            <text:p>1.986966</text:p>
          </table:table-cell>
        </table:table-row>
        <table:table-row table:style-name="ro1">
          <table:table-cell office:value-type="float" office:value="20.86" calcext:value-type="float">
            <text:p>20.86</text:p>
          </table:table-cell>
          <table:table-cell office:value-type="float" office:value="179.1923217773" calcext:value-type="float">
            <text:p>179.1923217773</text:p>
          </table:table-cell>
          <table:table-cell office:value-type="float" office:value="-1.2392915739" calcext:value-type="float">
            <text:p>-1.239291573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145474" calcext:value-type="float">
            <text:p>0.02145474</text:p>
          </table:table-cell>
          <table:table-cell office:value-type="float" office:value="0.0012287789" calcext:value-type="float">
            <text:p>0.0012287789</text:p>
          </table:table-cell>
          <table:table-cell office:value-type="float" office:value="418" calcext:value-type="float">
            <text:p>418</text:p>
          </table:table-cell>
          <table:table-cell table:formula="of:=[.D145]*100" office:value-type="float" office:value="-0.01401211" calcext:value-type="float">
            <text:p>-0.01401211</text:p>
          </table:table-cell>
          <table:table-cell table:formula="of:=[.E145]*100" office:value-type="float" office:value="2.145474" calcext:value-type="float">
            <text:p>2.145474</text:p>
          </table:table-cell>
        </table:table-row>
        <table:table-row table:style-name="ro1">
          <table:table-cell office:value-type="float" office:value="20.91" calcext:value-type="float">
            <text:p>20.91</text:p>
          </table:table-cell>
          <table:table-cell office:value-type="float" office:value="179.1951599121" calcext:value-type="float">
            <text:p>179.1951599121</text:p>
          </table:table-cell>
          <table:table-cell office:value-type="float" office:value="-1.3843380385" calcext:value-type="float">
            <text:p>-1.384338038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347784" calcext:value-type="float">
            <text:p>0.02347784</text:p>
          </table:table-cell>
          <table:table-cell office:value-type="float" office:value="0.0016680263" calcext:value-type="float">
            <text:p>0.0016680263</text:p>
          </table:table-cell>
          <table:table-cell office:value-type="float" office:value="419" calcext:value-type="float">
            <text:p>419</text:p>
          </table:table-cell>
          <table:table-cell table:formula="of:=[.D146]*100" office:value-type="float" office:value="-0.01401211" calcext:value-type="float">
            <text:p>-0.01401211</text:p>
          </table:table-cell>
          <table:table-cell table:formula="of:=[.E146]*100" office:value-type="float" office:value="2.347784" calcext:value-type="float">
            <text:p>2.347784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179.1689147949" calcext:value-type="float">
            <text:p>179.1689147949</text:p>
          </table:table-cell>
          <table:table-cell office:value-type="float" office:value="-1.4768778027" calcext:value-type="float">
            <text:p>-1.476877802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544284" calcext:value-type="float">
            <text:p>0.02544284</text:p>
          </table:table-cell>
          <table:table-cell office:value-type="float" office:value="0.0016117216" calcext:value-type="float">
            <text:p>0.0016117216</text:p>
          </table:table-cell>
          <table:table-cell office:value-type="float" office:value="420" calcext:value-type="float">
            <text:p>420</text:p>
          </table:table-cell>
          <table:table-cell table:formula="of:=[.D147]*100" office:value-type="float" office:value="-0.01401211" calcext:value-type="float">
            <text:p>-0.01401211</text:p>
          </table:table-cell>
          <table:table-cell table:formula="of:=[.E147]*100" office:value-type="float" office:value="2.544284" calcext:value-type="float">
            <text:p>2.544284</text:p>
          </table:table-cell>
        </table:table-row>
        <table:table-row table:style-name="ro1">
          <table:table-cell office:value-type="float" office:value="21.01" calcext:value-type="float">
            <text:p>21.01</text:p>
          </table:table-cell>
          <table:table-cell office:value-type="float" office:value="179.1307373047" calcext:value-type="float">
            <text:p>179.1307373047</text:p>
          </table:table-cell>
          <table:table-cell office:value-type="float" office:value="-1.4893335499" calcext:value-type="float">
            <text:p>-1.489333549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683532" calcext:value-type="float">
            <text:p>0.02683532</text:p>
          </table:table-cell>
          <table:table-cell office:value-type="float" office:value="0.0012326491" calcext:value-type="float">
            <text:p>0.0012326491</text:p>
          </table:table-cell>
          <table:table-cell office:value-type="float" office:value="421" calcext:value-type="float">
            <text:p>421</text:p>
          </table:table-cell>
          <table:table-cell table:formula="of:=[.D148]*100" office:value-type="float" office:value="-0.01401211" calcext:value-type="float">
            <text:p>-0.01401211</text:p>
          </table:table-cell>
          <table:table-cell table:formula="of:=[.E148]*100" office:value-type="float" office:value="2.683532" calcext:value-type="float">
            <text:p>2.683532</text:p>
          </table:table-cell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179.0752563477" calcext:value-type="float">
            <text:p>179.0752563477</text:p>
          </table:table-cell>
          <table:table-cell office:value-type="float" office:value="-1.4905334006" calcext:value-type="float">
            <text:p>-1.490533400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777125" calcext:value-type="float">
            <text:p>0.02777125</text:p>
          </table:table-cell>
          <table:table-cell office:value-type="float" office:value="0.000834098" calcext:value-type="float">
            <text:p>0.000834098</text:p>
          </table:table-cell>
          <table:table-cell office:value-type="float" office:value="422" calcext:value-type="float">
            <text:p>422</text:p>
          </table:table-cell>
          <table:table-cell table:formula="of:=[.D149]*100" office:value-type="float" office:value="-0.01401211" calcext:value-type="float">
            <text:p>-0.01401211</text:p>
          </table:table-cell>
          <table:table-cell table:formula="of:=[.E149]*100" office:value-type="float" office:value="2.777125" calcext:value-type="float">
            <text:p>2.777125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179.0202178955" calcext:value-type="float">
            <text:p>179.0202178955</text:p>
          </table:table-cell>
          <table:table-cell office:value-type="float" office:value="-1.4125010414" calcext:value-type="float">
            <text:p>-1.412501041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787481" calcext:value-type="float">
            <text:p>0.02787481</text:p>
          </table:table-cell>
          <table:table-cell office:value-type="float" office:value="0.0002968742" calcext:value-type="float">
            <text:p>0.0002968742</text:p>
          </table:table-cell>
          <table:table-cell office:value-type="float" office:value="423" calcext:value-type="float">
            <text:p>423</text:p>
          </table:table-cell>
          <table:table-cell table:formula="of:=[.D150]*100" office:value-type="float" office:value="-0.01401211" calcext:value-type="float">
            <text:p>-0.01401211</text:p>
          </table:table-cell>
          <table:table-cell table:formula="of:=[.E150]*100" office:value-type="float" office:value="2.787481" calcext:value-type="float">
            <text:p>2.787481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178.9827880859" calcext:value-type="float">
            <text:p>178.9827880859</text:p>
          </table:table-cell>
          <table:table-cell office:value-type="float" office:value="-1.3320864687" calcext:value-type="float">
            <text:p>-1.332086468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740781" calcext:value-type="float">
            <text:p>0.02740781</text:p>
          </table:table-cell>
          <table:table-cell office:value-type="float" office:value="-0.0000631859" calcext:value-type="float">
            <text:p>-6.31859E-05</text:p>
          </table:table-cell>
          <table:table-cell office:value-type="float" office:value="424" calcext:value-type="float">
            <text:p>424</text:p>
          </table:table-cell>
          <table:table-cell table:formula="of:=[.D151]*100" office:value-type="float" office:value="-0.01401211" calcext:value-type="float">
            <text:p>-0.01401211</text:p>
          </table:table-cell>
          <table:table-cell table:formula="of:=[.E151]*100" office:value-type="float" office:value="2.740781" calcext:value-type="float">
            <text:p>2.740781</text:p>
          </table:table-cell>
        </table:table-row>
        <table:table-row table:style-name="ro1">
          <table:table-cell office:value-type="float" office:value="21.21" calcext:value-type="float">
            <text:p>21.21</text:p>
          </table:table-cell>
          <table:table-cell office:value-type="float" office:value="178.9644470215" calcext:value-type="float">
            <text:p>178.9644470215</text:p>
          </table:table-cell>
          <table:table-cell office:value-type="float" office:value="-1.262186388" calcext:value-type="float">
            <text:p>-1.26218638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663069" calcext:value-type="float">
            <text:p>0.02663069</text:p>
          </table:table-cell>
          <table:table-cell office:value-type="float" office:value="-0.0003254284" calcext:value-type="float">
            <text:p>-0.0003254284</text:p>
          </table:table-cell>
          <table:table-cell office:value-type="float" office:value="425" calcext:value-type="float">
            <text:p>425</text:p>
          </table:table-cell>
          <table:table-cell table:formula="of:=[.D152]*100" office:value-type="float" office:value="-0.01401211" calcext:value-type="float">
            <text:p>-0.01401211</text:p>
          </table:table-cell>
          <table:table-cell table:formula="of:=[.E152]*100" office:value-type="float" office:value="2.663069" calcext:value-type="float">
            <text:p>2.663069</text:p>
          </table:table-cell>
        </table:table-row>
        <table:table-row table:style-name="ro1">
          <table:table-cell office:value-type="float" office:value="21.26" calcext:value-type="float">
            <text:p>21.26</text:p>
          </table:table-cell>
          <table:table-cell office:value-type="float" office:value="178.9448852539" calcext:value-type="float">
            <text:p>178.9448852539</text:p>
          </table:table-cell>
          <table:table-cell office:value-type="float" office:value="-1.1532076733" calcext:value-type="float">
            <text:p>-1.153207673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538642" calcext:value-type="float">
            <text:p>0.02538642</text:p>
          </table:table-cell>
          <table:table-cell office:value-type="float" office:value="-0.0005644602" calcext:value-type="float">
            <text:p>-0.0005644602</text:p>
          </table:table-cell>
          <table:table-cell office:value-type="float" office:value="426" calcext:value-type="float">
            <text:p>426</text:p>
          </table:table-cell>
          <table:table-cell table:formula="of:=[.D153]*100" office:value-type="float" office:value="-0.01401211" calcext:value-type="float">
            <text:p>-0.01401211</text:p>
          </table:table-cell>
          <table:table-cell table:formula="of:=[.E153]*100" office:value-type="float" office:value="2.538642" calcext:value-type="float">
            <text:p>2.538642</text:p>
          </table:table-cell>
        </table:table-row>
        <table:table-row table:style-name="ro1">
          <table:table-cell office:value-type="float" office:value="21.31" calcext:value-type="float">
            <text:p>21.31</text:p>
          </table:table-cell>
          <table:table-cell office:value-type="float" office:value="178.9590606689" calcext:value-type="float">
            <text:p>178.9590606689</text:p>
          </table:table-cell>
          <table:table-cell office:value-type="float" office:value="-1.0692813119" calcext:value-type="float">
            <text:p>-1.069281311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399784" calcext:value-type="float">
            <text:p>0.02399784</text:p>
          </table:table-cell>
          <table:table-cell office:value-type="float" office:value="-0.0007567203" calcext:value-type="float">
            <text:p>-0.0007567203</text:p>
          </table:table-cell>
          <table:table-cell office:value-type="float" office:value="427" calcext:value-type="float">
            <text:p>427</text:p>
          </table:table-cell>
          <table:table-cell table:formula="of:=[.D154]*100" office:value-type="float" office:value="-0.01401211" calcext:value-type="float">
            <text:p>-0.01401211</text:p>
          </table:table-cell>
          <table:table-cell table:formula="of:=[.E154]*100" office:value-type="float" office:value="2.399784" calcext:value-type="float">
            <text:p>2.399784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178.9785308838" calcext:value-type="float">
            <text:p>178.9785308838</text:p>
          </table:table-cell>
          <table:table-cell office:value-type="float" office:value="-0.9926456358" calcext:value-type="float">
            <text:p>-0.992645635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256168" calcext:value-type="float">
            <text:p>0.02256168</text:p>
          </table:table-cell>
          <table:table-cell office:value-type="float" office:value="-0.0007832981" calcext:value-type="float">
            <text:p>-0.0007832981</text:p>
          </table:table-cell>
          <table:table-cell office:value-type="float" office:value="428" calcext:value-type="float">
            <text:p>428</text:p>
          </table:table-cell>
          <table:table-cell table:formula="of:=[.D155]*100" office:value-type="float" office:value="-0.01401211" calcext:value-type="float">
            <text:p>-0.01401211</text:p>
          </table:table-cell>
          <table:table-cell table:formula="of:=[.E155]*100" office:value-type="float" office:value="2.256168" calcext:value-type="float">
            <text:p>2.256168</text:p>
          </table:table-cell>
        </table:table-row>
        <table:table-row table:style-name="ro1">
          <table:table-cell office:value-type="float" office:value="21.41" calcext:value-type="float">
            <text:p>21.41</text:p>
          </table:table-cell>
          <table:table-cell office:value-type="float" office:value="178.9794464111" calcext:value-type="float">
            <text:p>178.9794464111</text:p>
          </table:table-cell>
          <table:table-cell office:value-type="float" office:value="-0.8883481335" calcext:value-type="float">
            <text:p>-0.888348133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090944" calcext:value-type="float">
            <text:p>0.02090944</text:p>
          </table:table-cell>
          <table:table-cell office:value-type="float" office:value="-0.0007927417" calcext:value-type="float">
            <text:p>-0.0007927417</text:p>
          </table:table-cell>
          <table:table-cell office:value-type="float" office:value="429" calcext:value-type="float">
            <text:p>429</text:p>
          </table:table-cell>
          <table:table-cell table:formula="of:=[.D156]*100" office:value-type="float" office:value="-0.01401211" calcext:value-type="float">
            <text:p>-0.01401211</text:p>
          </table:table-cell>
          <table:table-cell table:formula="of:=[.E156]*100" office:value-type="float" office:value="2.090944" calcext:value-type="float">
            <text:p>2.090944</text:p>
          </table:table-cell>
        </table:table-row>
        <table:table-row table:style-name="ro1">
          <table:table-cell office:value-type="float" office:value="21.46" calcext:value-type="float">
            <text:p>21.46</text:p>
          </table:table-cell>
          <table:table-cell office:value-type="float" office:value="178.9799957275" calcext:value-type="float">
            <text:p>178.9799957275</text:p>
          </table:table-cell>
          <table:table-cell office:value-type="float" office:value="-0.8275787529" calcext:value-type="float">
            <text:p>-0.827578752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940335" calcext:value-type="float">
            <text:p>0.01940335</text:p>
          </table:table-cell>
          <table:table-cell office:value-type="float" office:value="-0.0008990768" calcext:value-type="float">
            <text:p>-0.0008990768</text:p>
          </table:table-cell>
          <table:table-cell office:value-type="float" office:value="430" calcext:value-type="float">
            <text:p>430</text:p>
          </table:table-cell>
          <table:table-cell table:formula="of:=[.D157]*100" office:value-type="float" office:value="-0.01401211" calcext:value-type="float">
            <text:p>-0.01401211</text:p>
          </table:table-cell>
          <table:table-cell table:formula="of:=[.E157]*100" office:value-type="float" office:value="1.940335" calcext:value-type="float">
            <text:p>1.940335</text:p>
          </table:table-cell>
        </table:table-row>
        <table:table-row table:style-name="ro1">
          <table:table-cell office:value-type="float" office:value="21.51" calcext:value-type="float">
            <text:p>21.51</text:p>
          </table:table-cell>
          <table:table-cell office:value-type="float" office:value="178.9848327637" calcext:value-type="float">
            <text:p>178.9848327637</text:p>
          </table:table-cell>
          <table:table-cell office:value-type="float" office:value="-0.7667052541" calcext:value-type="float">
            <text:p>-0.766705254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799395" calcext:value-type="float">
            <text:p>0.01799395</text:p>
          </table:table-cell>
          <table:table-cell office:value-type="float" office:value="-0.0007711886" calcext:value-type="float">
            <text:p>-0.0007711886</text:p>
          </table:table-cell>
          <table:table-cell office:value-type="float" office:value="431" calcext:value-type="float">
            <text:p>431</text:p>
          </table:table-cell>
          <table:table-cell table:formula="of:=[.D158]*100" office:value-type="float" office:value="-0.01401211" calcext:value-type="float">
            <text:p>-0.01401211</text:p>
          </table:table-cell>
          <table:table-cell table:formula="of:=[.E158]*100" office:value-type="float" office:value="1.799395" calcext:value-type="float">
            <text:p>1.799395</text:p>
          </table:table-cell>
        </table:table-row>
        <table:table-row table:style-name="ro1">
          <table:table-cell office:value-type="float" office:value="21.56" calcext:value-type="float">
            <text:p>21.56</text:p>
          </table:table-cell>
          <table:table-cell office:value-type="float" office:value="178.9992370605" calcext:value-type="float">
            <text:p>178.9992370605</text:p>
          </table:table-cell>
          <table:table-cell office:value-type="float" office:value="-0.6934725617" calcext:value-type="float">
            <text:p>-0.693472561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65666" calcext:value-type="float">
            <text:p>0.0165666</text:p>
          </table:table-cell>
          <table:table-cell office:value-type="float" office:value="-0.0009251332" calcext:value-type="float">
            <text:p>-0.0009251332</text:p>
          </table:table-cell>
          <table:table-cell office:value-type="float" office:value="432" calcext:value-type="float">
            <text:p>432</text:p>
          </table:table-cell>
          <table:table-cell table:formula="of:=[.D159]*100" office:value-type="float" office:value="-0.01401211" calcext:value-type="float">
            <text:p>-0.01401211</text:p>
          </table:table-cell>
          <table:table-cell table:formula="of:=[.E159]*100" office:value-type="float" office:value="1.65666" calcext:value-type="float">
            <text:p>1.65666</text:p>
          </table:table-cell>
        </table:table-row>
        <table:table-row table:style-name="ro1">
          <table:table-cell office:value-type="float" office:value="21.61" calcext:value-type="float">
            <text:p>21.61</text:p>
          </table:table-cell>
          <table:table-cell office:value-type="float" office:value="178.9966583252" calcext:value-type="float">
            <text:p>178.9966583252</text:p>
          </table:table-cell>
          <table:table-cell office:value-type="float" office:value="-0.5774867328" calcext:value-type="float">
            <text:p>-0.577486732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484232" calcext:value-type="float">
            <text:p>0.01484232</text:p>
          </table:table-cell>
          <table:table-cell office:value-type="float" office:value="-0.0009575689" calcext:value-type="float">
            <text:p>-0.0009575689</text:p>
          </table:table-cell>
          <table:table-cell office:value-type="float" office:value="433" calcext:value-type="float">
            <text:p>433</text:p>
          </table:table-cell>
          <table:table-cell table:formula="of:=[.D160]*100" office:value-type="float" office:value="-0.01401211" calcext:value-type="float">
            <text:p>-0.01401211</text:p>
          </table:table-cell>
          <table:table-cell table:formula="of:=[.E160]*100" office:value-type="float" office:value="1.484232" calcext:value-type="float">
            <text:p>1.484232</text:p>
          </table:table-cell>
        </table:table-row>
        <table:table-row table:style-name="ro1">
          <table:table-cell office:value-type="float" office:value="21.66" calcext:value-type="float">
            <text:p>21.66</text:p>
          </table:table-cell>
          <table:table-cell office:value-type="float" office:value="178.9909667969" calcext:value-type="float">
            <text:p>178.9909667969</text:p>
          </table:table-cell>
          <table:table-cell office:value-type="float" office:value="-0.503111799" calcext:value-type="float">
            <text:p>-0.50311179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319753" calcext:value-type="float">
            <text:p>0.01319753</text:p>
          </table:table-cell>
          <table:table-cell office:value-type="float" office:value="-0.0010065254" calcext:value-type="float">
            <text:p>-0.0010065254</text:p>
          </table:table-cell>
          <table:table-cell office:value-type="float" office:value="434" calcext:value-type="float">
            <text:p>434</text:p>
          </table:table-cell>
          <table:table-cell table:formula="of:=[.D161]*100" office:value-type="float" office:value="-0.01401211" calcext:value-type="float">
            <text:p>-0.01401211</text:p>
          </table:table-cell>
          <table:table-cell table:formula="of:=[.E161]*100" office:value-type="float" office:value="1.319753" calcext:value-type="float">
            <text:p>1.319753</text:p>
          </table:table-cell>
        </table:table-row>
        <table:table-row table:style-name="ro1">
          <table:table-cell office:value-type="float" office:value="21.71" calcext:value-type="float">
            <text:p>21.71</text:p>
          </table:table-cell>
          <table:table-cell office:value-type="float" office:value="178.9899902344" calcext:value-type="float">
            <text:p>178.9899902344</text:p>
          </table:table-cell>
          <table:table-cell office:value-type="float" office:value="-0.4636586864" calcext:value-type="float">
            <text:p>-0.463658686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183849" calcext:value-type="float">
            <text:p>0.01183849</text:p>
          </table:table-cell>
          <table:table-cell office:value-type="float" office:value="-0.0008623895" calcext:value-type="float">
            <text:p>-0.0008623895</text:p>
          </table:table-cell>
          <table:table-cell office:value-type="float" office:value="435" calcext:value-type="float">
            <text:p>435</text:p>
          </table:table-cell>
          <table:table-cell table:formula="of:=[.D162]*100" office:value-type="float" office:value="-0.01401211" calcext:value-type="float">
            <text:p>-0.01401211</text:p>
          </table:table-cell>
          <table:table-cell table:formula="of:=[.E162]*100" office:value-type="float" office:value="1.183849" calcext:value-type="float">
            <text:p>1.183849</text:p>
          </table:table-cell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178.9957733154" calcext:value-type="float">
            <text:p>178.9957733154</text:p>
          </table:table-cell>
          <table:table-cell office:value-type="float" office:value="-0.330485776" calcext:value-type="float">
            <text:p>-0.33048577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004516" calcext:value-type="float">
            <text:p>0.01004516</text:p>
          </table:table-cell>
          <table:table-cell office:value-type="float" office:value="-0.0009310228" calcext:value-type="float">
            <text:p>-0.0009310228</text:p>
          </table:table-cell>
          <table:table-cell office:value-type="float" office:value="436" calcext:value-type="float">
            <text:p>436</text:p>
          </table:table-cell>
          <table:table-cell table:formula="of:=[.D163]*100" office:value-type="float" office:value="-0.01401211" calcext:value-type="float">
            <text:p>-0.01401211</text:p>
          </table:table-cell>
          <table:table-cell table:formula="of:=[.E163]*100" office:value-type="float" office:value="1.004516" calcext:value-type="float">
            <text:p>1.004516</text:p>
          </table:table-cell>
        </table:table-row>
        <table:table-row table:style-name="ro1">
          <table:table-cell office:value-type="float" office:value="21.81" calcext:value-type="float">
            <text:p>21.81</text:p>
          </table:table-cell>
          <table:table-cell office:value-type="float" office:value="179.0165710449" calcext:value-type="float">
            <text:p>179.0165710449</text:p>
          </table:table-cell>
          <table:table-cell office:value-type="float" office:value="-0.2900321682" calcext:value-type="float">
            <text:p>-0.290032168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58046" calcext:value-type="float">
            <text:p>0.00858046</text:p>
          </table:table-cell>
          <table:table-cell office:value-type="float" office:value="-0.0008029803" calcext:value-type="float">
            <text:p>-0.0008029803</text:p>
          </table:table-cell>
          <table:table-cell office:value-type="float" office:value="437" calcext:value-type="float">
            <text:p>437</text:p>
          </table:table-cell>
          <table:table-cell table:formula="of:=[.D164]*100" office:value-type="float" office:value="-0.01401211" calcext:value-type="float">
            <text:p>-0.01401211</text:p>
          </table:table-cell>
          <table:table-cell table:formula="of:=[.E164]*100" office:value-type="float" office:value="0.858046" calcext:value-type="float">
            <text:p>0.858046</text:p>
          </table:table-cell>
        </table:table-row>
        <table:table-row table:style-name="ro1">
          <table:table-cell office:value-type="float" office:value="21.86" calcext:value-type="float">
            <text:p>21.86</text:p>
          </table:table-cell>
          <table:table-cell office:value-type="float" office:value="179.0316467285" calcext:value-type="float">
            <text:p>179.0316467285</text:p>
          </table:table-cell>
          <table:table-cell office:value-type="float" office:value="-0.228011187" calcext:value-type="float">
            <text:p>-0.22801118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191" calcext:value-type="float">
            <text:p>0.007191</text:p>
          </table:table-cell>
          <table:table-cell office:value-type="float" office:value="-0.0007218029" calcext:value-type="float">
            <text:p>-0.0007218029</text:p>
          </table:table-cell>
          <table:table-cell office:value-type="float" office:value="438" calcext:value-type="float">
            <text:p>438</text:p>
          </table:table-cell>
          <table:table-cell table:formula="of:=[.D165]*100" office:value-type="float" office:value="-0.01401211" calcext:value-type="float">
            <text:p>-0.01401211</text:p>
          </table:table-cell>
          <table:table-cell table:formula="of:=[.E165]*100" office:value-type="float" office:value="0.7191" calcext:value-type="float">
            <text:p>0.7191</text:p>
          </table:table-cell>
        </table:table-row>
        <table:table-row table:style-name="ro1">
          <table:table-cell office:value-type="float" office:value="21.91" calcext:value-type="float">
            <text:p>21.91</text:p>
          </table:table-cell>
          <table:table-cell office:value-type="float" office:value="179.0626831055" calcext:value-type="float">
            <text:p>179.0626831055</text:p>
          </table:table-cell>
          <table:table-cell office:value-type="float" office:value="-0.1711100519" calcext:value-type="float">
            <text:p>-0.171110051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8858" calcext:value-type="float">
            <text:p>0.0058858</text:p>
          </table:table-cell>
          <table:table-cell office:value-type="float" office:value="-0.0005568895" calcext:value-type="float">
            <text:p>-0.0005568895</text:p>
          </table:table-cell>
          <table:table-cell office:value-type="float" office:value="439" calcext:value-type="float">
            <text:p>439</text:p>
          </table:table-cell>
          <table:table-cell table:formula="of:=[.D166]*100" office:value-type="float" office:value="-0.01401211" calcext:value-type="float">
            <text:p>-0.01401211</text:p>
          </table:table-cell>
          <table:table-cell table:formula="of:=[.E166]*100" office:value-type="float" office:value="0.58858" calcext:value-type="float">
            <text:p>0.58858</text:p>
          </table:table-cell>
        </table:table-row>
        <table:table-row table:style-name="ro1">
          <table:table-cell office:value-type="float" office:value="21.96" calcext:value-type="float">
            <text:p>21.96</text:p>
          </table:table-cell>
          <table:table-cell office:value-type="float" office:value="179.0776519775" calcext:value-type="float">
            <text:p>179.0776519775</text:p>
          </table:table-cell>
          <table:table-cell office:value-type="float" office:value="-0.133091161" calcext:value-type="float">
            <text:p>-0.13309116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76261" calcext:value-type="float">
            <text:p>0.00476261</text:p>
          </table:table-cell>
          <table:table-cell office:value-type="float" office:value="-0.000391513" calcext:value-type="float">
            <text:p>-0.000391513</text:p>
          </table:table-cell>
          <table:table-cell office:value-type="float" office:value="440" calcext:value-type="float">
            <text:p>440</text:p>
          </table:table-cell>
          <table:table-cell table:formula="of:=[.D167]*100" office:value-type="float" office:value="-0.01401211" calcext:value-type="float">
            <text:p>-0.01401211</text:p>
          </table:table-cell>
          <table:table-cell table:formula="of:=[.E167]*100" office:value-type="float" office:value="0.476261" calcext:value-type="float">
            <text:p>0.476261</text:p>
          </table:table-cell>
        </table:table-row>
        <table:table-row table:style-name="ro1">
          <table:table-cell office:value-type="float" office:value="22.01" calcext:value-type="float">
            <text:p>22.01</text:p>
          </table:table-cell>
          <table:table-cell office:value-type="float" office:value="179.0982666016" calcext:value-type="float">
            <text:p>179.0982666016</text:p>
          </table:table-cell>
          <table:table-cell office:value-type="float" office:value="-0.0927555235" calcext:value-type="float">
            <text:p>-0.092755523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74527" calcext:value-type="float">
            <text:p>0.00374527</text:p>
          </table:table-cell>
          <table:table-cell office:value-type="float" office:value="-0.0002991739" calcext:value-type="float">
            <text:p>-0.0002991739</text:p>
          </table:table-cell>
          <table:table-cell office:value-type="float" office:value="441" calcext:value-type="float">
            <text:p>441</text:p>
          </table:table-cell>
          <table:table-cell table:formula="of:=[.D168]*100" office:value-type="float" office:value="-0.01401211" calcext:value-type="float">
            <text:p>-0.01401211</text:p>
          </table:table-cell>
          <table:table-cell table:formula="of:=[.E168]*100" office:value-type="float" office:value="0.374527" calcext:value-type="float">
            <text:p>0.374527</text:p>
          </table:table-cell>
        </table:table-row>
        <table:table-row table:style-name="ro1">
          <table:table-cell office:value-type="float" office:value="22.06" calcext:value-type="float">
            <text:p>22.06</text:p>
          </table:table-cell>
          <table:table-cell office:value-type="float" office:value="179.1430358887" calcext:value-type="float">
            <text:p>179.1430358887</text:p>
          </table:table-cell>
          <table:table-cell office:value-type="float" office:value="-0.0978187879" calcext:value-type="float">
            <text:p>-0.097818787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10108" calcext:value-type="float">
            <text:p>0.00310108</text:p>
          </table:table-cell>
          <table:table-cell office:value-type="float" office:value="-0.0000898547" calcext:value-type="float">
            <text:p>-8.98547E-05</text:p>
          </table:table-cell>
          <table:table-cell office:value-type="float" office:value="442" calcext:value-type="float">
            <text:p>442</text:p>
          </table:table-cell>
          <table:table-cell table:formula="of:=[.D169]*100" office:value-type="float" office:value="-0.01401211" calcext:value-type="float">
            <text:p>-0.01401211</text:p>
          </table:table-cell>
          <table:table-cell table:formula="of:=[.E169]*100" office:value-type="float" office:value="0.310108" calcext:value-type="float">
            <text:p>0.310108</text:p>
          </table:table-cell>
        </table:table-row>
        <table:table-row table:style-name="ro1">
          <table:table-cell office:value-type="float" office:value="22.11" calcext:value-type="float">
            <text:p>22.11</text:p>
          </table:table-cell>
          <table:table-cell office:value-type="float" office:value="179.152633667" calcext:value-type="float">
            <text:p>179.152633667</text:p>
          </table:table-cell>
          <table:table-cell office:value-type="float" office:value="-0.0857216637" calcext:value-type="float">
            <text:p>-0.085721663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59116" calcext:value-type="float">
            <text:p>0.00259116</text:p>
          </table:table-cell>
          <table:table-cell office:value-type="float" office:value="-0.0000216806" calcext:value-type="float">
            <text:p>-2.16806E-05</text:p>
          </table:table-cell>
          <table:table-cell office:value-type="float" office:value="443" calcext:value-type="float">
            <text:p>443</text:p>
          </table:table-cell>
          <table:table-cell table:formula="of:=[.D170]*100" office:value-type="float" office:value="-0.01401211" calcext:value-type="float">
            <text:p>-0.01401211</text:p>
          </table:table-cell>
          <table:table-cell table:formula="of:=[.E170]*100" office:value-type="float" office:value="0.259116" calcext:value-type="float">
            <text:p>0.259116</text:p>
          </table:table-cell>
        </table:table-row>
        <table:table-row table:style-name="ro1">
          <table:table-cell office:value-type="float" office:value="22.17" calcext:value-type="float">
            <text:p>22.17</text:p>
          </table:table-cell>
          <table:table-cell office:value-type="float" office:value="179.1782989502" calcext:value-type="float">
            <text:p>179.1782989502</text:p>
          </table:table-cell>
          <table:table-cell office:value-type="float" office:value="-0.0824846787" calcext:value-type="float">
            <text:p>-0.082484678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22978" calcext:value-type="float">
            <text:p>0.00222978</text:p>
          </table:table-cell>
          <table:table-cell office:value-type="float" office:value="-0.0000024337" calcext:value-type="float">
            <text:p>-2.4337E-06</text:p>
          </table:table-cell>
          <table:table-cell office:value-type="float" office:value="444" calcext:value-type="float">
            <text:p>444</text:p>
          </table:table-cell>
          <table:table-cell table:formula="of:=[.D171]*100" office:value-type="float" office:value="-0.01401211" calcext:value-type="float">
            <text:p>-0.01401211</text:p>
          </table:table-cell>
          <table:table-cell table:formula="of:=[.E171]*100" office:value-type="float" office:value="0.222978" calcext:value-type="float">
            <text:p>0.222978</text:p>
          </table:table-cell>
        </table:table-row>
        <table:table-row table:style-name="ro1">
          <table:table-cell office:value-type="float" office:value="22.22" calcext:value-type="float">
            <text:p>22.22</text:p>
          </table:table-cell>
          <table:table-cell office:value-type="float" office:value="179.181930542" calcext:value-type="float">
            <text:p>179.181930542</text:p>
          </table:table-cell>
          <table:table-cell office:value-type="float" office:value="-0.0747374485" calcext:value-type="float">
            <text:p>-0.074737448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93732" calcext:value-type="float">
            <text:p>0.00193732</text:p>
          </table:table-cell>
          <table:table-cell office:value-type="float" office:value="0.0001019026" calcext:value-type="float">
            <text:p>0.0001019026</text:p>
          </table:table-cell>
          <table:table-cell office:value-type="float" office:value="445" calcext:value-type="float">
            <text:p>445</text:p>
          </table:table-cell>
          <table:table-cell table:formula="of:=[.D172]*100" office:value-type="float" office:value="-0.01401211" calcext:value-type="float">
            <text:p>-0.01401211</text:p>
          </table:table-cell>
          <table:table-cell table:formula="of:=[.E172]*100" office:value-type="float" office:value="0.193732" calcext:value-type="float">
            <text:p>0.193732</text:p>
          </table:table-cell>
        </table:table-row>
        <table:table-row table:style-name="ro1">
          <table:table-cell office:value-type="float" office:value="22.27" calcext:value-type="float">
            <text:p>22.27</text:p>
          </table:table-cell>
          <table:table-cell office:value-type="float" office:value="179.1665496826" calcext:value-type="float">
            <text:p>179.1665496826</text:p>
          </table:table-cell>
          <table:table-cell office:value-type="float" office:value="-0.078427611" calcext:value-type="float">
            <text:p>-0.07842761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76703" calcext:value-type="float">
            <text:p>0.00176703</text:p>
          </table:table-cell>
          <table:table-cell office:value-type="float" office:value="0.0001165831" calcext:value-type="float">
            <text:p>0.0001165831</text:p>
          </table:table-cell>
          <table:table-cell office:value-type="float" office:value="446" calcext:value-type="float">
            <text:p>446</text:p>
          </table:table-cell>
          <table:table-cell table:formula="of:=[.D173]*100" office:value-type="float" office:value="-0.01401211" calcext:value-type="float">
            <text:p>-0.01401211</text:p>
          </table:table-cell>
          <table:table-cell table:formula="of:=[.E173]*100" office:value-type="float" office:value="0.176703" calcext:value-type="float">
            <text:p>0.176703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179.1592407227" calcext:value-type="float">
            <text:p>179.1592407227</text:p>
          </table:table-cell>
          <table:table-cell office:value-type="float" office:value="-0.0608794086" calcext:value-type="float">
            <text:p>-0.060879408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53658" calcext:value-type="float">
            <text:p>0.00153658</text:p>
          </table:table-cell>
          <table:table-cell office:value-type="float" office:value="0.0001797651" calcext:value-type="float">
            <text:p>0.0001797651</text:p>
          </table:table-cell>
          <table:table-cell office:value-type="float" office:value="447" calcext:value-type="float">
            <text:p>447</text:p>
          </table:table-cell>
          <table:table-cell table:formula="of:=[.D174]*100" office:value-type="float" office:value="-0.01401211" calcext:value-type="float">
            <text:p>-0.01401211</text:p>
          </table:table-cell>
          <table:table-cell table:formula="of:=[.E174]*100" office:value-type="float" office:value="0.153658" calcext:value-type="float">
            <text:p>0.153658</text:p>
          </table:table-cell>
        </table:table-row>
        <table:table-row table:style-name="ro1">
          <table:table-cell office:value-type="float" office:value="22.37" calcext:value-type="float">
            <text:p>22.37</text:p>
          </table:table-cell>
          <table:table-cell office:value-type="float" office:value="179.1434936523" calcext:value-type="float">
            <text:p>179.1434936523</text:p>
          </table:table-cell>
          <table:table-cell office:value-type="float" office:value="-0.0454890912" calcext:value-type="float">
            <text:p>-0.045489091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28042" calcext:value-type="float">
            <text:p>0.00128042</text:p>
          </table:table-cell>
          <table:table-cell office:value-type="float" office:value="0.0000306098" calcext:value-type="float">
            <text:p>3.06098E-05</text:p>
          </table:table-cell>
          <table:table-cell office:value-type="float" office:value="448" calcext:value-type="float">
            <text:p>448</text:p>
          </table:table-cell>
          <table:table-cell table:formula="of:=[.D175]*100" office:value-type="float" office:value="-0.01401211" calcext:value-type="float">
            <text:p>-0.01401211</text:p>
          </table:table-cell>
          <table:table-cell table:formula="of:=[.E175]*100" office:value-type="float" office:value="0.128042" calcext:value-type="float">
            <text:p>0.128042</text:p>
          </table:table-cell>
        </table:table-row>
        <table:table-row table:style-name="ro1">
          <table:table-cell office:value-type="float" office:value="22.42" calcext:value-type="float">
            <text:p>22.42</text:p>
          </table:table-cell>
          <table:table-cell office:value-type="float" office:value="179.1192932129" calcext:value-type="float">
            <text:p>179.1192932129</text:p>
          </table:table-cell>
          <table:table-cell office:value-type="float" office:value="0.0325000669" calcext:value-type="float">
            <text:p>0.032500066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58988" calcext:value-type="float">
            <text:p>0.00058988</text:p>
          </table:table-cell>
          <table:table-cell office:value-type="float" office:value="-0.0002130675" calcext:value-type="float">
            <text:p>-0.0002130675</text:p>
          </table:table-cell>
          <table:table-cell office:value-type="float" office:value="449" calcext:value-type="float">
            <text:p>449</text:p>
          </table:table-cell>
          <table:table-cell table:formula="of:=[.D176]*100" office:value-type="float" office:value="-0.01401211" calcext:value-type="float">
            <text:p>-0.01401211</text:p>
          </table:table-cell>
          <table:table-cell table:formula="of:=[.E176]*100" office:value-type="float" office:value="0.058988" calcext:value-type="float">
            <text:p>0.058988</text:p>
          </table:table-cell>
        </table:table-row>
        <table:table-row table:style-name="ro1">
          <table:table-cell office:value-type="float" office:value="22.47" calcext:value-type="float">
            <text:p>22.47</text:p>
          </table:table-cell>
          <table:table-cell office:value-type="float" office:value="179.1018829346" calcext:value-type="float">
            <text:p>179.1018829346</text:p>
          </table:table-cell>
          <table:table-cell office:value-type="float" office:value="0.0495423903" calcext:value-type="float">
            <text:p>0.049542390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01612" calcext:value-type="float">
            <text:p>0.00001612</text:p>
          </table:table-cell>
          <table:table-cell office:value-type="float" office:value="-0.0002476023" calcext:value-type="float">
            <text:p>-0.0002476023</text:p>
          </table:table-cell>
          <table:table-cell office:value-type="float" office:value="450" calcext:value-type="float">
            <text:p>450</text:p>
          </table:table-cell>
          <table:table-cell table:formula="of:=[.D177]*100" office:value-type="float" office:value="-0.01401211" calcext:value-type="float">
            <text:p>-0.01401211</text:p>
          </table:table-cell>
          <table:table-cell table:formula="of:=[.E177]*100" office:value-type="float" office:value="0.001612" calcext:value-type="float">
            <text:p>0.001612</text:p>
          </table:table-cell>
        </table:table-row>
        <table:table-row table:style-name="ro1">
          <table:table-cell office:value-type="float" office:value="22.52" calcext:value-type="float">
            <text:p>22.52</text:p>
          </table:table-cell>
          <table:table-cell office:value-type="float" office:value="179.0839080811" calcext:value-type="float">
            <text:p>179.0839080811</text:p>
          </table:table-cell>
          <table:table-cell office:value-type="float" office:value="0.1140916794" calcext:value-type="float">
            <text:p>0.114091679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79649" calcext:value-type="float">
            <text:p>-0.00079649</text:p>
          </table:table-cell>
          <table:table-cell office:value-type="float" office:value="-0.0004016206" calcext:value-type="float">
            <text:p>-0.0004016206</text:p>
          </table:table-cell>
          <table:table-cell office:value-type="float" office:value="451" calcext:value-type="float">
            <text:p>451</text:p>
          </table:table-cell>
          <table:table-cell table:formula="of:=[.D178]*100" office:value-type="float" office:value="-0.01401211" calcext:value-type="float">
            <text:p>-0.01401211</text:p>
          </table:table-cell>
          <table:table-cell table:formula="of:=[.E178]*100" office:value-type="float" office:value="-0.079649" calcext:value-type="float">
            <text:p>-0.079649</text:p>
          </table:table-cell>
        </table:table-row>
        <table:table-row table:style-name="ro1">
          <table:table-cell office:value-type="float" office:value="22.57" calcext:value-type="float">
            <text:p>22.57</text:p>
          </table:table-cell>
          <table:table-cell office:value-type="float" office:value="179.0737457275" calcext:value-type="float">
            <text:p>179.0737457275</text:p>
          </table:table-cell>
          <table:table-cell office:value-type="float" office:value="0.210083421" calcext:value-type="float">
            <text:p>0.21008342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97784" calcext:value-type="float">
            <text:p>-0.00197784</text:p>
          </table:table-cell>
          <table:table-cell office:value-type="float" office:value="-0.0006607366" calcext:value-type="float">
            <text:p>-0.0006607366</text:p>
          </table:table-cell>
          <table:table-cell office:value-type="float" office:value="452" calcext:value-type="float">
            <text:p>452</text:p>
          </table:table-cell>
          <table:table-cell table:formula="of:=[.D179]*100" office:value-type="float" office:value="-0.01401211" calcext:value-type="float">
            <text:p>-0.01401211</text:p>
          </table:table-cell>
          <table:table-cell table:formula="of:=[.E179]*100" office:value-type="float" office:value="-0.197784" calcext:value-type="float">
            <text:p>-0.197784</text:p>
          </table:table-cell>
        </table:table-row>
        <table:table-row table:style-name="ro1">
          <table:table-cell office:value-type="float" office:value="22.62" calcext:value-type="float">
            <text:p>22.62</text:p>
          </table:table-cell>
          <table:table-cell office:value-type="float" office:value="179.0645141602" calcext:value-type="float">
            <text:p>179.0645141602</text:p>
          </table:table-cell>
          <table:table-cell office:value-type="float" office:value="0.2264802338" calcext:value-type="float">
            <text:p>0.226480233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87437" calcext:value-type="float">
            <text:p>-0.00287437</text:p>
          </table:table-cell>
          <table:table-cell office:value-type="float" office:value="-0.0006000001" calcext:value-type="float">
            <text:p>-0.0006000001</text:p>
          </table:table-cell>
          <table:table-cell office:value-type="float" office:value="453" calcext:value-type="float">
            <text:p>453</text:p>
          </table:table-cell>
          <table:table-cell table:formula="of:=[.D180]*100" office:value-type="float" office:value="-0.01401211" calcext:value-type="float">
            <text:p>-0.01401211</text:p>
          </table:table-cell>
          <table:table-cell table:formula="of:=[.E180]*100" office:value-type="float" office:value="-0.287437" calcext:value-type="float">
            <text:p>-0.287437</text:p>
          </table:table-cell>
        </table:table-row>
        <table:table-row table:style-name="ro1">
          <table:table-cell office:value-type="float" office:value="22.67" calcext:value-type="float">
            <text:p>22.67</text:p>
          </table:table-cell>
          <table:table-cell office:value-type="float" office:value="179.04347229" calcext:value-type="float">
            <text:p>179.04347229</text:p>
          </table:table-cell>
          <table:table-cell office:value-type="float" office:value="0.3316618623" calcext:value-type="float">
            <text:p>0.331661862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417291" calcext:value-type="float">
            <text:p>-0.00417291</text:p>
          </table:table-cell>
          <table:table-cell office:value-type="float" office:value="-0.0008408579" calcext:value-type="float">
            <text:p>-0.0008408579</text:p>
          </table:table-cell>
          <table:table-cell office:value-type="float" office:value="454" calcext:value-type="float">
            <text:p>454</text:p>
          </table:table-cell>
          <table:table-cell table:formula="of:=[.D181]*100" office:value-type="float" office:value="-0.01401211" calcext:value-type="float">
            <text:p>-0.01401211</text:p>
          </table:table-cell>
          <table:table-cell table:formula="of:=[.E181]*100" office:value-type="float" office:value="-0.417291" calcext:value-type="float">
            <text:p>-0.417291</text:p>
          </table:table-cell>
        </table:table-row>
        <table:table-row table:style-name="ro1">
          <table:table-cell office:value-type="float" office:value="22.72" calcext:value-type="float">
            <text:p>22.72</text:p>
          </table:table-cell>
          <table:table-cell office:value-type="float" office:value="179.0345611572" calcext:value-type="float">
            <text:p>179.0345611572</text:p>
          </table:table-cell>
          <table:table-cell office:value-type="float" office:value="0.430057092" calcext:value-type="float">
            <text:p>0.43005709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569409" calcext:value-type="float">
            <text:p>-0.00569409</text:p>
          </table:table-cell>
          <table:table-cell office:value-type="float" office:value="-0.0008817071" calcext:value-type="float">
            <text:p>-0.0008817071</text:p>
          </table:table-cell>
          <table:table-cell office:value-type="float" office:value="455" calcext:value-type="float">
            <text:p>455</text:p>
          </table:table-cell>
          <table:table-cell table:formula="of:=[.D182]*100" office:value-type="float" office:value="-0.01401211" calcext:value-type="float">
            <text:p>-0.01401211</text:p>
          </table:table-cell>
          <table:table-cell table:formula="of:=[.E182]*100" office:value-type="float" office:value="-0.569409" calcext:value-type="float">
            <text:p>-0.569409</text:p>
          </table:table-cell>
        </table:table-row>
        <table:table-row table:style-name="ro1">
          <table:table-cell office:value-type="float" office:value="22.77" calcext:value-type="float">
            <text:p>22.77</text:p>
          </table:table-cell>
          <table:table-cell office:value-type="float" office:value="179.042098999" calcext:value-type="float">
            <text:p>179.042098999</text:p>
          </table:table-cell>
          <table:table-cell office:value-type="float" office:value="0.5748116905" calcext:value-type="float">
            <text:p>0.574811690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767267" calcext:value-type="float">
            <text:p>-0.00767267</text:p>
          </table:table-cell>
          <table:table-cell office:value-type="float" office:value="-0.0009965976" calcext:value-type="float">
            <text:p>-0.0009965976</text:p>
          </table:table-cell>
          <table:table-cell office:value-type="float" office:value="456" calcext:value-type="float">
            <text:p>456</text:p>
          </table:table-cell>
          <table:table-cell table:formula="of:=[.D183]*100" office:value-type="float" office:value="-0.01401211" calcext:value-type="float">
            <text:p>-0.01401211</text:p>
          </table:table-cell>
          <table:table-cell table:formula="of:=[.E183]*100" office:value-type="float" office:value="-0.767267" calcext:value-type="float">
            <text:p>-0.767267</text:p>
          </table:table-cell>
        </table:table-row>
        <table:table-row table:style-name="ro1">
          <table:table-cell office:value-type="float" office:value="22.82" calcext:value-type="float">
            <text:p>22.82</text:p>
          </table:table-cell>
          <table:table-cell office:value-type="float" office:value="179.0406494141" calcext:value-type="float">
            <text:p>179.0406494141</text:p>
          </table:table-cell>
          <table:table-cell office:value-type="float" office:value="0.7158436727" calcext:value-type="float">
            <text:p>0.715843672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993122" calcext:value-type="float">
            <text:p>-0.00993122</text:p>
          </table:table-cell>
          <table:table-cell office:value-type="float" office:value="-0.0011392595" calcext:value-type="float">
            <text:p>-0.0011392595</text:p>
          </table:table-cell>
          <table:table-cell office:value-type="float" office:value="457" calcext:value-type="float">
            <text:p>457</text:p>
          </table:table-cell>
          <table:table-cell table:formula="of:=[.D184]*100" office:value-type="float" office:value="-0.01401211" calcext:value-type="float">
            <text:p>-0.01401211</text:p>
          </table:table-cell>
          <table:table-cell table:formula="of:=[.E184]*100" office:value-type="float" office:value="-0.993122" calcext:value-type="float">
            <text:p>-0.993122</text:p>
          </table:table-cell>
        </table:table-row>
        <table:table-row table:style-name="ro1">
          <table:table-cell office:value-type="float" office:value="22.87" calcext:value-type="float">
            <text:p>22.87</text:p>
          </table:table-cell>
          <table:table-cell office:value-type="float" office:value="179.044921875" calcext:value-type="float">
            <text:p>179.044921875</text:p>
          </table:table-cell>
          <table:table-cell office:value-type="float" office:value="0.8594539967" calcext:value-type="float">
            <text:p>0.859453996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239354" calcext:value-type="float">
            <text:p>-0.01239354</text:p>
          </table:table-cell>
          <table:table-cell office:value-type="float" office:value="-0.0009742316" calcext:value-type="float">
            <text:p>-0.0009742316</text:p>
          </table:table-cell>
          <table:table-cell office:value-type="float" office:value="458" calcext:value-type="float">
            <text:p>458</text:p>
          </table:table-cell>
          <table:table-cell table:formula="of:=[.D185]*100" office:value-type="float" office:value="-0.01401211" calcext:value-type="float">
            <text:p>-0.01401211</text:p>
          </table:table-cell>
          <table:table-cell table:formula="of:=[.E185]*100" office:value-type="float" office:value="-1.239354" calcext:value-type="float">
            <text:p>-1.239354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179.0351867676" calcext:value-type="float">
            <text:p>179.0351867676</text:p>
          </table:table-cell>
          <table:table-cell office:value-type="float" office:value="1.0748229374" calcext:value-type="float">
            <text:p>1.074822937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546996" calcext:value-type="float">
            <text:p>-0.01546996</text:p>
          </table:table-cell>
          <table:table-cell office:value-type="float" office:value="-0.0010491645" calcext:value-type="float">
            <text:p>-0.0010491645</text:p>
          </table:table-cell>
          <table:table-cell office:value-type="float" office:value="459" calcext:value-type="float">
            <text:p>459</text:p>
          </table:table-cell>
          <table:table-cell table:formula="of:=[.D186]*100" office:value-type="float" office:value="-0.01401211" calcext:value-type="float">
            <text:p>-0.01401211</text:p>
          </table:table-cell>
          <table:table-cell table:formula="of:=[.E186]*100" office:value-type="float" office:value="-1.546996" calcext:value-type="float">
            <text:p>-1.546996</text:p>
          </table:table-cell>
        </table:table-row>
        <table:table-row table:style-name="ro1">
          <table:table-cell office:value-type="float" office:value="22.97" calcext:value-type="float">
            <text:p>22.97</text:p>
          </table:table-cell>
          <table:table-cell office:value-type="float" office:value="179.0305633545" calcext:value-type="float">
            <text:p>179.0305633545</text:p>
          </table:table-cell>
          <table:table-cell office:value-type="float" office:value="1.1924419819" calcext:value-type="float">
            <text:p>1.192441981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830404" calcext:value-type="float">
            <text:p>-0.01830404</text:p>
          </table:table-cell>
          <table:table-cell office:value-type="float" office:value="-0.0009701003" calcext:value-type="float">
            <text:p>-0.0009701003</text:p>
          </table:table-cell>
          <table:table-cell office:value-type="float" office:value="460" calcext:value-type="float">
            <text:p>460</text:p>
          </table:table-cell>
          <table:table-cell table:formula="of:=[.D187]*100" office:value-type="float" office:value="-0.01401211" calcext:value-type="float">
            <text:p>-0.01401211</text:p>
          </table:table-cell>
          <table:table-cell table:formula="of:=[.E187]*100" office:value-type="float" office:value="-1.830404" calcext:value-type="float">
            <text:p>-1.830404</text:p>
          </table:table-cell>
        </table:table-row>
        <table:table-row table:style-name="ro1">
          <table:table-cell office:value-type="float" office:value="23.02" calcext:value-type="float">
            <text:p>23.02</text:p>
          </table:table-cell>
          <table:table-cell office:value-type="float" office:value="179.0352020264" calcext:value-type="float">
            <text:p>179.0352020264</text:p>
          </table:table-cell>
          <table:table-cell office:value-type="float" office:value="1.2350845497" calcext:value-type="float">
            <text:p>1.235084549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2047688" calcext:value-type="float">
            <text:p>-0.02047688</text:p>
          </table:table-cell>
          <table:table-cell office:value-type="float" office:value="-0.0008808789" calcext:value-type="float">
            <text:p>-0.0008808789</text:p>
          </table:table-cell>
          <table:table-cell office:value-type="float" office:value="461" calcext:value-type="float">
            <text:p>461</text:p>
          </table:table-cell>
          <table:table-cell table:formula="of:=[.D188]*100" office:value-type="float" office:value="-0.01401211" calcext:value-type="float">
            <text:p>-0.01401211</text:p>
          </table:table-cell>
          <table:table-cell table:formula="of:=[.E188]*100" office:value-type="float" office:value="-2.047688" calcext:value-type="float">
            <text:p>-2.047688</text:p>
          </table:table-cell>
        </table:table-row>
        <table:table-row table:style-name="ro1">
          <table:table-cell office:value-type="float" office:value="23.07" calcext:value-type="float">
            <text:p>23.07</text:p>
          </table:table-cell>
          <table:table-cell office:value-type="float" office:value="179.0516357422" calcext:value-type="float">
            <text:p>179.0516357422</text:p>
          </table:table-cell>
          <table:table-cell office:value-type="float" office:value="1.2870382405" calcext:value-type="float">
            <text:p>1.287038240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2227114" calcext:value-type="float">
            <text:p>-0.02227114</text:p>
          </table:table-cell>
          <table:table-cell office:value-type="float" office:value="-0.0010219698" calcext:value-type="float">
            <text:p>-0.0010219698</text:p>
          </table:table-cell>
          <table:table-cell office:value-type="float" office:value="462" calcext:value-type="float">
            <text:p>462</text:p>
          </table:table-cell>
          <table:table-cell table:formula="of:=[.D189]*100" office:value-type="float" office:value="-0.01401211" calcext:value-type="float">
            <text:p>-0.01401211</text:p>
          </table:table-cell>
          <table:table-cell table:formula="of:=[.E189]*100" office:value-type="float" office:value="-2.227114" calcext:value-type="float">
            <text:p>-2.227114</text:p>
          </table:table-cell>
        </table:table-row>
        <table:table-row table:style-name="ro1">
          <table:table-cell office:value-type="float" office:value="23.12" calcext:value-type="float">
            <text:p>23.12</text:p>
          </table:table-cell>
          <table:table-cell office:value-type="float" office:value="179.0582122803" calcext:value-type="float">
            <text:p>179.0582122803</text:p>
          </table:table-cell>
          <table:table-cell office:value-type="float" office:value="1.2479212478" calcext:value-type="float">
            <text:p>1.247921247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2320608" calcext:value-type="float">
            <text:p>-0.02320608</text:p>
          </table:table-cell>
          <table:table-cell office:value-type="float" office:value="-0.000917959" calcext:value-type="float">
            <text:p>-0.000917959</text:p>
          </table:table-cell>
          <table:table-cell office:value-type="float" office:value="463" calcext:value-type="float">
            <text:p>463</text:p>
          </table:table-cell>
          <table:table-cell table:formula="of:=[.D190]*100" office:value-type="float" office:value="-0.01401211" calcext:value-type="float">
            <text:p>-0.01401211</text:p>
          </table:table-cell>
          <table:table-cell table:formula="of:=[.E190]*100" office:value-type="float" office:value="-2.320608" calcext:value-type="float">
            <text:p>-2.320608</text:p>
          </table:table-cell>
        </table:table-row>
        <table:table-row table:style-name="ro1">
          <table:table-cell office:value-type="float" office:value="23.17" calcext:value-type="float">
            <text:p>23.17</text:p>
          </table:table-cell>
          <table:table-cell office:value-type="float" office:value="179.0641784668" calcext:value-type="float">
            <text:p>179.0641784668</text:p>
          </table:table-cell>
          <table:table-cell office:value-type="float" office:value="1.2092676567" calcext:value-type="float">
            <text:p>1.209267656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2357146" calcext:value-type="float">
            <text:p>-0.02357146</text:p>
          </table:table-cell>
          <table:table-cell office:value-type="float" office:value="-0.0008446482" calcext:value-type="float">
            <text:p>-0.0008446482</text:p>
          </table:table-cell>
          <table:table-cell office:value-type="float" office:value="464" calcext:value-type="float">
            <text:p>464</text:p>
          </table:table-cell>
          <table:table-cell table:formula="of:=[.D191]*100" office:value-type="float" office:value="-0.01401211" calcext:value-type="float">
            <text:p>-0.01401211</text:p>
          </table:table-cell>
          <table:table-cell table:formula="of:=[.E191]*100" office:value-type="float" office:value="-2.357146" calcext:value-type="float">
            <text:p>-2.357146</text:p>
          </table:table-cell>
        </table:table-row>
        <table:table-row table:style-name="ro1">
          <table:table-cell office:value-type="float" office:value="23.22" calcext:value-type="float">
            <text:p>23.22</text:p>
          </table:table-cell>
          <table:table-cell office:value-type="float" office:value="179.0711212158" calcext:value-type="float">
            <text:p>179.0711212158</text:p>
          </table:table-cell>
          <table:table-cell office:value-type="float" office:value="1.1471782962" calcext:value-type="float">
            <text:p>1.147178296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2340109" calcext:value-type="float">
            <text:p>-0.02340109</text:p>
          </table:table-cell>
          <table:table-cell office:value-type="float" office:value="-0.0006972412" calcext:value-type="float">
            <text:p>-0.0006972412</text:p>
          </table:table-cell>
          <table:table-cell office:value-type="float" office:value="465" calcext:value-type="float">
            <text:p>465</text:p>
          </table:table-cell>
          <table:table-cell table:formula="of:=[.D192]*100" office:value-type="float" office:value="-0.01401211" calcext:value-type="float">
            <text:p>-0.01401211</text:p>
          </table:table-cell>
          <table:table-cell table:formula="of:=[.E192]*100" office:value-type="float" office:value="-2.340109" calcext:value-type="float">
            <text:p>-2.340109</text:p>
          </table:table-cell>
        </table:table-row>
        <table:table-row table:style-name="ro1">
          <table:table-cell office:value-type="float" office:value="23.27" calcext:value-type="float">
            <text:p>23.27</text:p>
          </table:table-cell>
          <table:table-cell office:value-type="float" office:value="179.073135376" calcext:value-type="float">
            <text:p>179.073135376</text:p>
          </table:table-cell>
          <table:table-cell office:value-type="float" office:value="1.042211985" calcext:value-type="float">
            <text:p>1.04221198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2258789" calcext:value-type="float">
            <text:p>-0.02258789</text:p>
          </table:table-cell>
          <table:table-cell office:value-type="float" office:value="-0.000429137" calcext:value-type="float">
            <text:p>-0.000429137</text:p>
          </table:table-cell>
          <table:table-cell office:value-type="float" office:value="466" calcext:value-type="float">
            <text:p>466</text:p>
          </table:table-cell>
          <table:table-cell table:formula="of:=[.D193]*100" office:value-type="float" office:value="-0.01401211" calcext:value-type="float">
            <text:p>-0.01401211</text:p>
          </table:table-cell>
          <table:table-cell table:formula="of:=[.E193]*100" office:value-type="float" office:value="-2.258789" calcext:value-type="float">
            <text:p>-2.258789</text:p>
          </table:table-cell>
        </table:table-row>
        <table:table-row table:style-name="ro1">
          <table:table-cell office:value-type="float" office:value="23.32" calcext:value-type="float">
            <text:p>23.32</text:p>
          </table:table-cell>
          <table:table-cell office:value-type="float" office:value="179.077835083" calcext:value-type="float">
            <text:p>179.077835083</text:p>
          </table:table-cell>
          <table:table-cell office:value-type="float" office:value="0.9097904035" calcext:value-type="float">
            <text:p>0.909790403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2116333" calcext:value-type="float">
            <text:p>-0.02116333</text:p>
          </table:table-cell>
          <table:table-cell office:value-type="float" office:value="-0.0001328986" calcext:value-type="float">
            <text:p>-0.0001328986</text:p>
          </table:table-cell>
          <table:table-cell office:value-type="float" office:value="467" calcext:value-type="float">
            <text:p>467</text:p>
          </table:table-cell>
          <table:table-cell table:formula="of:=[.D194]*100" office:value-type="float" office:value="-0.01401211" calcext:value-type="float">
            <text:p>-0.01401211</text:p>
          </table:table-cell>
          <table:table-cell table:formula="of:=[.E194]*100" office:value-type="float" office:value="-2.116333" calcext:value-type="float">
            <text:p>-2.116333</text:p>
          </table:table-cell>
        </table:table-row>
        <table:table-row table:style-name="ro1">
          <table:table-cell office:value-type="float" office:value="23.37" calcext:value-type="float">
            <text:p>23.37</text:p>
          </table:table-cell>
          <table:table-cell office:value-type="float" office:value="179.0895843506" calcext:value-type="float">
            <text:p>179.0895843506</text:p>
          </table:table-cell>
          <table:table-cell office:value-type="float" office:value="0.8102598464" calcext:value-type="float">
            <text:p>0.810259846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955058" calcext:value-type="float">
            <text:p>-0.01955058</text:p>
          </table:table-cell>
          <table:table-cell office:value-type="float" office:value="0.0000133477" calcext:value-type="float">
            <text:p>1.33477E-05</text:p>
          </table:table-cell>
          <table:table-cell office:value-type="float" office:value="468" calcext:value-type="float">
            <text:p>468</text:p>
          </table:table-cell>
          <table:table-cell table:formula="of:=[.D195]*100" office:value-type="float" office:value="-0.01401211" calcext:value-type="float">
            <text:p>-0.01401211</text:p>
          </table:table-cell>
          <table:table-cell table:formula="of:=[.E195]*100" office:value-type="float" office:value="-1.955058" calcext:value-type="float">
            <text:p>-1.955058</text:p>
          </table:table-cell>
        </table:table-row>
        <table:table-row table:style-name="ro1">
          <table:table-cell office:value-type="float" office:value="23.42" calcext:value-type="float">
            <text:p>23.42</text:p>
          </table:table-cell>
          <table:table-cell office:value-type="float" office:value="179.0954742432" calcext:value-type="float">
            <text:p>179.0954742432</text:p>
          </table:table-cell>
          <table:table-cell office:value-type="float" office:value="0.7237206401" calcext:value-type="float">
            <text:p>0.723720640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789904" calcext:value-type="float">
            <text:p>-0.01789904</text:p>
          </table:table-cell>
          <table:table-cell office:value-type="float" office:value="0.0000679168" calcext:value-type="float">
            <text:p>6.79168E-05</text:p>
          </table:table-cell>
          <table:table-cell office:value-type="float" office:value="469" calcext:value-type="float">
            <text:p>469</text:p>
          </table:table-cell>
          <table:table-cell table:formula="of:=[.D196]*100" office:value-type="float" office:value="-0.01401211" calcext:value-type="float">
            <text:p>-0.01401211</text:p>
          </table:table-cell>
          <table:table-cell table:formula="of:=[.E196]*100" office:value-type="float" office:value="-1.789904" calcext:value-type="float">
            <text:p>-1.789904</text:p>
          </table:table-cell>
        </table:table-row>
        <table:table-row table:style-name="ro1">
          <table:table-cell office:value-type="float" office:value="23.47" calcext:value-type="float">
            <text:p>23.47</text:p>
          </table:table-cell>
          <table:table-cell office:value-type="float" office:value="179.0941009521" calcext:value-type="float">
            <text:p>179.0941009521</text:p>
          </table:table-cell>
          <table:table-cell office:value-type="float" office:value="0.6063693391" calcext:value-type="float">
            <text:p>0.606369339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601626" calcext:value-type="float">
            <text:p>-0.01601626</text:p>
          </table:table-cell>
          <table:table-cell office:value-type="float" office:value="0.0001694275" calcext:value-type="float">
            <text:p>0.0001694275</text:p>
          </table:table-cell>
          <table:table-cell office:value-type="float" office:value="470" calcext:value-type="float">
            <text:p>470</text:p>
          </table:table-cell>
          <table:table-cell table:formula="of:=[.D197]*100" office:value-type="float" office:value="-0.01401211" calcext:value-type="float">
            <text:p>-0.01401211</text:p>
          </table:table-cell>
          <table:table-cell table:formula="of:=[.E197]*100" office:value-type="float" office:value="-1.601626" calcext:value-type="float">
            <text:p>-1.601626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179.0906219482" calcext:value-type="float">
            <text:p>179.0906219482</text:p>
          </table:table-cell>
          <table:table-cell office:value-type="float" office:value="0.4765557661" calcext:value-type="float">
            <text:p>0.476555766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389631" calcext:value-type="float">
            <text:p>-0.01389631</text:p>
          </table:table-cell>
          <table:table-cell office:value-type="float" office:value="0.0005130651" calcext:value-type="float">
            <text:p>0.0005130651</text:p>
          </table:table-cell>
          <table:table-cell office:value-type="float" office:value="471" calcext:value-type="float">
            <text:p>471</text:p>
          </table:table-cell>
          <table:table-cell table:formula="of:=[.D198]*100" office:value-type="float" office:value="-0.01401211" calcext:value-type="float">
            <text:p>-0.01401211</text:p>
          </table:table-cell>
          <table:table-cell table:formula="of:=[.E198]*100" office:value-type="float" office:value="-1.389631" calcext:value-type="float">
            <text:p>-1.389631</text:p>
          </table:table-cell>
        </table:table-row>
        <table:table-row table:style-name="ro1">
          <table:table-cell office:value-type="float" office:value="23.57" calcext:value-type="float">
            <text:p>23.57</text:p>
          </table:table-cell>
          <table:table-cell office:value-type="float" office:value="179.0792694092" calcext:value-type="float">
            <text:p>179.0792694092</text:p>
          </table:table-cell>
          <table:table-cell office:value-type="float" office:value="0.3351327678" calcext:value-type="float">
            <text:p>0.335132767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154094" calcext:value-type="float">
            <text:p>-0.01154094</text:p>
          </table:table-cell>
          <table:table-cell office:value-type="float" office:value="0.0005746683" calcext:value-type="float">
            <text:p>0.0005746683</text:p>
          </table:table-cell>
          <table:table-cell office:value-type="float" office:value="472" calcext:value-type="float">
            <text:p>472</text:p>
          </table:table-cell>
          <table:table-cell table:formula="of:=[.D199]*100" office:value-type="float" office:value="-0.01401211" calcext:value-type="float">
            <text:p>-0.01401211</text:p>
          </table:table-cell>
          <table:table-cell table:formula="of:=[.E199]*100" office:value-type="float" office:value="-1.154094" calcext:value-type="float">
            <text:p>-1.154094</text:p>
          </table:table-cell>
        </table:table-row>
        <table:table-row table:style-name="ro1">
          <table:table-cell office:value-type="float" office:value="23.62" calcext:value-type="float">
            <text:p>23.62</text:p>
          </table:table-cell>
          <table:table-cell office:value-type="float" office:value="179.0743103027" calcext:value-type="float">
            <text:p>179.0743103027</text:p>
          </table:table-cell>
          <table:table-cell office:value-type="float" office:value="0.2157291087" calcext:value-type="float">
            <text:p>0.215729108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917546" calcext:value-type="float">
            <text:p>-0.00917546</text:p>
          </table:table-cell>
          <table:table-cell office:value-type="float" office:value="0.0005916253" calcext:value-type="float">
            <text:p>0.0005916253</text:p>
          </table:table-cell>
          <table:table-cell office:value-type="float" office:value="473" calcext:value-type="float">
            <text:p>473</text:p>
          </table:table-cell>
          <table:table-cell table:formula="of:=[.D200]*100" office:value-type="float" office:value="-0.01401211" calcext:value-type="float">
            <text:p>-0.01401211</text:p>
          </table:table-cell>
          <table:table-cell table:formula="of:=[.E200]*100" office:value-type="float" office:value="-0.917546" calcext:value-type="float">
            <text:p>-0.917546</text:p>
          </table:table-cell>
        </table:table-row>
        <table:table-row table:style-name="ro1">
          <table:table-cell office:value-type="float" office:value="23.67" calcext:value-type="float">
            <text:p>23.67</text:p>
          </table:table-cell>
          <table:table-cell office:value-type="float" office:value="179.0566711426" calcext:value-type="float">
            <text:p>179.0566711426</text:p>
          </table:table-cell>
          <table:table-cell office:value-type="float" office:value="0.1061143354" calcext:value-type="float">
            <text:p>0.106114335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686848" calcext:value-type="float">
            <text:p>-0.00686848</text:p>
          </table:table-cell>
          <table:table-cell office:value-type="float" office:value="0.0005377393" calcext:value-type="float">
            <text:p>0.0005377393</text:p>
          </table:table-cell>
          <table:table-cell office:value-type="float" office:value="474" calcext:value-type="float">
            <text:p>474</text:p>
          </table:table-cell>
          <table:table-cell table:formula="of:=[.D201]*100" office:value-type="float" office:value="-0.01401211" calcext:value-type="float">
            <text:p>-0.01401211</text:p>
          </table:table-cell>
          <table:table-cell table:formula="of:=[.E201]*100" office:value-type="float" office:value="-0.686848" calcext:value-type="float">
            <text:p>-0.686848</text:p>
          </table:table-cell>
        </table:table-row>
        <table:table-row table:style-name="ro1">
          <table:table-cell office:value-type="float" office:value="23.72" calcext:value-type="float">
            <text:p>23.72</text:p>
          </table:table-cell>
          <table:table-cell office:value-type="float" office:value="179.0236358643" calcext:value-type="float">
            <text:p>179.0236358643</text:p>
          </table:table-cell>
          <table:table-cell office:value-type="float" office:value="0.0771627423" calcext:value-type="float">
            <text:p>0.077162742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513816" calcext:value-type="float">
            <text:p>-0.00513816</text:p>
          </table:table-cell>
          <table:table-cell office:value-type="float" office:value="0.0002767739" calcext:value-type="float">
            <text:p>0.0002767739</text:p>
          </table:table-cell>
          <table:table-cell office:value-type="float" office:value="475" calcext:value-type="float">
            <text:p>475</text:p>
          </table:table-cell>
          <table:table-cell table:formula="of:=[.D202]*100" office:value-type="float" office:value="-0.01401211" calcext:value-type="float">
            <text:p>-0.01401211</text:p>
          </table:table-cell>
          <table:table-cell table:formula="of:=[.E202]*100" office:value-type="float" office:value="-0.513816" calcext:value-type="float">
            <text:p>-0.513816</text:p>
          </table:table-cell>
        </table:table-row>
        <table:table-row table:style-name="ro1">
          <table:table-cell office:value-type="float" office:value="23.77" calcext:value-type="float">
            <text:p>23.77</text:p>
          </table:table-cell>
          <table:table-cell office:value-type="float" office:value="179.0301208496" calcext:value-type="float">
            <text:p>179.0301208496</text:p>
          </table:table-cell>
          <table:table-cell office:value-type="float" office:value="0.0293661294" calcext:value-type="float">
            <text:p>0.029366129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36665" calcext:value-type="float">
            <text:p>-0.0036665</text:p>
          </table:table-cell>
          <table:table-cell office:value-type="float" office:value="0.0000447456" calcext:value-type="float">
            <text:p>4.47456E-05</text:p>
          </table:table-cell>
          <table:table-cell office:value-type="float" office:value="476" calcext:value-type="float">
            <text:p>476</text:p>
          </table:table-cell>
          <table:table-cell table:formula="of:=[.D203]*100" office:value-type="float" office:value="-0.01401211" calcext:value-type="float">
            <text:p>-0.01401211</text:p>
          </table:table-cell>
          <table:table-cell table:formula="of:=[.E203]*100" office:value-type="float" office:value="-0.36665" calcext:value-type="float">
            <text:p>-0.36665</text:p>
          </table:table-cell>
        </table:table-row>
        <table:table-row table:style-name="ro1">
          <table:table-cell office:value-type="float" office:value="23.82" calcext:value-type="float">
            <text:p>23.82</text:p>
          </table:table-cell>
          <table:table-cell office:value-type="float" office:value="179.0088043213" calcext:value-type="float">
            <text:p>179.0088043213</text:p>
          </table:table-cell>
          <table:table-cell office:value-type="float" office:value="0.0130108919" calcext:value-type="float">
            <text:p>0.013010891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57678" calcext:value-type="float">
            <text:p>-0.00257678</text:p>
          </table:table-cell>
          <table:table-cell office:value-type="float" office:value="-0.0000903902" calcext:value-type="float">
            <text:p>-9.03902E-05</text:p>
          </table:table-cell>
          <table:table-cell office:value-type="float" office:value="477" calcext:value-type="float">
            <text:p>477</text:p>
          </table:table-cell>
          <table:table-cell table:formula="of:=[.D204]*100" office:value-type="float" office:value="-0.01401211" calcext:value-type="float">
            <text:p>-0.01401211</text:p>
          </table:table-cell>
          <table:table-cell table:formula="of:=[.E204]*100" office:value-type="float" office:value="-0.257678" calcext:value-type="float">
            <text:p>-0.257678</text:p>
          </table:table-cell>
        </table:table-row>
        <table:table-row table:style-name="ro1">
          <table:table-cell office:value-type="float" office:value="23.87" calcext:value-type="float">
            <text:p>23.87</text:p>
          </table:table-cell>
          <table:table-cell office:value-type="float" office:value="178.9994812012" calcext:value-type="float">
            <text:p>178.9994812012</text:p>
          </table:table-cell>
          <table:table-cell office:value-type="float" office:value="0.0024645976" calcext:value-type="float">
            <text:p>0.002464597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78031" calcext:value-type="float">
            <text:p>-0.00178031</text:p>
          </table:table-cell>
          <table:table-cell office:value-type="float" office:value="-0.0002089795" calcext:value-type="float">
            <text:p>-0.0002089795</text:p>
          </table:table-cell>
          <table:table-cell office:value-type="float" office:value="478" calcext:value-type="float">
            <text:p>478</text:p>
          </table:table-cell>
          <table:table-cell table:formula="of:=[.D205]*100" office:value-type="float" office:value="-0.01401211" calcext:value-type="float">
            <text:p>-0.01401211</text:p>
          </table:table-cell>
          <table:table-cell table:formula="of:=[.E205]*100" office:value-type="float" office:value="-0.178031" calcext:value-type="float">
            <text:p>-0.178031</text:p>
          </table:table-cell>
        </table:table-row>
        <table:table-row table:style-name="ro1">
          <table:table-cell office:value-type="float" office:value="23.92" calcext:value-type="float">
            <text:p>23.92</text:p>
          </table:table-cell>
          <table:table-cell office:value-type="float" office:value="178.9960021973" calcext:value-type="float">
            <text:p>178.9960021973</text:p>
          </table:table-cell>
          <table:table-cell office:value-type="float" office:value="0.0435678657" calcext:value-type="float">
            <text:p>0.043567865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52353" calcext:value-type="float">
            <text:p>-0.00152353</text:p>
          </table:table-cell>
          <table:table-cell office:value-type="float" office:value="-0.0004366929" calcext:value-type="float">
            <text:p>-0.0004366929</text:p>
          </table:table-cell>
          <table:table-cell office:value-type="float" office:value="479" calcext:value-type="float">
            <text:p>479</text:p>
          </table:table-cell>
          <table:table-cell table:formula="of:=[.D206]*100" office:value-type="float" office:value="-0.01401211" calcext:value-type="float">
            <text:p>-0.01401211</text:p>
          </table:table-cell>
          <table:table-cell table:formula="of:=[.E206]*100" office:value-type="float" office:value="-0.152353" calcext:value-type="float">
            <text:p>-0.152353</text:p>
          </table:table-cell>
        </table:table-row>
        <table:table-row table:style-name="ro1">
          <table:table-cell office:value-type="float" office:value="23.97" calcext:value-type="float">
            <text:p>23.97</text:p>
          </table:table-cell>
          <table:table-cell office:value-type="float" office:value="179.0037994385" calcext:value-type="float">
            <text:p>179.0037994385</text:p>
          </table:table-cell>
          <table:table-cell office:value-type="float" office:value="0.0299033517" calcext:value-type="float">
            <text:p>0.029903351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26133" calcext:value-type="float">
            <text:p>-0.00126133</text:p>
          </table:table-cell>
          <table:table-cell office:value-type="float" office:value="-0.0002535105" calcext:value-type="float">
            <text:p>-0.0002535105</text:p>
          </table:table-cell>
          <table:table-cell office:value-type="float" office:value="480" calcext:value-type="float">
            <text:p>480</text:p>
          </table:table-cell>
          <table:table-cell table:formula="of:=[.D207]*100" office:value-type="float" office:value="-0.01401211" calcext:value-type="float">
            <text:p>-0.01401211</text:p>
          </table:table-cell>
          <table:table-cell table:formula="of:=[.E207]*100" office:value-type="float" office:value="-0.126133" calcext:value-type="float">
            <text:p>-0.126133</text:p>
          </table:table-cell>
        </table:table-row>
        <table:table-row table:style-name="ro1">
          <table:table-cell office:value-type="float" office:value="24.02" calcext:value-type="float">
            <text:p>24.02</text:p>
          </table:table-cell>
          <table:table-cell office:value-type="float" office:value="179.004119873" calcext:value-type="float">
            <text:p>179.004119873</text:p>
          </table:table-cell>
          <table:table-cell office:value-type="float" office:value="0.074893825" calcext:value-type="float">
            <text:p>0.07489382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38649" calcext:value-type="float">
            <text:p>-0.00138649</text:p>
          </table:table-cell>
          <table:table-cell office:value-type="float" office:value="-0.0004452917" calcext:value-type="float">
            <text:p>-0.0004452917</text:p>
          </table:table-cell>
          <table:table-cell office:value-type="float" office:value="481" calcext:value-type="float">
            <text:p>481</text:p>
          </table:table-cell>
          <table:table-cell table:formula="of:=[.D208]*100" office:value-type="float" office:value="-0.01401211" calcext:value-type="float">
            <text:p>-0.01401211</text:p>
          </table:table-cell>
          <table:table-cell table:formula="of:=[.E208]*100" office:value-type="float" office:value="-0.138649" calcext:value-type="float">
            <text:p>-0.138649</text:p>
          </table:table-cell>
        </table:table-row>
        <table:table-row table:style-name="ro1">
          <table:table-cell office:value-type="float" office:value="24.07" calcext:value-type="float">
            <text:p>24.07</text:p>
          </table:table-cell>
          <table:table-cell office:value-type="float" office:value="179.0004272461" calcext:value-type="float">
            <text:p>179.0004272461</text:p>
          </table:table-cell>
          <table:table-cell office:value-type="float" office:value="0.1221904318" calcext:value-type="float">
            <text:p>0.122190431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78516" calcext:value-type="float">
            <text:p>-0.00178516</text:p>
          </table:table-cell>
          <table:table-cell office:value-type="float" office:value="-0.0004402918" calcext:value-type="float">
            <text:p>-0.0004402918</text:p>
          </table:table-cell>
          <table:table-cell office:value-type="float" office:value="482" calcext:value-type="float">
            <text:p>482</text:p>
          </table:table-cell>
          <table:table-cell table:formula="of:=[.D209]*100" office:value-type="float" office:value="-0.01401211" calcext:value-type="float">
            <text:p>-0.01401211</text:p>
          </table:table-cell>
          <table:table-cell table:formula="of:=[.E209]*100" office:value-type="float" office:value="-0.178516" calcext:value-type="float">
            <text:p>-0.178516</text:p>
          </table:table-cell>
        </table:table-row>
        <table:table-row table:style-name="ro1">
          <table:table-cell office:value-type="float" office:value="24.12" calcext:value-type="float">
            <text:p>24.12</text:p>
          </table:table-cell>
          <table:table-cell office:value-type="float" office:value="178.9874572754" calcext:value-type="float">
            <text:p>178.9874572754</text:p>
          </table:table-cell>
          <table:table-cell office:value-type="float" office:value="0.1371275699" calcext:value-type="float">
            <text:p>0.137127569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15039" calcext:value-type="float">
            <text:p>-0.00215039</text:p>
          </table:table-cell>
          <table:table-cell office:value-type="float" office:value="-0.0003455617" calcext:value-type="float">
            <text:p>-0.0003455617</text:p>
          </table:table-cell>
          <table:table-cell office:value-type="float" office:value="483" calcext:value-type="float">
            <text:p>483</text:p>
          </table:table-cell>
          <table:table-cell table:formula="of:=[.D210]*100" office:value-type="float" office:value="-0.01401211" calcext:value-type="float">
            <text:p>-0.01401211</text:p>
          </table:table-cell>
          <table:table-cell table:formula="of:=[.E210]*100" office:value-type="float" office:value="-0.215039" calcext:value-type="float">
            <text:p>-0.215039</text:p>
          </table:table-cell>
        </table:table-row>
        <table:table-row table:style-name="ro1">
          <table:table-cell office:value-type="float" office:value="24.17" calcext:value-type="float">
            <text:p>24.17</text:p>
          </table:table-cell>
          <table:table-cell office:value-type="float" office:value="178.9840545654" calcext:value-type="float">
            <text:p>178.9840545654</text:p>
          </table:table-cell>
          <table:table-cell office:value-type="float" office:value="0.1398780906" calcext:value-type="float">
            <text:p>0.139878090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4121" calcext:value-type="float">
            <text:p>-0.0024121</text:p>
          </table:table-cell>
          <table:table-cell office:value-type="float" office:value="-0.0002470852" calcext:value-type="float">
            <text:p>-0.0002470852</text:p>
          </table:table-cell>
          <table:table-cell office:value-type="float" office:value="484" calcext:value-type="float">
            <text:p>484</text:p>
          </table:table-cell>
          <table:table-cell table:formula="of:=[.D211]*100" office:value-type="float" office:value="-0.01401211" calcext:value-type="float">
            <text:p>-0.01401211</text:p>
          </table:table-cell>
          <table:table-cell table:formula="of:=[.E211]*100" office:value-type="float" office:value="-0.24121" calcext:value-type="float">
            <text:p>-0.24121</text:p>
          </table:table-cell>
        </table:table-row>
        <table:table-row table:style-name="ro1">
          <table:table-cell office:value-type="float" office:value="24.22" calcext:value-type="float">
            <text:p>24.22</text:p>
          </table:table-cell>
          <table:table-cell office:value-type="float" office:value="178.9922790527" calcext:value-type="float">
            <text:p>178.9922790527</text:p>
          </table:table-cell>
          <table:table-cell office:value-type="float" office:value="0.1705322094" calcext:value-type="float">
            <text:p>0.170532209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79084" calcext:value-type="float">
            <text:p>-0.00279084</text:p>
          </table:table-cell>
          <table:table-cell office:value-type="float" office:value="-0.0002321051" calcext:value-type="float">
            <text:p>-0.0002321051</text:p>
          </table:table-cell>
          <table:table-cell office:value-type="float" office:value="485" calcext:value-type="float">
            <text:p>485</text:p>
          </table:table-cell>
          <table:table-cell table:formula="of:=[.D212]*100" office:value-type="float" office:value="-0.01401211" calcext:value-type="float">
            <text:p>-0.01401211</text:p>
          </table:table-cell>
          <table:table-cell table:formula="of:=[.E212]*100" office:value-type="float" office:value="-0.279084" calcext:value-type="float">
            <text:p>-0.279084</text:p>
          </table:table-cell>
        </table:table-row>
        <table:table-row table:style-name="ro1">
          <table:table-cell office:value-type="float" office:value="24.27" calcext:value-type="float">
            <text:p>24.27</text:p>
          </table:table-cell>
          <table:table-cell office:value-type="float" office:value="178.9881134033" calcext:value-type="float">
            <text:p>178.9881134033</text:p>
          </table:table-cell>
          <table:table-cell office:value-type="float" office:value="0.1412626461" calcext:value-type="float">
            <text:p>0.141262646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84812" calcext:value-type="float">
            <text:p>-0.00284812</text:p>
          </table:table-cell>
          <table:table-cell office:value-type="float" office:value="0.0000271224" calcext:value-type="float">
            <text:p>2.71224E-05</text:p>
          </table:table-cell>
          <table:table-cell office:value-type="float" office:value="486" calcext:value-type="float">
            <text:p>486</text:p>
          </table:table-cell>
          <table:table-cell table:formula="of:=[.D213]*100" office:value-type="float" office:value="-0.01401211" calcext:value-type="float">
            <text:p>-0.01401211</text:p>
          </table:table-cell>
          <table:table-cell table:formula="of:=[.E213]*100" office:value-type="float" office:value="-0.284812" calcext:value-type="float">
            <text:p>-0.284812</text:p>
          </table:table-cell>
        </table:table-row>
        <table:table-row table:style-name="ro1">
          <table:table-cell office:value-type="float" office:value="24.32" calcext:value-type="float">
            <text:p>24.32</text:p>
          </table:table-cell>
          <table:table-cell office:value-type="float" office:value="178.9957733154" calcext:value-type="float">
            <text:p>178.9957733154</text:p>
          </table:table-cell>
          <table:table-cell office:value-type="float" office:value="0.1080261259" calcext:value-type="float">
            <text:p>0.108026125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66476" calcext:value-type="float">
            <text:p>-0.00266476</text:p>
          </table:table-cell>
          <table:table-cell office:value-type="float" office:value="0.0002765659" calcext:value-type="float">
            <text:p>0.0002765659</text:p>
          </table:table-cell>
          <table:table-cell office:value-type="float" office:value="487" calcext:value-type="float">
            <text:p>487</text:p>
          </table:table-cell>
          <table:table-cell table:formula="of:=[.D214]*100" office:value-type="float" office:value="-0.01401211" calcext:value-type="float">
            <text:p>-0.01401211</text:p>
          </table:table-cell>
          <table:table-cell table:formula="of:=[.E214]*100" office:value-type="float" office:value="-0.266476" calcext:value-type="float">
            <text:p>-0.266476</text:p>
          </table:table-cell>
        </table:table-row>
        <table:table-row table:style-name="ro1">
          <table:table-cell office:value-type="float" office:value="24.37" calcext:value-type="float">
            <text:p>24.37</text:p>
          </table:table-cell>
          <table:table-cell office:value-type="float" office:value="178.9997711182" calcext:value-type="float">
            <text:p>178.9997711182</text:p>
          </table:table-cell>
          <table:table-cell office:value-type="float" office:value="0.0822148214" calcext:value-type="float">
            <text:p>0.082214821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37052" calcext:value-type="float">
            <text:p>-0.00237052</text:p>
          </table:table-cell>
          <table:table-cell office:value-type="float" office:value="0.0002164768" calcext:value-type="float">
            <text:p>0.0002164768</text:p>
          </table:table-cell>
          <table:table-cell office:value-type="float" office:value="488" calcext:value-type="float">
            <text:p>488</text:p>
          </table:table-cell>
          <table:table-cell table:formula="of:=[.D215]*100" office:value-type="float" office:value="-0.01401211" calcext:value-type="float">
            <text:p>-0.01401211</text:p>
          </table:table-cell>
          <table:table-cell table:formula="of:=[.E215]*100" office:value-type="float" office:value="-0.237052" calcext:value-type="float">
            <text:p>-0.237052</text:p>
          </table:table-cell>
        </table:table-row>
        <table:table-row table:style-name="ro1">
          <table:table-cell office:value-type="float" office:value="24.42" calcext:value-type="float">
            <text:p>24.42</text:p>
          </table:table-cell>
          <table:table-cell office:value-type="float" office:value="179.0081939697" calcext:value-type="float">
            <text:p>179.0081939697</text:p>
          </table:table-cell>
          <table:table-cell office:value-type="float" office:value="-0.031550404" calcext:value-type="float">
            <text:p>-0.03155040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41613" calcext:value-type="float">
            <text:p>-0.00141613</text:p>
          </table:table-cell>
          <table:table-cell office:value-type="float" office:value="0.0004892108" calcext:value-type="float">
            <text:p>0.0004892108</text:p>
          </table:table-cell>
          <table:table-cell office:value-type="float" office:value="489" calcext:value-type="float">
            <text:p>489</text:p>
          </table:table-cell>
          <table:table-cell table:formula="of:=[.D216]*100" office:value-type="float" office:value="-0.01401211" calcext:value-type="float">
            <text:p>-0.01401211</text:p>
          </table:table-cell>
          <table:table-cell table:formula="of:=[.E216]*100" office:value-type="float" office:value="-0.141613" calcext:value-type="float">
            <text:p>-0.141613</text:p>
          </table:table-cell>
        </table:table-row>
        <table:table-row table:style-name="ro1">
          <table:table-cell office:value-type="float" office:value="24.47" calcext:value-type="float">
            <text:p>24.47</text:p>
          </table:table-cell>
          <table:table-cell office:value-type="float" office:value="179.000869751" calcext:value-type="float">
            <text:p>179.000869751</text:p>
          </table:table-cell>
          <table:table-cell office:value-type="float" office:value="-0.0943962917" calcext:value-type="float">
            <text:p>-0.094396291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36124" calcext:value-type="float">
            <text:p>-0.00036124</text:p>
          </table:table-cell>
          <table:table-cell office:value-type="float" office:value="0.0005470445" calcext:value-type="float">
            <text:p>0.0005470445</text:p>
          </table:table-cell>
          <table:table-cell office:value-type="float" office:value="490" calcext:value-type="float">
            <text:p>490</text:p>
          </table:table-cell>
          <table:table-cell table:formula="of:=[.D217]*100" office:value-type="float" office:value="-0.01401211" calcext:value-type="float">
            <text:p>-0.01401211</text:p>
          </table:table-cell>
          <table:table-cell table:formula="of:=[.E217]*100" office:value-type="float" office:value="-0.036124" calcext:value-type="float">
            <text:p>-0.036124</text:p>
          </table:table-cell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float" office:value="178.996963501" calcext:value-type="float">
            <text:p>178.996963501</text:p>
          </table:table-cell>
          <table:table-cell office:value-type="float" office:value="-0.1697615007" calcext:value-type="float">
            <text:p>-0.169761500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84408" calcext:value-type="float">
            <text:p>0.00084408</text:p>
          </table:table-cell>
          <table:table-cell office:value-type="float" office:value="0.0005271899" calcext:value-type="float">
            <text:p>0.0005271899</text:p>
          </table:table-cell>
          <table:table-cell office:value-type="float" office:value="491" calcext:value-type="float">
            <text:p>491</text:p>
          </table:table-cell>
          <table:table-cell table:formula="of:=[.D218]*100" office:value-type="float" office:value="-0.01401211" calcext:value-type="float">
            <text:p>-0.01401211</text:p>
          </table:table-cell>
          <table:table-cell table:formula="of:=[.E218]*100" office:value-type="float" office:value="0.084408" calcext:value-type="float">
            <text:p>0.084408</text:p>
          </table:table-cell>
        </table:table-row>
        <table:table-row table:style-name="ro1">
          <table:table-cell office:value-type="float" office:value="24.57" calcext:value-type="float">
            <text:p>24.57</text:p>
          </table:table-cell>
          <table:table-cell office:value-type="float" office:value="178.9883880615" calcext:value-type="float">
            <text:p>178.9883880615</text:p>
          </table:table-cell>
          <table:table-cell office:value-type="float" office:value="-0.2664581456" calcext:value-type="float">
            <text:p>-0.266458145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29183" calcext:value-type="float">
            <text:p>0.00229183</text:p>
          </table:table-cell>
          <table:table-cell office:value-type="float" office:value="0.0004779614" calcext:value-type="float">
            <text:p>0.0004779614</text:p>
          </table:table-cell>
          <table:table-cell office:value-type="float" office:value="492" calcext:value-type="float">
            <text:p>492</text:p>
          </table:table-cell>
          <table:table-cell table:formula="of:=[.D219]*100" office:value-type="float" office:value="-0.01401211" calcext:value-type="float">
            <text:p>-0.01401211</text:p>
          </table:table-cell>
          <table:table-cell table:formula="of:=[.E219]*100" office:value-type="float" office:value="0.229183" calcext:value-type="float">
            <text:p>0.229183</text:p>
          </table:table-cell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178.9901123047" calcext:value-type="float">
            <text:p>178.9901123047</text:p>
          </table:table-cell>
          <table:table-cell office:value-type="float" office:value="-0.2949636868" calcext:value-type="float">
            <text:p>-0.294963686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4466" calcext:value-type="float">
            <text:p>0.0034466</text:p>
          </table:table-cell>
          <table:table-cell office:value-type="float" office:value="0.0003374594" calcext:value-type="float">
            <text:p>0.0003374594</text:p>
          </table:table-cell>
          <table:table-cell office:value-type="float" office:value="493" calcext:value-type="float">
            <text:p>493</text:p>
          </table:table-cell>
          <table:table-cell table:formula="of:=[.D220]*100" office:value-type="float" office:value="-0.01401211" calcext:value-type="float">
            <text:p>-0.01401211</text:p>
          </table:table-cell>
          <table:table-cell table:formula="of:=[.E220]*100" office:value-type="float" office:value="0.34466" calcext:value-type="float">
            <text:p>0.34466</text:p>
          </table:table-cell>
        </table:table-row>
        <table:table-row table:style-name="ro1">
          <table:table-cell office:value-type="float" office:value="24.67" calcext:value-type="float">
            <text:p>24.67</text:p>
          </table:table-cell>
          <table:table-cell office:value-type="float" office:value="178.9766387939" calcext:value-type="float">
            <text:p>178.9766387939</text:p>
          </table:table-cell>
          <table:table-cell office:value-type="float" office:value="-0.3940906848" calcext:value-type="float">
            <text:p>-0.394090684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87687" calcext:value-type="float">
            <text:p>0.00487687</text:p>
          </table:table-cell>
          <table:table-cell office:value-type="float" office:value="0.0003326528" calcext:value-type="float">
            <text:p>0.0003326528</text:p>
          </table:table-cell>
          <table:table-cell office:value-type="float" office:value="494" calcext:value-type="float">
            <text:p>494</text:p>
          </table:table-cell>
          <table:table-cell table:formula="of:=[.D221]*100" office:value-type="float" office:value="-0.01401211" calcext:value-type="float">
            <text:p>-0.01401211</text:p>
          </table:table-cell>
          <table:table-cell table:formula="of:=[.E221]*100" office:value-type="float" office:value="0.487687" calcext:value-type="float">
            <text:p>0.487687</text:p>
          </table:table-cell>
        </table:table-row>
        <table:table-row table:style-name="ro1">
          <table:table-cell office:value-type="float" office:value="24.72" calcext:value-type="float">
            <text:p>24.72</text:p>
          </table:table-cell>
          <table:table-cell office:value-type="float" office:value="178.9802703857" calcext:value-type="float">
            <text:p>178.9802703857</text:p>
          </table:table-cell>
          <table:table-cell office:value-type="float" office:value="-0.4242448692" calcext:value-type="float">
            <text:p>-0.424244869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03097" calcext:value-type="float">
            <text:p>0.00603097</text:p>
          </table:table-cell>
          <table:table-cell office:value-type="float" office:value="0.0001090644" calcext:value-type="float">
            <text:p>0.0001090644</text:p>
          </table:table-cell>
          <table:table-cell office:value-type="float" office:value="495" calcext:value-type="float">
            <text:p>495</text:p>
          </table:table-cell>
          <table:table-cell table:formula="of:=[.D222]*100" office:value-type="float" office:value="-0.01401211" calcext:value-type="float">
            <text:p>-0.01401211</text:p>
          </table:table-cell>
          <table:table-cell table:formula="of:=[.E222]*100" office:value-type="float" office:value="0.603097" calcext:value-type="float">
            <text:p>0.603097</text:p>
          </table:table-cell>
        </table:table-row>
        <table:table-row table:style-name="ro1">
          <table:table-cell office:value-type="float" office:value="24.77" calcext:value-type="float">
            <text:p>24.77</text:p>
          </table:table-cell>
          <table:table-cell office:value-type="float" office:value="178.9863891602" calcext:value-type="float">
            <text:p>178.9863891602</text:p>
          </table:table-cell>
          <table:table-cell office:value-type="float" office:value="-0.5021871029" calcext:value-type="float">
            <text:p>-0.502187102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31958" calcext:value-type="float">
            <text:p>0.00731958</text:p>
          </table:table-cell>
          <table:table-cell office:value-type="float" office:value="0.0001291627" calcext:value-type="float">
            <text:p>0.0001291627</text:p>
          </table:table-cell>
          <table:table-cell office:value-type="float" office:value="496" calcext:value-type="float">
            <text:p>496</text:p>
          </table:table-cell>
          <table:table-cell table:formula="of:=[.D223]*100" office:value-type="float" office:value="-0.01401211" calcext:value-type="float">
            <text:p>-0.01401211</text:p>
          </table:table-cell>
          <table:table-cell table:formula="of:=[.E223]*100" office:value-type="float" office:value="0.731958" calcext:value-type="float">
            <text:p>0.731958</text:p>
          </table:table-cell>
        </table:table-row>
        <table:table-row table:style-name="ro1">
          <table:table-cell office:value-type="float" office:value="24.82" calcext:value-type="float">
            <text:p>24.82</text:p>
          </table:table-cell>
          <table:table-cell office:value-type="float" office:value="178.9987030029" calcext:value-type="float">
            <text:p>178.9987030029</text:p>
          </table:table-cell>
          <table:table-cell office:value-type="float" office:value="-0.5754960524" calcext:value-type="float">
            <text:p>-0.575496052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66694" calcext:value-type="float">
            <text:p>0.00866694</text:p>
          </table:table-cell>
          <table:table-cell office:value-type="float" office:value="0.0000667711" calcext:value-type="float">
            <text:p>6.67711E-05</text:p>
          </table:table-cell>
          <table:table-cell office:value-type="float" office:value="497" calcext:value-type="float">
            <text:p>497</text:p>
          </table:table-cell>
          <table:table-cell table:formula="of:=[.D224]*100" office:value-type="float" office:value="-0.01401211" calcext:value-type="float">
            <text:p>-0.01401211</text:p>
          </table:table-cell>
          <table:table-cell table:formula="of:=[.E224]*100" office:value-type="float" office:value="0.866694" calcext:value-type="float">
            <text:p>0.866694</text:p>
          </table:table-cell>
        </table:table-row>
        <table:table-row table:style-name="ro1">
          <table:table-cell office:value-type="float" office:value="24.87" calcext:value-type="float">
            <text:p>24.87</text:p>
          </table:table-cell>
          <table:table-cell office:value-type="float" office:value="178.9968109131" calcext:value-type="float">
            <text:p>178.9968109131</text:p>
          </table:table-cell>
          <table:table-cell office:value-type="float" office:value="-0.6103160568" calcext:value-type="float">
            <text:p>-0.610316056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979691" calcext:value-type="float">
            <text:p>0.00979691</text:p>
          </table:table-cell>
          <table:table-cell office:value-type="float" office:value="0.0001036248" calcext:value-type="float">
            <text:p>0.0001036248</text:p>
          </table:table-cell>
          <table:table-cell office:value-type="float" office:value="498" calcext:value-type="float">
            <text:p>498</text:p>
          </table:table-cell>
          <table:table-cell table:formula="of:=[.D225]*100" office:value-type="float" office:value="-0.01401211" calcext:value-type="float">
            <text:p>-0.01401211</text:p>
          </table:table-cell>
          <table:table-cell table:formula="of:=[.E225]*100" office:value-type="float" office:value="0.979691" calcext:value-type="float">
            <text:p>0.979691</text:p>
          </table:table-cell>
        </table:table-row>
        <table:table-row table:style-name="ro1">
          <table:table-cell office:value-type="float" office:value="24.92" calcext:value-type="float">
            <text:p>24.92</text:p>
          </table:table-cell>
          <table:table-cell office:value-type="float" office:value="178.9924316406" calcext:value-type="float">
            <text:p>178.9924316406</text:p>
          </table:table-cell>
          <table:table-cell office:value-type="float" office:value="-0.6568887032" calcext:value-type="float">
            <text:p>-0.656888703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086033" calcext:value-type="float">
            <text:p>0.01086033</text:p>
          </table:table-cell>
          <table:table-cell office:value-type="float" office:value="0.0000189294" calcext:value-type="float">
            <text:p>1.89294E-05</text:p>
          </table:table-cell>
          <table:table-cell office:value-type="float" office:value="499" calcext:value-type="float">
            <text:p>499</text:p>
          </table:table-cell>
          <table:table-cell table:formula="of:=[.D226]*100" office:value-type="float" office:value="-0.01401211" calcext:value-type="float">
            <text:p>-0.01401211</text:p>
          </table:table-cell>
          <table:table-cell table:formula="of:=[.E226]*100" office:value-type="float" office:value="1.086033" calcext:value-type="float">
            <text:p>1.086033</text:p>
          </table:table-cell>
        </table:table-row>
        <table:table-row table:style-name="ro1">
          <table:table-cell office:value-type="float" office:value="24.97" calcext:value-type="float">
            <text:p>24.97</text:p>
          </table:table-cell>
          <table:table-cell office:value-type="float" office:value="178.9908447266" calcext:value-type="float">
            <text:p>178.9908447266</text:p>
          </table:table-cell>
          <table:table-cell office:value-type="float" office:value="-0.6881036209" calcext:value-type="float">
            <text:p>-0.688103620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177705" calcext:value-type="float">
            <text:p>0.01177705</text:p>
          </table:table-cell>
          <table:table-cell office:value-type="float" office:value="0.0000257103" calcext:value-type="float">
            <text:p>2.57103E-05</text:p>
          </table:table-cell>
          <table:table-cell office:value-type="float" office:value="500" calcext:value-type="float">
            <text:p>500</text:p>
          </table:table-cell>
          <table:table-cell table:formula="of:=[.D227]*100" office:value-type="float" office:value="-0.01401211" calcext:value-type="float">
            <text:p>-0.01401211</text:p>
          </table:table-cell>
          <table:table-cell table:formula="of:=[.E227]*100" office:value-type="float" office:value="1.177705" calcext:value-type="float">
            <text:p>1.177705</text:p>
          </table:table-cell>
        </table:table-row>
        <table:table-row table:style-name="ro1">
          <table:table-cell office:value-type="float" office:value="25.02" calcext:value-type="float">
            <text:p>25.02</text:p>
          </table:table-cell>
          <table:table-cell office:value-type="float" office:value="179.0042114258" calcext:value-type="float">
            <text:p>179.0042114258</text:p>
          </table:table-cell>
          <table:table-cell office:value-type="float" office:value="-0.7577994658" calcext:value-type="float">
            <text:p>-0.757799465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285251" calcext:value-type="float">
            <text:p>0.01285251</text:p>
          </table:table-cell>
          <table:table-cell office:value-type="float" office:value="0.0002672455" calcext:value-type="float">
            <text:p>0.0002672455</text:p>
          </table:table-cell>
          <table:table-cell office:value-type="float" office:value="501" calcext:value-type="float">
            <text:p>501</text:p>
          </table:table-cell>
          <table:table-cell table:formula="of:=[.D228]*100" office:value-type="float" office:value="-0.01401211" calcext:value-type="float">
            <text:p>-0.01401211</text:p>
          </table:table-cell>
          <table:table-cell table:formula="of:=[.E228]*100" office:value-type="float" office:value="1.285251" calcext:value-type="float">
            <text:p>1.285251</text:p>
          </table:table-cell>
        </table:table-row>
        <table:table-row table:style-name="ro1">
          <table:table-cell office:value-type="float" office:value="25.07" calcext:value-type="float">
            <text:p>25.07</text:p>
          </table:table-cell>
          <table:table-cell office:value-type="float" office:value="178.9960479736" calcext:value-type="float">
            <text:p>178.9960479736</text:p>
          </table:table-cell>
          <table:table-cell office:value-type="float" office:value="-0.8384052099" calcext:value-type="float">
            <text:p>-0.838405209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410646" calcext:value-type="float">
            <text:p>0.01410646</text:p>
          </table:table-cell>
          <table:table-cell office:value-type="float" office:value="0.0002926931" calcext:value-type="float">
            <text:p>0.0002926931</text:p>
          </table:table-cell>
          <table:table-cell office:value-type="float" office:value="502" calcext:value-type="float">
            <text:p>502</text:p>
          </table:table-cell>
          <table:table-cell table:formula="of:=[.D229]*100" office:value-type="float" office:value="-0.01401211" calcext:value-type="float">
            <text:p>-0.01401211</text:p>
          </table:table-cell>
          <table:table-cell table:formula="of:=[.E229]*100" office:value-type="float" office:value="1.410646" calcext:value-type="float">
            <text:p>1.410646</text:p>
          </table:table-cell>
        </table:table-row>
        <table:table-row table:style-name="ro1">
          <table:table-cell office:value-type="float" office:value="25.12" calcext:value-type="float">
            <text:p>25.12</text:p>
          </table:table-cell>
          <table:table-cell office:value-type="float" office:value="178.9965515137" calcext:value-type="float">
            <text:p>178.9965515137</text:p>
          </table:table-cell>
          <table:table-cell office:value-type="float" office:value="-0.9106341441" calcext:value-type="float">
            <text:p>-0.910634144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542352" calcext:value-type="float">
            <text:p>0.01542352</text:p>
          </table:table-cell>
          <table:table-cell office:value-type="float" office:value="0.0004666023" calcext:value-type="float">
            <text:p>0.0004666023</text:p>
          </table:table-cell>
          <table:table-cell office:value-type="float" office:value="503" calcext:value-type="float">
            <text:p>503</text:p>
          </table:table-cell>
          <table:table-cell table:formula="of:=[.D230]*100" office:value-type="float" office:value="-0.01401211" calcext:value-type="float">
            <text:p>-0.01401211</text:p>
          </table:table-cell>
          <table:table-cell table:formula="of:=[.E230]*100" office:value-type="float" office:value="1.542352" calcext:value-type="float">
            <text:p>1.542352</text:p>
          </table:table-cell>
        </table:table-row>
        <table:table-row table:style-name="ro1">
          <table:table-cell office:value-type="float" office:value="25.17" calcext:value-type="float">
            <text:p>25.17</text:p>
          </table:table-cell>
          <table:table-cell office:value-type="float" office:value="179.0088043213" calcext:value-type="float">
            <text:p>179.0088043213</text:p>
          </table:table-cell>
          <table:table-cell office:value-type="float" office:value="-0.9571835313" calcext:value-type="float">
            <text:p>-0.957183531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661148" calcext:value-type="float">
            <text:p>0.01661148</text:p>
          </table:table-cell>
          <table:table-cell office:value-type="float" office:value="0.0004567673" calcext:value-type="float">
            <text:p>0.0004567673</text:p>
          </table:table-cell>
          <table:table-cell office:value-type="float" office:value="504" calcext:value-type="float">
            <text:p>504</text:p>
          </table:table-cell>
          <table:table-cell table:formula="of:=[.D231]*100" office:value-type="float" office:value="-0.01401211" calcext:value-type="float">
            <text:p>-0.01401211</text:p>
          </table:table-cell>
          <table:table-cell table:formula="of:=[.E231]*100" office:value-type="float" office:value="1.661148" calcext:value-type="float">
            <text:p>1.661148</text:p>
          </table:table-cell>
        </table:table-row>
        <table:table-row table:style-name="ro1">
          <table:table-cell office:value-type="float" office:value="25.22" calcext:value-type="float">
            <text:p>25.22</text:p>
          </table:table-cell>
          <table:table-cell office:value-type="float" office:value="179.0271606445" calcext:value-type="float">
            <text:p>179.0271606445</text:p>
          </table:table-cell>
          <table:table-cell office:value-type="float" office:value="-1.0051189767" calcext:value-type="float">
            <text:p>-1.005118976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772264" calcext:value-type="float">
            <text:p>0.01772264</text:p>
          </table:table-cell>
          <table:table-cell office:value-type="float" office:value="0.0005565859" calcext:value-type="float">
            <text:p>0.0005565859</text:p>
          </table:table-cell>
          <table:table-cell office:value-type="float" office:value="505" calcext:value-type="float">
            <text:p>505</text:p>
          </table:table-cell>
          <table:table-cell table:formula="of:=[.D232]*100" office:value-type="float" office:value="-0.01401211" calcext:value-type="float">
            <text:p>-0.01401211</text:p>
          </table:table-cell>
          <table:table-cell table:formula="of:=[.E232]*100" office:value-type="float" office:value="1.772264" calcext:value-type="float">
            <text:p>1.772264</text:p>
          </table:table-cell>
        </table:table-row>
        <table:table-row table:style-name="ro1">
          <table:table-cell office:value-type="float" office:value="25.27" calcext:value-type="float">
            <text:p>25.27</text:p>
          </table:table-cell>
          <table:table-cell office:value-type="float" office:value="179.0309753418" calcext:value-type="float">
            <text:p>179.0309753418</text:p>
          </table:table-cell>
          <table:table-cell office:value-type="float" office:value="-1.0281266339" calcext:value-type="float">
            <text:p>-1.028126633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861646" calcext:value-type="float">
            <text:p>0.01861646</text:p>
          </table:table-cell>
          <table:table-cell office:value-type="float" office:value="0.0006605737" calcext:value-type="float">
            <text:p>0.0006605737</text:p>
          </table:table-cell>
          <table:table-cell office:value-type="float" office:value="506" calcext:value-type="float">
            <text:p>506</text:p>
          </table:table-cell>
          <table:table-cell table:formula="of:=[.D233]*100" office:value-type="float" office:value="-0.01401211" calcext:value-type="float">
            <text:p>-0.01401211</text:p>
          </table:table-cell>
          <table:table-cell table:formula="of:=[.E233]*100" office:value-type="float" office:value="1.861646" calcext:value-type="float">
            <text:p>1.861646</text:p>
          </table:table-cell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179.0276031494" calcext:value-type="float">
            <text:p>179.0276031494</text:p>
          </table:table-cell>
          <table:table-cell office:value-type="float" office:value="-0.9806464076" calcext:value-type="float">
            <text:p>-0.980646407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889561" calcext:value-type="float">
            <text:p>0.01889561</text:p>
          </table:table-cell>
          <table:table-cell office:value-type="float" office:value="0.0004792037" calcext:value-type="float">
            <text:p>0.0004792037</text:p>
          </table:table-cell>
          <table:table-cell office:value-type="float" office:value="507" calcext:value-type="float">
            <text:p>507</text:p>
          </table:table-cell>
          <table:table-cell table:formula="of:=[.D234]*100" office:value-type="float" office:value="-0.01401211" calcext:value-type="float">
            <text:p>-0.01401211</text:p>
          </table:table-cell>
          <table:table-cell table:formula="of:=[.E234]*100" office:value-type="float" office:value="1.889561" calcext:value-type="float">
            <text:p>1.889561</text:p>
          </table:table-cell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179.0407562256" calcext:value-type="float">
            <text:p>179.0407562256</text:p>
          </table:table-cell>
          <table:table-cell office:value-type="float" office:value="-0.9493531161" calcext:value-type="float">
            <text:p>-0.949353116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887305" calcext:value-type="float">
            <text:p>0.01887305</text:p>
          </table:table-cell>
          <table:table-cell office:value-type="float" office:value="0.0003774404" calcext:value-type="float">
            <text:p>0.0003774404</text:p>
          </table:table-cell>
          <table:table-cell office:value-type="float" office:value="508" calcext:value-type="float">
            <text:p>508</text:p>
          </table:table-cell>
          <table:table-cell table:formula="of:=[.D235]*100" office:value-type="float" office:value="-0.01401211" calcext:value-type="float">
            <text:p>-0.01401211</text:p>
          </table:table-cell>
          <table:table-cell table:formula="of:=[.E235]*100" office:value-type="float" office:value="1.887305" calcext:value-type="float">
            <text:p>1.887305</text:p>
          </table:table-cell>
        </table:table-row>
        <table:table-row table:style-name="ro1">
          <table:table-cell office:value-type="float" office:value="25.42" calcext:value-type="float">
            <text:p>25.42</text:p>
          </table:table-cell>
          <table:table-cell office:value-type="float" office:value="179.0316314697" calcext:value-type="float">
            <text:p>179.0316314697</text:p>
          </table:table-cell>
          <table:table-cell office:value-type="float" office:value="-0.9443978169" calcext:value-type="float">
            <text:p>-0.944397816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882498" calcext:value-type="float">
            <text:p>0.01882498</text:p>
          </table:table-cell>
          <table:table-cell office:value-type="float" office:value="0.000400097" calcext:value-type="float">
            <text:p>0.000400097</text:p>
          </table:table-cell>
          <table:table-cell office:value-type="float" office:value="509" calcext:value-type="float">
            <text:p>509</text:p>
          </table:table-cell>
          <table:table-cell table:formula="of:=[.D236]*100" office:value-type="float" office:value="-0.01401211" calcext:value-type="float">
            <text:p>-0.01401211</text:p>
          </table:table-cell>
          <table:table-cell table:formula="of:=[.E236]*100" office:value-type="float" office:value="1.882498" calcext:value-type="float">
            <text:p>1.882498</text:p>
          </table:table-cell>
        </table:table-row>
        <table:table-row table:style-name="ro1">
          <table:table-cell office:value-type="float" office:value="25.47" calcext:value-type="float">
            <text:p>25.47</text:p>
          </table:table-cell>
          <table:table-cell office:value-type="float" office:value="179.0341491699" calcext:value-type="float">
            <text:p>179.0341491699</text:p>
          </table:table-cell>
          <table:table-cell office:value-type="float" office:value="-0.8861942252" calcext:value-type="float">
            <text:p>-0.886194225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840499" calcext:value-type="float">
            <text:p>0.01840499</text:p>
          </table:table-cell>
          <table:table-cell office:value-type="float" office:value="0.0001968434" calcext:value-type="float">
            <text:p>0.0001968434</text:p>
          </table:table-cell>
          <table:table-cell office:value-type="float" office:value="510" calcext:value-type="float">
            <text:p>510</text:p>
          </table:table-cell>
          <table:table-cell table:formula="of:=[.D237]*100" office:value-type="float" office:value="-0.01401211" calcext:value-type="float">
            <text:p>-0.01401211</text:p>
          </table:table-cell>
          <table:table-cell table:formula="of:=[.E237]*100" office:value-type="float" office:value="1.840499" calcext:value-type="float">
            <text:p>1.840499</text:p>
          </table:table-cell>
        </table:table-row>
        <table:table-row table:style-name="ro1">
          <table:table-cell office:value-type="float" office:value="25.52" calcext:value-type="float">
            <text:p>25.52</text:p>
          </table:table-cell>
          <table:table-cell office:value-type="float" office:value="179.0266876221" calcext:value-type="float">
            <text:p>179.0266876221</text:p>
          </table:table-cell>
          <table:table-cell office:value-type="float" office:value="-0.7704349734" calcext:value-type="float">
            <text:p>-0.770434973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735351" calcext:value-type="float">
            <text:p>0.01735351</text:p>
          </table:table-cell>
          <table:table-cell office:value-type="float" office:value="0.0000313141" calcext:value-type="float">
            <text:p>3.13141E-05</text:p>
          </table:table-cell>
          <table:table-cell office:value-type="float" office:value="511" calcext:value-type="float">
            <text:p>511</text:p>
          </table:table-cell>
          <table:table-cell table:formula="of:=[.D238]*100" office:value-type="float" office:value="-0.01401211" calcext:value-type="float">
            <text:p>-0.01401211</text:p>
          </table:table-cell>
          <table:table-cell table:formula="of:=[.E238]*100" office:value-type="float" office:value="1.735351" calcext:value-type="float">
            <text:p>1.735351</text:p>
          </table:table-cell>
        </table:table-row>
        <table:table-row table:style-name="ro1">
          <table:table-cell office:value-type="float" office:value="25.57" calcext:value-type="float">
            <text:p>25.57</text:p>
          </table:table-cell>
          <table:table-cell office:value-type="float" office:value="179.0264892578" calcext:value-type="float">
            <text:p>179.0264892578</text:p>
          </table:table-cell>
          <table:table-cell office:value-type="float" office:value="-0.715509609" calcext:value-type="float">
            <text:p>-0.71550960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628671" calcext:value-type="float">
            <text:p>0.01628671</text:p>
          </table:table-cell>
          <table:table-cell office:value-type="float" office:value="0.0000449425" calcext:value-type="float">
            <text:p>4.49425E-05</text:p>
          </table:table-cell>
          <table:table-cell office:value-type="float" office:value="512" calcext:value-type="float">
            <text:p>512</text:p>
          </table:table-cell>
          <table:table-cell table:formula="of:=[.D239]*100" office:value-type="float" office:value="-0.01401211" calcext:value-type="float">
            <text:p>-0.01401211</text:p>
          </table:table-cell>
          <table:table-cell table:formula="of:=[.E239]*100" office:value-type="float" office:value="1.628671" calcext:value-type="float">
            <text:p>1.628671</text:p>
          </table:table-cell>
        </table:table-row>
        <table:table-row table:style-name="ro1">
          <table:table-cell office:value-type="float" office:value="25.62" calcext:value-type="float">
            <text:p>25.62</text:p>
          </table:table-cell>
          <table:table-cell office:value-type="float" office:value="179.0236663818" calcext:value-type="float">
            <text:p>179.0236663818</text:p>
          </table:table-cell>
          <table:table-cell office:value-type="float" office:value="-0.6314633223" calcext:value-type="float">
            <text:p>-0.631463322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501559" calcext:value-type="float">
            <text:p>0.01501559</text:p>
          </table:table-cell>
          <table:table-cell office:value-type="float" office:value="-0.000129353" calcext:value-type="float">
            <text:p>-0.000129353</text:p>
          </table:table-cell>
          <table:table-cell office:value-type="float" office:value="513" calcext:value-type="float">
            <text:p>513</text:p>
          </table:table-cell>
          <table:table-cell table:formula="of:=[.D240]*100" office:value-type="float" office:value="-0.01401211" calcext:value-type="float">
            <text:p>-0.01401211</text:p>
          </table:table-cell>
          <table:table-cell table:formula="of:=[.E240]*100" office:value-type="float" office:value="1.501559" calcext:value-type="float">
            <text:p>1.501559</text:p>
          </table:table-cell>
        </table:table-row>
        <table:table-row table:style-name="ro1">
          <table:table-cell office:value-type="float" office:value="25.67" calcext:value-type="float">
            <text:p>25.67</text:p>
          </table:table-cell>
          <table:table-cell office:value-type="float" office:value="179.0097351074" calcext:value-type="float">
            <text:p>179.0097351074</text:p>
          </table:table-cell>
          <table:table-cell office:value-type="float" office:value="-0.5739810152" calcext:value-type="float">
            <text:p>-0.573981015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378538" calcext:value-type="float">
            <text:p>0.01378538</text:p>
          </table:table-cell>
          <table:table-cell office:value-type="float" office:value="-0.0001854143" calcext:value-type="float">
            <text:p>-0.0001854143</text:p>
          </table:table-cell>
          <table:table-cell office:value-type="float" office:value="514" calcext:value-type="float">
            <text:p>514</text:p>
          </table:table-cell>
          <table:table-cell table:formula="of:=[.D241]*100" office:value-type="float" office:value="-0.01401211" calcext:value-type="float">
            <text:p>-0.01401211</text:p>
          </table:table-cell>
          <table:table-cell table:formula="of:=[.E241]*100" office:value-type="float" office:value="1.378538" calcext:value-type="float">
            <text:p>1.378538</text:p>
          </table:table-cell>
        </table:table-row>
        <table:table-row table:style-name="ro1">
          <table:table-cell office:value-type="float" office:value="25.72" calcext:value-type="float">
            <text:p>25.72</text:p>
          </table:table-cell>
          <table:table-cell office:value-type="float" office:value="179.019241333" calcext:value-type="float">
            <text:p>179.019241333</text:p>
          </table:table-cell>
          <table:table-cell office:value-type="float" office:value="-0.563304074" calcext:value-type="float">
            <text:p>-0.56330407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289441" calcext:value-type="float">
            <text:p>0.01289441</text:p>
          </table:table-cell>
          <table:table-cell office:value-type="float" office:value="-0.0002169347" calcext:value-type="float">
            <text:p>-0.0002169347</text:p>
          </table:table-cell>
          <table:table-cell office:value-type="float" office:value="515" calcext:value-type="float">
            <text:p>515</text:p>
          </table:table-cell>
          <table:table-cell table:formula="of:=[.D242]*100" office:value-type="float" office:value="-0.01401211" calcext:value-type="float">
            <text:p>-0.01401211</text:p>
          </table:table-cell>
          <table:table-cell table:formula="of:=[.E242]*100" office:value-type="float" office:value="1.289441" calcext:value-type="float">
            <text:p>1.289441</text:p>
          </table:table-cell>
        </table:table-row>
        <table:table-row table:style-name="ro1">
          <table:table-cell office:value-type="float" office:value="25.77" calcext:value-type="float">
            <text:p>25.77</text:p>
          </table:table-cell>
          <table:table-cell office:value-type="float" office:value="179.017868042" calcext:value-type="float">
            <text:p>179.017868042</text:p>
          </table:table-cell>
          <table:table-cell office:value-type="float" office:value="-0.5676449232" calcext:value-type="float">
            <text:p>-0.567644923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232962" calcext:value-type="float">
            <text:p>0.01232962</text:p>
          </table:table-cell>
          <table:table-cell office:value-type="float" office:value="-0.0002226995" calcext:value-type="float">
            <text:p>-0.0002226995</text:p>
          </table:table-cell>
          <table:table-cell office:value-type="float" office:value="516" calcext:value-type="float">
            <text:p>516</text:p>
          </table:table-cell>
          <table:table-cell table:formula="of:=[.D243]*100" office:value-type="float" office:value="-0.01401211" calcext:value-type="float">
            <text:p>-0.01401211</text:p>
          </table:table-cell>
          <table:table-cell table:formula="of:=[.E243]*100" office:value-type="float" office:value="1.232962" calcext:value-type="float">
            <text:p>1.232962</text:p>
          </table:table-cell>
        </table:table-row>
        <table:table-row table:style-name="ro1">
          <table:table-cell office:value-type="float" office:value="25.82" calcext:value-type="float">
            <text:p>25.82</text:p>
          </table:table-cell>
          <table:table-cell office:value-type="float" office:value="179.0089569092" calcext:value-type="float">
            <text:p>179.0089569092</text:p>
          </table:table-cell>
          <table:table-cell office:value-type="float" office:value="-0.5726667039" calcext:value-type="float">
            <text:p>-0.572666703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198672" calcext:value-type="float">
            <text:p>0.01198672</text:p>
          </table:table-cell>
          <table:table-cell office:value-type="float" office:value="-0.0002043195" calcext:value-type="float">
            <text:p>-0.0002043195</text:p>
          </table:table-cell>
          <table:table-cell office:value-type="float" office:value="517" calcext:value-type="float">
            <text:p>517</text:p>
          </table:table-cell>
          <table:table-cell table:formula="of:=[.D244]*100" office:value-type="float" office:value="-0.01401211" calcext:value-type="float">
            <text:p>-0.01401211</text:p>
          </table:table-cell>
          <table:table-cell table:formula="of:=[.E244]*100" office:value-type="float" office:value="1.198672" calcext:value-type="float">
            <text:p>1.198672</text:p>
          </table:table-cell>
        </table:table-row>
        <table:table-row table:style-name="ro1">
          <table:table-cell office:value-type="float" office:value="25.87" calcext:value-type="float">
            <text:p>25.87</text:p>
          </table:table-cell>
          <table:table-cell office:value-type="float" office:value="179.0140686035" calcext:value-type="float">
            <text:p>179.0140686035</text:p>
          </table:table-cell>
          <table:table-cell office:value-type="float" office:value="-0.5794092097" calcext:value-type="float">
            <text:p>-0.579409209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180315" calcext:value-type="float">
            <text:p>0.01180315</text:p>
          </table:table-cell>
          <table:table-cell office:value-type="float" office:value="-0.000211787" calcext:value-type="float">
            <text:p>-0.000211787</text:p>
          </table:table-cell>
          <table:table-cell office:value-type="float" office:value="518" calcext:value-type="float">
            <text:p>518</text:p>
          </table:table-cell>
          <table:table-cell table:formula="of:=[.D245]*100" office:value-type="float" office:value="-0.01401211" calcext:value-type="float">
            <text:p>-0.01401211</text:p>
          </table:table-cell>
          <table:table-cell table:formula="of:=[.E245]*100" office:value-type="float" office:value="1.180315" calcext:value-type="float">
            <text:p>1.180315</text:p>
          </table:table-cell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179.0175018311" calcext:value-type="float">
            <text:p>179.0175018311</text:p>
          </table:table-cell>
          <table:table-cell office:value-type="float" office:value="-0.6246016632" calcext:value-type="float">
            <text:p>-0.624601663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198206" calcext:value-type="float">
            <text:p>0.01198206</text:p>
          </table:table-cell>
          <table:table-cell office:value-type="float" office:value="-0.0001664069" calcext:value-type="float">
            <text:p>-0.0001664069</text:p>
          </table:table-cell>
          <table:table-cell office:value-type="float" office:value="519" calcext:value-type="float">
            <text:p>519</text:p>
          </table:table-cell>
          <table:table-cell table:formula="of:=[.D246]*100" office:value-type="float" office:value="-0.01401211" calcext:value-type="float">
            <text:p>-0.01401211</text:p>
          </table:table-cell>
          <table:table-cell table:formula="of:=[.E246]*100" office:value-type="float" office:value="1.198206" calcext:value-type="float">
            <text:p>1.198206</text:p>
          </table:table-cell>
        </table:table-row>
        <table:table-row table:style-name="ro1">
          <table:table-cell office:value-type="float" office:value="25.97" calcext:value-type="float">
            <text:p>25.97</text:p>
          </table:table-cell>
          <table:table-cell office:value-type="float" office:value="179.0247955322" calcext:value-type="float">
            <text:p>179.0247955322</text:p>
          </table:table-cell>
          <table:table-cell office:value-type="float" office:value="-0.6154038169" calcext:value-type="float">
            <text:p>-0.615403816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203998" calcext:value-type="float">
            <text:p>0.01203998</text:p>
          </table:table-cell>
          <table:table-cell office:value-type="float" office:value="-0.0000772256" calcext:value-type="float">
            <text:p>-7.72256E-05</text:p>
          </table:table-cell>
          <table:table-cell office:value-type="float" office:value="520" calcext:value-type="float">
            <text:p>520</text:p>
          </table:table-cell>
          <table:table-cell table:formula="of:=[.D247]*100" office:value-type="float" office:value="-0.01401211" calcext:value-type="float">
            <text:p>-0.01401211</text:p>
          </table:table-cell>
          <table:table-cell table:formula="of:=[.E247]*100" office:value-type="float" office:value="1.203998" calcext:value-type="float">
            <text:p>1.203998</text:p>
          </table:table-cell>
        </table:table-row>
        <table:table-row table:style-name="ro1">
          <table:table-cell office:value-type="float" office:value="26.02" calcext:value-type="float">
            <text:p>26.02</text:p>
          </table:table-cell>
          <table:table-cell office:value-type="float" office:value="179.0431365967" calcext:value-type="float">
            <text:p>179.0431365967</text:p>
          </table:table-cell>
          <table:table-cell office:value-type="float" office:value="-0.6523461928" calcext:value-type="float">
            <text:p>-0.652346192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232481" calcext:value-type="float">
            <text:p>0.01232481</text:p>
          </table:table-cell>
          <table:table-cell office:value-type="float" office:value="-0.0000928502" calcext:value-type="float">
            <text:p>-9.28502E-05</text:p>
          </table:table-cell>
          <table:table-cell office:value-type="float" office:value="521" calcext:value-type="float">
            <text:p>521</text:p>
          </table:table-cell>
          <table:table-cell table:formula="of:=[.D248]*100" office:value-type="float" office:value="-0.01401211" calcext:value-type="float">
            <text:p>-0.01401211</text:p>
          </table:table-cell>
          <table:table-cell table:formula="of:=[.E248]*100" office:value-type="float" office:value="1.232481" calcext:value-type="float">
            <text:p>1.232481</text:p>
          </table:table-cell>
        </table:table-row>
        <table:table-row table:style-name="ro1">
          <table:table-cell office:value-type="float" office:value="26.08" calcext:value-type="float">
            <text:p>26.08</text:p>
          </table:table-cell>
          <table:table-cell office:value-type="float" office:value="179.044708252" calcext:value-type="float">
            <text:p>179.044708252</text:p>
          </table:table-cell>
          <table:table-cell office:value-type="float" office:value="-0.6723438103" calcext:value-type="float">
            <text:p>-0.672343810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264792" calcext:value-type="float">
            <text:p>0.01264792</text:p>
          </table:table-cell>
          <table:table-cell office:value-type="float" office:value="-0.0000509719" calcext:value-type="float">
            <text:p>-5.09719E-05</text:p>
          </table:table-cell>
          <table:table-cell office:value-type="float" office:value="522" calcext:value-type="float">
            <text:p>522</text:p>
          </table:table-cell>
          <table:table-cell table:formula="of:=[.D249]*100" office:value-type="float" office:value="-0.01401211" calcext:value-type="float">
            <text:p>-0.01401211</text:p>
          </table:table-cell>
          <table:table-cell table:formula="of:=[.E249]*100" office:value-type="float" office:value="1.264792" calcext:value-type="float">
            <text:p>1.264792</text:p>
          </table:table-cell>
        </table:table-row>
        <table:table-row table:style-name="ro1">
          <table:table-cell office:value-type="float" office:value="26.13" calcext:value-type="float">
            <text:p>26.13</text:p>
          </table:table-cell>
          <table:table-cell office:value-type="float" office:value="179.0433654785" calcext:value-type="float">
            <text:p>179.0433654785</text:p>
          </table:table-cell>
          <table:table-cell office:value-type="float" office:value="-0.6915899203" calcext:value-type="float">
            <text:p>-0.691589920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299152" calcext:value-type="float">
            <text:p>0.01299152</text:p>
          </table:table-cell>
          <table:table-cell office:value-type="float" office:value="0.0000665018" calcext:value-type="float">
            <text:p>6.65018E-05</text:p>
          </table:table-cell>
          <table:table-cell office:value-type="float" office:value="523" calcext:value-type="float">
            <text:p>523</text:p>
          </table:table-cell>
          <table:table-cell table:formula="of:=[.D250]*100" office:value-type="float" office:value="-0.01401211" calcext:value-type="float">
            <text:p>-0.01401211</text:p>
          </table:table-cell>
          <table:table-cell table:formula="of:=[.E250]*100" office:value-type="float" office:value="1.299152" calcext:value-type="float">
            <text:p>1.299152</text:p>
          </table:table-cell>
        </table:table-row>
        <table:table-row table:style-name="ro1">
          <table:table-cell office:value-type="float" office:value="26.18" calcext:value-type="float">
            <text:p>26.18</text:p>
          </table:table-cell>
          <table:table-cell office:value-type="float" office:value="179.051071167" calcext:value-type="float">
            <text:p>179.051071167</text:p>
          </table:table-cell>
          <table:table-cell office:value-type="float" office:value="-0.7037010332" calcext:value-type="float">
            <text:p>-0.703701033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330122" calcext:value-type="float">
            <text:p>0.01330122</text:p>
          </table:table-cell>
          <table:table-cell office:value-type="float" office:value="0.000145088" calcext:value-type="float">
            <text:p>0.000145088</text:p>
          </table:table-cell>
          <table:table-cell office:value-type="float" office:value="524" calcext:value-type="float">
            <text:p>524</text:p>
          </table:table-cell>
          <table:table-cell table:formula="of:=[.D251]*100" office:value-type="float" office:value="-0.01401211" calcext:value-type="float">
            <text:p>-0.01401211</text:p>
          </table:table-cell>
          <table:table-cell table:formula="of:=[.E251]*100" office:value-type="float" office:value="1.330122" calcext:value-type="float">
            <text:p>1.330122</text:p>
          </table:table-cell>
        </table:table-row>
        <table:table-row table:style-name="ro1">
          <table:table-cell office:value-type="float" office:value="26.23" calcext:value-type="float">
            <text:p>26.23</text:p>
          </table:table-cell>
          <table:table-cell office:value-type="float" office:value="179.0693817139" calcext:value-type="float">
            <text:p>179.0693817139</text:p>
          </table:table-cell>
          <table:table-cell office:value-type="float" office:value="-0.720647061" calcext:value-type="float">
            <text:p>-0.72064706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362055" calcext:value-type="float">
            <text:p>0.01362055</text:p>
          </table:table-cell>
          <table:table-cell office:value-type="float" office:value="0.0001738507" calcext:value-type="float">
            <text:p>0.0001738507</text:p>
          </table:table-cell>
          <table:table-cell office:value-type="float" office:value="525" calcext:value-type="float">
            <text:p>525</text:p>
          </table:table-cell>
          <table:table-cell table:formula="of:=[.D252]*100" office:value-type="float" office:value="-0.01401211" calcext:value-type="float">
            <text:p>-0.01401211</text:p>
          </table:table-cell>
          <table:table-cell table:formula="of:=[.E252]*100" office:value-type="float" office:value="1.362055" calcext:value-type="float">
            <text:p>1.362055</text:p>
          </table:table-cell>
        </table:table-row>
        <table:table-row table:style-name="ro1">
          <table:table-cell office:value-type="float" office:value="26.28" calcext:value-type="float">
            <text:p>26.28</text:p>
          </table:table-cell>
          <table:table-cell office:value-type="float" office:value="179.0729064941" calcext:value-type="float">
            <text:p>179.0729064941</text:p>
          </table:table-cell>
          <table:table-cell office:value-type="float" office:value="-0.6976853983" calcext:value-type="float">
            <text:p>-0.697685398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36803" calcext:value-type="float">
            <text:p>0.0136803</text:p>
          </table:table-cell>
          <table:table-cell office:value-type="float" office:value="0.0002384157" calcext:value-type="float">
            <text:p>0.0002384157</text:p>
          </table:table-cell>
          <table:table-cell office:value-type="float" office:value="526" calcext:value-type="float">
            <text:p>526</text:p>
          </table:table-cell>
          <table:table-cell table:formula="of:=[.D253]*100" office:value-type="float" office:value="-0.01401211" calcext:value-type="float">
            <text:p>-0.01401211</text:p>
          </table:table-cell>
          <table:table-cell table:formula="of:=[.E253]*100" office:value-type="float" office:value="1.36803" calcext:value-type="float">
            <text:p>1.36803</text:p>
          </table:table-cell>
        </table:table-row>
        <table:table-row table:style-name="ro1">
          <table:table-cell office:value-type="float" office:value="26.33" calcext:value-type="float">
            <text:p>26.33</text:p>
          </table:table-cell>
          <table:table-cell office:value-type="float" office:value="179.0769195557" calcext:value-type="float">
            <text:p>179.0769195557</text:p>
          </table:table-cell>
          <table:table-cell office:value-type="float" office:value="-0.6278180852" calcext:value-type="float">
            <text:p>-0.627818085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325441" calcext:value-type="float">
            <text:p>0.01325441</text:p>
          </table:table-cell>
          <table:table-cell office:value-type="float" office:value="0.0001132748" calcext:value-type="float">
            <text:p>0.0001132748</text:p>
          </table:table-cell>
          <table:table-cell office:value-type="float" office:value="527" calcext:value-type="float">
            <text:p>527</text:p>
          </table:table-cell>
          <table:table-cell table:formula="of:=[.D254]*100" office:value-type="float" office:value="-0.01401211" calcext:value-type="float">
            <text:p>-0.01401211</text:p>
          </table:table-cell>
          <table:table-cell table:formula="of:=[.E254]*100" office:value-type="float" office:value="1.325441" calcext:value-type="float">
            <text:p>1.325441</text:p>
          </table:table-cell>
        </table:table-row>
        <table:table-row table:style-name="ro1">
          <table:table-cell office:value-type="float" office:value="26.38" calcext:value-type="float">
            <text:p>26.38</text:p>
          </table:table-cell>
          <table:table-cell office:value-type="float" office:value="179.0665130615" calcext:value-type="float">
            <text:p>179.0665130615</text:p>
          </table:table-cell>
          <table:table-cell office:value-type="float" office:value="-0.6239154253" calcext:value-type="float">
            <text:p>-0.623915425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294459" calcext:value-type="float">
            <text:p>0.01294459</text:p>
          </table:table-cell>
          <table:table-cell office:value-type="float" office:value="0.0001355528" calcext:value-type="float">
            <text:p>0.0001355528</text:p>
          </table:table-cell>
          <table:table-cell office:value-type="float" office:value="528" calcext:value-type="float">
            <text:p>528</text:p>
          </table:table-cell>
          <table:table-cell table:formula="of:=[.D255]*100" office:value-type="float" office:value="-0.01401211" calcext:value-type="float">
            <text:p>-0.01401211</text:p>
          </table:table-cell>
          <table:table-cell table:formula="of:=[.E255]*100" office:value-type="float" office:value="1.294459" calcext:value-type="float">
            <text:p>1.294459</text:p>
          </table:table-cell>
        </table:table-row>
        <table:table-row table:style-name="ro1">
          <table:table-cell office:value-type="float" office:value="26.43" calcext:value-type="float">
            <text:p>26.43</text:p>
          </table:table-cell>
          <table:table-cell office:value-type="float" office:value="179.0532836914" calcext:value-type="float">
            <text:p>179.0532836914</text:p>
          </table:table-cell>
          <table:table-cell office:value-type="float" office:value="-0.536037005" calcext:value-type="float">
            <text:p>-0.53603700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215237" calcext:value-type="float">
            <text:p>0.01215237</text:p>
          </table:table-cell>
          <table:table-cell office:value-type="float" office:value="0.0000259176" calcext:value-type="float">
            <text:p>2.59176E-05</text:p>
          </table:table-cell>
          <table:table-cell office:value-type="float" office:value="529" calcext:value-type="float">
            <text:p>529</text:p>
          </table:table-cell>
          <table:table-cell table:formula="of:=[.D256]*100" office:value-type="float" office:value="-0.01401211" calcext:value-type="float">
            <text:p>-0.01401211</text:p>
          </table:table-cell>
          <table:table-cell table:formula="of:=[.E256]*100" office:value-type="float" office:value="1.215237" calcext:value-type="float">
            <text:p>1.215237</text:p>
          </table:table-cell>
        </table:table-row>
        <table:table-row table:style-name="ro1">
          <table:table-cell office:value-type="float" office:value="26.48" calcext:value-type="float">
            <text:p>26.48</text:p>
          </table:table-cell>
          <table:table-cell office:value-type="float" office:value="179.0437927246" calcext:value-type="float">
            <text:p>179.0437927246</text:p>
          </table:table-cell>
          <table:table-cell office:value-type="float" office:value="-0.4685680584" calcext:value-type="float">
            <text:p>-0.468568058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117473" calcext:value-type="float">
            <text:p>0.01117473</text:p>
          </table:table-cell>
          <table:table-cell office:value-type="float" office:value="-0.0000782193" calcext:value-type="float">
            <text:p>-7.82193E-05</text:p>
          </table:table-cell>
          <table:table-cell office:value-type="float" office:value="530" calcext:value-type="float">
            <text:p>530</text:p>
          </table:table-cell>
          <table:table-cell table:formula="of:=[.D257]*100" office:value-type="float" office:value="-0.01401211" calcext:value-type="float">
            <text:p>-0.01401211</text:p>
          </table:table-cell>
          <table:table-cell table:formula="of:=[.E257]*100" office:value-type="float" office:value="1.117473" calcext:value-type="float">
            <text:p>1.117473</text:p>
          </table:table-cell>
        </table:table-row>
        <table:table-row table:style-name="ro1">
          <table:table-cell office:value-type="float" office:value="26.53" calcext:value-type="float">
            <text:p>26.53</text:p>
          </table:table-cell>
          <table:table-cell office:value-type="float" office:value="179.046585083" calcext:value-type="float">
            <text:p>179.046585083</text:p>
          </table:table-cell>
          <table:table-cell office:value-type="float" office:value="-0.400713844" calcext:value-type="float">
            <text:p>-0.40071384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007095" calcext:value-type="float">
            <text:p>0.01007095</text:p>
          </table:table-cell>
          <table:table-cell office:value-type="float" office:value="-0.0002171443" calcext:value-type="float">
            <text:p>-0.0002171443</text:p>
          </table:table-cell>
          <table:table-cell office:value-type="float" office:value="531" calcext:value-type="float">
            <text:p>531</text:p>
          </table:table-cell>
          <table:table-cell table:formula="of:=[.D258]*100" office:value-type="float" office:value="-0.01401211" calcext:value-type="float">
            <text:p>-0.01401211</text:p>
          </table:table-cell>
          <table:table-cell table:formula="of:=[.E258]*100" office:value-type="float" office:value="1.007095" calcext:value-type="float">
            <text:p>1.007095</text:p>
          </table:table-cell>
        </table:table-row>
        <table:table-row table:style-name="ro1">
          <table:table-cell office:value-type="float" office:value="26.58" calcext:value-type="float">
            <text:p>26.58</text:p>
          </table:table-cell>
          <table:table-cell office:value-type="float" office:value="179.0394134521" calcext:value-type="float">
            <text:p>179.0394134521</text:p>
          </table:table-cell>
          <table:table-cell office:value-type="float" office:value="-0.3606367498" calcext:value-type="float">
            <text:p>-0.360636749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906827" calcext:value-type="float">
            <text:p>0.00906827</text:p>
          </table:table-cell>
          <table:table-cell office:value-type="float" office:value="-0.0002141365" calcext:value-type="float">
            <text:p>-0.0002141365</text:p>
          </table:table-cell>
          <table:table-cell office:value-type="float" office:value="532" calcext:value-type="float">
            <text:p>532</text:p>
          </table:table-cell>
          <table:table-cell table:formula="of:=[.D259]*100" office:value-type="float" office:value="-0.01401211" calcext:value-type="float">
            <text:p>-0.01401211</text:p>
          </table:table-cell>
          <table:table-cell table:formula="of:=[.E259]*100" office:value-type="float" office:value="0.906827" calcext:value-type="float">
            <text:p>0.906827</text:p>
          </table:table-cell>
        </table:table-row>
        <table:table-row table:style-name="ro1">
          <table:table-cell office:value-type="float" office:value="26.63" calcext:value-type="float">
            <text:p>26.63</text:p>
          </table:table-cell>
          <table:table-cell office:value-type="float" office:value="179.0484313965" calcext:value-type="float">
            <text:p>179.0484313965</text:p>
          </table:table-cell>
          <table:table-cell office:value-type="float" office:value="-0.3217893236" calcext:value-type="float">
            <text:p>-0.321789323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14115" calcext:value-type="float">
            <text:p>0.00814115</text:p>
          </table:table-cell>
          <table:table-cell office:value-type="float" office:value="-0.0003182548" calcext:value-type="float">
            <text:p>-0.0003182548</text:p>
          </table:table-cell>
          <table:table-cell office:value-type="float" office:value="533" calcext:value-type="float">
            <text:p>533</text:p>
          </table:table-cell>
          <table:table-cell table:formula="of:=[.D260]*100" office:value-type="float" office:value="-0.01401211" calcext:value-type="float">
            <text:p>-0.01401211</text:p>
          </table:table-cell>
          <table:table-cell table:formula="of:=[.E260]*100" office:value-type="float" office:value="0.814115" calcext:value-type="float">
            <text:p>0.814115</text:p>
          </table:table-cell>
        </table:table-row>
        <table:table-row table:style-name="ro1">
          <table:table-cell office:value-type="float" office:value="26.68" calcext:value-type="float">
            <text:p>26.68</text:p>
          </table:table-cell>
          <table:table-cell office:value-type="float" office:value="179.0447387695" calcext:value-type="float">
            <text:p>179.0447387695</text:p>
          </table:table-cell>
          <table:table-cell office:value-type="float" office:value="-0.309358307" calcext:value-type="float">
            <text:p>-0.30935830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44047" calcext:value-type="float">
            <text:p>0.00744047</text:p>
          </table:table-cell>
          <table:table-cell office:value-type="float" office:value="-0.0001736013" calcext:value-type="float">
            <text:p>-0.0001736013</text:p>
          </table:table-cell>
          <table:table-cell office:value-type="float" office:value="534" calcext:value-type="float">
            <text:p>534</text:p>
          </table:table-cell>
          <table:table-cell table:formula="of:=[.D261]*100" office:value-type="float" office:value="-0.01401211" calcext:value-type="float">
            <text:p>-0.01401211</text:p>
          </table:table-cell>
          <table:table-cell table:formula="of:=[.E261]*100" office:value-type="float" office:value="0.744047" calcext:value-type="float">
            <text:p>0.744047</text:p>
          </table:table-cell>
        </table:table-row>
        <table:table-row table:style-name="ro1">
          <table:table-cell office:value-type="float" office:value="26.73" calcext:value-type="float">
            <text:p>26.73</text:p>
          </table:table-cell>
          <table:table-cell office:value-type="float" office:value="179.0367736816" calcext:value-type="float">
            <text:p>179.0367736816</text:p>
          </table:table-cell>
          <table:table-cell office:value-type="float" office:value="-0.2980128796" calcext:value-type="float">
            <text:p>-0.298012879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89792" calcext:value-type="float">
            <text:p>0.00689792</text:p>
          </table:table-cell>
          <table:table-cell office:value-type="float" office:value="-0.0002931952" calcext:value-type="float">
            <text:p>-0.0002931952</text:p>
          </table:table-cell>
          <table:table-cell office:value-type="float" office:value="535" calcext:value-type="float">
            <text:p>535</text:p>
          </table:table-cell>
          <table:table-cell table:formula="of:=[.D262]*100" office:value-type="float" office:value="-0.01401211" calcext:value-type="float">
            <text:p>-0.01401211</text:p>
          </table:table-cell>
          <table:table-cell table:formula="of:=[.E262]*100" office:value-type="float" office:value="0.689792" calcext:value-type="float">
            <text:p>0.689792</text:p>
          </table:table-cell>
        </table:table-row>
        <table:table-row table:style-name="ro1">
          <table:table-cell office:value-type="float" office:value="26.78" calcext:value-type="float">
            <text:p>26.78</text:p>
          </table:table-cell>
          <table:table-cell office:value-type="float" office:value="179.0368347168" calcext:value-type="float">
            <text:p>179.0368347168</text:p>
          </table:table-cell>
          <table:table-cell office:value-type="float" office:value="-0.2370080632" calcext:value-type="float">
            <text:p>-0.237008063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12974" calcext:value-type="float">
            <text:p>0.00612974</text:p>
          </table:table-cell>
          <table:table-cell office:value-type="float" office:value="-0.0004652876" calcext:value-type="float">
            <text:p>-0.0004652876</text:p>
          </table:table-cell>
          <table:table-cell office:value-type="float" office:value="536" calcext:value-type="float">
            <text:p>536</text:p>
          </table:table-cell>
          <table:table-cell table:formula="of:=[.D263]*100" office:value-type="float" office:value="-0.01401211" calcext:value-type="float">
            <text:p>-0.01401211</text:p>
          </table:table-cell>
          <table:table-cell table:formula="of:=[.E263]*100" office:value-type="float" office:value="0.612974" calcext:value-type="float">
            <text:p>0.612974</text:p>
          </table:table-cell>
        </table:table-row>
        <table:table-row table:style-name="ro1">
          <table:table-cell office:value-type="float" office:value="26.83" calcext:value-type="float">
            <text:p>26.83</text:p>
          </table:table-cell>
          <table:table-cell office:value-type="float" office:value="179.0419769287" calcext:value-type="float">
            <text:p>179.0419769287</text:p>
          </table:table-cell>
          <table:table-cell office:value-type="float" office:value="-0.2172935503" calcext:value-type="float">
            <text:p>-0.217293550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48643" calcext:value-type="float">
            <text:p>0.00548643</text:p>
          </table:table-cell>
          <table:table-cell office:value-type="float" office:value="-0.0004530069" calcext:value-type="float">
            <text:p>-0.0004530069</text:p>
          </table:table-cell>
          <table:table-cell office:value-type="float" office:value="537" calcext:value-type="float">
            <text:p>537</text:p>
          </table:table-cell>
          <table:table-cell table:formula="of:=[.D264]*100" office:value-type="float" office:value="-0.01401211" calcext:value-type="float">
            <text:p>-0.01401211</text:p>
          </table:table-cell>
          <table:table-cell table:formula="of:=[.E264]*100" office:value-type="float" office:value="0.548643" calcext:value-type="float">
            <text:p>0.548643</text:p>
          </table:table-cell>
        </table:table-row>
        <table:table-row table:style-name="ro1">
          <table:table-cell office:value-type="float" office:value="26.88" calcext:value-type="float">
            <text:p>26.88</text:p>
          </table:table-cell>
          <table:table-cell office:value-type="float" office:value="179.0447387695" calcext:value-type="float">
            <text:p>179.0447387695</text:p>
          </table:table-cell>
          <table:table-cell office:value-type="float" office:value="-0.1989426569" calcext:value-type="float">
            <text:p>-0.198942656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93541" calcext:value-type="float">
            <text:p>0.00493541</text:p>
          </table:table-cell>
          <table:table-cell office:value-type="float" office:value="-0.0003631146" calcext:value-type="float">
            <text:p>-0.0003631146</text:p>
          </table:table-cell>
          <table:table-cell office:value-type="float" office:value="538" calcext:value-type="float">
            <text:p>538</text:p>
          </table:table-cell>
          <table:table-cell table:formula="of:=[.D265]*100" office:value-type="float" office:value="-0.01401211" calcext:value-type="float">
            <text:p>-0.01401211</text:p>
          </table:table-cell>
          <table:table-cell table:formula="of:=[.E265]*100" office:value-type="float" office:value="0.493541" calcext:value-type="float">
            <text:p>0.493541</text:p>
          </table:table-cell>
        </table:table-row>
        <table:table-row table:style-name="ro1">
          <table:table-cell office:value-type="float" office:value="26.93" calcext:value-type="float">
            <text:p>26.93</text:p>
          </table:table-cell>
          <table:table-cell office:value-type="float" office:value="179.0380249023" calcext:value-type="float">
            <text:p>179.0380249023</text:p>
          </table:table-cell>
          <table:table-cell office:value-type="float" office:value="-0.1857126806" calcext:value-type="float">
            <text:p>-0.185712680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48004" calcext:value-type="float">
            <text:p>0.00448004</text:p>
          </table:table-cell>
          <table:table-cell office:value-type="float" office:value="-0.0003901584" calcext:value-type="float">
            <text:p>-0.0003901584</text:p>
          </table:table-cell>
          <table:table-cell office:value-type="float" office:value="539" calcext:value-type="float">
            <text:p>539</text:p>
          </table:table-cell>
          <table:table-cell table:formula="of:=[.D266]*100" office:value-type="float" office:value="-0.01401211" calcext:value-type="float">
            <text:p>-0.01401211</text:p>
          </table:table-cell>
          <table:table-cell table:formula="of:=[.E266]*100" office:value-type="float" office:value="0.448004" calcext:value-type="float">
            <text:p>0.448004</text:p>
          </table:table-cell>
        </table:table-row>
        <table:table-row table:style-name="ro1">
          <table:table-cell office:value-type="float" office:value="26.98" calcext:value-type="float">
            <text:p>26.98</text:p>
          </table:table-cell>
          <table:table-cell office:value-type="float" office:value="179.0453643799" calcext:value-type="float">
            <text:p>179.0453643799</text:p>
          </table:table-cell>
          <table:table-cell office:value-type="float" office:value="-0.1778163075" calcext:value-type="float">
            <text:p>-0.177816307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12395" calcext:value-type="float">
            <text:p>0.00412395</text:p>
          </table:table-cell>
          <table:table-cell office:value-type="float" office:value="-0.000320871" calcext:value-type="float">
            <text:p>-0.000320871</text:p>
          </table:table-cell>
          <table:table-cell office:value-type="float" office:value="540" calcext:value-type="float">
            <text:p>540</text:p>
          </table:table-cell>
          <table:table-cell table:formula="of:=[.D267]*100" office:value-type="float" office:value="-0.01401211" calcext:value-type="float">
            <text:p>-0.01401211</text:p>
          </table:table-cell>
          <table:table-cell table:formula="of:=[.E267]*100" office:value-type="float" office:value="0.412395" calcext:value-type="float">
            <text:p>0.412395</text:p>
          </table:table-cell>
        </table:table-row>
        <table:table-row table:style-name="ro1">
          <table:table-cell office:value-type="float" office:value="27.03" calcext:value-type="float">
            <text:p>27.03</text:p>
          </table:table-cell>
          <table:table-cell office:value-type="float" office:value="179.0437164307" calcext:value-type="float">
            <text:p>179.0437164307</text:p>
          </table:table-cell>
          <table:table-cell office:value-type="float" office:value="-0.13245312" calcext:value-type="float">
            <text:p>-0.1324531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58428" calcext:value-type="float">
            <text:p>0.00358428</text:p>
          </table:table-cell>
          <table:table-cell office:value-type="float" office:value="-0.0002345461" calcext:value-type="float">
            <text:p>-0.0002345461</text:p>
          </table:table-cell>
          <table:table-cell office:value-type="float" office:value="541" calcext:value-type="float">
            <text:p>541</text:p>
          </table:table-cell>
          <table:table-cell table:formula="of:=[.D268]*100" office:value-type="float" office:value="-0.01401211" calcext:value-type="float">
            <text:p>-0.01401211</text:p>
          </table:table-cell>
          <table:table-cell table:formula="of:=[.E268]*100" office:value-type="float" office:value="0.358428" calcext:value-type="float">
            <text:p>0.358428</text:p>
          </table:table-cell>
        </table:table-row>
        <table:table-row table:style-name="ro1">
          <table:table-cell office:value-type="float" office:value="27.08" calcext:value-type="float">
            <text:p>27.08</text:p>
          </table:table-cell>
          <table:table-cell office:value-type="float" office:value="179.0617370605" calcext:value-type="float">
            <text:p>179.0617370605</text:p>
          </table:table-cell>
          <table:table-cell office:value-type="float" office:value="-0.1086300461" calcext:value-type="float">
            <text:p>-0.108630046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06586" calcext:value-type="float">
            <text:p>0.00306586</text:p>
          </table:table-cell>
          <table:table-cell office:value-type="float" office:value="-0.000210969" calcext:value-type="float">
            <text:p>-0.000210969</text:p>
          </table:table-cell>
          <table:table-cell office:value-type="float" office:value="542" calcext:value-type="float">
            <text:p>542</text:p>
          </table:table-cell>
          <table:table-cell table:formula="of:=[.D269]*100" office:value-type="float" office:value="-0.01401211" calcext:value-type="float">
            <text:p>-0.01401211</text:p>
          </table:table-cell>
          <table:table-cell table:formula="of:=[.E269]*100" office:value-type="float" office:value="0.306586" calcext:value-type="float">
            <text:p>0.306586</text:p>
          </table:table-cell>
        </table:table-row>
        <table:table-row table:style-name="ro1">
          <table:table-cell office:value-type="float" office:value="27.13" calcext:value-type="float">
            <text:p>27.13</text:p>
          </table:table-cell>
          <table:table-cell office:value-type="float" office:value="179.0628204346" calcext:value-type="float">
            <text:p>179.0628204346</text:p>
          </table:table-cell>
          <table:table-cell office:value-type="float" office:value="-0.0684292529" calcext:value-type="float">
            <text:p>-0.068429252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45243" calcext:value-type="float">
            <text:p>0.00245243</text:p>
          </table:table-cell>
          <table:table-cell office:value-type="float" office:value="-0.0001280755" calcext:value-type="float">
            <text:p>-0.0001280755</text:p>
          </table:table-cell>
          <table:table-cell office:value-type="float" office:value="543" calcext:value-type="float">
            <text:p>543</text:p>
          </table:table-cell>
          <table:table-cell table:formula="of:=[.D270]*100" office:value-type="float" office:value="-0.01401211" calcext:value-type="float">
            <text:p>-0.01401211</text:p>
          </table:table-cell>
          <table:table-cell table:formula="of:=[.E270]*100" office:value-type="float" office:value="0.245243" calcext:value-type="float">
            <text:p>0.245243</text:p>
          </table:table-cell>
        </table:table-row>
        <table:table-row table:style-name="ro1">
          <table:table-cell office:value-type="float" office:value="27.18" calcext:value-type="float">
            <text:p>27.18</text:p>
          </table:table-cell>
          <table:table-cell office:value-type="float" office:value="179.0745849609" calcext:value-type="float">
            <text:p>179.0745849609</text:p>
          </table:table-cell>
          <table:table-cell office:value-type="float" office:value="-0.0469988827" calcext:value-type="float">
            <text:p>-0.046998882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9008" calcext:value-type="float">
            <text:p>0.0019008</text:p>
          </table:table-cell>
          <table:table-cell office:value-type="float" office:value="-0.0001084473" calcext:value-type="float">
            <text:p>-0.0001084473</text:p>
          </table:table-cell>
          <table:table-cell office:value-type="float" office:value="544" calcext:value-type="float">
            <text:p>544</text:p>
          </table:table-cell>
          <table:table-cell table:formula="of:=[.D271]*100" office:value-type="float" office:value="-0.01401211" calcext:value-type="float">
            <text:p>-0.01401211</text:p>
          </table:table-cell>
          <table:table-cell table:formula="of:=[.E271]*100" office:value-type="float" office:value="0.19008" calcext:value-type="float">
            <text:p>0.19008</text:p>
          </table:table-cell>
        </table:table-row>
        <table:table-row table:style-name="ro1">
          <table:table-cell office:value-type="float" office:value="27.23" calcext:value-type="float">
            <text:p>27.23</text:p>
          </table:table-cell>
          <table:table-cell office:value-type="float" office:value="179.0746307373" calcext:value-type="float">
            <text:p>179.0746307373</text:p>
          </table:table-cell>
          <table:table-cell office:value-type="float" office:value="0.0031009037" calcext:value-type="float">
            <text:p>0.003100903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19926" calcext:value-type="float">
            <text:p>0.00119926</text:p>
          </table:table-cell>
          <table:table-cell office:value-type="float" office:value="-0.0001405239" calcext:value-type="float">
            <text:p>-0.0001405239</text:p>
          </table:table-cell>
          <table:table-cell office:value-type="float" office:value="545" calcext:value-type="float">
            <text:p>545</text:p>
          </table:table-cell>
          <table:table-cell table:formula="of:=[.D272]*100" office:value-type="float" office:value="-0.01401211" calcext:value-type="float">
            <text:p>-0.01401211</text:p>
          </table:table-cell>
          <table:table-cell table:formula="of:=[.E272]*100" office:value-type="float" office:value="0.119926" calcext:value-type="float">
            <text:p>0.119926</text:p>
          </table:table-cell>
        </table:table-row>
        <table:table-row table:style-name="ro1">
          <table:table-cell office:value-type="float" office:value="27.28" calcext:value-type="float">
            <text:p>27.28</text:p>
          </table:table-cell>
          <table:table-cell office:value-type="float" office:value="179.0824584961" calcext:value-type="float">
            <text:p>179.0824584961</text:p>
          </table:table-cell>
          <table:table-cell office:value-type="float" office:value="0.0507761765" calcext:value-type="float">
            <text:p>0.050776176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41397" calcext:value-type="float">
            <text:p>0.00041397</text:p>
          </table:table-cell>
          <table:table-cell office:value-type="float" office:value="-0.000116789" calcext:value-type="float">
            <text:p>-0.000116789</text:p>
          </table:table-cell>
          <table:table-cell office:value-type="float" office:value="546" calcext:value-type="float">
            <text:p>546</text:p>
          </table:table-cell>
          <table:table-cell table:formula="of:=[.D273]*100" office:value-type="float" office:value="-0.01401211" calcext:value-type="float">
            <text:p>-0.01401211</text:p>
          </table:table-cell>
          <table:table-cell table:formula="of:=[.E273]*100" office:value-type="float" office:value="0.041397" calcext:value-type="float">
            <text:p>0.041397</text:p>
          </table:table-cell>
        </table:table-row>
        <table:table-row table:style-name="ro1">
          <table:table-cell office:value-type="float" office:value="27.33" calcext:value-type="float">
            <text:p>27.33</text:p>
          </table:table-cell>
          <table:table-cell office:value-type="float" office:value="179.0809783936" calcext:value-type="float">
            <text:p>179.0809783936</text:p>
          </table:table-cell>
          <table:table-cell office:value-type="float" office:value="0.071213473" calcext:value-type="float">
            <text:p>0.07121347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24556" calcext:value-type="float">
            <text:p>-0.00024556</text:p>
          </table:table-cell>
          <table:table-cell office:value-type="float" office:value="-0.0002122082" calcext:value-type="float">
            <text:p>-0.0002122082</text:p>
          </table:table-cell>
          <table:table-cell office:value-type="float" office:value="547" calcext:value-type="float">
            <text:p>547</text:p>
          </table:table-cell>
          <table:table-cell table:formula="of:=[.D274]*100" office:value-type="float" office:value="-0.01401211" calcext:value-type="float">
            <text:p>-0.01401211</text:p>
          </table:table-cell>
          <table:table-cell table:formula="of:=[.E274]*100" office:value-type="float" office:value="-0.024556" calcext:value-type="float">
            <text:p>-0.024556</text:p>
          </table:table-cell>
        </table:table-row>
        <table:table-row table:style-name="ro1">
          <table:table-cell office:value-type="float" office:value="27.38" calcext:value-type="float">
            <text:p>27.38</text:p>
          </table:table-cell>
          <table:table-cell office:value-type="float" office:value="179.0684204102" calcext:value-type="float">
            <text:p>179.0684204102</text:p>
          </table:table-cell>
          <table:table-cell office:value-type="float" office:value="0.0739845458" calcext:value-type="float">
            <text:p>0.073984545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70353" calcext:value-type="float">
            <text:p>-0.00070353</text:p>
          </table:table-cell>
          <table:table-cell office:value-type="float" office:value="-0.0001655677" calcext:value-type="float">
            <text:p>-0.0001655677</text:p>
          </table:table-cell>
          <table:table-cell office:value-type="float" office:value="548" calcext:value-type="float">
            <text:p>548</text:p>
          </table:table-cell>
          <table:table-cell table:formula="of:=[.D275]*100" office:value-type="float" office:value="-0.01401211" calcext:value-type="float">
            <text:p>-0.01401211</text:p>
          </table:table-cell>
          <table:table-cell table:formula="of:=[.E275]*100" office:value-type="float" office:value="-0.070353" calcext:value-type="float">
            <text:p>-0.070353</text:p>
          </table:table-cell>
        </table:table-row>
        <table:table-row table:style-name="ro1">
          <table:table-cell office:value-type="float" office:value="27.43" calcext:value-type="float">
            <text:p>27.43</text:p>
          </table:table-cell>
          <table:table-cell office:value-type="float" office:value="179.060836792" calcext:value-type="float">
            <text:p>179.060836792</text:p>
          </table:table-cell>
          <table:table-cell office:value-type="float" office:value="0.1003648542" calcext:value-type="float">
            <text:p>0.100364854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18456" calcext:value-type="float">
            <text:p>-0.00118456</text:p>
          </table:table-cell>
          <table:table-cell office:value-type="float" office:value="-0.000164723" calcext:value-type="float">
            <text:p>-0.000164723</text:p>
          </table:table-cell>
          <table:table-cell office:value-type="float" office:value="549" calcext:value-type="float">
            <text:p>549</text:p>
          </table:table-cell>
          <table:table-cell table:formula="of:=[.D276]*100" office:value-type="float" office:value="-0.01401211" calcext:value-type="float">
            <text:p>-0.01401211</text:p>
          </table:table-cell>
          <table:table-cell table:formula="of:=[.E276]*100" office:value-type="float" office:value="-0.118456" calcext:value-type="float">
            <text:p>-0.118456</text:p>
          </table:table-cell>
        </table:table-row>
        <table:table-row table:style-name="ro1">
          <table:table-cell office:value-type="float" office:value="27.48" calcext:value-type="float">
            <text:p>27.48</text:p>
          </table:table-cell>
          <table:table-cell office:value-type="float" office:value="179.0483093262" calcext:value-type="float">
            <text:p>179.0483093262</text:p>
          </table:table-cell>
          <table:table-cell office:value-type="float" office:value="0.1102356124" calcext:value-type="float">
            <text:p>0.110235612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5709" calcext:value-type="float">
            <text:p>-0.0015709</text:p>
          </table:table-cell>
          <table:table-cell office:value-type="float" office:value="-0.000295747" calcext:value-type="float">
            <text:p>-0.000295747</text:p>
          </table:table-cell>
          <table:table-cell office:value-type="float" office:value="550" calcext:value-type="float">
            <text:p>550</text:p>
          </table:table-cell>
          <table:table-cell table:formula="of:=[.D277]*100" office:value-type="float" office:value="-0.01401211" calcext:value-type="float">
            <text:p>-0.01401211</text:p>
          </table:table-cell>
          <table:table-cell table:formula="of:=[.E277]*100" office:value-type="float" office:value="-0.15709" calcext:value-type="float">
            <text:p>-0.15709</text:p>
          </table:table-cell>
        </table:table-row>
        <table:table-row table:style-name="ro1">
          <table:table-cell office:value-type="float" office:value="27.53" calcext:value-type="float">
            <text:p>27.53</text:p>
          </table:table-cell>
          <table:table-cell office:value-type="float" office:value="179.0559539795" calcext:value-type="float">
            <text:p>179.0559539795</text:p>
          </table:table-cell>
          <table:table-cell office:value-type="float" office:value="0.1020138988" calcext:value-type="float">
            <text:p>0.102013898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77356" calcext:value-type="float">
            <text:p>-0.00177356</text:p>
          </table:table-cell>
          <table:table-cell office:value-type="float" office:value="-0.0003134409" calcext:value-type="float">
            <text:p>-0.0003134409</text:p>
          </table:table-cell>
          <table:table-cell office:value-type="float" office:value="551" calcext:value-type="float">
            <text:p>551</text:p>
          </table:table-cell>
          <table:table-cell table:formula="of:=[.D278]*100" office:value-type="float" office:value="-0.01401211" calcext:value-type="float">
            <text:p>-0.01401211</text:p>
          </table:table-cell>
          <table:table-cell table:formula="of:=[.E278]*100" office:value-type="float" office:value="-0.177356" calcext:value-type="float">
            <text:p>-0.177356</text:p>
          </table:table-cell>
        </table:table-row>
        <table:table-row table:style-name="ro1">
          <table:table-cell office:value-type="float" office:value="27.58" calcext:value-type="float">
            <text:p>27.58</text:p>
          </table:table-cell>
          <table:table-cell office:value-type="float" office:value="179.0451660156" calcext:value-type="float">
            <text:p>179.0451660156</text:p>
          </table:table-cell>
          <table:table-cell office:value-type="float" office:value="0.1369991346" calcext:value-type="float">
            <text:p>0.136999134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1418" calcext:value-type="float">
            <text:p>-0.0021418</text:p>
          </table:table-cell>
          <table:table-cell office:value-type="float" office:value="-0.0004184569" calcext:value-type="float">
            <text:p>-0.0004184569</text:p>
          </table:table-cell>
          <table:table-cell office:value-type="float" office:value="552" calcext:value-type="float">
            <text:p>552</text:p>
          </table:table-cell>
          <table:table-cell table:formula="of:=[.D279]*100" office:value-type="float" office:value="-0.01401211" calcext:value-type="float">
            <text:p>-0.01401211</text:p>
          </table:table-cell>
          <table:table-cell table:formula="of:=[.E279]*100" office:value-type="float" office:value="-0.21418" calcext:value-type="float">
            <text:p>-0.21418</text:p>
          </table:table-cell>
        </table:table-row>
        <table:table-row table:style-name="ro1">
          <table:table-cell office:value-type="float" office:value="27.63" calcext:value-type="float">
            <text:p>27.63</text:p>
          </table:table-cell>
          <table:table-cell office:value-type="float" office:value="179.0466003418" calcext:value-type="float">
            <text:p>179.0466003418</text:p>
          </table:table-cell>
          <table:table-cell office:value-type="float" office:value="0.1027301043" calcext:value-type="float">
            <text:p>0.102730104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15877" calcext:value-type="float">
            <text:p>-0.00215877</text:p>
          </table:table-cell>
          <table:table-cell office:value-type="float" office:value="-0.0003141034" calcext:value-type="float">
            <text:p>-0.0003141034</text:p>
          </table:table-cell>
          <table:table-cell office:value-type="float" office:value="553" calcext:value-type="float">
            <text:p>553</text:p>
          </table:table-cell>
          <table:table-cell table:formula="of:=[.D280]*100" office:value-type="float" office:value="-0.01401211" calcext:value-type="float">
            <text:p>-0.01401211</text:p>
          </table:table-cell>
          <table:table-cell table:formula="of:=[.E280]*100" office:value-type="float" office:value="-0.215877" calcext:value-type="float">
            <text:p>-0.215877</text:p>
          </table:table-cell>
        </table:table-row>
        <table:table-row table:style-name="ro1">
          <table:table-cell office:value-type="float" office:value="27.68" calcext:value-type="float">
            <text:p>27.68</text:p>
          </table:table-cell>
          <table:table-cell office:value-type="float" office:value="179.0378265381" calcext:value-type="float">
            <text:p>179.0378265381</text:p>
          </table:table-cell>
          <table:table-cell office:value-type="float" office:value="0.1050963987" calcext:value-type="float">
            <text:p>0.105096398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18585" calcext:value-type="float">
            <text:p>-0.00218585</text:p>
          </table:table-cell>
          <table:table-cell office:value-type="float" office:value="-0.0003653958" calcext:value-type="float">
            <text:p>-0.0003653958</text:p>
          </table:table-cell>
          <table:table-cell office:value-type="float" office:value="554" calcext:value-type="float">
            <text:p>554</text:p>
          </table:table-cell>
          <table:table-cell table:formula="of:=[.D281]*100" office:value-type="float" office:value="-0.01401211" calcext:value-type="float">
            <text:p>-0.01401211</text:p>
          </table:table-cell>
          <table:table-cell table:formula="of:=[.E281]*100" office:value-type="float" office:value="-0.218585" calcext:value-type="float">
            <text:p>-0.218585</text:p>
          </table:table-cell>
        </table:table-row>
        <table:table-row table:style-name="ro1">
          <table:table-cell office:value-type="float" office:value="27.73" calcext:value-type="float">
            <text:p>27.73</text:p>
          </table:table-cell>
          <table:table-cell office:value-type="float" office:value="179.0484161377" calcext:value-type="float">
            <text:p>179.0484161377</text:p>
          </table:table-cell>
          <table:table-cell office:value-type="float" office:value="0.1168252671" calcext:value-type="float">
            <text:p>0.116825267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28208" calcext:value-type="float">
            <text:p>-0.00228208</text:p>
          </table:table-cell>
          <table:table-cell office:value-type="float" office:value="-0.0004416425" calcext:value-type="float">
            <text:p>-0.0004416425</text:p>
          </table:table-cell>
          <table:table-cell office:value-type="float" office:value="555" calcext:value-type="float">
            <text:p>555</text:p>
          </table:table-cell>
          <table:table-cell table:formula="of:=[.D282]*100" office:value-type="float" office:value="-0.01401211" calcext:value-type="float">
            <text:p>-0.01401211</text:p>
          </table:table-cell>
          <table:table-cell table:formula="of:=[.E282]*100" office:value-type="float" office:value="-0.228208" calcext:value-type="float">
            <text:p>-0.228208</text:p>
          </table:table-cell>
        </table:table-row>
        <table:table-row table:style-name="ro1">
          <table:table-cell office:value-type="float" office:value="27.78" calcext:value-type="float">
            <text:p>27.78</text:p>
          </table:table-cell>
          <table:table-cell office:value-type="float" office:value="179.054977417" calcext:value-type="float">
            <text:p>179.054977417</text:p>
          </table:table-cell>
          <table:table-cell office:value-type="float" office:value="0.0954271466" calcext:value-type="float">
            <text:p>0.095427146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20357" calcext:value-type="float">
            <text:p>-0.00220357</text:p>
          </table:table-cell>
          <table:table-cell office:value-type="float" office:value="-0.0003082135" calcext:value-type="float">
            <text:p>-0.0003082135</text:p>
          </table:table-cell>
          <table:table-cell office:value-type="float" office:value="556" calcext:value-type="float">
            <text:p>556</text:p>
          </table:table-cell>
          <table:table-cell table:formula="of:=[.D283]*100" office:value-type="float" office:value="-0.01401211" calcext:value-type="float">
            <text:p>-0.01401211</text:p>
          </table:table-cell>
          <table:table-cell table:formula="of:=[.E283]*100" office:value-type="float" office:value="-0.220357" calcext:value-type="float">
            <text:p>-0.220357</text:p>
          </table:table-cell>
        </table:table-row>
        <table:table-row table:style-name="ro1">
          <table:table-cell office:value-type="float" office:value="27.83" calcext:value-type="float">
            <text:p>27.83</text:p>
          </table:table-cell>
          <table:table-cell office:value-type="float" office:value="179.0643310547" calcext:value-type="float">
            <text:p>179.0643310547</text:p>
          </table:table-cell>
          <table:table-cell office:value-type="float" office:value="0.0945921594" calcext:value-type="float">
            <text:p>0.094592159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14569" calcext:value-type="float">
            <text:p>-0.00214569</text:p>
          </table:table-cell>
          <table:table-cell office:value-type="float" office:value="-0.0003016365" calcext:value-type="float">
            <text:p>-0.0003016365</text:p>
          </table:table-cell>
          <table:table-cell office:value-type="float" office:value="557" calcext:value-type="float">
            <text:p>557</text:p>
          </table:table-cell>
          <table:table-cell table:formula="of:=[.D284]*100" office:value-type="float" office:value="-0.01401211" calcext:value-type="float">
            <text:p>-0.01401211</text:p>
          </table:table-cell>
          <table:table-cell table:formula="of:=[.E284]*100" office:value-type="float" office:value="-0.214569" calcext:value-type="float">
            <text:p>-0.214569</text:p>
          </table:table-cell>
        </table:table-row>
        <table:table-row table:style-name="ro1">
          <table:table-cell office:value-type="float" office:value="27.88" calcext:value-type="float">
            <text:p>27.88</text:p>
          </table:table-cell>
          <table:table-cell office:value-type="float" office:value="179.0707550049" calcext:value-type="float">
            <text:p>179.0707550049</text:p>
          </table:table-cell>
          <table:table-cell office:value-type="float" office:value="0.095500598" calcext:value-type="float">
            <text:p>0.09550059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11318" calcext:value-type="float">
            <text:p>-0.00211318</text:p>
          </table:table-cell>
          <table:table-cell office:value-type="float" office:value="-0.0003261916" calcext:value-type="float">
            <text:p>-0.0003261916</text:p>
          </table:table-cell>
          <table:table-cell office:value-type="float" office:value="558" calcext:value-type="float">
            <text:p>558</text:p>
          </table:table-cell>
          <table:table-cell table:formula="of:=[.D285]*100" office:value-type="float" office:value="-0.01401211" calcext:value-type="float">
            <text:p>-0.01401211</text:p>
          </table:table-cell>
          <table:table-cell table:formula="of:=[.E285]*100" office:value-type="float" office:value="-0.211318" calcext:value-type="float">
            <text:p>-0.211318</text:p>
          </table:table-cell>
        </table:table-row>
        <table:table-row table:style-name="ro1">
          <table:table-cell office:value-type="float" office:value="27.93" calcext:value-type="float">
            <text:p>27.93</text:p>
          </table:table-cell>
          <table:table-cell office:value-type="float" office:value="179.0773773193" calcext:value-type="float">
            <text:p>179.0773773193</text:p>
          </table:table-cell>
          <table:table-cell office:value-type="float" office:value="0.0709751059" calcext:value-type="float">
            <text:p>0.070975105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92803" calcext:value-type="float">
            <text:p>-0.00192803</text:p>
          </table:table-cell>
          <table:table-cell office:value-type="float" office:value="-0.000165355" calcext:value-type="float">
            <text:p>-0.000165355</text:p>
          </table:table-cell>
          <table:table-cell office:value-type="float" office:value="559" calcext:value-type="float">
            <text:p>559</text:p>
          </table:table-cell>
          <table:table-cell table:formula="of:=[.D286]*100" office:value-type="float" office:value="-0.01401211" calcext:value-type="float">
            <text:p>-0.01401211</text:p>
          </table:table-cell>
          <table:table-cell table:formula="of:=[.E286]*100" office:value-type="float" office:value="-0.192803" calcext:value-type="float">
            <text:p>-0.192803</text:p>
          </table:table-cell>
        </table:table-row>
        <table:table-row table:style-name="ro1">
          <table:table-cell office:value-type="float" office:value="27.98" calcext:value-type="float">
            <text:p>27.98</text:p>
          </table:table-cell>
          <table:table-cell office:value-type="float" office:value="179.0886383057" calcext:value-type="float">
            <text:p>179.0886383057</text:p>
          </table:table-cell>
          <table:table-cell office:value-type="float" office:value="0.0954958825" calcext:value-type="float">
            <text:p>0.095495882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9681" calcext:value-type="float">
            <text:p>-0.0019681</text:p>
          </table:table-cell>
          <table:table-cell office:value-type="float" office:value="-0.000247677" calcext:value-type="float">
            <text:p>-0.000247677</text:p>
          </table:table-cell>
          <table:table-cell office:value-type="float" office:value="560" calcext:value-type="float">
            <text:p>560</text:p>
          </table:table-cell>
          <table:table-cell table:formula="of:=[.D287]*100" office:value-type="float" office:value="-0.01401211" calcext:value-type="float">
            <text:p>-0.01401211</text:p>
          </table:table-cell>
          <table:table-cell table:formula="of:=[.E287]*100" office:value-type="float" office:value="-0.19681" calcext:value-type="float">
            <text:p>-0.19681</text:p>
          </table:table-cell>
        </table:table-row>
        <table:table-row table:style-name="ro1">
          <table:table-cell office:value-type="float" office:value="28.03" calcext:value-type="float">
            <text:p>28.03</text:p>
          </table:table-cell>
          <table:table-cell office:value-type="float" office:value="179.1010742188" calcext:value-type="float">
            <text:p>179.1010742188</text:p>
          </table:table-cell>
          <table:table-cell office:value-type="float" office:value="0.07382367" calcext:value-type="float">
            <text:p>0.0738236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85034" calcext:value-type="float">
            <text:p>-0.00185034</text:p>
          </table:table-cell>
          <table:table-cell office:value-type="float" office:value="-0.0001454466" calcext:value-type="float">
            <text:p>-0.0001454466</text:p>
          </table:table-cell>
          <table:table-cell office:value-type="float" office:value="561" calcext:value-type="float">
            <text:p>561</text:p>
          </table:table-cell>
          <table:table-cell table:formula="of:=[.D288]*100" office:value-type="float" office:value="-0.01401211" calcext:value-type="float">
            <text:p>-0.01401211</text:p>
          </table:table-cell>
          <table:table-cell table:formula="of:=[.E288]*100" office:value-type="float" office:value="-0.185034" calcext:value-type="float">
            <text:p>-0.185034</text:p>
          </table:table-cell>
        </table:table-row>
        <table:table-row table:style-name="ro1">
          <table:table-cell office:value-type="float" office:value="28.08" calcext:value-type="float">
            <text:p>28.08</text:p>
          </table:table-cell>
          <table:table-cell office:value-type="float" office:value="179.1037139893" calcext:value-type="float">
            <text:p>179.1037139893</text:p>
          </table:table-cell>
          <table:table-cell office:value-type="float" office:value="0.0492629648" calcext:value-type="float">
            <text:p>0.049262964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60816" calcext:value-type="float">
            <text:p>-0.00160816</text:p>
          </table:table-cell>
          <table:table-cell office:value-type="float" office:value="-0.0000100641" calcext:value-type="float">
            <text:p>-1.00641E-05</text:p>
          </table:table-cell>
          <table:table-cell office:value-type="float" office:value="562" calcext:value-type="float">
            <text:p>562</text:p>
          </table:table-cell>
          <table:table-cell table:formula="of:=[.D289]*100" office:value-type="float" office:value="-0.01401211" calcext:value-type="float">
            <text:p>-0.01401211</text:p>
          </table:table-cell>
          <table:table-cell table:formula="of:=[.E289]*100" office:value-type="float" office:value="-0.160816" calcext:value-type="float">
            <text:p>-0.160816</text:p>
          </table:table-cell>
        </table:table-row>
        <table:table-row table:style-name="ro1">
          <table:table-cell office:value-type="float" office:value="28.13" calcext:value-type="float">
            <text:p>28.13</text:p>
          </table:table-cell>
          <table:table-cell office:value-type="float" office:value="179.1028289795" calcext:value-type="float">
            <text:p>179.1028289795</text:p>
          </table:table-cell>
          <table:table-cell office:value-type="float" office:value="0.0699945233" calcext:value-type="float">
            <text:p>0.069994523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58496" calcext:value-type="float">
            <text:p>-0.00158496</text:p>
          </table:table-cell>
          <table:table-cell office:value-type="float" office:value="-0.0000615548" calcext:value-type="float">
            <text:p>-6.15548E-05</text:p>
          </table:table-cell>
          <table:table-cell office:value-type="float" office:value="563" calcext:value-type="float">
            <text:p>563</text:p>
          </table:table-cell>
          <table:table-cell table:formula="of:=[.D290]*100" office:value-type="float" office:value="-0.01401211" calcext:value-type="float">
            <text:p>-0.01401211</text:p>
          </table:table-cell>
          <table:table-cell table:formula="of:=[.E290]*100" office:value-type="float" office:value="-0.158496" calcext:value-type="float">
            <text:p>-0.158496</text:p>
          </table:table-cell>
        </table:table-row>
        <table:table-row table:style-name="ro1">
          <table:table-cell office:value-type="float" office:value="28.18" calcext:value-type="float">
            <text:p>28.18</text:p>
          </table:table-cell>
          <table:table-cell office:value-type="float" office:value="179.1078491211" calcext:value-type="float">
            <text:p>179.1078491211</text:p>
          </table:table-cell>
          <table:table-cell office:value-type="float" office:value="0.0879876382" calcext:value-type="float">
            <text:p>0.087987638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68943" calcext:value-type="float">
            <text:p>-0.00168943</text:p>
          </table:table-cell>
          <table:table-cell office:value-type="float" office:value="-0.0000839686" calcext:value-type="float">
            <text:p>-8.39686E-05</text:p>
          </table:table-cell>
          <table:table-cell office:value-type="float" office:value="564" calcext:value-type="float">
            <text:p>564</text:p>
          </table:table-cell>
          <table:table-cell table:formula="of:=[.D291]*100" office:value-type="float" office:value="-0.01401211" calcext:value-type="float">
            <text:p>-0.01401211</text:p>
          </table:table-cell>
          <table:table-cell table:formula="of:=[.E291]*100" office:value-type="float" office:value="-0.168943" calcext:value-type="float">
            <text:p>-0.168943</text:p>
          </table:table-cell>
        </table:table-row>
        <table:table-row table:style-name="ro1">
          <table:table-cell office:value-type="float" office:value="28.23" calcext:value-type="float">
            <text:p>28.23</text:p>
          </table:table-cell>
          <table:table-cell office:value-type="float" office:value="179.1088867188" calcext:value-type="float">
            <text:p>179.1088867188</text:p>
          </table:table-cell>
          <table:table-cell office:value-type="float" office:value="0.0938286279" calcext:value-type="float">
            <text:p>0.093828627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79798" calcext:value-type="float">
            <text:p>-0.00179798</text:p>
          </table:table-cell>
          <table:table-cell office:value-type="float" office:value="-0.0000626496" calcext:value-type="float">
            <text:p>-6.26496E-05</text:p>
          </table:table-cell>
          <table:table-cell office:value-type="float" office:value="565" calcext:value-type="float">
            <text:p>565</text:p>
          </table:table-cell>
          <table:table-cell table:formula="of:=[.D292]*100" office:value-type="float" office:value="-0.01401211" calcext:value-type="float">
            <text:p>-0.01401211</text:p>
          </table:table-cell>
          <table:table-cell table:formula="of:=[.E292]*100" office:value-type="float" office:value="-0.179798" calcext:value-type="float">
            <text:p>-0.179798</text:p>
          </table:table-cell>
        </table:table-row>
        <table:table-row table:style-name="ro1">
          <table:table-cell office:value-type="float" office:value="28.28" calcext:value-type="float">
            <text:p>28.28</text:p>
          </table:table-cell>
          <table:table-cell office:value-type="float" office:value="179.1040649414" calcext:value-type="float">
            <text:p>179.1040649414</text:p>
          </table:table-cell>
          <table:table-cell office:value-type="float" office:value="0.1132592757" calcext:value-type="float">
            <text:p>0.113259275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99984" calcext:value-type="float">
            <text:p>-0.00199984</text:p>
          </table:table-cell>
          <table:table-cell office:value-type="float" office:value="-0.0000712908" calcext:value-type="float">
            <text:p>-7.12908E-05</text:p>
          </table:table-cell>
          <table:table-cell office:value-type="float" office:value="566" calcext:value-type="float">
            <text:p>566</text:p>
          </table:table-cell>
          <table:table-cell table:formula="of:=[.D293]*100" office:value-type="float" office:value="-0.01401211" calcext:value-type="float">
            <text:p>-0.01401211</text:p>
          </table:table-cell>
          <table:table-cell table:formula="of:=[.E293]*100" office:value-type="float" office:value="-0.199984" calcext:value-type="float">
            <text:p>-0.199984</text:p>
          </table:table-cell>
        </table:table-row>
        <table:table-row table:style-name="ro1">
          <table:table-cell office:value-type="float" office:value="28.33" calcext:value-type="float">
            <text:p>28.33</text:p>
          </table:table-cell>
          <table:table-cell office:value-type="float" office:value="179.1044158936" calcext:value-type="float">
            <text:p>179.1044158936</text:p>
          </table:table-cell>
          <table:table-cell office:value-type="float" office:value="0.1044851673" calcext:value-type="float">
            <text:p>0.104485167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07587" calcext:value-type="float">
            <text:p>-0.00207587</text:p>
          </table:table-cell>
          <table:table-cell office:value-type="float" office:value="-0.0000976467" calcext:value-type="float">
            <text:p>-9.76467E-05</text:p>
          </table:table-cell>
          <table:table-cell office:value-type="float" office:value="567" calcext:value-type="float">
            <text:p>567</text:p>
          </table:table-cell>
          <table:table-cell table:formula="of:=[.D294]*100" office:value-type="float" office:value="-0.01401211" calcext:value-type="float">
            <text:p>-0.01401211</text:p>
          </table:table-cell>
          <table:table-cell table:formula="of:=[.E294]*100" office:value-type="float" office:value="-0.207587" calcext:value-type="float">
            <text:p>-0.207587</text:p>
          </table:table-cell>
        </table:table-row>
        <table:table-row table:style-name="ro1">
          <table:table-cell office:value-type="float" office:value="28.38" calcext:value-type="float">
            <text:p>28.38</text:p>
          </table:table-cell>
          <table:table-cell office:value-type="float" office:value="179.1137542725" calcext:value-type="float">
            <text:p>179.1137542725</text:p>
          </table:table-cell>
          <table:table-cell office:value-type="float" office:value="0.1508794949" calcext:value-type="float">
            <text:p>0.150879494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43578" calcext:value-type="float">
            <text:p>-0.00243578</text:p>
          </table:table-cell>
          <table:table-cell office:value-type="float" office:value="-0.0002907785" calcext:value-type="float">
            <text:p>-0.0002907785</text:p>
          </table:table-cell>
          <table:table-cell office:value-type="float" office:value="568" calcext:value-type="float">
            <text:p>568</text:p>
          </table:table-cell>
          <table:table-cell table:formula="of:=[.D295]*100" office:value-type="float" office:value="-0.01401211" calcext:value-type="float">
            <text:p>-0.01401211</text:p>
          </table:table-cell>
          <table:table-cell table:formula="of:=[.E295]*100" office:value-type="float" office:value="-0.243578" calcext:value-type="float">
            <text:p>-0.243578</text:p>
          </table:table-cell>
        </table:table-row>
        <table:table-row table:style-name="ro1">
          <table:table-cell office:value-type="float" office:value="28.43" calcext:value-type="float">
            <text:p>28.43</text:p>
          </table:table-cell>
          <table:table-cell office:value-type="float" office:value="179.1069030762" calcext:value-type="float">
            <text:p>179.1069030762</text:p>
          </table:table-cell>
          <table:table-cell office:value-type="float" office:value="0.105012933" calcext:value-type="float">
            <text:p>0.10501293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36989" calcext:value-type="float">
            <text:p>-0.00236989</text:p>
          </table:table-cell>
          <table:table-cell office:value-type="float" office:value="-0.0000691257" calcext:value-type="float">
            <text:p>-6.91257E-05</text:p>
          </table:table-cell>
          <table:table-cell office:value-type="float" office:value="569" calcext:value-type="float">
            <text:p>569</text:p>
          </table:table-cell>
          <table:table-cell table:formula="of:=[.D296]*100" office:value-type="float" office:value="-0.01401211" calcext:value-type="float">
            <text:p>-0.01401211</text:p>
          </table:table-cell>
          <table:table-cell table:formula="of:=[.E296]*100" office:value-type="float" office:value="-0.236989" calcext:value-type="float">
            <text:p>-0.236989</text:p>
          </table:table-cell>
        </table:table-row>
        <table:table-row table:style-name="ro1">
          <table:table-cell office:value-type="float" office:value="28.48" calcext:value-type="float">
            <text:p>28.48</text:p>
          </table:table-cell>
          <table:table-cell office:value-type="float" office:value="179.1136779785" calcext:value-type="float">
            <text:p>179.1136779785</text:p>
          </table:table-cell>
          <table:table-cell office:value-type="float" office:value="0.0822750477" calcext:value-type="float">
            <text:p>0.082275047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17442" calcext:value-type="float">
            <text:p>-0.00217442</text:p>
          </table:table-cell>
          <table:table-cell office:value-type="float" office:value="-0.0000636182" calcext:value-type="float">
            <text:p>-6.36182E-05</text:p>
          </table:table-cell>
          <table:table-cell office:value-type="float" office:value="570" calcext:value-type="float">
            <text:p>570</text:p>
          </table:table-cell>
          <table:table-cell table:formula="of:=[.D297]*100" office:value-type="float" office:value="-0.01401211" calcext:value-type="float">
            <text:p>-0.01401211</text:p>
          </table:table-cell>
          <table:table-cell table:formula="of:=[.E297]*100" office:value-type="float" office:value="-0.217442" calcext:value-type="float">
            <text:p>-0.217442</text:p>
          </table:table-cell>
        </table:table-row>
        <table:table-row table:style-name="ro1">
          <table:table-cell office:value-type="float" office:value="28.53" calcext:value-type="float">
            <text:p>28.53</text:p>
          </table:table-cell>
          <table:table-cell office:value-type="float" office:value="179.1092987061" calcext:value-type="float">
            <text:p>179.1092987061</text:p>
          </table:table-cell>
          <table:table-cell office:value-type="float" office:value="0.0627578577" calcext:value-type="float">
            <text:p>0.062757857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91407" calcext:value-type="float">
            <text:p>-0.00191407</text:p>
          </table:table-cell>
          <table:table-cell office:value-type="float" office:value="-0.0001398327" calcext:value-type="float">
            <text:p>-0.0001398327</text:p>
          </table:table-cell>
          <table:table-cell office:value-type="float" office:value="571" calcext:value-type="float">
            <text:p>571</text:p>
          </table:table-cell>
          <table:table-cell table:formula="of:=[.D298]*100" office:value-type="float" office:value="-0.01401211" calcext:value-type="float">
            <text:p>-0.01401211</text:p>
          </table:table-cell>
          <table:table-cell table:formula="of:=[.E298]*100" office:value-type="float" office:value="-0.191407" calcext:value-type="float">
            <text:p>-0.191407</text:p>
          </table:table-cell>
        </table:table-row>
        <table:table-row table:style-name="ro1">
          <table:table-cell office:value-type="float" office:value="28.58" calcext:value-type="float">
            <text:p>28.58</text:p>
          </table:table-cell>
          <table:table-cell office:value-type="float" office:value="179.1082305908" calcext:value-type="float">
            <text:p>179.1082305908</text:p>
          </table:table-cell>
          <table:table-cell office:value-type="float" office:value="0.044689424" calcext:value-type="float">
            <text:p>0.04468942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62014" calcext:value-type="float">
            <text:p>-0.00162014</text:p>
          </table:table-cell>
          <table:table-cell office:value-type="float" office:value="-0.0000983102" calcext:value-type="float">
            <text:p>-9.83102E-05</text:p>
          </table:table-cell>
          <table:table-cell office:value-type="float" office:value="572" calcext:value-type="float">
            <text:p>572</text:p>
          </table:table-cell>
          <table:table-cell table:formula="of:=[.D299]*100" office:value-type="float" office:value="-0.01401211" calcext:value-type="float">
            <text:p>-0.01401211</text:p>
          </table:table-cell>
          <table:table-cell table:formula="of:=[.E299]*100" office:value-type="float" office:value="-0.162014" calcext:value-type="float">
            <text:p>-0.162014</text:p>
          </table:table-cell>
        </table:table-row>
        <table:table-row table:style-name="ro1">
          <table:table-cell office:value-type="float" office:value="28.63" calcext:value-type="float">
            <text:p>28.63</text:p>
          </table:table-cell>
          <table:table-cell office:value-type="float" office:value="179.1092224121" calcext:value-type="float">
            <text:p>179.1092224121</text:p>
          </table:table-cell>
          <table:table-cell office:value-type="float" office:value="0.0327613746" calcext:value-type="float">
            <text:p>0.032761374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34476" calcext:value-type="float">
            <text:p>-0.00134476</text:p>
          </table:table-cell>
          <table:table-cell office:value-type="float" office:value="-0.0002043984" calcext:value-type="float">
            <text:p>-0.0002043984</text:p>
          </table:table-cell>
          <table:table-cell office:value-type="float" office:value="573" calcext:value-type="float">
            <text:p>573</text:p>
          </table:table-cell>
          <table:table-cell table:formula="of:=[.D300]*100" office:value-type="float" office:value="-0.01401211" calcext:value-type="float">
            <text:p>-0.01401211</text:p>
          </table:table-cell>
          <table:table-cell table:formula="of:=[.E300]*100" office:value-type="float" office:value="-0.134476" calcext:value-type="float">
            <text:p>-0.134476</text:p>
          </table:table-cell>
        </table:table-row>
        <table:table-row table:style-name="ro1">
          <table:table-cell office:value-type="float" office:value="28.68" calcext:value-type="float">
            <text:p>28.68</text:p>
          </table:table-cell>
          <table:table-cell office:value-type="float" office:value="179.1059265137" calcext:value-type="float">
            <text:p>179.1059265137</text:p>
          </table:table-cell>
          <table:table-cell office:value-type="float" office:value="0.0226003325" calcext:value-type="float">
            <text:p>0.022600332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09353" calcext:value-type="float">
            <text:p>-0.00109353</text:p>
          </table:table-cell>
          <table:table-cell office:value-type="float" office:value="-0.0000685973" calcext:value-type="float">
            <text:p>-6.85973E-05</text:p>
          </table:table-cell>
          <table:table-cell office:value-type="float" office:value="574" calcext:value-type="float">
            <text:p>574</text:p>
          </table:table-cell>
          <table:table-cell table:formula="of:=[.D301]*100" office:value-type="float" office:value="-0.01401211" calcext:value-type="float">
            <text:p>-0.01401211</text:p>
          </table:table-cell>
          <table:table-cell table:formula="of:=[.E301]*100" office:value-type="float" office:value="-0.109353" calcext:value-type="float">
            <text:p>-0.109353</text:p>
          </table:table-cell>
        </table:table-row>
        <table:table-row table:style-name="ro1">
          <table:table-cell office:value-type="float" office:value="28.73" calcext:value-type="float">
            <text:p>28.73</text:p>
          </table:table-cell>
          <table:table-cell office:value-type="float" office:value="179.1078491211" calcext:value-type="float">
            <text:p>179.1078491211</text:p>
          </table:table-cell>
          <table:table-cell office:value-type="float" office:value="0.009325211" calcext:value-type="float">
            <text:p>0.00932521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83762" calcext:value-type="float">
            <text:p>-0.00083762</text:p>
          </table:table-cell>
          <table:table-cell office:value-type="float" office:value="-0.0001767466" calcext:value-type="float">
            <text:p>-0.0001767466</text:p>
          </table:table-cell>
          <table:table-cell office:value-type="float" office:value="575" calcext:value-type="float">
            <text:p>575</text:p>
          </table:table-cell>
          <table:table-cell table:formula="of:=[.D302]*100" office:value-type="float" office:value="-0.01401211" calcext:value-type="float">
            <text:p>-0.01401211</text:p>
          </table:table-cell>
          <table:table-cell table:formula="of:=[.E302]*100" office:value-type="float" office:value="-0.083762" calcext:value-type="float">
            <text:p>-0.083762</text:p>
          </table:table-cell>
        </table:table-row>
        <table:table-row table:style-name="ro1">
          <table:table-cell office:value-type="float" office:value="28.78" calcext:value-type="float">
            <text:p>28.78</text:p>
          </table:table-cell>
          <table:table-cell office:value-type="float" office:value="179.1000671387" calcext:value-type="float">
            <text:p>179.1000671387</text:p>
          </table:table-cell>
          <table:table-cell office:value-type="float" office:value="-0.0535379046" calcext:value-type="float">
            <text:p>-0.053537904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24806" calcext:value-type="float">
            <text:p>-0.00024806</text:p>
          </table:table-cell>
          <table:table-cell office:value-type="float" office:value="-0.0000824352" calcext:value-type="float">
            <text:p>-8.24352E-05</text:p>
          </table:table-cell>
          <table:table-cell office:value-type="float" office:value="576" calcext:value-type="float">
            <text:p>576</text:p>
          </table:table-cell>
          <table:table-cell table:formula="of:=[.D303]*100" office:value-type="float" office:value="-0.01401211" calcext:value-type="float">
            <text:p>-0.01401211</text:p>
          </table:table-cell>
          <table:table-cell table:formula="of:=[.E303]*100" office:value-type="float" office:value="-0.024806" calcext:value-type="float">
            <text:p>-0.024806</text:p>
          </table:table-cell>
        </table:table-row>
        <table:table-row table:style-name="ro1">
          <table:table-cell office:value-type="float" office:value="28.83" calcext:value-type="float">
            <text:p>28.83</text:p>
          </table:table-cell>
          <table:table-cell office:value-type="float" office:value="179.1015777588" calcext:value-type="float">
            <text:p>179.1015777588</text:p>
          </table:table-cell>
          <table:table-cell office:value-type="float" office:value="-0.0988348138" calcext:value-type="float">
            <text:p>-0.098834813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44674" calcext:value-type="float">
            <text:p>0.00044674</text:p>
          </table:table-cell>
          <table:table-cell office:value-type="float" office:value="0.000023069" calcext:value-type="float">
            <text:p>0.000023069</text:p>
          </table:table-cell>
          <table:table-cell office:value-type="float" office:value="577" calcext:value-type="float">
            <text:p>577</text:p>
          </table:table-cell>
          <table:table-cell table:formula="of:=[.D304]*100" office:value-type="float" office:value="-0.01401211" calcext:value-type="float">
            <text:p>-0.01401211</text:p>
          </table:table-cell>
          <table:table-cell table:formula="of:=[.E304]*100" office:value-type="float" office:value="0.044674" calcext:value-type="float">
            <text:p>0.044674</text:p>
          </table:table-cell>
        </table:table-row>
        <table:table-row table:style-name="ro1">
          <table:table-cell office:value-type="float" office:value="28.88" calcext:value-type="float">
            <text:p>28.88</text:p>
          </table:table-cell>
          <table:table-cell office:value-type="float" office:value="179.097076416" calcext:value-type="float">
            <text:p>179.097076416</text:p>
          </table:table-cell>
          <table:table-cell office:value-type="float" office:value="-0.1052677964" calcext:value-type="float">
            <text:p>-0.105267796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95262" calcext:value-type="float">
            <text:p>0.00095262</text:p>
          </table:table-cell>
          <table:table-cell office:value-type="float" office:value="-0.0000195746" calcext:value-type="float">
            <text:p>-1.95746E-05</text:p>
          </table:table-cell>
          <table:table-cell office:value-type="float" office:value="578" calcext:value-type="float">
            <text:p>578</text:p>
          </table:table-cell>
          <table:table-cell table:formula="of:=[.D305]*100" office:value-type="float" office:value="-0.01401211" calcext:value-type="float">
            <text:p>-0.01401211</text:p>
          </table:table-cell>
          <table:table-cell table:formula="of:=[.E305]*100" office:value-type="float" office:value="0.095262" calcext:value-type="float">
            <text:p>0.095262</text:p>
          </table:table-cell>
        </table:table-row>
        <table:table-row table:style-name="ro1">
          <table:table-cell office:value-type="float" office:value="28.93" calcext:value-type="float">
            <text:p>28.93</text:p>
          </table:table-cell>
          <table:table-cell office:value-type="float" office:value="179.0866699219" calcext:value-type="float">
            <text:p>179.0866699219</text:p>
          </table:table-cell>
          <table:table-cell office:value-type="float" office:value="-0.1557129221" calcext:value-type="float">
            <text:p>-0.155712922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62598" calcext:value-type="float">
            <text:p>0.00162598</text:p>
          </table:table-cell>
          <table:table-cell office:value-type="float" office:value="0.0000915712" calcext:value-type="float">
            <text:p>9.15712E-05</text:p>
          </table:table-cell>
          <table:table-cell office:value-type="float" office:value="579" calcext:value-type="float">
            <text:p>579</text:p>
          </table:table-cell>
          <table:table-cell table:formula="of:=[.D306]*100" office:value-type="float" office:value="-0.01401211" calcext:value-type="float">
            <text:p>-0.01401211</text:p>
          </table:table-cell>
          <table:table-cell table:formula="of:=[.E306]*100" office:value-type="float" office:value="0.162598" calcext:value-type="float">
            <text:p>0.162598</text:p>
          </table:table-cell>
        </table:table-row>
        <table:table-row table:style-name="ro1">
          <table:table-cell office:value-type="float" office:value="28.98" calcext:value-type="float">
            <text:p>28.98</text:p>
          </table:table-cell>
          <table:table-cell office:value-type="float" office:value="179.0832672119" calcext:value-type="float">
            <text:p>179.0832672119</text:p>
          </table:table-cell>
          <table:table-cell office:value-type="float" office:value="-0.1676448824" calcext:value-type="float">
            <text:p>-0.167644882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15424" calcext:value-type="float">
            <text:p>0.00215424</text:p>
          </table:table-cell>
          <table:table-cell office:value-type="float" office:value="0.00005981" calcext:value-type="float">
            <text:p>0.00005981</text:p>
          </table:table-cell>
          <table:table-cell office:value-type="float" office:value="580" calcext:value-type="float">
            <text:p>580</text:p>
          </table:table-cell>
          <table:table-cell table:formula="of:=[.D307]*100" office:value-type="float" office:value="-0.01401211" calcext:value-type="float">
            <text:p>-0.01401211</text:p>
          </table:table-cell>
          <table:table-cell table:formula="of:=[.E307]*100" office:value-type="float" office:value="0.215424" calcext:value-type="float">
            <text:p>0.215424</text:p>
          </table:table-cell>
        </table:table-row>
        <table:table-row table:style-name="ro1">
          <table:table-cell office:value-type="float" office:value="29.03" calcext:value-type="float">
            <text:p>29.03</text:p>
          </table:table-cell>
          <table:table-cell office:value-type="float" office:value="179.0852661133" calcext:value-type="float">
            <text:p>179.0852661133</text:p>
          </table:table-cell>
          <table:table-cell office:value-type="float" office:value="-0.1756985872" calcext:value-type="float">
            <text:p>-0.175698587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55994" calcext:value-type="float">
            <text:p>0.00255994</text:p>
          </table:table-cell>
          <table:table-cell office:value-type="float" office:value="0.0000627348" calcext:value-type="float">
            <text:p>6.27348E-05</text:p>
          </table:table-cell>
          <table:table-cell office:value-type="float" office:value="581" calcext:value-type="float">
            <text:p>581</text:p>
          </table:table-cell>
          <table:table-cell table:formula="of:=[.D308]*100" office:value-type="float" office:value="-0.01401211" calcext:value-type="float">
            <text:p>-0.01401211</text:p>
          </table:table-cell>
          <table:table-cell table:formula="of:=[.E308]*100" office:value-type="float" office:value="0.255994" calcext:value-type="float">
            <text:p>0.255994</text:p>
          </table:table-cell>
        </table:table-row>
        <table:table-row table:style-name="ro1">
          <table:table-cell office:value-type="float" office:value="29.08" calcext:value-type="float">
            <text:p>29.08</text:p>
          </table:table-cell>
          <table:table-cell office:value-type="float" office:value="179.0735626221" calcext:value-type="float">
            <text:p>179.0735626221</text:p>
          </table:table-cell>
          <table:table-cell office:value-type="float" office:value="-0.2048168949" calcext:value-type="float">
            <text:p>-0.204816894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02439" calcext:value-type="float">
            <text:p>0.00302439</text:p>
          </table:table-cell>
          <table:table-cell office:value-type="float" office:value="0.0001405655" calcext:value-type="float">
            <text:p>0.0001405655</text:p>
          </table:table-cell>
          <table:table-cell office:value-type="float" office:value="582" calcext:value-type="float">
            <text:p>582</text:p>
          </table:table-cell>
          <table:table-cell table:formula="of:=[.D309]*100" office:value-type="float" office:value="-0.01401211" calcext:value-type="float">
            <text:p>-0.01401211</text:p>
          </table:table-cell>
          <table:table-cell table:formula="of:=[.E309]*100" office:value-type="float" office:value="0.302439" calcext:value-type="float">
            <text:p>0.302439</text:p>
          </table:table-cell>
        </table:table-row>
        <table:table-row table:style-name="ro1">
          <table:table-cell office:value-type="float" office:value="29.13" calcext:value-type="float">
            <text:p>29.13</text:p>
          </table:table-cell>
          <table:table-cell office:value-type="float" office:value="179.0693817139" calcext:value-type="float">
            <text:p>179.0693817139</text:p>
          </table:table-cell>
          <table:table-cell office:value-type="float" office:value="-0.1910811714" calcext:value-type="float">
            <text:p>-0.191081171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24234" calcext:value-type="float">
            <text:p>0.00324234</text:p>
          </table:table-cell>
          <table:table-cell office:value-type="float" office:value="0.0000449145" calcext:value-type="float">
            <text:p>4.49145E-05</text:p>
          </table:table-cell>
          <table:table-cell office:value-type="float" office:value="583" calcext:value-type="float">
            <text:p>583</text:p>
          </table:table-cell>
          <table:table-cell table:formula="of:=[.D310]*100" office:value-type="float" office:value="-0.01401211" calcext:value-type="float">
            <text:p>-0.01401211</text:p>
          </table:table-cell>
          <table:table-cell table:formula="of:=[.E310]*100" office:value-type="float" office:value="0.324234" calcext:value-type="float">
            <text:p>0.324234</text:p>
          </table:table-cell>
        </table:table-row>
        <table:table-row table:style-name="ro1">
          <table:table-cell office:value-type="float" office:value="29.18" calcext:value-type="float">
            <text:p>29.18</text:p>
          </table:table-cell>
          <table:table-cell office:value-type="float" office:value="179.0662689209" calcext:value-type="float">
            <text:p>179.0662689209</text:p>
          </table:table-cell>
          <table:table-cell office:value-type="float" office:value="-0.1944298499" calcext:value-type="float">
            <text:p>-0.194429849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40989" calcext:value-type="float">
            <text:p>0.00340989</text:p>
          </table:table-cell>
          <table:table-cell office:value-type="float" office:value="0.000033481" calcext:value-type="float">
            <text:p>0.000033481</text:p>
          </table:table-cell>
          <table:table-cell office:value-type="float" office:value="584" calcext:value-type="float">
            <text:p>584</text:p>
          </table:table-cell>
          <table:table-cell table:formula="of:=[.D311]*100" office:value-type="float" office:value="-0.01401211" calcext:value-type="float">
            <text:p>-0.01401211</text:p>
          </table:table-cell>
          <table:table-cell table:formula="of:=[.E311]*100" office:value-type="float" office:value="0.340989" calcext:value-type="float">
            <text:p>0.340989</text:p>
          </table:table-cell>
        </table:table-row>
        <table:table-row table:style-name="ro1">
          <table:table-cell office:value-type="float" office:value="29.23" calcext:value-type="float">
            <text:p>29.23</text:p>
          </table:table-cell>
          <table:table-cell office:value-type="float" office:value="179.0632171631" calcext:value-type="float">
            <text:p>179.0632171631</text:p>
          </table:table-cell>
          <table:table-cell office:value-type="float" office:value="-0.2153492937" calcext:value-type="float">
            <text:p>-0.215349293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66099" calcext:value-type="float">
            <text:p>0.00366099</text:p>
          </table:table-cell>
          <table:table-cell office:value-type="float" office:value="0.0000746886" calcext:value-type="float">
            <text:p>7.46886E-05</text:p>
          </table:table-cell>
          <table:table-cell office:value-type="float" office:value="585" calcext:value-type="float">
            <text:p>585</text:p>
          </table:table-cell>
          <table:table-cell table:formula="of:=[.D312]*100" office:value-type="float" office:value="-0.01401211" calcext:value-type="float">
            <text:p>-0.01401211</text:p>
          </table:table-cell>
          <table:table-cell table:formula="of:=[.E312]*100" office:value-type="float" office:value="0.366099" calcext:value-type="float">
            <text:p>0.366099</text:p>
          </table:table-cell>
        </table:table-row>
        <table:table-row table:style-name="ro1">
          <table:table-cell office:value-type="float" office:value="29.28" calcext:value-type="float">
            <text:p>29.28</text:p>
          </table:table-cell>
          <table:table-cell office:value-type="float" office:value="179.0693359375" calcext:value-type="float">
            <text:p>179.0693359375</text:p>
          </table:table-cell>
          <table:table-cell office:value-type="float" office:value="-0.2114615304" calcext:value-type="float">
            <text:p>-0.211461530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80241" calcext:value-type="float">
            <text:p>0.00380241</text:p>
          </table:table-cell>
          <table:table-cell office:value-type="float" office:value="0.000024205" calcext:value-type="float">
            <text:p>0.000024205</text:p>
          </table:table-cell>
          <table:table-cell office:value-type="float" office:value="586" calcext:value-type="float">
            <text:p>586</text:p>
          </table:table-cell>
          <table:table-cell table:formula="of:=[.D313]*100" office:value-type="float" office:value="-0.01401211" calcext:value-type="float">
            <text:p>-0.01401211</text:p>
          </table:table-cell>
          <table:table-cell table:formula="of:=[.E313]*100" office:value-type="float" office:value="0.380241" calcext:value-type="float">
            <text:p>0.380241</text:p>
          </table:table-cell>
        </table:table-row>
        <table:table-row table:style-name="ro1">
          <table:table-cell office:value-type="float" office:value="29.33" calcext:value-type="float">
            <text:p>29.33</text:p>
          </table:table-cell>
          <table:table-cell office:value-type="float" office:value="179.0802459717" calcext:value-type="float">
            <text:p>179.0802459717</text:p>
          </table:table-cell>
          <table:table-cell office:value-type="float" office:value="-0.2330509846" calcext:value-type="float">
            <text:p>-0.233050984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04055" calcext:value-type="float">
            <text:p>0.00404055</text:p>
          </table:table-cell>
          <table:table-cell office:value-type="float" office:value="0.0000112199" calcext:value-type="float">
            <text:p>1.12199E-05</text:p>
          </table:table-cell>
          <table:table-cell office:value-type="float" office:value="587" calcext:value-type="float">
            <text:p>587</text:p>
          </table:table-cell>
          <table:table-cell table:formula="of:=[.D314]*100" office:value-type="float" office:value="-0.01401211" calcext:value-type="float">
            <text:p>-0.01401211</text:p>
          </table:table-cell>
          <table:table-cell table:formula="of:=[.E314]*100" office:value-type="float" office:value="0.404055" calcext:value-type="float">
            <text:p>0.404055</text:p>
          </table:table-cell>
        </table:table-row>
        <table:table-row table:style-name="ro1">
          <table:table-cell office:value-type="float" office:value="29.38" calcext:value-type="float">
            <text:p>29.38</text:p>
          </table:table-cell>
          <table:table-cell office:value-type="float" office:value="179.0854797363" calcext:value-type="float">
            <text:p>179.0854797363</text:p>
          </table:table-cell>
          <table:table-cell office:value-type="float" office:value="-0.2104331432" calcext:value-type="float">
            <text:p>-0.210433143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04849" calcext:value-type="float">
            <text:p>0.00404849</text:p>
          </table:table-cell>
          <table:table-cell office:value-type="float" office:value="-0.0001120331" calcext:value-type="float">
            <text:p>-0.0001120331</text:p>
          </table:table-cell>
          <table:table-cell office:value-type="float" office:value="588" calcext:value-type="float">
            <text:p>588</text:p>
          </table:table-cell>
          <table:table-cell table:formula="of:=[.D315]*100" office:value-type="float" office:value="-0.01401211" calcext:value-type="float">
            <text:p>-0.01401211</text:p>
          </table:table-cell>
          <table:table-cell table:formula="of:=[.E315]*100" office:value-type="float" office:value="0.404849" calcext:value-type="float">
            <text:p>0.404849</text:p>
          </table:table-cell>
        </table:table-row>
        <table:table-row table:style-name="ro1">
          <table:table-cell office:value-type="float" office:value="29.43" calcext:value-type="float">
            <text:p>29.43</text:p>
          </table:table-cell>
          <table:table-cell office:value-type="float" office:value="179.1018371582" calcext:value-type="float">
            <text:p>179.1018371582</text:p>
          </table:table-cell>
          <table:table-cell office:value-type="float" office:value="-0.1939899844" calcext:value-type="float">
            <text:p>-0.193989984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94417" calcext:value-type="float">
            <text:p>0.00394417</text:p>
          </table:table-cell>
          <table:table-cell office:value-type="float" office:value="-0.0001928137" calcext:value-type="float">
            <text:p>-0.0001928137</text:p>
          </table:table-cell>
          <table:table-cell office:value-type="float" office:value="589" calcext:value-type="float">
            <text:p>589</text:p>
          </table:table-cell>
          <table:table-cell table:formula="of:=[.D316]*100" office:value-type="float" office:value="-0.01401211" calcext:value-type="float">
            <text:p>-0.01401211</text:p>
          </table:table-cell>
          <table:table-cell table:formula="of:=[.E316]*100" office:value-type="float" office:value="0.394417" calcext:value-type="float">
            <text:p>0.394417</text:p>
          </table:table-cell>
        </table:table-row>
        <table:table-row table:style-name="ro1">
          <table:table-cell office:value-type="float" office:value="29.48" calcext:value-type="float">
            <text:p>29.48</text:p>
          </table:table-cell>
          <table:table-cell office:value-type="float" office:value="179.1003417969" calcext:value-type="float">
            <text:p>179.1003417969</text:p>
          </table:table-cell>
          <table:table-cell office:value-type="float" office:value="-0.2546766109" calcext:value-type="float">
            <text:p>-0.254676610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27917" calcext:value-type="float">
            <text:p>0.00427917</text:p>
          </table:table-cell>
          <table:table-cell office:value-type="float" office:value="0.0000164956" calcext:value-type="float">
            <text:p>1.64956E-05</text:p>
          </table:table-cell>
          <table:table-cell office:value-type="float" office:value="590" calcext:value-type="float">
            <text:p>590</text:p>
          </table:table-cell>
          <table:table-cell table:formula="of:=[.D317]*100" office:value-type="float" office:value="-0.01401211" calcext:value-type="float">
            <text:p>-0.01401211</text:p>
          </table:table-cell>
          <table:table-cell table:formula="of:=[.E317]*100" office:value-type="float" office:value="0.427917" calcext:value-type="float">
            <text:p>0.427917</text:p>
          </table:table-cell>
        </table:table-row>
        <table:table-row table:style-name="ro1">
          <table:table-cell office:value-type="float" office:value="29.53" calcext:value-type="float">
            <text:p>29.53</text:p>
          </table:table-cell>
          <table:table-cell office:value-type="float" office:value="179.1118011475" calcext:value-type="float">
            <text:p>179.1118011475</text:p>
          </table:table-cell>
          <table:table-cell office:value-type="float" office:value="-0.253336984" calcext:value-type="float">
            <text:p>-0.25333698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49348" calcext:value-type="float">
            <text:p>0.00449348</text:p>
          </table:table-cell>
          <table:table-cell office:value-type="float" office:value="-0.0000881925" calcext:value-type="float">
            <text:p>-8.81925E-05</text:p>
          </table:table-cell>
          <table:table-cell office:value-type="float" office:value="591" calcext:value-type="float">
            <text:p>591</text:p>
          </table:table-cell>
          <table:table-cell table:formula="of:=[.D318]*100" office:value-type="float" office:value="-0.01401211" calcext:value-type="float">
            <text:p>-0.01401211</text:p>
          </table:table-cell>
          <table:table-cell table:formula="of:=[.E318]*100" office:value-type="float" office:value="0.449348" calcext:value-type="float">
            <text:p>0.449348</text:p>
          </table:table-cell>
        </table:table-row>
        <table:table-row table:style-name="ro1">
          <table:table-cell office:value-type="float" office:value="29.58" calcext:value-type="float">
            <text:p>29.58</text:p>
          </table:table-cell>
          <table:table-cell office:value-type="float" office:value="179.1126708984" calcext:value-type="float">
            <text:p>179.1126708984</text:p>
          </table:table-cell>
          <table:table-cell office:value-type="float" office:value="-0.2725216872" calcext:value-type="float">
            <text:p>-0.272521687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76417" calcext:value-type="float">
            <text:p>0.00476417</text:p>
          </table:table-cell>
          <table:table-cell office:value-type="float" office:value="-0.0001442725" calcext:value-type="float">
            <text:p>-0.0001442725</text:p>
          </table:table-cell>
          <table:table-cell office:value-type="float" office:value="592" calcext:value-type="float">
            <text:p>592</text:p>
          </table:table-cell>
          <table:table-cell table:formula="of:=[.D319]*100" office:value-type="float" office:value="-0.01401211" calcext:value-type="float">
            <text:p>-0.01401211</text:p>
          </table:table-cell>
          <table:table-cell table:formula="of:=[.E319]*100" office:value-type="float" office:value="0.476417" calcext:value-type="float">
            <text:p>0.476417</text:p>
          </table:table-cell>
        </table:table-row>
        <table:table-row table:style-name="ro1">
          <table:table-cell office:value-type="float" office:value="29.63" calcext:value-type="float">
            <text:p>29.63</text:p>
          </table:table-cell>
          <table:table-cell office:value-type="float" office:value="179.1127929688" calcext:value-type="float">
            <text:p>179.1127929688</text:p>
          </table:table-cell>
          <table:table-cell office:value-type="float" office:value="-0.2931930261" calcext:value-type="float">
            <text:p>-0.293193026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08234" calcext:value-type="float">
            <text:p>0.00508234</text:p>
          </table:table-cell>
          <table:table-cell office:value-type="float" office:value="-0.000001093" calcext:value-type="float">
            <text:p>-0.000001093</text:p>
          </table:table-cell>
          <table:table-cell office:value-type="float" office:value="593" calcext:value-type="float">
            <text:p>593</text:p>
          </table:table-cell>
          <table:table-cell table:formula="of:=[.D320]*100" office:value-type="float" office:value="-0.01401211" calcext:value-type="float">
            <text:p>-0.01401211</text:p>
          </table:table-cell>
          <table:table-cell table:formula="of:=[.E320]*100" office:value-type="float" office:value="0.508234" calcext:value-type="float">
            <text:p>0.508234</text:p>
          </table:table-cell>
        </table:table-row>
        <table:table-row table:style-name="ro1">
          <table:table-cell office:value-type="float" office:value="29.68" calcext:value-type="float">
            <text:p>29.68</text:p>
          </table:table-cell>
          <table:table-cell office:value-type="float" office:value="179.1012268066" calcext:value-type="float">
            <text:p>179.1012268066</text:p>
          </table:table-cell>
          <table:table-cell office:value-type="float" office:value="-0.2903615203" calcext:value-type="float">
            <text:p>-0.290361520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27549" calcext:value-type="float">
            <text:p>0.00527549</text:p>
          </table:table-cell>
          <table:table-cell office:value-type="float" office:value="-0.0001443839" calcext:value-type="float">
            <text:p>-0.0001443839</text:p>
          </table:table-cell>
          <table:table-cell office:value-type="float" office:value="594" calcext:value-type="float">
            <text:p>594</text:p>
          </table:table-cell>
          <table:table-cell table:formula="of:=[.D321]*100" office:value-type="float" office:value="-0.01401211" calcext:value-type="float">
            <text:p>-0.01401211</text:p>
          </table:table-cell>
          <table:table-cell table:formula="of:=[.E321]*100" office:value-type="float" office:value="0.527549" calcext:value-type="float">
            <text:p>0.527549</text:p>
          </table:table-cell>
        </table:table-row>
        <table:table-row table:style-name="ro1">
          <table:table-cell office:value-type="float" office:value="29.73" calcext:value-type="float">
            <text:p>29.73</text:p>
          </table:table-cell>
          <table:table-cell office:value-type="float" office:value="179.1015319824" calcext:value-type="float">
            <text:p>179.1015319824</text:p>
          </table:table-cell>
          <table:table-cell office:value-type="float" office:value="-0.356425584" calcext:value-type="float">
            <text:p>-0.35642558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84455" calcext:value-type="float">
            <text:p>0.00584455</text:p>
          </table:table-cell>
          <table:table-cell office:value-type="float" office:value="0.0000705175" calcext:value-type="float">
            <text:p>7.05175E-05</text:p>
          </table:table-cell>
          <table:table-cell office:value-type="float" office:value="595" calcext:value-type="float">
            <text:p>595</text:p>
          </table:table-cell>
          <table:table-cell table:formula="of:=[.D322]*100" office:value-type="float" office:value="-0.01401211" calcext:value-type="float">
            <text:p>-0.01401211</text:p>
          </table:table-cell>
          <table:table-cell table:formula="of:=[.E322]*100" office:value-type="float" office:value="0.584455" calcext:value-type="float">
            <text:p>0.584455</text:p>
          </table:table-cell>
        </table:table-row>
        <table:table-row table:style-name="ro1">
          <table:table-cell office:value-type="float" office:value="29.78" calcext:value-type="float">
            <text:p>29.78</text:p>
          </table:table-cell>
          <table:table-cell office:value-type="float" office:value="179.1055145264" calcext:value-type="float">
            <text:p>179.1055145264</text:p>
          </table:table-cell>
          <table:table-cell office:value-type="float" office:value="-0.3421585195" calcext:value-type="float">
            <text:p>-0.342158519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12868" calcext:value-type="float">
            <text:p>0.00612868</text:p>
          </table:table-cell>
          <table:table-cell office:value-type="float" office:value="-0.0000094627" calcext:value-type="float">
            <text:p>-9.4627E-06</text:p>
          </table:table-cell>
          <table:table-cell office:value-type="float" office:value="596" calcext:value-type="float">
            <text:p>596</text:p>
          </table:table-cell>
          <table:table-cell table:formula="of:=[.D323]*100" office:value-type="float" office:value="-0.01401211" calcext:value-type="float">
            <text:p>-0.01401211</text:p>
          </table:table-cell>
          <table:table-cell table:formula="of:=[.E323]*100" office:value-type="float" office:value="0.612868" calcext:value-type="float">
            <text:p>0.612868</text:p>
          </table:table-cell>
        </table:table-row>
        <table:table-row table:style-name="ro1">
          <table:table-cell office:value-type="float" office:value="29.83" calcext:value-type="float">
            <text:p>29.83</text:p>
          </table:table-cell>
          <table:table-cell office:value-type="float" office:value="179.1013793945" calcext:value-type="float">
            <text:p>179.1013793945</text:p>
          </table:table-cell>
          <table:table-cell office:value-type="float" office:value="-0.3726077696" calcext:value-type="float">
            <text:p>-0.372607769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52097" calcext:value-type="float">
            <text:p>0.00652097</text:p>
          </table:table-cell>
          <table:table-cell office:value-type="float" office:value="0.000081971" calcext:value-type="float">
            <text:p>0.000081971</text:p>
          </table:table-cell>
          <table:table-cell office:value-type="float" office:value="597" calcext:value-type="float">
            <text:p>597</text:p>
          </table:table-cell>
          <table:table-cell table:formula="of:=[.D324]*100" office:value-type="float" office:value="-0.01401211" calcext:value-type="float">
            <text:p>-0.01401211</text:p>
          </table:table-cell>
          <table:table-cell table:formula="of:=[.E324]*100" office:value-type="float" office:value="0.652097" calcext:value-type="float">
            <text:p>0.652097</text:p>
          </table:table-cell>
        </table:table-row>
        <table:table-row table:style-name="ro1">
          <table:table-cell office:value-type="float" office:value="29.88" calcext:value-type="float">
            <text:p>29.88</text:p>
          </table:table-cell>
          <table:table-cell office:value-type="float" office:value="179.1061401367" calcext:value-type="float">
            <text:p>179.1061401367</text:p>
          </table:table-cell>
          <table:table-cell office:value-type="float" office:value="-0.3967302639" calcext:value-type="float">
            <text:p>-0.396730263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94319" calcext:value-type="float">
            <text:p>0.00694319</text:p>
          </table:table-cell>
          <table:table-cell office:value-type="float" office:value="0.0000846094" calcext:value-type="float">
            <text:p>8.46094E-05</text:p>
          </table:table-cell>
          <table:table-cell office:value-type="float" office:value="598" calcext:value-type="float">
            <text:p>598</text:p>
          </table:table-cell>
          <table:table-cell table:formula="of:=[.D325]*100" office:value-type="float" office:value="-0.01401211" calcext:value-type="float">
            <text:p>-0.01401211</text:p>
          </table:table-cell>
          <table:table-cell table:formula="of:=[.E325]*100" office:value-type="float" office:value="0.694319" calcext:value-type="float">
            <text:p>0.694319</text:p>
          </table:table-cell>
        </table:table-row>
        <table:table-row table:style-name="ro1">
          <table:table-cell office:value-type="float" office:value="29.93" calcext:value-type="float">
            <text:p>29.93</text:p>
          </table:table-cell>
          <table:table-cell office:value-type="float" office:value="179.1220550537" calcext:value-type="float">
            <text:p>179.1220550537</text:p>
          </table:table-cell>
          <table:table-cell office:value-type="float" office:value="-0.3970887997" calcext:value-type="float">
            <text:p>-0.397088799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22693" calcext:value-type="float">
            <text:p>0.00722693</text:p>
          </table:table-cell>
          <table:table-cell office:value-type="float" office:value="0.0001410765" calcext:value-type="float">
            <text:p>0.0001410765</text:p>
          </table:table-cell>
          <table:table-cell office:value-type="float" office:value="599" calcext:value-type="float">
            <text:p>599</text:p>
          </table:table-cell>
          <table:table-cell table:formula="of:=[.D326]*100" office:value-type="float" office:value="-0.01401211" calcext:value-type="float">
            <text:p>-0.01401211</text:p>
          </table:table-cell>
          <table:table-cell table:formula="of:=[.E326]*100" office:value-type="float" office:value="0.722693" calcext:value-type="float">
            <text:p>0.722693</text:p>
          </table:table-cell>
        </table:table-row>
        <table:table-row table:style-name="ro1">
          <table:table-cell office:value-type="float" office:value="29.98" calcext:value-type="float">
            <text:p>29.98</text:p>
          </table:table-cell>
          <table:table-cell office:value-type="float" office:value="179.1232757568" calcext:value-type="float">
            <text:p>179.1232757568</text:p>
          </table:table-cell>
          <table:table-cell office:value-type="float" office:value="-0.432591823" calcext:value-type="float">
            <text:p>-0.43259182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65267" calcext:value-type="float">
            <text:p>0.00765267</text:p>
          </table:table-cell>
          <table:table-cell office:value-type="float" office:value="0.0001709927" calcext:value-type="float">
            <text:p>0.0001709927</text:p>
          </table:table-cell>
          <table:table-cell office:value-type="float" office:value="600" calcext:value-type="float">
            <text:p>600</text:p>
          </table:table-cell>
          <table:table-cell table:formula="of:=[.D327]*100" office:value-type="float" office:value="-0.01401211" calcext:value-type="float">
            <text:p>-0.01401211</text:p>
          </table:table-cell>
          <table:table-cell table:formula="of:=[.E327]*100" office:value-type="float" office:value="0.765267" calcext:value-type="float">
            <text:p>0.765267</text:p>
          </table:table-cell>
        </table:table-row>
        <table:table-row table:style-name="ro1">
          <table:table-cell office:value-type="float" office:value="30.03" calcext:value-type="float">
            <text:p>30.03</text:p>
          </table:table-cell>
          <table:table-cell office:value-type="float" office:value="179.1211547852" calcext:value-type="float">
            <text:p>179.1211547852</text:p>
          </table:table-cell>
          <table:table-cell office:value-type="float" office:value="-0.4345782626" calcext:value-type="float">
            <text:p>-0.434578262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94961" calcext:value-type="float">
            <text:p>0.00794961</text:p>
          </table:table-cell>
          <table:table-cell office:value-type="float" office:value="0.0001770407" calcext:value-type="float">
            <text:p>0.0001770407</text:p>
          </table:table-cell>
          <table:table-cell office:value-type="float" office:value="601" calcext:value-type="float">
            <text:p>601</text:p>
          </table:table-cell>
          <table:table-cell table:formula="of:=[.D328]*100" office:value-type="float" office:value="-0.01401211" calcext:value-type="float">
            <text:p>-0.01401211</text:p>
          </table:table-cell>
          <table:table-cell table:formula="of:=[.E328]*100" office:value-type="float" office:value="0.794961" calcext:value-type="float">
            <text:p>0.794961</text:p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179.1103973389" calcext:value-type="float">
            <text:p>179.1103973389</text:p>
          </table:table-cell>
          <table:table-cell office:value-type="float" office:value="-0.436181951" calcext:value-type="float">
            <text:p>-0.43618195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15818" calcext:value-type="float">
            <text:p>0.00815818</text:p>
          </table:table-cell>
          <table:table-cell office:value-type="float" office:value="0.0002459538" calcext:value-type="float">
            <text:p>0.0002459538</text:p>
          </table:table-cell>
          <table:table-cell office:value-type="float" office:value="602" calcext:value-type="float">
            <text:p>602</text:p>
          </table:table-cell>
          <table:table-cell table:formula="of:=[.D329]*100" office:value-type="float" office:value="-0.01401211" calcext:value-type="float">
            <text:p>-0.01401211</text:p>
          </table:table-cell>
          <table:table-cell table:formula="of:=[.E329]*100" office:value-type="float" office:value="0.815818" calcext:value-type="float">
            <text:p>0.815818</text:p>
          </table:table-cell>
        </table:table-row>
        <table:table-row table:style-name="ro1">
          <table:table-cell office:value-type="float" office:value="30.13" calcext:value-type="float">
            <text:p>30.13</text:p>
          </table:table-cell>
          <table:table-cell office:value-type="float" office:value="179.0998077393" calcext:value-type="float">
            <text:p>179.0998077393</text:p>
          </table:table-cell>
          <table:table-cell office:value-type="float" office:value="-0.451128748" calcext:value-type="float">
            <text:p>-0.45112874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3968" calcext:value-type="float">
            <text:p>0.0083968</text:p>
          </table:table-cell>
          <table:table-cell office:value-type="float" office:value="0.0002195466" calcext:value-type="float">
            <text:p>0.0002195466</text:p>
          </table:table-cell>
          <table:table-cell office:value-type="float" office:value="603" calcext:value-type="float">
            <text:p>603</text:p>
          </table:table-cell>
          <table:table-cell table:formula="of:=[.D330]*100" office:value-type="float" office:value="-0.01401211" calcext:value-type="float">
            <text:p>-0.01401211</text:p>
          </table:table-cell>
          <table:table-cell table:formula="of:=[.E330]*100" office:value-type="float" office:value="0.83968" calcext:value-type="float">
            <text:p>0.83968</text:p>
          </table:table-cell>
        </table:table-row>
        <table:table-row table:style-name="ro1">
          <table:table-cell office:value-type="float" office:value="30.18" calcext:value-type="float">
            <text:p>30.18</text:p>
          </table:table-cell>
          <table:table-cell office:value-type="float" office:value="179.1043395996" calcext:value-type="float">
            <text:p>179.1043395996</text:p>
          </table:table-cell>
          <table:table-cell office:value-type="float" office:value="-0.460565288" calcext:value-type="float">
            <text:p>-0.46056528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61871" calcext:value-type="float">
            <text:p>0.00861871</text:p>
          </table:table-cell>
          <table:table-cell office:value-type="float" office:value="0.0001873301" calcext:value-type="float">
            <text:p>0.0001873301</text:p>
          </table:table-cell>
          <table:table-cell office:value-type="float" office:value="604" calcext:value-type="float">
            <text:p>604</text:p>
          </table:table-cell>
          <table:table-cell table:formula="of:=[.D331]*100" office:value-type="float" office:value="-0.01401211" calcext:value-type="float">
            <text:p>-0.01401211</text:p>
          </table:table-cell>
          <table:table-cell table:formula="of:=[.E331]*100" office:value-type="float" office:value="0.861871" calcext:value-type="float">
            <text:p>0.861871</text:p>
          </table:table-cell>
        </table:table-row>
        <table:table-row table:style-name="ro1">
          <table:table-cell office:value-type="float" office:value="30.23" calcext:value-type="float">
            <text:p>30.23</text:p>
          </table:table-cell>
          <table:table-cell office:value-type="float" office:value="179.1057891846" calcext:value-type="float">
            <text:p>179.1057891846</text:p>
          </table:table-cell>
          <table:table-cell office:value-type="float" office:value="-0.4496062501" calcext:value-type="float">
            <text:p>-0.449606250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69354" calcext:value-type="float">
            <text:p>0.00869354</text:p>
          </table:table-cell>
          <table:table-cell office:value-type="float" office:value="0.0000997185" calcext:value-type="float">
            <text:p>9.97185E-05</text:p>
          </table:table-cell>
          <table:table-cell office:value-type="float" office:value="605" calcext:value-type="float">
            <text:p>605</text:p>
          </table:table-cell>
          <table:table-cell table:formula="of:=[.D332]*100" office:value-type="float" office:value="-0.01401211" calcext:value-type="float">
            <text:p>-0.01401211</text:p>
          </table:table-cell>
          <table:table-cell table:formula="of:=[.E332]*100" office:value-type="float" office:value="0.869354" calcext:value-type="float">
            <text:p>0.869354</text:p>
          </table:table-cell>
        </table:table-row>
        <table:table-row table:style-name="ro1">
          <table:table-cell office:value-type="float" office:value="30.28" calcext:value-type="float">
            <text:p>30.28</text:p>
          </table:table-cell>
          <table:table-cell office:value-type="float" office:value="179.1052093506" calcext:value-type="float">
            <text:p>179.1052093506</text:p>
          </table:table-cell>
          <table:table-cell office:value-type="float" office:value="-0.4370100023" calcext:value-type="float">
            <text:p>-0.437010002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65945" calcext:value-type="float">
            <text:p>0.00865945</text:p>
          </table:table-cell>
          <table:table-cell office:value-type="float" office:value="0.0000101176" calcext:value-type="float">
            <text:p>1.01176E-05</text:p>
          </table:table-cell>
          <table:table-cell office:value-type="float" office:value="606" calcext:value-type="float">
            <text:p>606</text:p>
          </table:table-cell>
          <table:table-cell table:formula="of:=[.D333]*100" office:value-type="float" office:value="-0.01401211" calcext:value-type="float">
            <text:p>-0.01401211</text:p>
          </table:table-cell>
          <table:table-cell table:formula="of:=[.E333]*100" office:value-type="float" office:value="0.865945" calcext:value-type="float">
            <text:p>0.865945</text:p>
          </table:table-cell>
        </table:table-row>
        <table:table-row table:style-name="ro1">
          <table:table-cell office:value-type="float" office:value="30.33" calcext:value-type="float">
            <text:p>30.33</text:p>
          </table:table-cell>
          <table:table-cell office:value-type="float" office:value="179.1078033447" calcext:value-type="float">
            <text:p>179.1078033447</text:p>
          </table:table-cell>
          <table:table-cell office:value-type="float" office:value="-0.4442088584" calcext:value-type="float">
            <text:p>-0.444208858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68471" calcext:value-type="float">
            <text:p>0.00868471</text:p>
          </table:table-cell>
          <table:table-cell office:value-type="float" office:value="0.0000301859" calcext:value-type="float">
            <text:p>3.01859E-05</text:p>
          </table:table-cell>
          <table:table-cell office:value-type="float" office:value="607" calcext:value-type="float">
            <text:p>607</text:p>
          </table:table-cell>
          <table:table-cell table:formula="of:=[.D334]*100" office:value-type="float" office:value="-0.01401211" calcext:value-type="float">
            <text:p>-0.01401211</text:p>
          </table:table-cell>
          <table:table-cell table:formula="of:=[.E334]*100" office:value-type="float" office:value="0.868471" calcext:value-type="float">
            <text:p>0.868471</text:p>
          </table:table-cell>
        </table:table-row>
        <table:table-row table:style-name="ro1">
          <table:table-cell office:value-type="float" office:value="30.38" calcext:value-type="float">
            <text:p>30.38</text:p>
          </table:table-cell>
          <table:table-cell office:value-type="float" office:value="179.1102294922" calcext:value-type="float">
            <text:p>179.1102294922</text:p>
          </table:table-cell>
          <table:table-cell office:value-type="float" office:value="-0.4779482493" calcext:value-type="float">
            <text:p>-0.477948249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92644" calcext:value-type="float">
            <text:p>0.00892644</text:p>
          </table:table-cell>
          <table:table-cell office:value-type="float" office:value="0.0000064403" calcext:value-type="float">
            <text:p>6.4403E-06</text:p>
          </table:table-cell>
          <table:table-cell office:value-type="float" office:value="608" calcext:value-type="float">
            <text:p>608</text:p>
          </table:table-cell>
          <table:table-cell table:formula="of:=[.D335]*100" office:value-type="float" office:value="-0.01401211" calcext:value-type="float">
            <text:p>-0.01401211</text:p>
          </table:table-cell>
          <table:table-cell table:formula="of:=[.E335]*100" office:value-type="float" office:value="0.892644" calcext:value-type="float">
            <text:p>0.892644</text:p>
          </table:table-cell>
        </table:table-row>
        <table:table-row table:style-name="ro1">
          <table:table-cell office:value-type="float" office:value="30.43" calcext:value-type="float">
            <text:p>30.43</text:p>
          </table:table-cell>
          <table:table-cell office:value-type="float" office:value="179.1198730469" calcext:value-type="float">
            <text:p>179.1198730469</text:p>
          </table:table-cell>
          <table:table-cell office:value-type="float" office:value="-0.4487980818" calcext:value-type="float">
            <text:p>-0.448798081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89323" calcext:value-type="float">
            <text:p>0.00889323</text:p>
          </table:table-cell>
          <table:table-cell office:value-type="float" office:value="0.0000186603" calcext:value-type="float">
            <text:p>1.86603E-05</text:p>
          </table:table-cell>
          <table:table-cell office:value-type="float" office:value="609" calcext:value-type="float">
            <text:p>609</text:p>
          </table:table-cell>
          <table:table-cell table:formula="of:=[.D336]*100" office:value-type="float" office:value="-0.01401211" calcext:value-type="float">
            <text:p>-0.01401211</text:p>
          </table:table-cell>
          <table:table-cell table:formula="of:=[.E336]*100" office:value-type="float" office:value="0.889323" calcext:value-type="float">
            <text:p>0.889323</text:p>
          </table:table-cell>
        </table:table-row>
        <table:table-row table:style-name="ro1">
          <table:table-cell office:value-type="float" office:value="30.48" calcext:value-type="float">
            <text:p>30.48</text:p>
          </table:table-cell>
          <table:table-cell office:value-type="float" office:value="179.1190490723" calcext:value-type="float">
            <text:p>179.1190490723</text:p>
          </table:table-cell>
          <table:table-cell office:value-type="float" office:value="-0.4345965161" calcext:value-type="float">
            <text:p>-0.434596516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77643" calcext:value-type="float">
            <text:p>0.00877643</text:p>
          </table:table-cell>
          <table:table-cell office:value-type="float" office:value="-0.0000431159" calcext:value-type="float">
            <text:p>-4.31159E-05</text:p>
          </table:table-cell>
          <table:table-cell office:value-type="float" office:value="610" calcext:value-type="float">
            <text:p>610</text:p>
          </table:table-cell>
          <table:table-cell table:formula="of:=[.D337]*100" office:value-type="float" office:value="-0.01401211" calcext:value-type="float">
            <text:p>-0.01401211</text:p>
          </table:table-cell>
          <table:table-cell table:formula="of:=[.E337]*100" office:value-type="float" office:value="0.877643" calcext:value-type="float">
            <text:p>0.877643</text:p>
          </table:table-cell>
        </table:table-row>
        <table:table-row table:style-name="ro1">
          <table:table-cell office:value-type="float" office:value="30.53" calcext:value-type="float">
            <text:p>30.53</text:p>
          </table:table-cell>
          <table:table-cell office:value-type="float" office:value="179.119934082" calcext:value-type="float">
            <text:p>179.119934082</text:p>
          </table:table-cell>
          <table:table-cell office:value-type="float" office:value="-0.4319207566" calcext:value-type="float">
            <text:p>-0.431920756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68076" calcext:value-type="float">
            <text:p>0.00868076</text:p>
          </table:table-cell>
          <table:table-cell office:value-type="float" office:value="-0.0001072703" calcext:value-type="float">
            <text:p>-0.0001072703</text:p>
          </table:table-cell>
          <table:table-cell office:value-type="float" office:value="611" calcext:value-type="float">
            <text:p>611</text:p>
          </table:table-cell>
          <table:table-cell table:formula="of:=[.D338]*100" office:value-type="float" office:value="-0.01401211" calcext:value-type="float">
            <text:p>-0.01401211</text:p>
          </table:table-cell>
          <table:table-cell table:formula="of:=[.E338]*100" office:value-type="float" office:value="0.868076" calcext:value-type="float">
            <text:p>0.868076</text:p>
          </table:table-cell>
        </table:table-row>
        <table:table-row table:style-name="ro1">
          <table:table-cell office:value-type="float" office:value="30.59" calcext:value-type="float">
            <text:p>30.59</text:p>
          </table:table-cell>
          <table:table-cell office:value-type="float" office:value="179.1171417236" calcext:value-type="float">
            <text:p>179.1171417236</text:p>
          </table:table-cell>
          <table:table-cell office:value-type="float" office:value="-0.3999766872" calcext:value-type="float">
            <text:p>-0.399976687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40408" calcext:value-type="float">
            <text:p>0.00840408</text:p>
          </table:table-cell>
          <table:table-cell office:value-type="float" office:value="-0.0002087996" calcext:value-type="float">
            <text:p>-0.0002087996</text:p>
          </table:table-cell>
          <table:table-cell office:value-type="float" office:value="612" calcext:value-type="float">
            <text:p>612</text:p>
          </table:table-cell>
          <table:table-cell table:formula="of:=[.D339]*100" office:value-type="float" office:value="-0.01401211" calcext:value-type="float">
            <text:p>-0.01401211</text:p>
          </table:table-cell>
          <table:table-cell table:formula="of:=[.E339]*100" office:value-type="float" office:value="0.840408" calcext:value-type="float">
            <text:p>0.840408</text:p>
          </table:table-cell>
        </table:table-row>
        <table:table-row table:style-name="ro1">
          <table:table-cell office:value-type="float" office:value="30.64" calcext:value-type="float">
            <text:p>30.64</text:p>
          </table:table-cell>
          <table:table-cell office:value-type="float" office:value="179.1136932373" calcext:value-type="float">
            <text:p>179.1136932373</text:p>
          </table:table-cell>
          <table:table-cell office:value-type="float" office:value="-0.4464753341" calcext:value-type="float">
            <text:p>-0.446475334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52965" calcext:value-type="float">
            <text:p>0.00852965</text:p>
          </table:table-cell>
          <table:table-cell office:value-type="float" office:value="-0.0000104871" calcext:value-type="float">
            <text:p>-1.04871E-05</text:p>
          </table:table-cell>
          <table:table-cell office:value-type="float" office:value="613" calcext:value-type="float">
            <text:p>613</text:p>
          </table:table-cell>
          <table:table-cell table:formula="of:=[.D340]*100" office:value-type="float" office:value="-0.01401211" calcext:value-type="float">
            <text:p>-0.01401211</text:p>
          </table:table-cell>
          <table:table-cell table:formula="of:=[.E340]*100" office:value-type="float" office:value="0.852965" calcext:value-type="float">
            <text:p>0.852965</text:p>
          </table:table-cell>
        </table:table-row>
        <table:table-row table:style-name="ro1">
          <table:table-cell office:value-type="float" office:value="30.69" calcext:value-type="float">
            <text:p>30.69</text:p>
          </table:table-cell>
          <table:table-cell office:value-type="float" office:value="179.1168365479" calcext:value-type="float">
            <text:p>179.1168365479</text:p>
          </table:table-cell>
          <table:table-cell office:value-type="float" office:value="-0.4164307894" calcext:value-type="float">
            <text:p>-0.416430789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41306" calcext:value-type="float">
            <text:p>0.00841306</text:p>
          </table:table-cell>
          <table:table-cell office:value-type="float" office:value="-0.0000618624" calcext:value-type="float">
            <text:p>-6.18624E-05</text:p>
          </table:table-cell>
          <table:table-cell office:value-type="float" office:value="614" calcext:value-type="float">
            <text:p>614</text:p>
          </table:table-cell>
          <table:table-cell table:formula="of:=[.D341]*100" office:value-type="float" office:value="-0.01401211" calcext:value-type="float">
            <text:p>-0.01401211</text:p>
          </table:table-cell>
          <table:table-cell table:formula="of:=[.E341]*100" office:value-type="float" office:value="0.841306" calcext:value-type="float">
            <text:p>0.841306</text:p>
          </table:table-cell>
        </table:table-row>
        <table:table-row table:style-name="ro1">
          <table:table-cell office:value-type="float" office:value="30.74" calcext:value-type="float">
            <text:p>30.74</text:p>
          </table:table-cell>
          <table:table-cell office:value-type="float" office:value="179.1204071045" calcext:value-type="float">
            <text:p>179.1204071045</text:p>
          </table:table-cell>
          <table:table-cell office:value-type="float" office:value="-0.435750589" calcext:value-type="float">
            <text:p>-0.43575058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46414" calcext:value-type="float">
            <text:p>0.00846414</text:p>
          </table:table-cell>
          <table:table-cell office:value-type="float" office:value="-0.0000458554" calcext:value-type="float">
            <text:p>-4.58554E-05</text:p>
          </table:table-cell>
          <table:table-cell office:value-type="float" office:value="615" calcext:value-type="float">
            <text:p>615</text:p>
          </table:table-cell>
          <table:table-cell table:formula="of:=[.D342]*100" office:value-type="float" office:value="-0.01401211" calcext:value-type="float">
            <text:p>-0.01401211</text:p>
          </table:table-cell>
          <table:table-cell table:formula="of:=[.E342]*100" office:value-type="float" office:value="0.846414" calcext:value-type="float">
            <text:p>0.846414</text:p>
          </table:table-cell>
        </table:table-row>
        <table:table-row table:style-name="ro1">
          <table:table-cell office:value-type="float" office:value="30.79" calcext:value-type="float">
            <text:p>30.79</text:p>
          </table:table-cell>
          <table:table-cell office:value-type="float" office:value="179.1124267578" calcext:value-type="float">
            <text:p>179.1124267578</text:p>
          </table:table-cell>
          <table:table-cell office:value-type="float" office:value="-0.4150090253" calcext:value-type="float">
            <text:p>-0.415009025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35993" calcext:value-type="float">
            <text:p>0.00835993</text:p>
          </table:table-cell>
          <table:table-cell office:value-type="float" office:value="-0.0000757638" calcext:value-type="float">
            <text:p>-7.57638E-05</text:p>
          </table:table-cell>
          <table:table-cell office:value-type="float" office:value="616" calcext:value-type="float">
            <text:p>616</text:p>
          </table:table-cell>
          <table:table-cell table:formula="of:=[.D343]*100" office:value-type="float" office:value="-0.01401211" calcext:value-type="float">
            <text:p>-0.01401211</text:p>
          </table:table-cell>
          <table:table-cell table:formula="of:=[.E343]*100" office:value-type="float" office:value="0.835993" calcext:value-type="float">
            <text:p>0.835993</text:p>
          </table:table-cell>
        </table:table-row>
        <table:table-row table:style-name="ro1">
          <table:table-cell office:value-type="float" office:value="30.84" calcext:value-type="float">
            <text:p>30.84</text:p>
          </table:table-cell>
          <table:table-cell office:value-type="float" office:value="179.1061859131" calcext:value-type="float">
            <text:p>179.1061859131</text:p>
          </table:table-cell>
          <table:table-cell office:value-type="float" office:value="-0.4016309975" calcext:value-type="float">
            <text:p>-0.401630997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20131" calcext:value-type="float">
            <text:p>0.00820131</text:p>
          </table:table-cell>
          <table:table-cell office:value-type="float" office:value="-0.00001942" calcext:value-type="float">
            <text:p>-0.00001942</text:p>
          </table:table-cell>
          <table:table-cell office:value-type="float" office:value="617" calcext:value-type="float">
            <text:p>617</text:p>
          </table:table-cell>
          <table:table-cell table:formula="of:=[.D344]*100" office:value-type="float" office:value="-0.01401211" calcext:value-type="float">
            <text:p>-0.01401211</text:p>
          </table:table-cell>
          <table:table-cell table:formula="of:=[.E344]*100" office:value-type="float" office:value="0.820131" calcext:value-type="float">
            <text:p>0.820131</text:p>
          </table:table-cell>
        </table:table-row>
        <table:table-row table:style-name="ro1">
          <table:table-cell office:value-type="float" office:value="30.89" calcext:value-type="float">
            <text:p>30.89</text:p>
          </table:table-cell>
          <table:table-cell office:value-type="float" office:value="179.1050109863" calcext:value-type="float">
            <text:p>179.1050109863</text:p>
          </table:table-cell>
          <table:table-cell office:value-type="float" office:value="-0.399886205" calcext:value-type="float">
            <text:p>-0.39988620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08398" calcext:value-type="float">
            <text:p>0.00808398</text:p>
          </table:table-cell>
          <table:table-cell office:value-type="float" office:value="-0.0000371361" calcext:value-type="float">
            <text:p>-3.71361E-05</text:p>
          </table:table-cell>
          <table:table-cell office:value-type="float" office:value="618" calcext:value-type="float">
            <text:p>618</text:p>
          </table:table-cell>
          <table:table-cell table:formula="of:=[.D345]*100" office:value-type="float" office:value="-0.01401211" calcext:value-type="float">
            <text:p>-0.01401211</text:p>
          </table:table-cell>
          <table:table-cell table:formula="of:=[.E345]*100" office:value-type="float" office:value="0.808398" calcext:value-type="float">
            <text:p>0.808398</text:p>
          </table:table-cell>
        </table:table-row>
        <table:table-row table:style-name="ro1">
          <table:table-cell office:value-type="float" office:value="30.94" calcext:value-type="float">
            <text:p>30.94</text:p>
          </table:table-cell>
          <table:table-cell office:value-type="float" office:value="179.0974884033" calcext:value-type="float">
            <text:p>179.0974884033</text:p>
          </table:table-cell>
          <table:table-cell office:value-type="float" office:value="-0.3752247483" calcext:value-type="float">
            <text:p>-0.375224748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84141" calcext:value-type="float">
            <text:p>0.00784141</text:p>
          </table:table-cell>
          <table:table-cell office:value-type="float" office:value="-0.0000299104" calcext:value-type="float">
            <text:p>-2.99104E-05</text:p>
          </table:table-cell>
          <table:table-cell office:value-type="float" office:value="619" calcext:value-type="float">
            <text:p>619</text:p>
          </table:table-cell>
          <table:table-cell table:formula="of:=[.D346]*100" office:value-type="float" office:value="-0.01401211" calcext:value-type="float">
            <text:p>-0.01401211</text:p>
          </table:table-cell>
          <table:table-cell table:formula="of:=[.E346]*100" office:value-type="float" office:value="0.784141" calcext:value-type="float">
            <text:p>0.784141</text:p>
          </table:table-cell>
        </table:table-row>
        <table:table-row table:style-name="ro1">
          <table:table-cell office:value-type="float" office:value="30.99" calcext:value-type="float">
            <text:p>30.99</text:p>
          </table:table-cell>
          <table:table-cell office:value-type="float" office:value="179.1030578613" calcext:value-type="float">
            <text:p>179.1030578613</text:p>
          </table:table-cell>
          <table:table-cell office:value-type="float" office:value="-0.3642137038" calcext:value-type="float">
            <text:p>-0.364213703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60637" calcext:value-type="float">
            <text:p>0.00760637</text:p>
          </table:table-cell>
          <table:table-cell office:value-type="float" office:value="-0.0000637822" calcext:value-type="float">
            <text:p>-6.37822E-05</text:p>
          </table:table-cell>
          <table:table-cell office:value-type="float" office:value="620" calcext:value-type="float">
            <text:p>620</text:p>
          </table:table-cell>
          <table:table-cell table:formula="of:=[.D347]*100" office:value-type="float" office:value="-0.01401211" calcext:value-type="float">
            <text:p>-0.01401211</text:p>
          </table:table-cell>
          <table:table-cell table:formula="of:=[.E347]*100" office:value-type="float" office:value="0.760637" calcext:value-type="float">
            <text:p>0.760637</text:p>
          </table:table-cell>
        </table:table-row>
        <table:table-row table:style-name="ro1">
          <table:table-cell office:value-type="float" office:value="31.04" calcext:value-type="float">
            <text:p>31.04</text:p>
          </table:table-cell>
          <table:table-cell office:value-type="float" office:value="179.10546875" calcext:value-type="float">
            <text:p>179.10546875</text:p>
          </table:table-cell>
          <table:table-cell office:value-type="float" office:value="-0.3639164285" calcext:value-type="float">
            <text:p>-0.363916428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44776" calcext:value-type="float">
            <text:p>0.00744776</text:p>
          </table:table-cell>
          <table:table-cell office:value-type="float" office:value="-0.0000084001" calcext:value-type="float">
            <text:p>-8.4001E-06</text:p>
          </table:table-cell>
          <table:table-cell office:value-type="float" office:value="621" calcext:value-type="float">
            <text:p>621</text:p>
          </table:table-cell>
          <table:table-cell table:formula="of:=[.D348]*100" office:value-type="float" office:value="-0.01401211" calcext:value-type="float">
            <text:p>-0.01401211</text:p>
          </table:table-cell>
          <table:table-cell table:formula="of:=[.E348]*100" office:value-type="float" office:value="0.744776" calcext:value-type="float">
            <text:p>0.744776</text:p>
          </table:table-cell>
        </table:table-row>
        <table:table-row table:style-name="ro1">
          <table:table-cell office:value-type="float" office:value="31.09" calcext:value-type="float">
            <text:p>31.09</text:p>
          </table:table-cell>
          <table:table-cell office:value-type="float" office:value="179.1012115479" calcext:value-type="float">
            <text:p>179.1012115479</text:p>
          </table:table-cell>
          <table:table-cell office:value-type="float" office:value="-0.3402826324" calcext:value-type="float">
            <text:p>-0.340282632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18453" calcext:value-type="float">
            <text:p>0.00718453</text:p>
          </table:table-cell>
          <table:table-cell office:value-type="float" office:value="-0.0000176076" calcext:value-type="float">
            <text:p>-1.76076E-05</text:p>
          </table:table-cell>
          <table:table-cell office:value-type="float" office:value="622" calcext:value-type="float">
            <text:p>622</text:p>
          </table:table-cell>
          <table:table-cell table:formula="of:=[.D349]*100" office:value-type="float" office:value="-0.01401211" calcext:value-type="float">
            <text:p>-0.01401211</text:p>
          </table:table-cell>
          <table:table-cell table:formula="of:=[.E349]*100" office:value-type="float" office:value="0.718453" calcext:value-type="float">
            <text:p>0.718453</text:p>
          </table:table-cell>
        </table:table-row>
        <table:table-row table:style-name="ro1">
          <table:table-cell office:value-type="float" office:value="31.14" calcext:value-type="float">
            <text:p>31.14</text:p>
          </table:table-cell>
          <table:table-cell office:value-type="float" office:value="179.0925140381" calcext:value-type="float">
            <text:p>179.0925140381</text:p>
          </table:table-cell>
          <table:table-cell office:value-type="float" office:value="-0.3364706065" calcext:value-type="float">
            <text:p>-0.336470606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98371" calcext:value-type="float">
            <text:p>0.00698371</text:p>
          </table:table-cell>
          <table:table-cell office:value-type="float" office:value="-0.0000701831" calcext:value-type="float">
            <text:p>-7.01831E-05</text:p>
          </table:table-cell>
          <table:table-cell office:value-type="float" office:value="623" calcext:value-type="float">
            <text:p>623</text:p>
          </table:table-cell>
          <table:table-cell table:formula="of:=[.D350]*100" office:value-type="float" office:value="-0.01401211" calcext:value-type="float">
            <text:p>-0.01401211</text:p>
          </table:table-cell>
          <table:table-cell table:formula="of:=[.E350]*100" office:value-type="float" office:value="0.698371" calcext:value-type="float">
            <text:p>0.698371</text:p>
          </table:table-cell>
        </table:table-row>
        <table:table-row table:style-name="ro1">
          <table:table-cell office:value-type="float" office:value="31.19" calcext:value-type="float">
            <text:p>31.19</text:p>
          </table:table-cell>
          <table:table-cell office:value-type="float" office:value="179.0961761475" calcext:value-type="float">
            <text:p>179.0961761475</text:p>
          </table:table-cell>
          <table:table-cell office:value-type="float" office:value="-0.3396442997" calcext:value-type="float">
            <text:p>-0.339644299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87104" calcext:value-type="float">
            <text:p>0.00687104</text:p>
          </table:table-cell>
          <table:table-cell office:value-type="float" office:value="-0.0000171881" calcext:value-type="float">
            <text:p>-1.71881E-05</text:p>
          </table:table-cell>
          <table:table-cell office:value-type="float" office:value="624" calcext:value-type="float">
            <text:p>624</text:p>
          </table:table-cell>
          <table:table-cell table:formula="of:=[.D351]*100" office:value-type="float" office:value="-0.01401211" calcext:value-type="float">
            <text:p>-0.01401211</text:p>
          </table:table-cell>
          <table:table-cell table:formula="of:=[.E351]*100" office:value-type="float" office:value="0.687104" calcext:value-type="float">
            <text:p>0.687104</text:p>
          </table:table-cell>
        </table:table-row>
        <table:table-row table:style-name="ro1">
          <table:table-cell office:value-type="float" office:value="31.24" calcext:value-type="float">
            <text:p>31.24</text:p>
          </table:table-cell>
          <table:table-cell office:value-type="float" office:value="179.0971069336" calcext:value-type="float">
            <text:p>179.0971069336</text:p>
          </table:table-cell>
          <table:table-cell office:value-type="float" office:value="-0.3207824764" calcext:value-type="float">
            <text:p>-0.320782476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67023" calcext:value-type="float">
            <text:p>0.00667023</text:p>
          </table:table-cell>
          <table:table-cell office:value-type="float" office:value="-0.0000481287" calcext:value-type="float">
            <text:p>-4.81287E-05</text:p>
          </table:table-cell>
          <table:table-cell office:value-type="float" office:value="625" calcext:value-type="float">
            <text:p>625</text:p>
          </table:table-cell>
          <table:table-cell table:formula="of:=[.D352]*100" office:value-type="float" office:value="-0.01401211" calcext:value-type="float">
            <text:p>-0.01401211</text:p>
          </table:table-cell>
          <table:table-cell table:formula="of:=[.E352]*100" office:value-type="float" office:value="0.667023" calcext:value-type="float">
            <text:p>0.667023</text:p>
          </table:table-cell>
        </table:table-row>
        <table:table-row table:style-name="ro1">
          <table:table-cell office:value-type="float" office:value="31.29" calcext:value-type="float">
            <text:p>31.29</text:p>
          </table:table-cell>
          <table:table-cell office:value-type="float" office:value="179.0771942139" calcext:value-type="float">
            <text:p>179.0771942139</text:p>
          </table:table-cell>
          <table:table-cell office:value-type="float" office:value="-0.3058275343" calcext:value-type="float">
            <text:p>-0.305827534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43673" calcext:value-type="float">
            <text:p>0.00643673</text:p>
          </table:table-cell>
          <table:table-cell office:value-type="float" office:value="-0.0001263274" calcext:value-type="float">
            <text:p>-0.0001263274</text:p>
          </table:table-cell>
          <table:table-cell office:value-type="float" office:value="626" calcext:value-type="float">
            <text:p>626</text:p>
          </table:table-cell>
          <table:table-cell table:formula="of:=[.D353]*100" office:value-type="float" office:value="-0.01401211" calcext:value-type="float">
            <text:p>-0.01401211</text:p>
          </table:table-cell>
          <table:table-cell table:formula="of:=[.E353]*100" office:value-type="float" office:value="0.643673" calcext:value-type="float">
            <text:p>0.643673</text:p>
          </table:table-cell>
        </table:table-row>
        <table:table-row table:style-name="ro1">
          <table:table-cell office:value-type="float" office:value="31.34" calcext:value-type="float">
            <text:p>31.34</text:p>
          </table:table-cell>
          <table:table-cell office:value-type="float" office:value="179.0703735352" calcext:value-type="float">
            <text:p>179.0703735352</text:p>
          </table:table-cell>
          <table:table-cell office:value-type="float" office:value="-0.2934143214" calcext:value-type="float">
            <text:p>-0.293414321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19839" calcext:value-type="float">
            <text:p>0.00619839</text:p>
          </table:table-cell>
          <table:table-cell office:value-type="float" office:value="-0.0001475415" calcext:value-type="float">
            <text:p>-0.0001475415</text:p>
          </table:table-cell>
          <table:table-cell office:value-type="float" office:value="627" calcext:value-type="float">
            <text:p>627</text:p>
          </table:table-cell>
          <table:table-cell table:formula="of:=[.D354]*100" office:value-type="float" office:value="-0.01401211" calcext:value-type="float">
            <text:p>-0.01401211</text:p>
          </table:table-cell>
          <table:table-cell table:formula="of:=[.E354]*100" office:value-type="float" office:value="0.619839" calcext:value-type="float">
            <text:p>0.619839</text:p>
          </table:table-cell>
        </table:table-row>
        <table:table-row table:style-name="ro1">
          <table:table-cell office:value-type="float" office:value="31.39" calcext:value-type="float">
            <text:p>31.39</text:p>
          </table:table-cell>
          <table:table-cell office:value-type="float" office:value="179.0682373047" calcext:value-type="float">
            <text:p>179.0682373047</text:p>
          </table:table-cell>
          <table:table-cell office:value-type="float" office:value="-0.3146608916" calcext:value-type="float">
            <text:p>-0.314660891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18118" calcext:value-type="float">
            <text:p>0.00618118</text:p>
          </table:table-cell>
          <table:table-cell office:value-type="float" office:value="-0.0001035657" calcext:value-type="float">
            <text:p>-0.0001035657</text:p>
          </table:table-cell>
          <table:table-cell office:value-type="float" office:value="628" calcext:value-type="float">
            <text:p>628</text:p>
          </table:table-cell>
          <table:table-cell table:formula="of:=[.D355]*100" office:value-type="float" office:value="-0.01401211" calcext:value-type="float">
            <text:p>-0.01401211</text:p>
          </table:table-cell>
          <table:table-cell table:formula="of:=[.E355]*100" office:value-type="float" office:value="0.618118" calcext:value-type="float">
            <text:p>0.618118</text:p>
          </table:table-cell>
        </table:table-row>
        <table:table-row table:style-name="ro1">
          <table:table-cell office:value-type="float" office:value="31.44" calcext:value-type="float">
            <text:p>31.44</text:p>
          </table:table-cell>
          <table:table-cell office:value-type="float" office:value="179.0796813965" calcext:value-type="float">
            <text:p>179.0796813965</text:p>
          </table:table-cell>
          <table:table-cell office:value-type="float" office:value="-0.3107810534" calcext:value-type="float">
            <text:p>-0.310781053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14385" calcext:value-type="float">
            <text:p>0.00614385</text:p>
          </table:table-cell>
          <table:table-cell office:value-type="float" office:value="-0.0001987213" calcext:value-type="float">
            <text:p>-0.0001987213</text:p>
          </table:table-cell>
          <table:table-cell office:value-type="float" office:value="629" calcext:value-type="float">
            <text:p>629</text:p>
          </table:table-cell>
          <table:table-cell table:formula="of:=[.D356]*100" office:value-type="float" office:value="-0.01401211" calcext:value-type="float">
            <text:p>-0.01401211</text:p>
          </table:table-cell>
          <table:table-cell table:formula="of:=[.E356]*100" office:value-type="float" office:value="0.614385" calcext:value-type="float">
            <text:p>0.614385</text:p>
          </table:table-cell>
        </table:table-row>
        <table:table-row table:style-name="ro1">
          <table:table-cell office:value-type="float" office:value="31.49" calcext:value-type="float">
            <text:p>31.49</text:p>
          </table:table-cell>
          <table:table-cell office:value-type="float" office:value="179.0748443604" calcext:value-type="float">
            <text:p>179.0748443604</text:p>
          </table:table-cell>
          <table:table-cell office:value-type="float" office:value="-0.2933238382" calcext:value-type="float">
            <text:p>-0.293323838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00262" calcext:value-type="float">
            <text:p>0.00600262</text:p>
          </table:table-cell>
          <table:table-cell office:value-type="float" office:value="-0.0000735107" calcext:value-type="float">
            <text:p>-7.35107E-05</text:p>
          </table:table-cell>
          <table:table-cell office:value-type="float" office:value="630" calcext:value-type="float">
            <text:p>630</text:p>
          </table:table-cell>
          <table:table-cell table:formula="of:=[.D357]*100" office:value-type="float" office:value="-0.01401211" calcext:value-type="float">
            <text:p>-0.01401211</text:p>
          </table:table-cell>
          <table:table-cell table:formula="of:=[.E357]*100" office:value-type="float" office:value="0.600262" calcext:value-type="float">
            <text:p>0.600262</text:p>
          </table:table-cell>
        </table:table-row>
        <table:table-row table:style-name="ro1">
          <table:table-cell office:value-type="float" office:value="31.54" calcext:value-type="float">
            <text:p>31.54</text:p>
          </table:table-cell>
          <table:table-cell office:value-type="float" office:value="179.0657196045" calcext:value-type="float">
            <text:p>179.0657196045</text:p>
          </table:table-cell>
          <table:table-cell office:value-type="float" office:value="-0.3110639153" calcext:value-type="float">
            <text:p>-0.311063915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02675" calcext:value-type="float">
            <text:p>0.00602675</text:p>
          </table:table-cell>
          <table:table-cell office:value-type="float" office:value="-0.0000547757" calcext:value-type="float">
            <text:p>-5.47757E-05</text:p>
          </table:table-cell>
          <table:table-cell office:value-type="float" office:value="631" calcext:value-type="float">
            <text:p>631</text:p>
          </table:table-cell>
          <table:table-cell table:formula="of:=[.D358]*100" office:value-type="float" office:value="-0.01401211" calcext:value-type="float">
            <text:p>-0.01401211</text:p>
          </table:table-cell>
          <table:table-cell table:formula="of:=[.E358]*100" office:value-type="float" office:value="0.602675" calcext:value-type="float">
            <text:p>0.602675</text:p>
          </table:table-cell>
        </table:table-row>
        <table:table-row table:style-name="ro1">
          <table:table-cell office:value-type="float" office:value="31.59" calcext:value-type="float">
            <text:p>31.59</text:p>
          </table:table-cell>
          <table:table-cell office:value-type="float" office:value="179.0699920654" calcext:value-type="float">
            <text:p>179.0699920654</text:p>
          </table:table-cell>
          <table:table-cell office:value-type="float" office:value="-0.2938814274" calcext:value-type="float">
            <text:p>-0.293881427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92829" calcext:value-type="float">
            <text:p>0.00592829</text:p>
          </table:table-cell>
          <table:table-cell office:value-type="float" office:value="-0.0002070433" calcext:value-type="float">
            <text:p>-0.0002070433</text:p>
          </table:table-cell>
          <table:table-cell office:value-type="float" office:value="632" calcext:value-type="float">
            <text:p>632</text:p>
          </table:table-cell>
          <table:table-cell table:formula="of:=[.D359]*100" office:value-type="float" office:value="-0.01401211" calcext:value-type="float">
            <text:p>-0.01401211</text:p>
          </table:table-cell>
          <table:table-cell table:formula="of:=[.E359]*100" office:value-type="float" office:value="0.592829" calcext:value-type="float">
            <text:p>0.592829</text:p>
          </table:table-cell>
        </table:table-row>
        <table:table-row table:style-name="ro1">
          <table:table-cell office:value-type="float" office:value="31.64" calcext:value-type="float">
            <text:p>31.64</text:p>
          </table:table-cell>
          <table:table-cell office:value-type="float" office:value="179.0730285645" calcext:value-type="float">
            <text:p>179.0730285645</text:p>
          </table:table-cell>
          <table:table-cell office:value-type="float" office:value="-0.2735408917" calcext:value-type="float">
            <text:p>-0.273540891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72711" calcext:value-type="float">
            <text:p>0.00572711</text:p>
          </table:table-cell>
          <table:table-cell office:value-type="float" office:value="-0.0001461312" calcext:value-type="float">
            <text:p>-0.0001461312</text:p>
          </table:table-cell>
          <table:table-cell office:value-type="float" office:value="633" calcext:value-type="float">
            <text:p>633</text:p>
          </table:table-cell>
          <table:table-cell table:formula="of:=[.D360]*100" office:value-type="float" office:value="-0.01401211" calcext:value-type="float">
            <text:p>-0.01401211</text:p>
          </table:table-cell>
          <table:table-cell table:formula="of:=[.E360]*100" office:value-type="float" office:value="0.572711" calcext:value-type="float">
            <text:p>0.572711</text:p>
          </table:table-cell>
        </table:table-row>
        <table:table-row table:style-name="ro1">
          <table:table-cell office:value-type="float" office:value="31.69" calcext:value-type="float">
            <text:p>31.69</text:p>
          </table:table-cell>
          <table:table-cell office:value-type="float" office:value="179.0783691406" calcext:value-type="float">
            <text:p>179.0783691406</text:p>
          </table:table-cell>
          <table:table-cell office:value-type="float" office:value="-0.3186612745" calcext:value-type="float">
            <text:p>-0.318661274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89379" calcext:value-type="float">
            <text:p>0.00589379</text:p>
          </table:table-cell>
          <table:table-cell office:value-type="float" office:value="-0.0000115069" calcext:value-type="float">
            <text:p>-1.15069E-05</text:p>
          </table:table-cell>
          <table:table-cell office:value-type="float" office:value="634" calcext:value-type="float">
            <text:p>634</text:p>
          </table:table-cell>
          <table:table-cell table:formula="of:=[.D361]*100" office:value-type="float" office:value="-0.01401211" calcext:value-type="float">
            <text:p>-0.01401211</text:p>
          </table:table-cell>
          <table:table-cell table:formula="of:=[.E361]*100" office:value-type="float" office:value="0.589379" calcext:value-type="float">
            <text:p>0.589379</text:p>
          </table:table-cell>
        </table:table-row>
        <table:table-row table:style-name="ro1">
          <table:table-cell office:value-type="float" office:value="31.74" calcext:value-type="float">
            <text:p>31.74</text:p>
          </table:table-cell>
          <table:table-cell office:value-type="float" office:value="179.0744934082" calcext:value-type="float">
            <text:p>179.0744934082</text:p>
          </table:table-cell>
          <table:table-cell office:value-type="float" office:value="-0.2705515869" calcext:value-type="float">
            <text:p>-0.270551586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68419" calcext:value-type="float">
            <text:p>0.00568419</text:p>
          </table:table-cell>
          <table:table-cell office:value-type="float" office:value="-0.0000898969" calcext:value-type="float">
            <text:p>-8.98969E-05</text:p>
          </table:table-cell>
          <table:table-cell office:value-type="float" office:value="635" calcext:value-type="float">
            <text:p>635</text:p>
          </table:table-cell>
          <table:table-cell table:formula="of:=[.D362]*100" office:value-type="float" office:value="-0.01401211" calcext:value-type="float">
            <text:p>-0.01401211</text:p>
          </table:table-cell>
          <table:table-cell table:formula="of:=[.E362]*100" office:value-type="float" office:value="0.568419" calcext:value-type="float">
            <text:p>0.568419</text:p>
          </table:table-cell>
        </table:table-row>
        <table:table-row table:style-name="ro1">
          <table:table-cell office:value-type="float" office:value="31.79" calcext:value-type="float">
            <text:p>31.79</text:p>
          </table:table-cell>
          <table:table-cell office:value-type="float" office:value="179.0648803711" calcext:value-type="float">
            <text:p>179.0648803711</text:p>
          </table:table-cell>
          <table:table-cell office:value-type="float" office:value="-0.2902678946" calcext:value-type="float">
            <text:p>-0.290267894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67593" calcext:value-type="float">
            <text:p>0.00567593</text:p>
          </table:table-cell>
          <table:table-cell office:value-type="float" office:value="-0.0000203254" calcext:value-type="float">
            <text:p>-2.03254E-05</text:p>
          </table:table-cell>
          <table:table-cell office:value-type="float" office:value="636" calcext:value-type="float">
            <text:p>636</text:p>
          </table:table-cell>
          <table:table-cell table:formula="of:=[.D363]*100" office:value-type="float" office:value="-0.01401211" calcext:value-type="float">
            <text:p>-0.01401211</text:p>
          </table:table-cell>
          <table:table-cell table:formula="of:=[.E363]*100" office:value-type="float" office:value="0.567593" calcext:value-type="float">
            <text:p>0.567593</text:p>
          </table:table-cell>
        </table:table-row>
        <table:table-row table:style-name="ro1">
          <table:table-cell office:value-type="float" office:value="31.84" calcext:value-type="float">
            <text:p>31.84</text:p>
          </table:table-cell>
          <table:table-cell office:value-type="float" office:value="179.0583648682" calcext:value-type="float">
            <text:p>179.0583648682</text:p>
          </table:table-cell>
          <table:table-cell office:value-type="float" office:value="-0.2624160885" calcext:value-type="float">
            <text:p>-0.262416088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48478" calcext:value-type="float">
            <text:p>0.00548478</text:p>
          </table:table-cell>
          <table:table-cell office:value-type="float" office:value="-0.0000727675" calcext:value-type="float">
            <text:p>-7.27675E-05</text:p>
          </table:table-cell>
          <table:table-cell office:value-type="float" office:value="637" calcext:value-type="float">
            <text:p>637</text:p>
          </table:table-cell>
          <table:table-cell table:formula="of:=[.D364]*100" office:value-type="float" office:value="-0.01401211" calcext:value-type="float">
            <text:p>-0.01401211</text:p>
          </table:table-cell>
          <table:table-cell table:formula="of:=[.E364]*100" office:value-type="float" office:value="0.548478" calcext:value-type="float">
            <text:p>0.548478</text:p>
          </table:table-cell>
        </table:table-row>
        <table:table-row table:style-name="ro1">
          <table:table-cell office:value-type="float" office:value="31.89" calcext:value-type="float">
            <text:p>31.89</text:p>
          </table:table-cell>
          <table:table-cell office:value-type="float" office:value="179.056640625" calcext:value-type="float">
            <text:p>179.056640625</text:p>
          </table:table-cell>
          <table:table-cell office:value-type="float" office:value="-0.2753876416" calcext:value-type="float">
            <text:p>-0.275387641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44386" calcext:value-type="float">
            <text:p>0.00544386</text:p>
          </table:table-cell>
          <table:table-cell office:value-type="float" office:value="0.0000382278" calcext:value-type="float">
            <text:p>3.82278E-05</text:p>
          </table:table-cell>
          <table:table-cell office:value-type="float" office:value="638" calcext:value-type="float">
            <text:p>638</text:p>
          </table:table-cell>
          <table:table-cell table:formula="of:=[.D365]*100" office:value-type="float" office:value="-0.01401211" calcext:value-type="float">
            <text:p>-0.01401211</text:p>
          </table:table-cell>
          <table:table-cell table:formula="of:=[.E365]*100" office:value-type="float" office:value="0.544386" calcext:value-type="float">
            <text:p>0.544386</text:p>
          </table:table-cell>
        </table:table-row>
        <table:table-row table:style-name="ro1">
          <table:table-cell office:value-type="float" office:value="31.94" calcext:value-type="float">
            <text:p>31.94</text:p>
          </table:table-cell>
          <table:table-cell office:value-type="float" office:value="179.0660552979" calcext:value-type="float">
            <text:p>179.0660552979</text:p>
          </table:table-cell>
          <table:table-cell office:value-type="float" office:value="-0.2430845044" calcext:value-type="float">
            <text:p>-0.243084504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20128" calcext:value-type="float">
            <text:p>0.00520128</text:p>
          </table:table-cell>
          <table:table-cell office:value-type="float" office:value="-0.0000631815" calcext:value-type="float">
            <text:p>-6.31815E-05</text:p>
          </table:table-cell>
          <table:table-cell office:value-type="float" office:value="639" calcext:value-type="float">
            <text:p>639</text:p>
          </table:table-cell>
          <table:table-cell table:formula="of:=[.D366]*100" office:value-type="float" office:value="-0.01401211" calcext:value-type="float">
            <text:p>-0.01401211</text:p>
          </table:table-cell>
          <table:table-cell table:formula="of:=[.E366]*100" office:value-type="float" office:value="0.520128" calcext:value-type="float">
            <text:p>0.520128</text:p>
          </table:table-cell>
        </table:table-row>
        <table:table-row table:style-name="ro1">
          <table:table-cell office:value-type="float" office:value="31.99" calcext:value-type="float">
            <text:p>31.99</text:p>
          </table:table-cell>
          <table:table-cell office:value-type="float" office:value="179.0596008301" calcext:value-type="float">
            <text:p>179.0596008301</text:p>
          </table:table-cell>
          <table:table-cell office:value-type="float" office:value="-0.2047410352" calcext:value-type="float">
            <text:p>-0.204741035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78404" calcext:value-type="float">
            <text:p>0.00478404</text:p>
          </table:table-cell>
          <table:table-cell office:value-type="float" office:value="-0.0001742746" calcext:value-type="float">
            <text:p>-0.0001742746</text:p>
          </table:table-cell>
          <table:table-cell office:value-type="float" office:value="640" calcext:value-type="float">
            <text:p>640</text:p>
          </table:table-cell>
          <table:table-cell table:formula="of:=[.D367]*100" office:value-type="float" office:value="-0.01401211" calcext:value-type="float">
            <text:p>-0.01401211</text:p>
          </table:table-cell>
          <table:table-cell table:formula="of:=[.E367]*100" office:value-type="float" office:value="0.478404" calcext:value-type="float">
            <text:p>0.478404</text:p>
          </table:table-cell>
        </table:table-row>
        <table:table-row table:style-name="ro1">
          <table:table-cell office:value-type="float" office:value="32.04" calcext:value-type="float">
            <text:p>32.04</text:p>
          </table:table-cell>
          <table:table-cell office:value-type="float" office:value="179.0684509277" calcext:value-type="float">
            <text:p>179.0684509277</text:p>
          </table:table-cell>
          <table:table-cell office:value-type="float" office:value="-0.2269984344" calcext:value-type="float">
            <text:p>-0.226998434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65436" calcext:value-type="float">
            <text:p>0.00465436</text:p>
          </table:table-cell>
          <table:table-cell office:value-type="float" office:value="0.0000458825" calcext:value-type="float">
            <text:p>4.58825E-05</text:p>
          </table:table-cell>
          <table:table-cell office:value-type="float" office:value="641" calcext:value-type="float">
            <text:p>641</text:p>
          </table:table-cell>
          <table:table-cell table:formula="of:=[.D368]*100" office:value-type="float" office:value="-0.01401211" calcext:value-type="float">
            <text:p>-0.01401211</text:p>
          </table:table-cell>
          <table:table-cell table:formula="of:=[.E368]*100" office:value-type="float" office:value="0.465436" calcext:value-type="float">
            <text:p>0.465436</text:p>
          </table:table-cell>
        </table:table-row>
        <table:table-row table:style-name="ro1">
          <table:table-cell office:value-type="float" office:value="32.09" calcext:value-type="float">
            <text:p>32.09</text:p>
          </table:table-cell>
          <table:table-cell office:value-type="float" office:value="179.0778656006" calcext:value-type="float">
            <text:p>179.0778656006</text:p>
          </table:table-cell>
          <table:table-cell office:value-type="float" office:value="-0.1836060446" calcext:value-type="float">
            <text:p>-0.183606044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2787" calcext:value-type="float">
            <text:p>0.0042787</text:p>
          </table:table-cell>
          <table:table-cell office:value-type="float" office:value="-0.0000778456" calcext:value-type="float">
            <text:p>-7.78456E-05</text:p>
          </table:table-cell>
          <table:table-cell office:value-type="float" office:value="642" calcext:value-type="float">
            <text:p>642</text:p>
          </table:table-cell>
          <table:table-cell table:formula="of:=[.D369]*100" office:value-type="float" office:value="-0.01401211" calcext:value-type="float">
            <text:p>-0.01401211</text:p>
          </table:table-cell>
          <table:table-cell table:formula="of:=[.E369]*100" office:value-type="float" office:value="0.42787" calcext:value-type="float">
            <text:p>0.42787</text:p>
          </table:table-cell>
        </table:table-row>
        <table:table-row table:style-name="ro1">
          <table:table-cell office:value-type="float" office:value="32.14" calcext:value-type="float">
            <text:p>32.14</text:p>
          </table:table-cell>
          <table:table-cell office:value-type="float" office:value="179.0796203613" calcext:value-type="float">
            <text:p>179.0796203613</text:p>
          </table:table-cell>
          <table:table-cell office:value-type="float" office:value="-0.1735475759" calcext:value-type="float">
            <text:p>-0.173547575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96132" calcext:value-type="float">
            <text:p>0.00396132</text:p>
          </table:table-cell>
          <table:table-cell office:value-type="float" office:value="-0.0000654584" calcext:value-type="float">
            <text:p>-6.54584E-05</text:p>
          </table:table-cell>
          <table:table-cell office:value-type="float" office:value="643" calcext:value-type="float">
            <text:p>643</text:p>
          </table:table-cell>
          <table:table-cell table:formula="of:=[.D370]*100" office:value-type="float" office:value="-0.01401211" calcext:value-type="float">
            <text:p>-0.01401211</text:p>
          </table:table-cell>
          <table:table-cell table:formula="of:=[.E370]*100" office:value-type="float" office:value="0.396132" calcext:value-type="float">
            <text:p>0.396132</text:p>
          </table:table-cell>
        </table:table-row>
        <table:table-row table:style-name="ro1">
          <table:table-cell office:value-type="float" office:value="32.19" calcext:value-type="float">
            <text:p>32.19</text:p>
          </table:table-cell>
          <table:table-cell office:value-type="float" office:value="179.0764465332" calcext:value-type="float">
            <text:p>179.0764465332</text:p>
          </table:table-cell>
          <table:table-cell office:value-type="float" office:value="-0.1644844345" calcext:value-type="float">
            <text:p>-0.164484434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68942" calcext:value-type="float">
            <text:p>0.00368942</text:p>
          </table:table-cell>
          <table:table-cell office:value-type="float" office:value="-0.0000680711" calcext:value-type="float">
            <text:p>-6.80711E-05</text:p>
          </table:table-cell>
          <table:table-cell office:value-type="float" office:value="644" calcext:value-type="float">
            <text:p>644</text:p>
          </table:table-cell>
          <table:table-cell table:formula="of:=[.D371]*100" office:value-type="float" office:value="-0.01401211" calcext:value-type="float">
            <text:p>-0.01401211</text:p>
          </table:table-cell>
          <table:table-cell table:formula="of:=[.E371]*100" office:value-type="float" office:value="0.368942" calcext:value-type="float">
            <text:p>0.368942</text:p>
          </table:table-cell>
        </table:table-row>
        <table:table-row table:style-name="ro1">
          <table:table-cell office:value-type="float" office:value="32.24" calcext:value-type="float">
            <text:p>32.24</text:p>
          </table:table-cell>
          <table:table-cell office:value-type="float" office:value="179.0775299072" calcext:value-type="float">
            <text:p>179.0775299072</text:p>
          </table:table-cell>
          <table:table-cell office:value-type="float" office:value="-0.1659313417" calcext:value-type="float">
            <text:p>-0.165931341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51787" calcext:value-type="float">
            <text:p>0.00351787</text:p>
          </table:table-cell>
          <table:table-cell office:value-type="float" office:value="-0.0000822628" calcext:value-type="float">
            <text:p>-8.22628E-05</text:p>
          </table:table-cell>
          <table:table-cell office:value-type="float" office:value="645" calcext:value-type="float">
            <text:p>645</text:p>
          </table:table-cell>
          <table:table-cell table:formula="of:=[.D372]*100" office:value-type="float" office:value="-0.01401211" calcext:value-type="float">
            <text:p>-0.01401211</text:p>
          </table:table-cell>
          <table:table-cell table:formula="of:=[.E372]*100" office:value-type="float" office:value="0.351787" calcext:value-type="float">
            <text:p>0.351787</text:p>
          </table:table-cell>
        </table:table-row>
        <table:table-row table:style-name="ro1">
          <table:table-cell office:value-type="float" office:value="32.29" calcext:value-type="float">
            <text:p>32.29</text:p>
          </table:table-cell>
          <table:table-cell office:value-type="float" office:value="179.077331543" calcext:value-type="float">
            <text:p>179.077331543</text:p>
          </table:table-cell>
          <table:table-cell office:value-type="float" office:value="-0.1798733369" calcext:value-type="float">
            <text:p>-0.179873336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49648" calcext:value-type="float">
            <text:p>0.00349648</text:p>
          </table:table-cell>
          <table:table-cell office:value-type="float" office:value="-0.0000578413" calcext:value-type="float">
            <text:p>-5.78413E-05</text:p>
          </table:table-cell>
          <table:table-cell office:value-type="float" office:value="646" calcext:value-type="float">
            <text:p>646</text:p>
          </table:table-cell>
          <table:table-cell table:formula="of:=[.D373]*100" office:value-type="float" office:value="-0.01401211" calcext:value-type="float">
            <text:p>-0.01401211</text:p>
          </table:table-cell>
          <table:table-cell table:formula="of:=[.E373]*100" office:value-type="float" office:value="0.349648" calcext:value-type="float">
            <text:p>0.349648</text:p>
          </table:table-cell>
        </table:table-row>
        <table:table-row table:style-name="ro1">
          <table:table-cell office:value-type="float" office:value="32.34" calcext:value-type="float">
            <text:p>32.34</text:p>
          </table:table-cell>
          <table:table-cell office:value-type="float" office:value="179.0739440918" calcext:value-type="float">
            <text:p>179.0739440918</text:p>
          </table:table-cell>
          <table:table-cell office:value-type="float" office:value="-0.1618070988" calcext:value-type="float">
            <text:p>-0.161807098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3618" calcext:value-type="float">
            <text:p>0.0033618</text:p>
          </table:table-cell>
          <table:table-cell office:value-type="float" office:value="-0.0001255561" calcext:value-type="float">
            <text:p>-0.0001255561</text:p>
          </table:table-cell>
          <table:table-cell office:value-type="float" office:value="647" calcext:value-type="float">
            <text:p>647</text:p>
          </table:table-cell>
          <table:table-cell table:formula="of:=[.D374]*100" office:value-type="float" office:value="-0.01401211" calcext:value-type="float">
            <text:p>-0.01401211</text:p>
          </table:table-cell>
          <table:table-cell table:formula="of:=[.E374]*100" office:value-type="float" office:value="0.33618" calcext:value-type="float">
            <text:p>0.33618</text:p>
          </table:table-cell>
        </table:table-row>
        <table:table-row table:style-name="ro1">
          <table:table-cell office:value-type="float" office:value="32.39" calcext:value-type="float">
            <text:p>32.39</text:p>
          </table:table-cell>
          <table:table-cell office:value-type="float" office:value="179.0677947998" calcext:value-type="float">
            <text:p>179.0677947998</text:p>
          </table:table-cell>
          <table:table-cell office:value-type="float" office:value="-0.1677525428" calcext:value-type="float">
            <text:p>-0.167752542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31169" calcext:value-type="float">
            <text:p>0.00331169</text:p>
          </table:table-cell>
          <table:table-cell office:value-type="float" office:value="-0.0000876719" calcext:value-type="float">
            <text:p>-8.76719E-05</text:p>
          </table:table-cell>
          <table:table-cell office:value-type="float" office:value="648" calcext:value-type="float">
            <text:p>648</text:p>
          </table:table-cell>
          <table:table-cell table:formula="of:=[.D375]*100" office:value-type="float" office:value="-0.01401211" calcext:value-type="float">
            <text:p>-0.01401211</text:p>
          </table:table-cell>
          <table:table-cell table:formula="of:=[.E375]*100" office:value-type="float" office:value="0.331169" calcext:value-type="float">
            <text:p>0.331169</text:p>
          </table:table-cell>
        </table:table-row>
        <table:table-row table:style-name="ro1">
          <table:table-cell office:value-type="float" office:value="32.44" calcext:value-type="float">
            <text:p>32.44</text:p>
          </table:table-cell>
          <table:table-cell office:value-type="float" office:value="179.0632171631" calcext:value-type="float">
            <text:p>179.0632171631</text:p>
          </table:table-cell>
          <table:table-cell office:value-type="float" office:value="-0.1552470446" calcext:value-type="float">
            <text:p>-0.155247044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19493" calcext:value-type="float">
            <text:p>0.00319493</text:p>
          </table:table-cell>
          <table:table-cell office:value-type="float" office:value="-0.0001267608" calcext:value-type="float">
            <text:p>-0.0001267608</text:p>
          </table:table-cell>
          <table:table-cell office:value-type="float" office:value="649" calcext:value-type="float">
            <text:p>649</text:p>
          </table:table-cell>
          <table:table-cell table:formula="of:=[.D376]*100" office:value-type="float" office:value="-0.01401211" calcext:value-type="float">
            <text:p>-0.01401211</text:p>
          </table:table-cell>
          <table:table-cell table:formula="of:=[.E376]*100" office:value-type="float" office:value="0.319493" calcext:value-type="float">
            <text:p>0.319493</text:p>
          </table:table-cell>
        </table:table-row>
        <table:table-row table:style-name="ro1">
          <table:table-cell office:value-type="float" office:value="32.49" calcext:value-type="float">
            <text:p>32.49</text:p>
          </table:table-cell>
          <table:table-cell office:value-type="float" office:value="179.064163208" calcext:value-type="float">
            <text:p>179.064163208</text:p>
          </table:table-cell>
          <table:table-cell office:value-type="float" office:value="-0.1537302743" calcext:value-type="float">
            <text:p>-0.153730274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10702" calcext:value-type="float">
            <text:p>0.00310702</text:p>
          </table:table-cell>
          <table:table-cell office:value-type="float" office:value="-0.0001662344" calcext:value-type="float">
            <text:p>-0.0001662344</text:p>
          </table:table-cell>
          <table:table-cell office:value-type="float" office:value="650" calcext:value-type="float">
            <text:p>650</text:p>
          </table:table-cell>
          <table:table-cell table:formula="of:=[.D377]*100" office:value-type="float" office:value="-0.01401211" calcext:value-type="float">
            <text:p>-0.01401211</text:p>
          </table:table-cell>
          <table:table-cell table:formula="of:=[.E377]*100" office:value-type="float" office:value="0.310702" calcext:value-type="float">
            <text:p>0.310702</text:p>
          </table:table-cell>
        </table:table-row>
        <table:table-row table:style-name="ro1">
          <table:table-cell office:value-type="float" office:value="32.54" calcext:value-type="float">
            <text:p>32.54</text:p>
          </table:table-cell>
          <table:table-cell office:value-type="float" office:value="179.0758972168" calcext:value-type="float">
            <text:p>179.0758972168</text:p>
          </table:table-cell>
          <table:table-cell office:value-type="float" office:value="-0.1475461603" calcext:value-type="float">
            <text:p>-0.147546160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00721" calcext:value-type="float">
            <text:p>0.00300721</text:p>
          </table:table-cell>
          <table:table-cell office:value-type="float" office:value="-0.0002393758" calcext:value-type="float">
            <text:p>-0.0002393758</text:p>
          </table:table-cell>
          <table:table-cell office:value-type="float" office:value="651" calcext:value-type="float">
            <text:p>651</text:p>
          </table:table-cell>
          <table:table-cell table:formula="of:=[.D378]*100" office:value-type="float" office:value="-0.01401211" calcext:value-type="float">
            <text:p>-0.01401211</text:p>
          </table:table-cell>
          <table:table-cell table:formula="of:=[.E378]*100" office:value-type="float" office:value="0.300721" calcext:value-type="float">
            <text:p>0.300721</text:p>
          </table:table-cell>
        </table:table-row>
        <table:table-row table:style-name="ro1">
          <table:table-cell office:value-type="float" office:value="32.59" calcext:value-type="float">
            <text:p>32.59</text:p>
          </table:table-cell>
          <table:table-cell office:value-type="float" office:value="179.0758209229" calcext:value-type="float">
            <text:p>179.0758209229</text:p>
          </table:table-cell>
          <table:table-cell office:value-type="float" office:value="-0.2039660309" calcext:value-type="float">
            <text:p>-0.203966030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31678" calcext:value-type="float">
            <text:p>0.00331678</text:p>
          </table:table-cell>
          <table:table-cell office:value-type="float" office:value="-0.0000247545" calcext:value-type="float">
            <text:p>-2.47545E-05</text:p>
          </table:table-cell>
          <table:table-cell office:value-type="float" office:value="652" calcext:value-type="float">
            <text:p>652</text:p>
          </table:table-cell>
          <table:table-cell table:formula="of:=[.D379]*100" office:value-type="float" office:value="-0.01401211" calcext:value-type="float">
            <text:p>-0.01401211</text:p>
          </table:table-cell>
          <table:table-cell table:formula="of:=[.E379]*100" office:value-type="float" office:value="0.331678" calcext:value-type="float">
            <text:p>0.331678</text:p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179.0847320557" calcext:value-type="float">
            <text:p>179.0847320557</text:p>
          </table:table-cell>
          <table:table-cell office:value-type="float" office:value="-0.1635980096" calcext:value-type="float">
            <text:p>-0.163598009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25399" calcext:value-type="float">
            <text:p>0.00325399</text:p>
          </table:table-cell>
          <table:table-cell office:value-type="float" office:value="-0.0001106213" calcext:value-type="float">
            <text:p>-0.0001106213</text:p>
          </table:table-cell>
          <table:table-cell office:value-type="float" office:value="653" calcext:value-type="float">
            <text:p>653</text:p>
          </table:table-cell>
          <table:table-cell table:formula="of:=[.D380]*100" office:value-type="float" office:value="-0.01401211" calcext:value-type="float">
            <text:p>-0.01401211</text:p>
          </table:table-cell>
          <table:table-cell table:formula="of:=[.E380]*100" office:value-type="float" office:value="0.325399" calcext:value-type="float">
            <text:p>0.325399</text:p>
          </table:table-cell>
        </table:table-row>
        <table:table-row table:style-name="ro1">
          <table:table-cell office:value-type="float" office:value="32.69" calcext:value-type="float">
            <text:p>32.69</text:p>
          </table:table-cell>
          <table:table-cell office:value-type="float" office:value="179.0875549316" calcext:value-type="float">
            <text:p>179.0875549316</text:p>
          </table:table-cell>
          <table:table-cell office:value-type="float" office:value="-0.1772658341" calcext:value-type="float">
            <text:p>-0.177265834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30325" calcext:value-type="float">
            <text:p>0.00330325</text:p>
          </table:table-cell>
          <table:table-cell office:value-type="float" office:value="-0.0000754409" calcext:value-type="float">
            <text:p>-7.54409E-05</text:p>
          </table:table-cell>
          <table:table-cell office:value-type="float" office:value="654" calcext:value-type="float">
            <text:p>654</text:p>
          </table:table-cell>
          <table:table-cell table:formula="of:=[.D381]*100" office:value-type="float" office:value="-0.01401211" calcext:value-type="float">
            <text:p>-0.01401211</text:p>
          </table:table-cell>
          <table:table-cell table:formula="of:=[.E381]*100" office:value-type="float" office:value="0.330325" calcext:value-type="float">
            <text:p>0.330325</text:p>
          </table:table-cell>
        </table:table-row>
        <table:table-row table:style-name="ro1">
          <table:table-cell office:value-type="float" office:value="32.74" calcext:value-type="float">
            <text:p>32.74</text:p>
          </table:table-cell>
          <table:table-cell office:value-type="float" office:value="179.0939331055" calcext:value-type="float">
            <text:p>179.0939331055</text:p>
          </table:table-cell>
          <table:table-cell office:value-type="float" office:value="-0.1665687587" calcext:value-type="float">
            <text:p>-0.166568758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26478" calcext:value-type="float">
            <text:p>0.00326478</text:p>
          </table:table-cell>
          <table:table-cell office:value-type="float" office:value="-0.0001268426" calcext:value-type="float">
            <text:p>-0.0001268426</text:p>
          </table:table-cell>
          <table:table-cell office:value-type="float" office:value="655" calcext:value-type="float">
            <text:p>655</text:p>
          </table:table-cell>
          <table:table-cell table:formula="of:=[.D382]*100" office:value-type="float" office:value="-0.01401211" calcext:value-type="float">
            <text:p>-0.01401211</text:p>
          </table:table-cell>
          <table:table-cell table:formula="of:=[.E382]*100" office:value-type="float" office:value="0.326478" calcext:value-type="float">
            <text:p>0.326478</text:p>
          </table:table-cell>
        </table:table-row>
        <table:table-row table:style-name="ro1">
          <table:table-cell office:value-type="float" office:value="32.79" calcext:value-type="float">
            <text:p>32.79</text:p>
          </table:table-cell>
          <table:table-cell office:value-type="float" office:value="179.0864562988" calcext:value-type="float">
            <text:p>179.0864562988</text:p>
          </table:table-cell>
          <table:table-cell office:value-type="float" office:value="-0.205619713" calcext:value-type="float">
            <text:p>-0.20561971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49944" calcext:value-type="float">
            <text:p>0.00349944</text:p>
          </table:table-cell>
          <table:table-cell office:value-type="float" office:value="0.000053316" calcext:value-type="float">
            <text:p>0.000053316</text:p>
          </table:table-cell>
          <table:table-cell office:value-type="float" office:value="656" calcext:value-type="float">
            <text:p>656</text:p>
          </table:table-cell>
          <table:table-cell table:formula="of:=[.D383]*100" office:value-type="float" office:value="-0.01401211" calcext:value-type="float">
            <text:p>-0.01401211</text:p>
          </table:table-cell>
          <table:table-cell table:formula="of:=[.E383]*100" office:value-type="float" office:value="0.349944" calcext:value-type="float">
            <text:p>0.349944</text:p>
          </table:table-cell>
        </table:table-row>
        <table:table-row table:style-name="ro1">
          <table:table-cell office:value-type="float" office:value="32.84" calcext:value-type="float">
            <text:p>32.84</text:p>
          </table:table-cell>
          <table:table-cell office:value-type="float" office:value="179.084854126" calcext:value-type="float">
            <text:p>179.084854126</text:p>
          </table:table-cell>
          <table:table-cell office:value-type="float" office:value="-0.1632962121" calcext:value-type="float">
            <text:p>-0.163296212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3737" calcext:value-type="float">
            <text:p>0.0033737</text:p>
          </table:table-cell>
          <table:table-cell office:value-type="float" office:value="-0.0001630786" calcext:value-type="float">
            <text:p>-0.0001630786</text:p>
          </table:table-cell>
          <table:table-cell office:value-type="float" office:value="657" calcext:value-type="float">
            <text:p>657</text:p>
          </table:table-cell>
          <table:table-cell table:formula="of:=[.D384]*100" office:value-type="float" office:value="-0.01401211" calcext:value-type="float">
            <text:p>-0.01401211</text:p>
          </table:table-cell>
          <table:table-cell table:formula="of:=[.E384]*100" office:value-type="float" office:value="0.33737" calcext:value-type="float">
            <text:p>0.33737</text:p>
          </table:table-cell>
        </table:table-row>
        <table:table-row table:style-name="ro1">
          <table:table-cell office:value-type="float" office:value="32.89" calcext:value-type="float">
            <text:p>32.89</text:p>
          </table:table-cell>
          <table:table-cell office:value-type="float" office:value="179.0829315186" calcext:value-type="float">
            <text:p>179.0829315186</text:p>
          </table:table-cell>
          <table:table-cell office:value-type="float" office:value="-0.1734777908" calcext:value-type="float">
            <text:p>-0.173477790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35778" calcext:value-type="float">
            <text:p>0.00335778</text:p>
          </table:table-cell>
          <table:table-cell office:value-type="float" office:value="-0.0000965566" calcext:value-type="float">
            <text:p>-9.65566E-05</text:p>
          </table:table-cell>
          <table:table-cell office:value-type="float" office:value="658" calcext:value-type="float">
            <text:p>658</text:p>
          </table:table-cell>
          <table:table-cell table:formula="of:=[.D385]*100" office:value-type="float" office:value="-0.01401211" calcext:value-type="float">
            <text:p>-0.01401211</text:p>
          </table:table-cell>
          <table:table-cell table:formula="of:=[.E385]*100" office:value-type="float" office:value="0.335778" calcext:value-type="float">
            <text:p>0.335778</text:p>
          </table:table-cell>
        </table:table-row>
        <table:table-row table:style-name="ro1">
          <table:table-cell office:value-type="float" office:value="32.94" calcext:value-type="float">
            <text:p>32.94</text:p>
          </table:table-cell>
          <table:table-cell office:value-type="float" office:value="179.0711669922" calcext:value-type="float">
            <text:p>179.0711669922</text:p>
          </table:table-cell>
          <table:table-cell office:value-type="float" office:value="-0.1638184448" calcext:value-type="float">
            <text:p>-0.163818444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28278" calcext:value-type="float">
            <text:p>0.00328278</text:p>
          </table:table-cell>
          <table:table-cell office:value-type="float" office:value="-0.0001321417" calcext:value-type="float">
            <text:p>-0.0001321417</text:p>
          </table:table-cell>
          <table:table-cell office:value-type="float" office:value="659" calcext:value-type="float">
            <text:p>659</text:p>
          </table:table-cell>
          <table:table-cell table:formula="of:=[.D386]*100" office:value-type="float" office:value="-0.01401211" calcext:value-type="float">
            <text:p>-0.01401211</text:p>
          </table:table-cell>
          <table:table-cell table:formula="of:=[.E386]*100" office:value-type="float" office:value="0.328278" calcext:value-type="float">
            <text:p>0.328278</text:p>
          </table:table-cell>
        </table:table-row>
        <table:table-row table:style-name="ro1">
          <table:table-cell office:value-type="float" office:value="32.99" calcext:value-type="float">
            <text:p>32.99</text:p>
          </table:table-cell>
          <table:table-cell office:value-type="float" office:value="179.0575714111" calcext:value-type="float">
            <text:p>179.0575714111</text:p>
          </table:table-cell>
          <table:table-cell office:value-type="float" office:value="-0.2077623836" calcext:value-type="float">
            <text:p>-0.207762383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52571" calcext:value-type="float">
            <text:p>0.00352571</text:p>
          </table:table-cell>
          <table:table-cell office:value-type="float" office:value="0.0000794208" calcext:value-type="float">
            <text:p>7.94208E-05</text:p>
          </table:table-cell>
          <table:table-cell office:value-type="float" office:value="660" calcext:value-type="float">
            <text:p>660</text:p>
          </table:table-cell>
          <table:table-cell table:formula="of:=[.D387]*100" office:value-type="float" office:value="-0.01401211" calcext:value-type="float">
            <text:p>-0.01401211</text:p>
          </table:table-cell>
          <table:table-cell table:formula="of:=[.E387]*100" office:value-type="float" office:value="0.352571" calcext:value-type="float">
            <text:p>0.352571</text:p>
          </table:table-cell>
        </table:table-row>
        <table:table-row table:style-name="ro1">
          <table:table-cell office:value-type="float" office:value="33.04" calcext:value-type="float">
            <text:p>33.04</text:p>
          </table:table-cell>
          <table:table-cell office:value-type="float" office:value="179.0747680664" calcext:value-type="float">
            <text:p>179.0747680664</text:p>
          </table:table-cell>
          <table:table-cell office:value-type="float" office:value="-0.1796597681" calcext:value-type="float">
            <text:p>-0.179659768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50028" calcext:value-type="float">
            <text:p>0.00350028</text:p>
          </table:table-cell>
          <table:table-cell office:value-type="float" office:value="-0.0000671561" calcext:value-type="float">
            <text:p>-6.71561E-05</text:p>
          </table:table-cell>
          <table:table-cell office:value-type="float" office:value="661" calcext:value-type="float">
            <text:p>661</text:p>
          </table:table-cell>
          <table:table-cell table:formula="of:=[.D388]*100" office:value-type="float" office:value="-0.01401211" calcext:value-type="float">
            <text:p>-0.01401211</text:p>
          </table:table-cell>
          <table:table-cell table:formula="of:=[.E388]*100" office:value-type="float" office:value="0.350028" calcext:value-type="float">
            <text:p>0.350028</text:p>
          </table:table-cell>
        </table:table-row>
        <table:table-row table:style-name="ro1">
          <table:table-cell office:value-type="float" office:value="33.09" calcext:value-type="float">
            <text:p>33.09</text:p>
          </table:table-cell>
          <table:table-cell office:value-type="float" office:value="179.068862915" calcext:value-type="float">
            <text:p>179.068862915</text:p>
          </table:table-cell>
          <table:table-cell office:value-type="float" office:value="-0.1783496061" calcext:value-type="float">
            <text:p>-0.178349606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4746" calcext:value-type="float">
            <text:p>0.0034746</text:p>
          </table:table-cell>
          <table:table-cell office:value-type="float" office:value="-0.0000743537" calcext:value-type="float">
            <text:p>-7.43537E-05</text:p>
          </table:table-cell>
          <table:table-cell office:value-type="float" office:value="662" calcext:value-type="float">
            <text:p>662</text:p>
          </table:table-cell>
          <table:table-cell table:formula="of:=[.D389]*100" office:value-type="float" office:value="-0.01401211" calcext:value-type="float">
            <text:p>-0.01401211</text:p>
          </table:table-cell>
          <table:table-cell table:formula="of:=[.E389]*100" office:value-type="float" office:value="0.34746" calcext:value-type="float">
            <text:p>0.34746</text:p>
          </table:table-cell>
        </table:table-row>
        <table:table-row table:style-name="ro1">
          <table:table-cell office:value-type="float" office:value="33.14" calcext:value-type="float">
            <text:p>33.14</text:p>
          </table:table-cell>
          <table:table-cell office:value-type="float" office:value="179.0733184814" calcext:value-type="float">
            <text:p>179.0733184814</text:p>
          </table:table-cell>
          <table:table-cell office:value-type="float" office:value="-0.1921096061" calcext:value-type="float">
            <text:p>-0.192109606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54921" calcext:value-type="float">
            <text:p>0.00354921</text:p>
          </table:table-cell>
          <table:table-cell office:value-type="float" office:value="-0.0000477482" calcext:value-type="float">
            <text:p>-4.77482E-05</text:p>
          </table:table-cell>
          <table:table-cell office:value-type="float" office:value="663" calcext:value-type="float">
            <text:p>663</text:p>
          </table:table-cell>
          <table:table-cell table:formula="of:=[.D390]*100" office:value-type="float" office:value="-0.01401211" calcext:value-type="float">
            <text:p>-0.01401211</text:p>
          </table:table-cell>
          <table:table-cell table:formula="of:=[.E390]*100" office:value-type="float" office:value="0.354921" calcext:value-type="float">
            <text:p>0.354921</text:p>
          </table:table-cell>
        </table:table-row>
        <table:table-row table:style-name="ro1">
          <table:table-cell office:value-type="float" office:value="33.19" calcext:value-type="float">
            <text:p>33.19</text:p>
          </table:table-cell>
          <table:table-cell office:value-type="float" office:value="179.0693969727" calcext:value-type="float">
            <text:p>179.0693969727</text:p>
          </table:table-cell>
          <table:table-cell office:value-type="float" office:value="-0.2090545062" calcext:value-type="float">
            <text:p>-0.209054506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71187" calcext:value-type="float">
            <text:p>0.00371187</text:p>
          </table:table-cell>
          <table:table-cell office:value-type="float" office:value="0.0000746934" calcext:value-type="float">
            <text:p>7.46934E-05</text:p>
          </table:table-cell>
          <table:table-cell office:value-type="float" office:value="664" calcext:value-type="float">
            <text:p>664</text:p>
          </table:table-cell>
          <table:table-cell table:formula="of:=[.D391]*100" office:value-type="float" office:value="-0.01401211" calcext:value-type="float">
            <text:p>-0.01401211</text:p>
          </table:table-cell>
          <table:table-cell table:formula="of:=[.E391]*100" office:value-type="float" office:value="0.371187" calcext:value-type="float">
            <text:p>0.371187</text:p>
          </table:table-cell>
        </table:table-row>
        <table:table-row table:style-name="ro1">
          <table:table-cell office:value-type="float" office:value="33.24" calcext:value-type="float">
            <text:p>33.24</text:p>
          </table:table-cell>
          <table:table-cell office:value-type="float" office:value="179.0812683105" calcext:value-type="float">
            <text:p>179.0812683105</text:p>
          </table:table-cell>
          <table:table-cell office:value-type="float" office:value="-0.2115563801" calcext:value-type="float">
            <text:p>-0.211556380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83695" calcext:value-type="float">
            <text:p>0.00383695</text:p>
          </table:table-cell>
          <table:table-cell office:value-type="float" office:value="0.0000186031" calcext:value-type="float">
            <text:p>1.86031E-05</text:p>
          </table:table-cell>
          <table:table-cell office:value-type="float" office:value="665" calcext:value-type="float">
            <text:p>665</text:p>
          </table:table-cell>
          <table:table-cell table:formula="of:=[.D392]*100" office:value-type="float" office:value="-0.01401211" calcext:value-type="float">
            <text:p>-0.01401211</text:p>
          </table:table-cell>
          <table:table-cell table:formula="of:=[.E392]*100" office:value-type="float" office:value="0.383695" calcext:value-type="float">
            <text:p>0.383695</text:p>
          </table:table-cell>
        </table:table-row>
        <table:table-row table:style-name="ro1">
          <table:table-cell office:value-type="float" office:value="33.29" calcext:value-type="float">
            <text:p>33.29</text:p>
          </table:table-cell>
          <table:table-cell office:value-type="float" office:value="179.0769500732" calcext:value-type="float">
            <text:p>179.0769500732</text:p>
          </table:table-cell>
          <table:table-cell office:value-type="float" office:value="-0.1675501837" calcext:value-type="float">
            <text:p>-0.167550183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62697" calcext:value-type="float">
            <text:p>0.00362697</text:p>
          </table:table-cell>
          <table:table-cell office:value-type="float" office:value="-0.0003134263" calcext:value-type="float">
            <text:p>-0.0003134263</text:p>
          </table:table-cell>
          <table:table-cell office:value-type="float" office:value="666" calcext:value-type="float">
            <text:p>666</text:p>
          </table:table-cell>
          <table:table-cell table:formula="of:=[.D393]*100" office:value-type="float" office:value="-0.01401211" calcext:value-type="float">
            <text:p>-0.01401211</text:p>
          </table:table-cell>
          <table:table-cell table:formula="of:=[.E393]*100" office:value-type="float" office:value="0.362697" calcext:value-type="float">
            <text:p>0.362697</text:p>
          </table:table-cell>
        </table:table-row>
        <table:table-row table:style-name="ro1">
          <table:table-cell office:value-type="float" office:value="33.34" calcext:value-type="float">
            <text:p>33.34</text:p>
          </table:table-cell>
          <table:table-cell office:value-type="float" office:value="179.0941619873" calcext:value-type="float">
            <text:p>179.0941619873</text:p>
          </table:table-cell>
          <table:table-cell office:value-type="float" office:value="-0.1791533766" calcext:value-type="float">
            <text:p>-0.179153376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56438" calcext:value-type="float">
            <text:p>0.00356438</text:p>
          </table:table-cell>
          <table:table-cell office:value-type="float" office:value="-0.00022124" calcext:value-type="float">
            <text:p>-0.00022124</text:p>
          </table:table-cell>
          <table:table-cell office:value-type="float" office:value="667" calcext:value-type="float">
            <text:p>667</text:p>
          </table:table-cell>
          <table:table-cell table:formula="of:=[.D394]*100" office:value-type="float" office:value="-0.01401211" calcext:value-type="float">
            <text:p>-0.01401211</text:p>
          </table:table-cell>
          <table:table-cell table:formula="of:=[.E394]*100" office:value-type="float" office:value="0.356438" calcext:value-type="float">
            <text:p>0.356438</text:p>
          </table:table-cell>
        </table:table-row>
        <table:table-row table:style-name="ro1">
          <table:table-cell office:value-type="float" office:value="33.39" calcext:value-type="float">
            <text:p>33.39</text:p>
          </table:table-cell>
          <table:table-cell office:value-type="float" office:value="179.0902862549" calcext:value-type="float">
            <text:p>179.0902862549</text:p>
          </table:table-cell>
          <table:table-cell office:value-type="float" office:value="-0.1691639427" calcext:value-type="float">
            <text:p>-0.169163942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45609" calcext:value-type="float">
            <text:p>0.00345609</text:p>
          </table:table-cell>
          <table:table-cell office:value-type="float" office:value="-0.0002129747" calcext:value-type="float">
            <text:p>-0.0002129747</text:p>
          </table:table-cell>
          <table:table-cell office:value-type="float" office:value="668" calcext:value-type="float">
            <text:p>668</text:p>
          </table:table-cell>
          <table:table-cell table:formula="of:=[.D395]*100" office:value-type="float" office:value="-0.01401211" calcext:value-type="float">
            <text:p>-0.01401211</text:p>
          </table:table-cell>
          <table:table-cell table:formula="of:=[.E395]*100" office:value-type="float" office:value="0.345609" calcext:value-type="float">
            <text:p>0.345609</text:p>
          </table:table-cell>
        </table:table-row>
        <table:table-row table:style-name="ro1">
          <table:table-cell office:value-type="float" office:value="33.44" calcext:value-type="float">
            <text:p>33.44</text:p>
          </table:table-cell>
          <table:table-cell office:value-type="float" office:value="179.0970001221" calcext:value-type="float">
            <text:p>179.0970001221</text:p>
          </table:table-cell>
          <table:table-cell office:value-type="float" office:value="-0.2112834778" calcext:value-type="float">
            <text:p>-0.211283477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66468" calcext:value-type="float">
            <text:p>0.00366468</text:p>
          </table:table-cell>
          <table:table-cell office:value-type="float" office:value="-0.0000655249" calcext:value-type="float">
            <text:p>-6.55249E-05</text:p>
          </table:table-cell>
          <table:table-cell office:value-type="float" office:value="669" calcext:value-type="float">
            <text:p>669</text:p>
          </table:table-cell>
          <table:table-cell table:formula="of:=[.D396]*100" office:value-type="float" office:value="-0.01401211" calcext:value-type="float">
            <text:p>-0.01401211</text:p>
          </table:table-cell>
          <table:table-cell table:formula="of:=[.E396]*100" office:value-type="float" office:value="0.366468" calcext:value-type="float">
            <text:p>0.366468</text:p>
          </table:table-cell>
        </table:table-row>
        <table:table-row table:style-name="ro1">
          <table:table-cell office:value-type="float" office:value="33.49" calcext:value-type="float">
            <text:p>33.49</text:p>
          </table:table-cell>
          <table:table-cell office:value-type="float" office:value="179.0995483398" calcext:value-type="float">
            <text:p>179.0995483398</text:p>
          </table:table-cell>
          <table:table-cell office:value-type="float" office:value="-0.2178406418" calcext:value-type="float">
            <text:p>-0.217840641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84738" calcext:value-type="float">
            <text:p>0.00384738</text:p>
          </table:table-cell>
          <table:table-cell office:value-type="float" office:value="0.000043595" calcext:value-type="float">
            <text:p>0.000043595</text:p>
          </table:table-cell>
          <table:table-cell office:value-type="float" office:value="670" calcext:value-type="float">
            <text:p>670</text:p>
          </table:table-cell>
          <table:table-cell table:formula="of:=[.D397]*100" office:value-type="float" office:value="-0.01401211" calcext:value-type="float">
            <text:p>-0.01401211</text:p>
          </table:table-cell>
          <table:table-cell table:formula="of:=[.E397]*100" office:value-type="float" office:value="0.384738" calcext:value-type="float">
            <text:p>0.384738</text:p>
          </table:table-cell>
        </table:table-row>
        <table:table-row table:style-name="ro1">
          <table:table-cell office:value-type="float" office:value="33.54" calcext:value-type="float">
            <text:p>33.54</text:p>
          </table:table-cell>
          <table:table-cell office:value-type="float" office:value="179.1000823975" calcext:value-type="float">
            <text:p>179.1000823975</text:p>
          </table:table-cell>
          <table:table-cell office:value-type="float" office:value="-0.1858740716" calcext:value-type="float">
            <text:p>-0.185874071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75606" calcext:value-type="float">
            <text:p>0.00375606</text:p>
          </table:table-cell>
          <table:table-cell office:value-type="float" office:value="-0.0001465628" calcext:value-type="float">
            <text:p>-0.0001465628</text:p>
          </table:table-cell>
          <table:table-cell office:value-type="float" office:value="671" calcext:value-type="float">
            <text:p>671</text:p>
          </table:table-cell>
          <table:table-cell table:formula="of:=[.D398]*100" office:value-type="float" office:value="-0.01401211" calcext:value-type="float">
            <text:p>-0.01401211</text:p>
          </table:table-cell>
          <table:table-cell table:formula="of:=[.E398]*100" office:value-type="float" office:value="0.375606" calcext:value-type="float">
            <text:p>0.375606</text:p>
          </table:table-cell>
        </table:table-row>
        <table:table-row table:style-name="ro1">
          <table:table-cell office:value-type="float" office:value="33.59" calcext:value-type="float">
            <text:p>33.59</text:p>
          </table:table-cell>
          <table:table-cell office:value-type="float" office:value="179.1061859131" calcext:value-type="float">
            <text:p>179.1061859131</text:p>
          </table:table-cell>
          <table:table-cell office:value-type="float" office:value="-0.2362838606" calcext:value-type="float">
            <text:p>-0.236283860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03121" calcext:value-type="float">
            <text:p>0.00403121</text:p>
          </table:table-cell>
          <table:table-cell office:value-type="float" office:value="-0.0000171628" calcext:value-type="float">
            <text:p>-1.71628E-05</text:p>
          </table:table-cell>
          <table:table-cell office:value-type="float" office:value="672" calcext:value-type="float">
            <text:p>672</text:p>
          </table:table-cell>
          <table:table-cell table:formula="of:=[.D399]*100" office:value-type="float" office:value="-0.01401211" calcext:value-type="float">
            <text:p>-0.01401211</text:p>
          </table:table-cell>
          <table:table-cell table:formula="of:=[.E399]*100" office:value-type="float" office:value="0.403121" calcext:value-type="float">
            <text:p>0.403121</text:p>
          </table:table-cell>
        </table:table-row>
        <table:table-row table:style-name="ro1">
          <table:table-cell office:value-type="float" office:value="33.64" calcext:value-type="float">
            <text:p>33.64</text:p>
          </table:table-cell>
          <table:table-cell office:value-type="float" office:value="179.1118164062" calcext:value-type="float">
            <text:p>179.1118164062</text:p>
          </table:table-cell>
          <table:table-cell office:value-type="float" office:value="-0.1962802826" calcext:value-type="float">
            <text:p>-0.196280282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94793" calcext:value-type="float">
            <text:p>0.00394793</text:p>
          </table:table-cell>
          <table:table-cell office:value-type="float" office:value="-0.0002275959" calcext:value-type="float">
            <text:p>-0.0002275959</text:p>
          </table:table-cell>
          <table:table-cell office:value-type="float" office:value="673" calcext:value-type="float">
            <text:p>673</text:p>
          </table:table-cell>
          <table:table-cell table:formula="of:=[.D400]*100" office:value-type="float" office:value="-0.01401211" calcext:value-type="float">
            <text:p>-0.01401211</text:p>
          </table:table-cell>
          <table:table-cell table:formula="of:=[.E400]*100" office:value-type="float" office:value="0.394793" calcext:value-type="float">
            <text:p>0.394793</text:p>
          </table:table-cell>
        </table:table-row>
        <table:table-row table:style-name="ro1">
          <table:table-cell office:value-type="float" office:value="33.69" calcext:value-type="float">
            <text:p>33.69</text:p>
          </table:table-cell>
          <table:table-cell office:value-type="float" office:value="179.1214447021" calcext:value-type="float">
            <text:p>179.1214447021</text:p>
          </table:table-cell>
          <table:table-cell office:value-type="float" office:value="-0.1925680644" calcext:value-type="float">
            <text:p>-0.192568064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86768" calcext:value-type="float">
            <text:p>0.00386768</text:p>
          </table:table-cell>
          <table:table-cell office:value-type="float" office:value="-0.0000924995" calcext:value-type="float">
            <text:p>-9.24995E-05</text:p>
          </table:table-cell>
          <table:table-cell office:value-type="float" office:value="674" calcext:value-type="float">
            <text:p>674</text:p>
          </table:table-cell>
          <table:table-cell table:formula="of:=[.D401]*100" office:value-type="float" office:value="-0.01401211" calcext:value-type="float">
            <text:p>-0.01401211</text:p>
          </table:table-cell>
          <table:table-cell table:formula="of:=[.E401]*100" office:value-type="float" office:value="0.386768" calcext:value-type="float">
            <text:p>0.386768</text:p>
          </table:table-cell>
        </table:table-row>
        <table:table-row table:style-name="ro1">
          <table:table-cell office:value-type="float" office:value="33.74" calcext:value-type="float">
            <text:p>33.74</text:p>
          </table:table-cell>
          <table:table-cell office:value-type="float" office:value="179.1186218262" calcext:value-type="float">
            <text:p>179.1186218262</text:p>
          </table:table-cell>
          <table:table-cell office:value-type="float" office:value="-0.1880907008" calcext:value-type="float">
            <text:p>-0.188090700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78436" calcext:value-type="float">
            <text:p>0.00378436</text:p>
          </table:table-cell>
          <table:table-cell office:value-type="float" office:value="-0.0001716802" calcext:value-type="float">
            <text:p>-0.0001716802</text:p>
          </table:table-cell>
          <table:table-cell office:value-type="float" office:value="675" calcext:value-type="float">
            <text:p>675</text:p>
          </table:table-cell>
          <table:table-cell table:formula="of:=[.D402]*100" office:value-type="float" office:value="-0.01401211" calcext:value-type="float">
            <text:p>-0.01401211</text:p>
          </table:table-cell>
          <table:table-cell table:formula="of:=[.E402]*100" office:value-type="float" office:value="0.378436" calcext:value-type="float">
            <text:p>0.378436</text:p>
          </table:table-cell>
        </table:table-row>
        <table:table-row table:style-name="ro1">
          <table:table-cell office:value-type="float" office:value="33.79" calcext:value-type="float">
            <text:p>33.79</text:p>
          </table:table-cell>
          <table:table-cell office:value-type="float" office:value="179.1215209961" calcext:value-type="float">
            <text:p>179.1215209961</text:p>
          </table:table-cell>
          <table:table-cell office:value-type="float" office:value="-0.1687059549" calcext:value-type="float">
            <text:p>-0.168705954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59963" calcext:value-type="float">
            <text:p>0.00359963</text:p>
          </table:table-cell>
          <table:table-cell office:value-type="float" office:value="-0.0001806542" calcext:value-type="float">
            <text:p>-0.0001806542</text:p>
          </table:table-cell>
          <table:table-cell office:value-type="float" office:value="676" calcext:value-type="float">
            <text:p>676</text:p>
          </table:table-cell>
          <table:table-cell table:formula="of:=[.D403]*100" office:value-type="float" office:value="-0.01401211" calcext:value-type="float">
            <text:p>-0.01401211</text:p>
          </table:table-cell>
          <table:table-cell table:formula="of:=[.E403]*100" office:value-type="float" office:value="0.359963" calcext:value-type="float">
            <text:p>0.359963</text:p>
          </table:table-cell>
        </table:table-row>
        <table:table-row table:style-name="ro1">
          <table:table-cell office:value-type="float" office:value="33.84" calcext:value-type="float">
            <text:p>33.84</text:p>
          </table:table-cell>
          <table:table-cell office:value-type="float" office:value="179.1296081543" calcext:value-type="float">
            <text:p>179.1296081543</text:p>
          </table:table-cell>
          <table:table-cell office:value-type="float" office:value="-0.2046639718" calcext:value-type="float">
            <text:p>-0.204663971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71621" calcext:value-type="float">
            <text:p>0.00371621</text:p>
          </table:table-cell>
          <table:table-cell office:value-type="float" office:value="-0.0000022095" calcext:value-type="float">
            <text:p>-2.2095E-06</text:p>
          </table:table-cell>
          <table:table-cell office:value-type="float" office:value="677" calcext:value-type="float">
            <text:p>677</text:p>
          </table:table-cell>
          <table:table-cell table:formula="of:=[.D404]*100" office:value-type="float" office:value="-0.01401211" calcext:value-type="float">
            <text:p>-0.01401211</text:p>
          </table:table-cell>
          <table:table-cell table:formula="of:=[.E404]*100" office:value-type="float" office:value="0.371621" calcext:value-type="float">
            <text:p>0.371621</text:p>
          </table:table-cell>
        </table:table-row>
        <table:table-row table:style-name="ro1">
          <table:table-cell office:value-type="float" office:value="33.89" calcext:value-type="float">
            <text:p>33.89</text:p>
          </table:table-cell>
          <table:table-cell office:value-type="float" office:value="179.1330871582" calcext:value-type="float">
            <text:p>179.1330871582</text:p>
          </table:table-cell>
          <table:table-cell office:value-type="float" office:value="-0.1696315572" calcext:value-type="float">
            <text:p>-0.169631557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56038" calcext:value-type="float">
            <text:p>0.00356038</text:p>
          </table:table-cell>
          <table:table-cell office:value-type="float" office:value="-0.0000986804" calcext:value-type="float">
            <text:p>-9.86804E-05</text:p>
          </table:table-cell>
          <table:table-cell office:value-type="float" office:value="678" calcext:value-type="float">
            <text:p>678</text:p>
          </table:table-cell>
          <table:table-cell table:formula="of:=[.D405]*100" office:value-type="float" office:value="-0.01401211" calcext:value-type="float">
            <text:p>-0.01401211</text:p>
          </table:table-cell>
          <table:table-cell table:formula="of:=[.E405]*100" office:value-type="float" office:value="0.356038" calcext:value-type="float">
            <text:p>0.356038</text:p>
          </table:table-cell>
        </table:table-row>
        <table:table-row table:style-name="ro1">
          <table:table-cell office:value-type="float" office:value="33.94" calcext:value-type="float">
            <text:p>33.94</text:p>
          </table:table-cell>
          <table:table-cell office:value-type="float" office:value="179.1355895996" calcext:value-type="float">
            <text:p>179.1355895996</text:p>
          </table:table-cell>
          <table:table-cell office:value-type="float" office:value="-0.1864719226" calcext:value-type="float">
            <text:p>-0.186471922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56879" calcext:value-type="float">
            <text:p>0.00356879</text:p>
          </table:table-cell>
          <table:table-cell office:value-type="float" office:value="-0.0000729991" calcext:value-type="float">
            <text:p>-7.29991E-05</text:p>
          </table:table-cell>
          <table:table-cell office:value-type="float" office:value="679" calcext:value-type="float">
            <text:p>679</text:p>
          </table:table-cell>
          <table:table-cell table:formula="of:=[.D406]*100" office:value-type="float" office:value="-0.01401211" calcext:value-type="float">
            <text:p>-0.01401211</text:p>
          </table:table-cell>
          <table:table-cell table:formula="of:=[.E406]*100" office:value-type="float" office:value="0.356879" calcext:value-type="float">
            <text:p>0.356879</text:p>
          </table:table-cell>
        </table:table-row>
        <table:table-row table:style-name="ro1">
          <table:table-cell office:value-type="float" office:value="33.99" calcext:value-type="float">
            <text:p>33.99</text:p>
          </table:table-cell>
          <table:table-cell office:value-type="float" office:value="179.1413269043" calcext:value-type="float">
            <text:p>179.1413269043</text:p>
          </table:table-cell>
          <table:table-cell office:value-type="float" office:value="-0.1954969698" calcext:value-type="float">
            <text:p>-0.195496969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63455" calcext:value-type="float">
            <text:p>0.00363455</text:p>
          </table:table-cell>
          <table:table-cell office:value-type="float" office:value="-0.0001356657" calcext:value-type="float">
            <text:p>-0.0001356657</text:p>
          </table:table-cell>
          <table:table-cell office:value-type="float" office:value="680" calcext:value-type="float">
            <text:p>680</text:p>
          </table:table-cell>
          <table:table-cell table:formula="of:=[.D407]*100" office:value-type="float" office:value="-0.01401211" calcext:value-type="float">
            <text:p>-0.01401211</text:p>
          </table:table-cell>
          <table:table-cell table:formula="of:=[.E407]*100" office:value-type="float" office:value="0.363455" calcext:value-type="float">
            <text:p>0.363455</text:p>
          </table:table-cell>
        </table:table-row>
        <table:table-row table:style-name="ro1">
          <table:table-cell office:value-type="float" office:value="34.04" calcext:value-type="float">
            <text:p>34.04</text:p>
          </table:table-cell>
          <table:table-cell office:value-type="float" office:value="179.1615753174" calcext:value-type="float">
            <text:p>179.1615753174</text:p>
          </table:table-cell>
          <table:table-cell office:value-type="float" office:value="-0.1675540243" calcext:value-type="float">
            <text:p>-0.167554024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49212" calcext:value-type="float">
            <text:p>0.00349212</text:p>
          </table:table-cell>
          <table:table-cell office:value-type="float" office:value="-0.000073617" calcext:value-type="float">
            <text:p>-0.000073617</text:p>
          </table:table-cell>
          <table:table-cell office:value-type="float" office:value="681" calcext:value-type="float">
            <text:p>681</text:p>
          </table:table-cell>
          <table:table-cell table:formula="of:=[.D408]*100" office:value-type="float" office:value="-0.01401211" calcext:value-type="float">
            <text:p>-0.01401211</text:p>
          </table:table-cell>
          <table:table-cell table:formula="of:=[.E408]*100" office:value-type="float" office:value="0.349212" calcext:value-type="float">
            <text:p>0.349212</text:p>
          </table:table-cell>
        </table:table-row>
        <table:table-row table:style-name="ro1">
          <table:table-cell office:value-type="float" office:value="34.09" calcext:value-type="float">
            <text:p>34.09</text:p>
          </table:table-cell>
          <table:table-cell office:value-type="float" office:value="179.1528320312" calcext:value-type="float">
            <text:p>179.1528320312</text:p>
          </table:table-cell>
          <table:table-cell office:value-type="float" office:value="-0.1691228634" calcext:value-type="float">
            <text:p>-0.169122863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40766" calcext:value-type="float">
            <text:p>0.00340766</text:p>
          </table:table-cell>
          <table:table-cell office:value-type="float" office:value="-0.0001503453" calcext:value-type="float">
            <text:p>-0.0001503453</text:p>
          </table:table-cell>
          <table:table-cell office:value-type="float" office:value="682" calcext:value-type="float">
            <text:p>682</text:p>
          </table:table-cell>
          <table:table-cell table:formula="of:=[.D409]*100" office:value-type="float" office:value="-0.01401211" calcext:value-type="float">
            <text:p>-0.01401211</text:p>
          </table:table-cell>
          <table:table-cell table:formula="of:=[.E409]*100" office:value-type="float" office:value="0.340766" calcext:value-type="float">
            <text:p>0.340766</text:p>
          </table:table-cell>
        </table:table-row>
        <table:table-row table:style-name="ro1">
          <table:table-cell office:value-type="float" office:value="34.14" calcext:value-type="float">
            <text:p>34.14</text:p>
          </table:table-cell>
          <table:table-cell office:value-type="float" office:value="179.1616516113" calcext:value-type="float">
            <text:p>179.1616516113</text:p>
          </table:table-cell>
          <table:table-cell office:value-type="float" office:value="-0.1567758299" calcext:value-type="float">
            <text:p>-0.156775829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26908" calcext:value-type="float">
            <text:p>0.00326908</text:p>
          </table:table-cell>
          <table:table-cell office:value-type="float" office:value="-0.0001775419" calcext:value-type="float">
            <text:p>-0.0001775419</text:p>
          </table:table-cell>
          <table:table-cell office:value-type="float" office:value="683" calcext:value-type="float">
            <text:p>683</text:p>
          </table:table-cell>
          <table:table-cell table:formula="of:=[.D410]*100" office:value-type="float" office:value="-0.01401211" calcext:value-type="float">
            <text:p>-0.01401211</text:p>
          </table:table-cell>
          <table:table-cell table:formula="of:=[.E410]*100" office:value-type="float" office:value="0.326908" calcext:value-type="float">
            <text:p>0.326908</text:p>
          </table:table-cell>
        </table:table-row>
        <table:table-row table:style-name="ro1">
          <table:table-cell office:value-type="float" office:value="34.19" calcext:value-type="float">
            <text:p>34.19</text:p>
          </table:table-cell>
          <table:table-cell office:value-type="float" office:value="179.1626739502" calcext:value-type="float">
            <text:p>179.1626739502</text:p>
          </table:table-cell>
          <table:table-cell office:value-type="float" office:value="-0.17495819" calcext:value-type="float">
            <text:p>-0.1749581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29793" calcext:value-type="float">
            <text:p>0.00329793</text:p>
          </table:table-cell>
          <table:table-cell office:value-type="float" office:value="-0.0000502224" calcext:value-type="float">
            <text:p>-5.02224E-05</text:p>
          </table:table-cell>
          <table:table-cell office:value-type="float" office:value="684" calcext:value-type="float">
            <text:p>684</text:p>
          </table:table-cell>
          <table:table-cell table:formula="of:=[.D411]*100" office:value-type="float" office:value="-0.01401211" calcext:value-type="float">
            <text:p>-0.01401211</text:p>
          </table:table-cell>
          <table:table-cell table:formula="of:=[.E411]*100" office:value-type="float" office:value="0.329793" calcext:value-type="float">
            <text:p>0.329793</text:p>
          </table:table-cell>
        </table:table-row>
        <table:table-row table:style-name="ro1">
          <table:table-cell office:value-type="float" office:value="34.24" calcext:value-type="float">
            <text:p>34.24</text:p>
          </table:table-cell>
          <table:table-cell office:value-type="float" office:value="179.1614685059" calcext:value-type="float">
            <text:p>179.1614685059</text:p>
          </table:table-cell>
          <table:table-cell office:value-type="float" office:value="-0.1349623699" calcext:value-type="float">
            <text:p>-0.134962369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05056" calcext:value-type="float">
            <text:p>0.00305056</text:p>
          </table:table-cell>
          <table:table-cell office:value-type="float" office:value="-0.0002742912" calcext:value-type="float">
            <text:p>-0.0002742912</text:p>
          </table:table-cell>
          <table:table-cell office:value-type="float" office:value="685" calcext:value-type="float">
            <text:p>685</text:p>
          </table:table-cell>
          <table:table-cell table:formula="of:=[.D412]*100" office:value-type="float" office:value="-0.01401211" calcext:value-type="float">
            <text:p>-0.01401211</text:p>
          </table:table-cell>
          <table:table-cell table:formula="of:=[.E412]*100" office:value-type="float" office:value="0.305056" calcext:value-type="float">
            <text:p>0.305056</text:p>
          </table:table-cell>
        </table:table-row>
        <table:table-row table:style-name="ro1">
          <table:table-cell office:value-type="float" office:value="34.29" calcext:value-type="float">
            <text:p>34.29</text:p>
          </table:table-cell>
          <table:table-cell office:value-type="float" office:value="179.1633911133" calcext:value-type="float">
            <text:p>179.1633911133</text:p>
          </table:table-cell>
          <table:table-cell office:value-type="float" office:value="-0.1466664728" calcext:value-type="float">
            <text:p>-0.146666472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96372" calcext:value-type="float">
            <text:p>0.00296372</text:p>
          </table:table-cell>
          <table:table-cell office:value-type="float" office:value="-0.0001291721" calcext:value-type="float">
            <text:p>-0.0001291721</text:p>
          </table:table-cell>
          <table:table-cell office:value-type="float" office:value="686" calcext:value-type="float">
            <text:p>686</text:p>
          </table:table-cell>
          <table:table-cell table:formula="of:=[.D413]*100" office:value-type="float" office:value="-0.01401211" calcext:value-type="float">
            <text:p>-0.01401211</text:p>
          </table:table-cell>
          <table:table-cell table:formula="of:=[.E413]*100" office:value-type="float" office:value="0.296372" calcext:value-type="float">
            <text:p>0.296372</text:p>
          </table:table-cell>
        </table:table-row>
        <table:table-row table:style-name="ro1">
          <table:table-cell office:value-type="float" office:value="34.34" calcext:value-type="float">
            <text:p>34.34</text:p>
          </table:table-cell>
          <table:table-cell office:value-type="float" office:value="179.1725769043" calcext:value-type="float">
            <text:p>179.1725769043</text:p>
          </table:table-cell>
          <table:table-cell office:value-type="float" office:value="-0.1710092119" calcext:value-type="float">
            <text:p>-0.171009211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06812" calcext:value-type="float">
            <text:p>0.00306812</text:p>
          </table:table-cell>
          <table:table-cell office:value-type="float" office:value="-0.0000492893" calcext:value-type="float">
            <text:p>-4.92893E-05</text:p>
          </table:table-cell>
          <table:table-cell office:value-type="float" office:value="687" calcext:value-type="float">
            <text:p>687</text:p>
          </table:table-cell>
          <table:table-cell table:formula="of:=[.D414]*100" office:value-type="float" office:value="-0.01401211" calcext:value-type="float">
            <text:p>-0.01401211</text:p>
          </table:table-cell>
          <table:table-cell table:formula="of:=[.E414]*100" office:value-type="float" office:value="0.306812" calcext:value-type="float">
            <text:p>0.306812</text:p>
          </table:table-cell>
        </table:table-row>
        <table:table-row table:style-name="ro1">
          <table:table-cell office:value-type="float" office:value="34.39" calcext:value-type="float">
            <text:p>34.39</text:p>
          </table:table-cell>
          <table:table-cell office:value-type="float" office:value="179.1699829102" calcext:value-type="float">
            <text:p>179.1699829102</text:p>
          </table:table-cell>
          <table:table-cell office:value-type="float" office:value="-0.1794058618" calcext:value-type="float">
            <text:p>-0.179405861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19365" calcext:value-type="float">
            <text:p>0.00319365</text:p>
          </table:table-cell>
          <table:table-cell office:value-type="float" office:value="0.0000062494" calcext:value-type="float">
            <text:p>6.2494E-06</text:p>
          </table:table-cell>
          <table:table-cell office:value-type="float" office:value="688" calcext:value-type="float">
            <text:p>688</text:p>
          </table:table-cell>
          <table:table-cell table:formula="of:=[.D415]*100" office:value-type="float" office:value="-0.01401211" calcext:value-type="float">
            <text:p>-0.01401211</text:p>
          </table:table-cell>
          <table:table-cell table:formula="of:=[.E415]*100" office:value-type="float" office:value="0.319365" calcext:value-type="float">
            <text:p>0.319365</text:p>
          </table:table-cell>
        </table:table-row>
        <table:table-row table:style-name="ro1">
          <table:table-cell office:value-type="float" office:value="34.44" calcext:value-type="float">
            <text:p>34.44</text:p>
          </table:table-cell>
          <table:table-cell office:value-type="float" office:value="179.182434082" calcext:value-type="float">
            <text:p>179.182434082</text:p>
          </table:table-cell>
          <table:table-cell office:value-type="float" office:value="-0.1818688838" calcext:value-type="float">
            <text:p>-0.181868883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29373" calcext:value-type="float">
            <text:p>0.00329373</text:p>
          </table:table-cell>
          <table:table-cell office:value-type="float" office:value="-0.0000501796" calcext:value-type="float">
            <text:p>-5.01796E-05</text:p>
          </table:table-cell>
          <table:table-cell office:value-type="float" office:value="689" calcext:value-type="float">
            <text:p>689</text:p>
          </table:table-cell>
          <table:table-cell table:formula="of:=[.D416]*100" office:value-type="float" office:value="-0.01401211" calcext:value-type="float">
            <text:p>-0.01401211</text:p>
          </table:table-cell>
          <table:table-cell table:formula="of:=[.E416]*100" office:value-type="float" office:value="0.329373" calcext:value-type="float">
            <text:p>0.329373</text:p>
          </table:table-cell>
        </table:table-row>
        <table:table-row table:style-name="ro1">
          <table:table-cell office:value-type="float" office:value="34.49" calcext:value-type="float">
            <text:p>34.49</text:p>
          </table:table-cell>
          <table:table-cell office:value-type="float" office:value="179.188369751" calcext:value-type="float">
            <text:p>179.188369751</text:p>
          </table:table-cell>
          <table:table-cell office:value-type="float" office:value="-0.192032603" calcext:value-type="float">
            <text:p>-0.19203260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42816" calcext:value-type="float">
            <text:p>0.00342816</text:p>
          </table:table-cell>
          <table:table-cell office:value-type="float" office:value="-0.0000611811" calcext:value-type="float">
            <text:p>-6.11811E-05</text:p>
          </table:table-cell>
          <table:table-cell office:value-type="float" office:value="690" calcext:value-type="float">
            <text:p>690</text:p>
          </table:table-cell>
          <table:table-cell table:formula="of:=[.D417]*100" office:value-type="float" office:value="-0.01401211" calcext:value-type="float">
            <text:p>-0.01401211</text:p>
          </table:table-cell>
          <table:table-cell table:formula="of:=[.E417]*100" office:value-type="float" office:value="0.342816" calcext:value-type="float">
            <text:p>0.342816</text:p>
          </table:table-cell>
        </table:table-row>
        <table:table-row table:style-name="ro1">
          <table:table-cell office:value-type="float" office:value="34.54" calcext:value-type="float">
            <text:p>34.54</text:p>
          </table:table-cell>
          <table:table-cell office:value-type="float" office:value="179.192779541" calcext:value-type="float">
            <text:p>179.192779541</text:p>
          </table:table-cell>
          <table:table-cell office:value-type="float" office:value="-0.214253339" calcext:value-type="float">
            <text:p>-0.21425333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66586" calcext:value-type="float">
            <text:p>0.00366586</text:p>
          </table:table-cell>
          <table:table-cell office:value-type="float" office:value="-0.0000524889" calcext:value-type="float">
            <text:p>-5.24889E-05</text:p>
          </table:table-cell>
          <table:table-cell office:value-type="float" office:value="691" calcext:value-type="float">
            <text:p>691</text:p>
          </table:table-cell>
          <table:table-cell table:formula="of:=[.D418]*100" office:value-type="float" office:value="-0.01401211" calcext:value-type="float">
            <text:p>-0.01401211</text:p>
          </table:table-cell>
          <table:table-cell table:formula="of:=[.E418]*100" office:value-type="float" office:value="0.366586" calcext:value-type="float">
            <text:p>0.366586</text:p>
          </table:table-cell>
        </table:table-row>
        <table:table-row table:style-name="ro1">
          <table:table-cell office:value-type="float" office:value="34.59" calcext:value-type="float">
            <text:p>34.59</text:p>
          </table:table-cell>
          <table:table-cell office:value-type="float" office:value="179.1761627197" calcext:value-type="float">
            <text:p>179.1761627197</text:p>
          </table:table-cell>
          <table:table-cell office:value-type="float" office:value="-0.1661553655" calcext:value-type="float">
            <text:p>-0.166155365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50366" calcext:value-type="float">
            <text:p>0.00350366</text:p>
          </table:table-cell>
          <table:table-cell office:value-type="float" office:value="-0.0001460707" calcext:value-type="float">
            <text:p>-0.0001460707</text:p>
          </table:table-cell>
          <table:table-cell office:value-type="float" office:value="692" calcext:value-type="float">
            <text:p>692</text:p>
          </table:table-cell>
          <table:table-cell table:formula="of:=[.D419]*100" office:value-type="float" office:value="-0.01401211" calcext:value-type="float">
            <text:p>-0.01401211</text:p>
          </table:table-cell>
          <table:table-cell table:formula="of:=[.E419]*100" office:value-type="float" office:value="0.350366" calcext:value-type="float">
            <text:p>0.350366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179.1598815918" calcext:value-type="float">
            <text:p>179.1598815918</text:p>
          </table:table-cell>
          <table:table-cell office:value-type="float" office:value="-0.1590735108" calcext:value-type="float">
            <text:p>-0.159073510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34837" calcext:value-type="float">
            <text:p>0.00334837</text:p>
          </table:table-cell>
          <table:table-cell office:value-type="float" office:value="-0.0002275732" calcext:value-type="float">
            <text:p>-0.0002275732</text:p>
          </table:table-cell>
          <table:table-cell office:value-type="float" office:value="693" calcext:value-type="float">
            <text:p>693</text:p>
          </table:table-cell>
          <table:table-cell table:formula="of:=[.D420]*100" office:value-type="float" office:value="-0.01401211" calcext:value-type="float">
            <text:p>-0.01401211</text:p>
          </table:table-cell>
          <table:table-cell table:formula="of:=[.E420]*100" office:value-type="float" office:value="0.334837" calcext:value-type="float">
            <text:p>0.334837</text:p>
          </table:table-cell>
        </table:table-row>
        <table:table-row table:style-name="ro1">
          <table:table-cell office:value-type="float" office:value="34.69" calcext:value-type="float">
            <text:p>34.69</text:p>
          </table:table-cell>
          <table:table-cell office:value-type="float" office:value="179.1637420654" calcext:value-type="float">
            <text:p>179.1637420654</text:p>
          </table:table-cell>
          <table:table-cell office:value-type="float" office:value="-0.1671164514" calcext:value-type="float">
            <text:p>-0.167116451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29849" calcext:value-type="float">
            <text:p>0.00329849</text:p>
          </table:table-cell>
          <table:table-cell office:value-type="float" office:value="-0.0001132602" calcext:value-type="float">
            <text:p>-0.0001132602</text:p>
          </table:table-cell>
          <table:table-cell office:value-type="float" office:value="694" calcext:value-type="float">
            <text:p>694</text:p>
          </table:table-cell>
          <table:table-cell table:formula="of:=[.D421]*100" office:value-type="float" office:value="-0.01401211" calcext:value-type="float">
            <text:p>-0.01401211</text:p>
          </table:table-cell>
          <table:table-cell table:formula="of:=[.E421]*100" office:value-type="float" office:value="0.329849" calcext:value-type="float">
            <text:p>0.329849</text:p>
          </table:table-cell>
        </table:table-row>
        <table:table-row table:style-name="ro1">
          <table:table-cell office:value-type="float" office:value="34.74" calcext:value-type="float">
            <text:p>34.74</text:p>
          </table:table-cell>
          <table:table-cell office:value-type="float" office:value="179.1743011475" calcext:value-type="float">
            <text:p>179.1743011475</text:p>
          </table:table-cell>
          <table:table-cell office:value-type="float" office:value="-0.1545765392" calcext:value-type="float">
            <text:p>-0.154576539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18167" calcext:value-type="float">
            <text:p>0.00318167</text:p>
          </table:table-cell>
          <table:table-cell office:value-type="float" office:value="-0.0002163374" calcext:value-type="float">
            <text:p>-0.0002163374</text:p>
          </table:table-cell>
          <table:table-cell office:value-type="float" office:value="695" calcext:value-type="float">
            <text:p>695</text:p>
          </table:table-cell>
          <table:table-cell table:formula="of:=[.D422]*100" office:value-type="float" office:value="-0.01401211" calcext:value-type="float">
            <text:p>-0.01401211</text:p>
          </table:table-cell>
          <table:table-cell table:formula="of:=[.E422]*100" office:value-type="float" office:value="0.318167" calcext:value-type="float">
            <text:p>0.318167</text:p>
          </table:table-cell>
        </table:table-row>
        <table:table-row table:style-name="ro1">
          <table:table-cell office:value-type="float" office:value="34.79" calcext:value-type="float">
            <text:p>34.79</text:p>
          </table:table-cell>
          <table:table-cell office:value-type="float" office:value="179.1835479736" calcext:value-type="float">
            <text:p>179.1835479736</text:p>
          </table:table-cell>
          <table:table-cell office:value-type="float" office:value="-0.0883934183" calcext:value-type="float">
            <text:p>-0.088393418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66268" calcext:value-type="float">
            <text:p>0.00266268</text:p>
          </table:table-cell>
          <table:table-cell office:value-type="float" office:value="-0.0003483008" calcext:value-type="float">
            <text:p>-0.0003483008</text:p>
          </table:table-cell>
          <table:table-cell office:value-type="float" office:value="696" calcext:value-type="float">
            <text:p>696</text:p>
          </table:table-cell>
          <table:table-cell table:formula="of:=[.D423]*100" office:value-type="float" office:value="-0.01401211" calcext:value-type="float">
            <text:p>-0.01401211</text:p>
          </table:table-cell>
          <table:table-cell table:formula="of:=[.E423]*100" office:value-type="float" office:value="0.266268" calcext:value-type="float">
            <text:p>0.266268</text:p>
          </table:table-cell>
        </table:table-row>
        <table:table-row table:style-name="ro1">
          <table:table-cell office:value-type="float" office:value="34.84" calcext:value-type="float">
            <text:p>34.84</text:p>
          </table:table-cell>
          <table:table-cell office:value-type="float" office:value="179.1987304688" calcext:value-type="float">
            <text:p>179.1987304688</text:p>
          </table:table-cell>
          <table:table-cell office:value-type="float" office:value="-0.125657865" calcext:value-type="float">
            <text:p>-0.12565786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56521" calcext:value-type="float">
            <text:p>0.00256521</text:p>
          </table:table-cell>
          <table:table-cell office:value-type="float" office:value="-0.0002451217" calcext:value-type="float">
            <text:p>-0.0002451217</text:p>
          </table:table-cell>
          <table:table-cell office:value-type="float" office:value="697" calcext:value-type="float">
            <text:p>697</text:p>
          </table:table-cell>
          <table:table-cell table:formula="of:=[.D424]*100" office:value-type="float" office:value="-0.01401211" calcext:value-type="float">
            <text:p>-0.01401211</text:p>
          </table:table-cell>
          <table:table-cell table:formula="of:=[.E424]*100" office:value-type="float" office:value="0.256521" calcext:value-type="float">
            <text:p>0.256521</text:p>
          </table:table-cell>
        </table:table-row>
        <table:table-row table:style-name="ro1">
          <table:table-cell office:value-type="float" office:value="34.89" calcext:value-type="float">
            <text:p>34.89</text:p>
          </table:table-cell>
          <table:table-cell office:value-type="float" office:value="179.2039794922" calcext:value-type="float">
            <text:p>179.2039794922</text:p>
          </table:table-cell>
          <table:table-cell office:value-type="float" office:value="-0.094541121" calcext:value-type="float">
            <text:p>-0.09454112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29285" calcext:value-type="float">
            <text:p>0.00229285</text:p>
          </table:table-cell>
          <table:table-cell office:value-type="float" office:value="-0.0003136646" calcext:value-type="float">
            <text:p>-0.0003136646</text:p>
          </table:table-cell>
          <table:table-cell office:value-type="float" office:value="698" calcext:value-type="float">
            <text:p>698</text:p>
          </table:table-cell>
          <table:table-cell table:formula="of:=[.D425]*100" office:value-type="float" office:value="-0.01401211" calcext:value-type="float">
            <text:p>-0.01401211</text:p>
          </table:table-cell>
          <table:table-cell table:formula="of:=[.E425]*100" office:value-type="float" office:value="0.229285" calcext:value-type="float">
            <text:p>0.229285</text:p>
          </table:table-cell>
        </table:table-row>
        <table:table-row table:style-name="ro1">
          <table:table-cell office:value-type="float" office:value="34.94" calcext:value-type="float">
            <text:p>34.94</text:p>
          </table:table-cell>
          <table:table-cell office:value-type="float" office:value="179.223815918" calcext:value-type="float">
            <text:p>179.223815918</text:p>
          </table:table-cell>
          <table:table-cell office:value-type="float" office:value="-0.1122258207" calcext:value-type="float">
            <text:p>-0.112225820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22923" calcext:value-type="float">
            <text:p>0.00222923</text:p>
          </table:table-cell>
          <table:table-cell office:value-type="float" office:value="-0.0001910213" calcext:value-type="float">
            <text:p>-0.0001910213</text:p>
          </table:table-cell>
          <table:table-cell office:value-type="float" office:value="699" calcext:value-type="float">
            <text:p>699</text:p>
          </table:table-cell>
          <table:table-cell table:formula="of:=[.D426]*100" office:value-type="float" office:value="-0.01401211" calcext:value-type="float">
            <text:p>-0.01401211</text:p>
          </table:table-cell>
          <table:table-cell table:formula="of:=[.E426]*100" office:value-type="float" office:value="0.222923" calcext:value-type="float">
            <text:p>0.222923</text:p>
          </table:table-cell>
        </table:table-row>
        <table:table-row table:style-name="ro1">
          <table:table-cell office:value-type="float" office:value="34.99" calcext:value-type="float">
            <text:p>34.99</text:p>
          </table:table-cell>
          <table:table-cell office:value-type="float" office:value="179.2308197021" calcext:value-type="float">
            <text:p>179.2308197021</text:p>
          </table:table-cell>
          <table:table-cell office:value-type="float" office:value="-0.0746649532" calcext:value-type="float">
            <text:p>-0.074664953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93647" calcext:value-type="float">
            <text:p>0.00193647</text:p>
          </table:table-cell>
          <table:table-cell office:value-type="float" office:value="-0.0001583937" calcext:value-type="float">
            <text:p>-0.0001583937</text:p>
          </table:table-cell>
          <table:table-cell office:value-type="float" office:value="700" calcext:value-type="float">
            <text:p>700</text:p>
          </table:table-cell>
          <table:table-cell table:formula="of:=[.D427]*100" office:value-type="float" office:value="-0.01401211" calcext:value-type="float">
            <text:p>-0.01401211</text:p>
          </table:table-cell>
          <table:table-cell table:formula="of:=[.E427]*100" office:value-type="float" office:value="0.193647" calcext:value-type="float">
            <text:p>0.193647</text:p>
          </table:table-cell>
        </table:table-row>
        <table:table-row table:style-name="ro1">
          <table:table-cell office:value-type="float" office:value="35.04" calcext:value-type="float">
            <text:p>35.04</text:p>
          </table:table-cell>
          <table:table-cell office:value-type="float" office:value="179.2485809326" calcext:value-type="float">
            <text:p>179.2485809326</text:p>
          </table:table-cell>
          <table:table-cell office:value-type="float" office:value="-0.1166467031" calcext:value-type="float">
            <text:p>-0.116646703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02121" calcext:value-type="float">
            <text:p>0.00202121</text:p>
          </table:table-cell>
          <table:table-cell office:value-type="float" office:value="-0.0000178366" calcext:value-type="float">
            <text:p>-1.78366E-05</text:p>
          </table:table-cell>
          <table:table-cell office:value-type="float" office:value="701" calcext:value-type="float">
            <text:p>701</text:p>
          </table:table-cell>
          <table:table-cell table:formula="of:=[.D428]*100" office:value-type="float" office:value="-0.01401211" calcext:value-type="float">
            <text:p>-0.01401211</text:p>
          </table:table-cell>
          <table:table-cell table:formula="of:=[.E428]*100" office:value-type="float" office:value="0.202121" calcext:value-type="float">
            <text:p>0.202121</text:p>
          </table:table-cell>
        </table:table-row>
        <table:table-row table:style-name="ro1">
          <table:table-cell office:value-type="float" office:value="35.09" calcext:value-type="float">
            <text:p>35.09</text:p>
          </table:table-cell>
          <table:table-cell office:value-type="float" office:value="179.2726898193" calcext:value-type="float">
            <text:p>179.2726898193</text:p>
          </table:table-cell>
          <table:table-cell office:value-type="float" office:value="-0.1320880618" calcext:value-type="float">
            <text:p>-0.132088061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18061" calcext:value-type="float">
            <text:p>0.00218061</text:p>
          </table:table-cell>
          <table:table-cell office:value-type="float" office:value="0.0000338059" calcext:value-type="float">
            <text:p>3.38059E-05</text:p>
          </table:table-cell>
          <table:table-cell office:value-type="float" office:value="702" calcext:value-type="float">
            <text:p>702</text:p>
          </table:table-cell>
          <table:table-cell table:formula="of:=[.D429]*100" office:value-type="float" office:value="-0.01401211" calcext:value-type="float">
            <text:p>-0.01401211</text:p>
          </table:table-cell>
          <table:table-cell table:formula="of:=[.E429]*100" office:value-type="float" office:value="0.218061" calcext:value-type="float">
            <text:p>0.218061</text:p>
          </table:table-cell>
        </table:table-row>
        <table:table-row table:style-name="ro1">
          <table:table-cell office:value-type="float" office:value="35.14" calcext:value-type="float">
            <text:p>35.14</text:p>
          </table:table-cell>
          <table:table-cell office:value-type="float" office:value="179.2974853516" calcext:value-type="float">
            <text:p>179.2974853516</text:p>
          </table:table-cell>
          <table:table-cell office:value-type="float" office:value="-0.1852057162" calcext:value-type="float">
            <text:p>-0.185205716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64089" calcext:value-type="float">
            <text:p>0.00264089</text:p>
          </table:table-cell>
          <table:table-cell office:value-type="float" office:value="0.0002919922" calcext:value-type="float">
            <text:p>0.0002919922</text:p>
          </table:table-cell>
          <table:table-cell office:value-type="float" office:value="703" calcext:value-type="float">
            <text:p>703</text:p>
          </table:table-cell>
          <table:table-cell table:formula="of:=[.D430]*100" office:value-type="float" office:value="-0.01401211" calcext:value-type="float">
            <text:p>-0.01401211</text:p>
          </table:table-cell>
          <table:table-cell table:formula="of:=[.E430]*100" office:value-type="float" office:value="0.264089" calcext:value-type="float">
            <text:p>0.264089</text:p>
          </table:table-cell>
        </table:table-row>
        <table:table-row table:style-name="ro1">
          <table:table-cell office:value-type="float" office:value="35.19" calcext:value-type="float">
            <text:p>35.19</text:p>
          </table:table-cell>
          <table:table-cell office:value-type="float" office:value="179.3084411621" calcext:value-type="float">
            <text:p>179.3084411621</text:p>
          </table:table-cell>
          <table:table-cell office:value-type="float" office:value="-0.1754810068" calcext:value-type="float">
            <text:p>-0.175481006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88279" calcext:value-type="float">
            <text:p>0.00288279</text:p>
          </table:table-cell>
          <table:table-cell office:value-type="float" office:value="0.000249588" calcext:value-type="float">
            <text:p>0.000249588</text:p>
          </table:table-cell>
          <table:table-cell office:value-type="float" office:value="704" calcext:value-type="float">
            <text:p>704</text:p>
          </table:table-cell>
          <table:table-cell table:formula="of:=[.D431]*100" office:value-type="float" office:value="-0.01401211" calcext:value-type="float">
            <text:p>-0.01401211</text:p>
          </table:table-cell>
          <table:table-cell table:formula="of:=[.E431]*100" office:value-type="float" office:value="0.288279" calcext:value-type="float">
            <text:p>0.288279</text:p>
          </table:table-cell>
        </table:table-row>
        <table:table-row table:style-name="ro1">
          <table:table-cell office:value-type="float" office:value="35.24" calcext:value-type="float">
            <text:p>35.24</text:p>
          </table:table-cell>
          <table:table-cell office:value-type="float" office:value="179.3379364014" calcext:value-type="float">
            <text:p>179.3379364014</text:p>
          </table:table-cell>
          <table:table-cell office:value-type="float" office:value="-0.2104240187" calcext:value-type="float">
            <text:p>-0.210424018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27691" calcext:value-type="float">
            <text:p>0.00327691</text:p>
          </table:table-cell>
          <table:table-cell office:value-type="float" office:value="0.0003117607" calcext:value-type="float">
            <text:p>0.0003117607</text:p>
          </table:table-cell>
          <table:table-cell office:value-type="float" office:value="705" calcext:value-type="float">
            <text:p>705</text:p>
          </table:table-cell>
          <table:table-cell table:formula="of:=[.D432]*100" office:value-type="float" office:value="-0.01401211" calcext:value-type="float">
            <text:p>-0.01401211</text:p>
          </table:table-cell>
          <table:table-cell table:formula="of:=[.E432]*100" office:value-type="float" office:value="0.327691" calcext:value-type="float">
            <text:p>0.327691</text:p>
          </table:table-cell>
        </table:table-row>
        <table:table-row table:style-name="ro1">
          <table:table-cell office:value-type="float" office:value="35.29" calcext:value-type="float">
            <text:p>35.29</text:p>
          </table:table-cell>
          <table:table-cell office:value-type="float" office:value="179.3507843018" calcext:value-type="float">
            <text:p>179.3507843018</text:p>
          </table:table-cell>
          <table:table-cell office:value-type="float" office:value="-0.2930055784" calcext:value-type="float">
            <text:p>-0.293005578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08999" calcext:value-type="float">
            <text:p>0.00408999</text:p>
          </table:table-cell>
          <table:table-cell office:value-type="float" office:value="0.0003073035" calcext:value-type="float">
            <text:p>0.0003073035</text:p>
          </table:table-cell>
          <table:table-cell office:value-type="float" office:value="706" calcext:value-type="float">
            <text:p>706</text:p>
          </table:table-cell>
          <table:table-cell table:formula="of:=[.D433]*100" office:value-type="float" office:value="-0.01401211" calcext:value-type="float">
            <text:p>-0.01401211</text:p>
          </table:table-cell>
          <table:table-cell table:formula="of:=[.E433]*100" office:value-type="float" office:value="0.408999" calcext:value-type="float">
            <text:p>0.408999</text:p>
          </table:table-cell>
        </table:table-row>
        <table:table-row table:style-name="ro1">
          <table:table-cell office:value-type="float" office:value="35.35" calcext:value-type="float">
            <text:p>35.35</text:p>
          </table:table-cell>
          <table:table-cell office:value-type="float" office:value="179.3759613037" calcext:value-type="float">
            <text:p>179.3759613037</text:p>
          </table:table-cell>
          <table:table-cell office:value-type="float" office:value="-0.3428744849" calcext:value-type="float">
            <text:p>-0.342874484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96423" calcext:value-type="float">
            <text:p>0.00496423</text:p>
          </table:table-cell>
          <table:table-cell office:value-type="float" office:value="0.0004549673" calcext:value-type="float">
            <text:p>0.0004549673</text:p>
          </table:table-cell>
          <table:table-cell office:value-type="float" office:value="707" calcext:value-type="float">
            <text:p>707</text:p>
          </table:table-cell>
          <table:table-cell table:formula="of:=[.D434]*100" office:value-type="float" office:value="-0.01401211" calcext:value-type="float">
            <text:p>-0.01401211</text:p>
          </table:table-cell>
          <table:table-cell table:formula="of:=[.E434]*100" office:value-type="float" office:value="0.496423" calcext:value-type="float">
            <text:p>0.496423</text:p>
          </table:table-cell>
        </table:table-row>
        <table:table-row table:style-name="ro1">
          <table:table-cell office:value-type="float" office:value="35.39" calcext:value-type="float">
            <text:p>35.39</text:p>
          </table:table-cell>
          <table:table-cell office:value-type="float" office:value="179.3787994385" calcext:value-type="float">
            <text:p>179.3787994385</text:p>
          </table:table-cell>
          <table:table-cell office:value-type="float" office:value="-0.3684777066" calcext:value-type="float">
            <text:p>-0.368477706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71747" calcext:value-type="float">
            <text:p>0.00571747</text:p>
          </table:table-cell>
          <table:table-cell office:value-type="float" office:value="0.0003808159" calcext:value-type="float">
            <text:p>0.0003808159</text:p>
          </table:table-cell>
          <table:table-cell office:value-type="float" office:value="708" calcext:value-type="float">
            <text:p>708</text:p>
          </table:table-cell>
          <table:table-cell table:formula="of:=[.D435]*100" office:value-type="float" office:value="-0.01401211" calcext:value-type="float">
            <text:p>-0.01401211</text:p>
          </table:table-cell>
          <table:table-cell table:formula="of:=[.E435]*100" office:value-type="float" office:value="0.571747" calcext:value-type="float">
            <text:p>0.571747</text:p>
          </table:table-cell>
        </table:table-row>
        <table:table-row table:style-name="ro1">
          <table:table-cell office:value-type="float" office:value="35.44" calcext:value-type="float">
            <text:p>35.44</text:p>
          </table:table-cell>
          <table:table-cell office:value-type="float" office:value="179.3943634033" calcext:value-type="float">
            <text:p>179.3943634033</text:p>
          </table:table-cell>
          <table:table-cell office:value-type="float" office:value="-0.3973060885" calcext:value-type="float">
            <text:p>-0.397306088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41158" calcext:value-type="float">
            <text:p>0.00641158</text:p>
          </table:table-cell>
          <table:table-cell office:value-type="float" office:value="0.0004881369" calcext:value-type="float">
            <text:p>0.0004881369</text:p>
          </table:table-cell>
          <table:table-cell office:value-type="float" office:value="709" calcext:value-type="float">
            <text:p>709</text:p>
          </table:table-cell>
          <table:table-cell table:formula="of:=[.D436]*100" office:value-type="float" office:value="-0.01401211" calcext:value-type="float">
            <text:p>-0.01401211</text:p>
          </table:table-cell>
          <table:table-cell table:formula="of:=[.E436]*100" office:value-type="float" office:value="0.641158" calcext:value-type="float">
            <text:p>0.641158</text:p>
          </table:table-cell>
        </table:table-row>
        <table:table-row table:style-name="ro1">
          <table:table-cell office:value-type="float" office:value="35.49" calcext:value-type="float">
            <text:p>35.49</text:p>
          </table:table-cell>
          <table:table-cell office:value-type="float" office:value="179.4024505615" calcext:value-type="float">
            <text:p>179.4024505615</text:p>
          </table:table-cell>
          <table:table-cell office:value-type="float" office:value="-0.3770612533" calcext:value-type="float">
            <text:p>-0.377061253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73918" calcext:value-type="float">
            <text:p>0.00673918</text:p>
          </table:table-cell>
          <table:table-cell office:value-type="float" office:value="0.0003206246" calcext:value-type="float">
            <text:p>0.0003206246</text:p>
          </table:table-cell>
          <table:table-cell office:value-type="float" office:value="710" calcext:value-type="float">
            <text:p>710</text:p>
          </table:table-cell>
          <table:table-cell table:formula="of:=[.D437]*100" office:value-type="float" office:value="-0.01401211" calcext:value-type="float">
            <text:p>-0.01401211</text:p>
          </table:table-cell>
          <table:table-cell table:formula="of:=[.E437]*100" office:value-type="float" office:value="0.673918" calcext:value-type="float">
            <text:p>0.673918</text:p>
          </table:table-cell>
        </table:table-row>
        <table:table-row table:style-name="ro1">
          <table:table-cell office:value-type="float" office:value="35.54" calcext:value-type="float">
            <text:p>35.54</text:p>
          </table:table-cell>
          <table:table-cell office:value-type="float" office:value="179.414932251" calcext:value-type="float">
            <text:p>179.414932251</text:p>
          </table:table-cell>
          <table:table-cell office:value-type="float" office:value="-0.4272046063" calcext:value-type="float">
            <text:p>-0.427204606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29173" calcext:value-type="float">
            <text:p>0.00729173</text:p>
          </table:table-cell>
          <table:table-cell office:value-type="float" office:value="0.0003075978" calcext:value-type="float">
            <text:p>0.0003075978</text:p>
          </table:table-cell>
          <table:table-cell office:value-type="float" office:value="711" calcext:value-type="float">
            <text:p>711</text:p>
          </table:table-cell>
          <table:table-cell table:formula="of:=[.D438]*100" office:value-type="float" office:value="-0.01401211" calcext:value-type="float">
            <text:p>-0.01401211</text:p>
          </table:table-cell>
          <table:table-cell table:formula="of:=[.E438]*100" office:value-type="float" office:value="0.729173" calcext:value-type="float">
            <text:p>0.729173</text:p>
          </table:table-cell>
        </table:table-row>
        <table:table-row table:style-name="ro1">
          <table:table-cell office:value-type="float" office:value="35.59" calcext:value-type="float">
            <text:p>35.59</text:p>
          </table:table-cell>
          <table:table-cell office:value-type="float" office:value="179.4135284424" calcext:value-type="float">
            <text:p>179.4135284424</text:p>
          </table:table-cell>
          <table:table-cell office:value-type="float" office:value="-0.4486138936" calcext:value-type="float">
            <text:p>-0.448613893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80264" calcext:value-type="float">
            <text:p>0.00780264</text:p>
          </table:table-cell>
          <table:table-cell office:value-type="float" office:value="0.0004079613" calcext:value-type="float">
            <text:p>0.0004079613</text:p>
          </table:table-cell>
          <table:table-cell office:value-type="float" office:value="712" calcext:value-type="float">
            <text:p>712</text:p>
          </table:table-cell>
          <table:table-cell table:formula="of:=[.D439]*100" office:value-type="float" office:value="-0.01401211" calcext:value-type="float">
            <text:p>-0.01401211</text:p>
          </table:table-cell>
          <table:table-cell table:formula="of:=[.E439]*100" office:value-type="float" office:value="0.780264" calcext:value-type="float">
            <text:p>0.780264</text:p>
          </table:table-cell>
        </table:table-row>
        <table:table-row table:style-name="ro1">
          <table:table-cell office:value-type="float" office:value="35.64" calcext:value-type="float">
            <text:p>35.64</text:p>
          </table:table-cell>
          <table:table-cell office:value-type="float" office:value="179.4012298584" calcext:value-type="float">
            <text:p>179.4012298584</text:p>
          </table:table-cell>
          <table:table-cell office:value-type="float" office:value="-0.493109711" calcext:value-type="float">
            <text:p>-0.49310971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4397" calcext:value-type="float">
            <text:p>0.0084397</text:p>
          </table:table-cell>
          <table:table-cell office:value-type="float" office:value="0.0003004542" calcext:value-type="float">
            <text:p>0.0003004542</text:p>
          </table:table-cell>
          <table:table-cell office:value-type="float" office:value="713" calcext:value-type="float">
            <text:p>713</text:p>
          </table:table-cell>
          <table:table-cell table:formula="of:=[.D440]*100" office:value-type="float" office:value="-0.01401211" calcext:value-type="float">
            <text:p>-0.01401211</text:p>
          </table:table-cell>
          <table:table-cell table:formula="of:=[.E440]*100" office:value-type="float" office:value="0.84397" calcext:value-type="float">
            <text:p>0.84397</text:p>
          </table:table-cell>
        </table:table-row>
        <table:table-row table:style-name="ro1">
          <table:table-cell office:value-type="float" office:value="35.69" calcext:value-type="float">
            <text:p>35.69</text:p>
          </table:table-cell>
          <table:table-cell office:value-type="float" office:value="179.395111084" calcext:value-type="float">
            <text:p>179.395111084</text:p>
          </table:table-cell>
          <table:table-cell office:value-type="float" office:value="-0.4668928941" calcext:value-type="float">
            <text:p>-0.466892894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68948" calcext:value-type="float">
            <text:p>0.00868948</text:p>
          </table:table-cell>
          <table:table-cell office:value-type="float" office:value="0.0001442461" calcext:value-type="float">
            <text:p>0.0001442461</text:p>
          </table:table-cell>
          <table:table-cell office:value-type="float" office:value="714" calcext:value-type="float">
            <text:p>714</text:p>
          </table:table-cell>
          <table:table-cell table:formula="of:=[.D441]*100" office:value-type="float" office:value="-0.01401211" calcext:value-type="float">
            <text:p>-0.01401211</text:p>
          </table:table-cell>
          <table:table-cell table:formula="of:=[.E441]*100" office:value-type="float" office:value="0.868948" calcext:value-type="float">
            <text:p>0.868948</text:p>
          </table:table-cell>
        </table:table-row>
        <table:table-row table:style-name="ro1">
          <table:table-cell office:value-type="float" office:value="35.74" calcext:value-type="float">
            <text:p>35.74</text:p>
          </table:table-cell>
          <table:table-cell office:value-type="float" office:value="179.39112854" calcext:value-type="float">
            <text:p>179.39112854</text:p>
          </table:table-cell>
          <table:table-cell office:value-type="float" office:value="-0.5323646726" calcext:value-type="float">
            <text:p>-0.532364672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929233" calcext:value-type="float">
            <text:p>0.00929233</text:p>
          </table:table-cell>
          <table:table-cell office:value-type="float" office:value="0.0003402312" calcext:value-type="float">
            <text:p>0.0003402312</text:p>
          </table:table-cell>
          <table:table-cell office:value-type="float" office:value="715" calcext:value-type="float">
            <text:p>715</text:p>
          </table:table-cell>
          <table:table-cell table:formula="of:=[.D442]*100" office:value-type="float" office:value="-0.01401211" calcext:value-type="float">
            <text:p>-0.01401211</text:p>
          </table:table-cell>
          <table:table-cell table:formula="of:=[.E442]*100" office:value-type="float" office:value="0.929233" calcext:value-type="float">
            <text:p>0.929233</text:p>
          </table:table-cell>
        </table:table-row>
        <table:table-row table:style-name="ro1">
          <table:table-cell office:value-type="float" office:value="35.79" calcext:value-type="float">
            <text:p>35.79</text:p>
          </table:table-cell>
          <table:table-cell office:value-type="float" office:value="179.3951263428" calcext:value-type="float">
            <text:p>179.3951263428</text:p>
          </table:table-cell>
          <table:table-cell office:value-type="float" office:value="-0.5801501546" calcext:value-type="float">
            <text:p>-0.580150154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001258" calcext:value-type="float">
            <text:p>0.01001258</text:p>
          </table:table-cell>
          <table:table-cell office:value-type="float" office:value="0.0004290102" calcext:value-type="float">
            <text:p>0.0004290102</text:p>
          </table:table-cell>
          <table:table-cell office:value-type="float" office:value="716" calcext:value-type="float">
            <text:p>716</text:p>
          </table:table-cell>
          <table:table-cell table:formula="of:=[.D443]*100" office:value-type="float" office:value="-0.01401211" calcext:value-type="float">
            <text:p>-0.01401211</text:p>
          </table:table-cell>
          <table:table-cell table:formula="of:=[.E443]*100" office:value-type="float" office:value="1.001258" calcext:value-type="float">
            <text:p>1.001258</text:p>
          </table:table-cell>
        </table:table-row>
        <table:table-row table:style-name="ro1">
          <table:table-cell office:value-type="float" office:value="35.84" calcext:value-type="float">
            <text:p>35.84</text:p>
          </table:table-cell>
          <table:table-cell office:value-type="float" office:value="179.4014434814" calcext:value-type="float">
            <text:p>179.4014434814</text:p>
          </table:table-cell>
          <table:table-cell office:value-type="float" office:value="-0.5710221139" calcext:value-type="float">
            <text:p>-0.571022113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043171" calcext:value-type="float">
            <text:p>0.01043171</text:p>
          </table:table-cell>
          <table:table-cell office:value-type="float" office:value="0.0003832327" calcext:value-type="float">
            <text:p>0.0003832327</text:p>
          </table:table-cell>
          <table:table-cell office:value-type="float" office:value="717" calcext:value-type="float">
            <text:p>717</text:p>
          </table:table-cell>
          <table:table-cell table:formula="of:=[.D444]*100" office:value-type="float" office:value="-0.01401211" calcext:value-type="float">
            <text:p>-0.01401211</text:p>
          </table:table-cell>
          <table:table-cell table:formula="of:=[.E444]*100" office:value-type="float" office:value="1.043171" calcext:value-type="float">
            <text:p>1.043171</text:p>
          </table:table-cell>
        </table:table-row>
        <table:table-row table:style-name="ro1">
          <table:table-cell office:value-type="float" office:value="35.89" calcext:value-type="float">
            <text:p>35.89</text:p>
          </table:table-cell>
          <table:table-cell office:value-type="float" office:value="179.4024353027" calcext:value-type="float">
            <text:p>179.4024353027</text:p>
          </table:table-cell>
          <table:table-cell office:value-type="float" office:value="-0.6233491054" calcext:value-type="float">
            <text:p>-0.623349105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10598" calcext:value-type="float">
            <text:p>0.0110598</text:p>
          </table:table-cell>
          <table:table-cell office:value-type="float" office:value="0.0004527811" calcext:value-type="float">
            <text:p>0.0004527811</text:p>
          </table:table-cell>
          <table:table-cell office:value-type="float" office:value="718" calcext:value-type="float">
            <text:p>718</text:p>
          </table:table-cell>
          <table:table-cell table:formula="of:=[.D445]*100" office:value-type="float" office:value="-0.01401211" calcext:value-type="float">
            <text:p>-0.01401211</text:p>
          </table:table-cell>
          <table:table-cell table:formula="of:=[.E445]*100" office:value-type="float" office:value="1.10598" calcext:value-type="float">
            <text:p>1.10598</text:p>
          </table:table-cell>
        </table:table-row>
        <table:table-row table:style-name="ro1">
          <table:table-cell office:value-type="float" office:value="35.94" calcext:value-type="float">
            <text:p>35.94</text:p>
          </table:table-cell>
          <table:table-cell office:value-type="float" office:value="179.4080657959" calcext:value-type="float">
            <text:p>179.4080657959</text:p>
          </table:table-cell>
          <table:table-cell office:value-type="float" office:value="-0.6436148949" calcext:value-type="float">
            <text:p>-0.643614894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161343" calcext:value-type="float">
            <text:p>0.01161343</text:p>
          </table:table-cell>
          <table:table-cell office:value-type="float" office:value="0.0004265258" calcext:value-type="float">
            <text:p>0.0004265258</text:p>
          </table:table-cell>
          <table:table-cell office:value-type="float" office:value="719" calcext:value-type="float">
            <text:p>719</text:p>
          </table:table-cell>
          <table:table-cell table:formula="of:=[.D446]*100" office:value-type="float" office:value="-0.01401211" calcext:value-type="float">
            <text:p>-0.01401211</text:p>
          </table:table-cell>
          <table:table-cell table:formula="of:=[.E446]*100" office:value-type="float" office:value="1.161343" calcext:value-type="float">
            <text:p>1.161343</text:p>
          </table:table-cell>
        </table:table-row>
        <table:table-row table:style-name="ro1">
          <table:table-cell office:value-type="float" office:value="35.99" calcext:value-type="float">
            <text:p>35.99</text:p>
          </table:table-cell>
          <table:table-cell office:value-type="float" office:value="179.4166107178" calcext:value-type="float">
            <text:p>179.4166107178</text:p>
          </table:table-cell>
          <table:table-cell office:value-type="float" office:value="-0.7263644224" calcext:value-type="float">
            <text:p>-0.726364422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253394" calcext:value-type="float">
            <text:p>0.01253394</text:p>
          </table:table-cell>
          <table:table-cell office:value-type="float" office:value="0.0006512143" calcext:value-type="float">
            <text:p>0.0006512143</text:p>
          </table:table-cell>
          <table:table-cell office:value-type="float" office:value="720" calcext:value-type="float">
            <text:p>720</text:p>
          </table:table-cell>
          <table:table-cell table:formula="of:=[.D447]*100" office:value-type="float" office:value="-0.01401211" calcext:value-type="float">
            <text:p>-0.01401211</text:p>
          </table:table-cell>
          <table:table-cell table:formula="of:=[.E447]*100" office:value-type="float" office:value="1.253394" calcext:value-type="float">
            <text:p>1.253394</text:p>
          </table:table-cell>
        </table:table-row>
        <table:table-row table:style-name="ro1">
          <table:table-cell office:value-type="float" office:value="36.04" calcext:value-type="float">
            <text:p>36.04</text:p>
          </table:table-cell>
          <table:table-cell office:value-type="float" office:value="179.420135498" calcext:value-type="float">
            <text:p>179.420135498</text:p>
          </table:table-cell>
          <table:table-cell office:value-type="float" office:value="-0.8063123214" calcext:value-type="float">
            <text:p>-0.806312321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368025" calcext:value-type="float">
            <text:p>0.01368025</text:p>
          </table:table-cell>
          <table:table-cell office:value-type="float" office:value="0.0008973854" calcext:value-type="float">
            <text:p>0.0008973854</text:p>
          </table:table-cell>
          <table:table-cell office:value-type="float" office:value="721" calcext:value-type="float">
            <text:p>721</text:p>
          </table:table-cell>
          <table:table-cell table:formula="of:=[.D448]*100" office:value-type="float" office:value="-0.01401211" calcext:value-type="float">
            <text:p>-0.01401211</text:p>
          </table:table-cell>
          <table:table-cell table:formula="of:=[.E448]*100" office:value-type="float" office:value="1.368025" calcext:value-type="float">
            <text:p>1.368025</text:p>
          </table:table-cell>
        </table:table-row>
        <table:table-row table:style-name="ro1">
          <table:table-cell office:value-type="float" office:value="36.09" calcext:value-type="float">
            <text:p>36.09</text:p>
          </table:table-cell>
          <table:table-cell office:value-type="float" office:value="179.428604126" calcext:value-type="float">
            <text:p>179.428604126</text:p>
          </table:table-cell>
          <table:table-cell office:value-type="float" office:value="-0.9362590974" calcext:value-type="float">
            <text:p>-0.936259097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531031" calcext:value-type="float">
            <text:p>0.01531031</text:p>
          </table:table-cell>
          <table:table-cell office:value-type="float" office:value="0.0012013533" calcext:value-type="float">
            <text:p>0.0012013533</text:p>
          </table:table-cell>
          <table:table-cell office:value-type="float" office:value="722" calcext:value-type="float">
            <text:p>722</text:p>
          </table:table-cell>
          <table:table-cell table:formula="of:=[.D449]*100" office:value-type="float" office:value="-0.01401211" calcext:value-type="float">
            <text:p>-0.01401211</text:p>
          </table:table-cell>
          <table:table-cell table:formula="of:=[.E449]*100" office:value-type="float" office:value="1.531031" calcext:value-type="float">
            <text:p>1.531031</text:p>
          </table:table-cell>
        </table:table-row>
        <table:table-row table:style-name="ro1">
          <table:table-cell office:value-type="float" office:value="36.14" calcext:value-type="float">
            <text:p>36.14</text:p>
          </table:table-cell>
          <table:table-cell office:value-type="float" office:value="179.4034576416" calcext:value-type="float">
            <text:p>179.4034576416</text:p>
          </table:table-cell>
          <table:table-cell office:value-type="float" office:value="-1.056692905" calcext:value-type="float">
            <text:p>-1.05669290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719932" calcext:value-type="float">
            <text:p>0.01719932</text:p>
          </table:table-cell>
          <table:table-cell office:value-type="float" office:value="0.0013920576" calcext:value-type="float">
            <text:p>0.0013920576</text:p>
          </table:table-cell>
          <table:table-cell office:value-type="float" office:value="723" calcext:value-type="float">
            <text:p>723</text:p>
          </table:table-cell>
          <table:table-cell table:formula="of:=[.D450]*100" office:value-type="float" office:value="-0.01401211" calcext:value-type="float">
            <text:p>-0.01401211</text:p>
          </table:table-cell>
          <table:table-cell table:formula="of:=[.E450]*100" office:value-type="float" office:value="1.719932" calcext:value-type="float">
            <text:p>1.719932</text:p>
          </table:table-cell>
        </table:table-row>
        <table:table-row table:style-name="ro1">
          <table:table-cell office:value-type="float" office:value="36.19" calcext:value-type="float">
            <text:p>36.19</text:p>
          </table:table-cell>
          <table:table-cell office:value-type="float" office:value="179.353729248" calcext:value-type="float">
            <text:p>179.353729248</text:p>
          </table:table-cell>
          <table:table-cell office:value-type="float" office:value="-1.0599990709" calcext:value-type="float">
            <text:p>-1.059999070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848017" calcext:value-type="float">
            <text:p>0.01848017</text:p>
          </table:table-cell>
          <table:table-cell office:value-type="float" office:value="0.0010727142" calcext:value-type="float">
            <text:p>0.0010727142</text:p>
          </table:table-cell>
          <table:table-cell office:value-type="float" office:value="724" calcext:value-type="float">
            <text:p>724</text:p>
          </table:table-cell>
          <table:table-cell table:formula="of:=[.D451]*100" office:value-type="float" office:value="-0.01401211" calcext:value-type="float">
            <text:p>-0.01401211</text:p>
          </table:table-cell>
          <table:table-cell table:formula="of:=[.E451]*100" office:value-type="float" office:value="1.848017" calcext:value-type="float">
            <text:p>1.848017</text:p>
          </table:table-cell>
        </table:table-row>
        <table:table-row table:style-name="ro1">
          <table:table-cell office:value-type="float" office:value="36.24" calcext:value-type="float">
            <text:p>36.24</text:p>
          </table:table-cell>
          <table:table-cell office:value-type="float" office:value="179.2835388184" calcext:value-type="float">
            <text:p>179.2835388184</text:p>
          </table:table-cell>
          <table:table-cell office:value-type="float" office:value="-1.0791710625" calcext:value-type="float">
            <text:p>-1.079171062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946151" calcext:value-type="float">
            <text:p>0.01946151</text:p>
          </table:table-cell>
          <table:table-cell office:value-type="float" office:value="0.0006332825" calcext:value-type="float">
            <text:p>0.0006332825</text:p>
          </table:table-cell>
          <table:table-cell office:value-type="float" office:value="725" calcext:value-type="float">
            <text:p>725</text:p>
          </table:table-cell>
          <table:table-cell table:formula="of:=[.D452]*100" office:value-type="float" office:value="-0.01401211" calcext:value-type="float">
            <text:p>-0.01401211</text:p>
          </table:table-cell>
          <table:table-cell table:formula="of:=[.E452]*100" office:value-type="float" office:value="1.946151" calcext:value-type="float">
            <text:p>1.946151</text:p>
          </table:table-cell>
        </table:table-row>
        <table:table-row table:style-name="ro1">
          <table:table-cell office:value-type="float" office:value="36.29" calcext:value-type="float">
            <text:p>36.29</text:p>
          </table:table-cell>
          <table:table-cell office:value-type="float" office:value="179.1995544434" calcext:value-type="float">
            <text:p>179.1995544434</text:p>
          </table:table-cell>
          <table:table-cell office:value-type="float" office:value="-1.0160242011" calcext:value-type="float">
            <text:p>-1.016024201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969456" calcext:value-type="float">
            <text:p>0.01969456</text:p>
          </table:table-cell>
          <table:table-cell office:value-type="float" office:value="0.0002167033" calcext:value-type="float">
            <text:p>0.0002167033</text:p>
          </table:table-cell>
          <table:table-cell office:value-type="float" office:value="726" calcext:value-type="float">
            <text:p>726</text:p>
          </table:table-cell>
          <table:table-cell table:formula="of:=[.D453]*100" office:value-type="float" office:value="-0.01401211" calcext:value-type="float">
            <text:p>-0.01401211</text:p>
          </table:table-cell>
          <table:table-cell table:formula="of:=[.E453]*100" office:value-type="float" office:value="1.969456" calcext:value-type="float">
            <text:p>1.969456</text:p>
          </table:table-cell>
        </table:table-row>
        <table:table-row table:style-name="ro1">
          <table:table-cell office:value-type="float" office:value="36.34" calcext:value-type="float">
            <text:p>36.34</text:p>
          </table:table-cell>
          <table:table-cell office:value-type="float" office:value="179.1439361572" calcext:value-type="float">
            <text:p>179.1439361572</text:p>
          </table:table-cell>
          <table:table-cell office:value-type="float" office:value="-0.9482771445" calcext:value-type="float">
            <text:p>-0.948277144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939828" calcext:value-type="float">
            <text:p>0.01939828</text:p>
          </table:table-cell>
          <table:table-cell office:value-type="float" office:value="-0.0001094943" calcext:value-type="float">
            <text:p>-0.0001094943</text:p>
          </table:table-cell>
          <table:table-cell office:value-type="float" office:value="727" calcext:value-type="float">
            <text:p>727</text:p>
          </table:table-cell>
          <table:table-cell table:formula="of:=[.D454]*100" office:value-type="float" office:value="-0.01401211" calcext:value-type="float">
            <text:p>-0.01401211</text:p>
          </table:table-cell>
          <table:table-cell table:formula="of:=[.E454]*100" office:value-type="float" office:value="1.939828" calcext:value-type="float">
            <text:p>1.939828</text:p>
          </table:table-cell>
        </table:table-row>
        <table:table-row table:style-name="ro1">
          <table:table-cell office:value-type="float" office:value="36.39" calcext:value-type="float">
            <text:p>36.39</text:p>
          </table:table-cell>
          <table:table-cell office:value-type="float" office:value="179.1094055176" calcext:value-type="float">
            <text:p>179.1094055176</text:p>
          </table:table-cell>
          <table:table-cell office:value-type="float" office:value="-0.9245464404" calcext:value-type="float">
            <text:p>-0.924546440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904267" calcext:value-type="float">
            <text:p>0.01904267</text:p>
          </table:table-cell>
          <table:table-cell office:value-type="float" office:value="-0.0001060067" calcext:value-type="float">
            <text:p>-0.0001060067</text:p>
          </table:table-cell>
          <table:table-cell office:value-type="float" office:value="728" calcext:value-type="float">
            <text:p>728</text:p>
          </table:table-cell>
          <table:table-cell table:formula="of:=[.D455]*100" office:value-type="float" office:value="-0.01401211" calcext:value-type="float">
            <text:p>-0.01401211</text:p>
          </table:table-cell>
          <table:table-cell table:formula="of:=[.E455]*100" office:value-type="float" office:value="1.904267" calcext:value-type="float">
            <text:p>1.904267</text:p>
          </table:table-cell>
        </table:table-row>
        <table:table-row table:style-name="ro1">
          <table:table-cell office:value-type="float" office:value="36.45" calcext:value-type="float">
            <text:p>36.45</text:p>
          </table:table-cell>
          <table:table-cell office:value-type="float" office:value="179.0813293457" calcext:value-type="float">
            <text:p>179.0813293457</text:p>
          </table:table-cell>
          <table:table-cell office:value-type="float" office:value="-0.8608405493" calcext:value-type="float">
            <text:p>-0.860840549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838106" calcext:value-type="float">
            <text:p>0.01838106</text:p>
          </table:table-cell>
          <table:table-cell office:value-type="float" office:value="-0.0004013141" calcext:value-type="float">
            <text:p>-0.0004013141</text:p>
          </table:table-cell>
          <table:table-cell office:value-type="float" office:value="729" calcext:value-type="float">
            <text:p>729</text:p>
          </table:table-cell>
          <table:table-cell table:formula="of:=[.D456]*100" office:value-type="float" office:value="-0.01401211" calcext:value-type="float">
            <text:p>-0.01401211</text:p>
          </table:table-cell>
          <table:table-cell table:formula="of:=[.E456]*100" office:value-type="float" office:value="1.838106" calcext:value-type="float">
            <text:p>1.838106</text:p>
          </table:table-cell>
        </table:table-row>
        <table:table-row table:style-name="ro1">
          <table:table-cell office:value-type="float" office:value="36.49" calcext:value-type="float">
            <text:p>36.49</text:p>
          </table:table-cell>
          <table:table-cell office:value-type="float" office:value="179.0655212402" calcext:value-type="float">
            <text:p>179.0655212402</text:p>
          </table:table-cell>
          <table:table-cell office:value-type="float" office:value="-0.8055068316" calcext:value-type="float">
            <text:p>-0.805506831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757134" calcext:value-type="float">
            <text:p>0.01757134</text:p>
          </table:table-cell>
          <table:table-cell office:value-type="float" office:value="-0.0005357628" calcext:value-type="float">
            <text:p>-0.0005357628</text:p>
          </table:table-cell>
          <table:table-cell office:value-type="float" office:value="730" calcext:value-type="float">
            <text:p>730</text:p>
          </table:table-cell>
          <table:table-cell table:formula="of:=[.D457]*100" office:value-type="float" office:value="-0.01401211" calcext:value-type="float">
            <text:p>-0.01401211</text:p>
          </table:table-cell>
          <table:table-cell table:formula="of:=[.E457]*100" office:value-type="float" office:value="1.757134" calcext:value-type="float">
            <text:p>1.757134</text:p>
          </table:table-cell>
        </table:table-row>
        <table:table-row table:style-name="ro1">
          <table:table-cell office:value-type="float" office:value="36.54" calcext:value-type="float">
            <text:p>36.54</text:p>
          </table:table-cell>
          <table:table-cell office:value-type="float" office:value="179.043762207" calcext:value-type="float">
            <text:p>179.043762207</text:p>
          </table:table-cell>
          <table:table-cell office:value-type="float" office:value="-0.7535208848" calcext:value-type="float">
            <text:p>-0.753520884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668524" calcext:value-type="float">
            <text:p>0.01668524</text:p>
          </table:table-cell>
          <table:table-cell office:value-type="float" office:value="-0.0005954457" calcext:value-type="float">
            <text:p>-0.0005954457</text:p>
          </table:table-cell>
          <table:table-cell office:value-type="float" office:value="731" calcext:value-type="float">
            <text:p>731</text:p>
          </table:table-cell>
          <table:table-cell table:formula="of:=[.D458]*100" office:value-type="float" office:value="-0.01401211" calcext:value-type="float">
            <text:p>-0.01401211</text:p>
          </table:table-cell>
          <table:table-cell table:formula="of:=[.E458]*100" office:value-type="float" office:value="1.668524" calcext:value-type="float">
            <text:p>1.668524</text:p>
          </table:table-cell>
        </table:table-row>
        <table:table-row table:style-name="ro1">
          <table:table-cell office:value-type="float" office:value="36.59" calcext:value-type="float">
            <text:p>36.59</text:p>
          </table:table-cell>
          <table:table-cell office:value-type="float" office:value="179.0453186035" calcext:value-type="float">
            <text:p>179.0453186035</text:p>
          </table:table-cell>
          <table:table-cell office:value-type="float" office:value="-0.6981740795" calcext:value-type="float">
            <text:p>-0.698174079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572583" calcext:value-type="float">
            <text:p>0.01572583</text:p>
          </table:table-cell>
          <table:table-cell office:value-type="float" office:value="-0.0007519193" calcext:value-type="float">
            <text:p>-0.0007519193</text:p>
          </table:table-cell>
          <table:table-cell office:value-type="float" office:value="732" calcext:value-type="float">
            <text:p>732</text:p>
          </table:table-cell>
          <table:table-cell table:formula="of:=[.D459]*100" office:value-type="float" office:value="-0.01401211" calcext:value-type="float">
            <text:p>-0.01401211</text:p>
          </table:table-cell>
          <table:table-cell table:formula="of:=[.E459]*100" office:value-type="float" office:value="1.572583" calcext:value-type="float">
            <text:p>1.572583</text:p>
          </table:table-cell>
        </table:table-row>
        <table:table-row table:style-name="ro1">
          <table:table-cell office:value-type="float" office:value="36.64" calcext:value-type="float">
            <text:p>36.64</text:p>
          </table:table-cell>
          <table:table-cell office:value-type="float" office:value="179.0359802246" calcext:value-type="float">
            <text:p>179.0359802246</text:p>
          </table:table-cell>
          <table:table-cell office:value-type="float" office:value="-0.6622998123" calcext:value-type="float">
            <text:p>-0.662299812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484737" calcext:value-type="float">
            <text:p>0.01484737</text:p>
          </table:table-cell>
          <table:table-cell office:value-type="float" office:value="-0.0007795057" calcext:value-type="float">
            <text:p>-0.0007795057</text:p>
          </table:table-cell>
          <table:table-cell office:value-type="float" office:value="733" calcext:value-type="float">
            <text:p>733</text:p>
          </table:table-cell>
          <table:table-cell table:formula="of:=[.D460]*100" office:value-type="float" office:value="-0.01401211" calcext:value-type="float">
            <text:p>-0.01401211</text:p>
          </table:table-cell>
          <table:table-cell table:formula="of:=[.E460]*100" office:value-type="float" office:value="1.484737" calcext:value-type="float">
            <text:p>1.484737</text:p>
          </table:table-cell>
        </table:table-row>
        <table:table-row table:style-name="ro1">
          <table:table-cell office:value-type="float" office:value="36.69" calcext:value-type="float">
            <text:p>36.69</text:p>
          </table:table-cell>
          <table:table-cell office:value-type="float" office:value="179.0404815674" calcext:value-type="float">
            <text:p>179.0404815674</text:p>
          </table:table-cell>
          <table:table-cell office:value-type="float" office:value="-0.5891694552" calcext:value-type="float">
            <text:p>-0.589169455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377452" calcext:value-type="float">
            <text:p>0.01377452</text:p>
          </table:table-cell>
          <table:table-cell office:value-type="float" office:value="-0.0008211539" calcext:value-type="float">
            <text:p>-0.0008211539</text:p>
          </table:table-cell>
          <table:table-cell office:value-type="float" office:value="734" calcext:value-type="float">
            <text:p>734</text:p>
          </table:table-cell>
          <table:table-cell table:formula="of:=[.D461]*100" office:value-type="float" office:value="-0.01401211" calcext:value-type="float">
            <text:p>-0.01401211</text:p>
          </table:table-cell>
          <table:table-cell table:formula="of:=[.E461]*100" office:value-type="float" office:value="1.377452" calcext:value-type="float">
            <text:p>1.377452</text:p>
          </table:table-cell>
        </table:table-row>
        <table:table-row table:style-name="ro1">
          <table:table-cell office:value-type="float" office:value="36.74" calcext:value-type="float">
            <text:p>36.74</text:p>
          </table:table-cell>
          <table:table-cell office:value-type="float" office:value="179.0316772461" calcext:value-type="float">
            <text:p>179.0316772461</text:p>
          </table:table-cell>
          <table:table-cell office:value-type="float" office:value="-0.5544326392" calcext:value-type="float">
            <text:p>-0.554432639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282804" calcext:value-type="float">
            <text:p>0.01282804</text:p>
          </table:table-cell>
          <table:table-cell office:value-type="float" office:value="-0.0008367842" calcext:value-type="float">
            <text:p>-0.0008367842</text:p>
          </table:table-cell>
          <table:table-cell office:value-type="float" office:value="735" calcext:value-type="float">
            <text:p>735</text:p>
          </table:table-cell>
          <table:table-cell table:formula="of:=[.D462]*100" office:value-type="float" office:value="-0.01401211" calcext:value-type="float">
            <text:p>-0.01401211</text:p>
          </table:table-cell>
          <table:table-cell table:formula="of:=[.E462]*100" office:value-type="float" office:value="1.282804" calcext:value-type="float">
            <text:p>1.282804</text:p>
          </table:table-cell>
        </table:table-row>
        <table:table-row table:style-name="ro1">
          <table:table-cell office:value-type="float" office:value="36.79" calcext:value-type="float">
            <text:p>36.79</text:p>
          </table:table-cell>
          <table:table-cell office:value-type="float" office:value="179.039855957" calcext:value-type="float">
            <text:p>179.039855957</text:p>
          </table:table-cell>
          <table:table-cell office:value-type="float" office:value="-0.541251923" calcext:value-type="float">
            <text:p>-0.54125192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210946" calcext:value-type="float">
            <text:p>0.01210946</text:p>
          </table:table-cell>
          <table:table-cell office:value-type="float" office:value="-0.0007987755" calcext:value-type="float">
            <text:p>-0.0007987755</text:p>
          </table:table-cell>
          <table:table-cell office:value-type="float" office:value="736" calcext:value-type="float">
            <text:p>736</text:p>
          </table:table-cell>
          <table:table-cell table:formula="of:=[.D463]*100" office:value-type="float" office:value="-0.01401211" calcext:value-type="float">
            <text:p>-0.01401211</text:p>
          </table:table-cell>
          <table:table-cell table:formula="of:=[.E463]*100" office:value-type="float" office:value="1.210946" calcext:value-type="float">
            <text:p>1.210946</text:p>
          </table:table-cell>
        </table:table-row>
        <table:table-row table:style-name="ro1">
          <table:table-cell office:value-type="float" office:value="36.84" calcext:value-type="float">
            <text:p>36.84</text:p>
          </table:table-cell>
          <table:table-cell office:value-type="float" office:value="179.0498199463" calcext:value-type="float">
            <text:p>179.0498199463</text:p>
          </table:table-cell>
          <table:table-cell office:value-type="float" office:value="-0.490828576" calcext:value-type="float">
            <text:p>-0.49082857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129451" calcext:value-type="float">
            <text:p>0.01129451</text:p>
          </table:table-cell>
          <table:table-cell office:value-type="float" office:value="-0.000774846" calcext:value-type="float">
            <text:p>-0.000774846</text:p>
          </table:table-cell>
          <table:table-cell office:value-type="float" office:value="737" calcext:value-type="float">
            <text:p>737</text:p>
          </table:table-cell>
          <table:table-cell table:formula="of:=[.D464]*100" office:value-type="float" office:value="-0.01401211" calcext:value-type="float">
            <text:p>-0.01401211</text:p>
          </table:table-cell>
          <table:table-cell table:formula="of:=[.E464]*100" office:value-type="float" office:value="1.129451" calcext:value-type="float">
            <text:p>1.129451</text:p>
          </table:table-cell>
        </table:table-row>
        <table:table-row table:style-name="ro1">
          <table:table-cell office:value-type="float" office:value="36.89" calcext:value-type="float">
            <text:p>36.89</text:p>
          </table:table-cell>
          <table:table-cell office:value-type="float" office:value="179.0504150391" calcext:value-type="float">
            <text:p>179.0504150391</text:p>
          </table:table-cell>
          <table:table-cell office:value-type="float" office:value="-0.4806092064" calcext:value-type="float">
            <text:p>-0.480609206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068332" calcext:value-type="float">
            <text:p>0.01068332</text:p>
          </table:table-cell>
          <table:table-cell office:value-type="float" office:value="-0.0006924349" calcext:value-type="float">
            <text:p>-0.0006924349</text:p>
          </table:table-cell>
          <table:table-cell office:value-type="float" office:value="738" calcext:value-type="float">
            <text:p>738</text:p>
          </table:table-cell>
          <table:table-cell table:formula="of:=[.D465]*100" office:value-type="float" office:value="-0.01401211" calcext:value-type="float">
            <text:p>-0.01401211</text:p>
          </table:table-cell>
          <table:table-cell table:formula="of:=[.E465]*100" office:value-type="float" office:value="1.068332" calcext:value-type="float">
            <text:p>1.068332</text:p>
          </table:table-cell>
        </table:table-row>
        <table:table-row table:style-name="ro1">
          <table:table-cell office:value-type="float" office:value="36.94" calcext:value-type="float">
            <text:p>36.94</text:p>
          </table:table-cell>
          <table:table-cell office:value-type="float" office:value="179.0608062744" calcext:value-type="float">
            <text:p>179.0608062744</text:p>
          </table:table-cell>
          <table:table-cell office:value-type="float" office:value="-0.4432543795" calcext:value-type="float">
            <text:p>-0.443254379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002704" calcext:value-type="float">
            <text:p>0.01002704</text:p>
          </table:table-cell>
          <table:table-cell office:value-type="float" office:value="-0.000610433" calcext:value-type="float">
            <text:p>-0.000610433</text:p>
          </table:table-cell>
          <table:table-cell office:value-type="float" office:value="739" calcext:value-type="float">
            <text:p>739</text:p>
          </table:table-cell>
          <table:table-cell table:formula="of:=[.D466]*100" office:value-type="float" office:value="-0.01401211" calcext:value-type="float">
            <text:p>-0.01401211</text:p>
          </table:table-cell>
          <table:table-cell table:formula="of:=[.E466]*100" office:value-type="float" office:value="1.002704" calcext:value-type="float">
            <text:p>1.002704</text:p>
          </table:table-cell>
        </table:table-row>
        <table:table-row table:style-name="ro1">
          <table:table-cell office:value-type="float" office:value="36.99" calcext:value-type="float">
            <text:p>36.99</text:p>
          </table:table-cell>
          <table:table-cell office:value-type="float" office:value="179.0683898926" calcext:value-type="float">
            <text:p>179.0683898926</text:p>
          </table:table-cell>
          <table:table-cell office:value-type="float" office:value="-0.4201905228" calcext:value-type="float">
            <text:p>-0.420190522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943596" calcext:value-type="float">
            <text:p>0.00943596</text:p>
          </table:table-cell>
          <table:table-cell office:value-type="float" office:value="-0.0005312321" calcext:value-type="float">
            <text:p>-0.0005312321</text:p>
          </table:table-cell>
          <table:table-cell office:value-type="float" office:value="740" calcext:value-type="float">
            <text:p>740</text:p>
          </table:table-cell>
          <table:table-cell table:formula="of:=[.D467]*100" office:value-type="float" office:value="-0.01401211" calcext:value-type="float">
            <text:p>-0.01401211</text:p>
          </table:table-cell>
          <table:table-cell table:formula="of:=[.E467]*100" office:value-type="float" office:value="0.943596" calcext:value-type="float">
            <text:p>0.943596</text:p>
          </table:table-cell>
        </table:table-row>
        <table:table-row table:style-name="ro1">
          <table:table-cell office:value-type="float" office:value="37.04" calcext:value-type="float">
            <text:p>37.04</text:p>
          </table:table-cell>
          <table:table-cell office:value-type="float" office:value="179.0806274414" calcext:value-type="float">
            <text:p>179.0806274414</text:p>
          </table:table-cell>
          <table:table-cell office:value-type="float" office:value="-0.3949179797" calcext:value-type="float">
            <text:p>-0.394917979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87362" calcext:value-type="float">
            <text:p>0.00887362</text:p>
          </table:table-cell>
          <table:table-cell office:value-type="float" office:value="-0.0003751551" calcext:value-type="float">
            <text:p>-0.0003751551</text:p>
          </table:table-cell>
          <table:table-cell office:value-type="float" office:value="741" calcext:value-type="float">
            <text:p>741</text:p>
          </table:table-cell>
          <table:table-cell table:formula="of:=[.D468]*100" office:value-type="float" office:value="-0.01401211" calcext:value-type="float">
            <text:p>-0.01401211</text:p>
          </table:table-cell>
          <table:table-cell table:formula="of:=[.E468]*100" office:value-type="float" office:value="0.887362" calcext:value-type="float">
            <text:p>0.887362</text:p>
          </table:table-cell>
        </table:table-row>
        <table:table-row table:style-name="ro1">
          <table:table-cell office:value-type="float" office:value="37.09" calcext:value-type="float">
            <text:p>37.09</text:p>
          </table:table-cell>
          <table:table-cell office:value-type="float" office:value="179.1119384766" calcext:value-type="float">
            <text:p>179.1119384766</text:p>
          </table:table-cell>
          <table:table-cell office:value-type="float" office:value="-0.395859886" calcext:value-type="float">
            <text:p>-0.39585988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50516" calcext:value-type="float">
            <text:p>0.00850516</text:p>
          </table:table-cell>
          <table:table-cell office:value-type="float" office:value="-0.0001819876" calcext:value-type="float">
            <text:p>-0.0001819876</text:p>
          </table:table-cell>
          <table:table-cell office:value-type="float" office:value="742" calcext:value-type="float">
            <text:p>742</text:p>
          </table:table-cell>
          <table:table-cell table:formula="of:=[.D469]*100" office:value-type="float" office:value="-0.01401211" calcext:value-type="float">
            <text:p>-0.01401211</text:p>
          </table:table-cell>
          <table:table-cell table:formula="of:=[.E469]*100" office:value-type="float" office:value="0.850516" calcext:value-type="float">
            <text:p>0.850516</text:p>
          </table:table-cell>
        </table:table-row>
        <table:table-row table:style-name="ro1">
          <table:table-cell office:value-type="float" office:value="37.15" calcext:value-type="float">
            <text:p>37.15</text:p>
          </table:table-cell>
          <table:table-cell office:value-type="float" office:value="179.1371917725" calcext:value-type="float">
            <text:p>179.1371917725</text:p>
          </table:table-cell>
          <table:table-cell office:value-type="float" office:value="-0.363579388" calcext:value-type="float">
            <text:p>-0.36357938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04446" calcext:value-type="float">
            <text:p>0.00804446</text:p>
          </table:table-cell>
          <table:table-cell office:value-type="float" office:value="-0.0000029476" calcext:value-type="float">
            <text:p>-2.9476E-06</text:p>
          </table:table-cell>
          <table:table-cell office:value-type="float" office:value="743" calcext:value-type="float">
            <text:p>743</text:p>
          </table:table-cell>
          <table:table-cell table:formula="of:=[.D470]*100" office:value-type="float" office:value="-0.01401211" calcext:value-type="float">
            <text:p>-0.01401211</text:p>
          </table:table-cell>
          <table:table-cell table:formula="of:=[.E470]*100" office:value-type="float" office:value="0.804446" calcext:value-type="float">
            <text:p>0.804446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79.1782226562" calcext:value-type="float">
            <text:p>179.1782226562</text:p>
          </table:table-cell>
          <table:table-cell office:value-type="float" office:value="-0.352629257" calcext:value-type="float">
            <text:p>-0.35262925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66446" calcext:value-type="float">
            <text:p>0.00766446</text:p>
          </table:table-cell>
          <table:table-cell office:value-type="float" office:value="0.0000100297" calcext:value-type="float">
            <text:p>1.00297E-05</text:p>
          </table:table-cell>
          <table:table-cell office:value-type="float" office:value="744" calcext:value-type="float">
            <text:p>744</text:p>
          </table:table-cell>
          <table:table-cell table:formula="of:=[.D471]*100" office:value-type="float" office:value="-0.01401211" calcext:value-type="float">
            <text:p>-0.01401211</text:p>
          </table:table-cell>
          <table:table-cell table:formula="of:=[.E471]*100" office:value-type="float" office:value="0.766446" calcext:value-type="float">
            <text:p>0.766446</text:p>
          </table:table-cell>
        </table:table-row>
        <table:table-row table:style-name="ro1">
          <table:table-cell office:value-type="float" office:value="37.25" calcext:value-type="float">
            <text:p>37.25</text:p>
          </table:table-cell>
          <table:table-cell office:value-type="float" office:value="179.1986846924" calcext:value-type="float">
            <text:p>179.1986846924</text:p>
          </table:table-cell>
          <table:table-cell office:value-type="float" office:value="-0.3366882674" calcext:value-type="float">
            <text:p>-0.336688267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30498" calcext:value-type="float">
            <text:p>0.00730498</text:p>
          </table:table-cell>
          <table:table-cell office:value-type="float" office:value="0.0000791505" calcext:value-type="float">
            <text:p>7.91505E-05</text:p>
          </table:table-cell>
          <table:table-cell office:value-type="float" office:value="745" calcext:value-type="float">
            <text:p>745</text:p>
          </table:table-cell>
          <table:table-cell table:formula="of:=[.D472]*100" office:value-type="float" office:value="-0.01401211" calcext:value-type="float">
            <text:p>-0.01401211</text:p>
          </table:table-cell>
          <table:table-cell table:formula="of:=[.E472]*100" office:value-type="float" office:value="0.730498" calcext:value-type="float">
            <text:p>0.730498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179.229309082" calcext:value-type="float">
            <text:p>179.229309082</text:p>
          </table:table-cell>
          <table:table-cell office:value-type="float" office:value="-0.3400593296" calcext:value-type="float">
            <text:p>-0.340059329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0879" calcext:value-type="float">
            <text:p>0.0070879</text:p>
          </table:table-cell>
          <table:table-cell office:value-type="float" office:value="0.0001730879" calcext:value-type="float">
            <text:p>0.0001730879</text:p>
          </table:table-cell>
          <table:table-cell office:value-type="float" office:value="746" calcext:value-type="float">
            <text:p>746</text:p>
          </table:table-cell>
          <table:table-cell table:formula="of:=[.D473]*100" office:value-type="float" office:value="-0.01401211" calcext:value-type="float">
            <text:p>-0.01401211</text:p>
          </table:table-cell>
          <table:table-cell table:formula="of:=[.E473]*100" office:value-type="float" office:value="0.70879" calcext:value-type="float">
            <text:p>0.70879</text:p>
          </table:table-cell>
        </table:table-row>
        <table:table-row table:style-name="ro1">
          <table:table-cell office:value-type="float" office:value="37.35" calcext:value-type="float">
            <text:p>37.35</text:p>
          </table:table-cell>
          <table:table-cell office:value-type="float" office:value="179.2353057861" calcext:value-type="float">
            <text:p>179.2353057861</text:p>
          </table:table-cell>
          <table:table-cell office:value-type="float" office:value="-0.2966140102" calcext:value-type="float">
            <text:p>-0.296614010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65365" calcext:value-type="float">
            <text:p>0.00665365</text:p>
          </table:table-cell>
          <table:table-cell office:value-type="float" office:value="0.0001432577" calcext:value-type="float">
            <text:p>0.0001432577</text:p>
          </table:table-cell>
          <table:table-cell office:value-type="float" office:value="747" calcext:value-type="float">
            <text:p>747</text:p>
          </table:table-cell>
          <table:table-cell table:formula="of:=[.D474]*100" office:value-type="float" office:value="-0.01401211" calcext:value-type="float">
            <text:p>-0.01401211</text:p>
          </table:table-cell>
          <table:table-cell table:formula="of:=[.E474]*100" office:value-type="float" office:value="0.665365" calcext:value-type="float">
            <text:p>0.665365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79.2419128418" calcext:value-type="float">
            <text:p>179.2419128418</text:p>
          </table:table-cell>
          <table:table-cell office:value-type="float" office:value="-0.2881019565" calcext:value-type="float">
            <text:p>-0.288101956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30753" calcext:value-type="float">
            <text:p>0.00630753</text:p>
          </table:table-cell>
          <table:table-cell office:value-type="float" office:value="0.0001241068" calcext:value-type="float">
            <text:p>0.0001241068</text:p>
          </table:table-cell>
          <table:table-cell office:value-type="float" office:value="748" calcext:value-type="float">
            <text:p>748</text:p>
          </table:table-cell>
          <table:table-cell table:formula="of:=[.D475]*100" office:value-type="float" office:value="-0.01401211" calcext:value-type="float">
            <text:p>-0.01401211</text:p>
          </table:table-cell>
          <table:table-cell table:formula="of:=[.E475]*100" office:value-type="float" office:value="0.630753" calcext:value-type="float">
            <text:p>0.630753</text:p>
          </table:table-cell>
        </table:table-row>
        <table:table-row table:style-name="ro1">
          <table:table-cell office:value-type="float" office:value="37.45" calcext:value-type="float">
            <text:p>37.45</text:p>
          </table:table-cell>
          <table:table-cell office:value-type="float" office:value="179.220489502" calcext:value-type="float">
            <text:p>179.220489502</text:p>
          </table:table-cell>
          <table:table-cell office:value-type="float" office:value="-0.2363229694" calcext:value-type="float">
            <text:p>-0.236322969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73175" calcext:value-type="float">
            <text:p>0.00573175</text:p>
          </table:table-cell>
          <table:table-cell office:value-type="float" office:value="0.0000450645" calcext:value-type="float">
            <text:p>4.50645E-05</text:p>
          </table:table-cell>
          <table:table-cell office:value-type="float" office:value="749" calcext:value-type="float">
            <text:p>749</text:p>
          </table:table-cell>
          <table:table-cell table:formula="of:=[.D476]*100" office:value-type="float" office:value="-0.01401211" calcext:value-type="float">
            <text:p>-0.01401211</text:p>
          </table:table-cell>
          <table:table-cell table:formula="of:=[.E476]*100" office:value-type="float" office:value="0.573175" calcext:value-type="float">
            <text:p>0.573175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179.1886444092" calcext:value-type="float">
            <text:p>179.1886444092</text:p>
          </table:table-cell>
          <table:table-cell office:value-type="float" office:value="-0.2172864508" calcext:value-type="float">
            <text:p>-0.217286450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22116" calcext:value-type="float">
            <text:p>0.00522116</text:p>
          </table:table-cell>
          <table:table-cell office:value-type="float" office:value="-0.0000810676" calcext:value-type="float">
            <text:p>-8.10676E-05</text:p>
          </table:table-cell>
          <table:table-cell office:value-type="float" office:value="750" calcext:value-type="float">
            <text:p>750</text:p>
          </table:table-cell>
          <table:table-cell table:formula="of:=[.D477]*100" office:value-type="float" office:value="-0.01401211" calcext:value-type="float">
            <text:p>-0.01401211</text:p>
          </table:table-cell>
          <table:table-cell table:formula="of:=[.E477]*100" office:value-type="float" office:value="0.522116" calcext:value-type="float">
            <text:p>0.522116</text:p>
          </table:table-cell>
        </table:table-row>
        <table:table-row table:style-name="ro1">
          <table:table-cell office:value-type="float" office:value="37.55" calcext:value-type="float">
            <text:p>37.55</text:p>
          </table:table-cell>
          <table:table-cell office:value-type="float" office:value="179.1752929688" calcext:value-type="float">
            <text:p>179.1752929688</text:p>
          </table:table-cell>
          <table:table-cell office:value-type="float" office:value="-0.2073771607" calcext:value-type="float">
            <text:p>-0.207377160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81486" calcext:value-type="float">
            <text:p>0.00481486</text:p>
          </table:table-cell>
          <table:table-cell office:value-type="float" office:value="-0.0000250168" calcext:value-type="float">
            <text:p>-2.50168E-05</text:p>
          </table:table-cell>
          <table:table-cell office:value-type="float" office:value="751" calcext:value-type="float">
            <text:p>751</text:p>
          </table:table-cell>
          <table:table-cell table:formula="of:=[.D478]*100" office:value-type="float" office:value="-0.01401211" calcext:value-type="float">
            <text:p>-0.01401211</text:p>
          </table:table-cell>
          <table:table-cell table:formula="of:=[.E478]*100" office:value-type="float" office:value="0.481486" calcext:value-type="float">
            <text:p>0.481486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79.1456298828" calcext:value-type="float">
            <text:p>179.1456298828</text:p>
          </table:table-cell>
          <table:table-cell office:value-type="float" office:value="-0.1297334724" calcext:value-type="float">
            <text:p>-0.129733472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02657" calcext:value-type="float">
            <text:p>0.00402657</text:p>
          </table:table-cell>
          <table:table-cell office:value-type="float" office:value="-0.0002266976" calcext:value-type="float">
            <text:p>-0.0002266976</text:p>
          </table:table-cell>
          <table:table-cell office:value-type="float" office:value="752" calcext:value-type="float">
            <text:p>752</text:p>
          </table:table-cell>
          <table:table-cell table:formula="of:=[.D479]*100" office:value-type="float" office:value="-0.01401211" calcext:value-type="float">
            <text:p>-0.01401211</text:p>
          </table:table-cell>
          <table:table-cell table:formula="of:=[.E479]*100" office:value-type="float" office:value="0.402657" calcext:value-type="float">
            <text:p>0.402657</text:p>
          </table:table-cell>
        </table:table-row>
        <table:table-row table:style-name="ro1">
          <table:table-cell office:value-type="float" office:value="37.65" calcext:value-type="float">
            <text:p>37.65</text:p>
          </table:table-cell>
          <table:table-cell office:value-type="float" office:value="179.1203613281" calcext:value-type="float">
            <text:p>179.1203613281</text:p>
          </table:table-cell>
          <table:table-cell office:value-type="float" office:value="-0.0712341938" calcext:value-type="float">
            <text:p>-0.071234193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11133" calcext:value-type="float">
            <text:p>0.00311133</text:p>
          </table:table-cell>
          <table:table-cell office:value-type="float" office:value="-0.0004456399" calcext:value-type="float">
            <text:p>-0.0004456399</text:p>
          </table:table-cell>
          <table:table-cell office:value-type="float" office:value="753" calcext:value-type="float">
            <text:p>753</text:p>
          </table:table-cell>
          <table:table-cell table:formula="of:=[.D480]*100" office:value-type="float" office:value="-0.01401211" calcext:value-type="float">
            <text:p>-0.01401211</text:p>
          </table:table-cell>
          <table:table-cell table:formula="of:=[.E480]*100" office:value-type="float" office:value="0.311133" calcext:value-type="float">
            <text:p>0.311133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179.1017913818" calcext:value-type="float">
            <text:p>179.1017913818</text:p>
          </table:table-cell>
          <table:table-cell office:value-type="float" office:value="-0.0680533281" calcext:value-type="float">
            <text:p>-0.068053328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48022" calcext:value-type="float">
            <text:p>0.00248022</text:p>
          </table:table-cell>
          <table:table-cell office:value-type="float" office:value="-0.0003956805" calcext:value-type="float">
            <text:p>-0.0003956805</text:p>
          </table:table-cell>
          <table:table-cell office:value-type="float" office:value="754" calcext:value-type="float">
            <text:p>754</text:p>
          </table:table-cell>
          <table:table-cell table:formula="of:=[.D481]*100" office:value-type="float" office:value="-0.01401211" calcext:value-type="float">
            <text:p>-0.01401211</text:p>
          </table:table-cell>
          <table:table-cell table:formula="of:=[.E481]*100" office:value-type="float" office:value="0.248022" calcext:value-type="float">
            <text:p>0.248022</text:p>
          </table:table-cell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179.0899810791" calcext:value-type="float">
            <text:p>179.0899810791</text:p>
          </table:table-cell>
          <table:table-cell office:value-type="float" office:value="0.0287177227" calcext:value-type="float">
            <text:p>0.028717722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41463" calcext:value-type="float">
            <text:p>0.00141463</text:p>
          </table:table-cell>
          <table:table-cell office:value-type="float" office:value="-0.0005451572" calcext:value-type="float">
            <text:p>-0.0005451572</text:p>
          </table:table-cell>
          <table:table-cell office:value-type="float" office:value="755" calcext:value-type="float">
            <text:p>755</text:p>
          </table:table-cell>
          <table:table-cell table:formula="of:=[.D482]*100" office:value-type="float" office:value="-0.01401211" calcext:value-type="float">
            <text:p>-0.01401211</text:p>
          </table:table-cell>
          <table:table-cell table:formula="of:=[.E482]*100" office:value-type="float" office:value="0.141463" calcext:value-type="float">
            <text:p>0.141463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79.0660552979" calcext:value-type="float">
            <text:p>179.0660552979</text:p>
          </table:table-cell>
          <table:table-cell office:value-type="float" office:value="0.1120405736" calcext:value-type="float">
            <text:p>0.112040573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14913" calcext:value-type="float">
            <text:p>0.00014913</text:p>
          </table:table-cell>
          <table:table-cell office:value-type="float" office:value="-0.0006273093" calcext:value-type="float">
            <text:p>-0.0006273093</text:p>
          </table:table-cell>
          <table:table-cell office:value-type="float" office:value="756" calcext:value-type="float">
            <text:p>756</text:p>
          </table:table-cell>
          <table:table-cell table:formula="of:=[.D483]*100" office:value-type="float" office:value="-0.01401211" calcext:value-type="float">
            <text:p>-0.01401211</text:p>
          </table:table-cell>
          <table:table-cell table:formula="of:=[.E483]*100" office:value-type="float" office:value="0.014913" calcext:value-type="float">
            <text:p>0.014913</text:p>
          </table:table-cell>
        </table:table-row>
        <table:table-row table:style-name="ro1">
          <table:table-cell office:value-type="float" office:value="37.85" calcext:value-type="float">
            <text:p>37.85</text:p>
          </table:table-cell>
          <table:table-cell office:value-type="float" office:value="179.0561981201" calcext:value-type="float">
            <text:p>179.0561981201</text:p>
          </table:table-cell>
          <table:table-cell office:value-type="float" office:value="0.1893586088" calcext:value-type="float">
            <text:p>0.189358608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20954" calcext:value-type="float">
            <text:p>-0.00120954</text:p>
          </table:table-cell>
          <table:table-cell office:value-type="float" office:value="-0.0007612763" calcext:value-type="float">
            <text:p>-0.0007612763</text:p>
          </table:table-cell>
          <table:table-cell office:value-type="float" office:value="757" calcext:value-type="float">
            <text:p>757</text:p>
          </table:table-cell>
          <table:table-cell table:formula="of:=[.D484]*100" office:value-type="float" office:value="-0.01401211" calcext:value-type="float">
            <text:p>-0.01401211</text:p>
          </table:table-cell>
          <table:table-cell table:formula="of:=[.E484]*100" office:value-type="float" office:value="-0.120954" calcext:value-type="float">
            <text:p>-0.120954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179.0566101074" calcext:value-type="float">
            <text:p>179.0566101074</text:p>
          </table:table-cell>
          <table:table-cell office:value-type="float" office:value="0.2762867396" calcext:value-type="float">
            <text:p>0.276286739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69438" calcext:value-type="float">
            <text:p>-0.00269438</text:p>
          </table:table-cell>
          <table:table-cell office:value-type="float" office:value="-0.0008080556" calcext:value-type="float">
            <text:p>-0.0008080556</text:p>
          </table:table-cell>
          <table:table-cell office:value-type="float" office:value="758" calcext:value-type="float">
            <text:p>758</text:p>
          </table:table-cell>
          <table:table-cell table:formula="of:=[.D485]*100" office:value-type="float" office:value="-0.01401211" calcext:value-type="float">
            <text:p>-0.01401211</text:p>
          </table:table-cell>
          <table:table-cell table:formula="of:=[.E485]*100" office:value-type="float" office:value="-0.269438" calcext:value-type="float">
            <text:p>-0.269438</text:p>
          </table:table-cell>
        </table:table-row>
        <table:table-row table:style-name="ro1">
          <table:table-cell office:value-type="float" office:value="37.95" calcext:value-type="float">
            <text:p>37.95</text:p>
          </table:table-cell>
          <table:table-cell office:value-type="float" office:value="179.0445404053" calcext:value-type="float">
            <text:p>179.0445404053</text:p>
          </table:table-cell>
          <table:table-cell office:value-type="float" office:value="0.35661558" calcext:value-type="float">
            <text:p>0.3566155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421929" calcext:value-type="float">
            <text:p>-0.00421929</text:p>
          </table:table-cell>
          <table:table-cell office:value-type="float" office:value="-0.0008856" calcext:value-type="float">
            <text:p>-0.0008856</text:p>
          </table:table-cell>
          <table:table-cell office:value-type="float" office:value="759" calcext:value-type="float">
            <text:p>759</text:p>
          </table:table-cell>
          <table:table-cell table:formula="of:=[.D486]*100" office:value-type="float" office:value="-0.01401211" calcext:value-type="float">
            <text:p>-0.01401211</text:p>
          </table:table-cell>
          <table:table-cell table:formula="of:=[.E486]*100" office:value-type="float" office:value="-0.421929" calcext:value-type="float">
            <text:p>-0.4219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9.051071167" calcext:value-type="float">
            <text:p>179.051071167</text:p>
          </table:table-cell>
          <table:table-cell office:value-type="float" office:value="0.4441954415" calcext:value-type="float">
            <text:p>0.444195441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581924" calcext:value-type="float">
            <text:p>-0.00581924</text:p>
          </table:table-cell>
          <table:table-cell office:value-type="float" office:value="-0.0007428714" calcext:value-type="float">
            <text:p>-0.0007428714</text:p>
          </table:table-cell>
          <table:table-cell office:value-type="float" office:value="760" calcext:value-type="float">
            <text:p>760</text:p>
          </table:table-cell>
          <table:table-cell table:formula="of:=[.D487]*100" office:value-type="float" office:value="-0.01401211" calcext:value-type="float">
            <text:p>-0.01401211</text:p>
          </table:table-cell>
          <table:table-cell table:formula="of:=[.E487]*100" office:value-type="float" office:value="-0.581924" calcext:value-type="float">
            <text:p>-0.581924</text:p>
          </table:table-cell>
        </table:table-row>
        <table:table-row table:style-name="ro1">
          <table:table-cell office:value-type="float" office:value="38.05" calcext:value-type="float">
            <text:p>38.05</text:p>
          </table:table-cell>
          <table:table-cell office:value-type="float" office:value="179.0452423096" calcext:value-type="float">
            <text:p>179.0452423096</text:p>
          </table:table-cell>
          <table:table-cell office:value-type="float" office:value="0.6023326249" calcext:value-type="float">
            <text:p>0.602332624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793951" calcext:value-type="float">
            <text:p>-0.00793951</text:p>
          </table:table-cell>
          <table:table-cell office:value-type="float" office:value="-0.0009228543" calcext:value-type="float">
            <text:p>-0.0009228543</text:p>
          </table:table-cell>
          <table:table-cell office:value-type="float" office:value="761" calcext:value-type="float">
            <text:p>761</text:p>
          </table:table-cell>
          <table:table-cell table:formula="of:=[.D488]*100" office:value-type="float" office:value="-0.01401211" calcext:value-type="float">
            <text:p>-0.01401211</text:p>
          </table:table-cell>
          <table:table-cell table:formula="of:=[.E488]*100" office:value-type="float" office:value="-0.793951" calcext:value-type="float">
            <text:p>-0.793951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179.049331665" calcext:value-type="float">
            <text:p>179.049331665</text:p>
          </table:table-cell>
          <table:table-cell office:value-type="float" office:value="0.7188005518" calcext:value-type="float">
            <text:p>0.718800551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012875" calcext:value-type="float">
            <text:p>-0.01012875</text:p>
          </table:table-cell>
          <table:table-cell office:value-type="float" office:value="-0.0007104676" calcext:value-type="float">
            <text:p>-0.0007104676</text:p>
          </table:table-cell>
          <table:table-cell office:value-type="float" office:value="762" calcext:value-type="float">
            <text:p>762</text:p>
          </table:table-cell>
          <table:table-cell table:formula="of:=[.D489]*100" office:value-type="float" office:value="-0.01401211" calcext:value-type="float">
            <text:p>-0.01401211</text:p>
          </table:table-cell>
          <table:table-cell table:formula="of:=[.E489]*100" office:value-type="float" office:value="-1.012875" calcext:value-type="float">
            <text:p>-1.012875</text:p>
          </table:table-cell>
        </table:table-row>
        <table:table-row table:style-name="ro1">
          <table:table-cell office:value-type="float" office:value="38.15" calcext:value-type="float">
            <text:p>38.15</text:p>
          </table:table-cell>
          <table:table-cell office:value-type="float" office:value="179.0527648926" calcext:value-type="float">
            <text:p>179.0527648926</text:p>
          </table:table-cell>
          <table:table-cell office:value-type="float" office:value="0.8648469918" calcext:value-type="float">
            <text:p>0.864846991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256112" calcext:value-type="float">
            <text:p>-0.01256112</text:p>
          </table:table-cell>
          <table:table-cell office:value-type="float" office:value="-0.0007469258" calcext:value-type="float">
            <text:p>-0.0007469258</text:p>
          </table:table-cell>
          <table:table-cell office:value-type="float" office:value="763" calcext:value-type="float">
            <text:p>763</text:p>
          </table:table-cell>
          <table:table-cell table:formula="of:=[.D490]*100" office:value-type="float" office:value="-0.01401211" calcext:value-type="float">
            <text:p>-0.01401211</text:p>
          </table:table-cell>
          <table:table-cell table:formula="of:=[.E490]*100" office:value-type="float" office:value="-1.256112" calcext:value-type="float">
            <text:p>-1.256112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79.0628356934" calcext:value-type="float">
            <text:p>179.0628356934</text:p>
          </table:table-cell>
          <table:table-cell office:value-type="float" office:value="0.9147403949" calcext:value-type="float">
            <text:p>0.914740394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451459" calcext:value-type="float">
            <text:p>-0.01451459</text:p>
          </table:table-cell>
          <table:table-cell office:value-type="float" office:value="-0.0007355338" calcext:value-type="float">
            <text:p>-0.0007355338</text:p>
          </table:table-cell>
          <table:table-cell office:value-type="float" office:value="764" calcext:value-type="float">
            <text:p>764</text:p>
          </table:table-cell>
          <table:table-cell table:formula="of:=[.D491]*100" office:value-type="float" office:value="-0.01401211" calcext:value-type="float">
            <text:p>-0.01401211</text:p>
          </table:table-cell>
          <table:table-cell table:formula="of:=[.E491]*100" office:value-type="float" office:value="-1.451459" calcext:value-type="float">
            <text:p>-1.451459</text:p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179.0832214355" calcext:value-type="float">
            <text:p>179.0832214355</text:p>
          </table:table-cell>
          <table:table-cell office:value-type="float" office:value="0.9137278278" calcext:value-type="float">
            <text:p>0.913727827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580961" calcext:value-type="float">
            <text:p>-0.01580961</text:p>
          </table:table-cell>
          <table:table-cell office:value-type="float" office:value="-0.0006976606" calcext:value-type="float">
            <text:p>-0.0006976606</text:p>
          </table:table-cell>
          <table:table-cell office:value-type="float" office:value="765" calcext:value-type="float">
            <text:p>765</text:p>
          </table:table-cell>
          <table:table-cell table:formula="of:=[.D492]*100" office:value-type="float" office:value="-0.01401211" calcext:value-type="float">
            <text:p>-0.01401211</text:p>
          </table:table-cell>
          <table:table-cell table:formula="of:=[.E492]*100" office:value-type="float" office:value="-1.580961" calcext:value-type="float">
            <text:p>-1.580961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179.0810546875" calcext:value-type="float">
            <text:p>179.0810546875</text:p>
          </table:table-cell>
          <table:table-cell office:value-type="float" office:value="0.898123124" calcext:value-type="float">
            <text:p>0.89812312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656859" calcext:value-type="float">
            <text:p>-0.01656859</text:p>
          </table:table-cell>
          <table:table-cell office:value-type="float" office:value="-0.0007179626" calcext:value-type="float">
            <text:p>-0.0007179626</text:p>
          </table:table-cell>
          <table:table-cell office:value-type="float" office:value="766" calcext:value-type="float">
            <text:p>766</text:p>
          </table:table-cell>
          <table:table-cell table:formula="of:=[.D493]*100" office:value-type="float" office:value="-0.01401211" calcext:value-type="float">
            <text:p>-0.01401211</text:p>
          </table:table-cell>
          <table:table-cell table:formula="of:=[.E493]*100" office:value-type="float" office:value="-1.656859" calcext:value-type="float">
            <text:p>-1.656859</text:p>
          </table:table-cell>
        </table:table-row>
        <table:table-row table:style-name="ro1">
          <table:table-cell office:value-type="float" office:value="38.35" calcext:value-type="float">
            <text:p>38.35</text:p>
          </table:table-cell>
          <table:table-cell office:value-type="float" office:value="179.0924224854" calcext:value-type="float">
            <text:p>179.0924224854</text:p>
          </table:table-cell>
          <table:table-cell office:value-type="float" office:value="0.8291079097" calcext:value-type="float">
            <text:p>0.829107909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661433" calcext:value-type="float">
            <text:p>-0.01661433</text:p>
          </table:table-cell>
          <table:table-cell office:value-type="float" office:value="-0.0005033446" calcext:value-type="float">
            <text:p>-0.0005033446</text:p>
          </table:table-cell>
          <table:table-cell office:value-type="float" office:value="767" calcext:value-type="float">
            <text:p>767</text:p>
          </table:table-cell>
          <table:table-cell table:formula="of:=[.D494]*100" office:value-type="float" office:value="-0.01401211" calcext:value-type="float">
            <text:p>-0.01401211</text:p>
          </table:table-cell>
          <table:table-cell table:formula="of:=[.E494]*100" office:value-type="float" office:value="-1.661433" calcext:value-type="float">
            <text:p>-1.661433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79.1124267578" calcext:value-type="float">
            <text:p>179.1124267578</text:p>
          </table:table-cell>
          <table:table-cell office:value-type="float" office:value="0.8236405087" calcext:value-type="float">
            <text:p>0.823640508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660838" calcext:value-type="float">
            <text:p>-0.01660838</text:p>
          </table:table-cell>
          <table:table-cell office:value-type="float" office:value="-0.0004583033" calcext:value-type="float">
            <text:p>-0.0004583033</text:p>
          </table:table-cell>
          <table:table-cell office:value-type="float" office:value="768" calcext:value-type="float">
            <text:p>768</text:p>
          </table:table-cell>
          <table:table-cell table:formula="of:=[.D495]*100" office:value-type="float" office:value="-0.01401211" calcext:value-type="float">
            <text:p>-0.01401211</text:p>
          </table:table-cell>
          <table:table-cell table:formula="of:=[.E495]*100" office:value-type="float" office:value="-1.660838" calcext:value-type="float">
            <text:p>-1.660838</text:p>
          </table:table-cell>
        </table:table-row>
        <table:table-row table:style-name="ro1">
          <table:table-cell office:value-type="float" office:value="38.45" calcext:value-type="float">
            <text:p>38.45</text:p>
          </table:table-cell>
          <table:table-cell office:value-type="float" office:value="179.123260498" calcext:value-type="float">
            <text:p>179.123260498</text:p>
          </table:table-cell>
          <table:table-cell office:value-type="float" office:value="0.7434065276" calcext:value-type="float">
            <text:p>0.743406527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60696" calcext:value-type="float">
            <text:p>-0.0160696</text:p>
          </table:table-cell>
          <table:table-cell office:value-type="float" office:value="-0.0003390113" calcext:value-type="float">
            <text:p>-0.0003390113</text:p>
          </table:table-cell>
          <table:table-cell office:value-type="float" office:value="769" calcext:value-type="float">
            <text:p>769</text:p>
          </table:table-cell>
          <table:table-cell table:formula="of:=[.D496]*100" office:value-type="float" office:value="-0.01401211" calcext:value-type="float">
            <text:p>-0.01401211</text:p>
          </table:table-cell>
          <table:table-cell table:formula="of:=[.E496]*100" office:value-type="float" office:value="-1.60696" calcext:value-type="float">
            <text:p>-1.60696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179.1389923096" calcext:value-type="float">
            <text:p>179.1389923096</text:p>
          </table:table-cell>
          <table:table-cell office:value-type="float" office:value="0.6863189664" calcext:value-type="float">
            <text:p>0.686318966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533005" calcext:value-type="float">
            <text:p>-0.01533005</text:p>
          </table:table-cell>
          <table:table-cell office:value-type="float" office:value="-0.0003081488" calcext:value-type="float">
            <text:p>-0.0003081488</text:p>
          </table:table-cell>
          <table:table-cell office:value-type="float" office:value="770" calcext:value-type="float">
            <text:p>770</text:p>
          </table:table-cell>
          <table:table-cell table:formula="of:=[.D497]*100" office:value-type="float" office:value="-0.01401211" calcext:value-type="float">
            <text:p>-0.01401211</text:p>
          </table:table-cell>
          <table:table-cell table:formula="of:=[.E497]*100" office:value-type="float" office:value="-1.533005" calcext:value-type="float">
            <text:p>-1.533005</text:p>
          </table:table-cell>
        </table:table-row>
        <table:table-row table:style-name="ro1">
          <table:table-cell office:value-type="float" office:value="38.55" calcext:value-type="float">
            <text:p>38.55</text:p>
          </table:table-cell>
          <table:table-cell office:value-type="float" office:value="179.1642456055" calcext:value-type="float">
            <text:p>179.1642456055</text:p>
          </table:table-cell>
          <table:table-cell office:value-type="float" office:value="0.5944321681" calcext:value-type="float">
            <text:p>0.594432168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422474" calcext:value-type="float">
            <text:p>-0.01422474</text:p>
          </table:table-cell>
          <table:table-cell office:value-type="float" office:value="-0.0000692264" calcext:value-type="float">
            <text:p>-6.92264E-05</text:p>
          </table:table-cell>
          <table:table-cell office:value-type="float" office:value="771" calcext:value-type="float">
            <text:p>771</text:p>
          </table:table-cell>
          <table:table-cell table:formula="of:=[.D498]*100" office:value-type="float" office:value="-0.01401211" calcext:value-type="float">
            <text:p>-0.01401211</text:p>
          </table:table-cell>
          <table:table-cell table:formula="of:=[.E498]*100" office:value-type="float" office:value="-1.422474" calcext:value-type="float">
            <text:p>-1.422474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179.1797790527" calcext:value-type="float">
            <text:p>179.1797790527</text:p>
          </table:table-cell>
          <table:table-cell office:value-type="float" office:value="0.5032827218" calcext:value-type="float">
            <text:p>0.503282721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288061" calcext:value-type="float">
            <text:p>-0.01288061</text:p>
          </table:table-cell>
          <table:table-cell office:value-type="float" office:value="-0.0000211837" calcext:value-type="float">
            <text:p>-2.11837E-05</text:p>
          </table:table-cell>
          <table:table-cell office:value-type="float" office:value="772" calcext:value-type="float">
            <text:p>772</text:p>
          </table:table-cell>
          <table:table-cell table:formula="of:=[.D499]*100" office:value-type="float" office:value="-0.01401211" calcext:value-type="float">
            <text:p>-0.01401211</text:p>
          </table:table-cell>
          <table:table-cell table:formula="of:=[.E499]*100" office:value-type="float" office:value="-1.288061" calcext:value-type="float">
            <text:p>-1.288061</text:p>
          </table:table-cell>
        </table:table-row>
        <table:table-row table:style-name="ro1">
          <table:table-cell office:value-type="float" office:value="38.65" calcext:value-type="float">
            <text:p>38.65</text:p>
          </table:table-cell>
          <table:table-cell office:value-type="float" office:value="179.1727600098" calcext:value-type="float">
            <text:p>179.1727600098</text:p>
          </table:table-cell>
          <table:table-cell office:value-type="float" office:value="0.4271597483" calcext:value-type="float">
            <text:p>0.427159748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14775" calcext:value-type="float">
            <text:p>-0.0114775</text:p>
          </table:table-cell>
          <table:table-cell office:value-type="float" office:value="0.0000180918" calcext:value-type="float">
            <text:p>1.80918E-05</text:p>
          </table:table-cell>
          <table:table-cell office:value-type="float" office:value="773" calcext:value-type="float">
            <text:p>773</text:p>
          </table:table-cell>
          <table:table-cell table:formula="of:=[.D500]*100" office:value-type="float" office:value="-0.01401211" calcext:value-type="float">
            <text:p>-0.01401211</text:p>
          </table:table-cell>
          <table:table-cell table:formula="of:=[.E500]*100" office:value-type="float" office:value="-1.14775" calcext:value-type="float">
            <text:p>-1.14775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179.1716461182" calcext:value-type="float">
            <text:p>179.1716461182</text:p>
          </table:table-cell>
          <table:table-cell office:value-type="float" office:value="0.3253402097" calcext:value-type="float">
            <text:p>0.325340209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98638" calcext:value-type="float">
            <text:p>-0.0098638</text:p>
          </table:table-cell>
          <table:table-cell office:value-type="float" office:value="0.0001637572" calcext:value-type="float">
            <text:p>0.0001637572</text:p>
          </table:table-cell>
          <table:table-cell office:value-type="float" office:value="774" calcext:value-type="float">
            <text:p>774</text:p>
          </table:table-cell>
          <table:table-cell table:formula="of:=[.D501]*100" office:value-type="float" office:value="-0.01401211" calcext:value-type="float">
            <text:p>-0.01401211</text:p>
          </table:table-cell>
          <table:table-cell table:formula="of:=[.E501]*100" office:value-type="float" office:value="-0.98638" calcext:value-type="float">
            <text:p>-0.98638</text:p>
          </table:table-cell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179.1642150879" calcext:value-type="float">
            <text:p>179.1642150879</text:p>
          </table:table-cell>
          <table:table-cell office:value-type="float" office:value="0.2338655687" calcext:value-type="float">
            <text:p>0.233865568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817872" calcext:value-type="float">
            <text:p>-0.00817872</text:p>
          </table:table-cell>
          <table:table-cell office:value-type="float" office:value="0.0002284146" calcext:value-type="float">
            <text:p>0.0002284146</text:p>
          </table:table-cell>
          <table:table-cell office:value-type="float" office:value="775" calcext:value-type="float">
            <text:p>775</text:p>
          </table:table-cell>
          <table:table-cell table:formula="of:=[.D502]*100" office:value-type="float" office:value="-0.01401211" calcext:value-type="float">
            <text:p>-0.01401211</text:p>
          </table:table-cell>
          <table:table-cell table:formula="of:=[.E502]*100" office:value-type="float" office:value="-0.817872" calcext:value-type="float">
            <text:p>-0.817872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179.1611022949" calcext:value-type="float">
            <text:p>179.1611022949</text:p>
          </table:table-cell>
          <table:table-cell office:value-type="float" office:value="0.1837245559" calcext:value-type="float">
            <text:p>0.183724555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672158" calcext:value-type="float">
            <text:p>-0.00672158</text:p>
          </table:table-cell>
          <table:table-cell office:value-type="float" office:value="0.000115486" calcext:value-type="float">
            <text:p>0.000115486</text:p>
          </table:table-cell>
          <table:table-cell office:value-type="float" office:value="776" calcext:value-type="float">
            <text:p>776</text:p>
          </table:table-cell>
          <table:table-cell table:formula="of:=[.D503]*100" office:value-type="float" office:value="-0.01401211" calcext:value-type="float">
            <text:p>-0.01401211</text:p>
          </table:table-cell>
          <table:table-cell table:formula="of:=[.E503]*100" office:value-type="float" office:value="-0.672158" calcext:value-type="float">
            <text:p>-0.672158</text:p>
          </table:table-cell>
        </table:table-row>
        <table:table-row table:style-name="ro1">
          <table:table-cell office:value-type="float" office:value="38.85" calcext:value-type="float">
            <text:p>38.85</text:p>
          </table:table-cell>
          <table:table-cell office:value-type="float" office:value="179.1538391113" calcext:value-type="float">
            <text:p>179.1538391113</text:p>
          </table:table-cell>
          <table:table-cell office:value-type="float" office:value="0.0870598288" calcext:value-type="float">
            <text:p>0.087059828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510623" calcext:value-type="float">
            <text:p>-0.00510623</text:p>
          </table:table-cell>
          <table:table-cell office:value-type="float" office:value="0.0002839221" calcext:value-type="float">
            <text:p>0.0002839221</text:p>
          </table:table-cell>
          <table:table-cell office:value-type="float" office:value="777" calcext:value-type="float">
            <text:p>777</text:p>
          </table:table-cell>
          <table:table-cell table:formula="of:=[.D504]*100" office:value-type="float" office:value="-0.01401211" calcext:value-type="float">
            <text:p>-0.01401211</text:p>
          </table:table-cell>
          <table:table-cell table:formula="of:=[.E504]*100" office:value-type="float" office:value="-0.510623" calcext:value-type="float">
            <text:p>-0.510623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179.1463165283" calcext:value-type="float">
            <text:p>179.1463165283</text:p>
          </table:table-cell>
          <table:table-cell office:value-type="float" office:value="0.0584171824" calcext:value-type="float">
            <text:p>0.058417182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383887" calcext:value-type="float">
            <text:p>-0.00383887</text:p>
          </table:table-cell>
          <table:table-cell office:value-type="float" office:value="0.000121924" calcext:value-type="float">
            <text:p>0.000121924</text:p>
          </table:table-cell>
          <table:table-cell office:value-type="float" office:value="778" calcext:value-type="float">
            <text:p>778</text:p>
          </table:table-cell>
          <table:table-cell table:formula="of:=[.D505]*100" office:value-type="float" office:value="-0.01401211" calcext:value-type="float">
            <text:p>-0.01401211</text:p>
          </table:table-cell>
          <table:table-cell table:formula="of:=[.E505]*100" office:value-type="float" office:value="-0.383887" calcext:value-type="float">
            <text:p>-0.383887</text:p>
          </table:table-cell>
        </table:table-row>
        <table:table-row table:style-name="ro1">
          <table:table-cell office:value-type="float" office:value="38.95" calcext:value-type="float">
            <text:p>38.95</text:p>
          </table:table-cell>
          <table:table-cell office:value-type="float" office:value="179.1463470459" calcext:value-type="float">
            <text:p>179.1463470459</text:p>
          </table:table-cell>
          <table:table-cell office:value-type="float" office:value="0.0255250135" calcext:value-type="float">
            <text:p>0.025525013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77506" calcext:value-type="float">
            <text:p>-0.00277506</text:p>
          </table:table-cell>
          <table:table-cell office:value-type="float" office:value="0.0000667563" calcext:value-type="float">
            <text:p>6.67563E-05</text:p>
          </table:table-cell>
          <table:table-cell office:value-type="float" office:value="779" calcext:value-type="float">
            <text:p>779</text:p>
          </table:table-cell>
          <table:table-cell table:formula="of:=[.D506]*100" office:value-type="float" office:value="-0.01401211" calcext:value-type="float">
            <text:p>-0.01401211</text:p>
          </table:table-cell>
          <table:table-cell table:formula="of:=[.E506]*100" office:value-type="float" office:value="-0.277506" calcext:value-type="float">
            <text:p>-0.2775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9.1344146729" calcext:value-type="float">
            <text:p>179.1344146729</text:p>
          </table:table-cell>
          <table:table-cell office:value-type="float" office:value="-0.0108803395" calcext:value-type="float">
            <text:p>-0.010880339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82349" calcext:value-type="float">
            <text:p>-0.00182349</text:p>
          </table:table-cell>
          <table:table-cell office:value-type="float" office:value="0.0000765481" calcext:value-type="float">
            <text:p>7.65481E-05</text:p>
          </table:table-cell>
          <table:table-cell office:value-type="float" office:value="780" calcext:value-type="float">
            <text:p>780</text:p>
          </table:table-cell>
          <table:table-cell table:formula="of:=[.D507]*100" office:value-type="float" office:value="-0.01401211" calcext:value-type="float">
            <text:p>-0.01401211</text:p>
          </table:table-cell>
          <table:table-cell table:formula="of:=[.E507]*100" office:value-type="float" office:value="-0.182349" calcext:value-type="float">
            <text:p>-0.182349</text:p>
          </table:table-cell>
        </table:table-row>
        <table:table-row table:style-name="ro1">
          <table:table-cell office:value-type="float" office:value="39.05" calcext:value-type="float">
            <text:p>39.05</text:p>
          </table:table-cell>
          <table:table-cell office:value-type="float" office:value="179.1328887939" calcext:value-type="float">
            <text:p>179.1328887939</text:p>
          </table:table-cell>
          <table:table-cell office:value-type="float" office:value="-0.0013276856" calcext:value-type="float">
            <text:p>-0.001327685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25305" calcext:value-type="float">
            <text:p>-0.00125305</text:p>
          </table:table-cell>
          <table:table-cell office:value-type="float" office:value="-0.0000446898" calcext:value-type="float">
            <text:p>-4.46898E-05</text:p>
          </table:table-cell>
          <table:table-cell office:value-type="float" office:value="781" calcext:value-type="float">
            <text:p>781</text:p>
          </table:table-cell>
          <table:table-cell table:formula="of:=[.D508]*100" office:value-type="float" office:value="-0.01401211" calcext:value-type="float">
            <text:p>-0.01401211</text:p>
          </table:table-cell>
          <table:table-cell table:formula="of:=[.E508]*100" office:value-type="float" office:value="-0.125305" calcext:value-type="float">
            <text:p>-0.125305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179.130065918" calcext:value-type="float">
            <text:p>179.130065918</text:p>
          </table:table-cell>
          <table:table-cell office:value-type="float" office:value="0.0034581228" calcext:value-type="float">
            <text:p>0.003458122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90482" calcext:value-type="float">
            <text:p>-0.00090482</text:p>
          </table:table-cell>
          <table:table-cell office:value-type="float" office:value="-0.0000125086" calcext:value-type="float">
            <text:p>-1.25086E-05</text:p>
          </table:table-cell>
          <table:table-cell office:value-type="float" office:value="782" calcext:value-type="float">
            <text:p>782</text:p>
          </table:table-cell>
          <table:table-cell table:formula="of:=[.D509]*100" office:value-type="float" office:value="-0.01401211" calcext:value-type="float">
            <text:p>-0.01401211</text:p>
          </table:table-cell>
          <table:table-cell table:formula="of:=[.E509]*100" office:value-type="float" office:value="-0.090482" calcext:value-type="float">
            <text:p>-0.090482</text:p>
          </table:table-cell>
        </table:table-row>
        <table:table-row table:style-name="ro1">
          <table:table-cell office:value-type="float" office:value="39.15" calcext:value-type="float">
            <text:p>39.15</text:p>
          </table:table-cell>
          <table:table-cell office:value-type="float" office:value="179.1341400146" calcext:value-type="float">
            <text:p>179.1341400146</text:p>
          </table:table-cell>
          <table:table-cell office:value-type="float" office:value="0.0619900592" calcext:value-type="float">
            <text:p>0.061990059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0629" calcext:value-type="float">
            <text:p>-0.0010629</text:p>
          </table:table-cell>
          <table:table-cell office:value-type="float" office:value="-0.0002137151" calcext:value-type="float">
            <text:p>-0.0002137151</text:p>
          </table:table-cell>
          <table:table-cell office:value-type="float" office:value="783" calcext:value-type="float">
            <text:p>783</text:p>
          </table:table-cell>
          <table:table-cell table:formula="of:=[.D510]*100" office:value-type="float" office:value="-0.01401211" calcext:value-type="float">
            <text:p>-0.01401211</text:p>
          </table:table-cell>
          <table:table-cell table:formula="of:=[.E510]*100" office:value-type="float" office:value="-0.10629" calcext:value-type="float">
            <text:p>-0.10629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79.10887146" calcext:value-type="float">
            <text:p>179.10887146</text:p>
          </table:table-cell>
          <table:table-cell office:value-type="float" office:value="0.0457970893" calcext:value-type="float">
            <text:p>0.045797089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06032" calcext:value-type="float">
            <text:p>-0.00106032</text:p>
          </table:table-cell>
          <table:table-cell office:value-type="float" office:value="-0.0000751959" calcext:value-type="float">
            <text:p>-7.51959E-05</text:p>
          </table:table-cell>
          <table:table-cell office:value-type="float" office:value="784" calcext:value-type="float">
            <text:p>784</text:p>
          </table:table-cell>
          <table:table-cell table:formula="of:=[.D511]*100" office:value-type="float" office:value="-0.01401211" calcext:value-type="float">
            <text:p>-0.01401211</text:p>
          </table:table-cell>
          <table:table-cell table:formula="of:=[.E511]*100" office:value-type="float" office:value="-0.106032" calcext:value-type="float">
            <text:p>-0.106032</text:p>
          </table:table-cell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179.1068878174" calcext:value-type="float">
            <text:p>179.1068878174</text:p>
          </table:table-cell>
          <table:table-cell office:value-type="float" office:value="0.075045162" calcext:value-type="float">
            <text:p>0.07504516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25355" calcext:value-type="float">
            <text:p>-0.00125355</text:p>
          </table:table-cell>
          <table:table-cell office:value-type="float" office:value="-0.0001527462" calcext:value-type="float">
            <text:p>-0.0001527462</text:p>
          </table:table-cell>
          <table:table-cell office:value-type="float" office:value="785" calcext:value-type="float">
            <text:p>785</text:p>
          </table:table-cell>
          <table:table-cell table:formula="of:=[.D512]*100" office:value-type="float" office:value="-0.01401211" calcext:value-type="float">
            <text:p>-0.01401211</text:p>
          </table:table-cell>
          <table:table-cell table:formula="of:=[.E512]*100" office:value-type="float" office:value="-0.125355" calcext:value-type="float">
            <text:p>-0.125355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179.0899047852" calcext:value-type="float">
            <text:p>179.0899047852</text:p>
          </table:table-cell>
          <table:table-cell office:value-type="float" office:value="0.1063338721" calcext:value-type="float">
            <text:p>0.106333872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59087" calcext:value-type="float">
            <text:p>-0.00159087</text:p>
          </table:table-cell>
          <table:table-cell office:value-type="float" office:value="-0.0001690653" calcext:value-type="float">
            <text:p>-0.0001690653</text:p>
          </table:table-cell>
          <table:table-cell office:value-type="float" office:value="786" calcext:value-type="float">
            <text:p>786</text:p>
          </table:table-cell>
          <table:table-cell table:formula="of:=[.D513]*100" office:value-type="float" office:value="-0.01401211" calcext:value-type="float">
            <text:p>-0.01401211</text:p>
          </table:table-cell>
          <table:table-cell table:formula="of:=[.E513]*100" office:value-type="float" office:value="-0.159087" calcext:value-type="float">
            <text:p>-0.159087</text:p>
          </table:table-cell>
        </table:table-row>
        <table:table-row table:style-name="ro1">
          <table:table-cell office:value-type="float" office:value="39.35" calcext:value-type="float">
            <text:p>39.35</text:p>
          </table:table-cell>
          <table:table-cell office:value-type="float" office:value="179.1093444824" calcext:value-type="float">
            <text:p>179.1093444824</text:p>
          </table:table-cell>
          <table:table-cell office:value-type="float" office:value="0.1343570203" calcext:value-type="float">
            <text:p>0.134357020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00245" calcext:value-type="float">
            <text:p>-0.00200245</text:p>
          </table:table-cell>
          <table:table-cell office:value-type="float" office:value="-0.0002549103" calcext:value-type="float">
            <text:p>-0.0002549103</text:p>
          </table:table-cell>
          <table:table-cell office:value-type="float" office:value="787" calcext:value-type="float">
            <text:p>787</text:p>
          </table:table-cell>
          <table:table-cell table:formula="of:=[.D514]*100" office:value-type="float" office:value="-0.01401211" calcext:value-type="float">
            <text:p>-0.01401211</text:p>
          </table:table-cell>
          <table:table-cell table:formula="of:=[.E514]*100" office:value-type="float" office:value="-0.200245" calcext:value-type="float">
            <text:p>-0.200245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79.1135406494" calcext:value-type="float">
            <text:p>179.1135406494</text:p>
          </table:table-cell>
          <table:table-cell office:value-type="float" office:value="0.1406906524" calcext:value-type="float">
            <text:p>0.140690652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31894" calcext:value-type="float">
            <text:p>-0.00231894</text:p>
          </table:table-cell>
          <table:table-cell office:value-type="float" office:value="-0.0002018344" calcext:value-type="float">
            <text:p>-0.0002018344</text:p>
          </table:table-cell>
          <table:table-cell office:value-type="float" office:value="788" calcext:value-type="float">
            <text:p>788</text:p>
          </table:table-cell>
          <table:table-cell table:formula="of:=[.D515]*100" office:value-type="float" office:value="-0.01401211" calcext:value-type="float">
            <text:p>-0.01401211</text:p>
          </table:table-cell>
          <table:table-cell table:formula="of:=[.E515]*100" office:value-type="float" office:value="-0.231894" calcext:value-type="float">
            <text:p>-0.231894</text:p>
          </table:table-cell>
        </table:table-row>
        <table:table-row table:style-name="ro1">
          <table:table-cell office:value-type="float" office:value="39.45" calcext:value-type="float">
            <text:p>39.45</text:p>
          </table:table-cell>
          <table:table-cell office:value-type="float" office:value="179.1171569824" calcext:value-type="float">
            <text:p>179.1171569824</text:p>
          </table:table-cell>
          <table:table-cell office:value-type="float" office:value="0.1531362729" calcext:value-type="float">
            <text:p>0.153136272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6128" calcext:value-type="float">
            <text:p>-0.0026128</text:p>
          </table:table-cell>
          <table:table-cell office:value-type="float" office:value="-0.0002611499" calcext:value-type="float">
            <text:p>-0.0002611499</text:p>
          </table:table-cell>
          <table:table-cell office:value-type="float" office:value="789" calcext:value-type="float">
            <text:p>789</text:p>
          </table:table-cell>
          <table:table-cell table:formula="of:=[.D516]*100" office:value-type="float" office:value="-0.01401211" calcext:value-type="float">
            <text:p>-0.01401211</text:p>
          </table:table-cell>
          <table:table-cell table:formula="of:=[.E516]*100" office:value-type="float" office:value="-0.26128" calcext:value-type="float">
            <text:p>-0.26128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179.1207580566" calcext:value-type="float">
            <text:p>179.1207580566</text:p>
          </table:table-cell>
          <table:table-cell office:value-type="float" office:value="0.1238467771" calcext:value-type="float">
            <text:p>0.123846777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61339" calcext:value-type="float">
            <text:p>-0.00261339</text:p>
          </table:table-cell>
          <table:table-cell office:value-type="float" office:value="-0.0001598405" calcext:value-type="float">
            <text:p>-0.0001598405</text:p>
          </table:table-cell>
          <table:table-cell office:value-type="float" office:value="790" calcext:value-type="float">
            <text:p>790</text:p>
          </table:table-cell>
          <table:table-cell table:formula="of:=[.D517]*100" office:value-type="float" office:value="-0.01401211" calcext:value-type="float">
            <text:p>-0.01401211</text:p>
          </table:table-cell>
          <table:table-cell table:formula="of:=[.E517]*100" office:value-type="float" office:value="-0.261339" calcext:value-type="float">
            <text:p>-0.261339</text:p>
          </table:table-cell>
        </table:table-row>
        <table:table-row table:style-name="ro1">
          <table:table-cell office:value-type="float" office:value="39.55" calcext:value-type="float">
            <text:p>39.55</text:p>
          </table:table-cell>
          <table:table-cell office:value-type="float" office:value="179.1099243164" calcext:value-type="float">
            <text:p>179.1099243164</text:p>
          </table:table-cell>
          <table:table-cell office:value-type="float" office:value="0.1125704526" calcext:value-type="float">
            <text:p>0.112570452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53863" calcext:value-type="float">
            <text:p>-0.00253863</text:p>
          </table:table-cell>
          <table:table-cell office:value-type="float" office:value="-0.0000418524" calcext:value-type="float">
            <text:p>-4.18524E-05</text:p>
          </table:table-cell>
          <table:table-cell office:value-type="float" office:value="791" calcext:value-type="float">
            <text:p>791</text:p>
          </table:table-cell>
          <table:table-cell table:formula="of:=[.D518]*100" office:value-type="float" office:value="-0.01401211" calcext:value-type="float">
            <text:p>-0.01401211</text:p>
          </table:table-cell>
          <table:table-cell table:formula="of:=[.E518]*100" office:value-type="float" office:value="-0.253863" calcext:value-type="float">
            <text:p>-0.253863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179.1257171631" calcext:value-type="float">
            <text:p>179.1257171631</text:p>
          </table:table-cell>
          <table:table-cell office:value-type="float" office:value="0.0571787368" calcext:value-type="float">
            <text:p>0.057178736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11959" calcext:value-type="float">
            <text:p>-0.00211959</text:p>
          </table:table-cell>
          <table:table-cell office:value-type="float" office:value="0.0000291631" calcext:value-type="float">
            <text:p>2.91631E-05</text:p>
          </table:table-cell>
          <table:table-cell office:value-type="float" office:value="792" calcext:value-type="float">
            <text:p>792</text:p>
          </table:table-cell>
          <table:table-cell table:formula="of:=[.D519]*100" office:value-type="float" office:value="-0.01401211" calcext:value-type="float">
            <text:p>-0.01401211</text:p>
          </table:table-cell>
          <table:table-cell table:formula="of:=[.E519]*100" office:value-type="float" office:value="-0.211959" calcext:value-type="float">
            <text:p>-0.211959</text:p>
          </table:table-cell>
        </table:table-row>
        <table:table-row table:style-name="ro1">
          <table:table-cell office:value-type="float" office:value="39.65" calcext:value-type="float">
            <text:p>39.65</text:p>
          </table:table-cell>
          <table:table-cell office:value-type="float" office:value="179.1311950684" calcext:value-type="float">
            <text:p>179.1311950684</text:p>
          </table:table-cell>
          <table:table-cell office:value-type="float" office:value="-0.0172980099" calcext:value-type="float">
            <text:p>-0.017298009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34391" calcext:value-type="float">
            <text:p>-0.00134391</text:p>
          </table:table-cell>
          <table:table-cell office:value-type="float" office:value="0.0000970336" calcext:value-type="float">
            <text:p>9.70336E-05</text:p>
          </table:table-cell>
          <table:table-cell office:value-type="float" office:value="793" calcext:value-type="float">
            <text:p>793</text:p>
          </table:table-cell>
          <table:table-cell table:formula="of:=[.D520]*100" office:value-type="float" office:value="-0.01401211" calcext:value-type="float">
            <text:p>-0.01401211</text:p>
          </table:table-cell>
          <table:table-cell table:formula="of:=[.E520]*100" office:value-type="float" office:value="-0.134391" calcext:value-type="float">
            <text:p>-0.134391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179.12840271" calcext:value-type="float">
            <text:p>179.12840271</text:p>
          </table:table-cell>
          <table:table-cell office:value-type="float" office:value="-0.0607206986" calcext:value-type="float">
            <text:p>-0.060720698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53758" calcext:value-type="float">
            <text:p>-0.00053758</text:p>
          </table:table-cell>
          <table:table-cell office:value-type="float" office:value="0.00018464" calcext:value-type="float">
            <text:p>0.00018464</text:p>
          </table:table-cell>
          <table:table-cell office:value-type="float" office:value="794" calcext:value-type="float">
            <text:p>794</text:p>
          </table:table-cell>
          <table:table-cell table:formula="of:=[.D521]*100" office:value-type="float" office:value="-0.01401211" calcext:value-type="float">
            <text:p>-0.01401211</text:p>
          </table:table-cell>
          <table:table-cell table:formula="of:=[.E521]*100" office:value-type="float" office:value="-0.053758" calcext:value-type="float">
            <text:p>-0.053758</text:p>
          </table:table-cell>
        </table:table-row>
        <table:table-row table:style-name="ro1">
          <table:table-cell office:value-type="float" office:value="39.75" calcext:value-type="float">
            <text:p>39.75</text:p>
          </table:table-cell>
          <table:table-cell office:value-type="float" office:value="179.1306610107" calcext:value-type="float">
            <text:p>179.1306610107</text:p>
          </table:table-cell>
          <table:table-cell office:value-type="float" office:value="-0.144854974" calcext:value-type="float">
            <text:p>-0.14485497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56056" calcext:value-type="float">
            <text:p>0.00056056</text:p>
          </table:table-cell>
          <table:table-cell office:value-type="float" office:value="0.0002779283" calcext:value-type="float">
            <text:p>0.0002779283</text:p>
          </table:table-cell>
          <table:table-cell office:value-type="float" office:value="795" calcext:value-type="float">
            <text:p>795</text:p>
          </table:table-cell>
          <table:table-cell table:formula="of:=[.D522]*100" office:value-type="float" office:value="-0.01401211" calcext:value-type="float">
            <text:p>-0.01401211</text:p>
          </table:table-cell>
          <table:table-cell table:formula="of:=[.E522]*100" office:value-type="float" office:value="0.056056" calcext:value-type="float">
            <text:p>0.056056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179.1222991943" calcext:value-type="float">
            <text:p>179.1222991943</text:p>
          </table:table-cell>
          <table:table-cell office:value-type="float" office:value="-0.1896434357" calcext:value-type="float">
            <text:p>-0.189643435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59088" calcext:value-type="float">
            <text:p>0.00159088</text:p>
          </table:table-cell>
          <table:table-cell office:value-type="float" office:value="0.0001672959" calcext:value-type="float">
            <text:p>0.0001672959</text:p>
          </table:table-cell>
          <table:table-cell office:value-type="float" office:value="796" calcext:value-type="float">
            <text:p>796</text:p>
          </table:table-cell>
          <table:table-cell table:formula="of:=[.D523]*100" office:value-type="float" office:value="-0.01401211" calcext:value-type="float">
            <text:p>-0.01401211</text:p>
          </table:table-cell>
          <table:table-cell table:formula="of:=[.E523]*100" office:value-type="float" office:value="0.159088" calcext:value-type="float">
            <text:p>0.159088</text:p>
          </table:table-cell>
        </table:table-row>
        <table:table-row table:style-name="ro1">
          <table:table-cell office:value-type="float" office:value="39.85" calcext:value-type="float">
            <text:p>39.85</text:p>
          </table:table-cell>
          <table:table-cell office:value-type="float" office:value="179.127166748" calcext:value-type="float">
            <text:p>179.127166748</text:p>
          </table:table-cell>
          <table:table-cell office:value-type="float" office:value="-0.3002233419" calcext:value-type="float">
            <text:p>-0.300223341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01456" calcext:value-type="float">
            <text:p>0.00301456</text:p>
          </table:table-cell>
          <table:table-cell office:value-type="float" office:value="0.0003591356" calcext:value-type="float">
            <text:p>0.0003591356</text:p>
          </table:table-cell>
          <table:table-cell office:value-type="float" office:value="797" calcext:value-type="float">
            <text:p>797</text:p>
          </table:table-cell>
          <table:table-cell table:formula="of:=[.D524]*100" office:value-type="float" office:value="-0.01401211" calcext:value-type="float">
            <text:p>-0.01401211</text:p>
          </table:table-cell>
          <table:table-cell table:formula="of:=[.E524]*100" office:value-type="float" office:value="0.301456" calcext:value-type="float">
            <text:p>0.301456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179.12059021" calcext:value-type="float">
            <text:p>179.12059021</text:p>
          </table:table-cell>
          <table:table-cell office:value-type="float" office:value="-0.3413401675" calcext:value-type="float">
            <text:p>-0.341340167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23734" calcext:value-type="float">
            <text:p>0.00423734</text:p>
          </table:table-cell>
          <table:table-cell office:value-type="float" office:value="0.0001876316" calcext:value-type="float">
            <text:p>0.0001876316</text:p>
          </table:table-cell>
          <table:table-cell office:value-type="float" office:value="798" calcext:value-type="float">
            <text:p>798</text:p>
          </table:table-cell>
          <table:table-cell table:formula="of:=[.D525]*100" office:value-type="float" office:value="-0.01401211" calcext:value-type="float">
            <text:p>-0.01401211</text:p>
          </table:table-cell>
          <table:table-cell table:formula="of:=[.E525]*100" office:value-type="float" office:value="0.423734" calcext:value-type="float">
            <text:p>0.423734</text:p>
          </table:table-cell>
        </table:table-row>
        <table:table-row table:style-name="ro1">
          <table:table-cell office:value-type="float" office:value="39.96" calcext:value-type="float">
            <text:p>39.96</text:p>
          </table:table-cell>
          <table:table-cell office:value-type="float" office:value="179.1034851074" calcext:value-type="float">
            <text:p>179.1034851074</text:p>
          </table:table-cell>
          <table:table-cell office:value-type="float" office:value="-0.4372701044" calcext:value-type="float">
            <text:p>-0.437270104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69162" calcext:value-type="float">
            <text:p>0.00569162</text:p>
          </table:table-cell>
          <table:table-cell office:value-type="float" office:value="0.0003152591" calcext:value-type="float">
            <text:p>0.0003152591</text:p>
          </table:table-cell>
          <table:table-cell office:value-type="float" office:value="799" calcext:value-type="float">
            <text:p>799</text:p>
          </table:table-cell>
          <table:table-cell table:formula="of:=[.D526]*100" office:value-type="float" office:value="-0.01401211" calcext:value-type="float">
            <text:p>-0.01401211</text:p>
          </table:table-cell>
          <table:table-cell table:formula="of:=[.E526]*100" office:value-type="float" office:value="0.569162" calcext:value-type="float">
            <text:p>0.569162</text:p>
          </table:table-cell>
        </table:table-row>
        <table:table-row table:style-name="ro1">
          <table:table-cell office:value-type="float" office:value="40.01" calcext:value-type="float">
            <text:p>40.01</text:p>
          </table:table-cell>
          <table:table-cell office:value-type="float" office:value="179.0933837891" calcext:value-type="float">
            <text:p>179.0933837891</text:p>
          </table:table-cell>
          <table:table-cell office:value-type="float" office:value="-0.4575513065" calcext:value-type="float">
            <text:p>-0.457551306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79592" calcext:value-type="float">
            <text:p>0.00679592</text:p>
          </table:table-cell>
          <table:table-cell office:value-type="float" office:value="0.0002194126" calcext:value-type="float">
            <text:p>0.0002194126</text:p>
          </table:table-cell>
          <table:table-cell office:value-type="float" office:value="800" calcext:value-type="float">
            <text:p>800</text:p>
          </table:table-cell>
          <table:table-cell table:formula="of:=[.D527]*100" office:value-type="float" office:value="-0.01401211" calcext:value-type="float">
            <text:p>-0.01401211</text:p>
          </table:table-cell>
          <table:table-cell table:formula="of:=[.E527]*100" office:value-type="float" office:value="0.679592" calcext:value-type="float">
            <text:p>0.679592</text:p>
          </table:table-cell>
        </table:table-row>
        <table:table-row table:style-name="ro1">
          <table:table-cell office:value-type="float" office:value="40.06" calcext:value-type="float">
            <text:p>40.06</text:p>
          </table:table-cell>
          <table:table-cell office:value-type="float" office:value="179.0945129395" calcext:value-type="float">
            <text:p>179.0945129395</text:p>
          </table:table-cell>
          <table:table-cell office:value-type="float" office:value="-0.5279270938" calcext:value-type="float">
            <text:p>-0.527927093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00091" calcext:value-type="float">
            <text:p>0.00800091</text:p>
          </table:table-cell>
          <table:table-cell office:value-type="float" office:value="0.0001485987" calcext:value-type="float">
            <text:p>0.0001485987</text:p>
          </table:table-cell>
          <table:table-cell office:value-type="float" office:value="801" calcext:value-type="float">
            <text:p>801</text:p>
          </table:table-cell>
          <table:table-cell table:formula="of:=[.D528]*100" office:value-type="float" office:value="-0.01401211" calcext:value-type="float">
            <text:p>-0.01401211</text:p>
          </table:table-cell>
          <table:table-cell table:formula="of:=[.E528]*100" office:value-type="float" office:value="0.800091" calcext:value-type="float">
            <text:p>0.800091</text:p>
          </table:table-cell>
        </table:table-row>
        <table:table-row table:style-name="ro1">
          <table:table-cell office:value-type="float" office:value="40.11" calcext:value-type="float">
            <text:p>40.11</text:p>
          </table:table-cell>
          <table:table-cell office:value-type="float" office:value="179.0917510986" calcext:value-type="float">
            <text:p>179.0917510986</text:p>
          </table:table-cell>
          <table:table-cell office:value-type="float" office:value="-0.5304051239" calcext:value-type="float">
            <text:p>-0.530405123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82042" calcext:value-type="float">
            <text:p>0.00882042</text:p>
          </table:table-cell>
          <table:table-cell office:value-type="float" office:value="0.0000998935" calcext:value-type="float">
            <text:p>9.98935E-05</text:p>
          </table:table-cell>
          <table:table-cell office:value-type="float" office:value="802" calcext:value-type="float">
            <text:p>802</text:p>
          </table:table-cell>
          <table:table-cell table:formula="of:=[.D529]*100" office:value-type="float" office:value="-0.01401211" calcext:value-type="float">
            <text:p>-0.01401211</text:p>
          </table:table-cell>
          <table:table-cell table:formula="of:=[.E529]*100" office:value-type="float" office:value="0.882042" calcext:value-type="float">
            <text:p>0.882042</text:p>
          </table:table-cell>
        </table:table-row>
        <table:table-row table:style-name="ro1">
          <table:table-cell office:value-type="float" office:value="40.16" calcext:value-type="float">
            <text:p>40.16</text:p>
          </table:table-cell>
          <table:table-cell office:value-type="float" office:value="179.0891571045" calcext:value-type="float">
            <text:p>179.0891571045</text:p>
          </table:table-cell>
          <table:table-cell office:value-type="float" office:value="-0.5940668082" calcext:value-type="float">
            <text:p>-0.594066808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979087" calcext:value-type="float">
            <text:p>0.00979087</text:p>
          </table:table-cell>
          <table:table-cell office:value-type="float" office:value="0.0002124272" calcext:value-type="float">
            <text:p>0.0002124272</text:p>
          </table:table-cell>
          <table:table-cell office:value-type="float" office:value="803" calcext:value-type="float">
            <text:p>803</text:p>
          </table:table-cell>
          <table:table-cell table:formula="of:=[.D530]*100" office:value-type="float" office:value="-0.01401211" calcext:value-type="float">
            <text:p>-0.01401211</text:p>
          </table:table-cell>
          <table:table-cell table:formula="of:=[.E530]*100" office:value-type="float" office:value="0.979087" calcext:value-type="float">
            <text:p>0.979087</text:p>
          </table:table-cell>
        </table:table-row>
        <table:table-row table:style-name="ro1">
          <table:table-cell office:value-type="float" office:value="40.21" calcext:value-type="float">
            <text:p>40.21</text:p>
          </table:table-cell>
          <table:table-cell office:value-type="float" office:value="179.081237793" calcext:value-type="float">
            <text:p>179.081237793</text:p>
          </table:table-cell>
          <table:table-cell office:value-type="float" office:value="-0.6263912582" calcext:value-type="float">
            <text:p>-0.626391258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065303" calcext:value-type="float">
            <text:p>0.01065303</text:p>
          </table:table-cell>
          <table:table-cell office:value-type="float" office:value="0.0001686589" calcext:value-type="float">
            <text:p>0.0001686589</text:p>
          </table:table-cell>
          <table:table-cell office:value-type="float" office:value="804" calcext:value-type="float">
            <text:p>804</text:p>
          </table:table-cell>
          <table:table-cell table:formula="of:=[.D531]*100" office:value-type="float" office:value="-0.01401211" calcext:value-type="float">
            <text:p>-0.01401211</text:p>
          </table:table-cell>
          <table:table-cell table:formula="of:=[.E531]*100" office:value-type="float" office:value="1.065303" calcext:value-type="float">
            <text:p>1.065303</text:p>
          </table:table-cell>
        </table:table-row>
        <table:table-row table:style-name="ro1">
          <table:table-cell office:value-type="float" office:value="40.26" calcext:value-type="float">
            <text:p>40.26</text:p>
          </table:table-cell>
          <table:table-cell office:value-type="float" office:value="179.0737609863" calcext:value-type="float">
            <text:p>179.0737609863</text:p>
          </table:table-cell>
          <table:table-cell office:value-type="float" office:value="-0.6506726341" calcext:value-type="float">
            <text:p>-0.650672634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138941" calcext:value-type="float">
            <text:p>0.01138941</text:p>
          </table:table-cell>
          <table:table-cell office:value-type="float" office:value="0.0001317548" calcext:value-type="float">
            <text:p>0.0001317548</text:p>
          </table:table-cell>
          <table:table-cell office:value-type="float" office:value="805" calcext:value-type="float">
            <text:p>805</text:p>
          </table:table-cell>
          <table:table-cell table:formula="of:=[.D532]*100" office:value-type="float" office:value="-0.01401211" calcext:value-type="float">
            <text:p>-0.01401211</text:p>
          </table:table-cell>
          <table:table-cell table:formula="of:=[.E532]*100" office:value-type="float" office:value="1.138941" calcext:value-type="float">
            <text:p>1.138941</text:p>
          </table:table-cell>
        </table:table-row>
        <table:table-row table:style-name="ro1">
          <table:table-cell office:value-type="float" office:value="40.31" calcext:value-type="float">
            <text:p>40.31</text:p>
          </table:table-cell>
          <table:table-cell office:value-type="float" office:value="179.0590362549" calcext:value-type="float">
            <text:p>179.0590362549</text:p>
          </table:table-cell>
          <table:table-cell office:value-type="float" office:value="-0.6862322426" calcext:value-type="float">
            <text:p>-0.686232242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211715" calcext:value-type="float">
            <text:p>0.01211715</text:p>
          </table:table-cell>
          <table:table-cell office:value-type="float" office:value="0.0001201903" calcext:value-type="float">
            <text:p>0.0001201903</text:p>
          </table:table-cell>
          <table:table-cell office:value-type="float" office:value="806" calcext:value-type="float">
            <text:p>806</text:p>
          </table:table-cell>
          <table:table-cell table:formula="of:=[.D533]*100" office:value-type="float" office:value="-0.01401211" calcext:value-type="float">
            <text:p>-0.01401211</text:p>
          </table:table-cell>
          <table:table-cell table:formula="of:=[.E533]*100" office:value-type="float" office:value="1.211715" calcext:value-type="float">
            <text:p>1.211715</text:p>
          </table:table-cell>
        </table:table-row>
        <table:table-row table:style-name="ro1">
          <table:table-cell office:value-type="float" office:value="40.36" calcext:value-type="float">
            <text:p>40.36</text:p>
          </table:table-cell>
          <table:table-cell office:value-type="float" office:value="179.0607147217" calcext:value-type="float">
            <text:p>179.0607147217</text:p>
          </table:table-cell>
          <table:table-cell office:value-type="float" office:value="-0.7003235358" calcext:value-type="float">
            <text:p>-0.700323535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269603" calcext:value-type="float">
            <text:p>0.01269603</text:p>
          </table:table-cell>
          <table:table-cell office:value-type="float" office:value="0.0002270705" calcext:value-type="float">
            <text:p>0.0002270705</text:p>
          </table:table-cell>
          <table:table-cell office:value-type="float" office:value="807" calcext:value-type="float">
            <text:p>807</text:p>
          </table:table-cell>
          <table:table-cell table:formula="of:=[.D534]*100" office:value-type="float" office:value="-0.01401211" calcext:value-type="float">
            <text:p>-0.01401211</text:p>
          </table:table-cell>
          <table:table-cell table:formula="of:=[.E534]*100" office:value-type="float" office:value="1.269603" calcext:value-type="float">
            <text:p>1.269603</text:p>
          </table:table-cell>
        </table:table-row>
        <table:table-row table:style-name="ro1">
          <table:table-cell office:value-type="float" office:value="40.41" calcext:value-type="float">
            <text:p>40.41</text:p>
          </table:table-cell>
          <table:table-cell office:value-type="float" office:value="179.0711975098" calcext:value-type="float">
            <text:p>179.0711975098</text:p>
          </table:table-cell>
          <table:table-cell office:value-type="float" office:value="-0.7264347419" calcext:value-type="float">
            <text:p>-0.726434741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325584" calcext:value-type="float">
            <text:p>0.01325584</text:p>
          </table:table-cell>
          <table:table-cell office:value-type="float" office:value="0.0002638641" calcext:value-type="float">
            <text:p>0.0002638641</text:p>
          </table:table-cell>
          <table:table-cell office:value-type="float" office:value="808" calcext:value-type="float">
            <text:p>808</text:p>
          </table:table-cell>
          <table:table-cell table:formula="of:=[.D535]*100" office:value-type="float" office:value="-0.01401211" calcext:value-type="float">
            <text:p>-0.01401211</text:p>
          </table:table-cell>
          <table:table-cell table:formula="of:=[.E535]*100" office:value-type="float" office:value="1.325584" calcext:value-type="float">
            <text:p>1.325584</text:p>
          </table:table-cell>
        </table:table-row>
        <table:table-row table:style-name="ro1">
          <table:table-cell office:value-type="float" office:value="40.46" calcext:value-type="float">
            <text:p>40.46</text:p>
          </table:table-cell>
          <table:table-cell office:value-type="float" office:value="179.0810394287" calcext:value-type="float">
            <text:p>179.0810394287</text:p>
          </table:table-cell>
          <table:table-cell office:value-type="float" office:value="-0.699601835" calcext:value-type="float">
            <text:p>-0.69960183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345003" calcext:value-type="float">
            <text:p>0.01345003</text:p>
          </table:table-cell>
          <table:table-cell office:value-type="float" office:value="0.0001024197" calcext:value-type="float">
            <text:p>0.0001024197</text:p>
          </table:table-cell>
          <table:table-cell office:value-type="float" office:value="809" calcext:value-type="float">
            <text:p>809</text:p>
          </table:table-cell>
          <table:table-cell table:formula="of:=[.D536]*100" office:value-type="float" office:value="-0.01401211" calcext:value-type="float">
            <text:p>-0.01401211</text:p>
          </table:table-cell>
          <table:table-cell table:formula="of:=[.E536]*100" office:value-type="float" office:value="1.345003" calcext:value-type="float">
            <text:p>1.345003</text:p>
          </table:table-cell>
        </table:table-row>
        <table:table-row table:style-name="ro1">
          <table:table-cell office:value-type="float" office:value="40.51" calcext:value-type="float">
            <text:p>40.51</text:p>
          </table:table-cell>
          <table:table-cell office:value-type="float" office:value="179.0710296631" calcext:value-type="float">
            <text:p>179.0710296631</text:p>
          </table:table-cell>
          <table:table-cell office:value-type="float" office:value="-0.7496742516" calcext:value-type="float">
            <text:p>-0.749674251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39132" calcext:value-type="float">
            <text:p>0.0139132</text:p>
          </table:table-cell>
          <table:table-cell office:value-type="float" office:value="0.000334278" calcext:value-type="float">
            <text:p>0.000334278</text:p>
          </table:table-cell>
          <table:table-cell office:value-type="float" office:value="810" calcext:value-type="float">
            <text:p>810</text:p>
          </table:table-cell>
          <table:table-cell table:formula="of:=[.D537]*100" office:value-type="float" office:value="-0.01401211" calcext:value-type="float">
            <text:p>-0.01401211</text:p>
          </table:table-cell>
          <table:table-cell table:formula="of:=[.E537]*100" office:value-type="float" office:value="1.39132" calcext:value-type="float">
            <text:p>1.39132</text:p>
          </table:table-cell>
        </table:table-row>
        <table:table-row table:style-name="ro1">
          <table:table-cell office:value-type="float" office:value="40.56" calcext:value-type="float">
            <text:p>40.56</text:p>
          </table:table-cell>
          <table:table-cell office:value-type="float" office:value="179.0771789551" calcext:value-type="float">
            <text:p>179.0771789551</text:p>
          </table:table-cell>
          <table:table-cell office:value-type="float" office:value="-0.6778824716" calcext:value-type="float">
            <text:p>-0.677882471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374332" calcext:value-type="float">
            <text:p>0.01374332</text:p>
          </table:table-cell>
          <table:table-cell office:value-type="float" office:value="0.0000812988" calcext:value-type="float">
            <text:p>8.12988E-05</text:p>
          </table:table-cell>
          <table:table-cell office:value-type="float" office:value="811" calcext:value-type="float">
            <text:p>811</text:p>
          </table:table-cell>
          <table:table-cell table:formula="of:=[.D538]*100" office:value-type="float" office:value="-0.01401211" calcext:value-type="float">
            <text:p>-0.01401211</text:p>
          </table:table-cell>
          <table:table-cell table:formula="of:=[.E538]*100" office:value-type="float" office:value="1.374332" calcext:value-type="float">
            <text:p>1.374332</text:p>
          </table:table-cell>
        </table:table-row>
        <table:table-row table:style-name="ro1">
          <table:table-cell office:value-type="float" office:value="40.61" calcext:value-type="float">
            <text:p>40.61</text:p>
          </table:table-cell>
          <table:table-cell office:value-type="float" office:value="179.0867614746" calcext:value-type="float">
            <text:p>179.0867614746</text:p>
          </table:table-cell>
          <table:table-cell office:value-type="float" office:value="-0.7295603543" calcext:value-type="float">
            <text:p>-0.729560354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397458" calcext:value-type="float">
            <text:p>0.01397458</text:p>
          </table:table-cell>
          <table:table-cell office:value-type="float" office:value="0.0004240796" calcext:value-type="float">
            <text:p>0.0004240796</text:p>
          </table:table-cell>
          <table:table-cell office:value-type="float" office:value="812" calcext:value-type="float">
            <text:p>812</text:p>
          </table:table-cell>
          <table:table-cell table:formula="of:=[.D539]*100" office:value-type="float" office:value="-0.01401211" calcext:value-type="float">
            <text:p>-0.01401211</text:p>
          </table:table-cell>
          <table:table-cell table:formula="of:=[.E539]*100" office:value-type="float" office:value="1.397458" calcext:value-type="float">
            <text:p>1.397458</text:p>
          </table:table-cell>
        </table:table-row>
        <table:table-row table:style-name="ro1">
          <table:table-cell office:value-type="float" office:value="40.66" calcext:value-type="float">
            <text:p>40.66</text:p>
          </table:table-cell>
          <table:table-cell office:value-type="float" office:value="179.0943756104" calcext:value-type="float">
            <text:p>179.0943756104</text:p>
          </table:table-cell>
          <table:table-cell office:value-type="float" office:value="-0.7039124737" calcext:value-type="float">
            <text:p>-0.703912473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395773" calcext:value-type="float">
            <text:p>0.01395773</text:p>
          </table:table-cell>
          <table:table-cell office:value-type="float" office:value="0.0002592398" calcext:value-type="float">
            <text:p>0.0002592398</text:p>
          </table:table-cell>
          <table:table-cell office:value-type="float" office:value="813" calcext:value-type="float">
            <text:p>813</text:p>
          </table:table-cell>
          <table:table-cell table:formula="of:=[.D540]*100" office:value-type="float" office:value="-0.01401211" calcext:value-type="float">
            <text:p>-0.01401211</text:p>
          </table:table-cell>
          <table:table-cell table:formula="of:=[.E540]*100" office:value-type="float" office:value="1.395773" calcext:value-type="float">
            <text:p>1.395773</text:p>
          </table:table-cell>
        </table:table-row>
        <table:table-row table:style-name="ro1">
          <table:table-cell office:value-type="float" office:value="40.71" calcext:value-type="float">
            <text:p>40.71</text:p>
          </table:table-cell>
          <table:table-cell office:value-type="float" office:value="179.0979156494" calcext:value-type="float">
            <text:p>179.0979156494</text:p>
          </table:table-cell>
          <table:table-cell office:value-type="float" office:value="-0.663643177" calcext:value-type="float">
            <text:p>-0.66364317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367808" calcext:value-type="float">
            <text:p>0.01367808</text:p>
          </table:table-cell>
          <table:table-cell office:value-type="float" office:value="0.0001868821" calcext:value-type="float">
            <text:p>0.0001868821</text:p>
          </table:table-cell>
          <table:table-cell office:value-type="float" office:value="814" calcext:value-type="float">
            <text:p>814</text:p>
          </table:table-cell>
          <table:table-cell table:formula="of:=[.D541]*100" office:value-type="float" office:value="-0.01401211" calcext:value-type="float">
            <text:p>-0.01401211</text:p>
          </table:table-cell>
          <table:table-cell table:formula="of:=[.E541]*100" office:value-type="float" office:value="1.367808" calcext:value-type="float">
            <text:p>1.367808</text:p>
          </table:table-cell>
        </table:table-row>
        <table:table-row table:style-name="ro1">
          <table:table-cell office:value-type="float" office:value="40.76" calcext:value-type="float">
            <text:p>40.76</text:p>
          </table:table-cell>
          <table:table-cell office:value-type="float" office:value="179.0904693604" calcext:value-type="float">
            <text:p>179.0904693604</text:p>
          </table:table-cell>
          <table:table-cell office:value-type="float" office:value="-0.6236581826" calcext:value-type="float">
            <text:p>-0.623658182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32252" calcext:value-type="float">
            <text:p>0.0132252</text:p>
          </table:table-cell>
          <table:table-cell office:value-type="float" office:value="0.0001000719" calcext:value-type="float">
            <text:p>0.0001000719</text:p>
          </table:table-cell>
          <table:table-cell office:value-type="float" office:value="815" calcext:value-type="float">
            <text:p>815</text:p>
          </table:table-cell>
          <table:table-cell table:formula="of:=[.D542]*100" office:value-type="float" office:value="-0.01401211" calcext:value-type="float">
            <text:p>-0.01401211</text:p>
          </table:table-cell>
          <table:table-cell table:formula="of:=[.E542]*100" office:value-type="float" office:value="1.32252" calcext:value-type="float">
            <text:p>1.32252</text:p>
          </table:table-cell>
        </table:table-row>
        <table:table-row table:style-name="ro1">
          <table:table-cell office:value-type="float" office:value="40.81" calcext:value-type="float">
            <text:p>40.81</text:p>
          </table:table-cell>
          <table:table-cell office:value-type="float" office:value="179.0843811035" calcext:value-type="float">
            <text:p>179.0843811035</text:p>
          </table:table-cell>
          <table:table-cell office:value-type="float" office:value="-0.6239491883" calcext:value-type="float">
            <text:p>-0.623949188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292535" calcext:value-type="float">
            <text:p>0.01292535</text:p>
          </table:table-cell>
          <table:table-cell office:value-type="float" office:value="0.0000851086" calcext:value-type="float">
            <text:p>8.51086E-05</text:p>
          </table:table-cell>
          <table:table-cell office:value-type="float" office:value="816" calcext:value-type="float">
            <text:p>816</text:p>
          </table:table-cell>
          <table:table-cell table:formula="of:=[.D543]*100" office:value-type="float" office:value="-0.01401211" calcext:value-type="float">
            <text:p>-0.01401211</text:p>
          </table:table-cell>
          <table:table-cell table:formula="of:=[.E543]*100" office:value-type="float" office:value="1.292535" calcext:value-type="float">
            <text:p>1.292535</text:p>
          </table:table-cell>
        </table:table-row>
        <table:table-row table:style-name="ro1">
          <table:table-cell office:value-type="float" office:value="40.86" calcext:value-type="float">
            <text:p>40.86</text:p>
          </table:table-cell>
          <table:table-cell office:value-type="float" office:value="179.0696563721" calcext:value-type="float">
            <text:p>179.0696563721</text:p>
          </table:table-cell>
          <table:table-cell office:value-type="float" office:value="-0.5521827551" calcext:value-type="float">
            <text:p>-0.552182755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224717" calcext:value-type="float">
            <text:p>0.01224717</text:p>
          </table:table-cell>
          <table:table-cell office:value-type="float" office:value="-0.0000557557" calcext:value-type="float">
            <text:p>-5.57557E-05</text:p>
          </table:table-cell>
          <table:table-cell office:value-type="float" office:value="817" calcext:value-type="float">
            <text:p>817</text:p>
          </table:table-cell>
          <table:table-cell table:formula="of:=[.D544]*100" office:value-type="float" office:value="-0.01401211" calcext:value-type="float">
            <text:p>-0.01401211</text:p>
          </table:table-cell>
          <table:table-cell table:formula="of:=[.E544]*100" office:value-type="float" office:value="1.224717" calcext:value-type="float">
            <text:p>1.224717</text:p>
          </table:table-cell>
        </table:table-row>
        <table:table-row table:style-name="ro1">
          <table:table-cell office:value-type="float" office:value="40.91" calcext:value-type="float">
            <text:p>40.91</text:p>
          </table:table-cell>
          <table:table-cell office:value-type="float" office:value="179.0679016113" calcext:value-type="float">
            <text:p>179.0679016113</text:p>
          </table:table-cell>
          <table:table-cell office:value-type="float" office:value="-0.5780313216" calcext:value-type="float">
            <text:p>-0.578031321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196753" calcext:value-type="float">
            <text:p>0.01196753</text:p>
          </table:table-cell>
          <table:table-cell office:value-type="float" office:value="0.0000688087" calcext:value-type="float">
            <text:p>6.88087E-05</text:p>
          </table:table-cell>
          <table:table-cell office:value-type="float" office:value="818" calcext:value-type="float">
            <text:p>818</text:p>
          </table:table-cell>
          <table:table-cell table:formula="of:=[.D545]*100" office:value-type="float" office:value="-0.01401211" calcext:value-type="float">
            <text:p>-0.01401211</text:p>
          </table:table-cell>
          <table:table-cell table:formula="of:=[.E545]*100" office:value-type="float" office:value="1.196753" calcext:value-type="float">
            <text:p>1.196753</text:p>
          </table:table-cell>
        </table:table-row>
        <table:table-row table:style-name="ro1">
          <table:table-cell office:value-type="float" office:value="40.96" calcext:value-type="float">
            <text:p>40.96</text:p>
          </table:table-cell>
          <table:table-cell office:value-type="float" office:value="179.0514526367" calcext:value-type="float">
            <text:p>179.0514526367</text:p>
          </table:table-cell>
          <table:table-cell office:value-type="float" office:value="-0.5280009368" calcext:value-type="float">
            <text:p>-0.528000936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14477" calcext:value-type="float">
            <text:p>0.0114477</text:p>
          </table:table-cell>
          <table:table-cell office:value-type="float" office:value="-0.0001844164" calcext:value-type="float">
            <text:p>-0.0001844164</text:p>
          </table:table-cell>
          <table:table-cell office:value-type="float" office:value="819" calcext:value-type="float">
            <text:p>819</text:p>
          </table:table-cell>
          <table:table-cell table:formula="of:=[.D546]*100" office:value-type="float" office:value="-0.01401211" calcext:value-type="float">
            <text:p>-0.01401211</text:p>
          </table:table-cell>
          <table:table-cell table:formula="of:=[.E546]*100" office:value-type="float" office:value="1.14477" calcext:value-type="float">
            <text:p>1.14477</text:p>
          </table:table-cell>
        </table:table-row>
        <table:table-row table:style-name="ro1">
          <table:table-cell office:value-type="float" office:value="41.01" calcext:value-type="float">
            <text:p>41.01</text:p>
          </table:table-cell>
          <table:table-cell office:value-type="float" office:value="179.0444335938" calcext:value-type="float">
            <text:p>179.0444335938</text:p>
          </table:table-cell>
          <table:table-cell office:value-type="float" office:value="-0.5132377719" calcext:value-type="float">
            <text:p>-0.513237771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100289" calcext:value-type="float">
            <text:p>0.01100289</text:p>
          </table:table-cell>
          <table:table-cell office:value-type="float" office:value="-0.0001315123" calcext:value-type="float">
            <text:p>-0.0001315123</text:p>
          </table:table-cell>
          <table:table-cell office:value-type="float" office:value="820" calcext:value-type="float">
            <text:p>820</text:p>
          </table:table-cell>
          <table:table-cell table:formula="of:=[.D547]*100" office:value-type="float" office:value="-0.01401211" calcext:value-type="float">
            <text:p>-0.01401211</text:p>
          </table:table-cell>
          <table:table-cell table:formula="of:=[.E547]*100" office:value-type="float" office:value="1.100289" calcext:value-type="float">
            <text:p>1.100289</text:p>
          </table:table-cell>
        </table:table-row>
        <table:table-row table:style-name="ro1">
          <table:table-cell office:value-type="float" office:value="41.06" calcext:value-type="float">
            <text:p>41.06</text:p>
          </table:table-cell>
          <table:table-cell office:value-type="float" office:value="179.0327148438" calcext:value-type="float">
            <text:p>179.0327148438</text:p>
          </table:table-cell>
          <table:table-cell office:value-type="float" office:value="-0.5225887626" calcext:value-type="float">
            <text:p>-0.522588762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07688" calcext:value-type="float">
            <text:p>0.0107688</text:p>
          </table:table-cell>
          <table:table-cell office:value-type="float" office:value="-0.0001023958" calcext:value-type="float">
            <text:p>-0.0001023958</text:p>
          </table:table-cell>
          <table:table-cell office:value-type="float" office:value="821" calcext:value-type="float">
            <text:p>821</text:p>
          </table:table-cell>
          <table:table-cell table:formula="of:=[.D548]*100" office:value-type="float" office:value="-0.01401211" calcext:value-type="float">
            <text:p>-0.01401211</text:p>
          </table:table-cell>
          <table:table-cell table:formula="of:=[.E548]*100" office:value-type="float" office:value="1.07688" calcext:value-type="float">
            <text:p>1.07688</text:p>
          </table:table-cell>
        </table:table-row>
        <table:table-row table:style-name="ro1">
          <table:table-cell office:value-type="float" office:value="41.11" calcext:value-type="float">
            <text:p>41.11</text:p>
          </table:table-cell>
          <table:table-cell office:value-type="float" office:value="179.0373535156" calcext:value-type="float">
            <text:p>179.0373535156</text:p>
          </table:table-cell>
          <table:table-cell office:value-type="float" office:value="-0.4865678134" calcext:value-type="float">
            <text:p>-0.486567813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037271" calcext:value-type="float">
            <text:p>0.01037271</text:p>
          </table:table-cell>
          <table:table-cell office:value-type="float" office:value="-0.0002009926" calcext:value-type="float">
            <text:p>-0.0002009926</text:p>
          </table:table-cell>
          <table:table-cell office:value-type="float" office:value="822" calcext:value-type="float">
            <text:p>822</text:p>
          </table:table-cell>
          <table:table-cell table:formula="of:=[.D549]*100" office:value-type="float" office:value="-0.01401211" calcext:value-type="float">
            <text:p>-0.01401211</text:p>
          </table:table-cell>
          <table:table-cell table:formula="of:=[.E549]*100" office:value-type="float" office:value="1.037271" calcext:value-type="float">
            <text:p>1.037271</text:p>
          </table:table-cell>
        </table:table-row>
        <table:table-row table:style-name="ro1">
          <table:table-cell office:value-type="float" office:value="41.16" calcext:value-type="float">
            <text:p>41.16</text:p>
          </table:table-cell>
          <table:table-cell office:value-type="float" office:value="179.039642334" calcext:value-type="float">
            <text:p>179.039642334</text:p>
          </table:table-cell>
          <table:table-cell office:value-type="float" office:value="-0.5059968561" calcext:value-type="float">
            <text:p>-0.505996856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023826" calcext:value-type="float">
            <text:p>0.01023826</text:p>
          </table:table-cell>
          <table:table-cell office:value-type="float" office:value="-0.000202418" calcext:value-type="float">
            <text:p>-0.000202418</text:p>
          </table:table-cell>
          <table:table-cell office:value-type="float" office:value="823" calcext:value-type="float">
            <text:p>823</text:p>
          </table:table-cell>
          <table:table-cell table:formula="of:=[.D550]*100" office:value-type="float" office:value="-0.01401211" calcext:value-type="float">
            <text:p>-0.01401211</text:p>
          </table:table-cell>
          <table:table-cell table:formula="of:=[.E550]*100" office:value-type="float" office:value="1.023826" calcext:value-type="float">
            <text:p>1.023826</text:p>
          </table:table-cell>
        </table:table-row>
        <table:table-row table:style-name="ro1">
          <table:table-cell office:value-type="float" office:value="41.21" calcext:value-type="float">
            <text:p>41.21</text:p>
          </table:table-cell>
          <table:table-cell office:value-type="float" office:value="179.0512237549" calcext:value-type="float">
            <text:p>179.0512237549</text:p>
          </table:table-cell>
          <table:table-cell office:value-type="float" office:value="-0.4786131897" calcext:value-type="float">
            <text:p>-0.478613189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996614" calcext:value-type="float">
            <text:p>0.00996614</text:p>
          </table:table-cell>
          <table:table-cell office:value-type="float" office:value="-0.0001707699" calcext:value-type="float">
            <text:p>-0.0001707699</text:p>
          </table:table-cell>
          <table:table-cell office:value-type="float" office:value="824" calcext:value-type="float">
            <text:p>824</text:p>
          </table:table-cell>
          <table:table-cell table:formula="of:=[.D551]*100" office:value-type="float" office:value="-0.01401211" calcext:value-type="float">
            <text:p>-0.01401211</text:p>
          </table:table-cell>
          <table:table-cell table:formula="of:=[.E551]*100" office:value-type="float" office:value="0.996614" calcext:value-type="float">
            <text:p>0.996614</text:p>
          </table:table-cell>
        </table:table-row>
        <table:table-row table:style-name="ro1">
          <table:table-cell office:value-type="float" office:value="41.26" calcext:value-type="float">
            <text:p>41.26</text:p>
          </table:table-cell>
          <table:table-cell office:value-type="float" office:value="179.0519256592" calcext:value-type="float">
            <text:p>179.0519256592</text:p>
          </table:table-cell>
          <table:table-cell office:value-type="float" office:value="-0.4869837136" calcext:value-type="float">
            <text:p>-0.486983713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98406" calcext:value-type="float">
            <text:p>0.0098406</text:p>
          </table:table-cell>
          <table:table-cell office:value-type="float" office:value="-0.000135835" calcext:value-type="float">
            <text:p>-0.000135835</text:p>
          </table:table-cell>
          <table:table-cell office:value-type="float" office:value="825" calcext:value-type="float">
            <text:p>825</text:p>
          </table:table-cell>
          <table:table-cell table:formula="of:=[.D552]*100" office:value-type="float" office:value="-0.01401211" calcext:value-type="float">
            <text:p>-0.01401211</text:p>
          </table:table-cell>
          <table:table-cell table:formula="of:=[.E552]*100" office:value-type="float" office:value="0.98406" calcext:value-type="float">
            <text:p>0.98406</text:p>
          </table:table-cell>
        </table:table-row>
        <table:table-row table:style-name="ro1">
          <table:table-cell office:value-type="float" office:value="41.31" calcext:value-type="float">
            <text:p>41.31</text:p>
          </table:table-cell>
          <table:table-cell office:value-type="float" office:value="179.0505523682" calcext:value-type="float">
            <text:p>179.0505523682</text:p>
          </table:table-cell>
          <table:table-cell office:value-type="float" office:value="-0.4744129421" calcext:value-type="float">
            <text:p>-0.474412942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967315" calcext:value-type="float">
            <text:p>0.00967315</text:p>
          </table:table-cell>
          <table:table-cell office:value-type="float" office:value="-0.0001832865" calcext:value-type="float">
            <text:p>-0.0001832865</text:p>
          </table:table-cell>
          <table:table-cell office:value-type="float" office:value="826" calcext:value-type="float">
            <text:p>826</text:p>
          </table:table-cell>
          <table:table-cell table:formula="of:=[.D553]*100" office:value-type="float" office:value="-0.01401211" calcext:value-type="float">
            <text:p>-0.01401211</text:p>
          </table:table-cell>
          <table:table-cell table:formula="of:=[.E553]*100" office:value-type="float" office:value="0.967315" calcext:value-type="float">
            <text:p>0.967315</text:p>
          </table:table-cell>
        </table:table-row>
        <table:table-row table:style-name="ro1">
          <table:table-cell office:value-type="float" office:value="41.36" calcext:value-type="float">
            <text:p>41.36</text:p>
          </table:table-cell>
          <table:table-cell office:value-type="float" office:value="179.0442657471" calcext:value-type="float">
            <text:p>179.0442657471</text:p>
          </table:table-cell>
          <table:table-cell office:value-type="float" office:value="-0.5274299265" calcext:value-type="float">
            <text:p>-0.527429926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991495" calcext:value-type="float">
            <text:p>0.00991495</text:p>
          </table:table-cell>
          <table:table-cell office:value-type="float" office:value="0.0000473241" calcext:value-type="float">
            <text:p>4.73241E-05</text:p>
          </table:table-cell>
          <table:table-cell office:value-type="float" office:value="827" calcext:value-type="float">
            <text:p>827</text:p>
          </table:table-cell>
          <table:table-cell table:formula="of:=[.D554]*100" office:value-type="float" office:value="-0.01401211" calcext:value-type="float">
            <text:p>-0.01401211</text:p>
          </table:table-cell>
          <table:table-cell table:formula="of:=[.E554]*100" office:value-type="float" office:value="0.991495" calcext:value-type="float">
            <text:p>0.991495</text:p>
          </table:table-cell>
        </table:table-row>
        <table:table-row table:style-name="ro1">
          <table:table-cell office:value-type="float" office:value="41.41" calcext:value-type="float">
            <text:p>41.41</text:p>
          </table:table-cell>
          <table:table-cell office:value-type="float" office:value="179.0475006104" calcext:value-type="float">
            <text:p>179.0475006104</text:p>
          </table:table-cell>
          <table:table-cell office:value-type="float" office:value="-0.4927906715" calcext:value-type="float">
            <text:p>-0.492790671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984519" calcext:value-type="float">
            <text:p>0.00984519</text:p>
          </table:table-cell>
          <table:table-cell office:value-type="float" office:value="-0.0001328298" calcext:value-type="float">
            <text:p>-0.0001328298</text:p>
          </table:table-cell>
          <table:table-cell office:value-type="float" office:value="828" calcext:value-type="float">
            <text:p>828</text:p>
          </table:table-cell>
          <table:table-cell table:formula="of:=[.D555]*100" office:value-type="float" office:value="-0.01401211" calcext:value-type="float">
            <text:p>-0.01401211</text:p>
          </table:table-cell>
          <table:table-cell table:formula="of:=[.E555]*100" office:value-type="float" office:value="0.984519" calcext:value-type="float">
            <text:p>0.984519</text:p>
          </table:table-cell>
        </table:table-row>
        <table:table-row table:style-name="ro1">
          <table:table-cell office:value-type="float" office:value="41.46" calcext:value-type="float">
            <text:p>41.46</text:p>
          </table:table-cell>
          <table:table-cell office:value-type="float" office:value="179.0699920654" calcext:value-type="float">
            <text:p>179.0699920654</text:p>
          </table:table-cell>
          <table:table-cell office:value-type="float" office:value="-0.5539866337" calcext:value-type="float">
            <text:p>-0.553986633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020661" calcext:value-type="float">
            <text:p>0.01020661</text:p>
          </table:table-cell>
          <table:table-cell office:value-type="float" office:value="0.0001395177" calcext:value-type="float">
            <text:p>0.0001395177</text:p>
          </table:table-cell>
          <table:table-cell office:value-type="float" office:value="829" calcext:value-type="float">
            <text:p>829</text:p>
          </table:table-cell>
          <table:table-cell table:formula="of:=[.D556]*100" office:value-type="float" office:value="-0.01401211" calcext:value-type="float">
            <text:p>-0.01401211</text:p>
          </table:table-cell>
          <table:table-cell table:formula="of:=[.E556]*100" office:value-type="float" office:value="1.020661" calcext:value-type="float">
            <text:p>1.020661</text:p>
          </table:table-cell>
        </table:table-row>
        <table:table-row table:style-name="ro1">
          <table:table-cell office:value-type="float" office:value="41.51" calcext:value-type="float">
            <text:p>41.51</text:p>
          </table:table-cell>
          <table:table-cell office:value-type="float" office:value="179.0714416504" calcext:value-type="float">
            <text:p>179.0714416504</text:p>
          </table:table-cell>
          <table:table-cell office:value-type="float" office:value="-0.5329140213" calcext:value-type="float">
            <text:p>-0.532914021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030699" calcext:value-type="float">
            <text:p>0.01030699</text:p>
          </table:table-cell>
          <table:table-cell office:value-type="float" office:value="0.0000456351" calcext:value-type="float">
            <text:p>4.56351E-05</text:p>
          </table:table-cell>
          <table:table-cell office:value-type="float" office:value="830" calcext:value-type="float">
            <text:p>830</text:p>
          </table:table-cell>
          <table:table-cell table:formula="of:=[.D557]*100" office:value-type="float" office:value="-0.01401211" calcext:value-type="float">
            <text:p>-0.01401211</text:p>
          </table:table-cell>
          <table:table-cell table:formula="of:=[.E557]*100" office:value-type="float" office:value="1.030699" calcext:value-type="float">
            <text:p>1.030699</text:p>
          </table:table-cell>
        </table:table-row>
        <table:table-row table:style-name="ro1">
          <table:table-cell office:value-type="float" office:value="41.56" calcext:value-type="float">
            <text:p>41.56</text:p>
          </table:table-cell>
          <table:table-cell office:value-type="float" office:value="179.0704040527" calcext:value-type="float">
            <text:p>179.0704040527</text:p>
          </table:table-cell>
          <table:table-cell office:value-type="float" office:value="-0.4876785908" calcext:value-type="float">
            <text:p>-0.487678590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007237" calcext:value-type="float">
            <text:p>0.01007237</text:p>
          </table:table-cell>
          <table:table-cell office:value-type="float" office:value="-0.0000932038" calcext:value-type="float">
            <text:p>-9.32038E-05</text:p>
          </table:table-cell>
          <table:table-cell office:value-type="float" office:value="831" calcext:value-type="float">
            <text:p>831</text:p>
          </table:table-cell>
          <table:table-cell table:formula="of:=[.D558]*100" office:value-type="float" office:value="-0.01401211" calcext:value-type="float">
            <text:p>-0.01401211</text:p>
          </table:table-cell>
          <table:table-cell table:formula="of:=[.E558]*100" office:value-type="float" office:value="1.007237" calcext:value-type="float">
            <text:p>1.007237</text:p>
          </table:table-cell>
        </table:table-row>
        <table:table-row table:style-name="ro1">
          <table:table-cell office:value-type="float" office:value="41.61" calcext:value-type="float">
            <text:p>41.61</text:p>
          </table:table-cell>
          <table:table-cell office:value-type="float" office:value="179.0726318359" calcext:value-type="float">
            <text:p>179.0726318359</text:p>
          </table:table-cell>
          <table:table-cell office:value-type="float" office:value="-0.5129300301" calcext:value-type="float">
            <text:p>-0.512930030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008433" calcext:value-type="float">
            <text:p>0.01008433</text:p>
          </table:table-cell>
          <table:table-cell office:value-type="float" office:value="0.0001603095" calcext:value-type="float">
            <text:p>0.0001603095</text:p>
          </table:table-cell>
          <table:table-cell office:value-type="float" office:value="832" calcext:value-type="float">
            <text:p>832</text:p>
          </table:table-cell>
          <table:table-cell table:formula="of:=[.D559]*100" office:value-type="float" office:value="-0.01401211" calcext:value-type="float">
            <text:p>-0.01401211</text:p>
          </table:table-cell>
          <table:table-cell table:formula="of:=[.E559]*100" office:value-type="float" office:value="1.008433" calcext:value-type="float">
            <text:p>1.008433</text:p>
          </table:table-cell>
        </table:table-row>
        <table:table-row table:style-name="ro1">
          <table:table-cell office:value-type="float" office:value="41.66" calcext:value-type="float">
            <text:p>41.66</text:p>
          </table:table-cell>
          <table:table-cell office:value-type="float" office:value="179.0679321289" calcext:value-type="float">
            <text:p>179.0679321289</text:p>
          </table:table-cell>
          <table:table-cell office:value-type="float" office:value="-0.4439084654" calcext:value-type="float">
            <text:p>-0.443908465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963224" calcext:value-type="float">
            <text:p>0.00963224</text:p>
          </table:table-cell>
          <table:table-cell office:value-type="float" office:value="-0.0001359754" calcext:value-type="float">
            <text:p>-0.0001359754</text:p>
          </table:table-cell>
          <table:table-cell office:value-type="float" office:value="833" calcext:value-type="float">
            <text:p>833</text:p>
          </table:table-cell>
          <table:table-cell table:formula="of:=[.D560]*100" office:value-type="float" office:value="-0.01401211" calcext:value-type="float">
            <text:p>-0.01401211</text:p>
          </table:table-cell>
          <table:table-cell table:formula="of:=[.E560]*100" office:value-type="float" office:value="0.963224" calcext:value-type="float">
            <text:p>0.963224</text:p>
          </table:table-cell>
        </table:table-row>
        <table:table-row table:style-name="ro1">
          <table:table-cell office:value-type="float" office:value="41.71" calcext:value-type="float">
            <text:p>41.71</text:p>
          </table:table-cell>
          <table:table-cell office:value-type="float" office:value="179.0615692139" calcext:value-type="float">
            <text:p>179.0615692139</text:p>
          </table:table-cell>
          <table:table-cell office:value-type="float" office:value="-0.4362753978" calcext:value-type="float">
            <text:p>-0.436275397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928009" calcext:value-type="float">
            <text:p>0.00928009</text:p>
          </table:table-cell>
          <table:table-cell office:value-type="float" office:value="0.0000162553" calcext:value-type="float">
            <text:p>1.62553E-05</text:p>
          </table:table-cell>
          <table:table-cell office:value-type="float" office:value="834" calcext:value-type="float">
            <text:p>834</text:p>
          </table:table-cell>
          <table:table-cell table:formula="of:=[.D561]*100" office:value-type="float" office:value="-0.01401211" calcext:value-type="float">
            <text:p>-0.01401211</text:p>
          </table:table-cell>
          <table:table-cell table:formula="of:=[.E561]*100" office:value-type="float" office:value="0.928009" calcext:value-type="float">
            <text:p>0.928009</text:p>
          </table:table-cell>
        </table:table-row>
        <table:table-row table:style-name="ro1">
          <table:table-cell office:value-type="float" office:value="41.76" calcext:value-type="float">
            <text:p>41.76</text:p>
          </table:table-cell>
          <table:table-cell office:value-type="float" office:value="179.0459747314" calcext:value-type="float">
            <text:p>179.0459747314</text:p>
          </table:table-cell>
          <table:table-cell office:value-type="float" office:value="-0.407364464" calcext:value-type="float">
            <text:p>-0.40736446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85271" calcext:value-type="float">
            <text:p>0.00885271</text:p>
          </table:table-cell>
          <table:table-cell office:value-type="float" office:value="0.0000372132" calcext:value-type="float">
            <text:p>3.72132E-05</text:p>
          </table:table-cell>
          <table:table-cell office:value-type="float" office:value="835" calcext:value-type="float">
            <text:p>835</text:p>
          </table:table-cell>
          <table:table-cell table:formula="of:=[.D562]*100" office:value-type="float" office:value="-0.01401211" calcext:value-type="float">
            <text:p>-0.01401211</text:p>
          </table:table-cell>
          <table:table-cell table:formula="of:=[.E562]*100" office:value-type="float" office:value="0.885271" calcext:value-type="float">
            <text:p>0.885271</text:p>
          </table:table-cell>
        </table:table-row>
        <table:table-row table:style-name="ro1">
          <table:table-cell office:value-type="float" office:value="41.81" calcext:value-type="float">
            <text:p>41.81</text:p>
          </table:table-cell>
          <table:table-cell office:value-type="float" office:value="179.0430145264" calcext:value-type="float">
            <text:p>179.0430145264</text:p>
          </table:table-cell>
          <table:table-cell office:value-type="float" office:value="-0.3658481146" calcext:value-type="float">
            <text:p>-0.365848114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29119" calcext:value-type="float">
            <text:p>0.00829119</text:p>
          </table:table-cell>
          <table:table-cell office:value-type="float" office:value="-0.0001907315" calcext:value-type="float">
            <text:p>-0.0001907315</text:p>
          </table:table-cell>
          <table:table-cell office:value-type="float" office:value="836" calcext:value-type="float">
            <text:p>836</text:p>
          </table:table-cell>
          <table:table-cell table:formula="of:=[.D563]*100" office:value-type="float" office:value="-0.01401211" calcext:value-type="float">
            <text:p>-0.01401211</text:p>
          </table:table-cell>
          <table:table-cell table:formula="of:=[.E563]*100" office:value-type="float" office:value="0.829119" calcext:value-type="float">
            <text:p>0.829119</text:p>
          </table:table-cell>
        </table:table-row>
        <table:table-row table:style-name="ro1">
          <table:table-cell office:value-type="float" office:value="41.86" calcext:value-type="float">
            <text:p>41.86</text:p>
          </table:table-cell>
          <table:table-cell office:value-type="float" office:value="179.0395965576" calcext:value-type="float">
            <text:p>179.0395965576</text:p>
          </table:table-cell>
          <table:table-cell office:value-type="float" office:value="-0.31136663" calcext:value-type="float">
            <text:p>-0.3113666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55384" calcext:value-type="float">
            <text:p>0.00755384</text:p>
          </table:table-cell>
          <table:table-cell office:value-type="float" office:value="-0.0001532034" calcext:value-type="float">
            <text:p>-0.0001532034</text:p>
          </table:table-cell>
          <table:table-cell office:value-type="float" office:value="837" calcext:value-type="float">
            <text:p>837</text:p>
          </table:table-cell>
          <table:table-cell table:formula="of:=[.D564]*100" office:value-type="float" office:value="-0.01401211" calcext:value-type="float">
            <text:p>-0.01401211</text:p>
          </table:table-cell>
          <table:table-cell table:formula="of:=[.E564]*100" office:value-type="float" office:value="0.755384" calcext:value-type="float">
            <text:p>0.755384</text:p>
          </table:table-cell>
        </table:table-row>
        <table:table-row table:style-name="ro1">
          <table:table-cell office:value-type="float" office:value="41.91" calcext:value-type="float">
            <text:p>41.91</text:p>
          </table:table-cell>
          <table:table-cell office:value-type="float" office:value="179.039855957" calcext:value-type="float">
            <text:p>179.039855957</text:p>
          </table:table-cell>
          <table:table-cell office:value-type="float" office:value="-0.3108897188" calcext:value-type="float">
            <text:p>-0.310889718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0593" calcext:value-type="float">
            <text:p>0.0070593</text:p>
          </table:table-cell>
          <table:table-cell office:value-type="float" office:value="-0.0001585352" calcext:value-type="float">
            <text:p>-0.0001585352</text:p>
          </table:table-cell>
          <table:table-cell office:value-type="float" office:value="838" calcext:value-type="float">
            <text:p>838</text:p>
          </table:table-cell>
          <table:table-cell table:formula="of:=[.D565]*100" office:value-type="float" office:value="-0.01401211" calcext:value-type="float">
            <text:p>-0.01401211</text:p>
          </table:table-cell>
          <table:table-cell table:formula="of:=[.E565]*100" office:value-type="float" office:value="0.70593" calcext:value-type="float">
            <text:p>0.70593</text:p>
          </table:table-cell>
        </table:table-row>
        <table:table-row table:style-name="ro1">
          <table:table-cell office:value-type="float" office:value="41.96" calcext:value-type="float">
            <text:p>41.96</text:p>
          </table:table-cell>
          <table:table-cell office:value-type="float" office:value="179.0240631104" calcext:value-type="float">
            <text:p>179.0240631104</text:p>
          </table:table-cell>
          <table:table-cell office:value-type="float" office:value="-0.2676918792" calcext:value-type="float">
            <text:p>-0.267691879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44181" calcext:value-type="float">
            <text:p>0.00644181</text:p>
          </table:table-cell>
          <table:table-cell office:value-type="float" office:value="-0.0001453465" calcext:value-type="float">
            <text:p>-0.0001453465</text:p>
          </table:table-cell>
          <table:table-cell office:value-type="float" office:value="839" calcext:value-type="float">
            <text:p>839</text:p>
          </table:table-cell>
          <table:table-cell table:formula="of:=[.D566]*100" office:value-type="float" office:value="-0.01401211" calcext:value-type="float">
            <text:p>-0.01401211</text:p>
          </table:table-cell>
          <table:table-cell table:formula="of:=[.E566]*100" office:value-type="float" office:value="0.644181" calcext:value-type="float">
            <text:p>0.644181</text:p>
          </table:table-cell>
        </table:table-row>
        <table:table-row table:style-name="ro1">
          <table:table-cell office:value-type="float" office:value="42.01" calcext:value-type="float">
            <text:p>42.01</text:p>
          </table:table-cell>
          <table:table-cell office:value-type="float" office:value="179.022644043" calcext:value-type="float">
            <text:p>179.022644043</text:p>
          </table:table-cell>
          <table:table-cell office:value-type="float" office:value="-0.2415408008" calcext:value-type="float">
            <text:p>-0.241540800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85601" calcext:value-type="float">
            <text:p>0.00585601</text:p>
          </table:table-cell>
          <table:table-cell office:value-type="float" office:value="-0.0002333795" calcext:value-type="float">
            <text:p>-0.0002333795</text:p>
          </table:table-cell>
          <table:table-cell office:value-type="float" office:value="840" calcext:value-type="float">
            <text:p>840</text:p>
          </table:table-cell>
          <table:table-cell table:formula="of:=[.D567]*100" office:value-type="float" office:value="-0.01401211" calcext:value-type="float">
            <text:p>-0.01401211</text:p>
          </table:table-cell>
          <table:table-cell table:formula="of:=[.E567]*100" office:value-type="float" office:value="0.585601" calcext:value-type="float">
            <text:p>0.585601</text:p>
          </table:table-cell>
        </table:table-row>
        <table:table-row table:style-name="ro1">
          <table:table-cell office:value-type="float" office:value="42.06" calcext:value-type="float">
            <text:p>42.06</text:p>
          </table:table-cell>
          <table:table-cell office:value-type="float" office:value="179.011932373" calcext:value-type="float">
            <text:p>179.011932373</text:p>
          </table:table-cell>
          <table:table-cell office:value-type="float" office:value="-0.2097867712" calcext:value-type="float">
            <text:p>-0.209786771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25398" calcext:value-type="float">
            <text:p>0.00525398</text:p>
          </table:table-cell>
          <table:table-cell office:value-type="float" office:value="-0.0003347853" calcext:value-type="float">
            <text:p>-0.0003347853</text:p>
          </table:table-cell>
          <table:table-cell office:value-type="float" office:value="841" calcext:value-type="float">
            <text:p>841</text:p>
          </table:table-cell>
          <table:table-cell table:formula="of:=[.D568]*100" office:value-type="float" office:value="-0.01401211" calcext:value-type="float">
            <text:p>-0.01401211</text:p>
          </table:table-cell>
          <table:table-cell table:formula="of:=[.E568]*100" office:value-type="float" office:value="0.525398" calcext:value-type="float">
            <text:p>0.525398</text:p>
          </table:table-cell>
        </table:table-row>
        <table:table-row table:style-name="ro1">
          <table:table-cell office:value-type="float" office:value="42.11" calcext:value-type="float">
            <text:p>42.11</text:p>
          </table:table-cell>
          <table:table-cell office:value-type="float" office:value="179.0070800781" calcext:value-type="float">
            <text:p>179.0070800781</text:p>
          </table:table-cell>
          <table:table-cell office:value-type="float" office:value="-0.2242165231" calcext:value-type="float">
            <text:p>-0.224216523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94898" calcext:value-type="float">
            <text:p>0.00494898</text:p>
          </table:table-cell>
          <table:table-cell office:value-type="float" office:value="-0.0001696126" calcext:value-type="float">
            <text:p>-0.0001696126</text:p>
          </table:table-cell>
          <table:table-cell office:value-type="float" office:value="842" calcext:value-type="float">
            <text:p>842</text:p>
          </table:table-cell>
          <table:table-cell table:formula="of:=[.D569]*100" office:value-type="float" office:value="-0.01401211" calcext:value-type="float">
            <text:p>-0.01401211</text:p>
          </table:table-cell>
          <table:table-cell table:formula="of:=[.E569]*100" office:value-type="float" office:value="0.494898" calcext:value-type="float">
            <text:p>0.494898</text:p>
          </table:table-cell>
        </table:table-row>
        <table:table-row table:style-name="ro1">
          <table:table-cell office:value-type="float" office:value="42.16" calcext:value-type="float">
            <text:p>42.16</text:p>
          </table:table-cell>
          <table:table-cell office:value-type="float" office:value="179.0057678223" calcext:value-type="float">
            <text:p>179.0057678223</text:p>
          </table:table-cell>
          <table:table-cell office:value-type="float" office:value="-0.1816752766" calcext:value-type="float">
            <text:p>-0.181675276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46216" calcext:value-type="float">
            <text:p>0.00446216</text:p>
          </table:table-cell>
          <table:table-cell office:value-type="float" office:value="-0.000209791" calcext:value-type="float">
            <text:p>-0.000209791</text:p>
          </table:table-cell>
          <table:table-cell office:value-type="float" office:value="843" calcext:value-type="float">
            <text:p>843</text:p>
          </table:table-cell>
          <table:table-cell table:formula="of:=[.D570]*100" office:value-type="float" office:value="-0.01401211" calcext:value-type="float">
            <text:p>-0.01401211</text:p>
          </table:table-cell>
          <table:table-cell table:formula="of:=[.E570]*100" office:value-type="float" office:value="0.446216" calcext:value-type="float">
            <text:p>0.446216</text:p>
          </table:table-cell>
        </table:table-row>
        <table:table-row table:style-name="ro1">
          <table:table-cell office:value-type="float" office:value="42.21" calcext:value-type="float">
            <text:p>42.21</text:p>
          </table:table-cell>
          <table:table-cell office:value-type="float" office:value="178.998916626" calcext:value-type="float">
            <text:p>178.998916626</text:p>
          </table:table-cell>
          <table:table-cell office:value-type="float" office:value="-0.1726098668" calcext:value-type="float">
            <text:p>-0.172609866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07733" calcext:value-type="float">
            <text:p>0.00407733</text:p>
          </table:table-cell>
          <table:table-cell office:value-type="float" office:value="-0.0001880854" calcext:value-type="float">
            <text:p>-0.0001880854</text:p>
          </table:table-cell>
          <table:table-cell office:value-type="float" office:value="844" calcext:value-type="float">
            <text:p>844</text:p>
          </table:table-cell>
          <table:table-cell table:formula="of:=[.D571]*100" office:value-type="float" office:value="-0.01401211" calcext:value-type="float">
            <text:p>-0.01401211</text:p>
          </table:table-cell>
          <table:table-cell table:formula="of:=[.E571]*100" office:value-type="float" office:value="0.407733" calcext:value-type="float">
            <text:p>0.407733</text:p>
          </table:table-cell>
        </table:table-row>
        <table:table-row table:style-name="ro1">
          <table:table-cell office:value-type="float" office:value="42.26" calcext:value-type="float">
            <text:p>42.26</text:p>
          </table:table-cell>
          <table:table-cell office:value-type="float" office:value="179.0063781738" calcext:value-type="float">
            <text:p>179.0063781738</text:p>
          </table:table-cell>
          <table:table-cell office:value-type="float" office:value="-0.157663201" calcext:value-type="float">
            <text:p>-0.15766320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72126" calcext:value-type="float">
            <text:p>0.00372126</text:p>
          </table:table-cell>
          <table:table-cell office:value-type="float" office:value="-0.0002140394" calcext:value-type="float">
            <text:p>-0.0002140394</text:p>
          </table:table-cell>
          <table:table-cell office:value-type="float" office:value="845" calcext:value-type="float">
            <text:p>845</text:p>
          </table:table-cell>
          <table:table-cell table:formula="of:=[.D572]*100" office:value-type="float" office:value="-0.01401211" calcext:value-type="float">
            <text:p>-0.01401211</text:p>
          </table:table-cell>
          <table:table-cell table:formula="of:=[.E572]*100" office:value-type="float" office:value="0.372126" calcext:value-type="float">
            <text:p>0.372126</text:p>
          </table:table-cell>
        </table:table-row>
        <table:table-row table:style-name="ro1">
          <table:table-cell office:value-type="float" office:value="42.31" calcext:value-type="float">
            <text:p>42.31</text:p>
          </table:table-cell>
          <table:table-cell office:value-type="float" office:value="179.014465332" calcext:value-type="float">
            <text:p>179.014465332</text:p>
          </table:table-cell>
          <table:table-cell office:value-type="float" office:value="-0.1297943276" calcext:value-type="float">
            <text:p>-0.129794327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29821" calcext:value-type="float">
            <text:p>0.00329821</text:p>
          </table:table-cell>
          <table:table-cell office:value-type="float" office:value="-0.0002884253" calcext:value-type="float">
            <text:p>-0.0002884253</text:p>
          </table:table-cell>
          <table:table-cell office:value-type="float" office:value="846" calcext:value-type="float">
            <text:p>846</text:p>
          </table:table-cell>
          <table:table-cell table:formula="of:=[.D573]*100" office:value-type="float" office:value="-0.01401211" calcext:value-type="float">
            <text:p>-0.01401211</text:p>
          </table:table-cell>
          <table:table-cell table:formula="of:=[.E573]*100" office:value-type="float" office:value="0.329821" calcext:value-type="float">
            <text:p>0.329821</text:p>
          </table:table-cell>
        </table:table-row>
        <table:table-row table:style-name="ro1">
          <table:table-cell office:value-type="float" office:value="42.36" calcext:value-type="float">
            <text:p>42.36</text:p>
          </table:table-cell>
          <table:table-cell office:value-type="float" office:value="179.0198974609" calcext:value-type="float">
            <text:p>179.0198974609</text:p>
          </table:table-cell>
          <table:table-cell office:value-type="float" office:value="-0.0904419615" calcext:value-type="float">
            <text:p>-0.090441961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75399" calcext:value-type="float">
            <text:p>0.00275399</text:p>
          </table:table-cell>
          <table:table-cell office:value-type="float" office:value="-0.0002843665" calcext:value-type="float">
            <text:p>-0.0002843665</text:p>
          </table:table-cell>
          <table:table-cell office:value-type="float" office:value="847" calcext:value-type="float">
            <text:p>847</text:p>
          </table:table-cell>
          <table:table-cell table:formula="of:=[.D574]*100" office:value-type="float" office:value="-0.01401211" calcext:value-type="float">
            <text:p>-0.01401211</text:p>
          </table:table-cell>
          <table:table-cell table:formula="of:=[.E574]*100" office:value-type="float" office:value="0.275399" calcext:value-type="float">
            <text:p>0.275399</text:p>
          </table:table-cell>
        </table:table-row>
        <table:table-row table:style-name="ro1">
          <table:table-cell office:value-type="float" office:value="42.41" calcext:value-type="float">
            <text:p>42.41</text:p>
          </table:table-cell>
          <table:table-cell office:value-type="float" office:value="179.0293884277" calcext:value-type="float">
            <text:p>179.0293884277</text:p>
          </table:table-cell>
          <table:table-cell office:value-type="float" office:value="-0.102390603" calcext:value-type="float">
            <text:p>-0.10239060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47097" calcext:value-type="float">
            <text:p>0.00247097</text:p>
          </table:table-cell>
          <table:table-cell office:value-type="float" office:value="-0.0000582672" calcext:value-type="float">
            <text:p>-5.82672E-05</text:p>
          </table:table-cell>
          <table:table-cell office:value-type="float" office:value="848" calcext:value-type="float">
            <text:p>848</text:p>
          </table:table-cell>
          <table:table-cell table:formula="of:=[.D575]*100" office:value-type="float" office:value="-0.01401211" calcext:value-type="float">
            <text:p>-0.01401211</text:p>
          </table:table-cell>
          <table:table-cell table:formula="of:=[.E575]*100" office:value-type="float" office:value="0.247097" calcext:value-type="float">
            <text:p>0.247097</text:p>
          </table:table-cell>
        </table:table-row>
        <table:table-row table:style-name="ro1">
          <table:table-cell office:value-type="float" office:value="42.46" calcext:value-type="float">
            <text:p>42.46</text:p>
          </table:table-cell>
          <table:table-cell office:value-type="float" office:value="179.0332183838" calcext:value-type="float">
            <text:p>179.0332183838</text:p>
          </table:table-cell>
          <table:table-cell office:value-type="float" office:value="-0.0954071591" calcext:value-type="float">
            <text:p>-0.095407159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23582" calcext:value-type="float">
            <text:p>0.00223582</text:p>
          </table:table-cell>
          <table:table-cell office:value-type="float" office:value="-0.0001878568" calcext:value-type="float">
            <text:p>-0.0001878568</text:p>
          </table:table-cell>
          <table:table-cell office:value-type="float" office:value="849" calcext:value-type="float">
            <text:p>849</text:p>
          </table:table-cell>
          <table:table-cell table:formula="of:=[.D576]*100" office:value-type="float" office:value="-0.01401211" calcext:value-type="float">
            <text:p>-0.01401211</text:p>
          </table:table-cell>
          <table:table-cell table:formula="of:=[.E576]*100" office:value-type="float" office:value="0.223582" calcext:value-type="float">
            <text:p>0.223582</text:p>
          </table:table-cell>
        </table:table-row>
        <table:table-row table:style-name="ro1">
          <table:table-cell office:value-type="float" office:value="42.51" calcext:value-type="float">
            <text:p>42.51</text:p>
          </table:table-cell>
          <table:table-cell office:value-type="float" office:value="179.0293579102" calcext:value-type="float">
            <text:p>179.0293579102</text:p>
          </table:table-cell>
          <table:table-cell office:value-type="float" office:value="-0.0587380604" calcext:value-type="float">
            <text:p>-0.058738060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8347" calcext:value-type="float">
            <text:p>0.0018347</text:p>
          </table:table-cell>
          <table:table-cell office:value-type="float" office:value="-0.0000904919" calcext:value-type="float">
            <text:p>-9.04919E-05</text:p>
          </table:table-cell>
          <table:table-cell office:value-type="float" office:value="850" calcext:value-type="float">
            <text:p>850</text:p>
          </table:table-cell>
          <table:table-cell table:formula="of:=[.D577]*100" office:value-type="float" office:value="-0.01401211" calcext:value-type="float">
            <text:p>-0.01401211</text:p>
          </table:table-cell>
          <table:table-cell table:formula="of:=[.E577]*100" office:value-type="float" office:value="0.18347" calcext:value-type="float">
            <text:p>0.18347</text:p>
          </table:table-cell>
        </table:table-row>
        <table:table-row table:style-name="ro1">
          <table:table-cell office:value-type="float" office:value="42.56" calcext:value-type="float">
            <text:p>42.56</text:p>
          </table:table-cell>
          <table:table-cell office:value-type="float" office:value="179.036895752" calcext:value-type="float">
            <text:p>179.036895752</text:p>
          </table:table-cell>
          <table:table-cell office:value-type="float" office:value="-0.0816505176" calcext:value-type="float">
            <text:p>-0.081650517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72013" calcext:value-type="float">
            <text:p>0.00172013</text:p>
          </table:table-cell>
          <table:table-cell office:value-type="float" office:value="-0.0001256854" calcext:value-type="float">
            <text:p>-0.0001256854</text:p>
          </table:table-cell>
          <table:table-cell office:value-type="float" office:value="851" calcext:value-type="float">
            <text:p>851</text:p>
          </table:table-cell>
          <table:table-cell table:formula="of:=[.D578]*100" office:value-type="float" office:value="-0.01401211" calcext:value-type="float">
            <text:p>-0.01401211</text:p>
          </table:table-cell>
          <table:table-cell table:formula="of:=[.E578]*100" office:value-type="float" office:value="0.172013" calcext:value-type="float">
            <text:p>0.172013</text:p>
          </table:table-cell>
        </table:table-row>
        <table:table-row table:style-name="ro1">
          <table:table-cell office:value-type="float" office:value="42.61" calcext:value-type="float">
            <text:p>42.61</text:p>
          </table:table-cell>
          <table:table-cell office:value-type="float" office:value="179.0284881592" calcext:value-type="float">
            <text:p>179.0284881592</text:p>
          </table:table-cell>
          <table:table-cell office:value-type="float" office:value="0.0071427005" calcext:value-type="float">
            <text:p>0.007142700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05192" calcext:value-type="float">
            <text:p>0.00105192</text:p>
          </table:table-cell>
          <table:table-cell office:value-type="float" office:value="-0.0002113976" calcext:value-type="float">
            <text:p>-0.0002113976</text:p>
          </table:table-cell>
          <table:table-cell office:value-type="float" office:value="852" calcext:value-type="float">
            <text:p>852</text:p>
          </table:table-cell>
          <table:table-cell table:formula="of:=[.D579]*100" office:value-type="float" office:value="-0.01401211" calcext:value-type="float">
            <text:p>-0.01401211</text:p>
          </table:table-cell>
          <table:table-cell table:formula="of:=[.E579]*100" office:value-type="float" office:value="0.105192" calcext:value-type="float">
            <text:p>0.105192</text:p>
          </table:table-cell>
        </table:table-row>
        <table:table-row table:style-name="ro1">
          <table:table-cell office:value-type="float" office:value="42.66" calcext:value-type="float">
            <text:p>42.66</text:p>
          </table:table-cell>
          <table:table-cell office:value-type="float" office:value="179.0391998291" calcext:value-type="float">
            <text:p>179.0391998291</text:p>
          </table:table-cell>
          <table:table-cell office:value-type="float" office:value="-0.0031824747" calcext:value-type="float">
            <text:p>-0.003182474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67545" calcext:value-type="float">
            <text:p>0.00067545</text:p>
          </table:table-cell>
          <table:table-cell office:value-type="float" office:value="-0.0001587749" calcext:value-type="float">
            <text:p>-0.0001587749</text:p>
          </table:table-cell>
          <table:table-cell office:value-type="float" office:value="853" calcext:value-type="float">
            <text:p>853</text:p>
          </table:table-cell>
          <table:table-cell table:formula="of:=[.D580]*100" office:value-type="float" office:value="-0.01401211" calcext:value-type="float">
            <text:p>-0.01401211</text:p>
          </table:table-cell>
          <table:table-cell table:formula="of:=[.E580]*100" office:value-type="float" office:value="0.067545" calcext:value-type="float">
            <text:p>0.067545</text:p>
          </table:table-cell>
        </table:table-row>
        <table:table-row table:style-name="ro1">
          <table:table-cell office:value-type="float" office:value="42.71" calcext:value-type="float">
            <text:p>42.71</text:p>
          </table:table-cell>
          <table:table-cell office:value-type="float" office:value="179.0337677002" calcext:value-type="float">
            <text:p>179.0337677002</text:p>
          </table:table-cell>
          <table:table-cell office:value-type="float" office:value="-0.0007029434" calcext:value-type="float">
            <text:p>-0.000702943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40805" calcext:value-type="float">
            <text:p>0.00040805</text:p>
          </table:table-cell>
          <table:table-cell office:value-type="float" office:value="-0.0001483958" calcext:value-type="float">
            <text:p>-0.0001483958</text:p>
          </table:table-cell>
          <table:table-cell office:value-type="float" office:value="854" calcext:value-type="float">
            <text:p>854</text:p>
          </table:table-cell>
          <table:table-cell table:formula="of:=[.D581]*100" office:value-type="float" office:value="-0.01401211" calcext:value-type="float">
            <text:p>-0.01401211</text:p>
          </table:table-cell>
          <table:table-cell table:formula="of:=[.E581]*100" office:value-type="float" office:value="0.040805" calcext:value-type="float">
            <text:p>0.040805</text:p>
          </table:table-cell>
        </table:table-row>
        <table:table-row table:style-name="ro1">
          <table:table-cell office:value-type="float" office:value="42.76" calcext:value-type="float">
            <text:p>42.76</text:p>
          </table:table-cell>
          <table:table-cell office:value-type="float" office:value="179.0169372559" calcext:value-type="float">
            <text:p>179.0169372559</text:p>
          </table:table-cell>
          <table:table-cell office:value-type="float" office:value="-0.0130180561" calcext:value-type="float">
            <text:p>-0.013018056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31195" calcext:value-type="float">
            <text:p>0.00031195</text:p>
          </table:table-cell>
          <table:table-cell office:value-type="float" office:value="-0.0001018913" calcext:value-type="float">
            <text:p>-0.0001018913</text:p>
          </table:table-cell>
          <table:table-cell office:value-type="float" office:value="855" calcext:value-type="float">
            <text:p>855</text:p>
          </table:table-cell>
          <table:table-cell table:formula="of:=[.D582]*100" office:value-type="float" office:value="-0.01401211" calcext:value-type="float">
            <text:p>-0.01401211</text:p>
          </table:table-cell>
          <table:table-cell table:formula="of:=[.E582]*100" office:value-type="float" office:value="0.031195" calcext:value-type="float">
            <text:p>0.031195</text:p>
          </table:table-cell>
        </table:table-row>
        <table:table-row table:style-name="ro1">
          <table:table-cell office:value-type="float" office:value="42.81" calcext:value-type="float">
            <text:p>42.81</text:p>
          </table:table-cell>
          <table:table-cell office:value-type="float" office:value="179.0234375" calcext:value-type="float">
            <text:p>179.0234375</text:p>
          </table:table-cell>
          <table:table-cell office:value-type="float" office:value="0.0020667447" calcext:value-type="float">
            <text:p>0.002066744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14736" calcext:value-type="float">
            <text:p>0.00014736</text:p>
          </table:table-cell>
          <table:table-cell office:value-type="float" office:value="-0.0001673512" calcext:value-type="float">
            <text:p>-0.0001673512</text:p>
          </table:table-cell>
          <table:table-cell office:value-type="float" office:value="856" calcext:value-type="float">
            <text:p>856</text:p>
          </table:table-cell>
          <table:table-cell table:formula="of:=[.D583]*100" office:value-type="float" office:value="-0.01401211" calcext:value-type="float">
            <text:p>-0.01401211</text:p>
          </table:table-cell>
          <table:table-cell table:formula="of:=[.E583]*100" office:value-type="float" office:value="0.014736" calcext:value-type="float">
            <text:p>0.014736</text:p>
          </table:table-cell>
        </table:table-row>
        <table:table-row table:style-name="ro1">
          <table:table-cell office:value-type="float" office:value="42.86" calcext:value-type="float">
            <text:p>42.86</text:p>
          </table:table-cell>
          <table:table-cell office:value-type="float" office:value="179.0182189941" calcext:value-type="float">
            <text:p>179.0182189941</text:p>
          </table:table-cell>
          <table:table-cell office:value-type="float" office:value="0.0051016311" calcext:value-type="float">
            <text:p>0.005101631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01745" calcext:value-type="float">
            <text:p>0.00001745</text:p>
          </table:table-cell>
          <table:table-cell office:value-type="float" office:value="-0.0002764433" calcext:value-type="float">
            <text:p>-0.0002764433</text:p>
          </table:table-cell>
          <table:table-cell office:value-type="float" office:value="857" calcext:value-type="float">
            <text:p>857</text:p>
          </table:table-cell>
          <table:table-cell table:formula="of:=[.D584]*100" office:value-type="float" office:value="-0.01401211" calcext:value-type="float">
            <text:p>-0.01401211</text:p>
          </table:table-cell>
          <table:table-cell table:formula="of:=[.E584]*100" office:value-type="float" office:value="0.001745" calcext:value-type="float">
            <text:p>0.001745</text:p>
          </table:table-cell>
        </table:table-row>
        <table:table-row table:style-name="ro1">
          <table:table-cell office:value-type="float" office:value="42.91" calcext:value-type="float">
            <text:p>42.91</text:p>
          </table:table-cell>
          <table:table-cell office:value-type="float" office:value="179.0162658691" calcext:value-type="float">
            <text:p>179.0162658691</text:p>
          </table:table-cell>
          <table:table-cell office:value-type="float" office:value="0.0229746612" calcext:value-type="float">
            <text:p>0.022974661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18826" calcext:value-type="float">
            <text:p>-0.00018826</text:p>
          </table:table-cell>
          <table:table-cell office:value-type="float" office:value="-0.00020854" calcext:value-type="float">
            <text:p>-0.00020854</text:p>
          </table:table-cell>
          <table:table-cell office:value-type="float" office:value="858" calcext:value-type="float">
            <text:p>858</text:p>
          </table:table-cell>
          <table:table-cell table:formula="of:=[.D585]*100" office:value-type="float" office:value="-0.01401211" calcext:value-type="float">
            <text:p>-0.01401211</text:p>
          </table:table-cell>
          <table:table-cell table:formula="of:=[.E585]*100" office:value-type="float" office:value="-0.018826" calcext:value-type="float">
            <text:p>-0.018826</text:p>
          </table:table-cell>
        </table:table-row>
        <table:table-row table:style-name="ro1">
          <table:table-cell office:value-type="float" office:value="42.96" calcext:value-type="float">
            <text:p>42.96</text:p>
          </table:table-cell>
          <table:table-cell office:value-type="float" office:value="179.0144958496" calcext:value-type="float">
            <text:p>179.0144958496</text:p>
          </table:table-cell>
          <table:table-cell office:value-type="float" office:value="-0.0176162868" calcext:value-type="float">
            <text:p>-0.017616286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05478" calcext:value-type="float">
            <text:p>-0.00005478</text:p>
          </table:table-cell>
          <table:table-cell office:value-type="float" office:value="-0.0001983467" calcext:value-type="float">
            <text:p>-0.0001983467</text:p>
          </table:table-cell>
          <table:table-cell office:value-type="float" office:value="859" calcext:value-type="float">
            <text:p>859</text:p>
          </table:table-cell>
          <table:table-cell table:formula="of:=[.D586]*100" office:value-type="float" office:value="-0.01401211" calcext:value-type="float">
            <text:p>-0.01401211</text:p>
          </table:table-cell>
          <table:table-cell table:formula="of:=[.E586]*100" office:value-type="float" office:value="-0.005478" calcext:value-type="float">
            <text:p>-0.005478</text:p>
          </table:table-cell>
        </table:table-row>
        <table:table-row table:style-name="ro1">
          <table:table-cell office:value-type="float" office:value="43.01" calcext:value-type="float">
            <text:p>43.01</text:p>
          </table:table-cell>
          <table:table-cell office:value-type="float" office:value="179.0269622803" calcext:value-type="float">
            <text:p>179.0269622803</text:p>
          </table:table-cell>
          <table:table-cell office:value-type="float" office:value="0.0146211411" calcext:value-type="float">
            <text:p>0.014621141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18071" calcext:value-type="float">
            <text:p>-0.00018071</text:p>
          </table:table-cell>
          <table:table-cell office:value-type="float" office:value="-0.0003387099" calcext:value-type="float">
            <text:p>-0.0003387099</text:p>
          </table:table-cell>
          <table:table-cell office:value-type="float" office:value="860" calcext:value-type="float">
            <text:p>860</text:p>
          </table:table-cell>
          <table:table-cell table:formula="of:=[.D587]*100" office:value-type="float" office:value="-0.01401211" calcext:value-type="float">
            <text:p>-0.01401211</text:p>
          </table:table-cell>
          <table:table-cell table:formula="of:=[.E587]*100" office:value-type="float" office:value="-0.018071" calcext:value-type="float">
            <text:p>-0.018071</text:p>
          </table:table-cell>
        </table:table-row>
        <table:table-row table:style-name="ro1">
          <table:table-cell office:value-type="float" office:value="43.06" calcext:value-type="float">
            <text:p>43.06</text:p>
          </table:table-cell>
          <table:table-cell office:value-type="float" office:value="179.0177307129" calcext:value-type="float">
            <text:p>179.0177307129</text:p>
          </table:table-cell>
          <table:table-cell office:value-type="float" office:value="0.0270479152" calcext:value-type="float">
            <text:p>0.027047915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34746" calcext:value-type="float">
            <text:p>-0.00034746</text:p>
          </table:table-cell>
          <table:table-cell office:value-type="float" office:value="-0.0003398421" calcext:value-type="float">
            <text:p>-0.0003398421</text:p>
          </table:table-cell>
          <table:table-cell office:value-type="float" office:value="861" calcext:value-type="float">
            <text:p>861</text:p>
          </table:table-cell>
          <table:table-cell table:formula="of:=[.D588]*100" office:value-type="float" office:value="-0.01401211" calcext:value-type="float">
            <text:p>-0.01401211</text:p>
          </table:table-cell>
          <table:table-cell table:formula="of:=[.E588]*100" office:value-type="float" office:value="-0.034746" calcext:value-type="float">
            <text:p>-0.034746</text:p>
          </table:table-cell>
        </table:table-row>
        <table:table-row table:style-name="ro1">
          <table:table-cell office:value-type="float" office:value="43.12" calcext:value-type="float">
            <text:p>43.12</text:p>
          </table:table-cell>
          <table:table-cell office:value-type="float" office:value="179.0093688965" calcext:value-type="float">
            <text:p>179.0093688965</text:p>
          </table:table-cell>
          <table:table-cell office:value-type="float" office:value="0.0297224807" calcext:value-type="float">
            <text:p>0.029722480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4764" calcext:value-type="float">
            <text:p>-0.0004764</text:p>
          </table:table-cell>
          <table:table-cell office:value-type="float" office:value="-0.0004071926" calcext:value-type="float">
            <text:p>-0.0004071926</text:p>
          </table:table-cell>
          <table:table-cell office:value-type="float" office:value="862" calcext:value-type="float">
            <text:p>862</text:p>
          </table:table-cell>
          <table:table-cell table:formula="of:=[.D589]*100" office:value-type="float" office:value="-0.01401211" calcext:value-type="float">
            <text:p>-0.01401211</text:p>
          </table:table-cell>
          <table:table-cell table:formula="of:=[.E589]*100" office:value-type="float" office:value="-0.04764" calcext:value-type="float">
            <text:p>-0.04764</text:p>
          </table:table-cell>
        </table:table-row>
        <table:table-row table:style-name="ro1">
          <table:table-cell office:value-type="float" office:value="43.16" calcext:value-type="float">
            <text:p>43.16</text:p>
          </table:table-cell>
          <table:table-cell office:value-type="float" office:value="179.013961792" calcext:value-type="float">
            <text:p>179.013961792</text:p>
          </table:table-cell>
          <table:table-cell office:value-type="float" office:value="0.0005995603" calcext:value-type="float">
            <text:p>0.000599560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36821" calcext:value-type="float">
            <text:p>-0.00036821</text:p>
          </table:table-cell>
          <table:table-cell office:value-type="float" office:value="-0.0002265391" calcext:value-type="float">
            <text:p>-0.0002265391</text:p>
          </table:table-cell>
          <table:table-cell office:value-type="float" office:value="863" calcext:value-type="float">
            <text:p>863</text:p>
          </table:table-cell>
          <table:table-cell table:formula="of:=[.D590]*100" office:value-type="float" office:value="-0.01401211" calcext:value-type="float">
            <text:p>-0.01401211</text:p>
          </table:table-cell>
          <table:table-cell table:formula="of:=[.E590]*100" office:value-type="float" office:value="-0.036821" calcext:value-type="float">
            <text:p>-0.036821</text:p>
          </table:table-cell>
        </table:table-row>
        <table:table-row table:style-name="ro1">
          <table:table-cell office:value-type="float" office:value="43.21" calcext:value-type="float">
            <text:p>43.21</text:p>
          </table:table-cell>
          <table:table-cell office:value-type="float" office:value="179.0083465576" calcext:value-type="float">
            <text:p>179.0083465576</text:p>
          </table:table-cell>
          <table:table-cell office:value-type="float" office:value="0.0231794289" calcext:value-type="float">
            <text:p>0.023179428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44662" calcext:value-type="float">
            <text:p>-0.00044662</text:p>
          </table:table-cell>
          <table:table-cell office:value-type="float" office:value="-0.0003342671" calcext:value-type="float">
            <text:p>-0.0003342671</text:p>
          </table:table-cell>
          <table:table-cell office:value-type="float" office:value="864" calcext:value-type="float">
            <text:p>864</text:p>
          </table:table-cell>
          <table:table-cell table:formula="of:=[.D591]*100" office:value-type="float" office:value="-0.01401211" calcext:value-type="float">
            <text:p>-0.01401211</text:p>
          </table:table-cell>
          <table:table-cell table:formula="of:=[.E591]*100" office:value-type="float" office:value="-0.044662" calcext:value-type="float">
            <text:p>-0.044662</text:p>
          </table:table-cell>
        </table:table-row>
        <table:table-row table:style-name="ro1">
          <table:table-cell office:value-type="float" office:value="43.26" calcext:value-type="float">
            <text:p>43.26</text:p>
          </table:table-cell>
          <table:table-cell office:value-type="float" office:value="179.000869751" calcext:value-type="float">
            <text:p>179.000869751</text:p>
          </table:table-cell>
          <table:table-cell office:value-type="float" office:value="0.0030903538" calcext:value-type="float">
            <text:p>0.003090353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36497" calcext:value-type="float">
            <text:p>-0.00036497</text:p>
          </table:table-cell>
          <table:table-cell office:value-type="float" office:value="-0.0001760034" calcext:value-type="float">
            <text:p>-0.0001760034</text:p>
          </table:table-cell>
          <table:table-cell office:value-type="float" office:value="865" calcext:value-type="float">
            <text:p>865</text:p>
          </table:table-cell>
          <table:table-cell table:formula="of:=[.D592]*100" office:value-type="float" office:value="-0.01401211" calcext:value-type="float">
            <text:p>-0.01401211</text:p>
          </table:table-cell>
          <table:table-cell table:formula="of:=[.E592]*100" office:value-type="float" office:value="-0.036497" calcext:value-type="float">
            <text:p>-0.036497</text:p>
          </table:table-cell>
        </table:table-row>
        <table:table-row table:style-name="ro1">
          <table:table-cell office:value-type="float" office:value="43.31" calcext:value-type="float">
            <text:p>43.31</text:p>
          </table:table-cell>
          <table:table-cell office:value-type="float" office:value="179.0045318604" calcext:value-type="float">
            <text:p>179.0045318604</text:p>
          </table:table-cell>
          <table:table-cell office:value-type="float" office:value="0.025007128" calcext:value-type="float">
            <text:p>0.02500712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45664" calcext:value-type="float">
            <text:p>-0.00045664</text:p>
          </table:table-cell>
          <table:table-cell office:value-type="float" office:value="-0.0003539982" calcext:value-type="float">
            <text:p>-0.0003539982</text:p>
          </table:table-cell>
          <table:table-cell office:value-type="float" office:value="866" calcext:value-type="float">
            <text:p>866</text:p>
          </table:table-cell>
          <table:table-cell table:formula="of:=[.D593]*100" office:value-type="float" office:value="-0.01401211" calcext:value-type="float">
            <text:p>-0.01401211</text:p>
          </table:table-cell>
          <table:table-cell table:formula="of:=[.E593]*100" office:value-type="float" office:value="-0.045664" calcext:value-type="float">
            <text:p>-0.045664</text:p>
          </table:table-cell>
        </table:table-row>
        <table:table-row table:style-name="ro1">
          <table:table-cell office:value-type="float" office:value="43.36" calcext:value-type="float">
            <text:p>43.36</text:p>
          </table:table-cell>
          <table:table-cell office:value-type="float" office:value="179.0078277588" calcext:value-type="float">
            <text:p>179.0078277588</text:p>
          </table:table-cell>
          <table:table-cell office:value-type="float" office:value="0.028382118" calcext:value-type="float">
            <text:p>0.02838211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54023" calcext:value-type="float">
            <text:p>-0.00054023</text:p>
          </table:table-cell>
          <table:table-cell office:value-type="float" office:value="-0.0001205295" calcext:value-type="float">
            <text:p>-0.0001205295</text:p>
          </table:table-cell>
          <table:table-cell office:value-type="float" office:value="867" calcext:value-type="float">
            <text:p>867</text:p>
          </table:table-cell>
          <table:table-cell table:formula="of:=[.D594]*100" office:value-type="float" office:value="-0.01401211" calcext:value-type="float">
            <text:p>-0.01401211</text:p>
          </table:table-cell>
          <table:table-cell table:formula="of:=[.E594]*100" office:value-type="float" office:value="-0.054023" calcext:value-type="float">
            <text:p>-0.054023</text:p>
          </table:table-cell>
        </table:table-row>
        <table:table-row table:style-name="ro1">
          <table:table-cell office:value-type="float" office:value="43.41" calcext:value-type="float">
            <text:p>43.41</text:p>
          </table:table-cell>
          <table:table-cell office:value-type="float" office:value="179.0102996826" calcext:value-type="float">
            <text:p>179.0102996826</text:p>
          </table:table-cell>
          <table:table-cell office:value-type="float" office:value="0.0221399078" calcext:value-type="float">
            <text:p>0.022139907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55432" calcext:value-type="float">
            <text:p>-0.00055432</text:p>
          </table:table-cell>
          <table:table-cell office:value-type="float" office:value="-0.0002474516" calcext:value-type="float">
            <text:p>-0.0002474516</text:p>
          </table:table-cell>
          <table:table-cell office:value-type="float" office:value="868" calcext:value-type="float">
            <text:p>868</text:p>
          </table:table-cell>
          <table:table-cell table:formula="of:=[.D595]*100" office:value-type="float" office:value="-0.01401211" calcext:value-type="float">
            <text:p>-0.01401211</text:p>
          </table:table-cell>
          <table:table-cell table:formula="of:=[.E595]*100" office:value-type="float" office:value="-0.055432" calcext:value-type="float">
            <text:p>-0.055432</text:p>
          </table:table-cell>
        </table:table-row>
        <table:table-row table:style-name="ro1">
          <table:table-cell office:value-type="float" office:value="43.46" calcext:value-type="float">
            <text:p>43.46</text:p>
          </table:table-cell>
          <table:table-cell office:value-type="float" office:value="179.0238494873" calcext:value-type="float">
            <text:p>179.0238494873</text:p>
          </table:table-cell>
          <table:table-cell office:value-type="float" office:value="0.073551355" calcext:value-type="float">
            <text:p>0.07355135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9064" calcext:value-type="float">
            <text:p>-0.0009064</text:p>
          </table:table-cell>
          <table:table-cell office:value-type="float" office:value="-0.0002382459" calcext:value-type="float">
            <text:p>-0.0002382459</text:p>
          </table:table-cell>
          <table:table-cell office:value-type="float" office:value="869" calcext:value-type="float">
            <text:p>869</text:p>
          </table:table-cell>
          <table:table-cell table:formula="of:=[.D596]*100" office:value-type="float" office:value="-0.01401211" calcext:value-type="float">
            <text:p>-0.01401211</text:p>
          </table:table-cell>
          <table:table-cell table:formula="of:=[.E596]*100" office:value-type="float" office:value="-0.09064" calcext:value-type="float">
            <text:p>-0.09064</text:p>
          </table:table-cell>
        </table:table-row>
        <table:table-row table:style-name="ro1">
          <table:table-cell office:value-type="float" office:value="43.51" calcext:value-type="float">
            <text:p>43.51</text:p>
          </table:table-cell>
          <table:table-cell office:value-type="float" office:value="179.0351409912" calcext:value-type="float">
            <text:p>179.0351409912</text:p>
          </table:table-cell>
          <table:table-cell office:value-type="float" office:value="0.0561248459" calcext:value-type="float">
            <text:p>0.056124845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02487" calcext:value-type="float">
            <text:p>-0.00102487</text:p>
          </table:table-cell>
          <table:table-cell office:value-type="float" office:value="-0.0001573908" calcext:value-type="float">
            <text:p>-0.0001573908</text:p>
          </table:table-cell>
          <table:table-cell office:value-type="float" office:value="870" calcext:value-type="float">
            <text:p>870</text:p>
          </table:table-cell>
          <table:table-cell table:formula="of:=[.D597]*100" office:value-type="float" office:value="-0.01401211" calcext:value-type="float">
            <text:p>-0.01401211</text:p>
          </table:table-cell>
          <table:table-cell table:formula="of:=[.E597]*100" office:value-type="float" office:value="-0.102487" calcext:value-type="float">
            <text:p>-0.102487</text:p>
          </table:table-cell>
        </table:table-row>
        <table:table-row table:style-name="ro1">
          <table:table-cell office:value-type="float" office:value="43.56" calcext:value-type="float">
            <text:p>43.56</text:p>
          </table:table-cell>
          <table:table-cell office:value-type="float" office:value="179.0420837402" calcext:value-type="float">
            <text:p>179.0420837402</text:p>
          </table:table-cell>
          <table:table-cell office:value-type="float" office:value="0.0097647316" calcext:value-type="float">
            <text:p>0.009764731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79479" calcext:value-type="float">
            <text:p>-0.00079479</text:p>
          </table:table-cell>
          <table:table-cell office:value-type="float" office:value="-0.000027675" calcext:value-type="float">
            <text:p>-0.000027675</text:p>
          </table:table-cell>
          <table:table-cell office:value-type="float" office:value="871" calcext:value-type="float">
            <text:p>871</text:p>
          </table:table-cell>
          <table:table-cell table:formula="of:=[.D598]*100" office:value-type="float" office:value="-0.01401211" calcext:value-type="float">
            <text:p>-0.01401211</text:p>
          </table:table-cell>
          <table:table-cell table:formula="of:=[.E598]*100" office:value-type="float" office:value="-0.079479" calcext:value-type="float">
            <text:p>-0.079479</text:p>
          </table:table-cell>
        </table:table-row>
        <table:table-row table:style-name="ro1">
          <table:table-cell office:value-type="float" office:value="43.61" calcext:value-type="float">
            <text:p>43.61</text:p>
          </table:table-cell>
          <table:table-cell office:value-type="float" office:value="179.0510406494" calcext:value-type="float">
            <text:p>179.0510406494</text:p>
          </table:table-cell>
          <table:table-cell office:value-type="float" office:value="0.0628410815" calcext:value-type="float">
            <text:p>0.062841081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99526" calcext:value-type="float">
            <text:p>-0.00099526</text:p>
          </table:table-cell>
          <table:table-cell office:value-type="float" office:value="-0.0001022704" calcext:value-type="float">
            <text:p>-0.0001022704</text:p>
          </table:table-cell>
          <table:table-cell office:value-type="float" office:value="872" calcext:value-type="float">
            <text:p>872</text:p>
          </table:table-cell>
          <table:table-cell table:formula="of:=[.D599]*100" office:value-type="float" office:value="-0.01401211" calcext:value-type="float">
            <text:p>-0.01401211</text:p>
          </table:table-cell>
          <table:table-cell table:formula="of:=[.E599]*100" office:value-type="float" office:value="-0.099526" calcext:value-type="float">
            <text:p>-0.099526</text:p>
          </table:table-cell>
        </table:table-row>
        <table:table-row table:style-name="ro1">
          <table:table-cell office:value-type="float" office:value="43.66" calcext:value-type="float">
            <text:p>43.66</text:p>
          </table:table-cell>
          <table:table-cell office:value-type="float" office:value="179.0569000244" calcext:value-type="float">
            <text:p>179.0569000244</text:p>
          </table:table-cell>
          <table:table-cell office:value-type="float" office:value="0.0280334976" calcext:value-type="float">
            <text:p>0.028033497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89683" calcext:value-type="float">
            <text:p>-0.00089683</text:p>
          </table:table-cell>
          <table:table-cell office:value-type="float" office:value="-0.0001668039" calcext:value-type="float">
            <text:p>-0.0001668039</text:p>
          </table:table-cell>
          <table:table-cell office:value-type="float" office:value="873" calcext:value-type="float">
            <text:p>873</text:p>
          </table:table-cell>
          <table:table-cell table:formula="of:=[.D600]*100" office:value-type="float" office:value="-0.01401211" calcext:value-type="float">
            <text:p>-0.01401211</text:p>
          </table:table-cell>
          <table:table-cell table:formula="of:=[.E600]*100" office:value-type="float" office:value="-0.089683" calcext:value-type="float">
            <text:p>-0.089683</text:p>
          </table:table-cell>
        </table:table-row>
        <table:table-row table:style-name="ro1">
          <table:table-cell office:value-type="float" office:value="43.71" calcext:value-type="float">
            <text:p>43.71</text:p>
          </table:table-cell>
          <table:table-cell office:value-type="float" office:value="179.0592041016" calcext:value-type="float">
            <text:p>179.0592041016</text:p>
          </table:table-cell>
          <table:table-cell office:value-type="float" office:value="0.0278320684" calcext:value-type="float">
            <text:p>0.027832068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8299" calcext:value-type="float">
            <text:p>-0.0008299</text:p>
          </table:table-cell>
          <table:table-cell office:value-type="float" office:value="-0.0000341477" calcext:value-type="float">
            <text:p>-3.41477E-05</text:p>
          </table:table-cell>
          <table:table-cell office:value-type="float" office:value="874" calcext:value-type="float">
            <text:p>874</text:p>
          </table:table-cell>
          <table:table-cell table:formula="of:=[.D601]*100" office:value-type="float" office:value="-0.01401211" calcext:value-type="float">
            <text:p>-0.01401211</text:p>
          </table:table-cell>
          <table:table-cell table:formula="of:=[.E601]*100" office:value-type="float" office:value="-0.08299" calcext:value-type="float">
            <text:p>-0.08299</text:p>
          </table:table-cell>
        </table:table-row>
        <table:table-row table:style-name="ro1">
          <table:table-cell office:value-type="float" office:value="43.76" calcext:value-type="float">
            <text:p>43.76</text:p>
          </table:table-cell>
          <table:table-cell office:value-type="float" office:value="179.0445098877" calcext:value-type="float">
            <text:p>179.0445098877</text:p>
          </table:table-cell>
          <table:table-cell office:value-type="float" office:value="0.0420909468" calcext:value-type="float">
            <text:p>0.042090946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88034" calcext:value-type="float">
            <text:p>-0.00088034</text:p>
          </table:table-cell>
          <table:table-cell office:value-type="float" office:value="-0.0000982764" calcext:value-type="float">
            <text:p>-9.82764E-05</text:p>
          </table:table-cell>
          <table:table-cell office:value-type="float" office:value="875" calcext:value-type="float">
            <text:p>875</text:p>
          </table:table-cell>
          <table:table-cell table:formula="of:=[.D602]*100" office:value-type="float" office:value="-0.01401211" calcext:value-type="float">
            <text:p>-0.01401211</text:p>
          </table:table-cell>
          <table:table-cell table:formula="of:=[.E602]*100" office:value-type="float" office:value="-0.088034" calcext:value-type="float">
            <text:p>-0.088034</text:p>
          </table:table-cell>
        </table:table-row>
        <table:table-row table:style-name="ro1">
          <table:table-cell office:value-type="float" office:value="43.81" calcext:value-type="float">
            <text:p>43.81</text:p>
          </table:table-cell>
          <table:table-cell office:value-type="float" office:value="179.0317382812" calcext:value-type="float">
            <text:p>179.0317382812</text:p>
          </table:table-cell>
          <table:table-cell office:value-type="float" office:value="-0.0081935556" calcext:value-type="float">
            <text:p>-0.008193555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57878" calcext:value-type="float">
            <text:p>-0.00057878</text:p>
          </table:table-cell>
          <table:table-cell office:value-type="float" office:value="-0.0000510689" calcext:value-type="float">
            <text:p>-5.10689E-05</text:p>
          </table:table-cell>
          <table:table-cell office:value-type="float" office:value="876" calcext:value-type="float">
            <text:p>876</text:p>
          </table:table-cell>
          <table:table-cell table:formula="of:=[.D603]*100" office:value-type="float" office:value="-0.01401211" calcext:value-type="float">
            <text:p>-0.01401211</text:p>
          </table:table-cell>
          <table:table-cell table:formula="of:=[.E603]*100" office:value-type="float" office:value="-0.057878" calcext:value-type="float">
            <text:p>-0.057878</text:p>
          </table:table-cell>
        </table:table-row>
        <table:table-row table:style-name="ro1">
          <table:table-cell office:value-type="float" office:value="43.86" calcext:value-type="float">
            <text:p>43.86</text:p>
          </table:table-cell>
          <table:table-cell office:value-type="float" office:value="179.0257568359" calcext:value-type="float">
            <text:p>179.0257568359</text:p>
          </table:table-cell>
          <table:table-cell office:value-type="float" office:value="-0.0124553268" calcext:value-type="float">
            <text:p>-0.012455326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34942" calcext:value-type="float">
            <text:p>-0.00034942</text:p>
          </table:table-cell>
          <table:table-cell office:value-type="float" office:value="-0.0000585492" calcext:value-type="float">
            <text:p>-5.85492E-05</text:p>
          </table:table-cell>
          <table:table-cell office:value-type="float" office:value="877" calcext:value-type="float">
            <text:p>877</text:p>
          </table:table-cell>
          <table:table-cell table:formula="of:=[.D604]*100" office:value-type="float" office:value="-0.01401211" calcext:value-type="float">
            <text:p>-0.01401211</text:p>
          </table:table-cell>
          <table:table-cell table:formula="of:=[.E604]*100" office:value-type="float" office:value="-0.034942" calcext:value-type="float">
            <text:p>-0.034942</text:p>
          </table:table-cell>
        </table:table-row>
        <table:table-row table:style-name="ro1">
          <table:table-cell office:value-type="float" office:value="43.91" calcext:value-type="float">
            <text:p>43.91</text:p>
          </table:table-cell>
          <table:table-cell office:value-type="float" office:value="179.0311126709" calcext:value-type="float">
            <text:p>179.0311126709</text:p>
          </table:table-cell>
          <table:table-cell office:value-type="float" office:value="-0.0365952596" calcext:value-type="float">
            <text:p>-0.036595259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03567" calcext:value-type="float">
            <text:p>-0.00003567</text:p>
          </table:table-cell>
          <table:table-cell office:value-type="float" office:value="0.0000081015" calcext:value-type="float">
            <text:p>8.1015E-06</text:p>
          </table:table-cell>
          <table:table-cell office:value-type="float" office:value="878" calcext:value-type="float">
            <text:p>878</text:p>
          </table:table-cell>
          <table:table-cell table:formula="of:=[.D605]*100" office:value-type="float" office:value="-0.01401211" calcext:value-type="float">
            <text:p>-0.01401211</text:p>
          </table:table-cell>
          <table:table-cell table:formula="of:=[.E605]*100" office:value-type="float" office:value="-0.003567" calcext:value-type="float">
            <text:p>-0.003567</text:p>
          </table:table-cell>
        </table:table-row>
        <table:table-row table:style-name="ro1">
          <table:table-cell office:value-type="float" office:value="43.96" calcext:value-type="float">
            <text:p>43.96</text:p>
          </table:table-cell>
          <table:table-cell office:value-type="float" office:value="179.0198974609" calcext:value-type="float">
            <text:p>179.0198974609</text:p>
          </table:table-cell>
          <table:table-cell office:value-type="float" office:value="-0.0333740674" calcext:value-type="float">
            <text:p>-0.033374067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15194" calcext:value-type="float">
            <text:p>0.00015194</text:p>
          </table:table-cell>
          <table:table-cell office:value-type="float" office:value="-0.000066175" calcext:value-type="float">
            <text:p>-0.000066175</text:p>
          </table:table-cell>
          <table:table-cell office:value-type="float" office:value="879" calcext:value-type="float">
            <text:p>879</text:p>
          </table:table-cell>
          <table:table-cell table:formula="of:=[.D606]*100" office:value-type="float" office:value="-0.01401211" calcext:value-type="float">
            <text:p>-0.01401211</text:p>
          </table:table-cell>
          <table:table-cell table:formula="of:=[.E606]*100" office:value-type="float" office:value="0.015194" calcext:value-type="float">
            <text:p>0.015194</text:p>
          </table:table-cell>
        </table:table-row>
        <table:table-row table:style-name="ro1">
          <table:table-cell office:value-type="float" office:value="44.01" calcext:value-type="float">
            <text:p>44.01</text:p>
          </table:table-cell>
          <table:table-cell office:value-type="float" office:value="179.0204772949" calcext:value-type="float">
            <text:p>179.0204772949</text:p>
          </table:table-cell>
          <table:table-cell office:value-type="float" office:value="-0.0660320036" calcext:value-type="float">
            <text:p>-0.066032003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49465" calcext:value-type="float">
            <text:p>0.00049465</text:p>
          </table:table-cell>
          <table:table-cell office:value-type="float" office:value="-0.0000274577" calcext:value-type="float">
            <text:p>-2.74577E-05</text:p>
          </table:table-cell>
          <table:table-cell office:value-type="float" office:value="880" calcext:value-type="float">
            <text:p>880</text:p>
          </table:table-cell>
          <table:table-cell table:formula="of:=[.D607]*100" office:value-type="float" office:value="-0.01401211" calcext:value-type="float">
            <text:p>-0.01401211</text:p>
          </table:table-cell>
          <table:table-cell table:formula="of:=[.E607]*100" office:value-type="float" office:value="0.049465" calcext:value-type="float">
            <text:p>0.049465</text:p>
          </table:table-cell>
        </table:table-row>
        <table:table-row table:style-name="ro1">
          <table:table-cell office:value-type="float" office:value="44.06" calcext:value-type="float">
            <text:p>44.06</text:p>
          </table:table-cell>
          <table:table-cell office:value-type="float" office:value="179.0298919678" calcext:value-type="float">
            <text:p>179.0298919678</text:p>
          </table:table-cell>
          <table:table-cell office:value-type="float" office:value="-0.0718658106" calcext:value-type="float">
            <text:p>-0.071865810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76191" calcext:value-type="float">
            <text:p>0.00076191</text:p>
          </table:table-cell>
          <table:table-cell office:value-type="float" office:value="-0.0001772995" calcext:value-type="float">
            <text:p>-0.0001772995</text:p>
          </table:table-cell>
          <table:table-cell office:value-type="float" office:value="881" calcext:value-type="float">
            <text:p>881</text:p>
          </table:table-cell>
          <table:table-cell table:formula="of:=[.D608]*100" office:value-type="float" office:value="-0.01401211" calcext:value-type="float">
            <text:p>-0.01401211</text:p>
          </table:table-cell>
          <table:table-cell table:formula="of:=[.E608]*100" office:value-type="float" office:value="0.076191" calcext:value-type="float">
            <text:p>0.076191</text:p>
          </table:table-cell>
        </table:table-row>
        <table:table-row table:style-name="ro1">
          <table:table-cell office:value-type="float" office:value="44.11" calcext:value-type="float">
            <text:p>44.11</text:p>
          </table:table-cell>
          <table:table-cell office:value-type="float" office:value="179.0291290283" calcext:value-type="float">
            <text:p>179.0291290283</text:p>
          </table:table-cell>
          <table:table-cell office:value-type="float" office:value="-0.0959964278" calcext:value-type="float">
            <text:p>-0.095996427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10085" calcext:value-type="float">
            <text:p>0.00110085</text:p>
          </table:table-cell>
          <table:table-cell office:value-type="float" office:value="0.0000486152" calcext:value-type="float">
            <text:p>4.86152E-05</text:p>
          </table:table-cell>
          <table:table-cell office:value-type="float" office:value="882" calcext:value-type="float">
            <text:p>882</text:p>
          </table:table-cell>
          <table:table-cell table:formula="of:=[.D609]*100" office:value-type="float" office:value="-0.01401211" calcext:value-type="float">
            <text:p>-0.01401211</text:p>
          </table:table-cell>
          <table:table-cell table:formula="of:=[.E609]*100" office:value-type="float" office:value="0.110085" calcext:value-type="float">
            <text:p>0.110085</text:p>
          </table:table-cell>
        </table:table-row>
        <table:table-row table:style-name="ro1">
          <table:table-cell office:value-type="float" office:value="44.16" calcext:value-type="float">
            <text:p>44.16</text:p>
          </table:table-cell>
          <table:table-cell office:value-type="float" office:value="179.0231170654" calcext:value-type="float">
            <text:p>179.0231170654</text:p>
          </table:table-cell>
          <table:table-cell office:value-type="float" office:value="-0.0998050858" calcext:value-type="float">
            <text:p>-0.099805085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3521" calcext:value-type="float">
            <text:p>0.0013521</text:p>
          </table:table-cell>
          <table:table-cell office:value-type="float" office:value="-0.0000507666" calcext:value-type="float">
            <text:p>-5.07666E-05</text:p>
          </table:table-cell>
          <table:table-cell office:value-type="float" office:value="883" calcext:value-type="float">
            <text:p>883</text:p>
          </table:table-cell>
          <table:table-cell table:formula="of:=[.D610]*100" office:value-type="float" office:value="-0.01401211" calcext:value-type="float">
            <text:p>-0.01401211</text:p>
          </table:table-cell>
          <table:table-cell table:formula="of:=[.E610]*100" office:value-type="float" office:value="0.13521" calcext:value-type="float">
            <text:p>0.13521</text:p>
          </table:table-cell>
        </table:table-row>
        <table:table-row table:style-name="ro1">
          <table:table-cell office:value-type="float" office:value="44.21" calcext:value-type="float">
            <text:p>44.21</text:p>
          </table:table-cell>
          <table:table-cell office:value-type="float" office:value="179.0413208008" calcext:value-type="float">
            <text:p>179.0413208008</text:p>
          </table:table-cell>
          <table:table-cell office:value-type="float" office:value="-0.1098730364" calcext:value-type="float">
            <text:p>-0.109873036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58665" calcext:value-type="float">
            <text:p>0.00158665</text:p>
          </table:table-cell>
          <table:table-cell office:value-type="float" office:value="-0.0000355347" calcext:value-type="float">
            <text:p>-3.55347E-05</text:p>
          </table:table-cell>
          <table:table-cell office:value-type="float" office:value="884" calcext:value-type="float">
            <text:p>884</text:p>
          </table:table-cell>
          <table:table-cell table:formula="of:=[.D611]*100" office:value-type="float" office:value="-0.01401211" calcext:value-type="float">
            <text:p>-0.01401211</text:p>
          </table:table-cell>
          <table:table-cell table:formula="of:=[.E611]*100" office:value-type="float" office:value="0.158665" calcext:value-type="float">
            <text:p>0.158665</text:p>
          </table:table-cell>
        </table:table-row>
        <table:table-row table:style-name="ro1">
          <table:table-cell office:value-type="float" office:value="44.26" calcext:value-type="float">
            <text:p>44.26</text:p>
          </table:table-cell>
          <table:table-cell office:value-type="float" office:value="179.0404205322" calcext:value-type="float">
            <text:p>179.0404205322</text:p>
          </table:table-cell>
          <table:table-cell office:value-type="float" office:value="-0.1072715353" calcext:value-type="float">
            <text:p>-0.107271535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7256" calcext:value-type="float">
            <text:p>0.0017256</text:p>
          </table:table-cell>
          <table:table-cell office:value-type="float" office:value="-0.0001290362" calcext:value-type="float">
            <text:p>-0.0001290362</text:p>
          </table:table-cell>
          <table:table-cell office:value-type="float" office:value="885" calcext:value-type="float">
            <text:p>885</text:p>
          </table:table-cell>
          <table:table-cell table:formula="of:=[.D612]*100" office:value-type="float" office:value="-0.01401211" calcext:value-type="float">
            <text:p>-0.01401211</text:p>
          </table:table-cell>
          <table:table-cell table:formula="of:=[.E612]*100" office:value-type="float" office:value="0.17256" calcext:value-type="float">
            <text:p>0.17256</text:p>
          </table:table-cell>
        </table:table-row>
        <table:table-row table:style-name="ro1">
          <table:table-cell office:value-type="float" office:value="44.31" calcext:value-type="float">
            <text:p>44.31</text:p>
          </table:table-cell>
          <table:table-cell office:value-type="float" office:value="179.0234222412" calcext:value-type="float">
            <text:p>179.0234222412</text:p>
          </table:table-cell>
          <table:table-cell office:value-type="float" office:value="-0.1306272567" calcext:value-type="float">
            <text:p>-0.130627256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97388" calcext:value-type="float">
            <text:p>0.00197388</text:p>
          </table:table-cell>
          <table:table-cell office:value-type="float" office:value="-0.0001137117" calcext:value-type="float">
            <text:p>-0.0001137117</text:p>
          </table:table-cell>
          <table:table-cell office:value-type="float" office:value="886" calcext:value-type="float">
            <text:p>886</text:p>
          </table:table-cell>
          <table:table-cell table:formula="of:=[.D613]*100" office:value-type="float" office:value="-0.01401211" calcext:value-type="float">
            <text:p>-0.01401211</text:p>
          </table:table-cell>
          <table:table-cell table:formula="of:=[.E613]*100" office:value-type="float" office:value="0.197388" calcext:value-type="float">
            <text:p>0.197388</text:p>
          </table:table-cell>
        </table:table-row>
        <table:table-row table:style-name="ro1">
          <table:table-cell office:value-type="float" office:value="44.36" calcext:value-type="float">
            <text:p>44.36</text:p>
          </table:table-cell>
          <table:table-cell office:value-type="float" office:value="179.025680542" calcext:value-type="float">
            <text:p>179.025680542</text:p>
          </table:table-cell>
          <table:table-cell office:value-type="float" office:value="-0.1467833159" calcext:value-type="float">
            <text:p>-0.146783315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24702" calcext:value-type="float">
            <text:p>0.00224702</text:p>
          </table:table-cell>
          <table:table-cell office:value-type="float" office:value="-0.0000826462" calcext:value-type="float">
            <text:p>-8.26462E-05</text:p>
          </table:table-cell>
          <table:table-cell office:value-type="float" office:value="887" calcext:value-type="float">
            <text:p>887</text:p>
          </table:table-cell>
          <table:table-cell table:formula="of:=[.D614]*100" office:value-type="float" office:value="-0.01401211" calcext:value-type="float">
            <text:p>-0.01401211</text:p>
          </table:table-cell>
          <table:table-cell table:formula="of:=[.E614]*100" office:value-type="float" office:value="0.224702" calcext:value-type="float">
            <text:p>0.224702</text:p>
          </table:table-cell>
        </table:table-row>
        <table:table-row table:style-name="ro1">
          <table:table-cell office:value-type="float" office:value="44.41" calcext:value-type="float">
            <text:p>44.41</text:p>
          </table:table-cell>
          <table:table-cell office:value-type="float" office:value="179.0242462158" calcext:value-type="float">
            <text:p>179.0242462158</text:p>
          </table:table-cell>
          <table:table-cell office:value-type="float" office:value="-0.1105449793" calcext:value-type="float">
            <text:p>-0.110544979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18749" calcext:value-type="float">
            <text:p>0.00218749</text:p>
          </table:table-cell>
          <table:table-cell office:value-type="float" office:value="-0.0001060926" calcext:value-type="float">
            <text:p>-0.0001060926</text:p>
          </table:table-cell>
          <table:table-cell office:value-type="float" office:value="888" calcext:value-type="float">
            <text:p>888</text:p>
          </table:table-cell>
          <table:table-cell table:formula="of:=[.D615]*100" office:value-type="float" office:value="-0.01401211" calcext:value-type="float">
            <text:p>-0.01401211</text:p>
          </table:table-cell>
          <table:table-cell table:formula="of:=[.E615]*100" office:value-type="float" office:value="0.218749" calcext:value-type="float">
            <text:p>0.218749</text:p>
          </table:table-cell>
        </table:table-row>
        <table:table-row table:style-name="ro1">
          <table:table-cell office:value-type="float" office:value="44.46" calcext:value-type="float">
            <text:p>44.46</text:p>
          </table:table-cell>
          <table:table-cell office:value-type="float" office:value="179.0209503174" calcext:value-type="float">
            <text:p>179.0209503174</text:p>
          </table:table-cell>
          <table:table-cell office:value-type="float" office:value="-0.1503628174" calcext:value-type="float">
            <text:p>-0.150362817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41322" calcext:value-type="float">
            <text:p>0.00241322</text:p>
          </table:table-cell>
          <table:table-cell office:value-type="float" office:value="-0.0000150912" calcext:value-type="float">
            <text:p>-1.50912E-05</text:p>
          </table:table-cell>
          <table:table-cell office:value-type="float" office:value="889" calcext:value-type="float">
            <text:p>889</text:p>
          </table:table-cell>
          <table:table-cell table:formula="of:=[.D616]*100" office:value-type="float" office:value="-0.01401211" calcext:value-type="float">
            <text:p>-0.01401211</text:p>
          </table:table-cell>
          <table:table-cell table:formula="of:=[.E616]*100" office:value-type="float" office:value="0.241322" calcext:value-type="float">
            <text:p>0.241322</text:p>
          </table:table-cell>
        </table:table-row>
        <table:table-row table:style-name="ro1">
          <table:table-cell office:value-type="float" office:value="44.51" calcext:value-type="float">
            <text:p>44.51</text:p>
          </table:table-cell>
          <table:table-cell office:value-type="float" office:value="179.0216827393" calcext:value-type="float">
            <text:p>179.0216827393</text:p>
          </table:table-cell>
          <table:table-cell office:value-type="float" office:value="-0.1466954539" calcext:value-type="float">
            <text:p>-0.146695453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53921" calcext:value-type="float">
            <text:p>0.00253921</text:p>
          </table:table-cell>
          <table:table-cell office:value-type="float" office:value="0.0000120427" calcext:value-type="float">
            <text:p>1.20427E-05</text:p>
          </table:table-cell>
          <table:table-cell office:value-type="float" office:value="890" calcext:value-type="float">
            <text:p>890</text:p>
          </table:table-cell>
          <table:table-cell table:formula="of:=[.D617]*100" office:value-type="float" office:value="-0.01401211" calcext:value-type="float">
            <text:p>-0.01401211</text:p>
          </table:table-cell>
          <table:table-cell table:formula="of:=[.E617]*100" office:value-type="float" office:value="0.253921" calcext:value-type="float">
            <text:p>0.253921</text:p>
          </table:table-cell>
        </table:table-row>
        <table:table-row table:style-name="ro1">
          <table:table-cell office:value-type="float" office:value="44.56" calcext:value-type="float">
            <text:p>44.56</text:p>
          </table:table-cell>
          <table:table-cell office:value-type="float" office:value="179.026550293" calcext:value-type="float">
            <text:p>179.026550293</text:p>
          </table:table-cell>
          <table:table-cell office:value-type="float" office:value="-0.1296866498" calcext:value-type="float">
            <text:p>-0.129686649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50979" calcext:value-type="float">
            <text:p>0.00250979</text:p>
          </table:table-cell>
          <table:table-cell office:value-type="float" office:value="-0.0001401427" calcext:value-type="float">
            <text:p>-0.0001401427</text:p>
          </table:table-cell>
          <table:table-cell office:value-type="float" office:value="891" calcext:value-type="float">
            <text:p>891</text:p>
          </table:table-cell>
          <table:table-cell table:formula="of:=[.D618]*100" office:value-type="float" office:value="-0.01401211" calcext:value-type="float">
            <text:p>-0.01401211</text:p>
          </table:table-cell>
          <table:table-cell table:formula="of:=[.E618]*100" office:value-type="float" office:value="0.250979" calcext:value-type="float">
            <text:p>0.250979</text:p>
          </table:table-cell>
        </table:table-row>
        <table:table-row table:style-name="ro1">
          <table:table-cell office:value-type="float" office:value="44.61" calcext:value-type="float">
            <text:p>44.61</text:p>
          </table:table-cell>
          <table:table-cell office:value-type="float" office:value="179.029510498" calcext:value-type="float">
            <text:p>179.029510498</text:p>
          </table:table-cell>
          <table:table-cell office:value-type="float" office:value="-0.1489790884" calcext:value-type="float">
            <text:p>-0.148979088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61878" calcext:value-type="float">
            <text:p>0.00261878</text:p>
          </table:table-cell>
          <table:table-cell office:value-type="float" office:value="-0.0001134275" calcext:value-type="float">
            <text:p>-0.0001134275</text:p>
          </table:table-cell>
          <table:table-cell office:value-type="float" office:value="892" calcext:value-type="float">
            <text:p>892</text:p>
          </table:table-cell>
          <table:table-cell table:formula="of:=[.D619]*100" office:value-type="float" office:value="-0.01401211" calcext:value-type="float">
            <text:p>-0.01401211</text:p>
          </table:table-cell>
          <table:table-cell table:formula="of:=[.E619]*100" office:value-type="float" office:value="0.261878" calcext:value-type="float">
            <text:p>0.261878</text:p>
          </table:table-cell>
        </table:table-row>
        <table:table-row table:style-name="ro1">
          <table:table-cell office:value-type="float" office:value="44.66" calcext:value-type="float">
            <text:p>44.66</text:p>
          </table:table-cell>
          <table:table-cell office:value-type="float" office:value="179.0346069336" calcext:value-type="float">
            <text:p>179.0346069336</text:p>
          </table:table-cell>
          <table:table-cell office:value-type="float" office:value="-0.1518201174" calcext:value-type="float">
            <text:p>-0.151820117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71034" calcext:value-type="float">
            <text:p>0.00271034</text:p>
          </table:table-cell>
          <table:table-cell office:value-type="float" office:value="-0.0000690002" calcext:value-type="float">
            <text:p>-6.90002E-05</text:p>
          </table:table-cell>
          <table:table-cell office:value-type="float" office:value="893" calcext:value-type="float">
            <text:p>893</text:p>
          </table:table-cell>
          <table:table-cell table:formula="of:=[.D620]*100" office:value-type="float" office:value="-0.01401211" calcext:value-type="float">
            <text:p>-0.01401211</text:p>
          </table:table-cell>
          <table:table-cell table:formula="of:=[.E620]*100" office:value-type="float" office:value="0.271034" calcext:value-type="float">
            <text:p>0.271034</text:p>
          </table:table-cell>
        </table:table-row>
        <table:table-row table:style-name="ro1">
          <table:table-cell office:value-type="float" office:value="44.71" calcext:value-type="float">
            <text:p>44.71</text:p>
          </table:table-cell>
          <table:table-cell office:value-type="float" office:value="179.0406188965" calcext:value-type="float">
            <text:p>179.0406188965</text:p>
          </table:table-cell>
          <table:table-cell office:value-type="float" office:value="-0.1770623673" calcext:value-type="float">
            <text:p>-0.177062367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93962" calcext:value-type="float">
            <text:p>0.00293962</text:p>
          </table:table-cell>
          <table:table-cell office:value-type="float" office:value="0.0000506961" calcext:value-type="float">
            <text:p>5.06961E-05</text:p>
          </table:table-cell>
          <table:table-cell office:value-type="float" office:value="894" calcext:value-type="float">
            <text:p>894</text:p>
          </table:table-cell>
          <table:table-cell table:formula="of:=[.D621]*100" office:value-type="float" office:value="-0.01401211" calcext:value-type="float">
            <text:p>-0.01401211</text:p>
          </table:table-cell>
          <table:table-cell table:formula="of:=[.E621]*100" office:value-type="float" office:value="0.293962" calcext:value-type="float">
            <text:p>0.293962</text:p>
          </table:table-cell>
        </table:table-row>
        <table:table-row table:style-name="ro1">
          <table:table-cell office:value-type="float" office:value="44.76" calcext:value-type="float">
            <text:p>44.76</text:p>
          </table:table-cell>
          <table:table-cell office:value-type="float" office:value="179.0375976562" calcext:value-type="float">
            <text:p>179.0375976562</text:p>
          </table:table-cell>
          <table:table-cell office:value-type="float" office:value="-0.1592302721" calcext:value-type="float">
            <text:p>-0.159230272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97354" calcext:value-type="float">
            <text:p>0.00297354</text:p>
          </table:table-cell>
          <table:table-cell office:value-type="float" office:value="-0.0000495525" calcext:value-type="float">
            <text:p>-4.95525E-05</text:p>
          </table:table-cell>
          <table:table-cell office:value-type="float" office:value="895" calcext:value-type="float">
            <text:p>895</text:p>
          </table:table-cell>
          <table:table-cell table:formula="of:=[.D622]*100" office:value-type="float" office:value="-0.01401211" calcext:value-type="float">
            <text:p>-0.01401211</text:p>
          </table:table-cell>
          <table:table-cell table:formula="of:=[.E622]*100" office:value-type="float" office:value="0.297354" calcext:value-type="float">
            <text:p>0.297354</text:p>
          </table:table-cell>
        </table:table-row>
        <table:table-row table:style-name="ro1">
          <table:table-cell office:value-type="float" office:value="44.81" calcext:value-type="float">
            <text:p>44.81</text:p>
          </table:table-cell>
          <table:table-cell office:value-type="float" office:value="179.0255126953" calcext:value-type="float">
            <text:p>179.0255126953</text:p>
          </table:table-cell>
          <table:table-cell office:value-type="float" office:value="-0.1615081001" calcext:value-type="float">
            <text:p>-0.161508100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01133" calcext:value-type="float">
            <text:p>0.00301133</text:p>
          </table:table-cell>
          <table:table-cell office:value-type="float" office:value="-0.0001100886" calcext:value-type="float">
            <text:p>-0.0001100886</text:p>
          </table:table-cell>
          <table:table-cell office:value-type="float" office:value="896" calcext:value-type="float">
            <text:p>896</text:p>
          </table:table-cell>
          <table:table-cell table:formula="of:=[.D623]*100" office:value-type="float" office:value="-0.01401211" calcext:value-type="float">
            <text:p>-0.01401211</text:p>
          </table:table-cell>
          <table:table-cell table:formula="of:=[.E623]*100" office:value-type="float" office:value="0.301133" calcext:value-type="float">
            <text:p>0.301133</text:p>
          </table:table-cell>
        </table:table-row>
        <table:table-row table:style-name="ro1">
          <table:table-cell office:value-type="float" office:value="44.86" calcext:value-type="float">
            <text:p>44.86</text:p>
          </table:table-cell>
          <table:table-cell office:value-type="float" office:value="179.0381317139" calcext:value-type="float">
            <text:p>179.0381317139</text:p>
          </table:table-cell>
          <table:table-cell office:value-type="float" office:value="-0.1747336848" calcext:value-type="float">
            <text:p>-0.174733684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12467" calcext:value-type="float">
            <text:p>0.00312467</text:p>
          </table:table-cell>
          <table:table-cell office:value-type="float" office:value="-0.0001595672" calcext:value-type="float">
            <text:p>-0.0001595672</text:p>
          </table:table-cell>
          <table:table-cell office:value-type="float" office:value="897" calcext:value-type="float">
            <text:p>897</text:p>
          </table:table-cell>
          <table:table-cell table:formula="of:=[.D624]*100" office:value-type="float" office:value="-0.01401211" calcext:value-type="float">
            <text:p>-0.01401211</text:p>
          </table:table-cell>
          <table:table-cell table:formula="of:=[.E624]*100" office:value-type="float" office:value="0.312467" calcext:value-type="float">
            <text:p>0.312467</text:p>
          </table:table-cell>
        </table:table-row>
        <table:table-row table:style-name="ro1">
          <table:table-cell office:value-type="float" office:value="44.91" calcext:value-type="float">
            <text:p>44.91</text:p>
          </table:table-cell>
          <table:table-cell office:value-type="float" office:value="179.0490570068" calcext:value-type="float">
            <text:p>179.0490570068</text:p>
          </table:table-cell>
          <table:table-cell office:value-type="float" office:value="-0.1879155668" calcext:value-type="float">
            <text:p>-0.187915566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28806" calcext:value-type="float">
            <text:p>0.00328806</text:p>
          </table:table-cell>
          <table:table-cell office:value-type="float" office:value="-0.0000502787" calcext:value-type="float">
            <text:p>-5.02787E-05</text:p>
          </table:table-cell>
          <table:table-cell office:value-type="float" office:value="898" calcext:value-type="float">
            <text:p>898</text:p>
          </table:table-cell>
          <table:table-cell table:formula="of:=[.D625]*100" office:value-type="float" office:value="-0.01401211" calcext:value-type="float">
            <text:p>-0.01401211</text:p>
          </table:table-cell>
          <table:table-cell table:formula="of:=[.E625]*100" office:value-type="float" office:value="0.328806" calcext:value-type="float">
            <text:p>0.328806</text:p>
          </table:table-cell>
        </table:table-row>
        <table:table-row table:style-name="ro1">
          <table:table-cell office:value-type="float" office:value="44.96" calcext:value-type="float">
            <text:p>44.96</text:p>
          </table:table-cell>
          <table:table-cell office:value-type="float" office:value="179.0483398438" calcext:value-type="float">
            <text:p>179.0483398438</text:p>
          </table:table-cell>
          <table:table-cell office:value-type="float" office:value="-0.1967474197" calcext:value-type="float">
            <text:p>-0.196747419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45581" calcext:value-type="float">
            <text:p>0.00345581</text:p>
          </table:table-cell>
          <table:table-cell office:value-type="float" office:value="-0.0000365122" calcext:value-type="float">
            <text:p>-3.65122E-05</text:p>
          </table:table-cell>
          <table:table-cell office:value-type="float" office:value="899" calcext:value-type="float">
            <text:p>899</text:p>
          </table:table-cell>
          <table:table-cell table:formula="of:=[.D626]*100" office:value-type="float" office:value="-0.01401211" calcext:value-type="float">
            <text:p>-0.01401211</text:p>
          </table:table-cell>
          <table:table-cell table:formula="of:=[.E626]*100" office:value-type="float" office:value="0.345581" calcext:value-type="float">
            <text:p>0.345581</text:p>
          </table:table-cell>
        </table:table-row>
        <table:table-row table:style-name="ro1">
          <table:table-cell office:value-type="float" office:value="45.01" calcext:value-type="float">
            <text:p>45.01</text:p>
          </table:table-cell>
          <table:table-cell office:value-type="float" office:value="179.044708252" calcext:value-type="float">
            <text:p>179.044708252</text:p>
          </table:table-cell>
          <table:table-cell office:value-type="float" office:value="-0.2365190493" calcext:value-type="float">
            <text:p>-0.236519049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8327" calcext:value-type="float">
            <text:p>0.0038327</text:p>
          </table:table-cell>
          <table:table-cell office:value-type="float" office:value="-0.0000132014" calcext:value-type="float">
            <text:p>-1.32014E-05</text:p>
          </table:table-cell>
          <table:table-cell office:value-type="float" office:value="900" calcext:value-type="float">
            <text:p>900</text:p>
          </table:table-cell>
          <table:table-cell table:formula="of:=[.D627]*100" office:value-type="float" office:value="-0.01401211" calcext:value-type="float">
            <text:p>-0.01401211</text:p>
          </table:table-cell>
          <table:table-cell table:formula="of:=[.E627]*100" office:value-type="float" office:value="0.38327" calcext:value-type="float">
            <text:p>0.38327</text:p>
          </table:table-cell>
        </table:table-row>
        <table:table-row table:style-name="ro1">
          <table:table-cell office:value-type="float" office:value="45.06" calcext:value-type="float">
            <text:p>45.06</text:p>
          </table:table-cell>
          <table:table-cell office:value-type="float" office:value="179.0543518066" calcext:value-type="float">
            <text:p>179.0543518066</text:p>
          </table:table-cell>
          <table:table-cell office:value-type="float" office:value="-0.2590068909" calcext:value-type="float">
            <text:p>-0.259006890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23375" calcext:value-type="float">
            <text:p>0.00423375</text:p>
          </table:table-cell>
          <table:table-cell office:value-type="float" office:value="0.0000093733" calcext:value-type="float">
            <text:p>9.3733E-06</text:p>
          </table:table-cell>
          <table:table-cell office:value-type="float" office:value="901" calcext:value-type="float">
            <text:p>901</text:p>
          </table:table-cell>
          <table:table-cell table:formula="of:=[.D628]*100" office:value-type="float" office:value="-0.01401211" calcext:value-type="float">
            <text:p>-0.01401211</text:p>
          </table:table-cell>
          <table:table-cell table:formula="of:=[.E628]*100" office:value-type="float" office:value="0.423375" calcext:value-type="float">
            <text:p>0.423375</text:p>
          </table:table-cell>
        </table:table-row>
        <table:table-row table:style-name="ro1">
          <table:table-cell office:value-type="float" office:value="45.11" calcext:value-type="float">
            <text:p>45.11</text:p>
          </table:table-cell>
          <table:table-cell office:value-type="float" office:value="179.0495452881" calcext:value-type="float">
            <text:p>179.0495452881</text:p>
          </table:table-cell>
          <table:table-cell office:value-type="float" office:value="-0.2884854965" calcext:value-type="float">
            <text:p>-0.288485496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69749" calcext:value-type="float">
            <text:p>0.00469749</text:p>
          </table:table-cell>
          <table:table-cell office:value-type="float" office:value="-0.0000047239" calcext:value-type="float">
            <text:p>-4.7239E-06</text:p>
          </table:table-cell>
          <table:table-cell office:value-type="float" office:value="902" calcext:value-type="float">
            <text:p>902</text:p>
          </table:table-cell>
          <table:table-cell table:formula="of:=[.D629]*100" office:value-type="float" office:value="-0.01401211" calcext:value-type="float">
            <text:p>-0.01401211</text:p>
          </table:table-cell>
          <table:table-cell table:formula="of:=[.E629]*100" office:value-type="float" office:value="0.469749" calcext:value-type="float">
            <text:p>0.469749</text:p>
          </table:table-cell>
        </table:table-row>
        <table:table-row table:style-name="ro1">
          <table:table-cell office:value-type="float" office:value="45.16" calcext:value-type="float">
            <text:p>45.16</text:p>
          </table:table-cell>
          <table:table-cell office:value-type="float" office:value="179.0578155518" calcext:value-type="float">
            <text:p>179.0578155518</text:p>
          </table:table-cell>
          <table:table-cell office:value-type="float" office:value="-0.2672586011" calcext:value-type="float">
            <text:p>-0.267258601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86504" calcext:value-type="float">
            <text:p>0.00486504</text:p>
          </table:table-cell>
          <table:table-cell office:value-type="float" office:value="-0.0000476364" calcext:value-type="float">
            <text:p>-4.76364E-05</text:p>
          </table:table-cell>
          <table:table-cell office:value-type="float" office:value="903" calcext:value-type="float">
            <text:p>903</text:p>
          </table:table-cell>
          <table:table-cell table:formula="of:=[.D630]*100" office:value-type="float" office:value="-0.01401211" calcext:value-type="float">
            <text:p>-0.01401211</text:p>
          </table:table-cell>
          <table:table-cell table:formula="of:=[.E630]*100" office:value-type="float" office:value="0.486504" calcext:value-type="float">
            <text:p>0.486504</text:p>
          </table:table-cell>
        </table:table-row>
        <table:table-row table:style-name="ro1">
          <table:table-cell office:value-type="float" office:value="45.22" calcext:value-type="float">
            <text:p>45.22</text:p>
          </table:table-cell>
          <table:table-cell office:value-type="float" office:value="179.0658416748" calcext:value-type="float">
            <text:p>179.0658416748</text:p>
          </table:table-cell>
          <table:table-cell office:value-type="float" office:value="-0.2805162409" calcext:value-type="float">
            <text:p>-0.280516240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06506" calcext:value-type="float">
            <text:p>0.00506506</text:p>
          </table:table-cell>
          <table:table-cell office:value-type="float" office:value="-0.0001275031" calcext:value-type="float">
            <text:p>-0.0001275031</text:p>
          </table:table-cell>
          <table:table-cell office:value-type="float" office:value="904" calcext:value-type="float">
            <text:p>904</text:p>
          </table:table-cell>
          <table:table-cell table:formula="of:=[.D631]*100" office:value-type="float" office:value="-0.01401211" calcext:value-type="float">
            <text:p>-0.01401211</text:p>
          </table:table-cell>
          <table:table-cell table:formula="of:=[.E631]*100" office:value-type="float" office:value="0.506506" calcext:value-type="float">
            <text:p>0.506506</text:p>
          </table:table-cell>
        </table:table-row>
        <table:table-row table:style-name="ro1">
          <table:table-cell office:value-type="float" office:value="45.26" calcext:value-type="float">
            <text:p>45.26</text:p>
          </table:table-cell>
          <table:table-cell office:value-type="float" office:value="179.0671081543" calcext:value-type="float">
            <text:p>179.0671081543</text:p>
          </table:table-cell>
          <table:table-cell office:value-type="float" office:value="-0.2669309844" calcext:value-type="float">
            <text:p>-0.266930984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1078" calcext:value-type="float">
            <text:p>0.0051078</text:p>
          </table:table-cell>
          <table:table-cell office:value-type="float" office:value="-0.0000888879" calcext:value-type="float">
            <text:p>-8.88879E-05</text:p>
          </table:table-cell>
          <table:table-cell office:value-type="float" office:value="905" calcext:value-type="float">
            <text:p>905</text:p>
          </table:table-cell>
          <table:table-cell table:formula="of:=[.D632]*100" office:value-type="float" office:value="-0.01401211" calcext:value-type="float">
            <text:p>-0.01401211</text:p>
          </table:table-cell>
          <table:table-cell table:formula="of:=[.E632]*100" office:value-type="float" office:value="0.51078" calcext:value-type="float">
            <text:p>0.51078</text:p>
          </table:table-cell>
        </table:table-row>
        <table:table-row table:style-name="ro1">
          <table:table-cell office:value-type="float" office:value="45.31" calcext:value-type="float">
            <text:p>45.31</text:p>
          </table:table-cell>
          <table:table-cell office:value-type="float" office:value="179.0574188232" calcext:value-type="float">
            <text:p>179.0574188232</text:p>
          </table:table-cell>
          <table:table-cell office:value-type="float" office:value="-0.3342324868" calcext:value-type="float">
            <text:p>-0.334232486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58488" calcext:value-type="float">
            <text:p>0.00558488</text:p>
          </table:table-cell>
          <table:table-cell office:value-type="float" office:value="0.000067775" calcext:value-type="float">
            <text:p>0.000067775</text:p>
          </table:table-cell>
          <table:table-cell office:value-type="float" office:value="906" calcext:value-type="float">
            <text:p>906</text:p>
          </table:table-cell>
          <table:table-cell table:formula="of:=[.D633]*100" office:value-type="float" office:value="-0.01401211" calcext:value-type="float">
            <text:p>-0.01401211</text:p>
          </table:table-cell>
          <table:table-cell table:formula="of:=[.E633]*100" office:value-type="float" office:value="0.558488" calcext:value-type="float">
            <text:p>0.558488</text:p>
          </table:table-cell>
        </table:table-row>
        <table:table-row table:style-name="ro1">
          <table:table-cell office:value-type="float" office:value="45.37" calcext:value-type="float">
            <text:p>45.37</text:p>
          </table:table-cell>
          <table:table-cell office:value-type="float" office:value="179.0643768311" calcext:value-type="float">
            <text:p>179.0643768311</text:p>
          </table:table-cell>
          <table:table-cell office:value-type="float" office:value="-0.3155157323" calcext:value-type="float">
            <text:p>-0.315515732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77804" calcext:value-type="float">
            <text:p>0.00577804</text:p>
          </table:table-cell>
          <table:table-cell office:value-type="float" office:value="0.0000886006" calcext:value-type="float">
            <text:p>8.86006E-05</text:p>
          </table:table-cell>
          <table:table-cell office:value-type="float" office:value="907" calcext:value-type="float">
            <text:p>907</text:p>
          </table:table-cell>
          <table:table-cell table:formula="of:=[.D634]*100" office:value-type="float" office:value="-0.01401211" calcext:value-type="float">
            <text:p>-0.01401211</text:p>
          </table:table-cell>
          <table:table-cell table:formula="of:=[.E634]*100" office:value-type="float" office:value="0.577804" calcext:value-type="float">
            <text:p>0.577804</text:p>
          </table:table-cell>
        </table:table-row>
        <table:table-row table:style-name="ro1">
          <table:table-cell office:value-type="float" office:value="45.42" calcext:value-type="float">
            <text:p>45.42</text:p>
          </table:table-cell>
          <table:table-cell office:value-type="float" office:value="179.0696258545" calcext:value-type="float">
            <text:p>179.0696258545</text:p>
          </table:table-cell>
          <table:table-cell office:value-type="float" office:value="-0.336437333" calcext:value-type="float">
            <text:p>-0.33643733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04622" calcext:value-type="float">
            <text:p>0.00604622</text:p>
          </table:table-cell>
          <table:table-cell office:value-type="float" office:value="0.0000218373" calcext:value-type="float">
            <text:p>2.18373E-05</text:p>
          </table:table-cell>
          <table:table-cell office:value-type="float" office:value="908" calcext:value-type="float">
            <text:p>908</text:p>
          </table:table-cell>
          <table:table-cell table:formula="of:=[.D635]*100" office:value-type="float" office:value="-0.01401211" calcext:value-type="float">
            <text:p>-0.01401211</text:p>
          </table:table-cell>
          <table:table-cell table:formula="of:=[.E635]*100" office:value-type="float" office:value="0.604622" calcext:value-type="float">
            <text:p>0.604622</text:p>
          </table:table-cell>
        </table:table-row>
        <table:table-row table:style-name="ro1">
          <table:table-cell office:value-type="float" office:value="45.47" calcext:value-type="float">
            <text:p>45.47</text:p>
          </table:table-cell>
          <table:table-cell office:value-type="float" office:value="179.0727996826" calcext:value-type="float">
            <text:p>179.0727996826</text:p>
          </table:table-cell>
          <table:table-cell office:value-type="float" office:value="-0.3342446277" calcext:value-type="float">
            <text:p>-0.334244627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21031" calcext:value-type="float">
            <text:p>0.00621031</text:p>
          </table:table-cell>
          <table:table-cell office:value-type="float" office:value="-0.0000432389" calcext:value-type="float">
            <text:p>-4.32389E-05</text:p>
          </table:table-cell>
          <table:table-cell office:value-type="float" office:value="909" calcext:value-type="float">
            <text:p>909</text:p>
          </table:table-cell>
          <table:table-cell table:formula="of:=[.D636]*100" office:value-type="float" office:value="-0.01401211" calcext:value-type="float">
            <text:p>-0.01401211</text:p>
          </table:table-cell>
          <table:table-cell table:formula="of:=[.E636]*100" office:value-type="float" office:value="0.621031" calcext:value-type="float">
            <text:p>0.621031</text:p>
          </table:table-cell>
        </table:table-row>
        <table:table-row table:style-name="ro1">
          <table:table-cell office:value-type="float" office:value="45.52" calcext:value-type="float">
            <text:p>45.52</text:p>
          </table:table-cell>
          <table:table-cell office:value-type="float" office:value="179.0707702637" calcext:value-type="float">
            <text:p>179.0707702637</text:p>
          </table:table-cell>
          <table:table-cell office:value-type="float" office:value="-0.3443484236" calcext:value-type="float">
            <text:p>-0.344348423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38701" calcext:value-type="float">
            <text:p>0.00638701</text:p>
          </table:table-cell>
          <table:table-cell office:value-type="float" office:value="0.0000504999" calcext:value-type="float">
            <text:p>5.04999E-05</text:p>
          </table:table-cell>
          <table:table-cell office:value-type="float" office:value="910" calcext:value-type="float">
            <text:p>910</text:p>
          </table:table-cell>
          <table:table-cell table:formula="of:=[.D637]*100" office:value-type="float" office:value="-0.01401211" calcext:value-type="float">
            <text:p>-0.01401211</text:p>
          </table:table-cell>
          <table:table-cell table:formula="of:=[.E637]*100" office:value-type="float" office:value="0.638701" calcext:value-type="float">
            <text:p>0.638701</text:p>
          </table:table-cell>
        </table:table-row>
        <table:table-row table:style-name="ro1">
          <table:table-cell office:value-type="float" office:value="45.57" calcext:value-type="float">
            <text:p>45.57</text:p>
          </table:table-cell>
          <table:table-cell office:value-type="float" office:value="179.0833892822" calcext:value-type="float">
            <text:p>179.0833892822</text:p>
          </table:table-cell>
          <table:table-cell office:value-type="float" office:value="-0.3179473299" calcext:value-type="float">
            <text:p>-0.317947329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32878" calcext:value-type="float">
            <text:p>0.00632878</text:p>
          </table:table-cell>
          <table:table-cell office:value-type="float" office:value="-0.0000000943" calcext:value-type="float">
            <text:p>-9.43E-08</text:p>
          </table:table-cell>
          <table:table-cell office:value-type="float" office:value="911" calcext:value-type="float">
            <text:p>911</text:p>
          </table:table-cell>
          <table:table-cell table:formula="of:=[.D638]*100" office:value-type="float" office:value="-0.01401211" calcext:value-type="float">
            <text:p>-0.01401211</text:p>
          </table:table-cell>
          <table:table-cell table:formula="of:=[.E638]*100" office:value-type="float" office:value="0.632878" calcext:value-type="float">
            <text:p>0.632878</text:p>
          </table:table-cell>
        </table:table-row>
        <table:table-row table:style-name="ro1">
          <table:table-cell office:value-type="float" office:value="45.62" calcext:value-type="float">
            <text:p>45.62</text:p>
          </table:table-cell>
          <table:table-cell office:value-type="float" office:value="179.0746307373" calcext:value-type="float">
            <text:p>179.0746307373</text:p>
          </table:table-cell>
          <table:table-cell office:value-type="float" office:value="-0.3420256362" calcext:value-type="float">
            <text:p>-0.342025636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45048" calcext:value-type="float">
            <text:p>0.00645048</text:p>
          </table:table-cell>
          <table:table-cell office:value-type="float" office:value="0.0000643149" calcext:value-type="float">
            <text:p>6.43149E-05</text:p>
          </table:table-cell>
          <table:table-cell office:value-type="float" office:value="912" calcext:value-type="float">
            <text:p>912</text:p>
          </table:table-cell>
          <table:table-cell table:formula="of:=[.D639]*100" office:value-type="float" office:value="-0.01401211" calcext:value-type="float">
            <text:p>-0.01401211</text:p>
          </table:table-cell>
          <table:table-cell table:formula="of:=[.E639]*100" office:value-type="float" office:value="0.645048" calcext:value-type="float">
            <text:p>0.645048</text:p>
          </table:table-cell>
        </table:table-row>
        <table:table-row table:style-name="ro1">
          <table:table-cell office:value-type="float" office:value="45.67" calcext:value-type="float">
            <text:p>45.67</text:p>
          </table:table-cell>
          <table:table-cell office:value-type="float" office:value="179.075958252" calcext:value-type="float">
            <text:p>179.075958252</text:p>
          </table:table-cell>
          <table:table-cell office:value-type="float" office:value="-0.3536456513" calcext:value-type="float">
            <text:p>-0.353645651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60903" calcext:value-type="float">
            <text:p>0.00660903</text:p>
          </table:table-cell>
          <table:table-cell office:value-type="float" office:value="0.0000282798" calcext:value-type="float">
            <text:p>2.82798E-05</text:p>
          </table:table-cell>
          <table:table-cell office:value-type="float" office:value="913" calcext:value-type="float">
            <text:p>913</text:p>
          </table:table-cell>
          <table:table-cell table:formula="of:=[.D640]*100" office:value-type="float" office:value="-0.01401211" calcext:value-type="float">
            <text:p>-0.01401211</text:p>
          </table:table-cell>
          <table:table-cell table:formula="of:=[.E640]*100" office:value-type="float" office:value="0.660903" calcext:value-type="float">
            <text:p>0.660903</text:p>
          </table:table-cell>
        </table:table-row>
        <table:table-row table:style-name="ro1">
          <table:table-cell office:value-type="float" office:value="45.72" calcext:value-type="float">
            <text:p>45.72</text:p>
          </table:table-cell>
          <table:table-cell office:value-type="float" office:value="179.0778198242" calcext:value-type="float">
            <text:p>179.0778198242</text:p>
          </table:table-cell>
          <table:table-cell office:value-type="float" office:value="-0.3303363084" calcext:value-type="float">
            <text:p>-0.330336308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55931" calcext:value-type="float">
            <text:p>0.00655931</text:p>
          </table:table-cell>
          <table:table-cell office:value-type="float" office:value="0.0000025735" calcext:value-type="float">
            <text:p>2.5735E-06</text:p>
          </table:table-cell>
          <table:table-cell office:value-type="float" office:value="914" calcext:value-type="float">
            <text:p>914</text:p>
          </table:table-cell>
          <table:table-cell table:formula="of:=[.D641]*100" office:value-type="float" office:value="-0.01401211" calcext:value-type="float">
            <text:p>-0.01401211</text:p>
          </table:table-cell>
          <table:table-cell table:formula="of:=[.E641]*100" office:value-type="float" office:value="0.655931" calcext:value-type="float">
            <text:p>0.655931</text:p>
          </table:table-cell>
        </table:table-row>
        <table:table-row table:style-name="ro1">
          <table:table-cell office:value-type="float" office:value="45.77" calcext:value-type="float">
            <text:p>45.77</text:p>
          </table:table-cell>
          <table:table-cell office:value-type="float" office:value="179.0780181885" calcext:value-type="float">
            <text:p>179.0780181885</text:p>
          </table:table-cell>
          <table:table-cell office:value-type="float" office:value="-0.3353065431" calcext:value-type="float">
            <text:p>-0.335306543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55931" calcext:value-type="float">
            <text:p>0.00655931</text:p>
          </table:table-cell>
          <table:table-cell office:value-type="float" office:value="-0.0000238799" calcext:value-type="float">
            <text:p>-2.38799E-05</text:p>
          </table:table-cell>
          <table:table-cell office:value-type="float" office:value="915" calcext:value-type="float">
            <text:p>915</text:p>
          </table:table-cell>
          <table:table-cell table:formula="of:=[.D642]*100" office:value-type="float" office:value="-0.01401211" calcext:value-type="float">
            <text:p>-0.01401211</text:p>
          </table:table-cell>
          <table:table-cell table:formula="of:=[.E642]*100" office:value-type="float" office:value="0.655931" calcext:value-type="float">
            <text:p>0.655931</text:p>
          </table:table-cell>
        </table:table-row>
        <table:table-row table:style-name="ro1">
          <table:table-cell office:value-type="float" office:value="45.82" calcext:value-type="float">
            <text:p>45.82</text:p>
          </table:table-cell>
          <table:table-cell office:value-type="float" office:value="179.0724029541" calcext:value-type="float">
            <text:p>179.0724029541</text:p>
          </table:table-cell>
          <table:table-cell office:value-type="float" office:value="-0.3239622788" calcext:value-type="float">
            <text:p>-0.323962278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48369" calcext:value-type="float">
            <text:p>0.00648369</text:p>
          </table:table-cell>
          <table:table-cell office:value-type="float" office:value="-0.0000373451" calcext:value-type="float">
            <text:p>-3.73451E-05</text:p>
          </table:table-cell>
          <table:table-cell office:value-type="float" office:value="916" calcext:value-type="float">
            <text:p>916</text:p>
          </table:table-cell>
          <table:table-cell table:formula="of:=[.D643]*100" office:value-type="float" office:value="-0.01401211" calcext:value-type="float">
            <text:p>-0.01401211</text:p>
          </table:table-cell>
          <table:table-cell table:formula="of:=[.E643]*100" office:value-type="float" office:value="0.648369" calcext:value-type="float">
            <text:p>0.648369</text:p>
          </table:table-cell>
        </table:table-row>
        <table:table-row table:style-name="ro1">
          <table:table-cell office:value-type="float" office:value="45.87" calcext:value-type="float">
            <text:p>45.87</text:p>
          </table:table-cell>
          <table:table-cell office:value-type="float" office:value="179.0805358887" calcext:value-type="float">
            <text:p>179.0805358887</text:p>
          </table:table-cell>
          <table:table-cell office:value-type="float" office:value="-0.3518119841" calcext:value-type="float">
            <text:p>-0.351811984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61894" calcext:value-type="float">
            <text:p>0.00661894</text:p>
          </table:table-cell>
          <table:table-cell office:value-type="float" office:value="0.0001128867" calcext:value-type="float">
            <text:p>0.0001128867</text:p>
          </table:table-cell>
          <table:table-cell office:value-type="float" office:value="917" calcext:value-type="float">
            <text:p>917</text:p>
          </table:table-cell>
          <table:table-cell table:formula="of:=[.D644]*100" office:value-type="float" office:value="-0.01401211" calcext:value-type="float">
            <text:p>-0.01401211</text:p>
          </table:table-cell>
          <table:table-cell table:formula="of:=[.E644]*100" office:value-type="float" office:value="0.661894" calcext:value-type="float">
            <text:p>0.661894</text:p>
          </table:table-cell>
        </table:table-row>
        <table:table-row table:style-name="ro1">
          <table:table-cell office:value-type="float" office:value="45.92" calcext:value-type="float">
            <text:p>45.92</text:p>
          </table:table-cell>
          <table:table-cell office:value-type="float" office:value="179.0830383301" calcext:value-type="float">
            <text:p>179.0830383301</text:p>
          </table:table-cell>
          <table:table-cell office:value-type="float" office:value="-0.3401616156" calcext:value-type="float">
            <text:p>-0.340161615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63141" calcext:value-type="float">
            <text:p>0.00663141</text:p>
          </table:table-cell>
          <table:table-cell office:value-type="float" office:value="0.0000846403" calcext:value-type="float">
            <text:p>8.46403E-05</text:p>
          </table:table-cell>
          <table:table-cell office:value-type="float" office:value="918" calcext:value-type="float">
            <text:p>918</text:p>
          </table:table-cell>
          <table:table-cell table:formula="of:=[.D645]*100" office:value-type="float" office:value="-0.01401211" calcext:value-type="float">
            <text:p>-0.01401211</text:p>
          </table:table-cell>
          <table:table-cell table:formula="of:=[.E645]*100" office:value-type="float" office:value="0.663141" calcext:value-type="float">
            <text:p>0.663141</text:p>
          </table:table-cell>
        </table:table-row>
        <table:table-row table:style-name="ro1">
          <table:table-cell office:value-type="float" office:value="45.97" calcext:value-type="float">
            <text:p>45.97</text:p>
          </table:table-cell>
          <table:table-cell office:value-type="float" office:value="179.0858001709" calcext:value-type="float">
            <text:p>179.0858001709</text:p>
          </table:table-cell>
          <table:table-cell office:value-type="float" office:value="-0.3365195653" calcext:value-type="float">
            <text:p>-0.336519565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61544" calcext:value-type="float">
            <text:p>0.00661544</text:p>
          </table:table-cell>
          <table:table-cell office:value-type="float" office:value="-0.0000139664" calcext:value-type="float">
            <text:p>-1.39664E-05</text:p>
          </table:table-cell>
          <table:table-cell office:value-type="float" office:value="919" calcext:value-type="float">
            <text:p>919</text:p>
          </table:table-cell>
          <table:table-cell table:formula="of:=[.D646]*100" office:value-type="float" office:value="-0.01401211" calcext:value-type="float">
            <text:p>-0.01401211</text:p>
          </table:table-cell>
          <table:table-cell table:formula="of:=[.E646]*100" office:value-type="float" office:value="0.661544" calcext:value-type="float">
            <text:p>0.661544</text:p>
          </table:table-cell>
        </table:table-row>
        <table:table-row table:style-name="ro1">
          <table:table-cell office:value-type="float" office:value="46.02" calcext:value-type="float">
            <text:p>46.02</text:p>
          </table:table-cell>
          <table:table-cell office:value-type="float" office:value="179.0890655518" calcext:value-type="float">
            <text:p>179.0890655518</text:p>
          </table:table-cell>
          <table:table-cell office:value-type="float" office:value="-0.3093999992" calcext:value-type="float">
            <text:p>-0.309399999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42403" calcext:value-type="float">
            <text:p>0.00642403</text:p>
          </table:table-cell>
          <table:table-cell office:value-type="float" office:value="-0.000113574" calcext:value-type="float">
            <text:p>-0.000113574</text:p>
          </table:table-cell>
          <table:table-cell office:value-type="float" office:value="920" calcext:value-type="float">
            <text:p>920</text:p>
          </table:table-cell>
          <table:table-cell table:formula="of:=[.D647]*100" office:value-type="float" office:value="-0.01401211" calcext:value-type="float">
            <text:p>-0.01401211</text:p>
          </table:table-cell>
          <table:table-cell table:formula="of:=[.E647]*100" office:value-type="float" office:value="0.642403" calcext:value-type="float">
            <text:p>0.642403</text:p>
          </table:table-cell>
        </table:table-row>
        <table:table-row table:style-name="ro1">
          <table:table-cell office:value-type="float" office:value="46.07" calcext:value-type="float">
            <text:p>46.07</text:p>
          </table:table-cell>
          <table:table-cell office:value-type="float" office:value="179.0895385742" calcext:value-type="float">
            <text:p>179.0895385742</text:p>
          </table:table-cell>
          <table:table-cell office:value-type="float" office:value="-0.3391388316" calcext:value-type="float">
            <text:p>-0.339138831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49471" calcext:value-type="float">
            <text:p>0.00649471</text:p>
          </table:table-cell>
          <table:table-cell office:value-type="float" office:value="-0.0000662435" calcext:value-type="float">
            <text:p>-6.62435E-05</text:p>
          </table:table-cell>
          <table:table-cell office:value-type="float" office:value="921" calcext:value-type="float">
            <text:p>921</text:p>
          </table:table-cell>
          <table:table-cell table:formula="of:=[.D648]*100" office:value-type="float" office:value="-0.01401211" calcext:value-type="float">
            <text:p>-0.01401211</text:p>
          </table:table-cell>
          <table:table-cell table:formula="of:=[.E648]*100" office:value-type="float" office:value="0.649471" calcext:value-type="float">
            <text:p>0.649471</text:p>
          </table:table-cell>
        </table:table-row>
        <table:table-row table:style-name="ro1">
          <table:table-cell office:value-type="float" office:value="46.12" calcext:value-type="float">
            <text:p>46.12</text:p>
          </table:table-cell>
          <table:table-cell office:value-type="float" office:value="179.0865936279" calcext:value-type="float">
            <text:p>179.0865936279</text:p>
          </table:table-cell>
          <table:table-cell office:value-type="float" office:value="-0.2981109587" calcext:value-type="float">
            <text:p>-0.298110958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26833" calcext:value-type="float">
            <text:p>0.00626833</text:p>
          </table:table-cell>
          <table:table-cell office:value-type="float" office:value="-0.0000713849" calcext:value-type="float">
            <text:p>-7.13849E-05</text:p>
          </table:table-cell>
          <table:table-cell office:value-type="float" office:value="922" calcext:value-type="float">
            <text:p>922</text:p>
          </table:table-cell>
          <table:table-cell table:formula="of:=[.D649]*100" office:value-type="float" office:value="-0.01401211" calcext:value-type="float">
            <text:p>-0.01401211</text:p>
          </table:table-cell>
          <table:table-cell table:formula="of:=[.E649]*100" office:value-type="float" office:value="0.626833" calcext:value-type="float">
            <text:p>0.626833</text:p>
          </table:table-cell>
        </table:table-row>
        <table:table-row table:style-name="ro1">
          <table:table-cell office:value-type="float" office:value="46.17" calcext:value-type="float">
            <text:p>46.17</text:p>
          </table:table-cell>
          <table:table-cell office:value-type="float" office:value="179.0968475342" calcext:value-type="float">
            <text:p>179.0968475342</text:p>
          </table:table-cell>
          <table:table-cell office:value-type="float" office:value="-0.3375269047" calcext:value-type="float">
            <text:p>-0.337526904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3802" calcext:value-type="float">
            <text:p>0.0063802</text:p>
          </table:table-cell>
          <table:table-cell office:value-type="float" office:value="0.0000849515" calcext:value-type="float">
            <text:p>8.49515E-05</text:p>
          </table:table-cell>
          <table:table-cell office:value-type="float" office:value="923" calcext:value-type="float">
            <text:p>923</text:p>
          </table:table-cell>
          <table:table-cell table:formula="of:=[.D650]*100" office:value-type="float" office:value="-0.01401211" calcext:value-type="float">
            <text:p>-0.01401211</text:p>
          </table:table-cell>
          <table:table-cell table:formula="of:=[.E650]*100" office:value-type="float" office:value="0.63802" calcext:value-type="float">
            <text:p>0.63802</text:p>
          </table:table-cell>
        </table:table-row>
        <table:table-row table:style-name="ro1">
          <table:table-cell office:value-type="float" office:value="46.22" calcext:value-type="float">
            <text:p>46.22</text:p>
          </table:table-cell>
          <table:table-cell office:value-type="float" office:value="179.0924530029" calcext:value-type="float">
            <text:p>179.0924530029</text:p>
          </table:table-cell>
          <table:table-cell office:value-type="float" office:value="-0.3004410537" calcext:value-type="float">
            <text:p>-0.300441053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20756" calcext:value-type="float">
            <text:p>0.00620756</text:p>
          </table:table-cell>
          <table:table-cell office:value-type="float" office:value="-0.0001193047" calcext:value-type="float">
            <text:p>-0.0001193047</text:p>
          </table:table-cell>
          <table:table-cell office:value-type="float" office:value="924" calcext:value-type="float">
            <text:p>924</text:p>
          </table:table-cell>
          <table:table-cell table:formula="of:=[.D651]*100" office:value-type="float" office:value="-0.01401211" calcext:value-type="float">
            <text:p>-0.01401211</text:p>
          </table:table-cell>
          <table:table-cell table:formula="of:=[.E651]*100" office:value-type="float" office:value="0.620756" calcext:value-type="float">
            <text:p>0.620756</text:p>
          </table:table-cell>
        </table:table-row>
        <table:table-row table:style-name="ro1">
          <table:table-cell office:value-type="float" office:value="46.27" calcext:value-type="float">
            <text:p>46.27</text:p>
          </table:table-cell>
          <table:table-cell office:value-type="float" office:value="179.0908813477" calcext:value-type="float">
            <text:p>179.0908813477</text:p>
          </table:table-cell>
          <table:table-cell office:value-type="float" office:value="-0.3238291207" calcext:value-type="float">
            <text:p>-0.323829120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2484" calcext:value-type="float">
            <text:p>0.0062484</text:p>
          </table:table-cell>
          <table:table-cell office:value-type="float" office:value="-0.0000527103" calcext:value-type="float">
            <text:p>-5.27103E-05</text:p>
          </table:table-cell>
          <table:table-cell office:value-type="float" office:value="925" calcext:value-type="float">
            <text:p>925</text:p>
          </table:table-cell>
          <table:table-cell table:formula="of:=[.D652]*100" office:value-type="float" office:value="-0.01401211" calcext:value-type="float">
            <text:p>-0.01401211</text:p>
          </table:table-cell>
          <table:table-cell table:formula="of:=[.E652]*100" office:value-type="float" office:value="0.62484" calcext:value-type="float">
            <text:p>0.62484</text:p>
          </table:table-cell>
        </table:table-row>
        <table:table-row table:style-name="ro1">
          <table:table-cell office:value-type="float" office:value="46.32" calcext:value-type="float">
            <text:p>46.32</text:p>
          </table:table-cell>
          <table:table-cell office:value-type="float" office:value="179.0912628174" calcext:value-type="float">
            <text:p>179.0912628174</text:p>
          </table:table-cell>
          <table:table-cell office:value-type="float" office:value="-0.2920748024" calcext:value-type="float">
            <text:p>-0.292074802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06396" calcext:value-type="float">
            <text:p>0.00606396</text:p>
          </table:table-cell>
          <table:table-cell office:value-type="float" office:value="-0.0002123828" calcext:value-type="float">
            <text:p>-0.0002123828</text:p>
          </table:table-cell>
          <table:table-cell office:value-type="float" office:value="926" calcext:value-type="float">
            <text:p>926</text:p>
          </table:table-cell>
          <table:table-cell table:formula="of:=[.D653]*100" office:value-type="float" office:value="-0.01401211" calcext:value-type="float">
            <text:p>-0.01401211</text:p>
          </table:table-cell>
          <table:table-cell table:formula="of:=[.E653]*100" office:value-type="float" office:value="0.606396" calcext:value-type="float">
            <text:p>0.606396</text:p>
          </table:table-cell>
        </table:table-row>
        <table:table-row table:style-name="ro1">
          <table:table-cell office:value-type="float" office:value="46.37" calcext:value-type="float">
            <text:p>46.37</text:p>
          </table:table-cell>
          <table:table-cell office:value-type="float" office:value="179.0864257812" calcext:value-type="float">
            <text:p>179.0864257812</text:p>
          </table:table-cell>
          <table:table-cell office:value-type="float" office:value="-0.3098430024" calcext:value-type="float">
            <text:p>-0.309843002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05949" calcext:value-type="float">
            <text:p>0.00605949</text:p>
          </table:table-cell>
          <table:table-cell office:value-type="float" office:value="-0.0000475145" calcext:value-type="float">
            <text:p>-4.75145E-05</text:p>
          </table:table-cell>
          <table:table-cell office:value-type="float" office:value="927" calcext:value-type="float">
            <text:p>927</text:p>
          </table:table-cell>
          <table:table-cell table:formula="of:=[.D654]*100" office:value-type="float" office:value="-0.01401211" calcext:value-type="float">
            <text:p>-0.01401211</text:p>
          </table:table-cell>
          <table:table-cell table:formula="of:=[.E654]*100" office:value-type="float" office:value="0.605949" calcext:value-type="float">
            <text:p>0.605949</text:p>
          </table:table-cell>
        </table:table-row>
        <table:table-row table:style-name="ro1">
          <table:table-cell office:value-type="float" office:value="46.42" calcext:value-type="float">
            <text:p>46.42</text:p>
          </table:table-cell>
          <table:table-cell office:value-type="float" office:value="179.083114624" calcext:value-type="float">
            <text:p>179.083114624</text:p>
          </table:table-cell>
          <table:table-cell office:value-type="float" office:value="-0.3003826983" calcext:value-type="float">
            <text:p>-0.300382698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99345" calcext:value-type="float">
            <text:p>0.00599345</text:p>
          </table:table-cell>
          <table:table-cell office:value-type="float" office:value="-0.0001180368" calcext:value-type="float">
            <text:p>-0.0001180368</text:p>
          </table:table-cell>
          <table:table-cell office:value-type="float" office:value="928" calcext:value-type="float">
            <text:p>928</text:p>
          </table:table-cell>
          <table:table-cell table:formula="of:=[.D655]*100" office:value-type="float" office:value="-0.01401211" calcext:value-type="float">
            <text:p>-0.01401211</text:p>
          </table:table-cell>
          <table:table-cell table:formula="of:=[.E655]*100" office:value-type="float" office:value="0.599345" calcext:value-type="float">
            <text:p>0.599345</text:p>
          </table:table-cell>
        </table:table-row>
        <table:table-row table:style-name="ro1">
          <table:table-cell office:value-type="float" office:value="46.47" calcext:value-type="float">
            <text:p>46.47</text:p>
          </table:table-cell>
          <table:table-cell office:value-type="float" office:value="179.0790252686" calcext:value-type="float">
            <text:p>179.0790252686</text:p>
          </table:table-cell>
          <table:table-cell office:value-type="float" office:value="-0.2717376723" calcext:value-type="float">
            <text:p>-0.271737672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7585" calcext:value-type="float">
            <text:p>0.0057585</text:p>
          </table:table-cell>
          <table:table-cell office:value-type="float" office:value="-0.0001596783" calcext:value-type="float">
            <text:p>-0.0001596783</text:p>
          </table:table-cell>
          <table:table-cell office:value-type="float" office:value="929" calcext:value-type="float">
            <text:p>929</text:p>
          </table:table-cell>
          <table:table-cell table:formula="of:=[.D656]*100" office:value-type="float" office:value="-0.01401211" calcext:value-type="float">
            <text:p>-0.01401211</text:p>
          </table:table-cell>
          <table:table-cell table:formula="of:=[.E656]*100" office:value-type="float" office:value="0.57585" calcext:value-type="float">
            <text:p>0.57585</text:p>
          </table:table-cell>
        </table:table-row>
        <table:table-row table:style-name="ro1">
          <table:table-cell office:value-type="float" office:value="46.52" calcext:value-type="float">
            <text:p>46.52</text:p>
          </table:table-cell>
          <table:table-cell office:value-type="float" office:value="179.0732574463" calcext:value-type="float">
            <text:p>179.0732574463</text:p>
          </table:table-cell>
          <table:table-cell office:value-type="float" office:value="-0.2513117497" calcext:value-type="float">
            <text:p>-0.251311749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46579" calcext:value-type="float">
            <text:p>0.00546579</text:p>
          </table:table-cell>
          <table:table-cell office:value-type="float" office:value="-0.0001800552" calcext:value-type="float">
            <text:p>-0.0001800552</text:p>
          </table:table-cell>
          <table:table-cell office:value-type="float" office:value="930" calcext:value-type="float">
            <text:p>930</text:p>
          </table:table-cell>
          <table:table-cell table:formula="of:=[.D657]*100" office:value-type="float" office:value="-0.01401211" calcext:value-type="float">
            <text:p>-0.01401211</text:p>
          </table:table-cell>
          <table:table-cell table:formula="of:=[.E657]*100" office:value-type="float" office:value="0.546579" calcext:value-type="float">
            <text:p>0.546579</text:p>
          </table:table-cell>
        </table:table-row>
        <table:table-row table:style-name="ro1">
          <table:table-cell office:value-type="float" office:value="46.57" calcext:value-type="float">
            <text:p>46.57</text:p>
          </table:table-cell>
          <table:table-cell office:value-type="float" office:value="179.0749969482" calcext:value-type="float">
            <text:p>179.0749969482</text:p>
          </table:table-cell>
          <table:table-cell office:value-type="float" office:value="-0.2980298032" calcext:value-type="float">
            <text:p>-0.298029803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58213" calcext:value-type="float">
            <text:p>0.00558213</text:p>
          </table:table-cell>
          <table:table-cell office:value-type="float" office:value="-0.0000210428" calcext:value-type="float">
            <text:p>-2.10428E-05</text:p>
          </table:table-cell>
          <table:table-cell office:value-type="float" office:value="931" calcext:value-type="float">
            <text:p>931</text:p>
          </table:table-cell>
          <table:table-cell table:formula="of:=[.D658]*100" office:value-type="float" office:value="-0.01401211" calcext:value-type="float">
            <text:p>-0.01401211</text:p>
          </table:table-cell>
          <table:table-cell table:formula="of:=[.E658]*100" office:value-type="float" office:value="0.558213" calcext:value-type="float">
            <text:p>0.558213</text:p>
          </table:table-cell>
        </table:table-row>
        <table:table-row table:style-name="ro1">
          <table:table-cell office:value-type="float" office:value="46.62" calcext:value-type="float">
            <text:p>46.62</text:p>
          </table:table-cell>
          <table:table-cell office:value-type="float" office:value="179.0626678467" calcext:value-type="float">
            <text:p>179.0626678467</text:p>
          </table:table-cell>
          <table:table-cell office:value-type="float" office:value="-0.2901022337" calcext:value-type="float">
            <text:p>-0.290102233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60682" calcext:value-type="float">
            <text:p>0.00560682</text:p>
          </table:table-cell>
          <table:table-cell office:value-type="float" office:value="-0.0000645405" calcext:value-type="float">
            <text:p>-6.45405E-05</text:p>
          </table:table-cell>
          <table:table-cell office:value-type="float" office:value="932" calcext:value-type="float">
            <text:p>932</text:p>
          </table:table-cell>
          <table:table-cell table:formula="of:=[.D659]*100" office:value-type="float" office:value="-0.01401211" calcext:value-type="float">
            <text:p>-0.01401211</text:p>
          </table:table-cell>
          <table:table-cell table:formula="of:=[.E659]*100" office:value-type="float" office:value="0.560682" calcext:value-type="float">
            <text:p>0.560682</text:p>
          </table:table-cell>
        </table:table-row>
        <table:table-row table:style-name="ro1">
          <table:table-cell office:value-type="float" office:value="46.67" calcext:value-type="float">
            <text:p>46.67</text:p>
          </table:table-cell>
          <table:table-cell office:value-type="float" office:value="179.0606994629" calcext:value-type="float">
            <text:p>179.0606994629</text:p>
          </table:table-cell>
          <table:table-cell office:value-type="float" office:value="-0.2713357228" calcext:value-type="float">
            <text:p>-0.271335722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49818" calcext:value-type="float">
            <text:p>0.00549818</text:p>
          </table:table-cell>
          <table:table-cell office:value-type="float" office:value="-0.0001234928" calcext:value-type="float">
            <text:p>-0.0001234928</text:p>
          </table:table-cell>
          <table:table-cell office:value-type="float" office:value="933" calcext:value-type="float">
            <text:p>933</text:p>
          </table:table-cell>
          <table:table-cell table:formula="of:=[.D660]*100" office:value-type="float" office:value="-0.01401211" calcext:value-type="float">
            <text:p>-0.01401211</text:p>
          </table:table-cell>
          <table:table-cell table:formula="of:=[.E660]*100" office:value-type="float" office:value="0.549818" calcext:value-type="float">
            <text:p>0.549818</text:p>
          </table:table-cell>
        </table:table-row>
        <table:table-row table:style-name="ro1">
          <table:table-cell office:value-type="float" office:value="46.72" calcext:value-type="float">
            <text:p>46.72</text:p>
          </table:table-cell>
          <table:table-cell office:value-type="float" office:value="179.0771026611" calcext:value-type="float">
            <text:p>179.0771026611</text:p>
          </table:table-cell>
          <table:table-cell office:value-type="float" office:value="-0.2578166303" calcext:value-type="float">
            <text:p>-0.257816630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33567" calcext:value-type="float">
            <text:p>0.00533567</text:p>
          </table:table-cell>
          <table:table-cell office:value-type="float" office:value="-0.0000485045" calcext:value-type="float">
            <text:p>-4.85045E-05</text:p>
          </table:table-cell>
          <table:table-cell office:value-type="float" office:value="934" calcext:value-type="float">
            <text:p>934</text:p>
          </table:table-cell>
          <table:table-cell table:formula="of:=[.D661]*100" office:value-type="float" office:value="-0.01401211" calcext:value-type="float">
            <text:p>-0.01401211</text:p>
          </table:table-cell>
          <table:table-cell table:formula="of:=[.E661]*100" office:value-type="float" office:value="0.533567" calcext:value-type="float">
            <text:p>0.533567</text:p>
          </table:table-cell>
        </table:table-row>
        <table:table-row table:style-name="ro1">
          <table:table-cell office:value-type="float" office:value="46.77" calcext:value-type="float">
            <text:p>46.77</text:p>
          </table:table-cell>
          <table:table-cell office:value-type="float" office:value="179.0904998779" calcext:value-type="float">
            <text:p>179.0904998779</text:p>
          </table:table-cell>
          <table:table-cell office:value-type="float" office:value="-0.294539537" calcext:value-type="float">
            <text:p>-0.29453953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47216" calcext:value-type="float">
            <text:p>0.00547216</text:p>
          </table:table-cell>
          <table:table-cell office:value-type="float" office:value="0.0000790703" calcext:value-type="float">
            <text:p>7.90703E-05</text:p>
          </table:table-cell>
          <table:table-cell office:value-type="float" office:value="935" calcext:value-type="float">
            <text:p>935</text:p>
          </table:table-cell>
          <table:table-cell table:formula="of:=[.D662]*100" office:value-type="float" office:value="-0.01401211" calcext:value-type="float">
            <text:p>-0.01401211</text:p>
          </table:table-cell>
          <table:table-cell table:formula="of:=[.E662]*100" office:value-type="float" office:value="0.547216" calcext:value-type="float">
            <text:p>0.547216</text:p>
          </table:table-cell>
        </table:table-row>
        <table:table-row table:style-name="ro1">
          <table:table-cell office:value-type="float" office:value="46.82" calcext:value-type="float">
            <text:p>46.82</text:p>
          </table:table-cell>
          <table:table-cell office:value-type="float" office:value="179.0836639404" calcext:value-type="float">
            <text:p>179.0836639404</text:p>
          </table:table-cell>
          <table:table-cell office:value-type="float" office:value="-0.2884446887" calcext:value-type="float">
            <text:p>-0.288444688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52248" calcext:value-type="float">
            <text:p>0.00552248</text:p>
          </table:table-cell>
          <table:table-cell office:value-type="float" office:value="-0.0000469172" calcext:value-type="float">
            <text:p>-4.69172E-05</text:p>
          </table:table-cell>
          <table:table-cell office:value-type="float" office:value="936" calcext:value-type="float">
            <text:p>936</text:p>
          </table:table-cell>
          <table:table-cell table:formula="of:=[.D663]*100" office:value-type="float" office:value="-0.01401211" calcext:value-type="float">
            <text:p>-0.01401211</text:p>
          </table:table-cell>
          <table:table-cell table:formula="of:=[.E663]*100" office:value-type="float" office:value="0.552248" calcext:value-type="float">
            <text:p>0.552248</text:p>
          </table:table-cell>
        </table:table-row>
        <table:table-row table:style-name="ro1">
          <table:table-cell office:value-type="float" office:value="46.87" calcext:value-type="float">
            <text:p>46.87</text:p>
          </table:table-cell>
          <table:table-cell office:value-type="float" office:value="179.0932922363" calcext:value-type="float">
            <text:p>179.0932922363</text:p>
          </table:table-cell>
          <table:table-cell office:value-type="float" office:value="-0.3330398712" calcext:value-type="float">
            <text:p>-0.333039871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85327" calcext:value-type="float">
            <text:p>0.00585327</text:p>
          </table:table-cell>
          <table:table-cell office:value-type="float" office:value="0.0001184031" calcext:value-type="float">
            <text:p>0.0001184031</text:p>
          </table:table-cell>
          <table:table-cell office:value-type="float" office:value="937" calcext:value-type="float">
            <text:p>937</text:p>
          </table:table-cell>
          <table:table-cell table:formula="of:=[.D664]*100" office:value-type="float" office:value="-0.01401211" calcext:value-type="float">
            <text:p>-0.01401211</text:p>
          </table:table-cell>
          <table:table-cell table:formula="of:=[.E664]*100" office:value-type="float" office:value="0.585327" calcext:value-type="float">
            <text:p>0.585327</text:p>
          </table:table-cell>
        </table:table-row>
        <table:table-row table:style-name="ro1">
          <table:table-cell office:value-type="float" office:value="46.92" calcext:value-type="float">
            <text:p>46.92</text:p>
          </table:table-cell>
          <table:table-cell office:value-type="float" office:value="179.08644104" calcext:value-type="float">
            <text:p>179.08644104</text:p>
          </table:table-cell>
          <table:table-cell office:value-type="float" office:value="-0.2987681631" calcext:value-type="float">
            <text:p>-0.298768163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84526" calcext:value-type="float">
            <text:p>0.00584526</text:p>
          </table:table-cell>
          <table:table-cell office:value-type="float" office:value="-0.0000305267" calcext:value-type="float">
            <text:p>-3.05267E-05</text:p>
          </table:table-cell>
          <table:table-cell office:value-type="float" office:value="938" calcext:value-type="float">
            <text:p>938</text:p>
          </table:table-cell>
          <table:table-cell table:formula="of:=[.D665]*100" office:value-type="float" office:value="-0.01401211" calcext:value-type="float">
            <text:p>-0.01401211</text:p>
          </table:table-cell>
          <table:table-cell table:formula="of:=[.E665]*100" office:value-type="float" office:value="0.584526" calcext:value-type="float">
            <text:p>0.584526</text:p>
          </table:table-cell>
        </table:table-row>
        <table:table-row table:style-name="ro1">
          <table:table-cell office:value-type="float" office:value="46.97" calcext:value-type="float">
            <text:p>46.97</text:p>
          </table:table-cell>
          <table:table-cell office:value-type="float" office:value="179.0931396484" calcext:value-type="float">
            <text:p>179.0931396484</text:p>
          </table:table-cell>
          <table:table-cell office:value-type="float" office:value="-0.307156993" calcext:value-type="float">
            <text:p>-0.30715699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89585" calcext:value-type="float">
            <text:p>0.00589585</text:p>
          </table:table-cell>
          <table:table-cell office:value-type="float" office:value="0.0000269048" calcext:value-type="float">
            <text:p>2.69048E-05</text:p>
          </table:table-cell>
          <table:table-cell office:value-type="float" office:value="939" calcext:value-type="float">
            <text:p>939</text:p>
          </table:table-cell>
          <table:table-cell table:formula="of:=[.D666]*100" office:value-type="float" office:value="-0.01401211" calcext:value-type="float">
            <text:p>-0.01401211</text:p>
          </table:table-cell>
          <table:table-cell table:formula="of:=[.E666]*100" office:value-type="float" office:value="0.589585" calcext:value-type="float">
            <text:p>0.589585</text:p>
          </table:table-cell>
        </table:table-row>
        <table:table-row table:style-name="ro1">
          <table:table-cell office:value-type="float" office:value="47.02" calcext:value-type="float">
            <text:p>47.02</text:p>
          </table:table-cell>
          <table:table-cell office:value-type="float" office:value="179.0949859619" calcext:value-type="float">
            <text:p>179.0949859619</text:p>
          </table:table-cell>
          <table:table-cell office:value-type="float" office:value="-0.2906945513" calcext:value-type="float">
            <text:p>-0.290694551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81982" calcext:value-type="float">
            <text:p>0.00581982</text:p>
          </table:table-cell>
          <table:table-cell office:value-type="float" office:value="-0.0000506153" calcext:value-type="float">
            <text:p>-5.06153E-05</text:p>
          </table:table-cell>
          <table:table-cell office:value-type="float" office:value="940" calcext:value-type="float">
            <text:p>940</text:p>
          </table:table-cell>
          <table:table-cell table:formula="of:=[.D667]*100" office:value-type="float" office:value="-0.01401211" calcext:value-type="float">
            <text:p>-0.01401211</text:p>
          </table:table-cell>
          <table:table-cell table:formula="of:=[.E667]*100" office:value-type="float" office:value="0.581982" calcext:value-type="float">
            <text:p>0.581982</text:p>
          </table:table-cell>
        </table:table-row>
        <table:table-row table:style-name="ro1">
          <table:table-cell office:value-type="float" office:value="47.07" calcext:value-type="float">
            <text:p>47.07</text:p>
          </table:table-cell>
          <table:table-cell office:value-type="float" office:value="179.0923156738" calcext:value-type="float">
            <text:p>179.0923156738</text:p>
          </table:table-cell>
          <table:table-cell office:value-type="float" office:value="-0.2921138763" calcext:value-type="float">
            <text:p>-0.292113876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77862" calcext:value-type="float">
            <text:p>0.00577862</text:p>
          </table:table-cell>
          <table:table-cell office:value-type="float" office:value="-0.0000061224" calcext:value-type="float">
            <text:p>-6.1224E-06</text:p>
          </table:table-cell>
          <table:table-cell office:value-type="float" office:value="941" calcext:value-type="float">
            <text:p>941</text:p>
          </table:table-cell>
          <table:table-cell table:formula="of:=[.D668]*100" office:value-type="float" office:value="-0.01401211" calcext:value-type="float">
            <text:p>-0.01401211</text:p>
          </table:table-cell>
          <table:table-cell table:formula="of:=[.E668]*100" office:value-type="float" office:value="0.577862" calcext:value-type="float">
            <text:p>0.577862</text:p>
          </table:table-cell>
        </table:table-row>
        <table:table-row table:style-name="ro1">
          <table:table-cell office:value-type="float" office:value="47.12" calcext:value-type="float">
            <text:p>47.12</text:p>
          </table:table-cell>
          <table:table-cell office:value-type="float" office:value="179.080291748" calcext:value-type="float">
            <text:p>179.080291748</text:p>
          </table:table-cell>
          <table:table-cell office:value-type="float" office:value="-0.2535889417" calcext:value-type="float">
            <text:p>-0.253588941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49437" calcext:value-type="float">
            <text:p>0.00549437</text:p>
          </table:table-cell>
          <table:table-cell office:value-type="float" office:value="-0.0002123443" calcext:value-type="float">
            <text:p>-0.0002123443</text:p>
          </table:table-cell>
          <table:table-cell office:value-type="float" office:value="942" calcext:value-type="float">
            <text:p>942</text:p>
          </table:table-cell>
          <table:table-cell table:formula="of:=[.D669]*100" office:value-type="float" office:value="-0.01401211" calcext:value-type="float">
            <text:p>-0.01401211</text:p>
          </table:table-cell>
          <table:table-cell table:formula="of:=[.E669]*100" office:value-type="float" office:value="0.549437" calcext:value-type="float">
            <text:p>0.549437</text:p>
          </table:table-cell>
        </table:table-row>
        <table:table-row table:style-name="ro1">
          <table:table-cell office:value-type="float" office:value="47.17" calcext:value-type="float">
            <text:p>47.17</text:p>
          </table:table-cell>
          <table:table-cell office:value-type="float" office:value="179.0737762451" calcext:value-type="float">
            <text:p>179.0737762451</text:p>
          </table:table-cell>
          <table:table-cell office:value-type="float" office:value="-0.2694647387" calcext:value-type="float">
            <text:p>-0.269464738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41078" calcext:value-type="float">
            <text:p>0.00541078</text:p>
          </table:table-cell>
          <table:table-cell office:value-type="float" office:value="-0.0001054057" calcext:value-type="float">
            <text:p>-0.0001054057</text:p>
          </table:table-cell>
          <table:table-cell office:value-type="float" office:value="943" calcext:value-type="float">
            <text:p>943</text:p>
          </table:table-cell>
          <table:table-cell table:formula="of:=[.D670]*100" office:value-type="float" office:value="-0.01401211" calcext:value-type="float">
            <text:p>-0.01401211</text:p>
          </table:table-cell>
          <table:table-cell table:formula="of:=[.E670]*100" office:value-type="float" office:value="0.541078" calcext:value-type="float">
            <text:p>0.541078</text:p>
          </table:table-cell>
        </table:table-row>
        <table:table-row table:style-name="ro1">
          <table:table-cell office:value-type="float" office:value="47.22" calcext:value-type="float">
            <text:p>47.22</text:p>
          </table:table-cell>
          <table:table-cell office:value-type="float" office:value="179.0752258301" calcext:value-type="float">
            <text:p>179.0752258301</text:p>
          </table:table-cell>
          <table:table-cell office:value-type="float" office:value="-0.2726569518" calcext:value-type="float">
            <text:p>-0.272656951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37635" calcext:value-type="float">
            <text:p>0.00537635</text:p>
          </table:table-cell>
          <table:table-cell office:value-type="float" office:value="-0.0001506693" calcext:value-type="float">
            <text:p>-0.0001506693</text:p>
          </table:table-cell>
          <table:table-cell office:value-type="float" office:value="944" calcext:value-type="float">
            <text:p>944</text:p>
          </table:table-cell>
          <table:table-cell table:formula="of:=[.D671]*100" office:value-type="float" office:value="-0.01401211" calcext:value-type="float">
            <text:p>-0.01401211</text:p>
          </table:table-cell>
          <table:table-cell table:formula="of:=[.E671]*100" office:value-type="float" office:value="0.537635" calcext:value-type="float">
            <text:p>0.537635</text:p>
          </table:table-cell>
        </table:table-row>
        <table:table-row table:style-name="ro1">
          <table:table-cell office:value-type="float" office:value="47.27" calcext:value-type="float">
            <text:p>47.27</text:p>
          </table:table-cell>
          <table:table-cell office:value-type="float" office:value="179.0853424072" calcext:value-type="float">
            <text:p>179.0853424072</text:p>
          </table:table-cell>
          <table:table-cell office:value-type="float" office:value="-0.2396953837" calcext:value-type="float">
            <text:p>-0.239695383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13369" calcext:value-type="float">
            <text:p>0.00513369</text:p>
          </table:table-cell>
          <table:table-cell office:value-type="float" office:value="-0.0002729647" calcext:value-type="float">
            <text:p>-0.0002729647</text:p>
          </table:table-cell>
          <table:table-cell office:value-type="float" office:value="945" calcext:value-type="float">
            <text:p>945</text:p>
          </table:table-cell>
          <table:table-cell table:formula="of:=[.D672]*100" office:value-type="float" office:value="-0.01401211" calcext:value-type="float">
            <text:p>-0.01401211</text:p>
          </table:table-cell>
          <table:table-cell table:formula="of:=[.E672]*100" office:value-type="float" office:value="0.513369" calcext:value-type="float">
            <text:p>0.513369</text:p>
          </table:table-cell>
        </table:table-row>
        <table:table-row table:style-name="ro1">
          <table:table-cell office:value-type="float" office:value="47.32" calcext:value-type="float">
            <text:p>47.32</text:p>
          </table:table-cell>
          <table:table-cell office:value-type="float" office:value="179.0847930908" calcext:value-type="float">
            <text:p>179.0847930908</text:p>
          </table:table-cell>
          <table:table-cell office:value-type="float" office:value="-0.2389629692" calcext:value-type="float">
            <text:p>-0.238962969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96711" calcext:value-type="float">
            <text:p>0.00496711</text:p>
          </table:table-cell>
          <table:table-cell office:value-type="float" office:value="-0.0000646239" calcext:value-type="float">
            <text:p>-6.46239E-05</text:p>
          </table:table-cell>
          <table:table-cell office:value-type="float" office:value="946" calcext:value-type="float">
            <text:p>946</text:p>
          </table:table-cell>
          <table:table-cell table:formula="of:=[.D673]*100" office:value-type="float" office:value="-0.01401211" calcext:value-type="float">
            <text:p>-0.01401211</text:p>
          </table:table-cell>
          <table:table-cell table:formula="of:=[.E673]*100" office:value-type="float" office:value="0.496711" calcext:value-type="float">
            <text:p>0.496711</text:p>
          </table:table-cell>
        </table:table-row>
        <table:table-row table:style-name="ro1">
          <table:table-cell office:value-type="float" office:value="47.37" calcext:value-type="float">
            <text:p>47.37</text:p>
          </table:table-cell>
          <table:table-cell office:value-type="float" office:value="179.0807800293" calcext:value-type="float">
            <text:p>179.0807800293</text:p>
          </table:table-cell>
          <table:table-cell office:value-type="float" office:value="-0.2091741694" calcext:value-type="float">
            <text:p>-0.209174169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65754" calcext:value-type="float">
            <text:p>0.00465754</text:p>
          </table:table-cell>
          <table:table-cell office:value-type="float" office:value="-0.0001570123" calcext:value-type="float">
            <text:p>-0.0001570123</text:p>
          </table:table-cell>
          <table:table-cell office:value-type="float" office:value="947" calcext:value-type="float">
            <text:p>947</text:p>
          </table:table-cell>
          <table:table-cell table:formula="of:=[.D674]*100" office:value-type="float" office:value="-0.01401211" calcext:value-type="float">
            <text:p>-0.01401211</text:p>
          </table:table-cell>
          <table:table-cell table:formula="of:=[.E674]*100" office:value-type="float" office:value="0.465754" calcext:value-type="float">
            <text:p>0.465754</text:p>
          </table:table-cell>
        </table:table-row>
        <table:table-row table:style-name="ro1">
          <table:table-cell office:value-type="float" office:value="47.42" calcext:value-type="float">
            <text:p>47.42</text:p>
          </table:table-cell>
          <table:table-cell office:value-type="float" office:value="179.0838623047" calcext:value-type="float">
            <text:p>179.0838623047</text:p>
          </table:table-cell>
          <table:table-cell office:value-type="float" office:value="-0.2344134223" calcext:value-type="float">
            <text:p>-0.234413422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61949" calcext:value-type="float">
            <text:p>0.00461949</text:p>
          </table:table-cell>
          <table:table-cell office:value-type="float" office:value="-0.0000213634" calcext:value-type="float">
            <text:p>-2.13634E-05</text:p>
          </table:table-cell>
          <table:table-cell office:value-type="float" office:value="948" calcext:value-type="float">
            <text:p>948</text:p>
          </table:table-cell>
          <table:table-cell table:formula="of:=[.D675]*100" office:value-type="float" office:value="-0.01401211" calcext:value-type="float">
            <text:p>-0.01401211</text:p>
          </table:table-cell>
          <table:table-cell table:formula="of:=[.E675]*100" office:value-type="float" office:value="0.461949" calcext:value-type="float">
            <text:p>0.461949</text:p>
          </table:table-cell>
        </table:table-row>
        <table:table-row table:style-name="ro1">
          <table:table-cell office:value-type="float" office:value="47.47" calcext:value-type="float">
            <text:p>47.47</text:p>
          </table:table-cell>
          <table:table-cell office:value-type="float" office:value="179.093170166" calcext:value-type="float">
            <text:p>179.093170166</text:p>
          </table:table-cell>
          <table:table-cell office:value-type="float" office:value="-0.2313379864" calcext:value-type="float">
            <text:p>-0.231337986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57362" calcext:value-type="float">
            <text:p>0.00457362</text:p>
          </table:table-cell>
          <table:table-cell office:value-type="float" office:value="-0.0000939176" calcext:value-type="float">
            <text:p>-9.39176E-05</text:p>
          </table:table-cell>
          <table:table-cell office:value-type="float" office:value="949" calcext:value-type="float">
            <text:p>949</text:p>
          </table:table-cell>
          <table:table-cell table:formula="of:=[.D676]*100" office:value-type="float" office:value="-0.01401211" calcext:value-type="float">
            <text:p>-0.01401211</text:p>
          </table:table-cell>
          <table:table-cell table:formula="of:=[.E676]*100" office:value-type="float" office:value="0.457362" calcext:value-type="float">
            <text:p>0.457362</text:p>
          </table:table-cell>
        </table:table-row>
        <table:table-row table:style-name="ro1">
          <table:table-cell office:value-type="float" office:value="47.52" calcext:value-type="float">
            <text:p>47.52</text:p>
          </table:table-cell>
          <table:table-cell office:value-type="float" office:value="179.0913238525" calcext:value-type="float">
            <text:p>179.0913238525</text:p>
          </table:table-cell>
          <table:table-cell office:value-type="float" office:value="-0.2322355465" calcext:value-type="float">
            <text:p>-0.232235546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54905" calcext:value-type="float">
            <text:p>0.00454905</text:p>
          </table:table-cell>
          <table:table-cell office:value-type="float" office:value="0.0000134577" calcext:value-type="float">
            <text:p>1.34577E-05</text:p>
          </table:table-cell>
          <table:table-cell office:value-type="float" office:value="950" calcext:value-type="float">
            <text:p>950</text:p>
          </table:table-cell>
          <table:table-cell table:formula="of:=[.D677]*100" office:value-type="float" office:value="-0.01401211" calcext:value-type="float">
            <text:p>-0.01401211</text:p>
          </table:table-cell>
          <table:table-cell table:formula="of:=[.E677]*100" office:value-type="float" office:value="0.454905" calcext:value-type="float">
            <text:p>0.454905</text:p>
          </table:table-cell>
        </table:table-row>
        <table:table-row table:style-name="ro1">
          <table:table-cell office:value-type="float" office:value="47.57" calcext:value-type="float">
            <text:p>47.57</text:p>
          </table:table-cell>
          <table:table-cell office:value-type="float" office:value="179.0989227295" calcext:value-type="float">
            <text:p>179.0989227295</text:p>
          </table:table-cell>
          <table:table-cell office:value-type="float" office:value="-0.2320544901" calcext:value-type="float">
            <text:p>-0.232054490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53146" calcext:value-type="float">
            <text:p>0.00453146</text:p>
          </table:table-cell>
          <table:table-cell office:value-type="float" office:value="-0.0000317655" calcext:value-type="float">
            <text:p>-3.17655E-05</text:p>
          </table:table-cell>
          <table:table-cell office:value-type="float" office:value="951" calcext:value-type="float">
            <text:p>951</text:p>
          </table:table-cell>
          <table:table-cell table:formula="of:=[.D678]*100" office:value-type="float" office:value="-0.01401211" calcext:value-type="float">
            <text:p>-0.01401211</text:p>
          </table:table-cell>
          <table:table-cell table:formula="of:=[.E678]*100" office:value-type="float" office:value="0.453146" calcext:value-type="float">
            <text:p>0.453146</text:p>
          </table:table-cell>
        </table:table-row>
        <table:table-row table:style-name="ro1">
          <table:table-cell office:value-type="float" office:value="47.62" calcext:value-type="float">
            <text:p>47.62</text:p>
          </table:table-cell>
          <table:table-cell office:value-type="float" office:value="179.1036376953" calcext:value-type="float">
            <text:p>179.1036376953</text:p>
          </table:table-cell>
          <table:table-cell office:value-type="float" office:value="-0.215494412" calcext:value-type="float">
            <text:p>-0.21549441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40936" calcext:value-type="float">
            <text:p>0.00440936</text:p>
          </table:table-cell>
          <table:table-cell office:value-type="float" office:value="-0.0000483924" calcext:value-type="float">
            <text:p>-4.83924E-05</text:p>
          </table:table-cell>
          <table:table-cell office:value-type="float" office:value="952" calcext:value-type="float">
            <text:p>952</text:p>
          </table:table-cell>
          <table:table-cell table:formula="of:=[.D679]*100" office:value-type="float" office:value="-0.01401211" calcext:value-type="float">
            <text:p>-0.01401211</text:p>
          </table:table-cell>
          <table:table-cell table:formula="of:=[.E679]*100" office:value-type="float" office:value="0.440936" calcext:value-type="float">
            <text:p>0.440936</text:p>
          </table:table-cell>
        </table:table-row>
        <table:table-row table:style-name="ro1">
          <table:table-cell office:value-type="float" office:value="47.67" calcext:value-type="float">
            <text:p>47.67</text:p>
          </table:table-cell>
          <table:table-cell office:value-type="float" office:value="179.1107330322" calcext:value-type="float">
            <text:p>179.1107330322</text:p>
          </table:table-cell>
          <table:table-cell office:value-type="float" office:value="-0.2250253889" calcext:value-type="float">
            <text:p>-0.225025388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39152" calcext:value-type="float">
            <text:p>0.00439152</text:p>
          </table:table-cell>
          <table:table-cell office:value-type="float" office:value="-0.000007526" calcext:value-type="float">
            <text:p>-0.000007526</text:p>
          </table:table-cell>
          <table:table-cell office:value-type="float" office:value="953" calcext:value-type="float">
            <text:p>953</text:p>
          </table:table-cell>
          <table:table-cell table:formula="of:=[.D680]*100" office:value-type="float" office:value="-0.01401211" calcext:value-type="float">
            <text:p>-0.01401211</text:p>
          </table:table-cell>
          <table:table-cell table:formula="of:=[.E680]*100" office:value-type="float" office:value="0.439152" calcext:value-type="float">
            <text:p>0.439152</text:p>
          </table:table-cell>
        </table:table-row>
        <table:table-row table:style-name="ro1">
          <table:table-cell office:value-type="float" office:value="47.72" calcext:value-type="float">
            <text:p>47.72</text:p>
          </table:table-cell>
          <table:table-cell office:value-type="float" office:value="179.1081237793" calcext:value-type="float">
            <text:p>179.1081237793</text:p>
          </table:table-cell>
          <table:table-cell office:value-type="float" office:value="-0.1989988135" calcext:value-type="float">
            <text:p>-0.198998813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20615" calcext:value-type="float">
            <text:p>0.00420615</text:p>
          </table:table-cell>
          <table:table-cell office:value-type="float" office:value="-0.0001615575" calcext:value-type="float">
            <text:p>-0.0001615575</text:p>
          </table:table-cell>
          <table:table-cell office:value-type="float" office:value="954" calcext:value-type="float">
            <text:p>954</text:p>
          </table:table-cell>
          <table:table-cell table:formula="of:=[.D681]*100" office:value-type="float" office:value="-0.01401211" calcext:value-type="float">
            <text:p>-0.01401211</text:p>
          </table:table-cell>
          <table:table-cell table:formula="of:=[.E681]*100" office:value-type="float" office:value="0.420615" calcext:value-type="float">
            <text:p>0.420615</text:p>
          </table:table-cell>
        </table:table-row>
        <table:table-row table:style-name="ro1">
          <table:table-cell office:value-type="float" office:value="47.77" calcext:value-type="float">
            <text:p>47.77</text:p>
          </table:table-cell>
          <table:table-cell office:value-type="float" office:value="179.1170349121" calcext:value-type="float">
            <text:p>179.1170349121</text:p>
          </table:table-cell>
          <table:table-cell office:value-type="float" office:value="-0.2449925679" calcext:value-type="float">
            <text:p>-0.244992567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3892" calcext:value-type="float">
            <text:p>0.0043892</text:p>
          </table:table-cell>
          <table:table-cell office:value-type="float" office:value="0.0000934091" calcext:value-type="float">
            <text:p>9.34091E-05</text:p>
          </table:table-cell>
          <table:table-cell office:value-type="float" office:value="955" calcext:value-type="float">
            <text:p>955</text:p>
          </table:table-cell>
          <table:table-cell table:formula="of:=[.D682]*100" office:value-type="float" office:value="-0.01401211" calcext:value-type="float">
            <text:p>-0.01401211</text:p>
          </table:table-cell>
          <table:table-cell table:formula="of:=[.E682]*100" office:value-type="float" office:value="0.43892" calcext:value-type="float">
            <text:p>0.43892</text:p>
          </table:table-cell>
        </table:table-row>
        <table:table-row table:style-name="ro1">
          <table:table-cell office:value-type="float" office:value="47.82" calcext:value-type="float">
            <text:p>47.82</text:p>
          </table:table-cell>
          <table:table-cell office:value-type="float" office:value="179.1216583252" calcext:value-type="float">
            <text:p>179.1216583252</text:p>
          </table:table-cell>
          <table:table-cell office:value-type="float" office:value="-0.2223621229" calcext:value-type="float">
            <text:p>-0.222362122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36034" calcext:value-type="float">
            <text:p>0.00436034</text:p>
          </table:table-cell>
          <table:table-cell office:value-type="float" office:value="-0.0000801807" calcext:value-type="float">
            <text:p>-8.01807E-05</text:p>
          </table:table-cell>
          <table:table-cell office:value-type="float" office:value="956" calcext:value-type="float">
            <text:p>956</text:p>
          </table:table-cell>
          <table:table-cell table:formula="of:=[.D683]*100" office:value-type="float" office:value="-0.01401211" calcext:value-type="float">
            <text:p>-0.01401211</text:p>
          </table:table-cell>
          <table:table-cell table:formula="of:=[.E683]*100" office:value-type="float" office:value="0.436034" calcext:value-type="float">
            <text:p>0.436034</text:p>
          </table:table-cell>
        </table:table-row>
        <table:table-row table:style-name="ro1">
          <table:table-cell office:value-type="float" office:value="47.87" calcext:value-type="float">
            <text:p>47.87</text:p>
          </table:table-cell>
          <table:table-cell office:value-type="float" office:value="179.1286468506" calcext:value-type="float">
            <text:p>179.1286468506</text:p>
          </table:table-cell>
          <table:table-cell office:value-type="float" office:value="-0.2020536306" calcext:value-type="float">
            <text:p>-0.202053630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20573" calcext:value-type="float">
            <text:p>0.00420573</text:p>
          </table:table-cell>
          <table:table-cell office:value-type="float" office:value="-0.0000276994" calcext:value-type="float">
            <text:p>-2.76994E-05</text:p>
          </table:table-cell>
          <table:table-cell office:value-type="float" office:value="957" calcext:value-type="float">
            <text:p>957</text:p>
          </table:table-cell>
          <table:table-cell table:formula="of:=[.D684]*100" office:value-type="float" office:value="-0.01401211" calcext:value-type="float">
            <text:p>-0.01401211</text:p>
          </table:table-cell>
          <table:table-cell table:formula="of:=[.E684]*100" office:value-type="float" office:value="0.420573" calcext:value-type="float">
            <text:p>0.420573</text:p>
          </table:table-cell>
        </table:table-row>
        <table:table-row table:style-name="ro1">
          <table:table-cell office:value-type="float" office:value="47.92" calcext:value-type="float">
            <text:p>47.92</text:p>
          </table:table-cell>
          <table:table-cell office:value-type="float" office:value="179.1365966797" calcext:value-type="float">
            <text:p>179.1365966797</text:p>
          </table:table-cell>
          <table:table-cell office:value-type="float" office:value="-0.1560881148" calcext:value-type="float">
            <text:p>-0.156088114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79632" calcext:value-type="float">
            <text:p>0.00379632</text:p>
          </table:table-cell>
          <table:table-cell office:value-type="float" office:value="-0.0002540172" calcext:value-type="float">
            <text:p>-0.0002540172</text:p>
          </table:table-cell>
          <table:table-cell office:value-type="float" office:value="958" calcext:value-type="float">
            <text:p>958</text:p>
          </table:table-cell>
          <table:table-cell table:formula="of:=[.D685]*100" office:value-type="float" office:value="-0.01401211" calcext:value-type="float">
            <text:p>-0.01401211</text:p>
          </table:table-cell>
          <table:table-cell table:formula="of:=[.E685]*100" office:value-type="float" office:value="0.379632" calcext:value-type="float">
            <text:p>0.379632</text:p>
          </table:table-cell>
        </table:table-row>
        <table:table-row table:style-name="ro1">
          <table:table-cell office:value-type="float" office:value="47.97" calcext:value-type="float">
            <text:p>47.97</text:p>
          </table:table-cell>
          <table:table-cell office:value-type="float" office:value="179.1295623779" calcext:value-type="float">
            <text:p>179.1295623779</text:p>
          </table:table-cell>
          <table:table-cell office:value-type="float" office:value="-0.1937984034" calcext:value-type="float">
            <text:p>-0.193798403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77486" calcext:value-type="float">
            <text:p>0.00377486</text:p>
          </table:table-cell>
          <table:table-cell office:value-type="float" office:value="-0.0000585487" calcext:value-type="float">
            <text:p>-5.85487E-05</text:p>
          </table:table-cell>
          <table:table-cell office:value-type="float" office:value="959" calcext:value-type="float">
            <text:p>959</text:p>
          </table:table-cell>
          <table:table-cell table:formula="of:=[.D686]*100" office:value-type="float" office:value="-0.01401211" calcext:value-type="float">
            <text:p>-0.01401211</text:p>
          </table:table-cell>
          <table:table-cell table:formula="of:=[.E686]*100" office:value-type="float" office:value="0.377486" calcext:value-type="float">
            <text:p>0.377486</text:p>
          </table:table-cell>
        </table:table-row>
        <table:table-row table:style-name="ro1">
          <table:table-cell office:value-type="float" office:value="48.02" calcext:value-type="float">
            <text:p>48.02</text:p>
          </table:table-cell>
          <table:table-cell office:value-type="float" office:value="179.1425323486" calcext:value-type="float">
            <text:p>179.1425323486</text:p>
          </table:table-cell>
          <table:table-cell office:value-type="float" office:value="-0.1896113479" calcext:value-type="float">
            <text:p>-0.189611347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73264" calcext:value-type="float">
            <text:p>0.00373264</text:p>
          </table:table-cell>
          <table:table-cell office:value-type="float" office:value="-0.0001725781" calcext:value-type="float">
            <text:p>-0.0001725781</text:p>
          </table:table-cell>
          <table:table-cell office:value-type="float" office:value="960" calcext:value-type="float">
            <text:p>960</text:p>
          </table:table-cell>
          <table:table-cell table:formula="of:=[.D687]*100" office:value-type="float" office:value="-0.01401211" calcext:value-type="float">
            <text:p>-0.01401211</text:p>
          </table:table-cell>
          <table:table-cell table:formula="of:=[.E687]*100" office:value-type="float" office:value="0.373264" calcext:value-type="float">
            <text:p>0.373264</text:p>
          </table:table-cell>
        </table:table-row>
        <table:table-row table:style-name="ro1">
          <table:table-cell office:value-type="float" office:value="48.07" calcext:value-type="float">
            <text:p>48.07</text:p>
          </table:table-cell>
          <table:table-cell office:value-type="float" office:value="179.1470184326" calcext:value-type="float">
            <text:p>179.1470184326</text:p>
          </table:table-cell>
          <table:table-cell office:value-type="float" office:value="-0.2046933995" calcext:value-type="float">
            <text:p>-0.204693399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80504" calcext:value-type="float">
            <text:p>0.00380504</text:p>
          </table:table-cell>
          <table:table-cell office:value-type="float" office:value="-0.0000379151" calcext:value-type="float">
            <text:p>-3.79151E-05</text:p>
          </table:table-cell>
          <table:table-cell office:value-type="float" office:value="961" calcext:value-type="float">
            <text:p>961</text:p>
          </table:table-cell>
          <table:table-cell table:formula="of:=[.D688]*100" office:value-type="float" office:value="-0.01401211" calcext:value-type="float">
            <text:p>-0.01401211</text:p>
          </table:table-cell>
          <table:table-cell table:formula="of:=[.E688]*100" office:value-type="float" office:value="0.380504" calcext:value-type="float">
            <text:p>0.380504</text:p>
          </table:table-cell>
        </table:table-row>
        <table:table-row table:style-name="ro1">
          <table:table-cell office:value-type="float" office:value="48.12" calcext:value-type="float">
            <text:p>48.12</text:p>
          </table:table-cell>
          <table:table-cell office:value-type="float" office:value="179.1491546631" calcext:value-type="float">
            <text:p>179.1491546631</text:p>
          </table:table-cell>
          <table:table-cell office:value-type="float" office:value="-0.1798237727" calcext:value-type="float">
            <text:p>-0.179823772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68752" calcext:value-type="float">
            <text:p>0.00368752</text:p>
          </table:table-cell>
          <table:table-cell office:value-type="float" office:value="-0.0001862171" calcext:value-type="float">
            <text:p>-0.0001862171</text:p>
          </table:table-cell>
          <table:table-cell office:value-type="float" office:value="962" calcext:value-type="float">
            <text:p>962</text:p>
          </table:table-cell>
          <table:table-cell table:formula="of:=[.D689]*100" office:value-type="float" office:value="-0.01401211" calcext:value-type="float">
            <text:p>-0.01401211</text:p>
          </table:table-cell>
          <table:table-cell table:formula="of:=[.E689]*100" office:value-type="float" office:value="0.368752" calcext:value-type="float">
            <text:p>0.368752</text:p>
          </table:table-cell>
        </table:table-row>
        <table:table-row table:style-name="ro1">
          <table:table-cell office:value-type="float" office:value="48.17" calcext:value-type="float">
            <text:p>48.17</text:p>
          </table:table-cell>
          <table:table-cell office:value-type="float" office:value="179.148651123" calcext:value-type="float">
            <text:p>179.148651123</text:p>
          </table:table-cell>
          <table:table-cell office:value-type="float" office:value="-0.1823204107" calcext:value-type="float">
            <text:p>-0.182320410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62584" calcext:value-type="float">
            <text:p>0.00362584</text:p>
          </table:table-cell>
          <table:table-cell office:value-type="float" office:value="0.0000106673" calcext:value-type="float">
            <text:p>1.06673E-05</text:p>
          </table:table-cell>
          <table:table-cell office:value-type="float" office:value="963" calcext:value-type="float">
            <text:p>963</text:p>
          </table:table-cell>
          <table:table-cell table:formula="of:=[.D690]*100" office:value-type="float" office:value="-0.01401211" calcext:value-type="float">
            <text:p>-0.01401211</text:p>
          </table:table-cell>
          <table:table-cell table:formula="of:=[.E690]*100" office:value-type="float" office:value="0.362584" calcext:value-type="float">
            <text:p>0.362584</text:p>
          </table:table-cell>
        </table:table-row>
        <table:table-row table:style-name="ro1">
          <table:table-cell office:value-type="float" office:value="48.22" calcext:value-type="float">
            <text:p>48.22</text:p>
          </table:table-cell>
          <table:table-cell office:value-type="float" office:value="179.1558380127" calcext:value-type="float">
            <text:p>179.1558380127</text:p>
          </table:table-cell>
          <table:table-cell office:value-type="float" office:value="-0.2131280136" calcext:value-type="float">
            <text:p>-0.213128013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79009" calcext:value-type="float">
            <text:p>0.00379009</text:p>
          </table:table-cell>
          <table:table-cell office:value-type="float" office:value="-0.0000190827" calcext:value-type="float">
            <text:p>-1.90827E-05</text:p>
          </table:table-cell>
          <table:table-cell office:value-type="float" office:value="964" calcext:value-type="float">
            <text:p>964</text:p>
          </table:table-cell>
          <table:table-cell table:formula="of:=[.D691]*100" office:value-type="float" office:value="-0.01401211" calcext:value-type="float">
            <text:p>-0.01401211</text:p>
          </table:table-cell>
          <table:table-cell table:formula="of:=[.E691]*100" office:value-type="float" office:value="0.379009" calcext:value-type="float">
            <text:p>0.379009</text:p>
          </table:table-cell>
        </table:table-row>
        <table:table-row table:style-name="ro1">
          <table:table-cell office:value-type="float" office:value="48.27" calcext:value-type="float">
            <text:p>48.27</text:p>
          </table:table-cell>
          <table:table-cell office:value-type="float" office:value="179.1449737549" calcext:value-type="float">
            <text:p>179.1449737549</text:p>
          </table:table-cell>
          <table:table-cell office:value-type="float" office:value="-0.2019098303" calcext:value-type="float">
            <text:p>-0.201909830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82477" calcext:value-type="float">
            <text:p>0.00382477</text:p>
          </table:table-cell>
          <table:table-cell office:value-type="float" office:value="-0.0000504748" calcext:value-type="float">
            <text:p>-5.04748E-05</text:p>
          </table:table-cell>
          <table:table-cell office:value-type="float" office:value="965" calcext:value-type="float">
            <text:p>965</text:p>
          </table:table-cell>
          <table:table-cell table:formula="of:=[.D692]*100" office:value-type="float" office:value="-0.01401211" calcext:value-type="float">
            <text:p>-0.01401211</text:p>
          </table:table-cell>
          <table:table-cell table:formula="of:=[.E692]*100" office:value-type="float" office:value="0.382477" calcext:value-type="float">
            <text:p>0.382477</text:p>
          </table:table-cell>
        </table:table-row>
        <table:table-row table:style-name="ro1">
          <table:table-cell office:value-type="float" office:value="48.32" calcext:value-type="float">
            <text:p>48.32</text:p>
          </table:table-cell>
          <table:table-cell office:value-type="float" office:value="179.1439361572" calcext:value-type="float">
            <text:p>179.1439361572</text:p>
          </table:table-cell>
          <table:table-cell office:value-type="float" office:value="-0.2059703446" calcext:value-type="float">
            <text:p>-0.205970344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87495" calcext:value-type="float">
            <text:p>0.00387495</text:p>
          </table:table-cell>
          <table:table-cell office:value-type="float" office:value="-0.0001964827" calcext:value-type="float">
            <text:p>-0.0001964827</text:p>
          </table:table-cell>
          <table:table-cell office:value-type="float" office:value="966" calcext:value-type="float">
            <text:p>966</text:p>
          </table:table-cell>
          <table:table-cell table:formula="of:=[.D693]*100" office:value-type="float" office:value="-0.01401211" calcext:value-type="float">
            <text:p>-0.01401211</text:p>
          </table:table-cell>
          <table:table-cell table:formula="of:=[.E693]*100" office:value-type="float" office:value="0.387495" calcext:value-type="float">
            <text:p>0.387495</text:p>
          </table:table-cell>
        </table:table-row>
        <table:table-row table:style-name="ro1">
          <table:table-cell office:value-type="float" office:value="48.37" calcext:value-type="float">
            <text:p>48.37</text:p>
          </table:table-cell>
          <table:table-cell office:value-type="float" office:value="179.1344604492" calcext:value-type="float">
            <text:p>179.1344604492</text:p>
          </table:table-cell>
          <table:table-cell office:value-type="float" office:value="-0.1921190495" calcext:value-type="float">
            <text:p>-0.192119049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81605" calcext:value-type="float">
            <text:p>0.00381605</text:p>
          </table:table-cell>
          <table:table-cell office:value-type="float" office:value="-0.0001146976" calcext:value-type="float">
            <text:p>-0.0001146976</text:p>
          </table:table-cell>
          <table:table-cell office:value-type="float" office:value="967" calcext:value-type="float">
            <text:p>967</text:p>
          </table:table-cell>
          <table:table-cell table:formula="of:=[.D694]*100" office:value-type="float" office:value="-0.01401211" calcext:value-type="float">
            <text:p>-0.01401211</text:p>
          </table:table-cell>
          <table:table-cell table:formula="of:=[.E694]*100" office:value-type="float" office:value="0.381605" calcext:value-type="float">
            <text:p>0.381605</text:p>
          </table:table-cell>
        </table:table-row>
        <table:table-row table:style-name="ro1">
          <table:table-cell office:value-type="float" office:value="48.42" calcext:value-type="float">
            <text:p>48.42</text:p>
          </table:table-cell>
          <table:table-cell office:value-type="float" office:value="179.1316070557" calcext:value-type="float">
            <text:p>179.1316070557</text:p>
          </table:table-cell>
          <table:table-cell office:value-type="float" office:value="-0.2393804358" calcext:value-type="float">
            <text:p>-0.239380435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09183" calcext:value-type="float">
            <text:p>0.00409183</text:p>
          </table:table-cell>
          <table:table-cell office:value-type="float" office:value="0.0000721057" calcext:value-type="float">
            <text:p>7.21057E-05</text:p>
          </table:table-cell>
          <table:table-cell office:value-type="float" office:value="968" calcext:value-type="float">
            <text:p>968</text:p>
          </table:table-cell>
          <table:table-cell table:formula="of:=[.D695]*100" office:value-type="float" office:value="-0.01401211" calcext:value-type="float">
            <text:p>-0.01401211</text:p>
          </table:table-cell>
          <table:table-cell table:formula="of:=[.E695]*100" office:value-type="float" office:value="0.409183" calcext:value-type="float">
            <text:p>0.409183</text:p>
          </table:table-cell>
        </table:table-row>
        <table:table-row table:style-name="ro1">
          <table:table-cell office:value-type="float" office:value="48.47" calcext:value-type="float">
            <text:p>48.47</text:p>
          </table:table-cell>
          <table:table-cell office:value-type="float" office:value="179.131072998" calcext:value-type="float">
            <text:p>179.131072998</text:p>
          </table:table-cell>
          <table:table-cell office:value-type="float" office:value="-0.2419116214" calcext:value-type="float">
            <text:p>-0.241911621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29248" calcext:value-type="float">
            <text:p>0.00429248</text:p>
          </table:table-cell>
          <table:table-cell office:value-type="float" office:value="-0.0000216945" calcext:value-type="float">
            <text:p>-2.16945E-05</text:p>
          </table:table-cell>
          <table:table-cell office:value-type="float" office:value="969" calcext:value-type="float">
            <text:p>969</text:p>
          </table:table-cell>
          <table:table-cell table:formula="of:=[.D696]*100" office:value-type="float" office:value="-0.01401211" calcext:value-type="float">
            <text:p>-0.01401211</text:p>
          </table:table-cell>
          <table:table-cell table:formula="of:=[.E696]*100" office:value-type="float" office:value="0.429248" calcext:value-type="float">
            <text:p>0.429248</text:p>
          </table:table-cell>
        </table:table-row>
        <table:table-row table:style-name="ro1">
          <table:table-cell office:value-type="float" office:value="48.52" calcext:value-type="float">
            <text:p>48.52</text:p>
          </table:table-cell>
          <table:table-cell office:value-type="float" office:value="179.1193084717" calcext:value-type="float">
            <text:p>179.1193084717</text:p>
          </table:table-cell>
          <table:table-cell office:value-type="float" office:value="-0.2758588388" calcext:value-type="float">
            <text:p>-0.275858838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65247" calcext:value-type="float">
            <text:p>0.00465247</text:p>
          </table:table-cell>
          <table:table-cell office:value-type="float" office:value="0.0000847731" calcext:value-type="float">
            <text:p>8.47731E-05</text:p>
          </table:table-cell>
          <table:table-cell office:value-type="float" office:value="970" calcext:value-type="float">
            <text:p>970</text:p>
          </table:table-cell>
          <table:table-cell table:formula="of:=[.D697]*100" office:value-type="float" office:value="-0.01401211" calcext:value-type="float">
            <text:p>-0.01401211</text:p>
          </table:table-cell>
          <table:table-cell table:formula="of:=[.E697]*100" office:value-type="float" office:value="0.465247" calcext:value-type="float">
            <text:p>0.465247</text:p>
          </table:table-cell>
        </table:table-row>
        <table:table-row table:style-name="ro1">
          <table:table-cell office:value-type="float" office:value="48.57" calcext:value-type="float">
            <text:p>48.57</text:p>
          </table:table-cell>
          <table:table-cell office:value-type="float" office:value="179.1227874756" calcext:value-type="float">
            <text:p>179.1227874756</text:p>
          </table:table-cell>
          <table:table-cell office:value-type="float" office:value="-0.2594825487" calcext:value-type="float">
            <text:p>-0.259482548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7832" calcext:value-type="float">
            <text:p>0.0047832</text:p>
          </table:table-cell>
          <table:table-cell office:value-type="float" office:value="0.0000700274" calcext:value-type="float">
            <text:p>7.00274E-05</text:p>
          </table:table-cell>
          <table:table-cell office:value-type="float" office:value="971" calcext:value-type="float">
            <text:p>971</text:p>
          </table:table-cell>
          <table:table-cell table:formula="of:=[.D698]*100" office:value-type="float" office:value="-0.01401211" calcext:value-type="float">
            <text:p>-0.01401211</text:p>
          </table:table-cell>
          <table:table-cell table:formula="of:=[.E698]*100" office:value-type="float" office:value="0.47832" calcext:value-type="float">
            <text:p>0.47832</text:p>
          </table:table-cell>
        </table:table-row>
        <table:table-row table:style-name="ro1">
          <table:table-cell office:value-type="float" office:value="48.62" calcext:value-type="float">
            <text:p>48.62</text:p>
          </table:table-cell>
          <table:table-cell office:value-type="float" office:value="179.1179199219" calcext:value-type="float">
            <text:p>179.1179199219</text:p>
          </table:table-cell>
          <table:table-cell office:value-type="float" office:value="-0.2475772276" calcext:value-type="float">
            <text:p>-0.247577227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79097" calcext:value-type="float">
            <text:p>0.00479097</text:p>
          </table:table-cell>
          <table:table-cell office:value-type="float" office:value="-0.0000668126" calcext:value-type="float">
            <text:p>-6.68126E-05</text:p>
          </table:table-cell>
          <table:table-cell office:value-type="float" office:value="972" calcext:value-type="float">
            <text:p>972</text:p>
          </table:table-cell>
          <table:table-cell table:formula="of:=[.D699]*100" office:value-type="float" office:value="-0.01401211" calcext:value-type="float">
            <text:p>-0.01401211</text:p>
          </table:table-cell>
          <table:table-cell table:formula="of:=[.E699]*100" office:value-type="float" office:value="0.479097" calcext:value-type="float">
            <text:p>0.479097</text:p>
          </table:table-cell>
        </table:table-row>
        <table:table-row table:style-name="ro1">
          <table:table-cell office:value-type="float" office:value="48.67" calcext:value-type="float">
            <text:p>48.67</text:p>
          </table:table-cell>
          <table:table-cell office:value-type="float" office:value="179.1186981201" calcext:value-type="float">
            <text:p>179.1186981201</text:p>
          </table:table-cell>
          <table:table-cell office:value-type="float" office:value="-0.2613092322" calcext:value-type="float">
            <text:p>-0.261309232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88767" calcext:value-type="float">
            <text:p>0.00488767</text:p>
          </table:table-cell>
          <table:table-cell office:value-type="float" office:value="-0.0000562381" calcext:value-type="float">
            <text:p>-5.62381E-05</text:p>
          </table:table-cell>
          <table:table-cell office:value-type="float" office:value="973" calcext:value-type="float">
            <text:p>973</text:p>
          </table:table-cell>
          <table:table-cell table:formula="of:=[.D700]*100" office:value-type="float" office:value="-0.01401211" calcext:value-type="float">
            <text:p>-0.01401211</text:p>
          </table:table-cell>
          <table:table-cell table:formula="of:=[.E700]*100" office:value-type="float" office:value="0.488767" calcext:value-type="float">
            <text:p>0.488767</text:p>
          </table:table-cell>
        </table:table-row>
        <table:table-row table:style-name="ro1">
          <table:table-cell office:value-type="float" office:value="48.72" calcext:value-type="float">
            <text:p>48.72</text:p>
          </table:table-cell>
          <table:table-cell office:value-type="float" office:value="179.1327056885" calcext:value-type="float">
            <text:p>179.1327056885</text:p>
          </table:table-cell>
          <table:table-cell office:value-type="float" office:value="-0.2604721901" calcext:value-type="float">
            <text:p>-0.260472190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94654" calcext:value-type="float">
            <text:p>0.00494654</text:p>
          </table:table-cell>
          <table:table-cell office:value-type="float" office:value="-0.0000080358" calcext:value-type="float">
            <text:p>-8.0358E-06</text:p>
          </table:table-cell>
          <table:table-cell office:value-type="float" office:value="974" calcext:value-type="float">
            <text:p>974</text:p>
          </table:table-cell>
          <table:table-cell table:formula="of:=[.D701]*100" office:value-type="float" office:value="-0.01401211" calcext:value-type="float">
            <text:p>-0.01401211</text:p>
          </table:table-cell>
          <table:table-cell table:formula="of:=[.E701]*100" office:value-type="float" office:value="0.494654" calcext:value-type="float">
            <text:p>0.494654</text:p>
          </table:table-cell>
        </table:table-row>
        <table:table-row table:style-name="ro1">
          <table:table-cell office:value-type="float" office:value="48.77" calcext:value-type="float">
            <text:p>48.77</text:p>
          </table:table-cell>
          <table:table-cell office:value-type="float" office:value="179.1221618652" calcext:value-type="float">
            <text:p>179.1221618652</text:p>
          </table:table-cell>
          <table:table-cell office:value-type="float" office:value="-0.2145562096" calcext:value-type="float">
            <text:p>-0.214556209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67971" calcext:value-type="float">
            <text:p>0.00467971</text:p>
          </table:table-cell>
          <table:table-cell office:value-type="float" office:value="-0.0001312078" calcext:value-type="float">
            <text:p>-0.0001312078</text:p>
          </table:table-cell>
          <table:table-cell office:value-type="float" office:value="975" calcext:value-type="float">
            <text:p>975</text:p>
          </table:table-cell>
          <table:table-cell table:formula="of:=[.D702]*100" office:value-type="float" office:value="-0.01401211" calcext:value-type="float">
            <text:p>-0.01401211</text:p>
          </table:table-cell>
          <table:table-cell table:formula="of:=[.E702]*100" office:value-type="float" office:value="0.467971" calcext:value-type="float">
            <text:p>0.467971</text:p>
          </table:table-cell>
        </table:table-row>
        <table:table-row table:style-name="ro1">
          <table:table-cell office:value-type="float" office:value="48.82" calcext:value-type="float">
            <text:p>48.82</text:p>
          </table:table-cell>
          <table:table-cell office:value-type="float" office:value="179.119140625" calcext:value-type="float">
            <text:p>179.119140625</text:p>
          </table:table-cell>
          <table:table-cell office:value-type="float" office:value="-0.2123515482" calcext:value-type="float">
            <text:p>-0.212351548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4872" calcext:value-type="float">
            <text:p>0.0044872</text:p>
          </table:table-cell>
          <table:table-cell office:value-type="float" office:value="-0.0002033068" calcext:value-type="float">
            <text:p>-0.0002033068</text:p>
          </table:table-cell>
          <table:table-cell office:value-type="float" office:value="976" calcext:value-type="float">
            <text:p>976</text:p>
          </table:table-cell>
          <table:table-cell table:formula="of:=[.D703]*100" office:value-type="float" office:value="-0.01401211" calcext:value-type="float">
            <text:p>-0.01401211</text:p>
          </table:table-cell>
          <table:table-cell table:formula="of:=[.E703]*100" office:value-type="float" office:value="0.44872" calcext:value-type="float">
            <text:p>0.44872</text:p>
          </table:table-cell>
        </table:table-row>
        <table:table-row table:style-name="ro1">
          <table:table-cell office:value-type="float" office:value="48.87" calcext:value-type="float">
            <text:p>48.87</text:p>
          </table:table-cell>
          <table:table-cell office:value-type="float" office:value="179.1218566895" calcext:value-type="float">
            <text:p>179.1218566895</text:p>
          </table:table-cell>
          <table:table-cell office:value-type="float" office:value="-0.1995465993" calcext:value-type="float">
            <text:p>-0.199546599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27356" calcext:value-type="float">
            <text:p>0.00427356</text:p>
          </table:table-cell>
          <table:table-cell office:value-type="float" office:value="-0.0000591136" calcext:value-type="float">
            <text:p>-5.91136E-05</text:p>
          </table:table-cell>
          <table:table-cell office:value-type="float" office:value="977" calcext:value-type="float">
            <text:p>977</text:p>
          </table:table-cell>
          <table:table-cell table:formula="of:=[.D704]*100" office:value-type="float" office:value="-0.01401211" calcext:value-type="float">
            <text:p>-0.01401211</text:p>
          </table:table-cell>
          <table:table-cell table:formula="of:=[.E704]*100" office:value-type="float" office:value="0.427356" calcext:value-type="float">
            <text:p>0.427356</text:p>
          </table:table-cell>
        </table:table-row>
        <table:table-row table:style-name="ro1">
          <table:table-cell office:value-type="float" office:value="48.92" calcext:value-type="float">
            <text:p>48.92</text:p>
          </table:table-cell>
          <table:table-cell office:value-type="float" office:value="179.1226196289" calcext:value-type="float">
            <text:p>179.1226196289</text:p>
          </table:table-cell>
          <table:table-cell office:value-type="float" office:value="-0.1839439108" calcext:value-type="float">
            <text:p>-0.183943910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0272" calcext:value-type="float">
            <text:p>0.0040272</text:p>
          </table:table-cell>
          <table:table-cell office:value-type="float" office:value="-0.0002356856" calcext:value-type="float">
            <text:p>-0.0002356856</text:p>
          </table:table-cell>
          <table:table-cell office:value-type="float" office:value="978" calcext:value-type="float">
            <text:p>978</text:p>
          </table:table-cell>
          <table:table-cell table:formula="of:=[.D705]*100" office:value-type="float" office:value="-0.01401211" calcext:value-type="float">
            <text:p>-0.01401211</text:p>
          </table:table-cell>
          <table:table-cell table:formula="of:=[.E705]*100" office:value-type="float" office:value="0.40272" calcext:value-type="float">
            <text:p>0.40272</text:p>
          </table:table-cell>
        </table:table-row>
        <table:table-row table:style-name="ro1">
          <table:table-cell office:value-type="float" office:value="48.97" calcext:value-type="float">
            <text:p>48.97</text:p>
          </table:table-cell>
          <table:table-cell office:value-type="float" office:value="179.1030273438" calcext:value-type="float">
            <text:p>179.1030273438</text:p>
          </table:table-cell>
          <table:table-cell office:value-type="float" office:value="-0.1909847291" calcext:value-type="float">
            <text:p>-0.190984729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90995" calcext:value-type="float">
            <text:p>0.00390995</text:p>
          </table:table-cell>
          <table:table-cell office:value-type="float" office:value="-0.0000818404" calcext:value-type="float">
            <text:p>-8.18404E-05</text:p>
          </table:table-cell>
          <table:table-cell office:value-type="float" office:value="979" calcext:value-type="float">
            <text:p>979</text:p>
          </table:table-cell>
          <table:table-cell table:formula="of:=[.D706]*100" office:value-type="float" office:value="-0.01401211" calcext:value-type="float">
            <text:p>-0.01401211</text:p>
          </table:table-cell>
          <table:table-cell table:formula="of:=[.E706]*100" office:value-type="float" office:value="0.390995" calcext:value-type="float">
            <text:p>0.390995</text:p>
          </table:table-cell>
        </table:table-row>
        <table:table-row table:style-name="ro1">
          <table:table-cell office:value-type="float" office:value="49.02" calcext:value-type="float">
            <text:p>49.02</text:p>
          </table:table-cell>
          <table:table-cell office:value-type="float" office:value="179.0999603271" calcext:value-type="float">
            <text:p>179.0999603271</text:p>
          </table:table-cell>
          <table:table-cell office:value-type="float" office:value="-0.2015432743" calcext:value-type="float">
            <text:p>-0.201543274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9022" calcext:value-type="float">
            <text:p>0.0039022</text:p>
          </table:table-cell>
          <table:table-cell office:value-type="float" office:value="-0.0000756131" calcext:value-type="float">
            <text:p>-7.56131E-05</text:p>
          </table:table-cell>
          <table:table-cell office:value-type="float" office:value="980" calcext:value-type="float">
            <text:p>980</text:p>
          </table:table-cell>
          <table:table-cell table:formula="of:=[.D707]*100" office:value-type="float" office:value="-0.01401211" calcext:value-type="float">
            <text:p>-0.01401211</text:p>
          </table:table-cell>
          <table:table-cell table:formula="of:=[.E707]*100" office:value-type="float" office:value="0.39022" calcext:value-type="float">
            <text:p>0.39022</text:p>
          </table:table-cell>
        </table:table-row>
        <table:table-row table:style-name="ro1">
          <table:table-cell office:value-type="float" office:value="49.07" calcext:value-type="float">
            <text:p>49.07</text:p>
          </table:table-cell>
          <table:table-cell office:value-type="float" office:value="179.0918426514" calcext:value-type="float">
            <text:p>179.0918426514</text:p>
          </table:table-cell>
          <table:table-cell office:value-type="float" office:value="-0.1815867289" calcext:value-type="float">
            <text:p>-0.181586728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76401" calcext:value-type="float">
            <text:p>0.00376401</text:p>
          </table:table-cell>
          <table:table-cell office:value-type="float" office:value="-0.0001307631" calcext:value-type="float">
            <text:p>-0.0001307631</text:p>
          </table:table-cell>
          <table:table-cell office:value-type="float" office:value="981" calcext:value-type="float">
            <text:p>981</text:p>
          </table:table-cell>
          <table:table-cell table:formula="of:=[.D708]*100" office:value-type="float" office:value="-0.01401211" calcext:value-type="float">
            <text:p>-0.01401211</text:p>
          </table:table-cell>
          <table:table-cell table:formula="of:=[.E708]*100" office:value-type="float" office:value="0.376401" calcext:value-type="float">
            <text:p>0.376401</text:p>
          </table:table-cell>
        </table:table-row>
        <table:table-row table:style-name="ro1">
          <table:table-cell office:value-type="float" office:value="49.12" calcext:value-type="float">
            <text:p>49.12</text:p>
          </table:table-cell>
          <table:table-cell office:value-type="float" office:value="179.0888366699" calcext:value-type="float">
            <text:p>179.0888366699</text:p>
          </table:table-cell>
          <table:table-cell office:value-type="float" office:value="-0.2091790871" calcext:value-type="float">
            <text:p>-0.209179087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85585" calcext:value-type="float">
            <text:p>0.00385585</text:p>
          </table:table-cell>
          <table:table-cell office:value-type="float" office:value="-0.0001588973" calcext:value-type="float">
            <text:p>-0.0001588973</text:p>
          </table:table-cell>
          <table:table-cell office:value-type="float" office:value="982" calcext:value-type="float">
            <text:p>982</text:p>
          </table:table-cell>
          <table:table-cell table:formula="of:=[.D709]*100" office:value-type="float" office:value="-0.01401211" calcext:value-type="float">
            <text:p>-0.01401211</text:p>
          </table:table-cell>
          <table:table-cell table:formula="of:=[.E709]*100" office:value-type="float" office:value="0.385585" calcext:value-type="float">
            <text:p>0.385585</text:p>
          </table:table-cell>
        </table:table-row>
        <table:table-row table:style-name="ro1">
          <table:table-cell office:value-type="float" office:value="49.17" calcext:value-type="float">
            <text:p>49.17</text:p>
          </table:table-cell>
          <table:table-cell office:value-type="float" office:value="179.0844573975" calcext:value-type="float">
            <text:p>179.0844573975</text:p>
          </table:table-cell>
          <table:table-cell office:value-type="float" office:value="-0.1799219975" calcext:value-type="float">
            <text:p>-0.179921997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72203" calcext:value-type="float">
            <text:p>0.00372203</text:p>
          </table:table-cell>
          <table:table-cell office:value-type="float" office:value="-0.0002235142" calcext:value-type="float">
            <text:p>-0.0002235142</text:p>
          </table:table-cell>
          <table:table-cell office:value-type="float" office:value="983" calcext:value-type="float">
            <text:p>983</text:p>
          </table:table-cell>
          <table:table-cell table:formula="of:=[.D710]*100" office:value-type="float" office:value="-0.01401211" calcext:value-type="float">
            <text:p>-0.01401211</text:p>
          </table:table-cell>
          <table:table-cell table:formula="of:=[.E710]*100" office:value-type="float" office:value="0.372203" calcext:value-type="float">
            <text:p>0.372203</text:p>
          </table:table-cell>
        </table:table-row>
        <table:table-row table:style-name="ro1">
          <table:table-cell office:value-type="float" office:value="49.22" calcext:value-type="float">
            <text:p>49.22</text:p>
          </table:table-cell>
          <table:table-cell office:value-type="float" office:value="179.0813598633" calcext:value-type="float">
            <text:p>179.0813598633</text:p>
          </table:table-cell>
          <table:table-cell office:value-type="float" office:value="-0.1978874514" calcext:value-type="float">
            <text:p>-0.197887451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7526" calcext:value-type="float">
            <text:p>0.0037526</text:p>
          </table:table-cell>
          <table:table-cell office:value-type="float" office:value="-0.0001435597" calcext:value-type="float">
            <text:p>-0.0001435597</text:p>
          </table:table-cell>
          <table:table-cell office:value-type="float" office:value="984" calcext:value-type="float">
            <text:p>984</text:p>
          </table:table-cell>
          <table:table-cell table:formula="of:=[.D711]*100" office:value-type="float" office:value="-0.01401211" calcext:value-type="float">
            <text:p>-0.01401211</text:p>
          </table:table-cell>
          <table:table-cell table:formula="of:=[.E711]*100" office:value-type="float" office:value="0.37526" calcext:value-type="float">
            <text:p>0.37526</text:p>
          </table:table-cell>
        </table:table-row>
        <table:table-row table:style-name="ro1">
          <table:table-cell office:value-type="float" office:value="49.27" calcext:value-type="float">
            <text:p>49.27</text:p>
          </table:table-cell>
          <table:table-cell office:value-type="float" office:value="179.0840911865" calcext:value-type="float">
            <text:p>179.0840911865</text:p>
          </table:table-cell>
          <table:table-cell office:value-type="float" office:value="-0.2111074076" calcext:value-type="float">
            <text:p>-0.211107407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86109" calcext:value-type="float">
            <text:p>0.00386109</text:p>
          </table:table-cell>
          <table:table-cell office:value-type="float" office:value="-0.0002030159" calcext:value-type="float">
            <text:p>-0.0002030159</text:p>
          </table:table-cell>
          <table:table-cell office:value-type="float" office:value="985" calcext:value-type="float">
            <text:p>985</text:p>
          </table:table-cell>
          <table:table-cell table:formula="of:=[.D712]*100" office:value-type="float" office:value="-0.01401211" calcext:value-type="float">
            <text:p>-0.01401211</text:p>
          </table:table-cell>
          <table:table-cell table:formula="of:=[.E712]*100" office:value-type="float" office:value="0.386109" calcext:value-type="float">
            <text:p>0.386109</text:p>
          </table:table-cell>
        </table:table-row>
        <table:table-row table:style-name="ro1">
          <table:table-cell office:value-type="float" office:value="49.32" calcext:value-type="float">
            <text:p>49.32</text:p>
          </table:table-cell>
          <table:table-cell office:value-type="float" office:value="179.0973815918" calcext:value-type="float">
            <text:p>179.0973815918</text:p>
          </table:table-cell>
          <table:table-cell office:value-type="float" office:value="-0.1650181883" calcext:value-type="float">
            <text:p>-0.165018188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62618" calcext:value-type="float">
            <text:p>0.00362618</text:p>
          </table:table-cell>
          <table:table-cell office:value-type="float" office:value="-0.0002560163" calcext:value-type="float">
            <text:p>-0.0002560163</text:p>
          </table:table-cell>
          <table:table-cell office:value-type="float" office:value="986" calcext:value-type="float">
            <text:p>986</text:p>
          </table:table-cell>
          <table:table-cell table:formula="of:=[.D713]*100" office:value-type="float" office:value="-0.01401211" calcext:value-type="float">
            <text:p>-0.01401211</text:p>
          </table:table-cell>
          <table:table-cell table:formula="of:=[.E713]*100" office:value-type="float" office:value="0.362618" calcext:value-type="float">
            <text:p>0.362618</text:p>
          </table:table-cell>
        </table:table-row>
        <table:table-row table:style-name="ro1">
          <table:table-cell office:value-type="float" office:value="49.37" calcext:value-type="float">
            <text:p>49.37</text:p>
          </table:table-cell>
          <table:table-cell office:value-type="float" office:value="179.1127319336" calcext:value-type="float">
            <text:p>179.1127319336</text:p>
          </table:table-cell>
          <table:table-cell office:value-type="float" office:value="-0.1924206862" calcext:value-type="float">
            <text:p>-0.192420686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65229" calcext:value-type="float">
            <text:p>0.00365229</text:p>
          </table:table-cell>
          <table:table-cell office:value-type="float" office:value="-0.0001473043" calcext:value-type="float">
            <text:p>-0.0001473043</text:p>
          </table:table-cell>
          <table:table-cell office:value-type="float" office:value="987" calcext:value-type="float">
            <text:p>987</text:p>
          </table:table-cell>
          <table:table-cell table:formula="of:=[.D714]*100" office:value-type="float" office:value="-0.01401211" calcext:value-type="float">
            <text:p>-0.01401211</text:p>
          </table:table-cell>
          <table:table-cell table:formula="of:=[.E714]*100" office:value-type="float" office:value="0.365229" calcext:value-type="float">
            <text:p>0.365229</text:p>
          </table:table-cell>
        </table:table-row>
        <table:table-row table:style-name="ro1">
          <table:table-cell office:value-type="float" office:value="49.43" calcext:value-type="float">
            <text:p>49.43</text:p>
          </table:table-cell>
          <table:table-cell office:value-type="float" office:value="179.122833252" calcext:value-type="float">
            <text:p>179.122833252</text:p>
          </table:table-cell>
          <table:table-cell office:value-type="float" office:value="-0.1679783148" calcext:value-type="float">
            <text:p>-0.167978314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50677" calcext:value-type="float">
            <text:p>0.00350677</text:p>
          </table:table-cell>
          <table:table-cell office:value-type="float" office:value="-0.0001426155" calcext:value-type="float">
            <text:p>-0.0001426155</text:p>
          </table:table-cell>
          <table:table-cell office:value-type="float" office:value="988" calcext:value-type="float">
            <text:p>988</text:p>
          </table:table-cell>
          <table:table-cell table:formula="of:=[.D715]*100" office:value-type="float" office:value="-0.01401211" calcext:value-type="float">
            <text:p>-0.01401211</text:p>
          </table:table-cell>
          <table:table-cell table:formula="of:=[.E715]*100" office:value-type="float" office:value="0.350677" calcext:value-type="float">
            <text:p>0.350677</text:p>
          </table:table-cell>
        </table:table-row>
        <table:table-row table:style-name="ro1">
          <table:table-cell office:value-type="float" office:value="49.47" calcext:value-type="float">
            <text:p>49.47</text:p>
          </table:table-cell>
          <table:table-cell office:value-type="float" office:value="179.1137695312" calcext:value-type="float">
            <text:p>179.1137695312</text:p>
          </table:table-cell>
          <table:table-cell office:value-type="float" office:value="-0.1568937226" calcext:value-type="float">
            <text:p>-0.156893722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33591" calcext:value-type="float">
            <text:p>0.00333591</text:p>
          </table:table-cell>
          <table:table-cell office:value-type="float" office:value="-0.0002360703" calcext:value-type="float">
            <text:p>-0.0002360703</text:p>
          </table:table-cell>
          <table:table-cell office:value-type="float" office:value="989" calcext:value-type="float">
            <text:p>989</text:p>
          </table:table-cell>
          <table:table-cell table:formula="of:=[.D716]*100" office:value-type="float" office:value="-0.01401211" calcext:value-type="float">
            <text:p>-0.01401211</text:p>
          </table:table-cell>
          <table:table-cell table:formula="of:=[.E716]*100" office:value-type="float" office:value="0.333591" calcext:value-type="float">
            <text:p>0.333591</text:p>
          </table:table-cell>
        </table:table-row>
        <table:table-row table:style-name="ro1">
          <table:table-cell office:value-type="float" office:value="49.52" calcext:value-type="float">
            <text:p>49.52</text:p>
          </table:table-cell>
          <table:table-cell office:value-type="float" office:value="179.111618042" calcext:value-type="float">
            <text:p>179.111618042</text:p>
          </table:table-cell>
          <table:table-cell office:value-type="float" office:value="-0.1250783981" calcext:value-type="float">
            <text:p>-0.125078398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00999" calcext:value-type="float">
            <text:p>0.00300999</text:p>
          </table:table-cell>
          <table:table-cell office:value-type="float" office:value="-0.0002491946" calcext:value-type="float">
            <text:p>-0.0002491946</text:p>
          </table:table-cell>
          <table:table-cell office:value-type="float" office:value="990" calcext:value-type="float">
            <text:p>990</text:p>
          </table:table-cell>
          <table:table-cell table:formula="of:=[.D717]*100" office:value-type="float" office:value="-0.01401211" calcext:value-type="float">
            <text:p>-0.01401211</text:p>
          </table:table-cell>
          <table:table-cell table:formula="of:=[.E717]*100" office:value-type="float" office:value="0.300999" calcext:value-type="float">
            <text:p>0.300999</text:p>
          </table:table-cell>
        </table:table-row>
        <table:table-row table:style-name="ro1">
          <table:table-cell office:value-type="float" office:value="49.57" calcext:value-type="float">
            <text:p>49.57</text:p>
          </table:table-cell>
          <table:table-cell office:value-type="float" office:value="179.1066894531" calcext:value-type="float">
            <text:p>179.1066894531</text:p>
          </table:table-cell>
          <table:table-cell office:value-type="float" office:value="-0.1563307313" calcext:value-type="float">
            <text:p>-0.156330731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00111" calcext:value-type="float">
            <text:p>0.00300111</text:p>
          </table:table-cell>
          <table:table-cell office:value-type="float" office:value="-0.0000539396" calcext:value-type="float">
            <text:p>-5.39396E-05</text:p>
          </table:table-cell>
          <table:table-cell office:value-type="float" office:value="991" calcext:value-type="float">
            <text:p>991</text:p>
          </table:table-cell>
          <table:table-cell table:formula="of:=[.D718]*100" office:value-type="float" office:value="-0.01401211" calcext:value-type="float">
            <text:p>-0.01401211</text:p>
          </table:table-cell>
          <table:table-cell table:formula="of:=[.E718]*100" office:value-type="float" office:value="0.300111" calcext:value-type="float">
            <text:p>0.300111</text:p>
          </table:table-cell>
        </table:table-row>
        <table:table-row table:style-name="ro1">
          <table:table-cell office:value-type="float" office:value="49.63" calcext:value-type="float">
            <text:p>49.63</text:p>
          </table:table-cell>
          <table:table-cell office:value-type="float" office:value="179.0922851562" calcext:value-type="float">
            <text:p>179.0922851562</text:p>
          </table:table-cell>
          <table:table-cell office:value-type="float" office:value="-0.1440689226" calcext:value-type="float">
            <text:p>-0.144068922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91346" calcext:value-type="float">
            <text:p>0.00291346</text:p>
          </table:table-cell>
          <table:table-cell office:value-type="float" office:value="-0.0001302347" calcext:value-type="float">
            <text:p>-0.0001302347</text:p>
          </table:table-cell>
          <table:table-cell office:value-type="float" office:value="992" calcext:value-type="float">
            <text:p>992</text:p>
          </table:table-cell>
          <table:table-cell table:formula="of:=[.D719]*100" office:value-type="float" office:value="-0.01401211" calcext:value-type="float">
            <text:p>-0.01401211</text:p>
          </table:table-cell>
          <table:table-cell table:formula="of:=[.E719]*100" office:value-type="float" office:value="0.291346" calcext:value-type="float">
            <text:p>0.291346</text:p>
          </table:table-cell>
        </table:table-row>
        <table:table-row table:style-name="ro1">
          <table:table-cell office:value-type="float" office:value="49.68" calcext:value-type="float">
            <text:p>49.68</text:p>
          </table:table-cell>
          <table:table-cell office:value-type="float" office:value="179.0862426758" calcext:value-type="float">
            <text:p>179.0862426758</text:p>
          </table:table-cell>
          <table:table-cell office:value-type="float" office:value="-0.1565866071" calcext:value-type="float">
            <text:p>-0.156586607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93849" calcext:value-type="float">
            <text:p>0.00293849</text:p>
          </table:table-cell>
          <table:table-cell office:value-type="float" office:value="-0.0000031392" calcext:value-type="float">
            <text:p>-3.1392E-06</text:p>
          </table:table-cell>
          <table:table-cell office:value-type="float" office:value="993" calcext:value-type="float">
            <text:p>993</text:p>
          </table:table-cell>
          <table:table-cell table:formula="of:=[.D720]*100" office:value-type="float" office:value="-0.01401211" calcext:value-type="float">
            <text:p>-0.01401211</text:p>
          </table:table-cell>
          <table:table-cell table:formula="of:=[.E720]*100" office:value-type="float" office:value="0.293849" calcext:value-type="float">
            <text:p>0.293849</text:p>
          </table:table-cell>
        </table:table-row>
        <table:table-row table:style-name="ro1">
          <table:table-cell office:value-type="float" office:value="49.73" calcext:value-type="float">
            <text:p>49.73</text:p>
          </table:table-cell>
          <table:table-cell office:value-type="float" office:value="179.0646972656" calcext:value-type="float">
            <text:p>179.0646972656</text:p>
          </table:table-cell>
          <table:table-cell office:value-type="float" office:value="-0.1716487575" calcext:value-type="float">
            <text:p>-0.171648757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05556" calcext:value-type="float">
            <text:p>0.00305556</text:p>
          </table:table-cell>
          <table:table-cell office:value-type="float" office:value="-0.0000843379" calcext:value-type="float">
            <text:p>-8.43379E-05</text:p>
          </table:table-cell>
          <table:table-cell office:value-type="float" office:value="994" calcext:value-type="float">
            <text:p>994</text:p>
          </table:table-cell>
          <table:table-cell table:formula="of:=[.D721]*100" office:value-type="float" office:value="-0.01401211" calcext:value-type="float">
            <text:p>-0.01401211</text:p>
          </table:table-cell>
          <table:table-cell table:formula="of:=[.E721]*100" office:value-type="float" office:value="0.305556" calcext:value-type="float">
            <text:p>0.305556</text:p>
          </table:table-cell>
        </table:table-row>
        <table:table-row table:style-name="ro1">
          <table:table-cell office:value-type="float" office:value="49.78" calcext:value-type="float">
            <text:p>49.78</text:p>
          </table:table-cell>
          <table:table-cell office:value-type="float" office:value="179.0645446777" calcext:value-type="float">
            <text:p>179.0645446777</text:p>
          </table:table-cell>
          <table:table-cell office:value-type="float" office:value="-0.1141847311" calcext:value-type="float">
            <text:p>-0.114184731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75055" calcext:value-type="float">
            <text:p>0.00275055</text:p>
          </table:table-cell>
          <table:table-cell office:value-type="float" office:value="-0.0001543179" calcext:value-type="float">
            <text:p>-0.0001543179</text:p>
          </table:table-cell>
          <table:table-cell office:value-type="float" office:value="995" calcext:value-type="float">
            <text:p>995</text:p>
          </table:table-cell>
          <table:table-cell table:formula="of:=[.D722]*100" office:value-type="float" office:value="-0.01401211" calcext:value-type="float">
            <text:p>-0.01401211</text:p>
          </table:table-cell>
          <table:table-cell table:formula="of:=[.E722]*100" office:value-type="float" office:value="0.275055" calcext:value-type="float">
            <text:p>0.275055</text:p>
          </table:table-cell>
        </table:table-row>
        <table:table-row table:style-name="ro1">
          <table:table-cell office:value-type="float" office:value="49.83" calcext:value-type="float">
            <text:p>49.83</text:p>
          </table:table-cell>
          <table:table-cell office:value-type="float" office:value="179.0673370361" calcext:value-type="float">
            <text:p>179.0673370361</text:p>
          </table:table-cell>
          <table:table-cell office:value-type="float" office:value="-0.1582628945" calcext:value-type="float">
            <text:p>-0.158262894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8411" calcext:value-type="float">
            <text:p>0.0028411</text:p>
          </table:table-cell>
          <table:table-cell office:value-type="float" office:value="-0.0000270328" calcext:value-type="float">
            <text:p>-2.70328E-05</text:p>
          </table:table-cell>
          <table:table-cell office:value-type="float" office:value="996" calcext:value-type="float">
            <text:p>996</text:p>
          </table:table-cell>
          <table:table-cell table:formula="of:=[.D723]*100" office:value-type="float" office:value="-0.01401211" calcext:value-type="float">
            <text:p>-0.01401211</text:p>
          </table:table-cell>
          <table:table-cell table:formula="of:=[.E723]*100" office:value-type="float" office:value="0.28411" calcext:value-type="float">
            <text:p>0.28411</text:p>
          </table:table-cell>
        </table:table-row>
        <table:table-row table:style-name="ro1">
          <table:table-cell office:value-type="float" office:value="49.88" calcext:value-type="float">
            <text:p>49.88</text:p>
          </table:table-cell>
          <table:table-cell office:value-type="float" office:value="179.0603179932" calcext:value-type="float">
            <text:p>179.0603179932</text:p>
          </table:table-cell>
          <table:table-cell office:value-type="float" office:value="-0.1115473877" calcext:value-type="float">
            <text:p>-0.111547387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59006" calcext:value-type="float">
            <text:p>0.00259006</text:p>
          </table:table-cell>
          <table:table-cell office:value-type="float" office:value="-0.0002346064" calcext:value-type="float">
            <text:p>-0.0002346064</text:p>
          </table:table-cell>
          <table:table-cell office:value-type="float" office:value="997" calcext:value-type="float">
            <text:p>997</text:p>
          </table:table-cell>
          <table:table-cell table:formula="of:=[.D724]*100" office:value-type="float" office:value="-0.01401211" calcext:value-type="float">
            <text:p>-0.01401211</text:p>
          </table:table-cell>
          <table:table-cell table:formula="of:=[.E724]*100" office:value-type="float" office:value="0.259006" calcext:value-type="float">
            <text:p>0.259006</text:p>
          </table:table-cell>
        </table:table-row>
        <table:table-row table:style-name="ro1">
          <table:table-cell office:value-type="float" office:value="49.93" calcext:value-type="float">
            <text:p>49.93</text:p>
          </table:table-cell>
          <table:table-cell office:value-type="float" office:value="179.049041748" calcext:value-type="float">
            <text:p>179.049041748</text:p>
          </table:table-cell>
          <table:table-cell office:value-type="float" office:value="-0.1755503587" calcext:value-type="float">
            <text:p>-0.175550358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84938" calcext:value-type="float">
            <text:p>0.00284938</text:p>
          </table:table-cell>
          <table:table-cell office:value-type="float" office:value="-0.0000672712" calcext:value-type="float">
            <text:p>-6.72712E-05</text:p>
          </table:table-cell>
          <table:table-cell office:value-type="float" office:value="998" calcext:value-type="float">
            <text:p>998</text:p>
          </table:table-cell>
          <table:table-cell table:formula="of:=[.D725]*100" office:value-type="float" office:value="-0.01401211" calcext:value-type="float">
            <text:p>-0.01401211</text:p>
          </table:table-cell>
          <table:table-cell table:formula="of:=[.E725]*100" office:value-type="float" office:value="0.284938" calcext:value-type="float">
            <text:p>0.284938</text:p>
          </table:table-cell>
        </table:table-row>
        <table:table-row table:style-name="ro1">
          <table:table-cell office:value-type="float" office:value="49.98" calcext:value-type="float">
            <text:p>49.98</text:p>
          </table:table-cell>
          <table:table-cell office:value-type="float" office:value="179.039642334" calcext:value-type="float">
            <text:p>179.039642334</text:p>
          </table:table-cell>
          <table:table-cell office:value-type="float" office:value="-0.1636101256" calcext:value-type="float">
            <text:p>-0.163610125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9426" calcext:value-type="float">
            <text:p>0.0029426</text:p>
          </table:table-cell>
          <table:table-cell office:value-type="float" office:value="0.0000038669" calcext:value-type="float">
            <text:p>3.8669E-06</text:p>
          </table:table-cell>
          <table:table-cell office:value-type="float" office:value="999" calcext:value-type="float">
            <text:p>999</text:p>
          </table:table-cell>
          <table:table-cell table:formula="of:=[.D726]*100" office:value-type="float" office:value="-0.01401211" calcext:value-type="float">
            <text:p>-0.01401211</text:p>
          </table:table-cell>
          <table:table-cell table:formula="of:=[.E726]*100" office:value-type="float" office:value="0.29426" calcext:value-type="float">
            <text:p>0.29426</text:p>
          </table:table-cell>
        </table:table-row>
        <table:table-row table:style-name="ro1">
          <table:table-cell office:value-type="float" office:value="50.03" calcext:value-type="float">
            <text:p>50.03</text:p>
          </table:table-cell>
          <table:table-cell office:value-type="float" office:value="179.0274658203" calcext:value-type="float">
            <text:p>179.0274658203</text:p>
          </table:table-cell>
          <table:table-cell office:value-type="float" office:value="-0.2108108726" calcext:value-type="float">
            <text:p>-0.210810872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31934" calcext:value-type="float">
            <text:p>0.00331934</text:p>
          </table:table-cell>
          <table:table-cell office:value-type="float" office:value="0.0001089976" calcext:value-type="float">
            <text:p>0.0001089976</text:p>
          </table:table-cell>
          <table:table-cell office:value-type="float" office:value="1000" calcext:value-type="float">
            <text:p>1000</text:p>
          </table:table-cell>
          <table:table-cell table:formula="of:=[.D727]*100" office:value-type="float" office:value="-0.01401211" calcext:value-type="float">
            <text:p>-0.01401211</text:p>
          </table:table-cell>
          <table:table-cell table:formula="of:=[.E727]*100" office:value-type="float" office:value="0.331934" calcext:value-type="float">
            <text:p>0.331934</text:p>
          </table:table-cell>
        </table:table-row>
        <table:table-row table:style-name="ro1">
          <table:table-cell office:value-type="float" office:value="50.08" calcext:value-type="float">
            <text:p>50.08</text:p>
          </table:table-cell>
          <table:table-cell office:value-type="float" office:value="179.0076141357" calcext:value-type="float">
            <text:p>179.0076141357</text:p>
          </table:table-cell>
          <table:table-cell office:value-type="float" office:value="-0.1981491904" calcext:value-type="float">
            <text:p>-0.198149190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486" calcext:value-type="float">
            <text:p>0.003486</text:p>
          </table:table-cell>
          <table:table-cell office:value-type="float" office:value="0.0000847566" calcext:value-type="float">
            <text:p>8.47566E-05</text:p>
          </table:table-cell>
          <table:table-cell office:value-type="float" office:value="1001" calcext:value-type="float">
            <text:p>1001</text:p>
          </table:table-cell>
          <table:table-cell table:formula="of:=[.D728]*100" office:value-type="float" office:value="-0.01401211" calcext:value-type="float">
            <text:p>-0.01401211</text:p>
          </table:table-cell>
          <table:table-cell table:formula="of:=[.E728]*100" office:value-type="float" office:value="0.3486" calcext:value-type="float">
            <text:p>0.3486</text:p>
          </table:table-cell>
        </table:table-row>
        <table:table-row table:style-name="ro1">
          <table:table-cell office:value-type="float" office:value="50.13" calcext:value-type="float">
            <text:p>50.13</text:p>
          </table:table-cell>
          <table:table-cell office:value-type="float" office:value="178.995513916" calcext:value-type="float">
            <text:p>178.995513916</text:p>
          </table:table-cell>
          <table:table-cell office:value-type="float" office:value="-0.2274122951" calcext:value-type="float">
            <text:p>-0.227412295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79212" calcext:value-type="float">
            <text:p>0.00379212</text:p>
          </table:table-cell>
          <table:table-cell office:value-type="float" office:value="0.0000468513" calcext:value-type="float">
            <text:p>4.68513E-05</text:p>
          </table:table-cell>
          <table:table-cell office:value-type="float" office:value="1002" calcext:value-type="float">
            <text:p>1002</text:p>
          </table:table-cell>
          <table:table-cell table:formula="of:=[.D729]*100" office:value-type="float" office:value="-0.01401211" calcext:value-type="float">
            <text:p>-0.01401211</text:p>
          </table:table-cell>
          <table:table-cell table:formula="of:=[.E729]*100" office:value-type="float" office:value="0.379212" calcext:value-type="float">
            <text:p>0.379212</text:p>
          </table:table-cell>
        </table:table-row>
        <table:table-row table:style-name="ro1">
          <table:table-cell office:value-type="float" office:value="50.18" calcext:value-type="float">
            <text:p>50.18</text:p>
          </table:table-cell>
          <table:table-cell office:value-type="float" office:value="178.9716644287" calcext:value-type="float">
            <text:p>178.9716644287</text:p>
          </table:table-cell>
          <table:table-cell office:value-type="float" office:value="-0.1577287067" calcext:value-type="float">
            <text:p>-0.157728706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53163" calcext:value-type="float">
            <text:p>0.00353163</text:p>
          </table:table-cell>
          <table:table-cell office:value-type="float" office:value="-0.0001877999" calcext:value-type="float">
            <text:p>-0.0001877999</text:p>
          </table:table-cell>
          <table:table-cell office:value-type="float" office:value="1003" calcext:value-type="float">
            <text:p>1003</text:p>
          </table:table-cell>
          <table:table-cell table:formula="of:=[.D730]*100" office:value-type="float" office:value="-0.01401211" calcext:value-type="float">
            <text:p>-0.01401211</text:p>
          </table:table-cell>
          <table:table-cell table:formula="of:=[.E730]*100" office:value-type="float" office:value="0.353163" calcext:value-type="float">
            <text:p>0.353163</text:p>
          </table:table-cell>
        </table:table-row>
        <table:table-row table:style-name="ro1">
          <table:table-cell office:value-type="float" office:value="50.23" calcext:value-type="float">
            <text:p>50.23</text:p>
          </table:table-cell>
          <table:table-cell office:value-type="float" office:value="178.9584350586" calcext:value-type="float">
            <text:p>178.9584350586</text:p>
          </table:table-cell>
          <table:table-cell office:value-type="float" office:value="-0.1760018757" calcext:value-type="float">
            <text:p>-0.176001875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47984" calcext:value-type="float">
            <text:p>0.00347984</text:p>
          </table:table-cell>
          <table:table-cell office:value-type="float" office:value="-0.0000615061" calcext:value-type="float">
            <text:p>-6.15061E-05</text:p>
          </table:table-cell>
          <table:table-cell office:value-type="float" office:value="1004" calcext:value-type="float">
            <text:p>1004</text:p>
          </table:table-cell>
          <table:table-cell table:formula="of:=[.D731]*100" office:value-type="float" office:value="-0.01401211" calcext:value-type="float">
            <text:p>-0.01401211</text:p>
          </table:table-cell>
          <table:table-cell table:formula="of:=[.E731]*100" office:value-type="float" office:value="0.347984" calcext:value-type="float">
            <text:p>0.347984</text:p>
          </table:table-cell>
        </table:table-row>
        <table:table-row table:style-name="ro1">
          <table:table-cell office:value-type="float" office:value="50.28" calcext:value-type="float">
            <text:p>50.28</text:p>
          </table:table-cell>
          <table:table-cell office:value-type="float" office:value="178.9358673096" calcext:value-type="float">
            <text:p>178.9358673096</text:p>
          </table:table-cell>
          <table:table-cell office:value-type="float" office:value="-0.1521069253" calcext:value-type="float">
            <text:p>-0.152106925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28606" calcext:value-type="float">
            <text:p>0.00328606</text:p>
          </table:table-cell>
          <table:table-cell office:value-type="float" office:value="-0.0002026438" calcext:value-type="float">
            <text:p>-0.0002026438</text:p>
          </table:table-cell>
          <table:table-cell office:value-type="float" office:value="1005" calcext:value-type="float">
            <text:p>1005</text:p>
          </table:table-cell>
          <table:table-cell table:formula="of:=[.D732]*100" office:value-type="float" office:value="-0.01401211" calcext:value-type="float">
            <text:p>-0.01401211</text:p>
          </table:table-cell>
          <table:table-cell table:formula="of:=[.E732]*100" office:value-type="float" office:value="0.328606" calcext:value-type="float">
            <text:p>0.328606</text:p>
          </table:table-cell>
        </table:table-row>
        <table:table-row table:style-name="ro1">
          <table:table-cell office:value-type="float" office:value="50.33" calcext:value-type="float">
            <text:p>50.33</text:p>
          </table:table-cell>
          <table:table-cell office:value-type="float" office:value="178.9304656982" calcext:value-type="float">
            <text:p>178.9304656982</text:p>
          </table:table-cell>
          <table:table-cell office:value-type="float" office:value="-0.0922700669" calcext:value-type="float">
            <text:p>-0.092270066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75808" calcext:value-type="float">
            <text:p>0.00275808</text:p>
          </table:table-cell>
          <table:table-cell office:value-type="float" office:value="-0.0006074479" calcext:value-type="float">
            <text:p>-0.0006074479</text:p>
          </table:table-cell>
          <table:table-cell office:value-type="float" office:value="1006" calcext:value-type="float">
            <text:p>1006</text:p>
          </table:table-cell>
          <table:table-cell table:formula="of:=[.D733]*100" office:value-type="float" office:value="-0.01401211" calcext:value-type="float">
            <text:p>-0.01401211</text:p>
          </table:table-cell>
          <table:table-cell table:formula="of:=[.E733]*100" office:value-type="float" office:value="0.275808" calcext:value-type="float">
            <text:p>0.275808</text:p>
          </table:table-cell>
        </table:table-row>
        <table:table-row table:style-name="ro1">
          <table:table-cell office:value-type="float" office:value="50.38" calcext:value-type="float">
            <text:p>50.38</text:p>
          </table:table-cell>
          <table:table-cell office:value-type="float" office:value="178.9114227295" calcext:value-type="float">
            <text:p>178.9114227295</text:p>
          </table:table-cell>
          <table:table-cell office:value-type="float" office:value="-0.0960052908" calcext:value-type="float">
            <text:p>-0.096005290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43114" calcext:value-type="float">
            <text:p>0.00243114</text:p>
          </table:table-cell>
          <table:table-cell office:value-type="float" office:value="-0.0003761455" calcext:value-type="float">
            <text:p>-0.0003761455</text:p>
          </table:table-cell>
          <table:table-cell office:value-type="float" office:value="1007" calcext:value-type="float">
            <text:p>1007</text:p>
          </table:table-cell>
          <table:table-cell table:formula="of:=[.D734]*100" office:value-type="float" office:value="-0.01401211" calcext:value-type="float">
            <text:p>-0.01401211</text:p>
          </table:table-cell>
          <table:table-cell table:formula="of:=[.E734]*100" office:value-type="float" office:value="0.243114" calcext:value-type="float">
            <text:p>0.243114</text:p>
          </table:table-cell>
        </table:table-row>
        <table:table-row table:style-name="ro1">
          <table:table-cell office:value-type="float" office:value="50.43" calcext:value-type="float">
            <text:p>50.43</text:p>
          </table:table-cell>
          <table:table-cell office:value-type="float" office:value="178.9051818848" calcext:value-type="float">
            <text:p>178.9051818848</text:p>
          </table:table-cell>
          <table:table-cell office:value-type="float" office:value="-0.0281711938" calcext:value-type="float">
            <text:p>-0.028171193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76111" calcext:value-type="float">
            <text:p>0.00176111</text:p>
          </table:table-cell>
          <table:table-cell office:value-type="float" office:value="-0.0004588374" calcext:value-type="float">
            <text:p>-0.0004588374</text:p>
          </table:table-cell>
          <table:table-cell office:value-type="float" office:value="1008" calcext:value-type="float">
            <text:p>1008</text:p>
          </table:table-cell>
          <table:table-cell table:formula="of:=[.D735]*100" office:value-type="float" office:value="-0.01401211" calcext:value-type="float">
            <text:p>-0.01401211</text:p>
          </table:table-cell>
          <table:table-cell table:formula="of:=[.E735]*100" office:value-type="float" office:value="0.176111" calcext:value-type="float">
            <text:p>0.176111</text:p>
          </table:table-cell>
        </table:table-row>
        <table:table-row table:style-name="ro1">
          <table:table-cell office:value-type="float" office:value="50.48" calcext:value-type="float">
            <text:p>50.48</text:p>
          </table:table-cell>
          <table:table-cell office:value-type="float" office:value="178.8861236572" calcext:value-type="float">
            <text:p>178.8861236572</text:p>
          </table:table-cell>
          <table:table-cell office:value-type="float" office:value="0.0253800173" calcext:value-type="float">
            <text:p>0.025380017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95767" calcext:value-type="float">
            <text:p>0.00095767</text:p>
          </table:table-cell>
          <table:table-cell office:value-type="float" office:value="-0.000663899" calcext:value-type="float">
            <text:p>-0.000663899</text:p>
          </table:table-cell>
          <table:table-cell office:value-type="float" office:value="1009" calcext:value-type="float">
            <text:p>1009</text:p>
          </table:table-cell>
          <table:table-cell table:formula="of:=[.D736]*100" office:value-type="float" office:value="-0.01401211" calcext:value-type="float">
            <text:p>-0.01401211</text:p>
          </table:table-cell>
          <table:table-cell table:formula="of:=[.E736]*100" office:value-type="float" office:value="0.095767" calcext:value-type="float">
            <text:p>0.095767</text:p>
          </table:table-cell>
        </table:table-row>
        <table:table-row table:style-name="ro1">
          <table:table-cell office:value-type="float" office:value="50.53" calcext:value-type="float">
            <text:p>50.53</text:p>
          </table:table-cell>
          <table:table-cell office:value-type="float" office:value="178.8879241943" calcext:value-type="float">
            <text:p>178.8879241943</text:p>
          </table:table-cell>
          <table:table-cell office:value-type="float" office:value="0.0283306016" calcext:value-type="float">
            <text:p>0.028330601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40259" calcext:value-type="float">
            <text:p>0.00040259</text:p>
          </table:table-cell>
          <table:table-cell office:value-type="float" office:value="-0.0003782642" calcext:value-type="float">
            <text:p>-0.0003782642</text:p>
          </table:table-cell>
          <table:table-cell office:value-type="float" office:value="1010" calcext:value-type="float">
            <text:p>1010</text:p>
          </table:table-cell>
          <table:table-cell table:formula="of:=[.D737]*100" office:value-type="float" office:value="-0.01401211" calcext:value-type="float">
            <text:p>-0.01401211</text:p>
          </table:table-cell>
          <table:table-cell table:formula="of:=[.E737]*100" office:value-type="float" office:value="0.040259" calcext:value-type="float">
            <text:p>0.040259</text:p>
          </table:table-cell>
        </table:table-row>
        <table:table-row table:style-name="ro1">
          <table:table-cell office:value-type="float" office:value="50.58" calcext:value-type="float">
            <text:p>50.58</text:p>
          </table:table-cell>
          <table:table-cell office:value-type="float" office:value="178.8859558105" calcext:value-type="float">
            <text:p>178.8859558105</text:p>
          </table:table-cell>
          <table:table-cell office:value-type="float" office:value="0.114462828" calcext:value-type="float">
            <text:p>0.11446282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54142" calcext:value-type="float">
            <text:p>-0.00054142</text:p>
          </table:table-cell>
          <table:table-cell office:value-type="float" office:value="-0.0006982224" calcext:value-type="float">
            <text:p>-0.0006982224</text:p>
          </table:table-cell>
          <table:table-cell office:value-type="float" office:value="1011" calcext:value-type="float">
            <text:p>1011</text:p>
          </table:table-cell>
          <table:table-cell table:formula="of:=[.D738]*100" office:value-type="float" office:value="-0.01401211" calcext:value-type="float">
            <text:p>-0.01401211</text:p>
          </table:table-cell>
          <table:table-cell table:formula="of:=[.E738]*100" office:value-type="float" office:value="-0.054142" calcext:value-type="float">
            <text:p>-0.054142</text:p>
          </table:table-cell>
        </table:table-row>
        <table:table-row table:style-name="ro1">
          <table:table-cell office:value-type="float" office:value="50.63" calcext:value-type="float">
            <text:p>50.63</text:p>
          </table:table-cell>
          <table:table-cell office:value-type="float" office:value="178.8908843994" calcext:value-type="float">
            <text:p>178.8908843994</text:p>
          </table:table-cell>
          <table:table-cell office:value-type="float" office:value="0.1746534165" calcext:value-type="float">
            <text:p>0.174653416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5717" calcext:value-type="float">
            <text:p>-0.0015717</text:p>
          </table:table-cell>
          <table:table-cell office:value-type="float" office:value="-0.0009106764" calcext:value-type="float">
            <text:p>-0.0009106764</text:p>
          </table:table-cell>
          <table:table-cell office:value-type="float" office:value="1012" calcext:value-type="float">
            <text:p>1012</text:p>
          </table:table-cell>
          <table:table-cell table:formula="of:=[.D739]*100" office:value-type="float" office:value="-0.01401211" calcext:value-type="float">
            <text:p>-0.01401211</text:p>
          </table:table-cell>
          <table:table-cell table:formula="of:=[.E739]*100" office:value-type="float" office:value="-0.15717" calcext:value-type="float">
            <text:p>-0.15717</text:p>
          </table:table-cell>
        </table:table-row>
        <table:table-row table:style-name="ro1">
          <table:table-cell office:value-type="float" office:value="50.68" calcext:value-type="float">
            <text:p>50.68</text:p>
          </table:table-cell>
          <table:table-cell office:value-type="float" office:value="178.9138946533" calcext:value-type="float">
            <text:p>178.9138946533</text:p>
          </table:table-cell>
          <table:table-cell office:value-type="float" office:value="0.247606986" calcext:value-type="float">
            <text:p>0.24760698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74455" calcext:value-type="float">
            <text:p>-0.00274455</text:p>
          </table:table-cell>
          <table:table-cell office:value-type="float" office:value="-0.0010208219" calcext:value-type="float">
            <text:p>-0.0010208219</text:p>
          </table:table-cell>
          <table:table-cell office:value-type="float" office:value="1013" calcext:value-type="float">
            <text:p>1013</text:p>
          </table:table-cell>
          <table:table-cell table:formula="of:=[.D740]*100" office:value-type="float" office:value="-0.01401211" calcext:value-type="float">
            <text:p>-0.01401211</text:p>
          </table:table-cell>
          <table:table-cell table:formula="of:=[.E740]*100" office:value-type="float" office:value="-0.274455" calcext:value-type="float">
            <text:p>-0.274455</text:p>
          </table:table-cell>
        </table:table-row>
        <table:table-row table:style-name="ro1">
          <table:table-cell office:value-type="float" office:value="50.73" calcext:value-type="float">
            <text:p>50.73</text:p>
          </table:table-cell>
          <table:table-cell office:value-type="float" office:value="178.9261016846" calcext:value-type="float">
            <text:p>178.9261016846</text:p>
          </table:table-cell>
          <table:table-cell office:value-type="float" office:value="0.3214819339" calcext:value-type="float">
            <text:p>0.321481933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401854" calcext:value-type="float">
            <text:p>-0.00401854</text:p>
          </table:table-cell>
          <table:table-cell office:value-type="float" office:value="-0.0010624126" calcext:value-type="float">
            <text:p>-0.0010624126</text:p>
          </table:table-cell>
          <table:table-cell office:value-type="float" office:value="1014" calcext:value-type="float">
            <text:p>1014</text:p>
          </table:table-cell>
          <table:table-cell table:formula="of:=[.D741]*100" office:value-type="float" office:value="-0.01401211" calcext:value-type="float">
            <text:p>-0.01401211</text:p>
          </table:table-cell>
          <table:table-cell table:formula="of:=[.E741]*100" office:value-type="float" office:value="-0.401854" calcext:value-type="float">
            <text:p>-0.401854</text:p>
          </table:table-cell>
        </table:table-row>
        <table:table-row table:style-name="ro1">
          <table:table-cell office:value-type="float" office:value="50.78" calcext:value-type="float">
            <text:p>50.78</text:p>
          </table:table-cell>
          <table:table-cell office:value-type="float" office:value="178.936416626" calcext:value-type="float">
            <text:p>178.936416626</text:p>
          </table:table-cell>
          <table:table-cell office:value-type="float" office:value="0.37137575" calcext:value-type="float">
            <text:p>0.3713757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520008" calcext:value-type="float">
            <text:p>-0.00520008</text:p>
          </table:table-cell>
          <table:table-cell office:value-type="float" office:value="-0.0011244143" calcext:value-type="float">
            <text:p>-0.0011244143</text:p>
          </table:table-cell>
          <table:table-cell office:value-type="float" office:value="1015" calcext:value-type="float">
            <text:p>1015</text:p>
          </table:table-cell>
          <table:table-cell table:formula="of:=[.D742]*100" office:value-type="float" office:value="-0.01401211" calcext:value-type="float">
            <text:p>-0.01401211</text:p>
          </table:table-cell>
          <table:table-cell table:formula="of:=[.E742]*100" office:value-type="float" office:value="-0.520008" calcext:value-type="float">
            <text:p>-0.520008</text:p>
          </table:table-cell>
        </table:table-row>
        <table:table-row table:style-name="ro1">
          <table:table-cell office:value-type="float" office:value="50.83" calcext:value-type="float">
            <text:p>50.83</text:p>
          </table:table-cell>
          <table:table-cell office:value-type="float" office:value="178.9448242188" calcext:value-type="float">
            <text:p>178.9448242188</text:p>
          </table:table-cell>
          <table:table-cell office:value-type="float" office:value="0.4416221211" calcext:value-type="float">
            <text:p>0.441622121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645568" calcext:value-type="float">
            <text:p>-0.00645568</text:p>
          </table:table-cell>
          <table:table-cell office:value-type="float" office:value="-0.0012634683" calcext:value-type="float">
            <text:p>-0.0012634683</text:p>
          </table:table-cell>
          <table:table-cell office:value-type="float" office:value="1016" calcext:value-type="float">
            <text:p>1016</text:p>
          </table:table-cell>
          <table:table-cell table:formula="of:=[.D743]*100" office:value-type="float" office:value="-0.01401211" calcext:value-type="float">
            <text:p>-0.01401211</text:p>
          </table:table-cell>
          <table:table-cell table:formula="of:=[.E743]*100" office:value-type="float" office:value="-0.645568" calcext:value-type="float">
            <text:p>-0.645568</text:p>
          </table:table-cell>
        </table:table-row>
        <table:table-row table:style-name="ro1">
          <table:table-cell office:value-type="float" office:value="50.88" calcext:value-type="float">
            <text:p>50.88</text:p>
          </table:table-cell>
          <table:table-cell office:value-type="float" office:value="178.9492034912" calcext:value-type="float">
            <text:p>178.9492034912</text:p>
          </table:table-cell>
          <table:table-cell office:value-type="float" office:value="0.5198462948" calcext:value-type="float">
            <text:p>0.519846294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78138" calcext:value-type="float">
            <text:p>-0.0078138</text:p>
          </table:table-cell>
          <table:table-cell office:value-type="float" office:value="-0.0012075188" calcext:value-type="float">
            <text:p>-0.0012075188</text:p>
          </table:table-cell>
          <table:table-cell office:value-type="float" office:value="1017" calcext:value-type="float">
            <text:p>1017</text:p>
          </table:table-cell>
          <table:table-cell table:formula="of:=[.D744]*100" office:value-type="float" office:value="-0.01401211" calcext:value-type="float">
            <text:p>-0.01401211</text:p>
          </table:table-cell>
          <table:table-cell table:formula="of:=[.E744]*100" office:value-type="float" office:value="-0.78138" calcext:value-type="float">
            <text:p>-0.78138</text:p>
          </table:table-cell>
        </table:table-row>
        <table:table-row table:style-name="ro1">
          <table:table-cell office:value-type="float" office:value="50.93" calcext:value-type="float">
            <text:p>50.93</text:p>
          </table:table-cell>
          <table:table-cell office:value-type="float" office:value="178.953994751" calcext:value-type="float">
            <text:p>178.953994751</text:p>
          </table:table-cell>
          <table:table-cell office:value-type="float" office:value="0.5833937016" calcext:value-type="float">
            <text:p>0.583393701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914242" calcext:value-type="float">
            <text:p>-0.00914242</text:p>
          </table:table-cell>
          <table:table-cell office:value-type="float" office:value="-0.0013723897" calcext:value-type="float">
            <text:p>-0.0013723897</text:p>
          </table:table-cell>
          <table:table-cell office:value-type="float" office:value="1018" calcext:value-type="float">
            <text:p>1018</text:p>
          </table:table-cell>
          <table:table-cell table:formula="of:=[.D745]*100" office:value-type="float" office:value="-0.01401211" calcext:value-type="float">
            <text:p>-0.01401211</text:p>
          </table:table-cell>
          <table:table-cell table:formula="of:=[.E745]*100" office:value-type="float" office:value="-0.914242" calcext:value-type="float">
            <text:p>-0.914242</text:p>
          </table:table-cell>
        </table:table-row>
        <table:table-row table:style-name="ro1">
          <table:table-cell office:value-type="float" office:value="50.98" calcext:value-type="float">
            <text:p>50.98</text:p>
          </table:table-cell>
          <table:table-cell office:value-type="float" office:value="178.9643707275" calcext:value-type="float">
            <text:p>178.9643707275</text:p>
          </table:table-cell>
          <table:table-cell office:value-type="float" office:value="0.6340946206" calcext:value-type="float">
            <text:p>0.634094620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036575" calcext:value-type="float">
            <text:p>-0.01036575</text:p>
          </table:table-cell>
          <table:table-cell office:value-type="float" office:value="-0.0011501969" calcext:value-type="float">
            <text:p>-0.0011501969</text:p>
          </table:table-cell>
          <table:table-cell office:value-type="float" office:value="1019" calcext:value-type="float">
            <text:p>1019</text:p>
          </table:table-cell>
          <table:table-cell table:formula="of:=[.D746]*100" office:value-type="float" office:value="-0.01401211" calcext:value-type="float">
            <text:p>-0.01401211</text:p>
          </table:table-cell>
          <table:table-cell table:formula="of:=[.E746]*100" office:value-type="float" office:value="-1.036575" calcext:value-type="float">
            <text:p>-1.036575</text:p>
          </table:table-cell>
        </table:table-row>
        <table:table-row table:style-name="ro1">
          <table:table-cell office:value-type="float" office:value="51.03" calcext:value-type="float">
            <text:p>51.03</text:p>
          </table:table-cell>
          <table:table-cell office:value-type="float" office:value="178.9519500732" calcext:value-type="float">
            <text:p>178.9519500732</text:p>
          </table:table-cell>
          <table:table-cell office:value-type="float" office:value="0.7304656816" calcext:value-type="float">
            <text:p>0.730465681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182333" calcext:value-type="float">
            <text:p>-0.01182333</text:p>
          </table:table-cell>
          <table:table-cell office:value-type="float" office:value="-0.0013355042" calcext:value-type="float">
            <text:p>-0.0013355042</text:p>
          </table:table-cell>
          <table:table-cell office:value-type="float" office:value="1020" calcext:value-type="float">
            <text:p>1020</text:p>
          </table:table-cell>
          <table:table-cell table:formula="of:=[.D747]*100" office:value-type="float" office:value="-0.01401211" calcext:value-type="float">
            <text:p>-0.01401211</text:p>
          </table:table-cell>
          <table:table-cell table:formula="of:=[.E747]*100" office:value-type="float" office:value="-1.182333" calcext:value-type="float">
            <text:p>-1.182333</text:p>
          </table:table-cell>
        </table:table-row>
        <table:table-row table:style-name="ro1">
          <table:table-cell office:value-type="float" office:value="51.08" calcext:value-type="float">
            <text:p>51.08</text:p>
          </table:table-cell>
          <table:table-cell office:value-type="float" office:value="178.955581665" calcext:value-type="float">
            <text:p>178.955581665</text:p>
          </table:table-cell>
          <table:table-cell office:value-type="float" office:value="0.7687316557" calcext:value-type="float">
            <text:p>0.768731655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30497" calcext:value-type="float">
            <text:p>-0.0130497</text:p>
          </table:table-cell>
          <table:table-cell office:value-type="float" office:value="-0.0012250396" calcext:value-type="float">
            <text:p>-0.0012250396</text:p>
          </table:table-cell>
          <table:table-cell office:value-type="float" office:value="1021" calcext:value-type="float">
            <text:p>1021</text:p>
          </table:table-cell>
          <table:table-cell table:formula="of:=[.D748]*100" office:value-type="float" office:value="-0.01401211" calcext:value-type="float">
            <text:p>-0.01401211</text:p>
          </table:table-cell>
          <table:table-cell table:formula="of:=[.E748]*100" office:value-type="float" office:value="-1.30497" calcext:value-type="float">
            <text:p>-1.30497</text:p>
          </table:table-cell>
        </table:table-row>
        <table:table-row table:style-name="ro1">
          <table:table-cell office:value-type="float" office:value="51.13" calcext:value-type="float">
            <text:p>51.13</text:p>
          </table:table-cell>
          <table:table-cell office:value-type="float" office:value="178.9658660889" calcext:value-type="float">
            <text:p>178.9658660889</text:p>
          </table:table-cell>
          <table:table-cell office:value-type="float" office:value="0.8168211919" calcext:value-type="float">
            <text:p>0.816821191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418749" calcext:value-type="float">
            <text:p>-0.01418749</text:p>
          </table:table-cell>
          <table:table-cell office:value-type="float" office:value="-0.0012011843" calcext:value-type="float">
            <text:p>-0.0012011843</text:p>
          </table:table-cell>
          <table:table-cell office:value-type="float" office:value="1022" calcext:value-type="float">
            <text:p>1022</text:p>
          </table:table-cell>
          <table:table-cell table:formula="of:=[.D749]*100" office:value-type="float" office:value="-0.01401211" calcext:value-type="float">
            <text:p>-0.01401211</text:p>
          </table:table-cell>
          <table:table-cell table:formula="of:=[.E749]*100" office:value-type="float" office:value="-1.418749" calcext:value-type="float">
            <text:p>-1.418749</text:p>
          </table:table-cell>
        </table:table-row>
        <table:table-row table:style-name="ro1">
          <table:table-cell office:value-type="float" office:value="51.18" calcext:value-type="float">
            <text:p>51.18</text:p>
          </table:table-cell>
          <table:table-cell office:value-type="float" office:value="178.9680633545" calcext:value-type="float">
            <text:p>178.9680633545</text:p>
          </table:table-cell>
          <table:table-cell office:value-type="float" office:value="0.8896014287" calcext:value-type="float">
            <text:p>0.889601428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543082" calcext:value-type="float">
            <text:p>-0.01543082</text:p>
          </table:table-cell>
          <table:table-cell office:value-type="float" office:value="-0.0013534989" calcext:value-type="float">
            <text:p>-0.0013534989</text:p>
          </table:table-cell>
          <table:table-cell office:value-type="float" office:value="1023" calcext:value-type="float">
            <text:p>1023</text:p>
          </table:table-cell>
          <table:table-cell table:formula="of:=[.D750]*100" office:value-type="float" office:value="-0.01401211" calcext:value-type="float">
            <text:p>-0.01401211</text:p>
          </table:table-cell>
          <table:table-cell table:formula="of:=[.E750]*100" office:value-type="float" office:value="-1.543082" calcext:value-type="float">
            <text:p>-1.543082</text:p>
          </table:table-cell>
        </table:table-row>
        <table:table-row table:style-name="ro1">
          <table:table-cell office:value-type="float" office:value="51.23" calcext:value-type="float">
            <text:p>51.23</text:p>
          </table:table-cell>
          <table:table-cell office:value-type="float" office:value="178.9589385986" calcext:value-type="float">
            <text:p>178.9589385986</text:p>
          </table:table-cell>
          <table:table-cell office:value-type="float" office:value="0.9473275028" calcext:value-type="float">
            <text:p>0.947327502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664414" calcext:value-type="float">
            <text:p>-0.01664414</text:p>
          </table:table-cell>
          <table:table-cell office:value-type="float" office:value="-0.0012640328" calcext:value-type="float">
            <text:p>-0.0012640328</text:p>
          </table:table-cell>
          <table:table-cell office:value-type="float" office:value="1024" calcext:value-type="float">
            <text:p>1024</text:p>
          </table:table-cell>
          <table:table-cell table:formula="of:=[.D751]*100" office:value-type="float" office:value="-0.01401211" calcext:value-type="float">
            <text:p>-0.01401211</text:p>
          </table:table-cell>
          <table:table-cell table:formula="of:=[.E751]*100" office:value-type="float" office:value="-1.664414" calcext:value-type="float">
            <text:p>-1.664414</text:p>
          </table:table-cell>
        </table:table-row>
        <table:table-row table:style-name="ro1">
          <table:table-cell office:value-type="float" office:value="51.28" calcext:value-type="float">
            <text:p>51.28</text:p>
          </table:table-cell>
          <table:table-cell office:value-type="float" office:value="178.9482116699" calcext:value-type="float">
            <text:p>178.9482116699</text:p>
          </table:table-cell>
          <table:table-cell office:value-type="float" office:value="1.0177757985" calcext:value-type="float">
            <text:p>1.017775798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792226" calcext:value-type="float">
            <text:p>-0.01792226</text:p>
          </table:table-cell>
          <table:table-cell office:value-type="float" office:value="-0.0013850062" calcext:value-type="float">
            <text:p>-0.0013850062</text:p>
          </table:table-cell>
          <table:table-cell office:value-type="float" office:value="1025" calcext:value-type="float">
            <text:p>1025</text:p>
          </table:table-cell>
          <table:table-cell table:formula="of:=[.D752]*100" office:value-type="float" office:value="-0.01401211" calcext:value-type="float">
            <text:p>-0.01401211</text:p>
          </table:table-cell>
          <table:table-cell table:formula="of:=[.E752]*100" office:value-type="float" office:value="-1.792226" calcext:value-type="float">
            <text:p>-1.792226</text:p>
          </table:table-cell>
        </table:table-row>
        <table:table-row table:style-name="ro1">
          <table:table-cell office:value-type="float" office:value="51.33" calcext:value-type="float">
            <text:p>51.33</text:p>
          </table:table-cell>
          <table:table-cell office:value-type="float" office:value="178.947052002" calcext:value-type="float">
            <text:p>178.947052002</text:p>
          </table:table-cell>
          <table:table-cell office:value-type="float" office:value="1.0579340245" calcext:value-type="float">
            <text:p>1.057934024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904166" calcext:value-type="float">
            <text:p>-0.01904166</text:p>
          </table:table-cell>
          <table:table-cell office:value-type="float" office:value="-0.0013258997" calcext:value-type="float">
            <text:p>-0.0013258997</text:p>
          </table:table-cell>
          <table:table-cell office:value-type="float" office:value="1026" calcext:value-type="float">
            <text:p>1026</text:p>
          </table:table-cell>
          <table:table-cell table:formula="of:=[.D753]*100" office:value-type="float" office:value="-0.01401211" calcext:value-type="float">
            <text:p>-0.01401211</text:p>
          </table:table-cell>
          <table:table-cell table:formula="of:=[.E753]*100" office:value-type="float" office:value="-1.904166" calcext:value-type="float">
            <text:p>-1.904166</text:p>
          </table:table-cell>
        </table:table-row>
        <table:table-row table:style-name="ro1">
          <table:table-cell office:value-type="float" office:value="51.38" calcext:value-type="float">
            <text:p>51.38</text:p>
          </table:table-cell>
          <table:table-cell office:value-type="float" office:value="178.944152832" calcext:value-type="float">
            <text:p>178.944152832</text:p>
          </table:table-cell>
          <table:table-cell office:value-type="float" office:value="1.0823145514" calcext:value-type="float">
            <text:p>1.082314551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995012" calcext:value-type="float">
            <text:p>-0.01995012</text:p>
          </table:table-cell>
          <table:table-cell office:value-type="float" office:value="-0.001069273" calcext:value-type="float">
            <text:p>-0.001069273</text:p>
          </table:table-cell>
          <table:table-cell office:value-type="float" office:value="1027" calcext:value-type="float">
            <text:p>1027</text:p>
          </table:table-cell>
          <table:table-cell table:formula="of:=[.D754]*100" office:value-type="float" office:value="-0.01401211" calcext:value-type="float">
            <text:p>-0.01401211</text:p>
          </table:table-cell>
          <table:table-cell table:formula="of:=[.E754]*100" office:value-type="float" office:value="-1.995012" calcext:value-type="float">
            <text:p>-1.995012</text:p>
          </table:table-cell>
        </table:table-row>
        <table:table-row table:style-name="ro1">
          <table:table-cell office:value-type="float" office:value="51.43" calcext:value-type="float">
            <text:p>51.43</text:p>
          </table:table-cell>
          <table:table-cell office:value-type="float" office:value="178.9358215332" calcext:value-type="float">
            <text:p>178.9358215332</text:p>
          </table:table-cell>
          <table:table-cell office:value-type="float" office:value="1.1591870019" calcext:value-type="float">
            <text:p>1.159187001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2106791" calcext:value-type="float">
            <text:p>-0.02106791</text:p>
          </table:table-cell>
          <table:table-cell office:value-type="float" office:value="-0.0012321797" calcext:value-type="float">
            <text:p>-0.0012321797</text:p>
          </table:table-cell>
          <table:table-cell office:value-type="float" office:value="1028" calcext:value-type="float">
            <text:p>1028</text:p>
          </table:table-cell>
          <table:table-cell table:formula="of:=[.D755]*100" office:value-type="float" office:value="-0.01401211" calcext:value-type="float">
            <text:p>-0.01401211</text:p>
          </table:table-cell>
          <table:table-cell table:formula="of:=[.E755]*100" office:value-type="float" office:value="-2.106791" calcext:value-type="float">
            <text:p>-2.106791</text:p>
          </table:table-cell>
        </table:table-row>
        <table:table-row table:style-name="ro1">
          <table:table-cell office:value-type="float" office:value="51.48" calcext:value-type="float">
            <text:p>51.48</text:p>
          </table:table-cell>
          <table:table-cell office:value-type="float" office:value="178.9332580566" calcext:value-type="float">
            <text:p>178.9332580566</text:p>
          </table:table-cell>
          <table:table-cell office:value-type="float" office:value="1.1662859156" calcext:value-type="float">
            <text:p>1.166285915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2186011" calcext:value-type="float">
            <text:p>-0.02186011</text:p>
          </table:table-cell>
          <table:table-cell office:value-type="float" office:value="-0.0010876224" calcext:value-type="float">
            <text:p>-0.0010876224</text:p>
          </table:table-cell>
          <table:table-cell office:value-type="float" office:value="1029" calcext:value-type="float">
            <text:p>1029</text:p>
          </table:table-cell>
          <table:table-cell table:formula="of:=[.D756]*100" office:value-type="float" office:value="-0.01401211" calcext:value-type="float">
            <text:p>-0.01401211</text:p>
          </table:table-cell>
          <table:table-cell table:formula="of:=[.E756]*100" office:value-type="float" office:value="-2.186011" calcext:value-type="float">
            <text:p>-2.186011</text:p>
          </table:table-cell>
        </table:table-row>
        <table:table-row table:style-name="ro1">
          <table:table-cell office:value-type="float" office:value="51.53" calcext:value-type="float">
            <text:p>51.53</text:p>
          </table:table-cell>
          <table:table-cell office:value-type="float" office:value="178.9394226074" calcext:value-type="float">
            <text:p>178.9394226074</text:p>
          </table:table-cell>
          <table:table-cell office:value-type="float" office:value="1.1784076621" calcext:value-type="float">
            <text:p>1.178407662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2246883" calcext:value-type="float">
            <text:p>-0.02246883</text:p>
          </table:table-cell>
          <table:table-cell office:value-type="float" office:value="-0.0009646851" calcext:value-type="float">
            <text:p>-0.0009646851</text:p>
          </table:table-cell>
          <table:table-cell office:value-type="float" office:value="1030" calcext:value-type="float">
            <text:p>1030</text:p>
          </table:table-cell>
          <table:table-cell table:formula="of:=[.D757]*100" office:value-type="float" office:value="-0.01401211" calcext:value-type="float">
            <text:p>-0.01401211</text:p>
          </table:table-cell>
          <table:table-cell table:formula="of:=[.E757]*100" office:value-type="float" office:value="-2.246883" calcext:value-type="float">
            <text:p>-2.246883</text:p>
          </table:table-cell>
        </table:table-row>
        <table:table-row table:style-name="ro1">
          <table:table-cell office:value-type="float" office:value="51.58" calcext:value-type="float">
            <text:p>51.58</text:p>
          </table:table-cell>
          <table:table-cell office:value-type="float" office:value="178.9623260498" calcext:value-type="float">
            <text:p>178.9623260498</text:p>
          </table:table-cell>
          <table:table-cell office:value-type="float" office:value="1.1217217416" calcext:value-type="float">
            <text:p>1.121721741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2249662" calcext:value-type="float">
            <text:p>-0.02249662</text:p>
          </table:table-cell>
          <table:table-cell office:value-type="float" office:value="-0.0003314254" calcext:value-type="float">
            <text:p>-0.0003314254</text:p>
          </table:table-cell>
          <table:table-cell office:value-type="float" office:value="1031" calcext:value-type="float">
            <text:p>1031</text:p>
          </table:table-cell>
          <table:table-cell table:formula="of:=[.D758]*100" office:value-type="float" office:value="-0.01401211" calcext:value-type="float">
            <text:p>-0.01401211</text:p>
          </table:table-cell>
          <table:table-cell table:formula="of:=[.E758]*100" office:value-type="float" office:value="-2.249662" calcext:value-type="float">
            <text:p>-2.249662</text:p>
          </table:table-cell>
        </table:table-row>
        <table:table-row table:style-name="ro1">
          <table:table-cell office:value-type="float" office:value="51.63" calcext:value-type="float">
            <text:p>51.63</text:p>
          </table:table-cell>
          <table:table-cell office:value-type="float" office:value="178.9870910645" calcext:value-type="float">
            <text:p>178.9870910645</text:p>
          </table:table-cell>
          <table:table-cell office:value-type="float" office:value="1.0874845311" calcext:value-type="float">
            <text:p>1.087484531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2228693" calcext:value-type="float">
            <text:p>-0.02228693</text:p>
          </table:table-cell>
          <table:table-cell office:value-type="float" office:value="-0.0002247267" calcext:value-type="float">
            <text:p>-0.0002247267</text:p>
          </table:table-cell>
          <table:table-cell office:value-type="float" office:value="1032" calcext:value-type="float">
            <text:p>1032</text:p>
          </table:table-cell>
          <table:table-cell table:formula="of:=[.D759]*100" office:value-type="float" office:value="-0.01401211" calcext:value-type="float">
            <text:p>-0.01401211</text:p>
          </table:table-cell>
          <table:table-cell table:formula="of:=[.E759]*100" office:value-type="float" office:value="-2.228693" calcext:value-type="float">
            <text:p>-2.228693</text:p>
          </table:table-cell>
        </table:table-row>
        <table:table-row table:style-name="ro1">
          <table:table-cell office:value-type="float" office:value="51.68" calcext:value-type="float">
            <text:p>51.68</text:p>
          </table:table-cell>
          <table:table-cell office:value-type="float" office:value="179.0438537598" calcext:value-type="float">
            <text:p>179.0438537598</text:p>
          </table:table-cell>
          <table:table-cell office:value-type="float" office:value="0.9569874276" calcext:value-type="float">
            <text:p>0.956987427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2127737" calcext:value-type="float">
            <text:p>-0.02127737</text:p>
          </table:table-cell>
          <table:table-cell office:value-type="float" office:value="0.0005151083" calcext:value-type="float">
            <text:p>0.0005151083</text:p>
          </table:table-cell>
          <table:table-cell office:value-type="float" office:value="1033" calcext:value-type="float">
            <text:p>1033</text:p>
          </table:table-cell>
          <table:table-cell table:formula="of:=[.D760]*100" office:value-type="float" office:value="-0.01401211" calcext:value-type="float">
            <text:p>-0.01401211</text:p>
          </table:table-cell>
          <table:table-cell table:formula="of:=[.E760]*100" office:value-type="float" office:value="-2.127737" calcext:value-type="float">
            <text:p>-2.127737</text:p>
          </table:table-cell>
        </table:table-row>
        <table:table-row table:style-name="ro1">
          <table:table-cell office:value-type="float" office:value="51.73" calcext:value-type="float">
            <text:p>51.73</text:p>
          </table:table-cell>
          <table:table-cell office:value-type="float" office:value="179.0765533447" calcext:value-type="float">
            <text:p>179.0765533447</text:p>
          </table:table-cell>
          <table:table-cell office:value-type="float" office:value="0.8440177846" calcext:value-type="float">
            <text:p>0.844017784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985159" calcext:value-type="float">
            <text:p>-0.01985159</text:p>
          </table:table-cell>
          <table:table-cell office:value-type="float" office:value="0.0007639308" calcext:value-type="float">
            <text:p>0.0007639308</text:p>
          </table:table-cell>
          <table:table-cell office:value-type="float" office:value="1034" calcext:value-type="float">
            <text:p>1034</text:p>
          </table:table-cell>
          <table:table-cell table:formula="of:=[.D761]*100" office:value-type="float" office:value="-0.01401211" calcext:value-type="float">
            <text:p>-0.01401211</text:p>
          </table:table-cell>
          <table:table-cell table:formula="of:=[.E761]*100" office:value-type="float" office:value="-1.985159" calcext:value-type="float">
            <text:p>-1.985159</text:p>
          </table:table-cell>
        </table:table-row>
        <table:table-row table:style-name="ro1">
          <table:table-cell office:value-type="float" office:value="51.78" calcext:value-type="float">
            <text:p>51.78</text:p>
          </table:table-cell>
          <table:table-cell office:value-type="float" office:value="179.1296234131" calcext:value-type="float">
            <text:p>179.1296234131</text:p>
          </table:table-cell>
          <table:table-cell office:value-type="float" office:value="0.6574333525" calcext:value-type="float">
            <text:p>0.657433352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765779" calcext:value-type="float">
            <text:p>-0.01765779</text:p>
          </table:table-cell>
          <table:table-cell office:value-type="float" office:value="0.0013002114" calcext:value-type="float">
            <text:p>0.0013002114</text:p>
          </table:table-cell>
          <table:table-cell office:value-type="float" office:value="1035" calcext:value-type="float">
            <text:p>1035</text:p>
          </table:table-cell>
          <table:table-cell table:formula="of:=[.D762]*100" office:value-type="float" office:value="-0.01401211" calcext:value-type="float">
            <text:p>-0.01401211</text:p>
          </table:table-cell>
          <table:table-cell table:formula="of:=[.E762]*100" office:value-type="float" office:value="-1.765779" calcext:value-type="float">
            <text:p>-1.765779</text:p>
          </table:table-cell>
        </table:table-row>
        <table:table-row table:style-name="ro1">
          <table:table-cell office:value-type="float" office:value="51.83" calcext:value-type="float">
            <text:p>51.83</text:p>
          </table:table-cell>
          <table:table-cell office:value-type="float" office:value="179.1663208008" calcext:value-type="float">
            <text:p>179.1663208008</text:p>
          </table:table-cell>
          <table:table-cell office:value-type="float" office:value="0.5215424819" calcext:value-type="float">
            <text:p>0.521542481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529007" calcext:value-type="float">
            <text:p>-0.01529007</text:p>
          </table:table-cell>
          <table:table-cell office:value-type="float" office:value="0.0015832673" calcext:value-type="float">
            <text:p>0.0015832673</text:p>
          </table:table-cell>
          <table:table-cell office:value-type="float" office:value="1036" calcext:value-type="float">
            <text:p>1036</text:p>
          </table:table-cell>
          <table:table-cell table:formula="of:=[.D763]*100" office:value-type="float" office:value="-0.01401211" calcext:value-type="float">
            <text:p>-0.01401211</text:p>
          </table:table-cell>
          <table:table-cell table:formula="of:=[.E763]*100" office:value-type="float" office:value="-1.529007" calcext:value-type="float">
            <text:p>-1.529007</text:p>
          </table:table-cell>
        </table:table-row>
        <table:table-row table:style-name="ro1">
          <table:table-cell office:value-type="float" office:value="51.88" calcext:value-type="float">
            <text:p>51.88</text:p>
          </table:table-cell>
          <table:table-cell office:value-type="float" office:value="179.2097320557" calcext:value-type="float">
            <text:p>179.2097320557</text:p>
          </table:table-cell>
          <table:table-cell office:value-type="float" office:value="0.4109645065" calcext:value-type="float">
            <text:p>0.410964506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297519" calcext:value-type="float">
            <text:p>-0.01297519</text:p>
          </table:table-cell>
          <table:table-cell office:value-type="float" office:value="0.0013601514" calcext:value-type="float">
            <text:p>0.0013601514</text:p>
          </table:table-cell>
          <table:table-cell office:value-type="float" office:value="1037" calcext:value-type="float">
            <text:p>1037</text:p>
          </table:table-cell>
          <table:table-cell table:formula="of:=[.D764]*100" office:value-type="float" office:value="-0.01401211" calcext:value-type="float">
            <text:p>-0.01401211</text:p>
          </table:table-cell>
          <table:table-cell table:formula="of:=[.E764]*100" office:value-type="float" office:value="-1.297519" calcext:value-type="float">
            <text:p>-1.297519</text:p>
          </table:table-cell>
        </table:table-row>
        <table:table-row table:style-name="ro1">
          <table:table-cell office:value-type="float" office:value="51.93" calcext:value-type="float">
            <text:p>51.93</text:p>
          </table:table-cell>
          <table:table-cell office:value-type="float" office:value="179.2004699707" calcext:value-type="float">
            <text:p>179.2004699707</text:p>
          </table:table-cell>
          <table:table-cell office:value-type="float" office:value="0.264464847" calcext:value-type="float">
            <text:p>0.26446484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045607" calcext:value-type="float">
            <text:p>-0.01045607</text:p>
          </table:table-cell>
          <table:table-cell office:value-type="float" office:value="0.0017054584" calcext:value-type="float">
            <text:p>0.0017054584</text:p>
          </table:table-cell>
          <table:table-cell office:value-type="float" office:value="1038" calcext:value-type="float">
            <text:p>1038</text:p>
          </table:table-cell>
          <table:table-cell table:formula="of:=[.D765]*100" office:value-type="float" office:value="-0.01401211" calcext:value-type="float">
            <text:p>-0.01401211</text:p>
          </table:table-cell>
          <table:table-cell table:formula="of:=[.E765]*100" office:value-type="float" office:value="-1.045607" calcext:value-type="float">
            <text:p>-1.045607</text:p>
          </table:table-cell>
        </table:table-row>
        <table:table-row table:style-name="ro1">
          <table:table-cell office:value-type="float" office:value="51.98" calcext:value-type="float">
            <text:p>51.98</text:p>
          </table:table-cell>
          <table:table-cell office:value-type="float" office:value="179.2051849365" calcext:value-type="float">
            <text:p>179.2051849365</text:p>
          </table:table-cell>
          <table:table-cell office:value-type="float" office:value="0.2199648166" calcext:value-type="float">
            <text:p>0.219964816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848074" calcext:value-type="float">
            <text:p>-0.00848074</text:p>
          </table:table-cell>
          <table:table-cell office:value-type="float" office:value="0.0013845016" calcext:value-type="float">
            <text:p>0.0013845016</text:p>
          </table:table-cell>
          <table:table-cell office:value-type="float" office:value="1039" calcext:value-type="float">
            <text:p>1039</text:p>
          </table:table-cell>
          <table:table-cell table:formula="of:=[.D766]*100" office:value-type="float" office:value="-0.01401211" calcext:value-type="float">
            <text:p>-0.01401211</text:p>
          </table:table-cell>
          <table:table-cell table:formula="of:=[.E766]*100" office:value-type="float" office:value="-0.848074" calcext:value-type="float">
            <text:p>-0.848074</text:p>
          </table:table-cell>
        </table:table-row>
        <table:table-row table:style-name="ro1">
          <table:table-cell office:value-type="float" office:value="52.03" calcext:value-type="float">
            <text:p>52.03</text:p>
          </table:table-cell>
          <table:table-cell office:value-type="float" office:value="179.1864776611" calcext:value-type="float">
            <text:p>179.1864776611</text:p>
          </table:table-cell>
          <table:table-cell office:value-type="float" office:value="0.1661230466" calcext:value-type="float">
            <text:p>0.166123046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680552" calcext:value-type="float">
            <text:p>-0.00680552</text:p>
          </table:table-cell>
          <table:table-cell office:value-type="float" office:value="0.0012754807" calcext:value-type="float">
            <text:p>0.0012754807</text:p>
          </table:table-cell>
          <table:table-cell office:value-type="float" office:value="1040" calcext:value-type="float">
            <text:p>1040</text:p>
          </table:table-cell>
          <table:table-cell table:formula="of:=[.D767]*100" office:value-type="float" office:value="-0.01401211" calcext:value-type="float">
            <text:p>-0.01401211</text:p>
          </table:table-cell>
          <table:table-cell table:formula="of:=[.E767]*100" office:value-type="float" office:value="-0.680552" calcext:value-type="float">
            <text:p>-0.680552</text:p>
          </table:table-cell>
        </table:table-row>
        <table:table-row table:style-name="ro1">
          <table:table-cell office:value-type="float" office:value="52.08" calcext:value-type="float">
            <text:p>52.08</text:p>
          </table:table-cell>
          <table:table-cell office:value-type="float" office:value="179.1529998779" calcext:value-type="float">
            <text:p>179.1529998779</text:p>
          </table:table-cell>
          <table:table-cell office:value-type="float" office:value="0.107741559" calcext:value-type="float">
            <text:p>0.10774155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530003" calcext:value-type="float">
            <text:p>-0.00530003</text:p>
          </table:table-cell>
          <table:table-cell office:value-type="float" office:value="0.0011354699" calcext:value-type="float">
            <text:p>0.0011354699</text:p>
          </table:table-cell>
          <table:table-cell office:value-type="float" office:value="1041" calcext:value-type="float">
            <text:p>1041</text:p>
          </table:table-cell>
          <table:table-cell table:formula="of:=[.D768]*100" office:value-type="float" office:value="-0.01401211" calcext:value-type="float">
            <text:p>-0.01401211</text:p>
          </table:table-cell>
          <table:table-cell table:formula="of:=[.E768]*100" office:value-type="float" office:value="-0.530003" calcext:value-type="float">
            <text:p>-0.530003</text:p>
          </table:table-cell>
        </table:table-row>
        <table:table-row table:style-name="ro1">
          <table:table-cell office:value-type="float" office:value="52.13" calcext:value-type="float">
            <text:p>52.13</text:p>
          </table:table-cell>
          <table:table-cell office:value-type="float" office:value="179.1278686523" calcext:value-type="float">
            <text:p>179.1278686523</text:p>
          </table:table-cell>
          <table:table-cell office:value-type="float" office:value="0.0767498449" calcext:value-type="float">
            <text:p>0.076749844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409021" calcext:value-type="float">
            <text:p>-0.00409021</text:p>
          </table:table-cell>
          <table:table-cell office:value-type="float" office:value="0.0008837003" calcext:value-type="float">
            <text:p>0.0008837003</text:p>
          </table:table-cell>
          <table:table-cell office:value-type="float" office:value="1042" calcext:value-type="float">
            <text:p>1042</text:p>
          </table:table-cell>
          <table:table-cell table:formula="of:=[.D769]*100" office:value-type="float" office:value="-0.01401211" calcext:value-type="float">
            <text:p>-0.01401211</text:p>
          </table:table-cell>
          <table:table-cell table:formula="of:=[.E769]*100" office:value-type="float" office:value="-0.409021" calcext:value-type="float">
            <text:p>-0.409021</text:p>
          </table:table-cell>
        </table:table-row>
        <table:table-row table:style-name="ro1">
          <table:table-cell office:value-type="float" office:value="52.18" calcext:value-type="float">
            <text:p>52.18</text:p>
          </table:table-cell>
          <table:table-cell office:value-type="float" office:value="179.0614318848" calcext:value-type="float">
            <text:p>179.0614318848</text:p>
          </table:table-cell>
          <table:table-cell office:value-type="float" office:value="0.0365839196" calcext:value-type="float">
            <text:p>0.036583919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301627" calcext:value-type="float">
            <text:p>-0.00301627</text:p>
          </table:table-cell>
          <table:table-cell office:value-type="float" office:value="0.0005586339" calcext:value-type="float">
            <text:p>0.0005586339</text:p>
          </table:table-cell>
          <table:table-cell office:value-type="float" office:value="1043" calcext:value-type="float">
            <text:p>1043</text:p>
          </table:table-cell>
          <table:table-cell table:formula="of:=[.D770]*100" office:value-type="float" office:value="-0.01401211" calcext:value-type="float">
            <text:p>-0.01401211</text:p>
          </table:table-cell>
          <table:table-cell table:formula="of:=[.E770]*100" office:value-type="float" office:value="-0.301627" calcext:value-type="float">
            <text:p>-0.301627</text:p>
          </table:table-cell>
        </table:table-row>
        <table:table-row table:style-name="ro1">
          <table:table-cell office:value-type="float" office:value="52.23" calcext:value-type="float">
            <text:p>52.23</text:p>
          </table:table-cell>
          <table:table-cell office:value-type="float" office:value="179.035736084" calcext:value-type="float">
            <text:p>179.035736084</text:p>
          </table:table-cell>
          <table:table-cell office:value-type="float" office:value="0.0911823904" calcext:value-type="float">
            <text:p>0.091182390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66453" calcext:value-type="float">
            <text:p>-0.00266453</text:p>
          </table:table-cell>
          <table:table-cell office:value-type="float" office:value="0.0001430897" calcext:value-type="float">
            <text:p>0.0001430897</text:p>
          </table:table-cell>
          <table:table-cell office:value-type="float" office:value="1044" calcext:value-type="float">
            <text:p>1044</text:p>
          </table:table-cell>
          <table:table-cell table:formula="of:=[.D771]*100" office:value-type="float" office:value="-0.01401211" calcext:value-type="float">
            <text:p>-0.01401211</text:p>
          </table:table-cell>
          <table:table-cell table:formula="of:=[.E771]*100" office:value-type="float" office:value="-0.266453" calcext:value-type="float">
            <text:p>-0.266453</text:p>
          </table:table-cell>
        </table:table-row>
        <table:table-row table:style-name="ro1">
          <table:table-cell office:value-type="float" office:value="52.28" calcext:value-type="float">
            <text:p>52.28</text:p>
          </table:table-cell>
          <table:table-cell office:value-type="float" office:value="179.0035552979" calcext:value-type="float">
            <text:p>179.0035552979</text:p>
          </table:table-cell>
          <table:table-cell office:value-type="float" office:value="0.1057165895" calcext:value-type="float">
            <text:p>0.105716589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52702" calcext:value-type="float">
            <text:p>-0.00252702</text:p>
          </table:table-cell>
          <table:table-cell office:value-type="float" office:value="-0.0001566625" calcext:value-type="float">
            <text:p>-0.0001566625</text:p>
          </table:table-cell>
          <table:table-cell office:value-type="float" office:value="1045" calcext:value-type="float">
            <text:p>1045</text:p>
          </table:table-cell>
          <table:table-cell table:formula="of:=[.D772]*100" office:value-type="float" office:value="-0.01401211" calcext:value-type="float">
            <text:p>-0.01401211</text:p>
          </table:table-cell>
          <table:table-cell table:formula="of:=[.E772]*100" office:value-type="float" office:value="-0.252702" calcext:value-type="float">
            <text:p>-0.252702</text:p>
          </table:table-cell>
        </table:table-row>
        <table:table-row table:style-name="ro1">
          <table:table-cell office:value-type="float" office:value="52.33" calcext:value-type="float">
            <text:p>52.33</text:p>
          </table:table-cell>
          <table:table-cell office:value-type="float" office:value="178.9951171875" calcext:value-type="float">
            <text:p>178.9951171875</text:p>
          </table:table-cell>
          <table:table-cell office:value-type="float" office:value="0.0479598982" calcext:value-type="float">
            <text:p>0.047959898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0504" calcext:value-type="float">
            <text:p>-0.0020504</text:p>
          </table:table-cell>
          <table:table-cell office:value-type="float" office:value="-0.0002950822" calcext:value-type="float">
            <text:p>-0.0002950822</text:p>
          </table:table-cell>
          <table:table-cell office:value-type="float" office:value="1046" calcext:value-type="float">
            <text:p>1046</text:p>
          </table:table-cell>
          <table:table-cell table:formula="of:=[.D773]*100" office:value-type="float" office:value="-0.01401211" calcext:value-type="float">
            <text:p>-0.01401211</text:p>
          </table:table-cell>
          <table:table-cell table:formula="of:=[.E773]*100" office:value-type="float" office:value="-0.20504" calcext:value-type="float">
            <text:p>-0.20504</text:p>
          </table:table-cell>
        </table:table-row>
        <table:table-row table:style-name="ro1">
          <table:table-cell office:value-type="float" office:value="52.38" calcext:value-type="float">
            <text:p>52.38</text:p>
          </table:table-cell>
          <table:table-cell office:value-type="float" office:value="178.9881744385" calcext:value-type="float">
            <text:p>178.9881744385</text:p>
          </table:table-cell>
          <table:table-cell office:value-type="float" office:value="0.0881450897" calcext:value-type="float">
            <text:p>0.088145089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00065" calcext:value-type="float">
            <text:p>-0.00200065</text:p>
          </table:table-cell>
          <table:table-cell office:value-type="float" office:value="-0.0003826738" calcext:value-type="float">
            <text:p>-0.0003826738</text:p>
          </table:table-cell>
          <table:table-cell office:value-type="float" office:value="1047" calcext:value-type="float">
            <text:p>1047</text:p>
          </table:table-cell>
          <table:table-cell table:formula="of:=[.D774]*100" office:value-type="float" office:value="-0.01401211" calcext:value-type="float">
            <text:p>-0.01401211</text:p>
          </table:table-cell>
          <table:table-cell table:formula="of:=[.E774]*100" office:value-type="float" office:value="-0.200065" calcext:value-type="float">
            <text:p>-0.200065</text:p>
          </table:table-cell>
        </table:table-row>
        <table:table-row table:style-name="ro1">
          <table:table-cell office:value-type="float" office:value="52.43" calcext:value-type="float">
            <text:p>52.43</text:p>
          </table:table-cell>
          <table:table-cell office:value-type="float" office:value="178.985534668" calcext:value-type="float">
            <text:p>178.985534668</text:p>
          </table:table-cell>
          <table:table-cell office:value-type="float" office:value="0.0876079916" calcext:value-type="float">
            <text:p>0.087607991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96391" calcext:value-type="float">
            <text:p>-0.00196391</text:p>
          </table:table-cell>
          <table:table-cell office:value-type="float" office:value="-0.0004681624" calcext:value-type="float">
            <text:p>-0.0004681624</text:p>
          </table:table-cell>
          <table:table-cell office:value-type="float" office:value="1048" calcext:value-type="float">
            <text:p>1048</text:p>
          </table:table-cell>
          <table:table-cell table:formula="of:=[.D775]*100" office:value-type="float" office:value="-0.01401211" calcext:value-type="float">
            <text:p>-0.01401211</text:p>
          </table:table-cell>
          <table:table-cell table:formula="of:=[.E775]*100" office:value-type="float" office:value="-0.196391" calcext:value-type="float">
            <text:p>-0.196391</text:p>
          </table:table-cell>
        </table:table-row>
        <table:table-row table:style-name="ro1">
          <table:table-cell office:value-type="float" office:value="52.48" calcext:value-type="float">
            <text:p>52.48</text:p>
          </table:table-cell>
          <table:table-cell office:value-type="float" office:value="178.9853973389" calcext:value-type="float">
            <text:p>178.9853973389</text:p>
          </table:table-cell>
          <table:table-cell office:value-type="float" office:value="0.0321792521" calcext:value-type="float">
            <text:p>0.032179252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56997" calcext:value-type="float">
            <text:p>-0.00156997</text:p>
          </table:table-cell>
          <table:table-cell office:value-type="float" office:value="-0.0003913322" calcext:value-type="float">
            <text:p>-0.0003913322</text:p>
          </table:table-cell>
          <table:table-cell office:value-type="float" office:value="1049" calcext:value-type="float">
            <text:p>1049</text:p>
          </table:table-cell>
          <table:table-cell table:formula="of:=[.D776]*100" office:value-type="float" office:value="-0.01401211" calcext:value-type="float">
            <text:p>-0.01401211</text:p>
          </table:table-cell>
          <table:table-cell table:formula="of:=[.E776]*100" office:value-type="float" office:value="-0.156997" calcext:value-type="float">
            <text:p>-0.156997</text:p>
          </table:table-cell>
        </table:table-row>
        <table:table-row table:style-name="ro1">
          <table:table-cell office:value-type="float" office:value="52.53" calcext:value-type="float">
            <text:p>52.53</text:p>
          </table:table-cell>
          <table:table-cell office:value-type="float" office:value="179.0065765381" calcext:value-type="float">
            <text:p>179.0065765381</text:p>
          </table:table-cell>
          <table:table-cell office:value-type="float" office:value="0.0627085357" calcext:value-type="float">
            <text:p>0.062708535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51094" calcext:value-type="float">
            <text:p>-0.00151094</text:p>
          </table:table-cell>
          <table:table-cell office:value-type="float" office:value="-0.0003527796" calcext:value-type="float">
            <text:p>-0.0003527796</text:p>
          </table:table-cell>
          <table:table-cell office:value-type="float" office:value="1050" calcext:value-type="float">
            <text:p>1050</text:p>
          </table:table-cell>
          <table:table-cell table:formula="of:=[.D777]*100" office:value-type="float" office:value="-0.01401211" calcext:value-type="float">
            <text:p>-0.01401211</text:p>
          </table:table-cell>
          <table:table-cell table:formula="of:=[.E777]*100" office:value-type="float" office:value="-0.151094" calcext:value-type="float">
            <text:p>-0.151094</text:p>
          </table:table-cell>
        </table:table-row>
        <table:table-row table:style-name="ro1">
          <table:table-cell office:value-type="float" office:value="52.58" calcext:value-type="float">
            <text:p>52.58</text:p>
          </table:table-cell>
          <table:table-cell office:value-type="float" office:value="179.0376739502" calcext:value-type="float">
            <text:p>179.0376739502</text:p>
          </table:table-cell>
          <table:table-cell office:value-type="float" office:value="-0.047989751" calcext:value-type="float">
            <text:p>-0.04798975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73374" calcext:value-type="float">
            <text:p>-0.00073374</text:p>
          </table:table-cell>
          <table:table-cell office:value-type="float" office:value="-0.0001123412" calcext:value-type="float">
            <text:p>-0.0001123412</text:p>
          </table:table-cell>
          <table:table-cell office:value-type="float" office:value="1051" calcext:value-type="float">
            <text:p>1051</text:p>
          </table:table-cell>
          <table:table-cell table:formula="of:=[.D778]*100" office:value-type="float" office:value="-0.01401211" calcext:value-type="float">
            <text:p>-0.01401211</text:p>
          </table:table-cell>
          <table:table-cell table:formula="of:=[.E778]*100" office:value-type="float" office:value="-0.073374" calcext:value-type="float">
            <text:p>-0.073374</text:p>
          </table:table-cell>
        </table:table-row>
        <table:table-row table:style-name="ro1">
          <table:table-cell office:value-type="float" office:value="52.63" calcext:value-type="float">
            <text:p>52.63</text:p>
          </table:table-cell>
          <table:table-cell office:value-type="float" office:value="179.0476074219" calcext:value-type="float">
            <text:p>179.0476074219</text:p>
          </table:table-cell>
          <table:table-cell office:value-type="float" office:value="-0.173933007" calcext:value-type="float">
            <text:p>-0.17393300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62366" calcext:value-type="float">
            <text:p>0.00062366</text:p>
          </table:table-cell>
          <table:table-cell office:value-type="float" office:value="0.0001381296" calcext:value-type="float">
            <text:p>0.0001381296</text:p>
          </table:table-cell>
          <table:table-cell office:value-type="float" office:value="1052" calcext:value-type="float">
            <text:p>1052</text:p>
          </table:table-cell>
          <table:table-cell table:formula="of:=[.D779]*100" office:value-type="float" office:value="-0.01401211" calcext:value-type="float">
            <text:p>-0.01401211</text:p>
          </table:table-cell>
          <table:table-cell table:formula="of:=[.E779]*100" office:value-type="float" office:value="0.062366" calcext:value-type="float">
            <text:p>0.062366</text:p>
          </table:table-cell>
        </table:table-row>
        <table:table-row table:style-name="ro1">
          <table:table-cell office:value-type="float" office:value="52.68" calcext:value-type="float">
            <text:p>52.68</text:p>
          </table:table-cell>
          <table:table-cell office:value-type="float" office:value="179.0526123047" calcext:value-type="float">
            <text:p>179.0526123047</text:p>
          </table:table-cell>
          <table:table-cell office:value-type="float" office:value="-0.3295471698" calcext:value-type="float">
            <text:p>-0.329547169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56547" calcext:value-type="float">
            <text:p>0.00256547</text:p>
          </table:table-cell>
          <table:table-cell office:value-type="float" office:value="0.0005011937" calcext:value-type="float">
            <text:p>0.0005011937</text:p>
          </table:table-cell>
          <table:table-cell office:value-type="float" office:value="1053" calcext:value-type="float">
            <text:p>1053</text:p>
          </table:table-cell>
          <table:table-cell table:formula="of:=[.D780]*100" office:value-type="float" office:value="-0.01401211" calcext:value-type="float">
            <text:p>-0.01401211</text:p>
          </table:table-cell>
          <table:table-cell table:formula="of:=[.E780]*100" office:value-type="float" office:value="0.256547" calcext:value-type="float">
            <text:p>0.256547</text:p>
          </table:table-cell>
        </table:table-row>
        <table:table-row table:style-name="ro1">
          <table:table-cell office:value-type="float" office:value="52.73" calcext:value-type="float">
            <text:p>52.73</text:p>
          </table:table-cell>
          <table:table-cell office:value-type="float" office:value="179.0599517822" calcext:value-type="float">
            <text:p>179.0599517822</text:p>
          </table:table-cell>
          <table:table-cell office:value-type="float" office:value="-0.4731888552" calcext:value-type="float">
            <text:p>-0.473188855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81692" calcext:value-type="float">
            <text:p>0.00481692</text:p>
          </table:table-cell>
          <table:table-cell office:value-type="float" office:value="0.000729582" calcext:value-type="float">
            <text:p>0.000729582</text:p>
          </table:table-cell>
          <table:table-cell office:value-type="float" office:value="1054" calcext:value-type="float">
            <text:p>1054</text:p>
          </table:table-cell>
          <table:table-cell table:formula="of:=[.D781]*100" office:value-type="float" office:value="-0.01401211" calcext:value-type="float">
            <text:p>-0.01401211</text:p>
          </table:table-cell>
          <table:table-cell table:formula="of:=[.E781]*100" office:value-type="float" office:value="0.481692" calcext:value-type="float">
            <text:p>0.481692</text:p>
          </table:table-cell>
        </table:table-row>
        <table:table-row table:style-name="ro1">
          <table:table-cell office:value-type="float" office:value="52.78" calcext:value-type="float">
            <text:p>52.78</text:p>
          </table:table-cell>
          <table:table-cell office:value-type="float" office:value="179.0752868652" calcext:value-type="float">
            <text:p>179.0752868652</text:p>
          </table:table-cell>
          <table:table-cell office:value-type="float" office:value="-0.6585532863" calcext:value-type="float">
            <text:p>-0.658553286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55282" calcext:value-type="float">
            <text:p>0.00755282</text:p>
          </table:table-cell>
          <table:table-cell office:value-type="float" office:value="0.0010737295" calcext:value-type="float">
            <text:p>0.0010737295</text:p>
          </table:table-cell>
          <table:table-cell office:value-type="float" office:value="1055" calcext:value-type="float">
            <text:p>1055</text:p>
          </table:table-cell>
          <table:table-cell table:formula="of:=[.D782]*100" office:value-type="float" office:value="-0.01401211" calcext:value-type="float">
            <text:p>-0.01401211</text:p>
          </table:table-cell>
          <table:table-cell table:formula="of:=[.E782]*100" office:value-type="float" office:value="0.755282" calcext:value-type="float">
            <text:p>0.755282</text:p>
          </table:table-cell>
        </table:table-row>
        <table:table-row table:style-name="ro1">
          <table:table-cell office:value-type="float" office:value="52.83" calcext:value-type="float">
            <text:p>52.83</text:p>
          </table:table-cell>
          <table:table-cell office:value-type="float" office:value="179.083694458" calcext:value-type="float">
            <text:p>179.083694458</text:p>
          </table:table-cell>
          <table:table-cell office:value-type="float" office:value="-0.8404197083" calcext:value-type="float">
            <text:p>-0.840419708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058823" calcext:value-type="float">
            <text:p>0.01058823</text:p>
          </table:table-cell>
          <table:table-cell office:value-type="float" office:value="0.0012046995" calcext:value-type="float">
            <text:p>0.0012046995</text:p>
          </table:table-cell>
          <table:table-cell office:value-type="float" office:value="1056" calcext:value-type="float">
            <text:p>1056</text:p>
          </table:table-cell>
          <table:table-cell table:formula="of:=[.D783]*100" office:value-type="float" office:value="-0.01401211" calcext:value-type="float">
            <text:p>-0.01401211</text:p>
          </table:table-cell>
          <table:table-cell table:formula="of:=[.E783]*100" office:value-type="float" office:value="1.058823" calcext:value-type="float">
            <text:p>1.058823</text:p>
          </table:table-cell>
        </table:table-row>
        <table:table-row table:style-name="ro1">
          <table:table-cell office:value-type="float" office:value="52.88" calcext:value-type="float">
            <text:p>52.88</text:p>
          </table:table-cell>
          <table:table-cell office:value-type="float" office:value="179.0899810791" calcext:value-type="float">
            <text:p>179.0899810791</text:p>
          </table:table-cell>
          <table:table-cell office:value-type="float" office:value="-1.036789022" calcext:value-type="float">
            <text:p>-1.03678902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391991" calcext:value-type="float">
            <text:p>0.01391991</text:p>
          </table:table-cell>
          <table:table-cell office:value-type="float" office:value="0.0015313194" calcext:value-type="float">
            <text:p>0.0015313194</text:p>
          </table:table-cell>
          <table:table-cell office:value-type="float" office:value="1057" calcext:value-type="float">
            <text:p>1057</text:p>
          </table:table-cell>
          <table:table-cell table:formula="of:=[.D784]*100" office:value-type="float" office:value="-0.01401211" calcext:value-type="float">
            <text:p>-0.01401211</text:p>
          </table:table-cell>
          <table:table-cell table:formula="of:=[.E784]*100" office:value-type="float" office:value="1.391991" calcext:value-type="float">
            <text:p>1.391991</text:p>
          </table:table-cell>
        </table:table-row>
        <table:table-row table:style-name="ro1">
          <table:table-cell office:value-type="float" office:value="52.93" calcext:value-type="float">
            <text:p>52.93</text:p>
          </table:table-cell>
          <table:table-cell office:value-type="float" office:value="179.0844726562" calcext:value-type="float">
            <text:p>179.0844726562</text:p>
          </table:table-cell>
          <table:table-cell office:value-type="float" office:value="-1.2057787864" calcext:value-type="float">
            <text:p>-1.205778786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726651" calcext:value-type="float">
            <text:p>0.01726651</text:p>
          </table:table-cell>
          <table:table-cell office:value-type="float" office:value="0.0014258952" calcext:value-type="float">
            <text:p>0.0014258952</text:p>
          </table:table-cell>
          <table:table-cell office:value-type="float" office:value="1058" calcext:value-type="float">
            <text:p>1058</text:p>
          </table:table-cell>
          <table:table-cell table:formula="of:=[.D785]*100" office:value-type="float" office:value="-0.01401211" calcext:value-type="float">
            <text:p>-0.01401211</text:p>
          </table:table-cell>
          <table:table-cell table:formula="of:=[.E785]*100" office:value-type="float" office:value="1.726651" calcext:value-type="float">
            <text:p>1.726651</text:p>
          </table:table-cell>
        </table:table-row>
        <table:table-row table:style-name="ro1">
          <table:table-cell office:value-type="float" office:value="52.98" calcext:value-type="float">
            <text:p>52.98</text:p>
          </table:table-cell>
          <table:table-cell office:value-type="float" office:value="179.0695495605" calcext:value-type="float">
            <text:p>179.0695495605</text:p>
          </table:table-cell>
          <table:table-cell office:value-type="float" office:value="-1.3344251444" calcext:value-type="float">
            <text:p>-1.334425144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035415" calcext:value-type="float">
            <text:p>0.02035415</text:p>
          </table:table-cell>
          <table:table-cell office:value-type="float" office:value="0.0014946753" calcext:value-type="float">
            <text:p>0.0014946753</text:p>
          </table:table-cell>
          <table:table-cell office:value-type="float" office:value="1059" calcext:value-type="float">
            <text:p>1059</text:p>
          </table:table-cell>
          <table:table-cell table:formula="of:=[.D786]*100" office:value-type="float" office:value="-0.01401211" calcext:value-type="float">
            <text:p>-0.01401211</text:p>
          </table:table-cell>
          <table:table-cell table:formula="of:=[.E786]*100" office:value-type="float" office:value="2.035415" calcext:value-type="float">
            <text:p>2.035415</text:p>
          </table:table-cell>
        </table:table-row>
        <table:table-row table:style-name="ro1">
          <table:table-cell office:value-type="float" office:value="53.03" calcext:value-type="float">
            <text:p>53.03</text:p>
          </table:table-cell>
          <table:table-cell office:value-type="float" office:value="179.0532836914" calcext:value-type="float">
            <text:p>179.0532836914</text:p>
          </table:table-cell>
          <table:table-cell office:value-type="float" office:value="-1.4948773677" calcext:value-type="float">
            <text:p>-1.494877367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348123" calcext:value-type="float">
            <text:p>0.02348123</text:p>
          </table:table-cell>
          <table:table-cell office:value-type="float" office:value="0.0013837374" calcext:value-type="float">
            <text:p>0.0013837374</text:p>
          </table:table-cell>
          <table:table-cell office:value-type="float" office:value="1060" calcext:value-type="float">
            <text:p>1060</text:p>
          </table:table-cell>
          <table:table-cell table:formula="of:=[.D787]*100" office:value-type="float" office:value="-0.01401211" calcext:value-type="float">
            <text:p>-0.01401211</text:p>
          </table:table-cell>
          <table:table-cell table:formula="of:=[.E787]*100" office:value-type="float" office:value="2.348123" calcext:value-type="float">
            <text:p>2.348123</text:p>
          </table:table-cell>
        </table:table-row>
        <table:table-row table:style-name="ro1">
          <table:table-cell office:value-type="float" office:value="53.08" calcext:value-type="float">
            <text:p>53.08</text:p>
          </table:table-cell>
          <table:table-cell office:value-type="float" office:value="179.0480804443" calcext:value-type="float">
            <text:p>179.0480804443</text:p>
          </table:table-cell>
          <table:table-cell office:value-type="float" office:value="-1.5624559765" calcext:value-type="float">
            <text:p>-1.562455976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601552" calcext:value-type="float">
            <text:p>0.02601552</text:p>
          </table:table-cell>
          <table:table-cell office:value-type="float" office:value="0.0010829544" calcext:value-type="float">
            <text:p>0.0010829544</text:p>
          </table:table-cell>
          <table:table-cell office:value-type="float" office:value="1061" calcext:value-type="float">
            <text:p>1061</text:p>
          </table:table-cell>
          <table:table-cell table:formula="of:=[.D788]*100" office:value-type="float" office:value="-0.01401211" calcext:value-type="float">
            <text:p>-0.01401211</text:p>
          </table:table-cell>
          <table:table-cell table:formula="of:=[.E788]*100" office:value-type="float" office:value="2.601552" calcext:value-type="float">
            <text:p>2.601552</text:p>
          </table:table-cell>
        </table:table-row>
        <table:table-row table:style-name="ro1">
          <table:table-cell office:value-type="float" office:value="53.13" calcext:value-type="float">
            <text:p>53.13</text:p>
          </table:table-cell>
          <table:table-cell office:value-type="float" office:value="179.0469970703" calcext:value-type="float">
            <text:p>179.0469970703</text:p>
          </table:table-cell>
          <table:table-cell office:value-type="float" office:value="-1.6690727291" calcext:value-type="float">
            <text:p>-1.669072729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841501" calcext:value-type="float">
            <text:p>0.02841501</text:p>
          </table:table-cell>
          <table:table-cell office:value-type="float" office:value="0.0010371879" calcext:value-type="float">
            <text:p>0.0010371879</text:p>
          </table:table-cell>
          <table:table-cell office:value-type="float" office:value="1062" calcext:value-type="float">
            <text:p>1062</text:p>
          </table:table-cell>
          <table:table-cell table:formula="of:=[.D789]*100" office:value-type="float" office:value="-0.01401211" calcext:value-type="float">
            <text:p>-0.01401211</text:p>
          </table:table-cell>
          <table:table-cell table:formula="of:=[.E789]*100" office:value-type="float" office:value="2.841501" calcext:value-type="float">
            <text:p>2.841501</text:p>
          </table:table-cell>
        </table:table-row>
        <table:table-row table:style-name="ro1">
          <table:table-cell office:value-type="float" office:value="53.19" calcext:value-type="float">
            <text:p>53.19</text:p>
          </table:table-cell>
          <table:table-cell office:value-type="float" office:value="179.0374145508" calcext:value-type="float">
            <text:p>179.0374145508</text:p>
          </table:table-cell>
          <table:table-cell office:value-type="float" office:value="-1.7656578038" calcext:value-type="float">
            <text:p>-1.765657803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3065779" calcext:value-type="float">
            <text:p>0.03065779</text:p>
          </table:table-cell>
          <table:table-cell office:value-type="float" office:value="0.0008065028" calcext:value-type="float">
            <text:p>0.0008065028</text:p>
          </table:table-cell>
          <table:table-cell office:value-type="float" office:value="1063" calcext:value-type="float">
            <text:p>1063</text:p>
          </table:table-cell>
          <table:table-cell table:formula="of:=[.D790]*100" office:value-type="float" office:value="-0.01401211" calcext:value-type="float">
            <text:p>-0.01401211</text:p>
          </table:table-cell>
          <table:table-cell table:formula="of:=[.E790]*100" office:value-type="float" office:value="3.065779" calcext:value-type="float">
            <text:p>3.065779</text:p>
          </table:table-cell>
        </table:table-row>
        <table:table-row table:style-name="ro1">
          <table:table-cell office:value-type="float" office:value="53.23" calcext:value-type="float">
            <text:p>53.23</text:p>
          </table:table-cell>
          <table:table-cell office:value-type="float" office:value="179.0390167236" calcext:value-type="float">
            <text:p>179.0390167236</text:p>
          </table:table-cell>
          <table:table-cell office:value-type="float" office:value="-1.8060998384" calcext:value-type="float">
            <text:p>-1.806099838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3242193" calcext:value-type="float">
            <text:p>0.03242193</text:p>
          </table:table-cell>
          <table:table-cell office:value-type="float" office:value="0.0005612591" calcext:value-type="float">
            <text:p>0.0005612591</text:p>
          </table:table-cell>
          <table:table-cell office:value-type="float" office:value="1064" calcext:value-type="float">
            <text:p>1064</text:p>
          </table:table-cell>
          <table:table-cell table:formula="of:=[.D791]*100" office:value-type="float" office:value="-0.01401211" calcext:value-type="float">
            <text:p>-0.01401211</text:p>
          </table:table-cell>
          <table:table-cell table:formula="of:=[.E791]*100" office:value-type="float" office:value="3.242193" calcext:value-type="float">
            <text:p>3.242193</text:p>
          </table:table-cell>
        </table:table-row>
        <table:table-row table:style-name="ro1">
          <table:table-cell office:value-type="float" office:value="53.28" calcext:value-type="float">
            <text:p>53.28</text:p>
          </table:table-cell>
          <table:table-cell office:value-type="float" office:value="179.0426940918" calcext:value-type="float">
            <text:p>179.0426940918</text:p>
          </table:table-cell>
          <table:table-cell office:value-type="float" office:value="-1.9019564985" calcext:value-type="float">
            <text:p>-1.901956498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3423646" calcext:value-type="float">
            <text:p>0.03423646</text:p>
          </table:table-cell>
          <table:table-cell office:value-type="float" office:value="0.0005156495" calcext:value-type="float">
            <text:p>0.0005156495</text:p>
          </table:table-cell>
          <table:table-cell office:value-type="float" office:value="1065" calcext:value-type="float">
            <text:p>1065</text:p>
          </table:table-cell>
          <table:table-cell table:formula="of:=[.D792]*100" office:value-type="float" office:value="-0.01401211" calcext:value-type="float">
            <text:p>-0.01401211</text:p>
          </table:table-cell>
          <table:table-cell table:formula="of:=[.E792]*100" office:value-type="float" office:value="3.423646" calcext:value-type="float">
            <text:p>3.423646</text:p>
          </table:table-cell>
        </table:table-row>
        <table:table-row table:style-name="ro1">
          <table:table-cell office:value-type="float" office:value="53.34" calcext:value-type="float">
            <text:p>53.34</text:p>
          </table:table-cell>
          <table:table-cell office:value-type="float" office:value="179.0145263672" calcext:value-type="float">
            <text:p>179.0145263672</text:p>
          </table:table-cell>
          <table:table-cell office:value-type="float" office:value="-1.9352894234" calcext:value-type="float">
            <text:p>-1.935289423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3566783" calcext:value-type="float">
            <text:p>0.03566783</text:p>
          </table:table-cell>
          <table:table-cell office:value-type="float" office:value="0.0003090974" calcext:value-type="float">
            <text:p>0.0003090974</text:p>
          </table:table-cell>
          <table:table-cell office:value-type="float" office:value="1066" calcext:value-type="float">
            <text:p>1066</text:p>
          </table:table-cell>
          <table:table-cell table:formula="of:=[.D793]*100" office:value-type="float" office:value="-0.01401211" calcext:value-type="float">
            <text:p>-0.01401211</text:p>
          </table:table-cell>
          <table:table-cell table:formula="of:=[.E793]*100" office:value-type="float" office:value="3.566783" calcext:value-type="float">
            <text:p>3.566783</text:p>
          </table:table-cell>
        </table:table-row>
        <table:table-row table:style-name="ro1">
          <table:table-cell office:value-type="float" office:value="53.38" calcext:value-type="float">
            <text:p>53.38</text:p>
          </table:table-cell>
          <table:table-cell office:value-type="float" office:value="179.008895874" calcext:value-type="float">
            <text:p>179.008895874</text:p>
          </table:table-cell>
          <table:table-cell office:value-type="float" office:value="-1.9648622893" calcext:value-type="float">
            <text:p>-1.964862289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368188" calcext:value-type="float">
            <text:p>0.0368188</text:p>
          </table:table-cell>
          <table:table-cell office:value-type="float" office:value="0.0003740797" calcext:value-type="float">
            <text:p>0.0003740797</text:p>
          </table:table-cell>
          <table:table-cell office:value-type="float" office:value="1067" calcext:value-type="float">
            <text:p>1067</text:p>
          </table:table-cell>
          <table:table-cell table:formula="of:=[.D794]*100" office:value-type="float" office:value="-0.01401211" calcext:value-type="float">
            <text:p>-0.01401211</text:p>
          </table:table-cell>
          <table:table-cell table:formula="of:=[.E794]*100" office:value-type="float" office:value="3.68188" calcext:value-type="float">
            <text:p>3.68188</text:p>
          </table:table-cell>
        </table:table-row>
        <table:table-row table:style-name="ro1">
          <table:table-cell office:value-type="float" office:value="53.43" calcext:value-type="float">
            <text:p>53.43</text:p>
          </table:table-cell>
          <table:table-cell office:value-type="float" office:value="179.0135192871" calcext:value-type="float">
            <text:p>179.0135192871</text:p>
          </table:table-cell>
          <table:table-cell office:value-type="float" office:value="-2.0234045371" calcext:value-type="float">
            <text:p>-2.023404537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3797601" calcext:value-type="float">
            <text:p>0.03797601</text:p>
          </table:table-cell>
          <table:table-cell office:value-type="float" office:value="0.0002391268" calcext:value-type="float">
            <text:p>0.0002391268</text:p>
          </table:table-cell>
          <table:table-cell office:value-type="float" office:value="1068" calcext:value-type="float">
            <text:p>1068</text:p>
          </table:table-cell>
          <table:table-cell table:formula="of:=[.D795]*100" office:value-type="float" office:value="-0.01401211" calcext:value-type="float">
            <text:p>-0.01401211</text:p>
          </table:table-cell>
          <table:table-cell table:formula="of:=[.E795]*100" office:value-type="float" office:value="3.797601" calcext:value-type="float">
            <text:p>3.797601</text:p>
          </table:table-cell>
        </table:table-row>
        <table:table-row table:style-name="ro1">
          <table:table-cell office:value-type="float" office:value="53.48" calcext:value-type="float">
            <text:p>53.48</text:p>
          </table:table-cell>
          <table:table-cell office:value-type="float" office:value="179.0224304199" calcext:value-type="float">
            <text:p>179.0224304199</text:p>
          </table:table-cell>
          <table:table-cell office:value-type="float" office:value="-2.1109212078" calcext:value-type="float">
            <text:p>-2.110921207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3933051" calcext:value-type="float">
            <text:p>0.03933051</text:p>
          </table:table-cell>
          <table:table-cell office:value-type="float" office:value="0.0005495999" calcext:value-type="float">
            <text:p>0.0005495999</text:p>
          </table:table-cell>
          <table:table-cell office:value-type="float" office:value="1069" calcext:value-type="float">
            <text:p>1069</text:p>
          </table:table-cell>
          <table:table-cell table:formula="of:=[.D796]*100" office:value-type="float" office:value="-0.01401211" calcext:value-type="float">
            <text:p>-0.01401211</text:p>
          </table:table-cell>
          <table:table-cell table:formula="of:=[.E796]*100" office:value-type="float" office:value="3.933051" calcext:value-type="float">
            <text:p>3.933051</text:p>
          </table:table-cell>
        </table:table-row>
        <table:table-row table:style-name="ro1">
          <table:table-cell office:value-type="float" office:value="53.53" calcext:value-type="float">
            <text:p>53.53</text:p>
          </table:table-cell>
          <table:table-cell office:value-type="float" office:value="179.0405883789" calcext:value-type="float">
            <text:p>179.0405883789</text:p>
          </table:table-cell>
          <table:table-cell office:value-type="float" office:value="-2.1554142925" calcext:value-type="float">
            <text:p>-2.155414292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4052971" calcext:value-type="float">
            <text:p>0.04052971</text:p>
          </table:table-cell>
          <table:table-cell office:value-type="float" office:value="0.0005751378" calcext:value-type="float">
            <text:p>0.0005751378</text:p>
          </table:table-cell>
          <table:table-cell office:value-type="float" office:value="1070" calcext:value-type="float">
            <text:p>1070</text:p>
          </table:table-cell>
          <table:table-cell table:formula="of:=[.D797]*100" office:value-type="float" office:value="-0.01401211" calcext:value-type="float">
            <text:p>-0.01401211</text:p>
          </table:table-cell>
          <table:table-cell table:formula="of:=[.E797]*100" office:value-type="float" office:value="4.052971" calcext:value-type="float">
            <text:p>4.052971</text:p>
          </table:table-cell>
        </table:table-row>
        <table:table-row table:style-name="ro1">
          <table:table-cell office:value-type="float" office:value="53.58" calcext:value-type="float">
            <text:p>53.58</text:p>
          </table:table-cell>
          <table:table-cell office:value-type="float" office:value="179.0483856201" calcext:value-type="float">
            <text:p>179.0483856201</text:p>
          </table:table-cell>
          <table:table-cell office:value-type="float" office:value="-2.0622794425" calcext:value-type="float">
            <text:p>-2.062279442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4070804" calcext:value-type="float">
            <text:p>0.04070804</text:p>
          </table:table-cell>
          <table:table-cell office:value-type="float" office:value="0.0004339852" calcext:value-type="float">
            <text:p>0.0004339852</text:p>
          </table:table-cell>
          <table:table-cell office:value-type="float" office:value="1071" calcext:value-type="float">
            <text:p>1071</text:p>
          </table:table-cell>
          <table:table-cell table:formula="of:=[.D798]*100" office:value-type="float" office:value="-0.01401211" calcext:value-type="float">
            <text:p>-0.01401211</text:p>
          </table:table-cell>
          <table:table-cell table:formula="of:=[.E798]*100" office:value-type="float" office:value="4.070804" calcext:value-type="float">
            <text:p>4.070804</text:p>
          </table:table-cell>
        </table:table-row>
        <table:table-row table:style-name="ro1">
          <table:table-cell office:value-type="float" office:value="53.64" calcext:value-type="float">
            <text:p>53.64</text:p>
          </table:table-cell>
          <table:table-cell office:value-type="float" office:value="179.0769195557" calcext:value-type="float">
            <text:p>179.0769195557</text:p>
          </table:table-cell>
          <table:table-cell office:value-type="float" office:value="-2.0727321785" calcext:value-type="float">
            <text:p>-2.072732178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4089655" calcext:value-type="float">
            <text:p>0.04089655</text:p>
          </table:table-cell>
          <table:table-cell office:value-type="float" office:value="0.0005542164" calcext:value-type="float">
            <text:p>0.0005542164</text:p>
          </table:table-cell>
          <table:table-cell office:value-type="float" office:value="1072" calcext:value-type="float">
            <text:p>1072</text:p>
          </table:table-cell>
          <table:table-cell table:formula="of:=[.D799]*100" office:value-type="float" office:value="-0.01401211" calcext:value-type="float">
            <text:p>-0.01401211</text:p>
          </table:table-cell>
          <table:table-cell table:formula="of:=[.E799]*100" office:value-type="float" office:value="4.089655" calcext:value-type="float">
            <text:p>4.089655</text:p>
          </table:table-cell>
        </table:table-row>
        <table:table-row table:style-name="ro1">
          <table:table-cell office:value-type="float" office:value="53.69" calcext:value-type="float">
            <text:p>53.69</text:p>
          </table:table-cell>
          <table:table-cell office:value-type="float" office:value="179.0992736816" calcext:value-type="float">
            <text:p>179.0992736816</text:p>
          </table:table-cell>
          <table:table-cell office:value-type="float" office:value="-1.9335241369" calcext:value-type="float">
            <text:p>-1.933524136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4009428" calcext:value-type="float">
            <text:p>0.04009428</text:p>
          </table:table-cell>
          <table:table-cell office:value-type="float" office:value="0.0005138971" calcext:value-type="float">
            <text:p>0.0005138971</text:p>
          </table:table-cell>
          <table:table-cell office:value-type="float" office:value="1073" calcext:value-type="float">
            <text:p>1073</text:p>
          </table:table-cell>
          <table:table-cell table:formula="of:=[.D800]*100" office:value-type="float" office:value="-0.01401211" calcext:value-type="float">
            <text:p>-0.01401211</text:p>
          </table:table-cell>
          <table:table-cell table:formula="of:=[.E800]*100" office:value-type="float" office:value="4.009428" calcext:value-type="float">
            <text:p>4.009428</text:p>
          </table:table-cell>
        </table:table-row>
        <table:table-row table:style-name="ro1">
          <table:table-cell office:value-type="float" office:value="53.74" calcext:value-type="float">
            <text:p>53.74</text:p>
          </table:table-cell>
          <table:table-cell office:value-type="float" office:value="179.1163482666" calcext:value-type="float">
            <text:p>179.1163482666</text:p>
          </table:table-cell>
          <table:table-cell office:value-type="float" office:value="-1.8610678665" calcext:value-type="float">
            <text:p>-1.861067866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3907669" calcext:value-type="float">
            <text:p>0.03907669</text:p>
          </table:table-cell>
          <table:table-cell office:value-type="float" office:value="0.000580485" calcext:value-type="float">
            <text:p>0.000580485</text:p>
          </table:table-cell>
          <table:table-cell office:value-type="float" office:value="1074" calcext:value-type="float">
            <text:p>1074</text:p>
          </table:table-cell>
          <table:table-cell table:formula="of:=[.D801]*100" office:value-type="float" office:value="-0.01401211" calcext:value-type="float">
            <text:p>-0.01401211</text:p>
          </table:table-cell>
          <table:table-cell table:formula="of:=[.E801]*100" office:value-type="float" office:value="3.907669" calcext:value-type="float">
            <text:p>3.907669</text:p>
          </table:table-cell>
        </table:table-row>
        <table:table-row table:style-name="ro1">
          <table:table-cell office:value-type="float" office:value="53.79" calcext:value-type="float">
            <text:p>53.79</text:p>
          </table:table-cell>
          <table:table-cell office:value-type="float" office:value="179.1349029541" calcext:value-type="float">
            <text:p>179.1349029541</text:p>
          </table:table-cell>
          <table:table-cell office:value-type="float" office:value="-1.7216699237" calcext:value-type="float">
            <text:p>-1.721669923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3746941" calcext:value-type="float">
            <text:p>0.03746941</text:p>
          </table:table-cell>
          <table:table-cell office:value-type="float" office:value="0.0006341782" calcext:value-type="float">
            <text:p>0.0006341782</text:p>
          </table:table-cell>
          <table:table-cell office:value-type="float" office:value="1075" calcext:value-type="float">
            <text:p>1075</text:p>
          </table:table-cell>
          <table:table-cell table:formula="of:=[.D802]*100" office:value-type="float" office:value="-0.01401211" calcext:value-type="float">
            <text:p>-0.01401211</text:p>
          </table:table-cell>
          <table:table-cell table:formula="of:=[.E802]*100" office:value-type="float" office:value="3.746941" calcext:value-type="float">
            <text:p>3.746941</text:p>
          </table:table-cell>
        </table:table-row>
        <table:table-row table:style-name="ro1">
          <table:table-cell office:value-type="float" office:value="53.84" calcext:value-type="float">
            <text:p>53.84</text:p>
          </table:table-cell>
          <table:table-cell office:value-type="float" office:value="179.1549987793" calcext:value-type="float">
            <text:p>179.1549987793</text:p>
          </table:table-cell>
          <table:table-cell office:value-type="float" office:value="-1.5853811784" calcext:value-type="float">
            <text:p>-1.585381178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354899" calcext:value-type="float">
            <text:p>0.0354899</text:p>
          </table:table-cell>
          <table:table-cell office:value-type="float" office:value="0.0005958709" calcext:value-type="float">
            <text:p>0.0005958709</text:p>
          </table:table-cell>
          <table:table-cell office:value-type="float" office:value="1076" calcext:value-type="float">
            <text:p>1076</text:p>
          </table:table-cell>
          <table:table-cell table:formula="of:=[.D803]*100" office:value-type="float" office:value="-0.01401211" calcext:value-type="float">
            <text:p>-0.01401211</text:p>
          </table:table-cell>
          <table:table-cell table:formula="of:=[.E803]*100" office:value-type="float" office:value="3.54899" calcext:value-type="float">
            <text:p>3.54899</text:p>
          </table:table-cell>
        </table:table-row>
        <table:table-row table:style-name="ro1">
          <table:table-cell office:value-type="float" office:value="53.89" calcext:value-type="float">
            <text:p>53.89</text:p>
          </table:table-cell>
          <table:table-cell office:value-type="float" office:value="179.15234375" calcext:value-type="float">
            <text:p>179.15234375</text:p>
          </table:table-cell>
          <table:table-cell office:value-type="float" office:value="-1.5017749122" calcext:value-type="float">
            <text:p>-1.501774912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336135" calcext:value-type="float">
            <text:p>0.0336135</text:p>
          </table:table-cell>
          <table:table-cell office:value-type="float" office:value="0.0004058168" calcext:value-type="float">
            <text:p>0.0004058168</text:p>
          </table:table-cell>
          <table:table-cell office:value-type="float" office:value="1077" calcext:value-type="float">
            <text:p>1077</text:p>
          </table:table-cell>
          <table:table-cell table:formula="of:=[.D804]*100" office:value-type="float" office:value="-0.01401211" calcext:value-type="float">
            <text:p>-0.01401211</text:p>
          </table:table-cell>
          <table:table-cell table:formula="of:=[.E804]*100" office:value-type="float" office:value="3.36135" calcext:value-type="float">
            <text:p>3.36135</text:p>
          </table:table-cell>
        </table:table-row>
        <table:table-row table:style-name="ro1">
          <table:table-cell office:value-type="float" office:value="53.94" calcext:value-type="float">
            <text:p>53.94</text:p>
          </table:table-cell>
          <table:table-cell office:value-type="float" office:value="179.1601867676" calcext:value-type="float">
            <text:p>179.1601867676</text:p>
          </table:table-cell>
          <table:table-cell office:value-type="float" office:value="-1.3290361716" calcext:value-type="float">
            <text:p>-1.329036171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3121168" calcext:value-type="float">
            <text:p>0.03121168</text:p>
          </table:table-cell>
          <table:table-cell office:value-type="float" office:value="0.0003053588" calcext:value-type="float">
            <text:p>0.0003053588</text:p>
          </table:table-cell>
          <table:table-cell office:value-type="float" office:value="1078" calcext:value-type="float">
            <text:p>1078</text:p>
          </table:table-cell>
          <table:table-cell table:formula="of:=[.D805]*100" office:value-type="float" office:value="-0.01401211" calcext:value-type="float">
            <text:p>-0.01401211</text:p>
          </table:table-cell>
          <table:table-cell table:formula="of:=[.E805]*100" office:value-type="float" office:value="3.121168" calcext:value-type="float">
            <text:p>3.121168</text:p>
          </table:table-cell>
        </table:table-row>
        <table:table-row table:style-name="ro1">
          <table:table-cell office:value-type="float" office:value="53.99" calcext:value-type="float">
            <text:p>53.99</text:p>
          </table:table-cell>
          <table:table-cell office:value-type="float" office:value="179.14402771" calcext:value-type="float">
            <text:p>179.14402771</text:p>
          </table:table-cell>
          <table:table-cell office:value-type="float" office:value="-1.2586626661" calcext:value-type="float">
            <text:p>-1.258662666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914206" calcext:value-type="float">
            <text:p>0.02914206</text:p>
          </table:table-cell>
          <table:table-cell office:value-type="float" office:value="0.0001935989" calcext:value-type="float">
            <text:p>0.0001935989</text:p>
          </table:table-cell>
          <table:table-cell office:value-type="float" office:value="1079" calcext:value-type="float">
            <text:p>1079</text:p>
          </table:table-cell>
          <table:table-cell table:formula="of:=[.D806]*100" office:value-type="float" office:value="-0.01401211" calcext:value-type="float">
            <text:p>-0.01401211</text:p>
          </table:table-cell>
          <table:table-cell table:formula="of:=[.E806]*100" office:value-type="float" office:value="2.914206" calcext:value-type="float">
            <text:p>2.914206</text:p>
          </table:table-cell>
        </table:table-row>
        <table:table-row table:style-name="ro1">
          <table:table-cell office:value-type="float" office:value="54.04" calcext:value-type="float">
            <text:p>54.04</text:p>
          </table:table-cell>
          <table:table-cell office:value-type="float" office:value="179.1276855469" calcext:value-type="float">
            <text:p>179.1276855469</text:p>
          </table:table-cell>
          <table:table-cell office:value-type="float" office:value="-1.1713048357" calcext:value-type="float">
            <text:p>-1.171304835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71806" calcext:value-type="float">
            <text:p>0.0271806</text:p>
          </table:table-cell>
          <table:table-cell office:value-type="float" office:value="0.0001320881" calcext:value-type="float">
            <text:p>0.0001320881</text:p>
          </table:table-cell>
          <table:table-cell office:value-type="float" office:value="1080" calcext:value-type="float">
            <text:p>1080</text:p>
          </table:table-cell>
          <table:table-cell table:formula="of:=[.D807]*100" office:value-type="float" office:value="-0.01401211" calcext:value-type="float">
            <text:p>-0.01401211</text:p>
          </table:table-cell>
          <table:table-cell table:formula="of:=[.E807]*100" office:value-type="float" office:value="2.71806" calcext:value-type="float">
            <text:p>2.71806</text:p>
          </table:table-cell>
        </table:table-row>
        <table:table-row table:style-name="ro1">
          <table:table-cell office:value-type="float" office:value="54.09" calcext:value-type="float">
            <text:p>54.09</text:p>
          </table:table-cell>
          <table:table-cell office:value-type="float" office:value="179.1070251465" calcext:value-type="float">
            <text:p>179.1070251465</text:p>
          </table:table-cell>
          <table:table-cell office:value-type="float" office:value="-1.0600504231" calcext:value-type="float">
            <text:p>-1.060050423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513193" calcext:value-type="float">
            <text:p>0.02513193</text:p>
          </table:table-cell>
          <table:table-cell office:value-type="float" office:value="-0.0001104903" calcext:value-type="float">
            <text:p>-0.0001104903</text:p>
          </table:table-cell>
          <table:table-cell office:value-type="float" office:value="1081" calcext:value-type="float">
            <text:p>1081</text:p>
          </table:table-cell>
          <table:table-cell table:formula="of:=[.D808]*100" office:value-type="float" office:value="-0.01401211" calcext:value-type="float">
            <text:p>-0.01401211</text:p>
          </table:table-cell>
          <table:table-cell table:formula="of:=[.E808]*100" office:value-type="float" office:value="2.513193" calcext:value-type="float">
            <text:p>2.513193</text:p>
          </table:table-cell>
        </table:table-row>
        <table:table-row table:style-name="ro1">
          <table:table-cell office:value-type="float" office:value="54.14" calcext:value-type="float">
            <text:p>54.14</text:p>
          </table:table-cell>
          <table:table-cell office:value-type="float" office:value="179.0676116943" calcext:value-type="float">
            <text:p>179.0676116943</text:p>
          </table:table-cell>
          <table:table-cell office:value-type="float" office:value="-1.0348747335" calcext:value-type="float">
            <text:p>-1.034874733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359891" calcext:value-type="float">
            <text:p>0.02359891</text:p>
          </table:table-cell>
          <table:table-cell office:value-type="float" office:value="0.0000006312" calcext:value-type="float">
            <text:p>6.312E-07</text:p>
          </table:table-cell>
          <table:table-cell office:value-type="float" office:value="1082" calcext:value-type="float">
            <text:p>1082</text:p>
          </table:table-cell>
          <table:table-cell table:formula="of:=[.D809]*100" office:value-type="float" office:value="-0.01401211" calcext:value-type="float">
            <text:p>-0.01401211</text:p>
          </table:table-cell>
          <table:table-cell table:formula="of:=[.E809]*100" office:value-type="float" office:value="2.359891" calcext:value-type="float">
            <text:p>2.359891</text:p>
          </table:table-cell>
        </table:table-row>
        <table:table-row table:style-name="ro1">
          <table:table-cell office:value-type="float" office:value="54.19" calcext:value-type="float">
            <text:p>54.19</text:p>
          </table:table-cell>
          <table:table-cell office:value-type="float" office:value="179.0586395264" calcext:value-type="float">
            <text:p>179.0586395264</text:p>
          </table:table-cell>
          <table:table-cell office:value-type="float" office:value="-1.0134047322" calcext:value-type="float">
            <text:p>-1.013404732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243421" calcext:value-type="float">
            <text:p>0.02243421</text:p>
          </table:table-cell>
          <table:table-cell office:value-type="float" office:value="-0.0000716849" calcext:value-type="float">
            <text:p>-7.16849E-05</text:p>
          </table:table-cell>
          <table:table-cell office:value-type="float" office:value="1083" calcext:value-type="float">
            <text:p>1083</text:p>
          </table:table-cell>
          <table:table-cell table:formula="of:=[.D810]*100" office:value-type="float" office:value="-0.01401211" calcext:value-type="float">
            <text:p>-0.01401211</text:p>
          </table:table-cell>
          <table:table-cell table:formula="of:=[.E810]*100" office:value-type="float" office:value="2.243421" calcext:value-type="float">
            <text:p>2.243421</text:p>
          </table:table-cell>
        </table:table-row>
        <table:table-row table:style-name="ro1">
          <table:table-cell office:value-type="float" office:value="54.24" calcext:value-type="float">
            <text:p>54.24</text:p>
          </table:table-cell>
          <table:table-cell office:value-type="float" office:value="179.0559082031" calcext:value-type="float">
            <text:p>179.0559082031</text:p>
          </table:table-cell>
          <table:table-cell office:value-type="float" office:value="-1.0383164779" calcext:value-type="float">
            <text:p>-1.038316477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182412" calcext:value-type="float">
            <text:p>0.02182412</text:p>
          </table:table-cell>
          <table:table-cell office:value-type="float" office:value="-0.0000745298" calcext:value-type="float">
            <text:p>-7.45298E-05</text:p>
          </table:table-cell>
          <table:table-cell office:value-type="float" office:value="1084" calcext:value-type="float">
            <text:p>1084</text:p>
          </table:table-cell>
          <table:table-cell table:formula="of:=[.D811]*100" office:value-type="float" office:value="-0.01401211" calcext:value-type="float">
            <text:p>-0.01401211</text:p>
          </table:table-cell>
          <table:table-cell table:formula="of:=[.E811]*100" office:value-type="float" office:value="2.182412" calcext:value-type="float">
            <text:p>2.182412</text:p>
          </table:table-cell>
        </table:table-row>
        <table:table-row table:style-name="ro1">
          <table:table-cell office:value-type="float" office:value="54.29" calcext:value-type="float">
            <text:p>54.29</text:p>
          </table:table-cell>
          <table:table-cell office:value-type="float" office:value="179.0467376709" calcext:value-type="float">
            <text:p>179.0467376709</text:p>
          </table:table-cell>
          <table:table-cell office:value-type="float" office:value="-1.0540283807" calcext:value-type="float">
            <text:p>-1.054028380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152229" calcext:value-type="float">
            <text:p>0.02152229</text:p>
          </table:table-cell>
          <table:table-cell office:value-type="float" office:value="-0.0001444244" calcext:value-type="float">
            <text:p>-0.0001444244</text:p>
          </table:table-cell>
          <table:table-cell office:value-type="float" office:value="1085" calcext:value-type="float">
            <text:p>1085</text:p>
          </table:table-cell>
          <table:table-cell table:formula="of:=[.D812]*100" office:value-type="float" office:value="-0.01401211" calcext:value-type="float">
            <text:p>-0.01401211</text:p>
          </table:table-cell>
          <table:table-cell table:formula="of:=[.E812]*100" office:value-type="float" office:value="2.152229" calcext:value-type="float">
            <text:p>2.152229</text:p>
          </table:table-cell>
        </table:table-row>
        <table:table-row table:style-name="ro1">
          <table:table-cell office:value-type="float" office:value="54.34" calcext:value-type="float">
            <text:p>54.34</text:p>
          </table:table-cell>
          <table:table-cell office:value-type="float" office:value="179.0511169434" calcext:value-type="float">
            <text:p>179.0511169434</text:p>
          </table:table-cell>
          <table:table-cell office:value-type="float" office:value="-1.042048426" calcext:value-type="float">
            <text:p>-1.04204842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12413" calcext:value-type="float">
            <text:p>0.0212413</text:p>
          </table:table-cell>
          <table:table-cell office:value-type="float" office:value="-0.0002768499" calcext:value-type="float">
            <text:p>-0.0002768499</text:p>
          </table:table-cell>
          <table:table-cell office:value-type="float" office:value="1086" calcext:value-type="float">
            <text:p>1086</text:p>
          </table:table-cell>
          <table:table-cell table:formula="of:=[.D813]*100" office:value-type="float" office:value="-0.01401211" calcext:value-type="float">
            <text:p>-0.01401211</text:p>
          </table:table-cell>
          <table:table-cell table:formula="of:=[.E813]*100" office:value-type="float" office:value="2.12413" calcext:value-type="float">
            <text:p>2.12413</text:p>
          </table:table-cell>
        </table:table-row>
        <table:table-row table:style-name="ro1">
          <table:table-cell office:value-type="float" office:value="54.39" calcext:value-type="float">
            <text:p>54.39</text:p>
          </table:table-cell>
          <table:table-cell office:value-type="float" office:value="179.0527191162" calcext:value-type="float">
            <text:p>179.0527191162</text:p>
          </table:table-cell>
          <table:table-cell office:value-type="float" office:value="-1.050123625" calcext:value-type="float">
            <text:p>-1.05012362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110788" calcext:value-type="float">
            <text:p>0.02110788</text:p>
          </table:table-cell>
          <table:table-cell office:value-type="float" office:value="-0.000252963" calcext:value-type="float">
            <text:p>-0.000252963</text:p>
          </table:table-cell>
          <table:table-cell office:value-type="float" office:value="1087" calcext:value-type="float">
            <text:p>1087</text:p>
          </table:table-cell>
          <table:table-cell table:formula="of:=[.D814]*100" office:value-type="float" office:value="-0.01401211" calcext:value-type="float">
            <text:p>-0.01401211</text:p>
          </table:table-cell>
          <table:table-cell table:formula="of:=[.E814]*100" office:value-type="float" office:value="2.110788" calcext:value-type="float">
            <text:p>2.110788</text:p>
          </table:table-cell>
        </table:table-row>
        <table:table-row table:style-name="ro1">
          <table:table-cell office:value-type="float" office:value="54.44" calcext:value-type="float">
            <text:p>54.44</text:p>
          </table:table-cell>
          <table:table-cell office:value-type="float" office:value="179.0415496826" calcext:value-type="float">
            <text:p>179.0415496826</text:p>
          </table:table-cell>
          <table:table-cell office:value-type="float" office:value="-1.0587458119" calcext:value-type="float">
            <text:p>-1.058745811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107644" calcext:value-type="float">
            <text:p>0.02107644</text:p>
          </table:table-cell>
          <table:table-cell office:value-type="float" office:value="-0.0002619669" calcext:value-type="float">
            <text:p>-0.0002619669</text:p>
          </table:table-cell>
          <table:table-cell office:value-type="float" office:value="1088" calcext:value-type="float">
            <text:p>1088</text:p>
          </table:table-cell>
          <table:table-cell table:formula="of:=[.D815]*100" office:value-type="float" office:value="-0.01401211" calcext:value-type="float">
            <text:p>-0.01401211</text:p>
          </table:table-cell>
          <table:table-cell table:formula="of:=[.E815]*100" office:value-type="float" office:value="2.107644" calcext:value-type="float">
            <text:p>2.107644</text:p>
          </table:table-cell>
        </table:table-row>
        <table:table-row table:style-name="ro1">
          <table:table-cell office:value-type="float" office:value="54.49" calcext:value-type="float">
            <text:p>54.49</text:p>
          </table:table-cell>
          <table:table-cell office:value-type="float" office:value="179.0398712158" calcext:value-type="float">
            <text:p>179.0398712158</text:p>
          </table:table-cell>
          <table:table-cell office:value-type="float" office:value="-1.0384073352" calcext:value-type="float">
            <text:p>-1.038407335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091992" calcext:value-type="float">
            <text:p>0.02091992</text:p>
          </table:table-cell>
          <table:table-cell office:value-type="float" office:value="-0.0002853069" calcext:value-type="float">
            <text:p>-0.0002853069</text:p>
          </table:table-cell>
          <table:table-cell office:value-type="float" office:value="1089" calcext:value-type="float">
            <text:p>1089</text:p>
          </table:table-cell>
          <table:table-cell table:formula="of:=[.D816]*100" office:value-type="float" office:value="-0.01401211" calcext:value-type="float">
            <text:p>-0.01401211</text:p>
          </table:table-cell>
          <table:table-cell table:formula="of:=[.E816]*100" office:value-type="float" office:value="2.091992" calcext:value-type="float">
            <text:p>2.091992</text:p>
          </table:table-cell>
        </table:table-row>
        <table:table-row table:style-name="ro1">
          <table:table-cell office:value-type="float" office:value="54.54" calcext:value-type="float">
            <text:p>54.54</text:p>
          </table:table-cell>
          <table:table-cell office:value-type="float" office:value="179.0441589355" calcext:value-type="float">
            <text:p>179.0441589355</text:p>
          </table:table-cell>
          <table:table-cell office:value-type="float" office:value="-1.0093973848" calcext:value-type="float">
            <text:p>-1.009397384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062225" calcext:value-type="float">
            <text:p>0.02062225</text:p>
          </table:table-cell>
          <table:table-cell office:value-type="float" office:value="-0.0003577213" calcext:value-type="float">
            <text:p>-0.0003577213</text:p>
          </table:table-cell>
          <table:table-cell office:value-type="float" office:value="1090" calcext:value-type="float">
            <text:p>1090</text:p>
          </table:table-cell>
          <table:table-cell table:formula="of:=[.D817]*100" office:value-type="float" office:value="-0.01401211" calcext:value-type="float">
            <text:p>-0.01401211</text:p>
          </table:table-cell>
          <table:table-cell table:formula="of:=[.E817]*100" office:value-type="float" office:value="2.062225" calcext:value-type="float">
            <text:p>2.062225</text:p>
          </table:table-cell>
        </table:table-row>
        <table:table-row table:style-name="ro1">
          <table:table-cell office:value-type="float" office:value="54.59" calcext:value-type="float">
            <text:p>54.59</text:p>
          </table:table-cell>
          <table:table-cell office:value-type="float" office:value="179.0415496826" calcext:value-type="float">
            <text:p>179.0415496826</text:p>
          </table:table-cell>
          <table:table-cell office:value-type="float" office:value="-0.9734000553" calcext:value-type="float">
            <text:p>-0.973400055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2018395" calcext:value-type="float">
            <text:p>0.02018395</text:p>
          </table:table-cell>
          <table:table-cell office:value-type="float" office:value="-0.0002358994" calcext:value-type="float">
            <text:p>-0.0002358994</text:p>
          </table:table-cell>
          <table:table-cell office:value-type="float" office:value="1091" calcext:value-type="float">
            <text:p>1091</text:p>
          </table:table-cell>
          <table:table-cell table:formula="of:=[.D818]*100" office:value-type="float" office:value="-0.01401211" calcext:value-type="float">
            <text:p>-0.01401211</text:p>
          </table:table-cell>
          <table:table-cell table:formula="of:=[.E818]*100" office:value-type="float" office:value="2.018395" calcext:value-type="float">
            <text:p>2.018395</text:p>
          </table:table-cell>
        </table:table-row>
        <table:table-row table:style-name="ro1">
          <table:table-cell office:value-type="float" office:value="54.64" calcext:value-type="float">
            <text:p>54.64</text:p>
          </table:table-cell>
          <table:table-cell office:value-type="float" office:value="179.030380249" calcext:value-type="float">
            <text:p>179.030380249</text:p>
          </table:table-cell>
          <table:table-cell office:value-type="float" office:value="-0.8941863749" calcext:value-type="float">
            <text:p>-0.894186374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936386" calcext:value-type="float">
            <text:p>0.01936386</text:p>
          </table:table-cell>
          <table:table-cell office:value-type="float" office:value="-0.0002944585" calcext:value-type="float">
            <text:p>-0.0002944585</text:p>
          </table:table-cell>
          <table:table-cell office:value-type="float" office:value="1092" calcext:value-type="float">
            <text:p>1092</text:p>
          </table:table-cell>
          <table:table-cell table:formula="of:=[.D819]*100" office:value-type="float" office:value="-0.01401211" calcext:value-type="float">
            <text:p>-0.01401211</text:p>
          </table:table-cell>
          <table:table-cell table:formula="of:=[.E819]*100" office:value-type="float" office:value="1.936386" calcext:value-type="float">
            <text:p>1.936386</text:p>
          </table:table-cell>
        </table:table-row>
        <table:table-row table:style-name="ro1">
          <table:table-cell office:value-type="float" office:value="54.69" calcext:value-type="float">
            <text:p>54.69</text:p>
          </table:table-cell>
          <table:table-cell office:value-type="float" office:value="179.0310058594" calcext:value-type="float">
            <text:p>179.0310058594</text:p>
          </table:table-cell>
          <table:table-cell office:value-type="float" office:value="-0.7773962409" calcext:value-type="float">
            <text:p>-0.777396240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80389" calcext:value-type="float">
            <text:p>0.0180389</text:p>
          </table:table-cell>
          <table:table-cell office:value-type="float" office:value="-0.0003465019" calcext:value-type="float">
            <text:p>-0.0003465019</text:p>
          </table:table-cell>
          <table:table-cell office:value-type="float" office:value="1093" calcext:value-type="float">
            <text:p>1093</text:p>
          </table:table-cell>
          <table:table-cell table:formula="of:=[.D820]*100" office:value-type="float" office:value="-0.01401211" calcext:value-type="float">
            <text:p>-0.01401211</text:p>
          </table:table-cell>
          <table:table-cell table:formula="of:=[.E820]*100" office:value-type="float" office:value="1.80389" calcext:value-type="float">
            <text:p>1.80389</text:p>
          </table:table-cell>
        </table:table-row>
        <table:table-row table:style-name="ro1">
          <table:table-cell office:value-type="float" office:value="54.74" calcext:value-type="float">
            <text:p>54.74</text:p>
          </table:table-cell>
          <table:table-cell office:value-type="float" office:value="179.0204772949" calcext:value-type="float">
            <text:p>179.0204772949</text:p>
          </table:table-cell>
          <table:table-cell office:value-type="float" office:value="-0.669240317" calcext:value-type="float">
            <text:p>-0.66924031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643503" calcext:value-type="float">
            <text:p>0.01643503</text:p>
          </table:table-cell>
          <table:table-cell office:value-type="float" office:value="-0.0003683085" calcext:value-type="float">
            <text:p>-0.0003683085</text:p>
          </table:table-cell>
          <table:table-cell office:value-type="float" office:value="1094" calcext:value-type="float">
            <text:p>1094</text:p>
          </table:table-cell>
          <table:table-cell table:formula="of:=[.D821]*100" office:value-type="float" office:value="-0.01401211" calcext:value-type="float">
            <text:p>-0.01401211</text:p>
          </table:table-cell>
          <table:table-cell table:formula="of:=[.E821]*100" office:value-type="float" office:value="1.643503" calcext:value-type="float">
            <text:p>1.643503</text:p>
          </table:table-cell>
        </table:table-row>
        <table:table-row table:style-name="ro1">
          <table:table-cell office:value-type="float" office:value="54.79" calcext:value-type="float">
            <text:p>54.79</text:p>
          </table:table-cell>
          <table:table-cell office:value-type="float" office:value="179.0181427002" calcext:value-type="float">
            <text:p>179.0181427002</text:p>
          </table:table-cell>
          <table:table-cell office:value-type="float" office:value="-0.5122760214" calcext:value-type="float">
            <text:p>-0.512276021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431998" calcext:value-type="float">
            <text:p>0.01431998</text:p>
          </table:table-cell>
          <table:table-cell office:value-type="float" office:value="-0.0004602188" calcext:value-type="float">
            <text:p>-0.0004602188</text:p>
          </table:table-cell>
          <table:table-cell office:value-type="float" office:value="1095" calcext:value-type="float">
            <text:p>1095</text:p>
          </table:table-cell>
          <table:table-cell table:formula="of:=[.D822]*100" office:value-type="float" office:value="-0.01401211" calcext:value-type="float">
            <text:p>-0.01401211</text:p>
          </table:table-cell>
          <table:table-cell table:formula="of:=[.E822]*100" office:value-type="float" office:value="1.431998" calcext:value-type="float">
            <text:p>1.431998</text:p>
          </table:table-cell>
        </table:table-row>
        <table:table-row table:style-name="ro1">
          <table:table-cell office:value-type="float" office:value="54.84" calcext:value-type="float">
            <text:p>54.84</text:p>
          </table:table-cell>
          <table:table-cell office:value-type="float" office:value="179.0052185059" calcext:value-type="float">
            <text:p>179.0052185059</text:p>
          </table:table-cell>
          <table:table-cell office:value-type="float" office:value="-0.3959985587" calcext:value-type="float">
            <text:p>-0.395998558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213548" calcext:value-type="float">
            <text:p>0.01213548</text:p>
          </table:table-cell>
          <table:table-cell office:value-type="float" office:value="-0.0004344285" calcext:value-type="float">
            <text:p>-0.0004344285</text:p>
          </table:table-cell>
          <table:table-cell office:value-type="float" office:value="1096" calcext:value-type="float">
            <text:p>1096</text:p>
          </table:table-cell>
          <table:table-cell table:formula="of:=[.D823]*100" office:value-type="float" office:value="-0.01401211" calcext:value-type="float">
            <text:p>-0.01401211</text:p>
          </table:table-cell>
          <table:table-cell table:formula="of:=[.E823]*100" office:value-type="float" office:value="1.213548" calcext:value-type="float">
            <text:p>1.213548</text:p>
          </table:table-cell>
        </table:table-row>
        <table:table-row table:style-name="ro1">
          <table:table-cell office:value-type="float" office:value="54.89" calcext:value-type="float">
            <text:p>54.89</text:p>
          </table:table-cell>
          <table:table-cell office:value-type="float" office:value="178.9982757568" calcext:value-type="float">
            <text:p>178.9982757568</text:p>
          </table:table-cell>
          <table:table-cell office:value-type="float" office:value="-0.2490980995" calcext:value-type="float">
            <text:p>-0.249098099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970058" calcext:value-type="float">
            <text:p>0.00970058</text:p>
          </table:table-cell>
          <table:table-cell office:value-type="float" office:value="-0.0003546327" calcext:value-type="float">
            <text:p>-0.0003546327</text:p>
          </table:table-cell>
          <table:table-cell office:value-type="float" office:value="1097" calcext:value-type="float">
            <text:p>1097</text:p>
          </table:table-cell>
          <table:table-cell table:formula="of:=[.D824]*100" office:value-type="float" office:value="-0.01401211" calcext:value-type="float">
            <text:p>-0.01401211</text:p>
          </table:table-cell>
          <table:table-cell table:formula="of:=[.E824]*100" office:value-type="float" office:value="0.970058" calcext:value-type="float">
            <text:p>0.970058</text:p>
          </table:table-cell>
        </table:table-row>
        <table:table-row table:style-name="ro1">
          <table:table-cell office:value-type="float" office:value="54.94" calcext:value-type="float">
            <text:p>54.94</text:p>
          </table:table-cell>
          <table:table-cell office:value-type="float" office:value="178.9857330322" calcext:value-type="float">
            <text:p>178.9857330322</text:p>
          </table:table-cell>
          <table:table-cell office:value-type="float" office:value="-0.127237255" calcext:value-type="float">
            <text:p>-0.12723725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26572" calcext:value-type="float">
            <text:p>0.00726572</text:p>
          </table:table-cell>
          <table:table-cell office:value-type="float" office:value="-0.0005180427" calcext:value-type="float">
            <text:p>-0.0005180427</text:p>
          </table:table-cell>
          <table:table-cell office:value-type="float" office:value="1098" calcext:value-type="float">
            <text:p>1098</text:p>
          </table:table-cell>
          <table:table-cell table:formula="of:=[.D825]*100" office:value-type="float" office:value="-0.01401211" calcext:value-type="float">
            <text:p>-0.01401211</text:p>
          </table:table-cell>
          <table:table-cell table:formula="of:=[.E825]*100" office:value-type="float" office:value="0.726572" calcext:value-type="float">
            <text:p>0.726572</text:p>
          </table:table-cell>
        </table:table-row>
        <table:table-row table:style-name="ro1">
          <table:table-cell office:value-type="float" office:value="54.99" calcext:value-type="float">
            <text:p>54.99</text:p>
          </table:table-cell>
          <table:table-cell office:value-type="float" office:value="178.9784851074" calcext:value-type="float">
            <text:p>178.9784851074</text:p>
          </table:table-cell>
          <table:table-cell office:value-type="float" office:value="0.0006343267" calcext:value-type="float">
            <text:p>0.000634326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79082" calcext:value-type="float">
            <text:p>0.00479082</text:p>
          </table:table-cell>
          <table:table-cell office:value-type="float" office:value="-0.0005355929" calcext:value-type="float">
            <text:p>-0.0005355929</text:p>
          </table:table-cell>
          <table:table-cell office:value-type="float" office:value="1099" calcext:value-type="float">
            <text:p>1099</text:p>
          </table:table-cell>
          <table:table-cell table:formula="of:=[.D826]*100" office:value-type="float" office:value="-0.01401211" calcext:value-type="float">
            <text:p>-0.01401211</text:p>
          </table:table-cell>
          <table:table-cell table:formula="of:=[.E826]*100" office:value-type="float" office:value="0.479082" calcext:value-type="float">
            <text:p>0.479082</text:p>
          </table:table-cell>
        </table:table-row>
        <table:table-row table:style-name="ro1">
          <table:table-cell office:value-type="float" office:value="55.04" calcext:value-type="float">
            <text:p>55.04</text:p>
          </table:table-cell>
          <table:table-cell office:value-type="float" office:value="178.9763793945" calcext:value-type="float">
            <text:p>178.9763793945</text:p>
          </table:table-cell>
          <table:table-cell office:value-type="float" office:value="0.0989509922" calcext:value-type="float">
            <text:p>0.098950992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48624" calcext:value-type="float">
            <text:p>0.00248624</text:p>
          </table:table-cell>
          <table:table-cell office:value-type="float" office:value="-0.0005714111" calcext:value-type="float">
            <text:p>-0.0005714111</text:p>
          </table:table-cell>
          <table:table-cell office:value-type="float" office:value="1100" calcext:value-type="float">
            <text:p>1100</text:p>
          </table:table-cell>
          <table:table-cell table:formula="of:=[.D827]*100" office:value-type="float" office:value="-0.01401211" calcext:value-type="float">
            <text:p>-0.01401211</text:p>
          </table:table-cell>
          <table:table-cell table:formula="of:=[.E827]*100" office:value-type="float" office:value="0.248624" calcext:value-type="float">
            <text:p>0.248624</text:p>
          </table:table-cell>
        </table:table-row>
        <table:table-row table:style-name="ro1">
          <table:table-cell office:value-type="float" office:value="55.09" calcext:value-type="float">
            <text:p>55.09</text:p>
          </table:table-cell>
          <table:table-cell office:value-type="float" office:value="178.9746704102" calcext:value-type="float">
            <text:p>178.9746704102</text:p>
          </table:table-cell>
          <table:table-cell office:value-type="float" office:value="0.1603069561" calcext:value-type="float">
            <text:p>0.160306956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54152" calcext:value-type="float">
            <text:p>0.00054152</text:p>
          </table:table-cell>
          <table:table-cell office:value-type="float" office:value="-0.0006446159" calcext:value-type="float">
            <text:p>-0.0006446159</text:p>
          </table:table-cell>
          <table:table-cell office:value-type="float" office:value="1101" calcext:value-type="float">
            <text:p>1101</text:p>
          </table:table-cell>
          <table:table-cell table:formula="of:=[.D828]*100" office:value-type="float" office:value="-0.01401211" calcext:value-type="float">
            <text:p>-0.01401211</text:p>
          </table:table-cell>
          <table:table-cell table:formula="of:=[.E828]*100" office:value-type="float" office:value="0.054152" calcext:value-type="float">
            <text:p>0.054152</text:p>
          </table:table-cell>
        </table:table-row>
        <table:table-row table:style-name="ro1">
          <table:table-cell office:value-type="float" office:value="55.14" calcext:value-type="float">
            <text:p>55.14</text:p>
          </table:table-cell>
          <table:table-cell office:value-type="float" office:value="178.9496459961" calcext:value-type="float">
            <text:p>178.9496459961</text:p>
          </table:table-cell>
          <table:table-cell office:value-type="float" office:value="0.2406815969" calcext:value-type="float">
            <text:p>0.240681596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29016" calcext:value-type="float">
            <text:p>-0.00129016</text:p>
          </table:table-cell>
          <table:table-cell office:value-type="float" office:value="-0.0006475045" calcext:value-type="float">
            <text:p>-0.0006475045</text:p>
          </table:table-cell>
          <table:table-cell office:value-type="float" office:value="1102" calcext:value-type="float">
            <text:p>1102</text:p>
          </table:table-cell>
          <table:table-cell table:formula="of:=[.D829]*100" office:value-type="float" office:value="-0.01401211" calcext:value-type="float">
            <text:p>-0.01401211</text:p>
          </table:table-cell>
          <table:table-cell table:formula="of:=[.E829]*100" office:value-type="float" office:value="-0.129016" calcext:value-type="float">
            <text:p>-0.129016</text:p>
          </table:table-cell>
        </table:table-row>
        <table:table-row table:style-name="ro1">
          <table:table-cell office:value-type="float" office:value="55.19" calcext:value-type="float">
            <text:p>55.19</text:p>
          </table:table-cell>
          <table:table-cell office:value-type="float" office:value="178.96043396" calcext:value-type="float">
            <text:p>178.96043396</text:p>
          </table:table-cell>
          <table:table-cell office:value-type="float" office:value="0.3035299385" calcext:value-type="float">
            <text:p>0.303529938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92969" calcext:value-type="float">
            <text:p>-0.00292969</text:p>
          </table:table-cell>
          <table:table-cell office:value-type="float" office:value="-0.0007715753" calcext:value-type="float">
            <text:p>-0.0007715753</text:p>
          </table:table-cell>
          <table:table-cell office:value-type="float" office:value="1103" calcext:value-type="float">
            <text:p>1103</text:p>
          </table:table-cell>
          <table:table-cell table:formula="of:=[.D830]*100" office:value-type="float" office:value="-0.01401211" calcext:value-type="float">
            <text:p>-0.01401211</text:p>
          </table:table-cell>
          <table:table-cell table:formula="of:=[.E830]*100" office:value-type="float" office:value="-0.292969" calcext:value-type="float">
            <text:p>-0.292969</text:p>
          </table:table-cell>
        </table:table-row>
        <table:table-row table:style-name="ro1">
          <table:table-cell office:value-type="float" office:value="55.24" calcext:value-type="float">
            <text:p>55.24</text:p>
          </table:table-cell>
          <table:table-cell office:value-type="float" office:value="178.9708709717" calcext:value-type="float">
            <text:p>178.9708709717</text:p>
          </table:table-cell>
          <table:table-cell office:value-type="float" office:value="0.3335379006" calcext:value-type="float">
            <text:p>0.333537900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422227" calcext:value-type="float">
            <text:p>-0.00422227</text:p>
          </table:table-cell>
          <table:table-cell office:value-type="float" office:value="-0.0007847267" calcext:value-type="float">
            <text:p>-0.0007847267</text:p>
          </table:table-cell>
          <table:table-cell office:value-type="float" office:value="1104" calcext:value-type="float">
            <text:p>1104</text:p>
          </table:table-cell>
          <table:table-cell table:formula="of:=[.D831]*100" office:value-type="float" office:value="-0.01401211" calcext:value-type="float">
            <text:p>-0.01401211</text:p>
          </table:table-cell>
          <table:table-cell table:formula="of:=[.E831]*100" office:value-type="float" office:value="-0.422227" calcext:value-type="float">
            <text:p>-0.422227</text:p>
          </table:table-cell>
        </table:table-row>
        <table:table-row table:style-name="ro1">
          <table:table-cell office:value-type="float" office:value="55.29" calcext:value-type="float">
            <text:p>55.29</text:p>
          </table:table-cell>
          <table:table-cell office:value-type="float" office:value="178.967880249" calcext:value-type="float">
            <text:p>178.967880249</text:p>
          </table:table-cell>
          <table:table-cell office:value-type="float" office:value="0.3518485962" calcext:value-type="float">
            <text:p>0.351848596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520569" calcext:value-type="float">
            <text:p>-0.00520569</text:p>
          </table:table-cell>
          <table:table-cell office:value-type="float" office:value="-0.0006237197" calcext:value-type="float">
            <text:p>-0.0006237197</text:p>
          </table:table-cell>
          <table:table-cell office:value-type="float" office:value="1105" calcext:value-type="float">
            <text:p>1105</text:p>
          </table:table-cell>
          <table:table-cell table:formula="of:=[.D832]*100" office:value-type="float" office:value="-0.01401211" calcext:value-type="float">
            <text:p>-0.01401211</text:p>
          </table:table-cell>
          <table:table-cell table:formula="of:=[.E832]*100" office:value-type="float" office:value="-0.520569" calcext:value-type="float">
            <text:p>-0.520569</text:p>
          </table:table-cell>
        </table:table-row>
        <table:table-row table:style-name="ro1">
          <table:table-cell office:value-type="float" office:value="55.34" calcext:value-type="float">
            <text:p>55.34</text:p>
          </table:table-cell>
          <table:table-cell office:value-type="float" office:value="178.9660949707" calcext:value-type="float">
            <text:p>178.9660949707</text:p>
          </table:table-cell>
          <table:table-cell office:value-type="float" office:value="0.3780850785" calcext:value-type="float">
            <text:p>0.378085078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603591" calcext:value-type="float">
            <text:p>-0.00603591</text:p>
          </table:table-cell>
          <table:table-cell office:value-type="float" office:value="-0.0007367132" calcext:value-type="float">
            <text:p>-0.0007367132</text:p>
          </table:table-cell>
          <table:table-cell office:value-type="float" office:value="1106" calcext:value-type="float">
            <text:p>1106</text:p>
          </table:table-cell>
          <table:table-cell table:formula="of:=[.D833]*100" office:value-type="float" office:value="-0.01401211" calcext:value-type="float">
            <text:p>-0.01401211</text:p>
          </table:table-cell>
          <table:table-cell table:formula="of:=[.E833]*100" office:value-type="float" office:value="-0.603591" calcext:value-type="float">
            <text:p>-0.603591</text:p>
          </table:table-cell>
        </table:table-row>
        <table:table-row table:style-name="ro1">
          <table:table-cell office:value-type="float" office:value="55.39" calcext:value-type="float">
            <text:p>55.39</text:p>
          </table:table-cell>
          <table:table-cell office:value-type="float" office:value="178.9654846191" calcext:value-type="float">
            <text:p>178.9654846191</text:p>
          </table:table-cell>
          <table:table-cell office:value-type="float" office:value="0.4414552744" calcext:value-type="float">
            <text:p>0.441455274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701155" calcext:value-type="float">
            <text:p>-0.00701155</text:p>
          </table:table-cell>
          <table:table-cell office:value-type="float" office:value="-0.0008032523" calcext:value-type="float">
            <text:p>-0.0008032523</text:p>
          </table:table-cell>
          <table:table-cell office:value-type="float" office:value="1107" calcext:value-type="float">
            <text:p>1107</text:p>
          </table:table-cell>
          <table:table-cell table:formula="of:=[.D834]*100" office:value-type="float" office:value="-0.01401211" calcext:value-type="float">
            <text:p>-0.01401211</text:p>
          </table:table-cell>
          <table:table-cell table:formula="of:=[.E834]*100" office:value-type="float" office:value="-0.701155" calcext:value-type="float">
            <text:p>-0.701155</text:p>
          </table:table-cell>
        </table:table-row>
        <table:table-row table:style-name="ro1">
          <table:table-cell office:value-type="float" office:value="55.44" calcext:value-type="float">
            <text:p>55.44</text:p>
          </table:table-cell>
          <table:table-cell office:value-type="float" office:value="178.9725341797" calcext:value-type="float">
            <text:p>178.9725341797</text:p>
          </table:table-cell>
          <table:table-cell office:value-type="float" office:value="0.4703010843" calcext:value-type="float">
            <text:p>0.470301084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785398" calcext:value-type="float">
            <text:p>-0.00785398</text:p>
          </table:table-cell>
          <table:table-cell office:value-type="float" office:value="-0.0008565237" calcext:value-type="float">
            <text:p>-0.0008565237</text:p>
          </table:table-cell>
          <table:table-cell office:value-type="float" office:value="1108" calcext:value-type="float">
            <text:p>1108</text:p>
          </table:table-cell>
          <table:table-cell table:formula="of:=[.D835]*100" office:value-type="float" office:value="-0.01401211" calcext:value-type="float">
            <text:p>-0.01401211</text:p>
          </table:table-cell>
          <table:table-cell table:formula="of:=[.E835]*100" office:value-type="float" office:value="-0.785398" calcext:value-type="float">
            <text:p>-0.785398</text:p>
          </table:table-cell>
        </table:table-row>
        <table:table-row table:style-name="ro1">
          <table:table-cell office:value-type="float" office:value="55.49" calcext:value-type="float">
            <text:p>55.49</text:p>
          </table:table-cell>
          <table:table-cell office:value-type="float" office:value="178.976348877" calcext:value-type="float">
            <text:p>178.976348877</text:p>
          </table:table-cell>
          <table:table-cell office:value-type="float" office:value="0.5677570551" calcext:value-type="float">
            <text:p>0.567757055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906497" calcext:value-type="float">
            <text:p>-0.00906497</text:p>
          </table:table-cell>
          <table:table-cell office:value-type="float" office:value="-0.0008519829" calcext:value-type="float">
            <text:p>-0.0008519829</text:p>
          </table:table-cell>
          <table:table-cell office:value-type="float" office:value="1109" calcext:value-type="float">
            <text:p>1109</text:p>
          </table:table-cell>
          <table:table-cell table:formula="of:=[.D836]*100" office:value-type="float" office:value="-0.01401211" calcext:value-type="float">
            <text:p>-0.01401211</text:p>
          </table:table-cell>
          <table:table-cell table:formula="of:=[.E836]*100" office:value-type="float" office:value="-0.906497" calcext:value-type="float">
            <text:p>-0.906497</text:p>
          </table:table-cell>
        </table:table-row>
        <table:table-row table:style-name="ro1">
          <table:table-cell office:value-type="float" office:value="55.54" calcext:value-type="float">
            <text:p>55.54</text:p>
          </table:table-cell>
          <table:table-cell office:value-type="float" office:value="178.986328125" calcext:value-type="float">
            <text:p>178.986328125</text:p>
          </table:table-cell>
          <table:table-cell office:value-type="float" office:value="0.5953948305" calcext:value-type="float">
            <text:p>0.595394830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005618" calcext:value-type="float">
            <text:p>-0.01005618</text:p>
          </table:table-cell>
          <table:table-cell office:value-type="float" office:value="-0.0006814791" calcext:value-type="float">
            <text:p>-0.0006814791</text:p>
          </table:table-cell>
          <table:table-cell office:value-type="float" office:value="1110" calcext:value-type="float">
            <text:p>1110</text:p>
          </table:table-cell>
          <table:table-cell table:formula="of:=[.D837]*100" office:value-type="float" office:value="-0.01401211" calcext:value-type="float">
            <text:p>-0.01401211</text:p>
          </table:table-cell>
          <table:table-cell table:formula="of:=[.E837]*100" office:value-type="float" office:value="-1.005618" calcext:value-type="float">
            <text:p>-1.005618</text:p>
          </table:table-cell>
        </table:table-row>
        <table:table-row table:style-name="ro1">
          <table:table-cell office:value-type="float" office:value="55.59" calcext:value-type="float">
            <text:p>55.59</text:p>
          </table:table-cell>
          <table:table-cell office:value-type="float" office:value="178.9896697998" calcext:value-type="float">
            <text:p>178.9896697998</text:p>
          </table:table-cell>
          <table:table-cell office:value-type="float" office:value="0.6163427333" calcext:value-type="float">
            <text:p>0.616342733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085634" calcext:value-type="float">
            <text:p>-0.01085634</text:p>
          </table:table-cell>
          <table:table-cell office:value-type="float" office:value="-0.0006887854" calcext:value-type="float">
            <text:p>-0.0006887854</text:p>
          </table:table-cell>
          <table:table-cell office:value-type="float" office:value="1111" calcext:value-type="float">
            <text:p>1111</text:p>
          </table:table-cell>
          <table:table-cell table:formula="of:=[.D838]*100" office:value-type="float" office:value="-0.01401211" calcext:value-type="float">
            <text:p>-0.01401211</text:p>
          </table:table-cell>
          <table:table-cell table:formula="of:=[.E838]*100" office:value-type="float" office:value="-1.085634" calcext:value-type="float">
            <text:p>-1.085634</text:p>
          </table:table-cell>
        </table:table-row>
        <table:table-row table:style-name="ro1">
          <table:table-cell office:value-type="float" office:value="55.64" calcext:value-type="float">
            <text:p>55.64</text:p>
          </table:table-cell>
          <table:table-cell office:value-type="float" office:value="179.0220031738" calcext:value-type="float">
            <text:p>179.0220031738</text:p>
          </table:table-cell>
          <table:table-cell office:value-type="float" office:value="0.6662746012" calcext:value-type="float">
            <text:p>0.666274601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172238" calcext:value-type="float">
            <text:p>-0.01172238</text:p>
          </table:table-cell>
          <table:table-cell office:value-type="float" office:value="-0.0006279375" calcext:value-type="float">
            <text:p>-0.0006279375</text:p>
          </table:table-cell>
          <table:table-cell office:value-type="float" office:value="1112" calcext:value-type="float">
            <text:p>1112</text:p>
          </table:table-cell>
          <table:table-cell table:formula="of:=[.D839]*100" office:value-type="float" office:value="-0.01401211" calcext:value-type="float">
            <text:p>-0.01401211</text:p>
          </table:table-cell>
          <table:table-cell table:formula="of:=[.E839]*100" office:value-type="float" office:value="-1.172238" calcext:value-type="float">
            <text:p>-1.172238</text:p>
          </table:table-cell>
        </table:table-row>
        <table:table-row table:style-name="ro1">
          <table:table-cell office:value-type="float" office:value="55.69" calcext:value-type="float">
            <text:p>55.69</text:p>
          </table:table-cell>
          <table:table-cell office:value-type="float" office:value="179.0290527344" calcext:value-type="float">
            <text:p>179.0290527344</text:p>
          </table:table-cell>
          <table:table-cell office:value-type="float" office:value="0.7050744862" calcext:value-type="float">
            <text:p>0.705074486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255812" calcext:value-type="float">
            <text:p>-0.01255812</text:p>
          </table:table-cell>
          <table:table-cell office:value-type="float" office:value="-0.0006460135" calcext:value-type="float">
            <text:p>-0.0006460135</text:p>
          </table:table-cell>
          <table:table-cell office:value-type="float" office:value="1113" calcext:value-type="float">
            <text:p>1113</text:p>
          </table:table-cell>
          <table:table-cell table:formula="of:=[.D840]*100" office:value-type="float" office:value="-0.01401211" calcext:value-type="float">
            <text:p>-0.01401211</text:p>
          </table:table-cell>
          <table:table-cell table:formula="of:=[.E840]*100" office:value-type="float" office:value="-1.255812" calcext:value-type="float">
            <text:p>-1.255812</text:p>
          </table:table-cell>
        </table:table-row>
        <table:table-row table:style-name="ro1">
          <table:table-cell office:value-type="float" office:value="55.74" calcext:value-type="float">
            <text:p>55.74</text:p>
          </table:table-cell>
          <table:table-cell office:value-type="float" office:value="179.0443115234" calcext:value-type="float">
            <text:p>179.0443115234</text:p>
          </table:table-cell>
          <table:table-cell office:value-type="float" office:value="0.7683443151" calcext:value-type="float">
            <text:p>0.768344315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353678" calcext:value-type="float">
            <text:p>-0.01353678</text:p>
          </table:table-cell>
          <table:table-cell office:value-type="float" office:value="-0.0006870125" calcext:value-type="float">
            <text:p>-0.0006870125</text:p>
          </table:table-cell>
          <table:table-cell office:value-type="float" office:value="1114" calcext:value-type="float">
            <text:p>1114</text:p>
          </table:table-cell>
          <table:table-cell table:formula="of:=[.D841]*100" office:value-type="float" office:value="-0.01401211" calcext:value-type="float">
            <text:p>-0.01401211</text:p>
          </table:table-cell>
          <table:table-cell table:formula="of:=[.E841]*100" office:value-type="float" office:value="-1.353678" calcext:value-type="float">
            <text:p>-1.353678</text:p>
          </table:table-cell>
        </table:table-row>
        <table:table-row table:style-name="ro1">
          <table:table-cell office:value-type="float" office:value="55.79" calcext:value-type="float">
            <text:p>55.79</text:p>
          </table:table-cell>
          <table:table-cell office:value-type="float" office:value="179.059387207" calcext:value-type="float">
            <text:p>179.059387207</text:p>
          </table:table-cell>
          <table:table-cell office:value-type="float" office:value="0.8004324242" calcext:value-type="float">
            <text:p>0.800432424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440284" calcext:value-type="float">
            <text:p>-0.01440284</text:p>
          </table:table-cell>
          <table:table-cell office:value-type="float" office:value="-0.0005405513" calcext:value-type="float">
            <text:p>-0.0005405513</text:p>
          </table:table-cell>
          <table:table-cell office:value-type="float" office:value="1115" calcext:value-type="float">
            <text:p>1115</text:p>
          </table:table-cell>
          <table:table-cell table:formula="of:=[.D842]*100" office:value-type="float" office:value="-0.01401211" calcext:value-type="float">
            <text:p>-0.01401211</text:p>
          </table:table-cell>
          <table:table-cell table:formula="of:=[.E842]*100" office:value-type="float" office:value="-1.440284" calcext:value-type="float">
            <text:p>-1.440284</text:p>
          </table:table-cell>
        </table:table-row>
        <table:table-row table:style-name="ro1">
          <table:table-cell office:value-type="float" office:value="55.84" calcext:value-type="float">
            <text:p>55.84</text:p>
          </table:table-cell>
          <table:table-cell office:value-type="float" office:value="179.0749053955" calcext:value-type="float">
            <text:p>179.0749053955</text:p>
          </table:table-cell>
          <table:table-cell office:value-type="float" office:value="0.8323241475" calcext:value-type="float">
            <text:p>0.832324147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519254" calcext:value-type="float">
            <text:p>-0.01519254</text:p>
          </table:table-cell>
          <table:table-cell office:value-type="float" office:value="-0.0005079605" calcext:value-type="float">
            <text:p>-0.0005079605</text:p>
          </table:table-cell>
          <table:table-cell office:value-type="float" office:value="1116" calcext:value-type="float">
            <text:p>1116</text:p>
          </table:table-cell>
          <table:table-cell table:formula="of:=[.D843]*100" office:value-type="float" office:value="-0.01401211" calcext:value-type="float">
            <text:p>-0.01401211</text:p>
          </table:table-cell>
          <table:table-cell table:formula="of:=[.E843]*100" office:value-type="float" office:value="-1.519254" calcext:value-type="float">
            <text:p>-1.519254</text:p>
          </table:table-cell>
        </table:table-row>
        <table:table-row table:style-name="ro1">
          <table:table-cell office:value-type="float" office:value="55.89" calcext:value-type="float">
            <text:p>55.89</text:p>
          </table:table-cell>
          <table:table-cell office:value-type="float" office:value="179.0748748779" calcext:value-type="float">
            <text:p>179.0748748779</text:p>
          </table:table-cell>
          <table:table-cell office:value-type="float" office:value="0.8369994039" calcext:value-type="float">
            <text:p>0.836999403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574995" calcext:value-type="float">
            <text:p>-0.01574995</text:p>
          </table:table-cell>
          <table:table-cell office:value-type="float" office:value="-0.0005097576" calcext:value-type="float">
            <text:p>-0.0005097576</text:p>
          </table:table-cell>
          <table:table-cell office:value-type="float" office:value="1117" calcext:value-type="float">
            <text:p>1117</text:p>
          </table:table-cell>
          <table:table-cell table:formula="of:=[.D844]*100" office:value-type="float" office:value="-0.01401211" calcext:value-type="float">
            <text:p>-0.01401211</text:p>
          </table:table-cell>
          <table:table-cell table:formula="of:=[.E844]*100" office:value-type="float" office:value="-1.574995" calcext:value-type="float">
            <text:p>-1.574995</text:p>
          </table:table-cell>
        </table:table-row>
        <table:table-row table:style-name="ro1">
          <table:table-cell office:value-type="float" office:value="55.94" calcext:value-type="float">
            <text:p>55.94</text:p>
          </table:table-cell>
          <table:table-cell office:value-type="float" office:value="179.0784301758" calcext:value-type="float">
            <text:p>179.0784301758</text:p>
          </table:table-cell>
          <table:table-cell office:value-type="float" office:value="0.838954559" calcext:value-type="float">
            <text:p>0.83895455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613444" calcext:value-type="float">
            <text:p>-0.01613444</text:p>
          </table:table-cell>
          <table:table-cell office:value-type="float" office:value="-0.0004595641" calcext:value-type="float">
            <text:p>-0.0004595641</text:p>
          </table:table-cell>
          <table:table-cell office:value-type="float" office:value="1118" calcext:value-type="float">
            <text:p>1118</text:p>
          </table:table-cell>
          <table:table-cell table:formula="of:=[.D845]*100" office:value-type="float" office:value="-0.01401211" calcext:value-type="float">
            <text:p>-0.01401211</text:p>
          </table:table-cell>
          <table:table-cell table:formula="of:=[.E845]*100" office:value-type="float" office:value="-1.613444" calcext:value-type="float">
            <text:p>-1.613444</text:p>
          </table:table-cell>
        </table:table-row>
        <table:table-row table:style-name="ro1">
          <table:table-cell office:value-type="float" office:value="55.99" calcext:value-type="float">
            <text:p>55.99</text:p>
          </table:table-cell>
          <table:table-cell office:value-type="float" office:value="179.0825653076" calcext:value-type="float">
            <text:p>179.0825653076</text:p>
          </table:table-cell>
          <table:table-cell office:value-type="float" office:value="0.8226981046" calcext:value-type="float">
            <text:p>0.822698104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62823" calcext:value-type="float">
            <text:p>-0.0162823</text:p>
          </table:table-cell>
          <table:table-cell office:value-type="float" office:value="-0.0003725659" calcext:value-type="float">
            <text:p>-0.0003725659</text:p>
          </table:table-cell>
          <table:table-cell office:value-type="float" office:value="1119" calcext:value-type="float">
            <text:p>1119</text:p>
          </table:table-cell>
          <table:table-cell table:formula="of:=[.D846]*100" office:value-type="float" office:value="-0.01401211" calcext:value-type="float">
            <text:p>-0.01401211</text:p>
          </table:table-cell>
          <table:table-cell table:formula="of:=[.E846]*100" office:value-type="float" office:value="-1.62823" calcext:value-type="float">
            <text:p>-1.62823</text:p>
          </table:table-cell>
        </table:table-row>
        <table:table-row table:style-name="ro1">
          <table:table-cell office:value-type="float" office:value="56.04" calcext:value-type="float">
            <text:p>56.04</text:p>
          </table:table-cell>
          <table:table-cell office:value-type="float" office:value="179.0823516846" calcext:value-type="float">
            <text:p>179.0823516846</text:p>
          </table:table-cell>
          <table:table-cell office:value-type="float" office:value="0.8196857339" calcext:value-type="float">
            <text:p>0.819685733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636075" calcext:value-type="float">
            <text:p>-0.01636075</text:p>
          </table:table-cell>
          <table:table-cell office:value-type="float" office:value="-0.0003615777" calcext:value-type="float">
            <text:p>-0.0003615777</text:p>
          </table:table-cell>
          <table:table-cell office:value-type="float" office:value="1120" calcext:value-type="float">
            <text:p>1120</text:p>
          </table:table-cell>
          <table:table-cell table:formula="of:=[.D847]*100" office:value-type="float" office:value="-0.01401211" calcext:value-type="float">
            <text:p>-0.01401211</text:p>
          </table:table-cell>
          <table:table-cell table:formula="of:=[.E847]*100" office:value-type="float" office:value="-1.636075" calcext:value-type="float">
            <text:p>-1.636075</text:p>
          </table:table-cell>
        </table:table-row>
        <table:table-row table:style-name="ro1">
          <table:table-cell office:value-type="float" office:value="56.09" calcext:value-type="float">
            <text:p>56.09</text:p>
          </table:table-cell>
          <table:table-cell office:value-type="float" office:value="179.0940246582" calcext:value-type="float">
            <text:p>179.0940246582</text:p>
          </table:table-cell>
          <table:table-cell office:value-type="float" office:value="0.7692618129" calcext:value-type="float">
            <text:p>0.769261812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607693" calcext:value-type="float">
            <text:p>-0.01607693</text:p>
          </table:table-cell>
          <table:table-cell office:value-type="float" office:value="-0.0003070472" calcext:value-type="float">
            <text:p>-0.0003070472</text:p>
          </table:table-cell>
          <table:table-cell office:value-type="float" office:value="1121" calcext:value-type="float">
            <text:p>1121</text:p>
          </table:table-cell>
          <table:table-cell table:formula="of:=[.D848]*100" office:value-type="float" office:value="-0.01401211" calcext:value-type="float">
            <text:p>-0.01401211</text:p>
          </table:table-cell>
          <table:table-cell table:formula="of:=[.E848]*100" office:value-type="float" office:value="-1.607693" calcext:value-type="float">
            <text:p>-1.607693</text:p>
          </table:table-cell>
        </table:table-row>
        <table:table-row table:style-name="ro1">
          <table:table-cell office:value-type="float" office:value="56.14" calcext:value-type="float">
            <text:p>56.14</text:p>
          </table:table-cell>
          <table:table-cell office:value-type="float" office:value="179.0986785889" calcext:value-type="float">
            <text:p>179.0986785889</text:p>
          </table:table-cell>
          <table:table-cell office:value-type="float" office:value="0.7796239125" calcext:value-type="float">
            <text:p>0.779623912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595686" calcext:value-type="float">
            <text:p>-0.01595686</text:p>
          </table:table-cell>
          <table:table-cell office:value-type="float" office:value="-0.000305725" calcext:value-type="float">
            <text:p>-0.000305725</text:p>
          </table:table-cell>
          <table:table-cell office:value-type="float" office:value="1122" calcext:value-type="float">
            <text:p>1122</text:p>
          </table:table-cell>
          <table:table-cell table:formula="of:=[.D849]*100" office:value-type="float" office:value="-0.01401211" calcext:value-type="float">
            <text:p>-0.01401211</text:p>
          </table:table-cell>
          <table:table-cell table:formula="of:=[.E849]*100" office:value-type="float" office:value="-1.595686" calcext:value-type="float">
            <text:p>-1.595686</text:p>
          </table:table-cell>
        </table:table-row>
        <table:table-row table:style-name="ro1">
          <table:table-cell office:value-type="float" office:value="56.19" calcext:value-type="float">
            <text:p>56.19</text:p>
          </table:table-cell>
          <table:table-cell office:value-type="float" office:value="179.1150360107" calcext:value-type="float">
            <text:p>179.1150360107</text:p>
          </table:table-cell>
          <table:table-cell office:value-type="float" office:value="0.7415855646" calcext:value-type="float">
            <text:p>0.741585564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56233" calcext:value-type="float">
            <text:p>-0.0156233</text:p>
          </table:table-cell>
          <table:table-cell office:value-type="float" office:value="-0.0002013575" calcext:value-type="float">
            <text:p>-0.0002013575</text:p>
          </table:table-cell>
          <table:table-cell office:value-type="float" office:value="1123" calcext:value-type="float">
            <text:p>1123</text:p>
          </table:table-cell>
          <table:table-cell table:formula="of:=[.D850]*100" office:value-type="float" office:value="-0.01401211" calcext:value-type="float">
            <text:p>-0.01401211</text:p>
          </table:table-cell>
          <table:table-cell table:formula="of:=[.E850]*100" office:value-type="float" office:value="-1.56233" calcext:value-type="float">
            <text:p>-1.56233</text:p>
          </table:table-cell>
        </table:table-row>
        <table:table-row table:style-name="ro1">
          <table:table-cell office:value-type="float" office:value="56.24" calcext:value-type="float">
            <text:p>56.24</text:p>
          </table:table-cell>
          <table:table-cell office:value-type="float" office:value="179.1080169678" calcext:value-type="float">
            <text:p>179.1080169678</text:p>
          </table:table-cell>
          <table:table-cell office:value-type="float" office:value="0.7212564481" calcext:value-type="float">
            <text:p>0.721256448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526551" calcext:value-type="float">
            <text:p>-0.01526551</text:p>
          </table:table-cell>
          <table:table-cell office:value-type="float" office:value="-0.000174863" calcext:value-type="float">
            <text:p>-0.000174863</text:p>
          </table:table-cell>
          <table:table-cell office:value-type="float" office:value="1124" calcext:value-type="float">
            <text:p>1124</text:p>
          </table:table-cell>
          <table:table-cell table:formula="of:=[.D851]*100" office:value-type="float" office:value="-0.01401211" calcext:value-type="float">
            <text:p>-0.01401211</text:p>
          </table:table-cell>
          <table:table-cell table:formula="of:=[.E851]*100" office:value-type="float" office:value="-1.526551" calcext:value-type="float">
            <text:p>-1.526551</text:p>
          </table:table-cell>
        </table:table-row>
        <table:table-row table:style-name="ro1">
          <table:table-cell office:value-type="float" office:value="56.29" calcext:value-type="float">
            <text:p>56.29</text:p>
          </table:table-cell>
          <table:table-cell office:value-type="float" office:value="179.108291626" calcext:value-type="float">
            <text:p>179.108291626</text:p>
          </table:table-cell>
          <table:table-cell office:value-type="float" office:value="0.7060484699" calcext:value-type="float">
            <text:p>0.706048469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492572" calcext:value-type="float">
            <text:p>-0.01492572</text:p>
          </table:table-cell>
          <table:table-cell office:value-type="float" office:value="-0.0002513329" calcext:value-type="float">
            <text:p>-0.0002513329</text:p>
          </table:table-cell>
          <table:table-cell office:value-type="float" office:value="1125" calcext:value-type="float">
            <text:p>1125</text:p>
          </table:table-cell>
          <table:table-cell table:formula="of:=[.D852]*100" office:value-type="float" office:value="-0.01401211" calcext:value-type="float">
            <text:p>-0.01401211</text:p>
          </table:table-cell>
          <table:table-cell table:formula="of:=[.E852]*100" office:value-type="float" office:value="-1.492572" calcext:value-type="float">
            <text:p>-1.492572</text:p>
          </table:table-cell>
        </table:table-row>
        <table:table-row table:style-name="ro1">
          <table:table-cell office:value-type="float" office:value="56.34" calcext:value-type="float">
            <text:p>56.34</text:p>
          </table:table-cell>
          <table:table-cell office:value-type="float" office:value="179.1154022217" calcext:value-type="float">
            <text:p>179.1154022217</text:p>
          </table:table-cell>
          <table:table-cell office:value-type="float" office:value="0.6620548262" calcext:value-type="float">
            <text:p>0.662054826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440605" calcext:value-type="float">
            <text:p>-0.01440605</text:p>
          </table:table-cell>
          <table:table-cell office:value-type="float" office:value="-0.0002402289" calcext:value-type="float">
            <text:p>-0.0002402289</text:p>
          </table:table-cell>
          <table:table-cell office:value-type="float" office:value="1126" calcext:value-type="float">
            <text:p>1126</text:p>
          </table:table-cell>
          <table:table-cell table:formula="of:=[.D853]*100" office:value-type="float" office:value="-0.01401211" calcext:value-type="float">
            <text:p>-0.01401211</text:p>
          </table:table-cell>
          <table:table-cell table:formula="of:=[.E853]*100" office:value-type="float" office:value="-1.440605" calcext:value-type="float">
            <text:p>-1.440605</text:p>
          </table:table-cell>
        </table:table-row>
        <table:table-row table:style-name="ro1">
          <table:table-cell office:value-type="float" office:value="56.39" calcext:value-type="float">
            <text:p>56.39</text:p>
          </table:table-cell>
          <table:table-cell office:value-type="float" office:value="179.1187286377" calcext:value-type="float">
            <text:p>179.1187286377</text:p>
          </table:table-cell>
          <table:table-cell office:value-type="float" office:value="0.6321125075" calcext:value-type="float">
            <text:p>0.632112507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386016" calcext:value-type="float">
            <text:p>-0.01386016</text:p>
          </table:table-cell>
          <table:table-cell office:value-type="float" office:value="-0.0001894258" calcext:value-type="float">
            <text:p>-0.0001894258</text:p>
          </table:table-cell>
          <table:table-cell office:value-type="float" office:value="1127" calcext:value-type="float">
            <text:p>1127</text:p>
          </table:table-cell>
          <table:table-cell table:formula="of:=[.D854]*100" office:value-type="float" office:value="-0.01401211" calcext:value-type="float">
            <text:p>-0.01401211</text:p>
          </table:table-cell>
          <table:table-cell table:formula="of:=[.E854]*100" office:value-type="float" office:value="-1.386016" calcext:value-type="float">
            <text:p>-1.386016</text:p>
          </table:table-cell>
        </table:table-row>
        <table:table-row table:style-name="ro1">
          <table:table-cell office:value-type="float" office:value="56.44" calcext:value-type="float">
            <text:p>56.44</text:p>
          </table:table-cell>
          <table:table-cell office:value-type="float" office:value="179.1099395752" calcext:value-type="float">
            <text:p>179.1099395752</text:p>
          </table:table-cell>
          <table:table-cell office:value-type="float" office:value="0.5919034406" calcext:value-type="float">
            <text:p>0.591903440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322837" calcext:value-type="float">
            <text:p>-0.01322837</text:p>
          </table:table-cell>
          <table:table-cell office:value-type="float" office:value="-0.0001263534" calcext:value-type="float">
            <text:p>-0.0001263534</text:p>
          </table:table-cell>
          <table:table-cell office:value-type="float" office:value="1128" calcext:value-type="float">
            <text:p>1128</text:p>
          </table:table-cell>
          <table:table-cell table:formula="of:=[.D855]*100" office:value-type="float" office:value="-0.01401211" calcext:value-type="float">
            <text:p>-0.01401211</text:p>
          </table:table-cell>
          <table:table-cell table:formula="of:=[.E855]*100" office:value-type="float" office:value="-1.322837" calcext:value-type="float">
            <text:p>-1.322837</text:p>
          </table:table-cell>
        </table:table-row>
        <table:table-row table:style-name="ro1">
          <table:table-cell office:value-type="float" office:value="56.49" calcext:value-type="float">
            <text:p>56.49</text:p>
          </table:table-cell>
          <table:table-cell office:value-type="float" office:value="179.1067047119" calcext:value-type="float">
            <text:p>179.1067047119</text:p>
          </table:table-cell>
          <table:table-cell office:value-type="float" office:value="0.5485932109" calcext:value-type="float">
            <text:p>0.548593210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251866" calcext:value-type="float">
            <text:p>-0.01251866</text:p>
          </table:table-cell>
          <table:table-cell office:value-type="float" office:value="-0.0000815062" calcext:value-type="float">
            <text:p>-8.15062E-05</text:p>
          </table:table-cell>
          <table:table-cell office:value-type="float" office:value="1129" calcext:value-type="float">
            <text:p>1129</text:p>
          </table:table-cell>
          <table:table-cell table:formula="of:=[.D856]*100" office:value-type="float" office:value="-0.01401211" calcext:value-type="float">
            <text:p>-0.01401211</text:p>
          </table:table-cell>
          <table:table-cell table:formula="of:=[.E856]*100" office:value-type="float" office:value="-1.251866" calcext:value-type="float">
            <text:p>-1.251866</text:p>
          </table:table-cell>
        </table:table-row>
        <table:table-row table:style-name="ro1">
          <table:table-cell office:value-type="float" office:value="56.54" calcext:value-type="float">
            <text:p>56.54</text:p>
          </table:table-cell>
          <table:table-cell office:value-type="float" office:value="179.1208190918" calcext:value-type="float">
            <text:p>179.1208190918</text:p>
          </table:table-cell>
          <table:table-cell office:value-type="float" office:value="0.5102706234" calcext:value-type="float">
            <text:p>0.510270623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179028" calcext:value-type="float">
            <text:p>-0.01179028</text:p>
          </table:table-cell>
          <table:table-cell office:value-type="float" office:value="-0.0001312074" calcext:value-type="float">
            <text:p>-0.0001312074</text:p>
          </table:table-cell>
          <table:table-cell office:value-type="float" office:value="1130" calcext:value-type="float">
            <text:p>1130</text:p>
          </table:table-cell>
          <table:table-cell table:formula="of:=[.D857]*100" office:value-type="float" office:value="-0.01401211" calcext:value-type="float">
            <text:p>-0.01401211</text:p>
          </table:table-cell>
          <table:table-cell table:formula="of:=[.E857]*100" office:value-type="float" office:value="-1.179028" calcext:value-type="float">
            <text:p>-1.179028</text:p>
          </table:table-cell>
        </table:table-row>
        <table:table-row table:style-name="ro1">
          <table:table-cell office:value-type="float" office:value="56.59" calcext:value-type="float">
            <text:p>56.59</text:p>
          </table:table-cell>
          <table:table-cell office:value-type="float" office:value="179.1326293945" calcext:value-type="float">
            <text:p>179.1326293945</text:p>
          </table:table-cell>
          <table:table-cell office:value-type="float" office:value="0.4877173758" calcext:value-type="float">
            <text:p>0.487717375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115457" calcext:value-type="float">
            <text:p>-0.01115457</text:p>
          </table:table-cell>
          <table:table-cell office:value-type="float" office:value="-0.0000675412" calcext:value-type="float">
            <text:p>-6.75412E-05</text:p>
          </table:table-cell>
          <table:table-cell office:value-type="float" office:value="1131" calcext:value-type="float">
            <text:p>1131</text:p>
          </table:table-cell>
          <table:table-cell table:formula="of:=[.D858]*100" office:value-type="float" office:value="-0.01401211" calcext:value-type="float">
            <text:p>-0.01401211</text:p>
          </table:table-cell>
          <table:table-cell table:formula="of:=[.E858]*100" office:value-type="float" office:value="-1.115457" calcext:value-type="float">
            <text:p>-1.115457</text:p>
          </table:table-cell>
        </table:table-row>
        <table:table-row table:style-name="ro1">
          <table:table-cell office:value-type="float" office:value="56.64" calcext:value-type="float">
            <text:p>56.64</text:p>
          </table:table-cell>
          <table:table-cell office:value-type="float" office:value="179.1373901367" calcext:value-type="float">
            <text:p>179.1373901367</text:p>
          </table:table-cell>
          <table:table-cell office:value-type="float" office:value="0.441087516" calcext:value-type="float">
            <text:p>0.44108751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1042012" calcext:value-type="float">
            <text:p>-0.01042012</text:p>
          </table:table-cell>
          <table:table-cell office:value-type="float" office:value="-0.0000357253" calcext:value-type="float">
            <text:p>-3.57253E-05</text:p>
          </table:table-cell>
          <table:table-cell office:value-type="float" office:value="1132" calcext:value-type="float">
            <text:p>1132</text:p>
          </table:table-cell>
          <table:table-cell table:formula="of:=[.D859]*100" office:value-type="float" office:value="-0.01401211" calcext:value-type="float">
            <text:p>-0.01401211</text:p>
          </table:table-cell>
          <table:table-cell table:formula="of:=[.E859]*100" office:value-type="float" office:value="-1.042012" calcext:value-type="float">
            <text:p>-1.042012</text:p>
          </table:table-cell>
        </table:table-row>
        <table:table-row table:style-name="ro1">
          <table:table-cell office:value-type="float" office:value="56.69" calcext:value-type="float">
            <text:p>56.69</text:p>
          </table:table-cell>
          <table:table-cell office:value-type="float" office:value="179.1386413574" calcext:value-type="float">
            <text:p>179.1386413574</text:p>
          </table:table-cell>
          <table:table-cell office:value-type="float" office:value="0.3778309602" calcext:value-type="float">
            <text:p>0.377830960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950905" calcext:value-type="float">
            <text:p>-0.00950905</text:p>
          </table:table-cell>
          <table:table-cell office:value-type="float" office:value="0.0000686077" calcext:value-type="float">
            <text:p>6.86077E-05</text:p>
          </table:table-cell>
          <table:table-cell office:value-type="float" office:value="1133" calcext:value-type="float">
            <text:p>1133</text:p>
          </table:table-cell>
          <table:table-cell table:formula="of:=[.D860]*100" office:value-type="float" office:value="-0.01401211" calcext:value-type="float">
            <text:p>-0.01401211</text:p>
          </table:table-cell>
          <table:table-cell table:formula="of:=[.E860]*100" office:value-type="float" office:value="-0.950905" calcext:value-type="float">
            <text:p>-0.950905</text:p>
          </table:table-cell>
        </table:table-row>
        <table:table-row table:style-name="ro1">
          <table:table-cell office:value-type="float" office:value="56.74" calcext:value-type="float">
            <text:p>56.74</text:p>
          </table:table-cell>
          <table:table-cell office:value-type="float" office:value="179.1288146973" calcext:value-type="float">
            <text:p>179.1288146973</text:p>
          </table:table-cell>
          <table:table-cell office:value-type="float" office:value="0.3373642263" calcext:value-type="float">
            <text:p>0.337364226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863219" calcext:value-type="float">
            <text:p>-0.00863219</text:p>
          </table:table-cell>
          <table:table-cell office:value-type="float" office:value="0.0000457998" calcext:value-type="float">
            <text:p>4.57998E-05</text:p>
          </table:table-cell>
          <table:table-cell office:value-type="float" office:value="1134" calcext:value-type="float">
            <text:p>1134</text:p>
          </table:table-cell>
          <table:table-cell table:formula="of:=[.D861]*100" office:value-type="float" office:value="-0.01401211" calcext:value-type="float">
            <text:p>-0.01401211</text:p>
          </table:table-cell>
          <table:table-cell table:formula="of:=[.E861]*100" office:value-type="float" office:value="-0.863219" calcext:value-type="float">
            <text:p>-0.863219</text:p>
          </table:table-cell>
        </table:table-row>
        <table:table-row table:style-name="ro1">
          <table:table-cell office:value-type="float" office:value="56.79" calcext:value-type="float">
            <text:p>56.79</text:p>
          </table:table-cell>
          <table:table-cell office:value-type="float" office:value="179.1440429688" calcext:value-type="float">
            <text:p>179.1440429688</text:p>
          </table:table-cell>
          <table:table-cell office:value-type="float" office:value="0.2738487222" calcext:value-type="float">
            <text:p>0.273848722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76245" calcext:value-type="float">
            <text:p>-0.0076245</text:p>
          </table:table-cell>
          <table:table-cell office:value-type="float" office:value="0.0000842829" calcext:value-type="float">
            <text:p>8.42829E-05</text:p>
          </table:table-cell>
          <table:table-cell office:value-type="float" office:value="1135" calcext:value-type="float">
            <text:p>1135</text:p>
          </table:table-cell>
          <table:table-cell table:formula="of:=[.D862]*100" office:value-type="float" office:value="-0.01401211" calcext:value-type="float">
            <text:p>-0.01401211</text:p>
          </table:table-cell>
          <table:table-cell table:formula="of:=[.E862]*100" office:value-type="float" office:value="-0.76245" calcext:value-type="float">
            <text:p>-0.76245</text:p>
          </table:table-cell>
        </table:table-row>
        <table:table-row table:style-name="ro1">
          <table:table-cell office:value-type="float" office:value="56.85" calcext:value-type="float">
            <text:p>56.85</text:p>
          </table:table-cell>
          <table:table-cell office:value-type="float" office:value="179.1327514648" calcext:value-type="float">
            <text:p>179.1327514648</text:p>
          </table:table-cell>
          <table:table-cell office:value-type="float" office:value="0.264659832" calcext:value-type="float">
            <text:p>0.26465983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689173" calcext:value-type="float">
            <text:p>-0.00689173</text:p>
          </table:table-cell>
          <table:table-cell office:value-type="float" office:value="-0.0000695128" calcext:value-type="float">
            <text:p>-6.95128E-05</text:p>
          </table:table-cell>
          <table:table-cell office:value-type="float" office:value="1136" calcext:value-type="float">
            <text:p>1136</text:p>
          </table:table-cell>
          <table:table-cell table:formula="of:=[.D863]*100" office:value-type="float" office:value="-0.01401211" calcext:value-type="float">
            <text:p>-0.01401211</text:p>
          </table:table-cell>
          <table:table-cell table:formula="of:=[.E863]*100" office:value-type="float" office:value="-0.689173" calcext:value-type="float">
            <text:p>-0.689173</text:p>
          </table:table-cell>
        </table:table-row>
        <table:table-row table:style-name="ro1">
          <table:table-cell office:value-type="float" office:value="56.89" calcext:value-type="float">
            <text:p>56.89</text:p>
          </table:table-cell>
          <table:table-cell office:value-type="float" office:value="179.1286010742" calcext:value-type="float">
            <text:p>179.1286010742</text:p>
          </table:table-cell>
          <table:table-cell office:value-type="float" office:value="0.2197934189" calcext:value-type="float">
            <text:p>0.219793418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610436" calcext:value-type="float">
            <text:p>-0.00610436</text:p>
          </table:table-cell>
          <table:table-cell office:value-type="float" office:value="0.0000839145" calcext:value-type="float">
            <text:p>8.39145E-05</text:p>
          </table:table-cell>
          <table:table-cell office:value-type="float" office:value="1137" calcext:value-type="float">
            <text:p>1137</text:p>
          </table:table-cell>
          <table:table-cell table:formula="of:=[.D864]*100" office:value-type="float" office:value="-0.01401211" calcext:value-type="float">
            <text:p>-0.01401211</text:p>
          </table:table-cell>
          <table:table-cell table:formula="of:=[.E864]*100" office:value-type="float" office:value="-0.610436" calcext:value-type="float">
            <text:p>-0.610436</text:p>
          </table:table-cell>
        </table:table-row>
        <table:table-row table:style-name="ro1">
          <table:table-cell office:value-type="float" office:value="56.94" calcext:value-type="float">
            <text:p>56.94</text:p>
          </table:table-cell>
          <table:table-cell office:value-type="float" office:value="179.1316223145" calcext:value-type="float">
            <text:p>179.1316223145</text:p>
          </table:table-cell>
          <table:table-cell office:value-type="float" office:value="0.1767178036" calcext:value-type="float">
            <text:p>0.176717803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529255" calcext:value-type="float">
            <text:p>-0.00529255</text:p>
          </table:table-cell>
          <table:table-cell office:value-type="float" office:value="-0.0000286111" calcext:value-type="float">
            <text:p>-2.86111E-05</text:p>
          </table:table-cell>
          <table:table-cell office:value-type="float" office:value="1138" calcext:value-type="float">
            <text:p>1138</text:p>
          </table:table-cell>
          <table:table-cell table:formula="of:=[.D865]*100" office:value-type="float" office:value="-0.01401211" calcext:value-type="float">
            <text:p>-0.01401211</text:p>
          </table:table-cell>
          <table:table-cell table:formula="of:=[.E865]*100" office:value-type="float" office:value="-0.529255" calcext:value-type="float">
            <text:p>-0.529255</text:p>
          </table:table-cell>
        </table:table-row>
        <table:table-row table:style-name="ro1">
          <table:table-cell office:value-type="float" office:value="56.99" calcext:value-type="float">
            <text:p>56.99</text:p>
          </table:table-cell>
          <table:table-cell office:value-type="float" office:value="179.1197052002" calcext:value-type="float">
            <text:p>179.1197052002</text:p>
          </table:table-cell>
          <table:table-cell office:value-type="float" office:value="0.1338582072" calcext:value-type="float">
            <text:p>0.133858207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446588" calcext:value-type="float">
            <text:p>-0.00446588</text:p>
          </table:table-cell>
          <table:table-cell office:value-type="float" office:value="-0.0000017689" calcext:value-type="float">
            <text:p>-1.7689E-06</text:p>
          </table:table-cell>
          <table:table-cell office:value-type="float" office:value="1139" calcext:value-type="float">
            <text:p>1139</text:p>
          </table:table-cell>
          <table:table-cell table:formula="of:=[.D866]*100" office:value-type="float" office:value="-0.01401211" calcext:value-type="float">
            <text:p>-0.01401211</text:p>
          </table:table-cell>
          <table:table-cell table:formula="of:=[.E866]*100" office:value-type="float" office:value="-0.446588" calcext:value-type="float">
            <text:p>-0.446588</text:p>
          </table:table-cell>
        </table:table-row>
        <table:table-row table:style-name="ro1">
          <table:table-cell office:value-type="float" office:value="57.04" calcext:value-type="float">
            <text:p>57.04</text:p>
          </table:table-cell>
          <table:table-cell office:value-type="float" office:value="179.1255187988" calcext:value-type="float">
            <text:p>179.1255187988</text:p>
          </table:table-cell>
          <table:table-cell office:value-type="float" office:value="0.0727539983" calcext:value-type="float">
            <text:p>0.072753998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350771" calcext:value-type="float">
            <text:p>-0.00350771</text:p>
          </table:table-cell>
          <table:table-cell office:value-type="float" office:value="0.0000944663" calcext:value-type="float">
            <text:p>9.44663E-05</text:p>
          </table:table-cell>
          <table:table-cell office:value-type="float" office:value="1140" calcext:value-type="float">
            <text:p>1140</text:p>
          </table:table-cell>
          <table:table-cell table:formula="of:=[.D867]*100" office:value-type="float" office:value="-0.01401211" calcext:value-type="float">
            <text:p>-0.01401211</text:p>
          </table:table-cell>
          <table:table-cell table:formula="of:=[.E867]*100" office:value-type="float" office:value="-0.350771" calcext:value-type="float">
            <text:p>-0.350771</text:p>
          </table:table-cell>
        </table:table-row>
        <table:table-row table:style-name="ro1">
          <table:table-cell office:value-type="float" office:value="57.09" calcext:value-type="float">
            <text:p>57.09</text:p>
          </table:table-cell>
          <table:table-cell office:value-type="float" office:value="179.1217803955" calcext:value-type="float">
            <text:p>179.1217803955</text:p>
          </table:table-cell>
          <table:table-cell office:value-type="float" office:value="0.0154095138" calcext:value-type="float">
            <text:p>0.015409513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48696" calcext:value-type="float">
            <text:p>-0.00248696</text:p>
          </table:table-cell>
          <table:table-cell office:value-type="float" office:value="0.0000983937" calcext:value-type="float">
            <text:p>9.83937E-05</text:p>
          </table:table-cell>
          <table:table-cell office:value-type="float" office:value="1141" calcext:value-type="float">
            <text:p>1141</text:p>
          </table:table-cell>
          <table:table-cell table:formula="of:=[.D868]*100" office:value-type="float" office:value="-0.01401211" calcext:value-type="float">
            <text:p>-0.01401211</text:p>
          </table:table-cell>
          <table:table-cell table:formula="of:=[.E868]*100" office:value-type="float" office:value="-0.248696" calcext:value-type="float">
            <text:p>-0.248696</text:p>
          </table:table-cell>
        </table:table-row>
        <table:table-row table:style-name="ro1">
          <table:table-cell office:value-type="float" office:value="57.14" calcext:value-type="float">
            <text:p>57.14</text:p>
          </table:table-cell>
          <table:table-cell office:value-type="float" office:value="179.1129608154" calcext:value-type="float">
            <text:p>179.1129608154</text:p>
          </table:table-cell>
          <table:table-cell office:value-type="float" office:value="-0.0265257225" calcext:value-type="float">
            <text:p>-0.026525722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52722" calcext:value-type="float">
            <text:p>-0.00152722</text:p>
          </table:table-cell>
          <table:table-cell office:value-type="float" office:value="0.0000775433" calcext:value-type="float">
            <text:p>7.75433E-05</text:p>
          </table:table-cell>
          <table:table-cell office:value-type="float" office:value="1142" calcext:value-type="float">
            <text:p>1142</text:p>
          </table:table-cell>
          <table:table-cell table:formula="of:=[.D869]*100" office:value-type="float" office:value="-0.01401211" calcext:value-type="float">
            <text:p>-0.01401211</text:p>
          </table:table-cell>
          <table:table-cell table:formula="of:=[.E869]*100" office:value-type="float" office:value="-0.152722" calcext:value-type="float">
            <text:p>-0.152722</text:p>
          </table:table-cell>
        </table:table-row>
        <table:table-row table:style-name="ro1">
          <table:table-cell office:value-type="float" office:value="57.19" calcext:value-type="float">
            <text:p>57.19</text:p>
          </table:table-cell>
          <table:table-cell office:value-type="float" office:value="179.1127471924" calcext:value-type="float">
            <text:p>179.1127471924</text:p>
          </table:table-cell>
          <table:table-cell office:value-type="float" office:value="-0.1030292571" calcext:value-type="float">
            <text:p>-0.103029257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37772" calcext:value-type="float">
            <text:p>-0.00037772</text:p>
          </table:table-cell>
          <table:table-cell office:value-type="float" office:value="0.0001249077" calcext:value-type="float">
            <text:p>0.0001249077</text:p>
          </table:table-cell>
          <table:table-cell office:value-type="float" office:value="1143" calcext:value-type="float">
            <text:p>1143</text:p>
          </table:table-cell>
          <table:table-cell table:formula="of:=[.D870]*100" office:value-type="float" office:value="-0.01401211" calcext:value-type="float">
            <text:p>-0.01401211</text:p>
          </table:table-cell>
          <table:table-cell table:formula="of:=[.E870]*100" office:value-type="float" office:value="-0.037772" calcext:value-type="float">
            <text:p>-0.037772</text:p>
          </table:table-cell>
        </table:table-row>
        <table:table-row table:style-name="ro1">
          <table:table-cell office:value-type="float" office:value="57.24" calcext:value-type="float">
            <text:p>57.24</text:p>
          </table:table-cell>
          <table:table-cell office:value-type="float" office:value="179.1122283936" calcext:value-type="float">
            <text:p>179.1122283936</text:p>
          </table:table-cell>
          <table:table-cell office:value-type="float" office:value="-0.1625396927" calcext:value-type="float">
            <text:p>-0.162539692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78496" calcext:value-type="float">
            <text:p>0.00078496</text:p>
          </table:table-cell>
          <table:table-cell office:value-type="float" office:value="0.0001462924" calcext:value-type="float">
            <text:p>0.0001462924</text:p>
          </table:table-cell>
          <table:table-cell office:value-type="float" office:value="1144" calcext:value-type="float">
            <text:p>1144</text:p>
          </table:table-cell>
          <table:table-cell table:formula="of:=[.D871]*100" office:value-type="float" office:value="-0.01401211" calcext:value-type="float">
            <text:p>-0.01401211</text:p>
          </table:table-cell>
          <table:table-cell table:formula="of:=[.E871]*100" office:value-type="float" office:value="0.078496" calcext:value-type="float">
            <text:p>0.078496</text:p>
          </table:table-cell>
        </table:table-row>
        <table:table-row table:style-name="ro1">
          <table:table-cell office:value-type="float" office:value="57.29" calcext:value-type="float">
            <text:p>57.29</text:p>
          </table:table-cell>
          <table:table-cell office:value-type="float" office:value="179.1312255859" calcext:value-type="float">
            <text:p>179.1312255859</text:p>
          </table:table-cell>
          <table:table-cell office:value-type="float" office:value="-0.1832730094" calcext:value-type="float">
            <text:p>-0.183273009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69796" calcext:value-type="float">
            <text:p>0.00169796</text:p>
          </table:table-cell>
          <table:table-cell office:value-type="float" office:value="0.0001371358" calcext:value-type="float">
            <text:p>0.0001371358</text:p>
          </table:table-cell>
          <table:table-cell office:value-type="float" office:value="1145" calcext:value-type="float">
            <text:p>1145</text:p>
          </table:table-cell>
          <table:table-cell table:formula="of:=[.D872]*100" office:value-type="float" office:value="-0.01401211" calcext:value-type="float">
            <text:p>-0.01401211</text:p>
          </table:table-cell>
          <table:table-cell table:formula="of:=[.E872]*100" office:value-type="float" office:value="0.169796" calcext:value-type="float">
            <text:p>0.169796</text:p>
          </table:table-cell>
        </table:table-row>
        <table:table-row table:style-name="ro1">
          <table:table-cell office:value-type="float" office:value="57.35" calcext:value-type="float">
            <text:p>57.35</text:p>
          </table:table-cell>
          <table:table-cell office:value-type="float" office:value="179.1362915039" calcext:value-type="float">
            <text:p>179.1362915039</text:p>
          </table:table-cell>
          <table:table-cell office:value-type="float" office:value="-0.264678172" calcext:value-type="float">
            <text:p>-0.26467817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84898" calcext:value-type="float">
            <text:p>0.00284898</text:p>
          </table:table-cell>
          <table:table-cell office:value-type="float" office:value="0.0002241969" calcext:value-type="float">
            <text:p>0.0002241969</text:p>
          </table:table-cell>
          <table:table-cell office:value-type="float" office:value="1146" calcext:value-type="float">
            <text:p>1146</text:p>
          </table:table-cell>
          <table:table-cell table:formula="of:=[.D873]*100" office:value-type="float" office:value="-0.01401211" calcext:value-type="float">
            <text:p>-0.01401211</text:p>
          </table:table-cell>
          <table:table-cell table:formula="of:=[.E873]*100" office:value-type="float" office:value="0.284898" calcext:value-type="float">
            <text:p>0.284898</text:p>
          </table:table-cell>
        </table:table-row>
        <table:table-row table:style-name="ro1">
          <table:table-cell office:value-type="float" office:value="57.39" calcext:value-type="float">
            <text:p>57.39</text:p>
          </table:table-cell>
          <table:table-cell office:value-type="float" office:value="179.1292877197" calcext:value-type="float">
            <text:p>179.1292877197</text:p>
          </table:table-cell>
          <table:table-cell office:value-type="float" office:value="-0.3662164114" calcext:value-type="float">
            <text:p>-0.366216411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29282" calcext:value-type="float">
            <text:p>0.00429282</text:p>
          </table:table-cell>
          <table:table-cell office:value-type="float" office:value="0.0004037435" calcext:value-type="float">
            <text:p>0.0004037435</text:p>
          </table:table-cell>
          <table:table-cell office:value-type="float" office:value="1147" calcext:value-type="float">
            <text:p>1147</text:p>
          </table:table-cell>
          <table:table-cell table:formula="of:=[.D874]*100" office:value-type="float" office:value="-0.01401211" calcext:value-type="float">
            <text:p>-0.01401211</text:p>
          </table:table-cell>
          <table:table-cell table:formula="of:=[.E874]*100" office:value-type="float" office:value="0.429282" calcext:value-type="float">
            <text:p>0.429282</text:p>
          </table:table-cell>
        </table:table-row>
        <table:table-row table:style-name="ro1">
          <table:table-cell office:value-type="float" office:value="57.45" calcext:value-type="float">
            <text:p>57.45</text:p>
          </table:table-cell>
          <table:table-cell office:value-type="float" office:value="179.1354370117" calcext:value-type="float">
            <text:p>179.1354370117</text:p>
          </table:table-cell>
          <table:table-cell office:value-type="float" office:value="-0.4096049729" calcext:value-type="float">
            <text:p>-0.409604972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54419" calcext:value-type="float">
            <text:p>0.00554419</text:p>
          </table:table-cell>
          <table:table-cell office:value-type="float" office:value="0.0002257932" calcext:value-type="float">
            <text:p>0.0002257932</text:p>
          </table:table-cell>
          <table:table-cell office:value-type="float" office:value="1148" calcext:value-type="float">
            <text:p>1148</text:p>
          </table:table-cell>
          <table:table-cell table:formula="of:=[.D875]*100" office:value-type="float" office:value="-0.01401211" calcext:value-type="float">
            <text:p>-0.01401211</text:p>
          </table:table-cell>
          <table:table-cell table:formula="of:=[.E875]*100" office:value-type="float" office:value="0.554419" calcext:value-type="float">
            <text:p>0.554419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179.127822876" calcext:value-type="float">
            <text:p>179.127822876</text:p>
          </table:table-cell>
          <table:table-cell office:value-type="float" office:value="-0.4896687065" calcext:value-type="float">
            <text:p>-0.489668706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91175" calcext:value-type="float">
            <text:p>0.00691175</text:p>
          </table:table-cell>
          <table:table-cell office:value-type="float" office:value="0.0003437961" calcext:value-type="float">
            <text:p>0.0003437961</text:p>
          </table:table-cell>
          <table:table-cell office:value-type="float" office:value="1149" calcext:value-type="float">
            <text:p>1149</text:p>
          </table:table-cell>
          <table:table-cell table:formula="of:=[.D876]*100" office:value-type="float" office:value="-0.01401211" calcext:value-type="float">
            <text:p>-0.01401211</text:p>
          </table:table-cell>
          <table:table-cell table:formula="of:=[.E876]*100" office:value-type="float" office:value="0.691175" calcext:value-type="float">
            <text:p>0.691175</text:p>
          </table:table-cell>
        </table:table-row>
        <table:table-row table:style-name="ro1">
          <table:table-cell office:value-type="float" office:value="57.55" calcext:value-type="float">
            <text:p>57.55</text:p>
          </table:table-cell>
          <table:table-cell office:value-type="float" office:value="179.1300354004" calcext:value-type="float">
            <text:p>179.1300354004</text:p>
          </table:table-cell>
          <table:table-cell office:value-type="float" office:value="-0.4916368702" calcext:value-type="float">
            <text:p>-0.491636870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8362" calcext:value-type="float">
            <text:p>0.0078362</text:p>
          </table:table-cell>
          <table:table-cell office:value-type="float" office:value="0.0001979748" calcext:value-type="float">
            <text:p>0.0001979748</text:p>
          </table:table-cell>
          <table:table-cell office:value-type="float" office:value="1150" calcext:value-type="float">
            <text:p>1150</text:p>
          </table:table-cell>
          <table:table-cell table:formula="of:=[.D877]*100" office:value-type="float" office:value="-0.01401211" calcext:value-type="float">
            <text:p>-0.01401211</text:p>
          </table:table-cell>
          <table:table-cell table:formula="of:=[.E877]*100" office:value-type="float" office:value="0.78362" calcext:value-type="float">
            <text:p>0.78362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179.1239624023" calcext:value-type="float">
            <text:p>179.1239624023</text:p>
          </table:table-cell>
          <table:table-cell office:value-type="float" office:value="-0.5515825636" calcext:value-type="float">
            <text:p>-0.551582563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85182" calcext:value-type="float">
            <text:p>0.00885182</text:p>
          </table:table-cell>
          <table:table-cell office:value-type="float" office:value="0.0002781553" calcext:value-type="float">
            <text:p>0.0002781553</text:p>
          </table:table-cell>
          <table:table-cell office:value-type="float" office:value="1151" calcext:value-type="float">
            <text:p>1151</text:p>
          </table:table-cell>
          <table:table-cell table:formula="of:=[.D878]*100" office:value-type="float" office:value="-0.01401211" calcext:value-type="float">
            <text:p>-0.01401211</text:p>
          </table:table-cell>
          <table:table-cell table:formula="of:=[.E878]*100" office:value-type="float" office:value="0.885182" calcext:value-type="float">
            <text:p>0.885182</text:p>
          </table:table-cell>
        </table:table-row>
        <table:table-row table:style-name="ro1">
          <table:table-cell office:value-type="float" office:value="57.65" calcext:value-type="float">
            <text:p>57.65</text:p>
          </table:table-cell>
          <table:table-cell office:value-type="float" office:value="179.1189117432" calcext:value-type="float">
            <text:p>179.1189117432</text:p>
          </table:table-cell>
          <table:table-cell office:value-type="float" office:value="-0.5924853805" calcext:value-type="float">
            <text:p>-0.592485380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980125" calcext:value-type="float">
            <text:p>0.00980125</text:p>
          </table:table-cell>
          <table:table-cell office:value-type="float" office:value="0.000306414" calcext:value-type="float">
            <text:p>0.000306414</text:p>
          </table:table-cell>
          <table:table-cell office:value-type="float" office:value="1152" calcext:value-type="float">
            <text:p>1152</text:p>
          </table:table-cell>
          <table:table-cell table:formula="of:=[.D879]*100" office:value-type="float" office:value="-0.01401211" calcext:value-type="float">
            <text:p>-0.01401211</text:p>
          </table:table-cell>
          <table:table-cell table:formula="of:=[.E879]*100" office:value-type="float" office:value="0.980125" calcext:value-type="float">
            <text:p>0.980125</text:p>
          </table:table-cell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179.1159820557" calcext:value-type="float">
            <text:p>179.1159820557</text:p>
          </table:table-cell>
          <table:table-cell office:value-type="float" office:value="-0.6142879734" calcext:value-type="float">
            <text:p>-0.614287973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057927" calcext:value-type="float">
            <text:p>0.01057927</text:p>
          </table:table-cell>
          <table:table-cell office:value-type="float" office:value="0.0001745327" calcext:value-type="float">
            <text:p>0.0001745327</text:p>
          </table:table-cell>
          <table:table-cell office:value-type="float" office:value="1153" calcext:value-type="float">
            <text:p>1153</text:p>
          </table:table-cell>
          <table:table-cell table:formula="of:=[.D880]*100" office:value-type="float" office:value="-0.01401211" calcext:value-type="float">
            <text:p>-0.01401211</text:p>
          </table:table-cell>
          <table:table-cell table:formula="of:=[.E880]*100" office:value-type="float" office:value="1.057927" calcext:value-type="float">
            <text:p>1.057927</text:p>
          </table:table-cell>
        </table:table-row>
        <table:table-row table:style-name="ro1">
          <table:table-cell office:value-type="float" office:value="57.75" calcext:value-type="float">
            <text:p>57.75</text:p>
          </table:table-cell>
          <table:table-cell office:value-type="float" office:value="179.1109008789" calcext:value-type="float">
            <text:p>179.1109008789</text:p>
          </table:table-cell>
          <table:table-cell office:value-type="float" office:value="-0.6782182165" calcext:value-type="float">
            <text:p>-0.678218216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152386" calcext:value-type="float">
            <text:p>0.01152386</text:p>
          </table:table-cell>
          <table:table-cell office:value-type="float" office:value="0.0002792554" calcext:value-type="float">
            <text:p>0.0002792554</text:p>
          </table:table-cell>
          <table:table-cell office:value-type="float" office:value="1154" calcext:value-type="float">
            <text:p>1154</text:p>
          </table:table-cell>
          <table:table-cell table:formula="of:=[.D881]*100" office:value-type="float" office:value="-0.01401211" calcext:value-type="float">
            <text:p>-0.01401211</text:p>
          </table:table-cell>
          <table:table-cell table:formula="of:=[.E881]*100" office:value-type="float" office:value="1.152386" calcext:value-type="float">
            <text:p>1.152386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179.0988006592" calcext:value-type="float">
            <text:p>179.0988006592</text:p>
          </table:table-cell>
          <table:table-cell office:value-type="float" office:value="-0.6960414844" calcext:value-type="float">
            <text:p>-0.696041484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227213" calcext:value-type="float">
            <text:p>0.01227213</text:p>
          </table:table-cell>
          <table:table-cell office:value-type="float" office:value="0.000293159" calcext:value-type="float">
            <text:p>0.000293159</text:p>
          </table:table-cell>
          <table:table-cell office:value-type="float" office:value="1155" calcext:value-type="float">
            <text:p>1155</text:p>
          </table:table-cell>
          <table:table-cell table:formula="of:=[.D882]*100" office:value-type="float" office:value="-0.01401211" calcext:value-type="float">
            <text:p>-0.01401211</text:p>
          </table:table-cell>
          <table:table-cell table:formula="of:=[.E882]*100" office:value-type="float" office:value="1.227213" calcext:value-type="float">
            <text:p>1.227213</text:p>
          </table:table-cell>
        </table:table-row>
        <table:table-row table:style-name="ro1">
          <table:table-cell office:value-type="float" office:value="57.85" calcext:value-type="float">
            <text:p>57.85</text:p>
          </table:table-cell>
          <table:table-cell office:value-type="float" office:value="179.1000213623" calcext:value-type="float">
            <text:p>179.1000213623</text:p>
          </table:table-cell>
          <table:table-cell office:value-type="float" office:value="-0.7240475573" calcext:value-type="float">
            <text:p>-0.724047557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295745" calcext:value-type="float">
            <text:p>0.01295745</text:p>
          </table:table-cell>
          <table:table-cell office:value-type="float" office:value="0.0002925847" calcext:value-type="float">
            <text:p>0.0002925847</text:p>
          </table:table-cell>
          <table:table-cell office:value-type="float" office:value="1156" calcext:value-type="float">
            <text:p>1156</text:p>
          </table:table-cell>
          <table:table-cell table:formula="of:=[.D883]*100" office:value-type="float" office:value="-0.01401211" calcext:value-type="float">
            <text:p>-0.01401211</text:p>
          </table:table-cell>
          <table:table-cell table:formula="of:=[.E883]*100" office:value-type="float" office:value="1.295745" calcext:value-type="float">
            <text:p>1.295745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179.0962524414" calcext:value-type="float">
            <text:p>179.0962524414</text:p>
          </table:table-cell>
          <table:table-cell office:value-type="float" office:value="-0.7476462283" calcext:value-type="float">
            <text:p>-0.747646228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357143" calcext:value-type="float">
            <text:p>0.01357143</text:p>
          </table:table-cell>
          <table:table-cell office:value-type="float" office:value="0.0002487126" calcext:value-type="float">
            <text:p>0.0002487126</text:p>
          </table:table-cell>
          <table:table-cell office:value-type="float" office:value="1157" calcext:value-type="float">
            <text:p>1157</text:p>
          </table:table-cell>
          <table:table-cell table:formula="of:=[.D884]*100" office:value-type="float" office:value="-0.01401211" calcext:value-type="float">
            <text:p>-0.01401211</text:p>
          </table:table-cell>
          <table:table-cell table:formula="of:=[.E884]*100" office:value-type="float" office:value="1.357143" calcext:value-type="float">
            <text:p>1.357143</text:p>
          </table:table-cell>
        </table:table-row>
        <table:table-row table:style-name="ro1">
          <table:table-cell office:value-type="float" office:value="57.95" calcext:value-type="float">
            <text:p>57.95</text:p>
          </table:table-cell>
          <table:table-cell office:value-type="float" office:value="179.0997161865" calcext:value-type="float">
            <text:p>179.0997161865</text:p>
          </table:table-cell>
          <table:table-cell office:value-type="float" office:value="-0.8029333775" calcext:value-type="float">
            <text:p>-0.802933377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43491" calcext:value-type="float">
            <text:p>0.0143491</text:p>
          </table:table-cell>
          <table:table-cell office:value-type="float" office:value="0.0004338346" calcext:value-type="float">
            <text:p>0.0004338346</text:p>
          </table:table-cell>
          <table:table-cell office:value-type="float" office:value="1158" calcext:value-type="float">
            <text:p>1158</text:p>
          </table:table-cell>
          <table:table-cell table:formula="of:=[.D885]*100" office:value-type="float" office:value="-0.01401211" calcext:value-type="float">
            <text:p>-0.01401211</text:p>
          </table:table-cell>
          <table:table-cell table:formula="of:=[.E885]*100" office:value-type="float" office:value="1.43491" calcext:value-type="float">
            <text:p>1.434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9.1207885742" calcext:value-type="float">
            <text:p>179.1207885742</text:p>
          </table:table-cell>
          <table:table-cell office:value-type="float" office:value="-0.792061828" calcext:value-type="float">
            <text:p>-0.79206182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479487" calcext:value-type="float">
            <text:p>0.01479487</text:p>
          </table:table-cell>
          <table:table-cell office:value-type="float" office:value="0.0002766784" calcext:value-type="float">
            <text:p>0.0002766784</text:p>
          </table:table-cell>
          <table:table-cell office:value-type="float" office:value="1159" calcext:value-type="float">
            <text:p>1159</text:p>
          </table:table-cell>
          <table:table-cell table:formula="of:=[.D886]*100" office:value-type="float" office:value="-0.01401211" calcext:value-type="float">
            <text:p>-0.01401211</text:p>
          </table:table-cell>
          <table:table-cell table:formula="of:=[.E886]*100" office:value-type="float" office:value="1.479487" calcext:value-type="float">
            <text:p>1.479487</text:p>
          </table:table-cell>
        </table:table-row>
        <table:table-row table:style-name="ro1">
          <table:table-cell office:value-type="float" office:value="58.05" calcext:value-type="float">
            <text:p>58.05</text:p>
          </table:table-cell>
          <table:table-cell office:value-type="float" office:value="179.1210632324" calcext:value-type="float">
            <text:p>179.1210632324</text:p>
          </table:table-cell>
          <table:table-cell office:value-type="float" office:value="-0.8066420462" calcext:value-type="float">
            <text:p>-0.806642046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518911" calcext:value-type="float">
            <text:p>0.01518911</text:p>
          </table:table-cell>
          <table:table-cell office:value-type="float" office:value="0.0002521964" calcext:value-type="float">
            <text:p>0.0002521964</text:p>
          </table:table-cell>
          <table:table-cell office:value-type="float" office:value="1160" calcext:value-type="float">
            <text:p>1160</text:p>
          </table:table-cell>
          <table:table-cell table:formula="of:=[.D887]*100" office:value-type="float" office:value="-0.01401211" calcext:value-type="float">
            <text:p>-0.01401211</text:p>
          </table:table-cell>
          <table:table-cell table:formula="of:=[.E887]*100" office:value-type="float" office:value="1.518911" calcext:value-type="float">
            <text:p>1.518911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179.1350250244" calcext:value-type="float">
            <text:p>179.1350250244</text:p>
          </table:table-cell>
          <table:table-cell office:value-type="float" office:value="-0.8163205382" calcext:value-type="float">
            <text:p>-0.816320538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551634" calcext:value-type="float">
            <text:p>0.01551634</text:p>
          </table:table-cell>
          <table:table-cell office:value-type="float" office:value="0.0002561104" calcext:value-type="float">
            <text:p>0.0002561104</text:p>
          </table:table-cell>
          <table:table-cell office:value-type="float" office:value="1161" calcext:value-type="float">
            <text:p>1161</text:p>
          </table:table-cell>
          <table:table-cell table:formula="of:=[.D888]*100" office:value-type="float" office:value="-0.01401211" calcext:value-type="float">
            <text:p>-0.01401211</text:p>
          </table:table-cell>
          <table:table-cell table:formula="of:=[.E888]*100" office:value-type="float" office:value="1.551634" calcext:value-type="float">
            <text:p>1.551634</text:p>
          </table:table-cell>
        </table:table-row>
        <table:table-row table:style-name="ro1">
          <table:table-cell office:value-type="float" office:value="58.15" calcext:value-type="float">
            <text:p>58.15</text:p>
          </table:table-cell>
          <table:table-cell office:value-type="float" office:value="179.1317749023" calcext:value-type="float">
            <text:p>179.1317749023</text:p>
          </table:table-cell>
          <table:table-cell office:value-type="float" office:value="-0.8218020572" calcext:value-type="float">
            <text:p>-0.821802057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577094" calcext:value-type="float">
            <text:p>0.01577094</text:p>
          </table:table-cell>
          <table:table-cell office:value-type="float" office:value="0.0002056562" calcext:value-type="float">
            <text:p>0.0002056562</text:p>
          </table:table-cell>
          <table:table-cell office:value-type="float" office:value="1162" calcext:value-type="float">
            <text:p>1162</text:p>
          </table:table-cell>
          <table:table-cell table:formula="of:=[.D889]*100" office:value-type="float" office:value="-0.01401211" calcext:value-type="float">
            <text:p>-0.01401211</text:p>
          </table:table-cell>
          <table:table-cell table:formula="of:=[.E889]*100" office:value-type="float" office:value="1.577094" calcext:value-type="float">
            <text:p>1.577094</text:p>
          </table:table-cell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179.1207580566" calcext:value-type="float">
            <text:p>179.1207580566</text:p>
          </table:table-cell>
          <table:table-cell office:value-type="float" office:value="-0.8146715231" calcext:value-type="float">
            <text:p>-0.814671523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589307" calcext:value-type="float">
            <text:p>0.01589307</text:p>
          </table:table-cell>
          <table:table-cell office:value-type="float" office:value="0.0002047549" calcext:value-type="float">
            <text:p>0.0002047549</text:p>
          </table:table-cell>
          <table:table-cell office:value-type="float" office:value="1163" calcext:value-type="float">
            <text:p>1163</text:p>
          </table:table-cell>
          <table:table-cell table:formula="of:=[.D890]*100" office:value-type="float" office:value="-0.01401211" calcext:value-type="float">
            <text:p>-0.01401211</text:p>
          </table:table-cell>
          <table:table-cell table:formula="of:=[.E890]*100" office:value-type="float" office:value="1.589307" calcext:value-type="float">
            <text:p>1.589307</text:p>
          </table:table-cell>
        </table:table-row>
        <table:table-row table:style-name="ro1">
          <table:table-cell office:value-type="float" office:value="58.25" calcext:value-type="float">
            <text:p>58.25</text:p>
          </table:table-cell>
          <table:table-cell office:value-type="float" office:value="179.1172637939" calcext:value-type="float">
            <text:p>179.1172637939</text:p>
          </table:table-cell>
          <table:table-cell office:value-type="float" office:value="-0.8182666747" calcext:value-type="float">
            <text:p>-0.818266674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599842" calcext:value-type="float">
            <text:p>0.01599842</text:p>
          </table:table-cell>
          <table:table-cell office:value-type="float" office:value="0.0002168057" calcext:value-type="float">
            <text:p>0.0002168057</text:p>
          </table:table-cell>
          <table:table-cell office:value-type="float" office:value="1164" calcext:value-type="float">
            <text:p>1164</text:p>
          </table:table-cell>
          <table:table-cell table:formula="of:=[.D891]*100" office:value-type="float" office:value="-0.01401211" calcext:value-type="float">
            <text:p>-0.01401211</text:p>
          </table:table-cell>
          <table:table-cell table:formula="of:=[.E891]*100" office:value-type="float" office:value="1.599842" calcext:value-type="float">
            <text:p>1.599842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179.115814209" calcext:value-type="float">
            <text:p>179.115814209</text:p>
          </table:table-cell>
          <table:table-cell office:value-type="float" office:value="-0.8052912927" calcext:value-type="float">
            <text:p>-0.805291292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598214" calcext:value-type="float">
            <text:p>0.01598214</text:p>
          </table:table-cell>
          <table:table-cell office:value-type="float" office:value="0.0000451184" calcext:value-type="float">
            <text:p>4.51184E-05</text:p>
          </table:table-cell>
          <table:table-cell office:value-type="float" office:value="1165" calcext:value-type="float">
            <text:p>1165</text:p>
          </table:table-cell>
          <table:table-cell table:formula="of:=[.D892]*100" office:value-type="float" office:value="-0.01401211" calcext:value-type="float">
            <text:p>-0.01401211</text:p>
          </table:table-cell>
          <table:table-cell table:formula="of:=[.E892]*100" office:value-type="float" office:value="1.598214" calcext:value-type="float">
            <text:p>1.598214</text:p>
          </table:table-cell>
        </table:table-row>
        <table:table-row table:style-name="ro1">
          <table:table-cell office:value-type="float" office:value="58.35" calcext:value-type="float">
            <text:p>58.35</text:p>
          </table:table-cell>
          <table:table-cell office:value-type="float" office:value="179.1261291504" calcext:value-type="float">
            <text:p>179.1261291504</text:p>
          </table:table-cell>
          <table:table-cell office:value-type="float" office:value="-0.8193599509" calcext:value-type="float">
            <text:p>-0.819359950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606506" calcext:value-type="float">
            <text:p>0.01606506</text:p>
          </table:table-cell>
          <table:table-cell office:value-type="float" office:value="0.0001282361" calcext:value-type="float">
            <text:p>0.0001282361</text:p>
          </table:table-cell>
          <table:table-cell office:value-type="float" office:value="1166" calcext:value-type="float">
            <text:p>1166</text:p>
          </table:table-cell>
          <table:table-cell table:formula="of:=[.D893]*100" office:value-type="float" office:value="-0.01401211" calcext:value-type="float">
            <text:p>-0.01401211</text:p>
          </table:table-cell>
          <table:table-cell table:formula="of:=[.E893]*100" office:value-type="float" office:value="1.606506" calcext:value-type="float">
            <text:p>1.606506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179.1342010498" calcext:value-type="float">
            <text:p>179.1342010498</text:p>
          </table:table-cell>
          <table:table-cell office:value-type="float" office:value="-0.8257218074" calcext:value-type="float">
            <text:p>-0.825721807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616273" calcext:value-type="float">
            <text:p>0.01616273</text:p>
          </table:table-cell>
          <table:table-cell office:value-type="float" office:value="0.0001865673" calcext:value-type="float">
            <text:p>0.0001865673</text:p>
          </table:table-cell>
          <table:table-cell office:value-type="float" office:value="1167" calcext:value-type="float">
            <text:p>1167</text:p>
          </table:table-cell>
          <table:table-cell table:formula="of:=[.D894]*100" office:value-type="float" office:value="-0.01401211" calcext:value-type="float">
            <text:p>-0.01401211</text:p>
          </table:table-cell>
          <table:table-cell table:formula="of:=[.E894]*100" office:value-type="float" office:value="1.616273" calcext:value-type="float">
            <text:p>1.616273</text:p>
          </table:table-cell>
        </table:table-row>
        <table:table-row table:style-name="ro1">
          <table:table-cell office:value-type="float" office:value="58.45" calcext:value-type="float">
            <text:p>58.45</text:p>
          </table:table-cell>
          <table:table-cell office:value-type="float" office:value="179.1381225586" calcext:value-type="float">
            <text:p>179.1381225586</text:p>
          </table:table-cell>
          <table:table-cell office:value-type="float" office:value="-0.7905812872" calcext:value-type="float">
            <text:p>-0.790581287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599358" calcext:value-type="float">
            <text:p>0.01599358</text:p>
          </table:table-cell>
          <table:table-cell office:value-type="float" office:value="0.0000383029" calcext:value-type="float">
            <text:p>3.83029E-05</text:p>
          </table:table-cell>
          <table:table-cell office:value-type="float" office:value="1168" calcext:value-type="float">
            <text:p>1168</text:p>
          </table:table-cell>
          <table:table-cell table:formula="of:=[.D895]*100" office:value-type="float" office:value="-0.01401211" calcext:value-type="float">
            <text:p>-0.01401211</text:p>
          </table:table-cell>
          <table:table-cell table:formula="of:=[.E895]*100" office:value-type="float" office:value="1.599358" calcext:value-type="float">
            <text:p>1.599358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179.1285705566" calcext:value-type="float">
            <text:p>179.1285705566</text:p>
          </table:table-cell>
          <table:table-cell office:value-type="float" office:value="-0.7953631701" calcext:value-type="float">
            <text:p>-0.795363170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591274" calcext:value-type="float">
            <text:p>0.01591274</text:p>
          </table:table-cell>
          <table:table-cell office:value-type="float" office:value="0.0001424731" calcext:value-type="float">
            <text:p>0.0001424731</text:p>
          </table:table-cell>
          <table:table-cell office:value-type="float" office:value="1169" calcext:value-type="float">
            <text:p>1169</text:p>
          </table:table-cell>
          <table:table-cell table:formula="of:=[.D896]*100" office:value-type="float" office:value="-0.01401211" calcext:value-type="float">
            <text:p>-0.01401211</text:p>
          </table:table-cell>
          <table:table-cell table:formula="of:=[.E896]*100" office:value-type="float" office:value="1.591274" calcext:value-type="float">
            <text:p>1.591274</text:p>
          </table:table-cell>
        </table:table-row>
        <table:table-row table:style-name="ro1">
          <table:table-cell office:value-type="float" office:value="58.55" calcext:value-type="float">
            <text:p>58.55</text:p>
          </table:table-cell>
          <table:table-cell office:value-type="float" office:value="179.1352233887" calcext:value-type="float">
            <text:p>179.1352233887</text:p>
          </table:table-cell>
          <table:table-cell office:value-type="float" office:value="-0.7684150873" calcext:value-type="float">
            <text:p>-0.768415087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567924" calcext:value-type="float">
            <text:p>0.01567924</text:p>
          </table:table-cell>
          <table:table-cell office:value-type="float" office:value="-0.0000340943" calcext:value-type="float">
            <text:p>-3.40943E-05</text:p>
          </table:table-cell>
          <table:table-cell office:value-type="float" office:value="1170" calcext:value-type="float">
            <text:p>1170</text:p>
          </table:table-cell>
          <table:table-cell table:formula="of:=[.D897]*100" office:value-type="float" office:value="-0.01401211" calcext:value-type="float">
            <text:p>-0.01401211</text:p>
          </table:table-cell>
          <table:table-cell table:formula="of:=[.E897]*100" office:value-type="float" office:value="1.567924" calcext:value-type="float">
            <text:p>1.567924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179.1257171631" calcext:value-type="float">
            <text:p>179.1257171631</text:p>
          </table:table-cell>
          <table:table-cell office:value-type="float" office:value="-0.7734575553" calcext:value-type="float">
            <text:p>-0.773457555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555725" calcext:value-type="float">
            <text:p>0.01555725</text:p>
          </table:table-cell>
          <table:table-cell office:value-type="float" office:value="0.0001074073" calcext:value-type="float">
            <text:p>0.0001074073</text:p>
          </table:table-cell>
          <table:table-cell office:value-type="float" office:value="1171" calcext:value-type="float">
            <text:p>1171</text:p>
          </table:table-cell>
          <table:table-cell table:formula="of:=[.D898]*100" office:value-type="float" office:value="-0.01401211" calcext:value-type="float">
            <text:p>-0.01401211</text:p>
          </table:table-cell>
          <table:table-cell table:formula="of:=[.E898]*100" office:value-type="float" office:value="1.555725" calcext:value-type="float">
            <text:p>1.555725</text:p>
          </table:table-cell>
        </table:table-row>
        <table:table-row table:style-name="ro1">
          <table:table-cell office:value-type="float" office:value="58.65" calcext:value-type="float">
            <text:p>58.65</text:p>
          </table:table-cell>
          <table:table-cell office:value-type="float" office:value="179.1190795898" calcext:value-type="float">
            <text:p>179.1190795898</text:p>
          </table:table-cell>
          <table:table-cell office:value-type="float" office:value="-0.7205229642" calcext:value-type="float">
            <text:p>-0.720522964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512312" calcext:value-type="float">
            <text:p>0.01512312</text:p>
          </table:table-cell>
          <table:table-cell office:value-type="float" office:value="-0.0001088326" calcext:value-type="float">
            <text:p>-0.0001088326</text:p>
          </table:table-cell>
          <table:table-cell office:value-type="float" office:value="1172" calcext:value-type="float">
            <text:p>1172</text:p>
          </table:table-cell>
          <table:table-cell table:formula="of:=[.D899]*100" office:value-type="float" office:value="-0.01401211" calcext:value-type="float">
            <text:p>-0.01401211</text:p>
          </table:table-cell>
          <table:table-cell table:formula="of:=[.E899]*100" office:value-type="float" office:value="1.512312" calcext:value-type="float">
            <text:p>1.512312</text:p>
          </table:table-cell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179.1134338379" calcext:value-type="float">
            <text:p>179.1134338379</text:p>
          </table:table-cell>
          <table:table-cell office:value-type="float" office:value="-0.6951146158" calcext:value-type="float">
            <text:p>-0.695114615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466446" calcext:value-type="float">
            <text:p>0.01466446</text:p>
          </table:table-cell>
          <table:table-cell office:value-type="float" office:value="-0.0000370091" calcext:value-type="float">
            <text:p>-3.70091E-05</text:p>
          </table:table-cell>
          <table:table-cell office:value-type="float" office:value="1173" calcext:value-type="float">
            <text:p>1173</text:p>
          </table:table-cell>
          <table:table-cell table:formula="of:=[.D900]*100" office:value-type="float" office:value="-0.01401211" calcext:value-type="float">
            <text:p>-0.01401211</text:p>
          </table:table-cell>
          <table:table-cell table:formula="of:=[.E900]*100" office:value-type="float" office:value="1.466446" calcext:value-type="float">
            <text:p>1.466446</text:p>
          </table:table-cell>
        </table:table-row>
        <table:table-row table:style-name="ro1">
          <table:table-cell office:value-type="float" office:value="58.75" calcext:value-type="float">
            <text:p>58.75</text:p>
          </table:table-cell>
          <table:table-cell office:value-type="float" office:value="179.1067199707" calcext:value-type="float">
            <text:p>179.1067199707</text:p>
          </table:table-cell>
          <table:table-cell office:value-type="float" office:value="-0.6759858923" calcext:value-type="float">
            <text:p>-0.675985892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423131" calcext:value-type="float">
            <text:p>0.01423131</text:p>
          </table:table-cell>
          <table:table-cell office:value-type="float" office:value="-0.0000543968" calcext:value-type="float">
            <text:p>-5.43968E-05</text:p>
          </table:table-cell>
          <table:table-cell office:value-type="float" office:value="1174" calcext:value-type="float">
            <text:p>1174</text:p>
          </table:table-cell>
          <table:table-cell table:formula="of:=[.D901]*100" office:value-type="float" office:value="-0.01401211" calcext:value-type="float">
            <text:p>-0.01401211</text:p>
          </table:table-cell>
          <table:table-cell table:formula="of:=[.E901]*100" office:value-type="float" office:value="1.423131" calcext:value-type="float">
            <text:p>1.423131</text:p>
          </table:table-cell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179.1018371582" calcext:value-type="float">
            <text:p>179.1018371582</text:p>
          </table:table-cell>
          <table:table-cell office:value-type="float" office:value="-0.6457702536" calcext:value-type="float">
            <text:p>-0.645770253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374126" calcext:value-type="float">
            <text:p>0.01374126</text:p>
          </table:table-cell>
          <table:table-cell office:value-type="float" office:value="-0.0000722185" calcext:value-type="float">
            <text:p>-7.22185E-05</text:p>
          </table:table-cell>
          <table:table-cell office:value-type="float" office:value="1175" calcext:value-type="float">
            <text:p>1175</text:p>
          </table:table-cell>
          <table:table-cell table:formula="of:=[.D902]*100" office:value-type="float" office:value="-0.01401211" calcext:value-type="float">
            <text:p>-0.01401211</text:p>
          </table:table-cell>
          <table:table-cell table:formula="of:=[.E902]*100" office:value-type="float" office:value="1.374126" calcext:value-type="float">
            <text:p>1.374126</text:p>
          </table:table-cell>
        </table:table-row>
        <table:table-row table:style-name="ro1">
          <table:table-cell office:value-type="float" office:value="58.85" calcext:value-type="float">
            <text:p>58.85</text:p>
          </table:table-cell>
          <table:table-cell office:value-type="float" office:value="179.100982666" calcext:value-type="float">
            <text:p>179.100982666</text:p>
          </table:table-cell>
          <table:table-cell office:value-type="float" office:value="-0.6539142997" calcext:value-type="float">
            <text:p>-0.653914299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346898" calcext:value-type="float">
            <text:p>0.01346898</text:p>
          </table:table-cell>
          <table:table-cell office:value-type="float" office:value="-0.0000724077" calcext:value-type="float">
            <text:p>-7.24077E-05</text:p>
          </table:table-cell>
          <table:table-cell office:value-type="float" office:value="1176" calcext:value-type="float">
            <text:p>1176</text:p>
          </table:table-cell>
          <table:table-cell table:formula="of:=[.D903]*100" office:value-type="float" office:value="-0.01401211" calcext:value-type="float">
            <text:p>-0.01401211</text:p>
          </table:table-cell>
          <table:table-cell table:formula="of:=[.E903]*100" office:value-type="float" office:value="1.346898" calcext:value-type="float">
            <text:p>1.346898</text:p>
          </table:table-cell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179.1045532227" calcext:value-type="float">
            <text:p>179.1045532227</text:p>
          </table:table-cell>
          <table:table-cell office:value-type="float" office:value="-0.6205469698" calcext:value-type="float">
            <text:p>-0.620546969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306512" calcext:value-type="float">
            <text:p>0.01306512</text:p>
          </table:table-cell>
          <table:table-cell office:value-type="float" office:value="-0.0000283104" calcext:value-type="float">
            <text:p>-2.83104E-05</text:p>
          </table:table-cell>
          <table:table-cell office:value-type="float" office:value="1177" calcext:value-type="float">
            <text:p>1177</text:p>
          </table:table-cell>
          <table:table-cell table:formula="of:=[.D904]*100" office:value-type="float" office:value="-0.01401211" calcext:value-type="float">
            <text:p>-0.01401211</text:p>
          </table:table-cell>
          <table:table-cell table:formula="of:=[.E904]*100" office:value-type="float" office:value="1.306512" calcext:value-type="float">
            <text:p>1.306512</text:p>
          </table:table-cell>
        </table:table-row>
        <table:table-row table:style-name="ro1">
          <table:table-cell office:value-type="float" office:value="58.95" calcext:value-type="float">
            <text:p>58.95</text:p>
          </table:table-cell>
          <table:table-cell office:value-type="float" office:value="179.0927581787" calcext:value-type="float">
            <text:p>179.0927581787</text:p>
          </table:table-cell>
          <table:table-cell office:value-type="float" office:value="-0.6446368077" calcext:value-type="float">
            <text:p>-0.644636807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295657" calcext:value-type="float">
            <text:p>0.01295657</text:p>
          </table:table-cell>
          <table:table-cell office:value-type="float" office:value="0.0000722277" calcext:value-type="float">
            <text:p>7.22277E-05</text:p>
          </table:table-cell>
          <table:table-cell office:value-type="float" office:value="1178" calcext:value-type="float">
            <text:p>1178</text:p>
          </table:table-cell>
          <table:table-cell table:formula="of:=[.D905]*100" office:value-type="float" office:value="-0.01401211" calcext:value-type="float">
            <text:p>-0.01401211</text:p>
          </table:table-cell>
          <table:table-cell table:formula="of:=[.E905]*100" office:value-type="float" office:value="1.295657" calcext:value-type="float">
            <text:p>1.2956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9.0997009277" calcext:value-type="float">
            <text:p>179.0997009277</text:p>
          </table:table-cell>
          <table:table-cell office:value-type="float" office:value="-0.5777088823" calcext:value-type="float">
            <text:p>-0.577708882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243812" calcext:value-type="float">
            <text:p>0.01243812</text:p>
          </table:table-cell>
          <table:table-cell office:value-type="float" office:value="-0.0002258107" calcext:value-type="float">
            <text:p>-0.0002258107</text:p>
          </table:table-cell>
          <table:table-cell office:value-type="float" office:value="1179" calcext:value-type="float">
            <text:p>1179</text:p>
          </table:table-cell>
          <table:table-cell table:formula="of:=[.D906]*100" office:value-type="float" office:value="-0.01401211" calcext:value-type="float">
            <text:p>-0.01401211</text:p>
          </table:table-cell>
          <table:table-cell table:formula="of:=[.E906]*100" office:value-type="float" office:value="1.243812" calcext:value-type="float">
            <text:p>1.243812</text:p>
          </table:table-cell>
        </table:table-row>
        <table:table-row table:style-name="ro1">
          <table:table-cell office:value-type="float" office:value="59.05" calcext:value-type="float">
            <text:p>59.05</text:p>
          </table:table-cell>
          <table:table-cell office:value-type="float" office:value="179.0952606201" calcext:value-type="float">
            <text:p>179.0952606201</text:p>
          </table:table-cell>
          <table:table-cell office:value-type="float" office:value="-0.5549487595" calcext:value-type="float">
            <text:p>-0.554948759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194092" calcext:value-type="float">
            <text:p>0.01194092</text:p>
          </table:table-cell>
          <table:table-cell office:value-type="float" office:value="-0.0001285729" calcext:value-type="float">
            <text:p>-0.0001285729</text:p>
          </table:table-cell>
          <table:table-cell office:value-type="float" office:value="1180" calcext:value-type="float">
            <text:p>1180</text:p>
          </table:table-cell>
          <table:table-cell table:formula="of:=[.D907]*100" office:value-type="float" office:value="-0.01401211" calcext:value-type="float">
            <text:p>-0.01401211</text:p>
          </table:table-cell>
          <table:table-cell table:formula="of:=[.E907]*100" office:value-type="float" office:value="1.194092" calcext:value-type="float">
            <text:p>1.194092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179.0987091064" calcext:value-type="float">
            <text:p>179.0987091064</text:p>
          </table:table-cell>
          <table:table-cell office:value-type="float" office:value="-0.5188139113" calcext:value-type="float">
            <text:p>-0.518813911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136873" calcext:value-type="float">
            <text:p>0.01136873</text:p>
          </table:table-cell>
          <table:table-cell office:value-type="float" office:value="-0.0001978118" calcext:value-type="float">
            <text:p>-0.0001978118</text:p>
          </table:table-cell>
          <table:table-cell office:value-type="float" office:value="1181" calcext:value-type="float">
            <text:p>1181</text:p>
          </table:table-cell>
          <table:table-cell table:formula="of:=[.D908]*100" office:value-type="float" office:value="-0.01401211" calcext:value-type="float">
            <text:p>-0.01401211</text:p>
          </table:table-cell>
          <table:table-cell table:formula="of:=[.E908]*100" office:value-type="float" office:value="1.136873" calcext:value-type="float">
            <text:p>1.136873</text:p>
          </table:table-cell>
        </table:table-row>
        <table:table-row table:style-name="ro1">
          <table:table-cell office:value-type="float" office:value="59.15" calcext:value-type="float">
            <text:p>59.15</text:p>
          </table:table-cell>
          <table:table-cell office:value-type="float" office:value="179.1020507812" calcext:value-type="float">
            <text:p>179.1020507812</text:p>
          </table:table-cell>
          <table:table-cell office:value-type="float" office:value="-0.5220342939" calcext:value-type="float">
            <text:p>-0.522034293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10089" calcext:value-type="float">
            <text:p>0.0110089</text:p>
          </table:table-cell>
          <table:table-cell office:value-type="float" office:value="-0.000068084" calcext:value-type="float">
            <text:p>-0.000068084</text:p>
          </table:table-cell>
          <table:table-cell office:value-type="float" office:value="1182" calcext:value-type="float">
            <text:p>1182</text:p>
          </table:table-cell>
          <table:table-cell table:formula="of:=[.D909]*100" office:value-type="float" office:value="-0.01401211" calcext:value-type="float">
            <text:p>-0.01401211</text:p>
          </table:table-cell>
          <table:table-cell table:formula="of:=[.E909]*100" office:value-type="float" office:value="1.10089" calcext:value-type="float">
            <text:p>1.10089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179.1047668457" calcext:value-type="float">
            <text:p>179.1047668457</text:p>
          </table:table-cell>
          <table:table-cell office:value-type="float" office:value="-0.4734828774" calcext:value-type="float">
            <text:p>-0.473482877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1044549" calcext:value-type="float">
            <text:p>0.01044549</text:p>
          </table:table-cell>
          <table:table-cell office:value-type="float" office:value="-0.0001948288" calcext:value-type="float">
            <text:p>-0.0001948288</text:p>
          </table:table-cell>
          <table:table-cell office:value-type="float" office:value="1183" calcext:value-type="float">
            <text:p>1183</text:p>
          </table:table-cell>
          <table:table-cell table:formula="of:=[.D910]*100" office:value-type="float" office:value="-0.01401211" calcext:value-type="float">
            <text:p>-0.01401211</text:p>
          </table:table-cell>
          <table:table-cell table:formula="of:=[.E910]*100" office:value-type="float" office:value="1.044549" calcext:value-type="float">
            <text:p>1.044549</text:p>
          </table:table-cell>
        </table:table-row>
        <table:table-row table:style-name="ro1">
          <table:table-cell office:value-type="float" office:value="59.25" calcext:value-type="float">
            <text:p>59.25</text:p>
          </table:table-cell>
          <table:table-cell office:value-type="float" office:value="179.0911712646" calcext:value-type="float">
            <text:p>179.0911712646</text:p>
          </table:table-cell>
          <table:table-cell office:value-type="float" office:value="-0.4541083802" calcext:value-type="float">
            <text:p>-0.454108380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99409" calcext:value-type="float">
            <text:p>0.0099409</text:p>
          </table:table-cell>
          <table:table-cell office:value-type="float" office:value="-0.0001447256" calcext:value-type="float">
            <text:p>-0.0001447256</text:p>
          </table:table-cell>
          <table:table-cell office:value-type="float" office:value="1184" calcext:value-type="float">
            <text:p>1184</text:p>
          </table:table-cell>
          <table:table-cell table:formula="of:=[.D911]*100" office:value-type="float" office:value="-0.01401211" calcext:value-type="float">
            <text:p>-0.01401211</text:p>
          </table:table-cell>
          <table:table-cell table:formula="of:=[.E911]*100" office:value-type="float" office:value="0.99409" calcext:value-type="float">
            <text:p>0.99409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179.0945129395" calcext:value-type="float">
            <text:p>179.0945129395</text:p>
          </table:table-cell>
          <table:table-cell office:value-type="float" office:value="-0.4450171962" calcext:value-type="float">
            <text:p>-0.445017196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954405" calcext:value-type="float">
            <text:p>0.00954405</text:p>
          </table:table-cell>
          <table:table-cell office:value-type="float" office:value="-0.000086034" calcext:value-type="float">
            <text:p>-0.000086034</text:p>
          </table:table-cell>
          <table:table-cell office:value-type="float" office:value="1185" calcext:value-type="float">
            <text:p>1185</text:p>
          </table:table-cell>
          <table:table-cell table:formula="of:=[.D912]*100" office:value-type="float" office:value="-0.01401211" calcext:value-type="float">
            <text:p>-0.01401211</text:p>
          </table:table-cell>
          <table:table-cell table:formula="of:=[.E912]*100" office:value-type="float" office:value="0.954405" calcext:value-type="float">
            <text:p>0.954405</text:p>
          </table:table-cell>
        </table:table-row>
        <table:table-row table:style-name="ro1">
          <table:table-cell office:value-type="float" office:value="59.35" calcext:value-type="float">
            <text:p>59.35</text:p>
          </table:table-cell>
          <table:table-cell office:value-type="float" office:value="179.0993041992" calcext:value-type="float">
            <text:p>179.0993041992</text:p>
          </table:table-cell>
          <table:table-cell office:value-type="float" office:value="-0.3998145319" calcext:value-type="float">
            <text:p>-0.399814531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97829" calcext:value-type="float">
            <text:p>0.00897829</text:p>
          </table:table-cell>
          <table:table-cell office:value-type="float" office:value="-0.000142147" calcext:value-type="float">
            <text:p>-0.000142147</text:p>
          </table:table-cell>
          <table:table-cell office:value-type="float" office:value="1186" calcext:value-type="float">
            <text:p>1186</text:p>
          </table:table-cell>
          <table:table-cell table:formula="of:=[.D913]*100" office:value-type="float" office:value="-0.01401211" calcext:value-type="float">
            <text:p>-0.01401211</text:p>
          </table:table-cell>
          <table:table-cell table:formula="of:=[.E913]*100" office:value-type="float" office:value="0.897829" calcext:value-type="float">
            <text:p>0.897829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179.1234741211" calcext:value-type="float">
            <text:p>179.1234741211</text:p>
          </table:table-cell>
          <table:table-cell office:value-type="float" office:value="-0.3322276774" calcext:value-type="float">
            <text:p>-0.332227677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15077" calcext:value-type="float">
            <text:p>0.00815077</text:p>
          </table:table-cell>
          <table:table-cell office:value-type="float" office:value="-0.0001852875" calcext:value-type="float">
            <text:p>-0.0001852875</text:p>
          </table:table-cell>
          <table:table-cell office:value-type="float" office:value="1187" calcext:value-type="float">
            <text:p>1187</text:p>
          </table:table-cell>
          <table:table-cell table:formula="of:=[.D914]*100" office:value-type="float" office:value="-0.01401211" calcext:value-type="float">
            <text:p>-0.01401211</text:p>
          </table:table-cell>
          <table:table-cell table:formula="of:=[.E914]*100" office:value-type="float" office:value="0.815077" calcext:value-type="float">
            <text:p>0.815077</text:p>
          </table:table-cell>
        </table:table-row>
        <table:table-row table:style-name="ro1">
          <table:table-cell office:value-type="float" office:value="59.45" calcext:value-type="float">
            <text:p>59.45</text:p>
          </table:table-cell>
          <table:table-cell office:value-type="float" office:value="179.1278533936" calcext:value-type="float">
            <text:p>179.1278533936</text:p>
          </table:table-cell>
          <table:table-cell office:value-type="float" office:value="-0.3432768904" calcext:value-type="float">
            <text:p>-0.343276890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67297" calcext:value-type="float">
            <text:p>0.00767297</text:p>
          </table:table-cell>
          <table:table-cell office:value-type="float" office:value="-0.0001147525" calcext:value-type="float">
            <text:p>-0.0001147525</text:p>
          </table:table-cell>
          <table:table-cell office:value-type="float" office:value="1188" calcext:value-type="float">
            <text:p>1188</text:p>
          </table:table-cell>
          <table:table-cell table:formula="of:=[.D915]*100" office:value-type="float" office:value="-0.01401211" calcext:value-type="float">
            <text:p>-0.01401211</text:p>
          </table:table-cell>
          <table:table-cell table:formula="of:=[.E915]*100" office:value-type="float" office:value="0.767297" calcext:value-type="float">
            <text:p>0.767297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179.1215820312" calcext:value-type="float">
            <text:p>179.1215820312</text:p>
          </table:table-cell>
          <table:table-cell office:value-type="float" office:value="-0.2889985655" calcext:value-type="float">
            <text:p>-0.288998565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99277" calcext:value-type="float">
            <text:p>0.00699277</text:p>
          </table:table-cell>
          <table:table-cell office:value-type="float" office:value="-0.0001711461" calcext:value-type="float">
            <text:p>-0.0001711461</text:p>
          </table:table-cell>
          <table:table-cell office:value-type="float" office:value="1189" calcext:value-type="float">
            <text:p>1189</text:p>
          </table:table-cell>
          <table:table-cell table:formula="of:=[.D916]*100" office:value-type="float" office:value="-0.01401211" calcext:value-type="float">
            <text:p>-0.01401211</text:p>
          </table:table-cell>
          <table:table-cell table:formula="of:=[.E916]*100" office:value-type="float" office:value="0.699277" calcext:value-type="float">
            <text:p>0.699277</text:p>
          </table:table-cell>
        </table:table-row>
        <table:table-row table:style-name="ro1">
          <table:table-cell office:value-type="float" office:value="59.55" calcext:value-type="float">
            <text:p>59.55</text:p>
          </table:table-cell>
          <table:table-cell office:value-type="float" office:value="179.1108398438" calcext:value-type="float">
            <text:p>179.1108398438</text:p>
          </table:table-cell>
          <table:table-cell office:value-type="float" office:value="-0.3049714969" calcext:value-type="float">
            <text:p>-0.304971496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64596" calcext:value-type="float">
            <text:p>0.00664596</text:p>
          </table:table-cell>
          <table:table-cell office:value-type="float" office:value="-0.0000762399" calcext:value-type="float">
            <text:p>-7.62399E-05</text:p>
          </table:table-cell>
          <table:table-cell office:value-type="float" office:value="1190" calcext:value-type="float">
            <text:p>1190</text:p>
          </table:table-cell>
          <table:table-cell table:formula="of:=[.D917]*100" office:value-type="float" office:value="-0.01401211" calcext:value-type="float">
            <text:p>-0.01401211</text:p>
          </table:table-cell>
          <table:table-cell table:formula="of:=[.E917]*100" office:value-type="float" office:value="0.664596" calcext:value-type="float">
            <text:p>0.664596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179.0902709961" calcext:value-type="float">
            <text:p>179.0902709961</text:p>
          </table:table-cell>
          <table:table-cell office:value-type="float" office:value="-0.2418803282" calcext:value-type="float">
            <text:p>-0.241880328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99432" calcext:value-type="float">
            <text:p>0.00599432</text:p>
          </table:table-cell>
          <table:table-cell office:value-type="float" office:value="-0.0002449871" calcext:value-type="float">
            <text:p>-0.0002449871</text:p>
          </table:table-cell>
          <table:table-cell office:value-type="float" office:value="1191" calcext:value-type="float">
            <text:p>1191</text:p>
          </table:table-cell>
          <table:table-cell table:formula="of:=[.D918]*100" office:value-type="float" office:value="-0.01401211" calcext:value-type="float">
            <text:p>-0.01401211</text:p>
          </table:table-cell>
          <table:table-cell table:formula="of:=[.E918]*100" office:value-type="float" office:value="0.599432" calcext:value-type="float">
            <text:p>0.599432</text:p>
          </table:table-cell>
        </table:table-row>
        <table:table-row table:style-name="ro1">
          <table:table-cell office:value-type="float" office:value="59.65" calcext:value-type="float">
            <text:p>59.65</text:p>
          </table:table-cell>
          <table:table-cell office:value-type="float" office:value="179.0781707764" calcext:value-type="float">
            <text:p>179.0781707764</text:p>
          </table:table-cell>
          <table:table-cell office:value-type="float" office:value="-0.2117810514" calcext:value-type="float">
            <text:p>-0.211781051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35944" calcext:value-type="float">
            <text:p>0.00535944</text:p>
          </table:table-cell>
          <table:table-cell office:value-type="float" office:value="-0.0002190632" calcext:value-type="float">
            <text:p>-0.0002190632</text:p>
          </table:table-cell>
          <table:table-cell office:value-type="float" office:value="1192" calcext:value-type="float">
            <text:p>1192</text:p>
          </table:table-cell>
          <table:table-cell table:formula="of:=[.D919]*100" office:value-type="float" office:value="-0.01401211" calcext:value-type="float">
            <text:p>-0.01401211</text:p>
          </table:table-cell>
          <table:table-cell table:formula="of:=[.E919]*100" office:value-type="float" office:value="0.535944" calcext:value-type="float">
            <text:p>0.535944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179.0651855469" calcext:value-type="float">
            <text:p>179.0651855469</text:p>
          </table:table-cell>
          <table:table-cell office:value-type="float" office:value="-0.1957349486" calcext:value-type="float">
            <text:p>-0.195734948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82941" calcext:value-type="float">
            <text:p>0.00482941</text:p>
          </table:table-cell>
          <table:table-cell office:value-type="float" office:value="-0.0002843285" calcext:value-type="float">
            <text:p>-0.0002843285</text:p>
          </table:table-cell>
          <table:table-cell office:value-type="float" office:value="1193" calcext:value-type="float">
            <text:p>1193</text:p>
          </table:table-cell>
          <table:table-cell table:formula="of:=[.D920]*100" office:value-type="float" office:value="-0.01401211" calcext:value-type="float">
            <text:p>-0.01401211</text:p>
          </table:table-cell>
          <table:table-cell table:formula="of:=[.E920]*100" office:value-type="float" office:value="0.482941" calcext:value-type="float">
            <text:p>0.482941</text:p>
          </table:table-cell>
        </table:table-row>
        <table:table-row table:style-name="ro1">
          <table:table-cell office:value-type="float" office:value="59.75" calcext:value-type="float">
            <text:p>59.75</text:p>
          </table:table-cell>
          <table:table-cell office:value-type="float" office:value="179.0645599365" calcext:value-type="float">
            <text:p>179.0645599365</text:p>
          </table:table-cell>
          <table:table-cell office:value-type="float" office:value="-0.1729303137" calcext:value-type="float">
            <text:p>-0.172930313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32419" calcext:value-type="float">
            <text:p>0.00432419</text:p>
          </table:table-cell>
          <table:table-cell office:value-type="float" office:value="-0.0001755724" calcext:value-type="float">
            <text:p>-0.0001755724</text:p>
          </table:table-cell>
          <table:table-cell office:value-type="float" office:value="1194" calcext:value-type="float">
            <text:p>1194</text:p>
          </table:table-cell>
          <table:table-cell table:formula="of:=[.D921]*100" office:value-type="float" office:value="-0.01401211" calcext:value-type="float">
            <text:p>-0.01401211</text:p>
          </table:table-cell>
          <table:table-cell table:formula="of:=[.E921]*100" office:value-type="float" office:value="0.432419" calcext:value-type="float">
            <text:p>0.432419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179.0725250244" calcext:value-type="float">
            <text:p>179.0725250244</text:p>
          </table:table-cell>
          <table:table-cell office:value-type="float" office:value="-0.1393578773" calcext:value-type="float">
            <text:p>-0.139357877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76375" calcext:value-type="float">
            <text:p>0.00376375</text:p>
          </table:table-cell>
          <table:table-cell office:value-type="float" office:value="-0.0002167208" calcext:value-type="float">
            <text:p>-0.0002167208</text:p>
          </table:table-cell>
          <table:table-cell office:value-type="float" office:value="1195" calcext:value-type="float">
            <text:p>1195</text:p>
          </table:table-cell>
          <table:table-cell table:formula="of:=[.D922]*100" office:value-type="float" office:value="-0.01401211" calcext:value-type="float">
            <text:p>-0.01401211</text:p>
          </table:table-cell>
          <table:table-cell table:formula="of:=[.E922]*100" office:value-type="float" office:value="0.376375" calcext:value-type="float">
            <text:p>0.376375</text:p>
          </table:table-cell>
        </table:table-row>
        <table:table-row table:style-name="ro1">
          <table:table-cell office:value-type="float" office:value="59.85" calcext:value-type="float">
            <text:p>59.85</text:p>
          </table:table-cell>
          <table:table-cell office:value-type="float" office:value="179.0621490479" calcext:value-type="float">
            <text:p>179.0621490479</text:p>
          </table:table-cell>
          <table:table-cell office:value-type="float" office:value="-0.1126609855" calcext:value-type="float">
            <text:p>-0.112660985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21232" calcext:value-type="float">
            <text:p>0.00321232</text:p>
          </table:table-cell>
          <table:table-cell office:value-type="float" office:value="-0.0002227503" calcext:value-type="float">
            <text:p>-0.0002227503</text:p>
          </table:table-cell>
          <table:table-cell office:value-type="float" office:value="1196" calcext:value-type="float">
            <text:p>1196</text:p>
          </table:table-cell>
          <table:table-cell table:formula="of:=[.D923]*100" office:value-type="float" office:value="-0.01401211" calcext:value-type="float">
            <text:p>-0.01401211</text:p>
          </table:table-cell>
          <table:table-cell table:formula="of:=[.E923]*100" office:value-type="float" office:value="0.321232" calcext:value-type="float">
            <text:p>0.321232</text:p>
          </table:table-cell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179.0648193359" calcext:value-type="float">
            <text:p>179.0648193359</text:p>
          </table:table-cell>
          <table:table-cell office:value-type="float" office:value="-0.1101993311" calcext:value-type="float">
            <text:p>-0.110199331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82845" calcext:value-type="float">
            <text:p>0.00282845</text:p>
          </table:table-cell>
          <table:table-cell office:value-type="float" office:value="-0.0001497859" calcext:value-type="float">
            <text:p>-0.0001497859</text:p>
          </table:table-cell>
          <table:table-cell office:value-type="float" office:value="1197" calcext:value-type="float">
            <text:p>1197</text:p>
          </table:table-cell>
          <table:table-cell table:formula="of:=[.D924]*100" office:value-type="float" office:value="-0.01401211" calcext:value-type="float">
            <text:p>-0.01401211</text:p>
          </table:table-cell>
          <table:table-cell table:formula="of:=[.E924]*100" office:value-type="float" office:value="0.282845" calcext:value-type="float">
            <text:p>0.282845</text:p>
          </table:table-cell>
        </table:table-row>
        <table:table-row table:style-name="ro1">
          <table:table-cell office:value-type="float" office:value="59.95" calcext:value-type="float">
            <text:p>59.95</text:p>
          </table:table-cell>
          <table:table-cell office:value-type="float" office:value="179.0670776367" calcext:value-type="float">
            <text:p>179.0670776367</text:p>
          </table:table-cell>
          <table:table-cell office:value-type="float" office:value="-0.0420580881" calcext:value-type="float">
            <text:p>-0.042058088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11844" calcext:value-type="float">
            <text:p>0.00211844</text:p>
          </table:table-cell>
          <table:table-cell office:value-type="float" office:value="-0.0002266809" calcext:value-type="float">
            <text:p>-0.0002266809</text:p>
          </table:table-cell>
          <table:table-cell office:value-type="float" office:value="1198" calcext:value-type="float">
            <text:p>1198</text:p>
          </table:table-cell>
          <table:table-cell table:formula="of:=[.D925]*100" office:value-type="float" office:value="-0.01401211" calcext:value-type="float">
            <text:p>-0.01401211</text:p>
          </table:table-cell>
          <table:table-cell table:formula="of:=[.E925]*100" office:value-type="float" office:value="0.211844" calcext:value-type="float">
            <text:p>0.2118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9.0680541992" calcext:value-type="float">
            <text:p>179.0680541992</text:p>
          </table:table-cell>
          <table:table-cell office:value-type="float" office:value="-0.0574128238" calcext:value-type="float">
            <text:p>-0.057412823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74765" calcext:value-type="float">
            <text:p>0.00174765</text:p>
          </table:table-cell>
          <table:table-cell office:value-type="float" office:value="-0.0001349343" calcext:value-type="float">
            <text:p>-0.0001349343</text:p>
          </table:table-cell>
          <table:table-cell office:value-type="float" office:value="1199" calcext:value-type="float">
            <text:p>1199</text:p>
          </table:table-cell>
          <table:table-cell table:formula="of:=[.D926]*100" office:value-type="float" office:value="-0.01401211" calcext:value-type="float">
            <text:p>-0.01401211</text:p>
          </table:table-cell>
          <table:table-cell table:formula="of:=[.E926]*100" office:value-type="float" office:value="0.174765" calcext:value-type="float">
            <text:p>0.174765</text:p>
          </table:table-cell>
        </table:table-row>
        <table:table-row table:style-name="ro1">
          <table:table-cell office:value-type="float" office:value="60.05" calcext:value-type="float">
            <text:p>60.05</text:p>
          </table:table-cell>
          <table:table-cell office:value-type="float" office:value="179.06640625" calcext:value-type="float">
            <text:p>179.06640625</text:p>
          </table:table-cell>
          <table:table-cell office:value-type="float" office:value="-0.043827922" calcext:value-type="float">
            <text:p>-0.04382792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41001" calcext:value-type="float">
            <text:p>0.00141001</text:p>
          </table:table-cell>
          <table:table-cell office:value-type="float" office:value="-0.0001413781" calcext:value-type="float">
            <text:p>-0.0001413781</text:p>
          </table:table-cell>
          <table:table-cell office:value-type="float" office:value="1200" calcext:value-type="float">
            <text:p>1200</text:p>
          </table:table-cell>
          <table:table-cell table:formula="of:=[.D927]*100" office:value-type="float" office:value="-0.01401211" calcext:value-type="float">
            <text:p>-0.01401211</text:p>
          </table:table-cell>
          <table:table-cell table:formula="of:=[.E927]*100" office:value-type="float" office:value="0.141001" calcext:value-type="float">
            <text:p>0.141001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179.0601043701" calcext:value-type="float">
            <text:p>179.0601043701</text:p>
          </table:table-cell>
          <table:table-cell office:value-type="float" office:value="-0.0123476236" calcext:value-type="float">
            <text:p>-0.012347623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97517" calcext:value-type="float">
            <text:p>0.00097517</text:p>
          </table:table-cell>
          <table:table-cell office:value-type="float" office:value="-0.0002189724" calcext:value-type="float">
            <text:p>-0.0002189724</text:p>
          </table:table-cell>
          <table:table-cell office:value-type="float" office:value="1201" calcext:value-type="float">
            <text:p>1201</text:p>
          </table:table-cell>
          <table:table-cell table:formula="of:=[.D928]*100" office:value-type="float" office:value="-0.01401211" calcext:value-type="float">
            <text:p>-0.01401211</text:p>
          </table:table-cell>
          <table:table-cell table:formula="of:=[.E928]*100" office:value-type="float" office:value="0.097517" calcext:value-type="float">
            <text:p>0.097517</text:p>
          </table:table-cell>
        </table:table-row>
        <table:table-row table:style-name="ro1">
          <table:table-cell office:value-type="float" office:value="60.15" calcext:value-type="float">
            <text:p>60.15</text:p>
          </table:table-cell>
          <table:table-cell office:value-type="float" office:value="179.059967041" calcext:value-type="float">
            <text:p>179.059967041</text:p>
          </table:table-cell>
          <table:table-cell office:value-type="float" office:value="0.0140249945" calcext:value-type="float">
            <text:p>0.014024994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50961" calcext:value-type="float">
            <text:p>0.00050961</text:p>
          </table:table-cell>
          <table:table-cell office:value-type="float" office:value="-0.0003000007" calcext:value-type="float">
            <text:p>-0.0003000007</text:p>
          </table:table-cell>
          <table:table-cell office:value-type="float" office:value="1202" calcext:value-type="float">
            <text:p>1202</text:p>
          </table:table-cell>
          <table:table-cell table:formula="of:=[.D929]*100" office:value-type="float" office:value="-0.01401211" calcext:value-type="float">
            <text:p>-0.01401211</text:p>
          </table:table-cell>
          <table:table-cell table:formula="of:=[.E929]*100" office:value-type="float" office:value="0.050961" calcext:value-type="float">
            <text:p>0.050961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179.0654602051" calcext:value-type="float">
            <text:p>179.0654602051</text:p>
          </table:table-cell>
          <table:table-cell office:value-type="float" office:value="-0.0001619934" calcext:value-type="float">
            <text:p>-0.000161993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29393" calcext:value-type="float">
            <text:p>0.00029393</text:p>
          </table:table-cell>
          <table:table-cell office:value-type="float" office:value="-0.0001147373" calcext:value-type="float">
            <text:p>-0.0001147373</text:p>
          </table:table-cell>
          <table:table-cell office:value-type="float" office:value="1203" calcext:value-type="float">
            <text:p>1203</text:p>
          </table:table-cell>
          <table:table-cell table:formula="of:=[.D930]*100" office:value-type="float" office:value="-0.01401211" calcext:value-type="float">
            <text:p>-0.01401211</text:p>
          </table:table-cell>
          <table:table-cell table:formula="of:=[.E930]*100" office:value-type="float" office:value="0.029393" calcext:value-type="float">
            <text:p>0.029393</text:p>
          </table:table-cell>
        </table:table-row>
        <table:table-row table:style-name="ro1">
          <table:table-cell office:value-type="float" office:value="60.25" calcext:value-type="float">
            <text:p>60.25</text:p>
          </table:table-cell>
          <table:table-cell office:value-type="float" office:value="179.0597686768" calcext:value-type="float">
            <text:p>179.0597686768</text:p>
          </table:table-cell>
          <table:table-cell office:value-type="float" office:value="0.0147687616" calcext:value-type="float">
            <text:p>0.014768761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05069" calcext:value-type="float">
            <text:p>0.00005069</text:p>
          </table:table-cell>
          <table:table-cell office:value-type="float" office:value="-0.0001270892" calcext:value-type="float">
            <text:p>-0.0001270892</text:p>
          </table:table-cell>
          <table:table-cell office:value-type="float" office:value="1204" calcext:value-type="float">
            <text:p>1204</text:p>
          </table:table-cell>
          <table:table-cell table:formula="of:=[.D931]*100" office:value-type="float" office:value="-0.01401211" calcext:value-type="float">
            <text:p>-0.01401211</text:p>
          </table:table-cell>
          <table:table-cell table:formula="of:=[.E931]*100" office:value-type="float" office:value="0.005069" calcext:value-type="float">
            <text:p>0.005069</text:p>
          </table:table-cell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179.0552978516" calcext:value-type="float">
            <text:p>179.0552978516</text:p>
          </table:table-cell>
          <table:table-cell office:value-type="float" office:value="0.035566819" calcext:value-type="float">
            <text:p>0.03556681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25004" calcext:value-type="float">
            <text:p>-0.00025004</text:p>
          </table:table-cell>
          <table:table-cell office:value-type="float" office:value="-0.0003451831" calcext:value-type="float">
            <text:p>-0.0003451831</text:p>
          </table:table-cell>
          <table:table-cell office:value-type="float" office:value="1205" calcext:value-type="float">
            <text:p>1205</text:p>
          </table:table-cell>
          <table:table-cell table:formula="of:=[.D932]*100" office:value-type="float" office:value="-0.01401211" calcext:value-type="float">
            <text:p>-0.01401211</text:p>
          </table:table-cell>
          <table:table-cell table:formula="of:=[.E932]*100" office:value-type="float" office:value="-0.025004" calcext:value-type="float">
            <text:p>-0.025004</text:p>
          </table:table-cell>
        </table:table-row>
        <table:table-row table:style-name="ro1">
          <table:table-cell office:value-type="float" office:value="60.35" calcext:value-type="float">
            <text:p>60.35</text:p>
          </table:table-cell>
          <table:table-cell office:value-type="float" office:value="179.0526733398" calcext:value-type="float">
            <text:p>179.0526733398</text:p>
          </table:table-cell>
          <table:table-cell office:value-type="float" office:value="0.0582010786" calcext:value-type="float">
            <text:p>0.058201078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60131" calcext:value-type="float">
            <text:p>-0.00060131</text:p>
          </table:table-cell>
          <table:table-cell office:value-type="float" office:value="-0.0003047138" calcext:value-type="float">
            <text:p>-0.0003047138</text:p>
          </table:table-cell>
          <table:table-cell office:value-type="float" office:value="1206" calcext:value-type="float">
            <text:p>1206</text:p>
          </table:table-cell>
          <table:table-cell table:formula="of:=[.D933]*100" office:value-type="float" office:value="-0.01401211" calcext:value-type="float">
            <text:p>-0.01401211</text:p>
          </table:table-cell>
          <table:table-cell table:formula="of:=[.E933]*100" office:value-type="float" office:value="-0.060131" calcext:value-type="float">
            <text:p>-0.060131</text:p>
          </table:table-cell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179.0480041504" calcext:value-type="float">
            <text:p>179.0480041504</text:p>
          </table:table-cell>
          <table:table-cell office:value-type="float" office:value="0.0644865919" calcext:value-type="float">
            <text:p>0.064486591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87729" calcext:value-type="float">
            <text:p>-0.00087729</text:p>
          </table:table-cell>
          <table:table-cell office:value-type="float" office:value="-0.0001930435" calcext:value-type="float">
            <text:p>-0.0001930435</text:p>
          </table:table-cell>
          <table:table-cell office:value-type="float" office:value="1207" calcext:value-type="float">
            <text:p>1207</text:p>
          </table:table-cell>
          <table:table-cell table:formula="of:=[.D934]*100" office:value-type="float" office:value="-0.01401211" calcext:value-type="float">
            <text:p>-0.01401211</text:p>
          </table:table-cell>
          <table:table-cell table:formula="of:=[.E934]*100" office:value-type="float" office:value="-0.087729" calcext:value-type="float">
            <text:p>-0.087729</text:p>
          </table:table-cell>
        </table:table-row>
        <table:table-row table:style-name="ro1">
          <table:table-cell office:value-type="float" office:value="60.46" calcext:value-type="float">
            <text:p>60.46</text:p>
          </table:table-cell>
          <table:table-cell office:value-type="float" office:value="179.0435333252" calcext:value-type="float">
            <text:p>179.0435333252</text:p>
          </table:table-cell>
          <table:table-cell office:value-type="float" office:value="0.0567988569" calcext:value-type="float">
            <text:p>0.056798856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00996" calcext:value-type="float">
            <text:p>-0.00100996</text:p>
          </table:table-cell>
          <table:table-cell office:value-type="float" office:value="-0.0002322963" calcext:value-type="float">
            <text:p>-0.0002322963</text:p>
          </table:table-cell>
          <table:table-cell office:value-type="float" office:value="1208" calcext:value-type="float">
            <text:p>1208</text:p>
          </table:table-cell>
          <table:table-cell table:formula="of:=[.D935]*100" office:value-type="float" office:value="-0.01401211" calcext:value-type="float">
            <text:p>-0.01401211</text:p>
          </table:table-cell>
          <table:table-cell table:formula="of:=[.E935]*100" office:value-type="float" office:value="-0.100996" calcext:value-type="float">
            <text:p>-0.100996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179.0386962891" calcext:value-type="float">
            <text:p>179.0386962891</text:p>
          </table:table-cell>
          <table:table-cell office:value-type="float" office:value="0.0717622601" calcext:value-type="float">
            <text:p>0.071762260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19811" calcext:value-type="float">
            <text:p>-0.00119811</text:p>
          </table:table-cell>
          <table:table-cell office:value-type="float" office:value="-0.0001712792" calcext:value-type="float">
            <text:p>-0.0001712792</text:p>
          </table:table-cell>
          <table:table-cell office:value-type="float" office:value="1209" calcext:value-type="float">
            <text:p>1209</text:p>
          </table:table-cell>
          <table:table-cell table:formula="of:=[.D936]*100" office:value-type="float" office:value="-0.01401211" calcext:value-type="float">
            <text:p>-0.01401211</text:p>
          </table:table-cell>
          <table:table-cell table:formula="of:=[.E936]*100" office:value-type="float" office:value="-0.119811" calcext:value-type="float">
            <text:p>-0.119811</text:p>
          </table:table-cell>
        </table:table-row>
        <table:table-row table:style-name="ro1">
          <table:table-cell office:value-type="float" office:value="60.55" calcext:value-type="float">
            <text:p>60.55</text:p>
          </table:table-cell>
          <table:table-cell office:value-type="float" office:value="179.030090332" calcext:value-type="float">
            <text:p>179.030090332</text:p>
          </table:table-cell>
          <table:table-cell office:value-type="float" office:value="0.0642236112" calcext:value-type="float">
            <text:p>0.064223611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27324" calcext:value-type="float">
            <text:p>-0.00127324</text:p>
          </table:table-cell>
          <table:table-cell office:value-type="float" office:value="-0.0002605872" calcext:value-type="float">
            <text:p>-0.0002605872</text:p>
          </table:table-cell>
          <table:table-cell office:value-type="float" office:value="1210" calcext:value-type="float">
            <text:p>1210</text:p>
          </table:table-cell>
          <table:table-cell table:formula="of:=[.D937]*100" office:value-type="float" office:value="-0.01401211" calcext:value-type="float">
            <text:p>-0.01401211</text:p>
          </table:table-cell>
          <table:table-cell table:formula="of:=[.E937]*100" office:value-type="float" office:value="-0.127324" calcext:value-type="float">
            <text:p>-0.127324</text:p>
          </table:table-cell>
        </table:table-row>
        <table:table-row table:style-name="ro1">
          <table:table-cell office:value-type="float" office:value="60.61" calcext:value-type="float">
            <text:p>60.61</text:p>
          </table:table-cell>
          <table:table-cell office:value-type="float" office:value="179.029083252" calcext:value-type="float">
            <text:p>179.029083252</text:p>
          </table:table-cell>
          <table:table-cell office:value-type="float" office:value="0.1338753745" calcext:value-type="float">
            <text:p>0.133875374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78757" calcext:value-type="float">
            <text:p>-0.00178757</text:p>
          </table:table-cell>
          <table:table-cell office:value-type="float" office:value="-0.0004558722" calcext:value-type="float">
            <text:p>-0.0004558722</text:p>
          </table:table-cell>
          <table:table-cell office:value-type="float" office:value="1211" calcext:value-type="float">
            <text:p>1211</text:p>
          </table:table-cell>
          <table:table-cell table:formula="of:=[.D938]*100" office:value-type="float" office:value="-0.01401211" calcext:value-type="float">
            <text:p>-0.01401211</text:p>
          </table:table-cell>
          <table:table-cell table:formula="of:=[.E938]*100" office:value-type="float" office:value="-0.178757" calcext:value-type="float">
            <text:p>-0.178757</text:p>
          </table:table-cell>
        </table:table-row>
        <table:table-row table:style-name="ro1">
          <table:table-cell office:value-type="float" office:value="60.66" calcext:value-type="float">
            <text:p>60.66</text:p>
          </table:table-cell>
          <table:table-cell office:value-type="float" office:value="179.0192260742" calcext:value-type="float">
            <text:p>179.0192260742</text:p>
          </table:table-cell>
          <table:table-cell office:value-type="float" office:value="0.0812447304" calcext:value-type="float">
            <text:p>0.081244730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7795" calcext:value-type="float">
            <text:p>-0.0017795</text:p>
          </table:table-cell>
          <table:table-cell office:value-type="float" office:value="-0.0002717276" calcext:value-type="float">
            <text:p>-0.0002717276</text:p>
          </table:table-cell>
          <table:table-cell office:value-type="float" office:value="1212" calcext:value-type="float">
            <text:p>1212</text:p>
          </table:table-cell>
          <table:table-cell table:formula="of:=[.D939]*100" office:value-type="float" office:value="-0.01401211" calcext:value-type="float">
            <text:p>-0.01401211</text:p>
          </table:table-cell>
          <table:table-cell table:formula="of:=[.E939]*100" office:value-type="float" office:value="-0.17795" calcext:value-type="float">
            <text:p>-0.17795</text:p>
          </table:table-cell>
        </table:table-row>
        <table:table-row table:style-name="ro1">
          <table:table-cell office:value-type="float" office:value="60.71" calcext:value-type="float">
            <text:p>60.71</text:p>
          </table:table-cell>
          <table:table-cell office:value-type="float" office:value="179.0198516846" calcext:value-type="float">
            <text:p>179.0198516846</text:p>
          </table:table-cell>
          <table:table-cell office:value-type="float" office:value="0.1223800246" calcext:value-type="float">
            <text:p>0.122380024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04832" calcext:value-type="float">
            <text:p>-0.00204832</text:p>
          </table:table-cell>
          <table:table-cell office:value-type="float" office:value="-0.0004078356" calcext:value-type="float">
            <text:p>-0.0004078356</text:p>
          </table:table-cell>
          <table:table-cell office:value-type="float" office:value="1213" calcext:value-type="float">
            <text:p>1213</text:p>
          </table:table-cell>
          <table:table-cell table:formula="of:=[.D940]*100" office:value-type="float" office:value="-0.01401211" calcext:value-type="float">
            <text:p>-0.01401211</text:p>
          </table:table-cell>
          <table:table-cell table:formula="of:=[.E940]*100" office:value-type="float" office:value="-0.204832" calcext:value-type="float">
            <text:p>-0.204832</text:p>
          </table:table-cell>
        </table:table-row>
        <table:table-row table:style-name="ro1">
          <table:table-cell office:value-type="float" office:value="60.76" calcext:value-type="float">
            <text:p>60.76</text:p>
          </table:table-cell>
          <table:table-cell office:value-type="float" office:value="179.0079040527" calcext:value-type="float">
            <text:p>179.0079040527</text:p>
          </table:table-cell>
          <table:table-cell office:value-type="float" office:value="0.0918138902" calcext:value-type="float">
            <text:p>0.091813890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02371" calcext:value-type="float">
            <text:p>-0.00202371</text:p>
          </table:table-cell>
          <table:table-cell office:value-type="float" office:value="-0.0001982956" calcext:value-type="float">
            <text:p>-0.0001982956</text:p>
          </table:table-cell>
          <table:table-cell office:value-type="float" office:value="1214" calcext:value-type="float">
            <text:p>1214</text:p>
          </table:table-cell>
          <table:table-cell table:formula="of:=[.D941]*100" office:value-type="float" office:value="-0.01401211" calcext:value-type="float">
            <text:p>-0.01401211</text:p>
          </table:table-cell>
          <table:table-cell table:formula="of:=[.E941]*100" office:value-type="float" office:value="-0.202371" calcext:value-type="float">
            <text:p>-0.202371</text:p>
          </table:table-cell>
        </table:table-row>
        <table:table-row table:style-name="ro1">
          <table:table-cell office:value-type="float" office:value="60.81" calcext:value-type="float">
            <text:p>60.81</text:p>
          </table:table-cell>
          <table:table-cell office:value-type="float" office:value="179.0071563721" calcext:value-type="float">
            <text:p>179.0071563721</text:p>
          </table:table-cell>
          <table:table-cell office:value-type="float" office:value="0.1093798312" calcext:value-type="float">
            <text:p>0.109379831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1244" calcext:value-type="float">
            <text:p>-0.0021244</text:p>
          </table:table-cell>
          <table:table-cell office:value-type="float" office:value="-0.0003070843" calcext:value-type="float">
            <text:p>-0.0003070843</text:p>
          </table:table-cell>
          <table:table-cell office:value-type="float" office:value="1215" calcext:value-type="float">
            <text:p>1215</text:p>
          </table:table-cell>
          <table:table-cell table:formula="of:=[.D942]*100" office:value-type="float" office:value="-0.01401211" calcext:value-type="float">
            <text:p>-0.01401211</text:p>
          </table:table-cell>
          <table:table-cell table:formula="of:=[.E942]*100" office:value-type="float" office:value="-0.21244" calcext:value-type="float">
            <text:p>-0.21244</text:p>
          </table:table-cell>
        </table:table-row>
        <table:table-row table:style-name="ro1">
          <table:table-cell office:value-type="float" office:value="60.86" calcext:value-type="float">
            <text:p>60.86</text:p>
          </table:table-cell>
          <table:table-cell office:value-type="float" office:value="179.0147399902" calcext:value-type="float">
            <text:p>179.0147399902</text:p>
          </table:table-cell>
          <table:table-cell office:value-type="float" office:value="0.1211970315" calcext:value-type="float">
            <text:p>0.121197031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27027" calcext:value-type="float">
            <text:p>-0.00227027</text:p>
          </table:table-cell>
          <table:table-cell office:value-type="float" office:value="-0.0003403451" calcext:value-type="float">
            <text:p>-0.0003403451</text:p>
          </table:table-cell>
          <table:table-cell office:value-type="float" office:value="1216" calcext:value-type="float">
            <text:p>1216</text:p>
          </table:table-cell>
          <table:table-cell table:formula="of:=[.D943]*100" office:value-type="float" office:value="-0.01401211" calcext:value-type="float">
            <text:p>-0.01401211</text:p>
          </table:table-cell>
          <table:table-cell table:formula="of:=[.E943]*100" office:value-type="float" office:value="-0.227027" calcext:value-type="float">
            <text:p>-0.227027</text:p>
          </table:table-cell>
        </table:table-row>
        <table:table-row table:style-name="ro1">
          <table:table-cell office:value-type="float" office:value="60.91" calcext:value-type="float">
            <text:p>60.91</text:p>
          </table:table-cell>
          <table:table-cell office:value-type="float" office:value="179.0220184326" calcext:value-type="float">
            <text:p>179.0220184326</text:p>
          </table:table-cell>
          <table:table-cell office:value-type="float" office:value="0.0846525122" calcext:value-type="float">
            <text:p>0.084652512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12389" calcext:value-type="float">
            <text:p>-0.00212389</text:p>
          </table:table-cell>
          <table:table-cell office:value-type="float" office:value="-0.0000690632" calcext:value-type="float">
            <text:p>-6.90632E-05</text:p>
          </table:table-cell>
          <table:table-cell office:value-type="float" office:value="1217" calcext:value-type="float">
            <text:p>1217</text:p>
          </table:table-cell>
          <table:table-cell table:formula="of:=[.D944]*100" office:value-type="float" office:value="-0.01401211" calcext:value-type="float">
            <text:p>-0.01401211</text:p>
          </table:table-cell>
          <table:table-cell table:formula="of:=[.E944]*100" office:value-type="float" office:value="-0.212389" calcext:value-type="float">
            <text:p>-0.212389</text:p>
          </table:table-cell>
        </table:table-row>
        <table:table-row table:style-name="ro1">
          <table:table-cell office:value-type="float" office:value="60.96" calcext:value-type="float">
            <text:p>60.96</text:p>
          </table:table-cell>
          <table:table-cell office:value-type="float" office:value="179.019241333" calcext:value-type="float">
            <text:p>179.019241333</text:p>
          </table:table-cell>
          <table:table-cell office:value-type="float" office:value="0.1226431861" calcext:value-type="float">
            <text:p>0.122643186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27956" calcext:value-type="float">
            <text:p>-0.00227956</text:p>
          </table:table-cell>
          <table:table-cell office:value-type="float" office:value="-0.0001979973" calcext:value-type="float">
            <text:p>-0.0001979973</text:p>
          </table:table-cell>
          <table:table-cell office:value-type="float" office:value="1218" calcext:value-type="float">
            <text:p>1218</text:p>
          </table:table-cell>
          <table:table-cell table:formula="of:=[.D945]*100" office:value-type="float" office:value="-0.01401211" calcext:value-type="float">
            <text:p>-0.01401211</text:p>
          </table:table-cell>
          <table:table-cell table:formula="of:=[.E945]*100" office:value-type="float" office:value="-0.227956" calcext:value-type="float">
            <text:p>-0.227956</text:p>
          </table:table-cell>
        </table:table-row>
        <table:table-row table:style-name="ro1">
          <table:table-cell office:value-type="float" office:value="61.01" calcext:value-type="float">
            <text:p>61.01</text:p>
          </table:table-cell>
          <table:table-cell office:value-type="float" office:value="179.0186462402" calcext:value-type="float">
            <text:p>179.0186462402</text:p>
          </table:table-cell>
          <table:table-cell office:value-type="float" office:value="0.0717673051" calcext:value-type="float">
            <text:p>0.071767305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04419" calcext:value-type="float">
            <text:p>-0.00204419</text:p>
          </table:table-cell>
          <table:table-cell office:value-type="float" office:value="-0.0001923892" calcext:value-type="float">
            <text:p>-0.0001923892</text:p>
          </table:table-cell>
          <table:table-cell office:value-type="float" office:value="1219" calcext:value-type="float">
            <text:p>1219</text:p>
          </table:table-cell>
          <table:table-cell table:formula="of:=[.D946]*100" office:value-type="float" office:value="-0.01401211" calcext:value-type="float">
            <text:p>-0.01401211</text:p>
          </table:table-cell>
          <table:table-cell table:formula="of:=[.E946]*100" office:value-type="float" office:value="-0.204419" calcext:value-type="float">
            <text:p>-0.204419</text:p>
          </table:table-cell>
        </table:table-row>
        <table:table-row table:style-name="ro1">
          <table:table-cell office:value-type="float" office:value="61.06" calcext:value-type="float">
            <text:p>61.06</text:p>
          </table:table-cell>
          <table:table-cell office:value-type="float" office:value="179.0142669678" calcext:value-type="float">
            <text:p>179.0142669678</text:p>
          </table:table-cell>
          <table:table-cell office:value-type="float" office:value="0.0600605792" calcext:value-type="float">
            <text:p>0.060060579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80931" calcext:value-type="float">
            <text:p>-0.00180931</text:p>
          </table:table-cell>
          <table:table-cell office:value-type="float" office:value="-0.0000880064" calcext:value-type="float">
            <text:p>-8.80064E-05</text:p>
          </table:table-cell>
          <table:table-cell office:value-type="float" office:value="1220" calcext:value-type="float">
            <text:p>1220</text:p>
          </table:table-cell>
          <table:table-cell table:formula="of:=[.D947]*100" office:value-type="float" office:value="-0.01401211" calcext:value-type="float">
            <text:p>-0.01401211</text:p>
          </table:table-cell>
          <table:table-cell table:formula="of:=[.E947]*100" office:value-type="float" office:value="-0.180931" calcext:value-type="float">
            <text:p>-0.180931</text:p>
          </table:table-cell>
        </table:table-row>
        <table:table-row table:style-name="ro1">
          <table:table-cell office:value-type="float" office:value="61.11" calcext:value-type="float">
            <text:p>61.11</text:p>
          </table:table-cell>
          <table:table-cell office:value-type="float" office:value="179.0199890137" calcext:value-type="float">
            <text:p>179.0199890137</text:p>
          </table:table-cell>
          <table:table-cell office:value-type="float" office:value="0.0452330169" calcext:value-type="float">
            <text:p>0.045233016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55395" calcext:value-type="float">
            <text:p>-0.00155395</text:p>
          </table:table-cell>
          <table:table-cell office:value-type="float" office:value="-0.0001334337" calcext:value-type="float">
            <text:p>-0.0001334337</text:p>
          </table:table-cell>
          <table:table-cell office:value-type="float" office:value="1221" calcext:value-type="float">
            <text:p>1221</text:p>
          </table:table-cell>
          <table:table-cell table:formula="of:=[.D948]*100" office:value-type="float" office:value="-0.01401211" calcext:value-type="float">
            <text:p>-0.01401211</text:p>
          </table:table-cell>
          <table:table-cell table:formula="of:=[.E948]*100" office:value-type="float" office:value="-0.155395" calcext:value-type="float">
            <text:p>-0.155395</text:p>
          </table:table-cell>
        </table:table-row>
        <table:table-row table:style-name="ro1">
          <table:table-cell office:value-type="float" office:value="61.16" calcext:value-type="float">
            <text:p>61.16</text:p>
          </table:table-cell>
          <table:table-cell office:value-type="float" office:value="179.0159759521" calcext:value-type="float">
            <text:p>179.0159759521</text:p>
          </table:table-cell>
          <table:table-cell office:value-type="float" office:value="0.035501367" calcext:value-type="float">
            <text:p>0.03550136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31892" calcext:value-type="float">
            <text:p>-0.00131892</text:p>
          </table:table-cell>
          <table:table-cell office:value-type="float" office:value="-0.0000132903" calcext:value-type="float">
            <text:p>-1.32903E-05</text:p>
          </table:table-cell>
          <table:table-cell office:value-type="float" office:value="1222" calcext:value-type="float">
            <text:p>1222</text:p>
          </table:table-cell>
          <table:table-cell table:formula="of:=[.D949]*100" office:value-type="float" office:value="-0.01401211" calcext:value-type="float">
            <text:p>-0.01401211</text:p>
          </table:table-cell>
          <table:table-cell table:formula="of:=[.E949]*100" office:value-type="float" office:value="-0.131892" calcext:value-type="float">
            <text:p>-0.131892</text:p>
          </table:table-cell>
        </table:table-row>
        <table:table-row table:style-name="ro1">
          <table:table-cell office:value-type="float" office:value="61.21" calcext:value-type="float">
            <text:p>61.21</text:p>
          </table:table-cell>
          <table:table-cell office:value-type="float" office:value="179.0236206055" calcext:value-type="float">
            <text:p>179.0236206055</text:p>
          </table:table-cell>
          <table:table-cell office:value-type="float" office:value="0.0356721706" calcext:value-type="float">
            <text:p>0.035672170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16343" calcext:value-type="float">
            <text:p>-0.00116343</text:p>
          </table:table-cell>
          <table:table-cell office:value-type="float" office:value="-0.0001931913" calcext:value-type="float">
            <text:p>-0.0001931913</text:p>
          </table:table-cell>
          <table:table-cell office:value-type="float" office:value="1223" calcext:value-type="float">
            <text:p>1223</text:p>
          </table:table-cell>
          <table:table-cell table:formula="of:=[.D950]*100" office:value-type="float" office:value="-0.01401211" calcext:value-type="float">
            <text:p>-0.01401211</text:p>
          </table:table-cell>
          <table:table-cell table:formula="of:=[.E950]*100" office:value-type="float" office:value="-0.116343" calcext:value-type="float">
            <text:p>-0.116343</text:p>
          </table:table-cell>
        </table:table-row>
        <table:table-row table:style-name="ro1">
          <table:table-cell office:value-type="float" office:value="61.26" calcext:value-type="float">
            <text:p>61.26</text:p>
          </table:table-cell>
          <table:table-cell office:value-type="float" office:value="179.0230102539" calcext:value-type="float">
            <text:p>179.0230102539</text:p>
          </table:table-cell>
          <table:table-cell office:value-type="float" office:value="0.0317793366" calcext:value-type="float">
            <text:p>0.031779336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03387" calcext:value-type="float">
            <text:p>-0.00103387</text:p>
          </table:table-cell>
          <table:table-cell office:value-type="float" office:value="-0.0001562982" calcext:value-type="float">
            <text:p>-0.0001562982</text:p>
          </table:table-cell>
          <table:table-cell office:value-type="float" office:value="1224" calcext:value-type="float">
            <text:p>1224</text:p>
          </table:table-cell>
          <table:table-cell table:formula="of:=[.D951]*100" office:value-type="float" office:value="-0.01401211" calcext:value-type="float">
            <text:p>-0.01401211</text:p>
          </table:table-cell>
          <table:table-cell table:formula="of:=[.E951]*100" office:value-type="float" office:value="-0.103387" calcext:value-type="float">
            <text:p>-0.103387</text:p>
          </table:table-cell>
        </table:table-row>
        <table:table-row table:style-name="ro1">
          <table:table-cell office:value-type="float" office:value="61.31" calcext:value-type="float">
            <text:p>61.31</text:p>
          </table:table-cell>
          <table:table-cell office:value-type="float" office:value="179.0137023926" calcext:value-type="float">
            <text:p>179.0137023926</text:p>
          </table:table-cell>
          <table:table-cell office:value-type="float" office:value="0.0189211435" calcext:value-type="float">
            <text:p>0.018921143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86183" calcext:value-type="float">
            <text:p>-0.00086183</text:p>
          </table:table-cell>
          <table:table-cell office:value-type="float" office:value="-0.0000597618" calcext:value-type="float">
            <text:p>-5.97618E-05</text:p>
          </table:table-cell>
          <table:table-cell office:value-type="float" office:value="1225" calcext:value-type="float">
            <text:p>1225</text:p>
          </table:table-cell>
          <table:table-cell table:formula="of:=[.D952]*100" office:value-type="float" office:value="-0.01401211" calcext:value-type="float">
            <text:p>-0.01401211</text:p>
          </table:table-cell>
          <table:table-cell table:formula="of:=[.E952]*100" office:value-type="float" office:value="-0.086183" calcext:value-type="float">
            <text:p>-0.086183</text:p>
          </table:table-cell>
        </table:table-row>
        <table:table-row table:style-name="ro1">
          <table:table-cell office:value-type="float" office:value="61.36" calcext:value-type="float">
            <text:p>61.36</text:p>
          </table:table-cell>
          <table:table-cell office:value-type="float" office:value="179.0040893555" calcext:value-type="float">
            <text:p>179.0040893555</text:p>
          </table:table-cell>
          <table:table-cell office:value-type="float" office:value="-0.0114890655" calcext:value-type="float">
            <text:p>-0.011489065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54448" calcext:value-type="float">
            <text:p>-0.00054448</text:p>
          </table:table-cell>
          <table:table-cell office:value-type="float" office:value="0.0000031757" calcext:value-type="float">
            <text:p>3.1757E-06</text:p>
          </table:table-cell>
          <table:table-cell office:value-type="float" office:value="1226" calcext:value-type="float">
            <text:p>1226</text:p>
          </table:table-cell>
          <table:table-cell table:formula="of:=[.D953]*100" office:value-type="float" office:value="-0.01401211" calcext:value-type="float">
            <text:p>-0.01401211</text:p>
          </table:table-cell>
          <table:table-cell table:formula="of:=[.E953]*100" office:value-type="float" office:value="-0.054448" calcext:value-type="float">
            <text:p>-0.054448</text:p>
          </table:table-cell>
        </table:table-row>
        <table:table-row table:style-name="ro1">
          <table:table-cell office:value-type="float" office:value="61.42" calcext:value-type="float">
            <text:p>61.42</text:p>
          </table:table-cell>
          <table:table-cell office:value-type="float" office:value="179.0132598877" calcext:value-type="float">
            <text:p>179.0132598877</text:p>
          </table:table-cell>
          <table:table-cell office:value-type="float" office:value="-0.0280576317" calcext:value-type="float">
            <text:p>-0.028057631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22256" calcext:value-type="float">
            <text:p>-0.00022256</text:p>
          </table:table-cell>
          <table:table-cell office:value-type="float" office:value="-0.0000250335" calcext:value-type="float">
            <text:p>-2.50335E-05</text:p>
          </table:table-cell>
          <table:table-cell office:value-type="float" office:value="1227" calcext:value-type="float">
            <text:p>1227</text:p>
          </table:table-cell>
          <table:table-cell table:formula="of:=[.D954]*100" office:value-type="float" office:value="-0.01401211" calcext:value-type="float">
            <text:p>-0.01401211</text:p>
          </table:table-cell>
          <table:table-cell table:formula="of:=[.E954]*100" office:value-type="float" office:value="-0.022256" calcext:value-type="float">
            <text:p>-0.022256</text:p>
          </table:table-cell>
        </table:table-row>
        <table:table-row table:style-name="ro1">
          <table:table-cell office:value-type="float" office:value="61.46" calcext:value-type="float">
            <text:p>61.46</text:p>
          </table:table-cell>
          <table:table-cell office:value-type="float" office:value="179.0229644775" calcext:value-type="float">
            <text:p>179.0229644775</text:p>
          </table:table-cell>
          <table:table-cell office:value-type="float" office:value="-0.0625180527" calcext:value-type="float">
            <text:p>-0.062518052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22166" calcext:value-type="float">
            <text:p>0.00022166</text:p>
          </table:table-cell>
          <table:table-cell office:value-type="float" office:value="0.0001474331" calcext:value-type="float">
            <text:p>0.0001474331</text:p>
          </table:table-cell>
          <table:table-cell office:value-type="float" office:value="1228" calcext:value-type="float">
            <text:p>1228</text:p>
          </table:table-cell>
          <table:table-cell table:formula="of:=[.D955]*100" office:value-type="float" office:value="-0.01401211" calcext:value-type="float">
            <text:p>-0.01401211</text:p>
          </table:table-cell>
          <table:table-cell table:formula="of:=[.E955]*100" office:value-type="float" office:value="0.022166" calcext:value-type="float">
            <text:p>0.022166</text:p>
          </table:table-cell>
        </table:table-row>
        <table:table-row table:style-name="ro1">
          <table:table-cell office:value-type="float" office:value="61.51" calcext:value-type="float">
            <text:p>61.51</text:p>
          </table:table-cell>
          <table:table-cell office:value-type="float" office:value="179.0233764648" calcext:value-type="float">
            <text:p>179.0233764648</text:p>
          </table:table-cell>
          <table:table-cell office:value-type="float" office:value="-0.0795817424" calcext:value-type="float">
            <text:p>-0.079581742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63142" calcext:value-type="float">
            <text:p>0.00063142</text:p>
          </table:table-cell>
          <table:table-cell office:value-type="float" office:value="0.0000758479" calcext:value-type="float">
            <text:p>7.58479E-05</text:p>
          </table:table-cell>
          <table:table-cell office:value-type="float" office:value="1229" calcext:value-type="float">
            <text:p>1229</text:p>
          </table:table-cell>
          <table:table-cell table:formula="of:=[.D956]*100" office:value-type="float" office:value="-0.01401211" calcext:value-type="float">
            <text:p>-0.01401211</text:p>
          </table:table-cell>
          <table:table-cell table:formula="of:=[.E956]*100" office:value-type="float" office:value="0.063142" calcext:value-type="float">
            <text:p>0.063142</text:p>
          </table:table-cell>
        </table:table-row>
        <table:table-row table:style-name="ro1">
          <table:table-cell office:value-type="float" office:value="61.56" calcext:value-type="float">
            <text:p>61.56</text:p>
          </table:table-cell>
          <table:table-cell office:value-type="float" office:value="179.0289611816" calcext:value-type="float">
            <text:p>179.0289611816</text:p>
          </table:table-cell>
          <table:table-cell office:value-type="float" office:value="-0.0767224894" calcext:value-type="float">
            <text:p>-0.076722489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88543" calcext:value-type="float">
            <text:p>0.00088543</text:p>
          </table:table-cell>
          <table:table-cell office:value-type="float" office:value="0.0000585827" calcext:value-type="float">
            <text:p>5.85827E-05</text:p>
          </table:table-cell>
          <table:table-cell office:value-type="float" office:value="1230" calcext:value-type="float">
            <text:p>1230</text:p>
          </table:table-cell>
          <table:table-cell table:formula="of:=[.D957]*100" office:value-type="float" office:value="-0.01401211" calcext:value-type="float">
            <text:p>-0.01401211</text:p>
          </table:table-cell>
          <table:table-cell table:formula="of:=[.E957]*100" office:value-type="float" office:value="0.088543" calcext:value-type="float">
            <text:p>0.088543</text:p>
          </table:table-cell>
        </table:table-row>
        <table:table-row table:style-name="ro1">
          <table:table-cell office:value-type="float" office:value="61.61" calcext:value-type="float">
            <text:p>61.61</text:p>
          </table:table-cell>
          <table:table-cell office:value-type="float" office:value="179.019744873" calcext:value-type="float">
            <text:p>179.019744873</text:p>
          </table:table-cell>
          <table:table-cell office:value-type="float" office:value="-0.1015516335" calcext:value-type="float">
            <text:p>-0.101551633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22019" calcext:value-type="float">
            <text:p>0.00122019</text:p>
          </table:table-cell>
          <table:table-cell office:value-type="float" office:value="-0.0000389945" calcext:value-type="float">
            <text:p>-3.89945E-05</text:p>
          </table:table-cell>
          <table:table-cell office:value-type="float" office:value="1231" calcext:value-type="float">
            <text:p>1231</text:p>
          </table:table-cell>
          <table:table-cell table:formula="of:=[.D958]*100" office:value-type="float" office:value="-0.01401211" calcext:value-type="float">
            <text:p>-0.01401211</text:p>
          </table:table-cell>
          <table:table-cell table:formula="of:=[.E958]*100" office:value-type="float" office:value="0.122019" calcext:value-type="float">
            <text:p>0.122019</text:p>
          </table:table-cell>
        </table:table-row>
        <table:table-row table:style-name="ro1">
          <table:table-cell office:value-type="float" office:value="61.66" calcext:value-type="float">
            <text:p>61.66</text:p>
          </table:table-cell>
          <table:table-cell office:value-type="float" office:value="179.022644043" calcext:value-type="float">
            <text:p>179.022644043</text:p>
          </table:table-cell>
          <table:table-cell office:value-type="float" office:value="-0.1188383772" calcext:value-type="float">
            <text:p>-0.118838377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5585" calcext:value-type="float">
            <text:p>0.0015585</text:p>
          </table:table-cell>
          <table:table-cell office:value-type="float" office:value="-0.0000006964" calcext:value-type="float">
            <text:p>-6.964E-07</text:p>
          </table:table-cell>
          <table:table-cell office:value-type="float" office:value="1232" calcext:value-type="float">
            <text:p>1232</text:p>
          </table:table-cell>
          <table:table-cell table:formula="of:=[.D959]*100" office:value-type="float" office:value="-0.01401211" calcext:value-type="float">
            <text:p>-0.01401211</text:p>
          </table:table-cell>
          <table:table-cell table:formula="of:=[.E959]*100" office:value-type="float" office:value="0.15585" calcext:value-type="float">
            <text:p>0.15585</text:p>
          </table:table-cell>
        </table:table-row>
        <table:table-row table:style-name="ro1">
          <table:table-cell office:value-type="float" office:value="61.71" calcext:value-type="float">
            <text:p>61.71</text:p>
          </table:table-cell>
          <table:table-cell office:value-type="float" office:value="179.0308074951" calcext:value-type="float">
            <text:p>179.0308074951</text:p>
          </table:table-cell>
          <table:table-cell office:value-type="float" office:value="-0.13699914" calcext:value-type="float">
            <text:p>-0.1369991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905" calcext:value-type="float">
            <text:p>0.001905</text:p>
          </table:table-cell>
          <table:table-cell office:value-type="float" office:value="-0.0000510115" calcext:value-type="float">
            <text:p>-5.10115E-05</text:p>
          </table:table-cell>
          <table:table-cell office:value-type="float" office:value="1233" calcext:value-type="float">
            <text:p>1233</text:p>
          </table:table-cell>
          <table:table-cell table:formula="of:=[.D960]*100" office:value-type="float" office:value="-0.01401211" calcext:value-type="float">
            <text:p>-0.01401211</text:p>
          </table:table-cell>
          <table:table-cell table:formula="of:=[.E960]*100" office:value-type="float" office:value="0.1905" calcext:value-type="float">
            <text:p>0.1905</text:p>
          </table:table-cell>
        </table:table-row>
        <table:table-row table:style-name="ro1">
          <table:table-cell office:value-type="float" office:value="61.76" calcext:value-type="float">
            <text:p>61.76</text:p>
          </table:table-cell>
          <table:table-cell office:value-type="float" office:value="179.0285491943" calcext:value-type="float">
            <text:p>179.0285491943</text:p>
          </table:table-cell>
          <table:table-cell office:value-type="float" office:value="-0.1198876579" calcext:value-type="float">
            <text:p>-0.119887657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02184" calcext:value-type="float">
            <text:p>0.00202184</text:p>
          </table:table-cell>
          <table:table-cell office:value-type="float" office:value="-0.0001101064" calcext:value-type="float">
            <text:p>-0.0001101064</text:p>
          </table:table-cell>
          <table:table-cell office:value-type="float" office:value="1234" calcext:value-type="float">
            <text:p>1234</text:p>
          </table:table-cell>
          <table:table-cell table:formula="of:=[.D961]*100" office:value-type="float" office:value="-0.01401211" calcext:value-type="float">
            <text:p>-0.01401211</text:p>
          </table:table-cell>
          <table:table-cell table:formula="of:=[.E961]*100" office:value-type="float" office:value="0.202184" calcext:value-type="float">
            <text:p>0.202184</text:p>
          </table:table-cell>
        </table:table-row>
        <table:table-row table:style-name="ro1">
          <table:table-cell office:value-type="float" office:value="61.81" calcext:value-type="float">
            <text:p>61.81</text:p>
          </table:table-cell>
          <table:table-cell office:value-type="float" office:value="179.0208282471" calcext:value-type="float">
            <text:p>179.0208282471</text:p>
          </table:table-cell>
          <table:table-cell office:value-type="float" office:value="-0.1453711012" calcext:value-type="float">
            <text:p>-0.145371101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26957" calcext:value-type="float">
            <text:p>0.00226957</text:p>
          </table:table-cell>
          <table:table-cell office:value-type="float" office:value="-0.0000440504" calcext:value-type="float">
            <text:p>-4.40504E-05</text:p>
          </table:table-cell>
          <table:table-cell office:value-type="float" office:value="1235" calcext:value-type="float">
            <text:p>1235</text:p>
          </table:table-cell>
          <table:table-cell table:formula="of:=[.D962]*100" office:value-type="float" office:value="-0.01401211" calcext:value-type="float">
            <text:p>-0.01401211</text:p>
          </table:table-cell>
          <table:table-cell table:formula="of:=[.E962]*100" office:value-type="float" office:value="0.226957" calcext:value-type="float">
            <text:p>0.226957</text:p>
          </table:table-cell>
        </table:table-row>
        <table:table-row table:style-name="ro1">
          <table:table-cell office:value-type="float" office:value="61.86" calcext:value-type="float">
            <text:p>61.86</text:p>
          </table:table-cell>
          <table:table-cell office:value-type="float" office:value="179.0225067139" calcext:value-type="float">
            <text:p>179.0225067139</text:p>
          </table:table-cell>
          <table:table-cell office:value-type="float" office:value="-0.170223407" calcext:value-type="float">
            <text:p>-0.17022340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6003" calcext:value-type="float">
            <text:p>0.0026003</text:p>
          </table:table-cell>
          <table:table-cell office:value-type="float" office:value="0.0000219009" calcext:value-type="float">
            <text:p>2.19009E-05</text:p>
          </table:table-cell>
          <table:table-cell office:value-type="float" office:value="1236" calcext:value-type="float">
            <text:p>1236</text:p>
          </table:table-cell>
          <table:table-cell table:formula="of:=[.D963]*100" office:value-type="float" office:value="-0.01401211" calcext:value-type="float">
            <text:p>-0.01401211</text:p>
          </table:table-cell>
          <table:table-cell table:formula="of:=[.E963]*100" office:value-type="float" office:value="0.26003" calcext:value-type="float">
            <text:p>0.26003</text:p>
          </table:table-cell>
        </table:table-row>
        <table:table-row table:style-name="ro1">
          <table:table-cell office:value-type="float" office:value="61.91" calcext:value-type="float">
            <text:p>61.91</text:p>
          </table:table-cell>
          <table:table-cell office:value-type="float" office:value="179.0180206299" calcext:value-type="float">
            <text:p>179.0180206299</text:p>
          </table:table-cell>
          <table:table-cell office:value-type="float" office:value="-0.1610084069" calcext:value-type="float">
            <text:p>-0.161008406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75928" calcext:value-type="float">
            <text:p>0.00275928</text:p>
          </table:table-cell>
          <table:table-cell office:value-type="float" office:value="-0.0000300372" calcext:value-type="float">
            <text:p>-3.00372E-05</text:p>
          </table:table-cell>
          <table:table-cell office:value-type="float" office:value="1237" calcext:value-type="float">
            <text:p>1237</text:p>
          </table:table-cell>
          <table:table-cell table:formula="of:=[.D964]*100" office:value-type="float" office:value="-0.01401211" calcext:value-type="float">
            <text:p>-0.01401211</text:p>
          </table:table-cell>
          <table:table-cell table:formula="of:=[.E964]*100" office:value-type="float" office:value="0.275928" calcext:value-type="float">
            <text:p>0.275928</text:p>
          </table:table-cell>
        </table:table-row>
        <table:table-row table:style-name="ro1">
          <table:table-cell office:value-type="float" office:value="61.96" calcext:value-type="float">
            <text:p>61.96</text:p>
          </table:table-cell>
          <table:table-cell office:value-type="float" office:value="179.0101013184" calcext:value-type="float">
            <text:p>179.0101013184</text:p>
          </table:table-cell>
          <table:table-cell office:value-type="float" office:value="-0.1826768164" calcext:value-type="float">
            <text:p>-0.182676816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00965" calcext:value-type="float">
            <text:p>0.00300965</text:p>
          </table:table-cell>
          <table:table-cell office:value-type="float" office:value="-0.0000279234" calcext:value-type="float">
            <text:p>-2.79234E-05</text:p>
          </table:table-cell>
          <table:table-cell office:value-type="float" office:value="1238" calcext:value-type="float">
            <text:p>1238</text:p>
          </table:table-cell>
          <table:table-cell table:formula="of:=[.D965]*100" office:value-type="float" office:value="-0.01401211" calcext:value-type="float">
            <text:p>-0.01401211</text:p>
          </table:table-cell>
          <table:table-cell table:formula="of:=[.E965]*100" office:value-type="float" office:value="0.300965" calcext:value-type="float">
            <text:p>0.300965</text:p>
          </table:table-cell>
        </table:table-row>
        <table:table-row table:style-name="ro1">
          <table:table-cell office:value-type="float" office:value="62.01" calcext:value-type="float">
            <text:p>62.01</text:p>
          </table:table-cell>
          <table:table-cell office:value-type="float" office:value="179.0129394531" calcext:value-type="float">
            <text:p>179.0129394531</text:p>
          </table:table-cell>
          <table:table-cell office:value-type="float" office:value="-0.1487478113" calcext:value-type="float">
            <text:p>-0.148747811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95034" calcext:value-type="float">
            <text:p>0.00295034</text:p>
          </table:table-cell>
          <table:table-cell office:value-type="float" office:value="-0.0001676724" calcext:value-type="float">
            <text:p>-0.0001676724</text:p>
          </table:table-cell>
          <table:table-cell office:value-type="float" office:value="1239" calcext:value-type="float">
            <text:p>1239</text:p>
          </table:table-cell>
          <table:table-cell table:formula="of:=[.D966]*100" office:value-type="float" office:value="-0.01401211" calcext:value-type="float">
            <text:p>-0.01401211</text:p>
          </table:table-cell>
          <table:table-cell table:formula="of:=[.E966]*100" office:value-type="float" office:value="0.295034" calcext:value-type="float">
            <text:p>0.295034</text:p>
          </table:table-cell>
        </table:table-row>
        <table:table-row table:style-name="ro1">
          <table:table-cell office:value-type="float" office:value="62.06" calcext:value-type="float">
            <text:p>62.06</text:p>
          </table:table-cell>
          <table:table-cell office:value-type="float" office:value="179.0427246094" calcext:value-type="float">
            <text:p>179.0427246094</text:p>
          </table:table-cell>
          <table:table-cell office:value-type="float" office:value="-0.1702110949" calcext:value-type="float">
            <text:p>-0.170211094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05388" calcext:value-type="float">
            <text:p>0.00305388</text:p>
          </table:table-cell>
          <table:table-cell office:value-type="float" office:value="-0.0000468533" calcext:value-type="float">
            <text:p>-4.68533E-05</text:p>
          </table:table-cell>
          <table:table-cell office:value-type="float" office:value="1240" calcext:value-type="float">
            <text:p>1240</text:p>
          </table:table-cell>
          <table:table-cell table:formula="of:=[.D967]*100" office:value-type="float" office:value="-0.01401211" calcext:value-type="float">
            <text:p>-0.01401211</text:p>
          </table:table-cell>
          <table:table-cell table:formula="of:=[.E967]*100" office:value-type="float" office:value="0.305388" calcext:value-type="float">
            <text:p>0.305388</text:p>
          </table:table-cell>
        </table:table-row>
        <table:table-row table:style-name="ro1">
          <table:table-cell office:value-type="float" office:value="62.11" calcext:value-type="float">
            <text:p>62.11</text:p>
          </table:table-cell>
          <table:table-cell office:value-type="float" office:value="179.0427246094" calcext:value-type="float">
            <text:p>179.0427246094</text:p>
          </table:table-cell>
          <table:table-cell office:value-type="float" office:value="-0.1698890615" calcext:value-type="float">
            <text:p>-0.169889061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12073" calcext:value-type="float">
            <text:p>0.00312073</text:p>
          </table:table-cell>
          <table:table-cell office:value-type="float" office:value="-0.0001469056" calcext:value-type="float">
            <text:p>-0.0001469056</text:p>
          </table:table-cell>
          <table:table-cell office:value-type="float" office:value="1241" calcext:value-type="float">
            <text:p>1241</text:p>
          </table:table-cell>
          <table:table-cell table:formula="of:=[.D968]*100" office:value-type="float" office:value="-0.01401211" calcext:value-type="float">
            <text:p>-0.01401211</text:p>
          </table:table-cell>
          <table:table-cell table:formula="of:=[.E968]*100" office:value-type="float" office:value="0.312073" calcext:value-type="float">
            <text:p>0.312073</text:p>
          </table:table-cell>
        </table:table-row>
        <table:table-row table:style-name="ro1">
          <table:table-cell office:value-type="float" office:value="62.16" calcext:value-type="float">
            <text:p>62.16</text:p>
          </table:table-cell>
          <table:table-cell office:value-type="float" office:value="179.0414886475" calcext:value-type="float">
            <text:p>179.0414886475</text:p>
          </table:table-cell>
          <table:table-cell office:value-type="float" office:value="-0.1983537424" calcext:value-type="float">
            <text:p>-0.198353742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35501" calcext:value-type="float">
            <text:p>0.00335501</text:p>
          </table:table-cell>
          <table:table-cell office:value-type="float" office:value="-0.0000943132" calcext:value-type="float">
            <text:p>-9.43132E-05</text:p>
          </table:table-cell>
          <table:table-cell office:value-type="float" office:value="1242" calcext:value-type="float">
            <text:p>1242</text:p>
          </table:table-cell>
          <table:table-cell table:formula="of:=[.D969]*100" office:value-type="float" office:value="-0.01401211" calcext:value-type="float">
            <text:p>-0.01401211</text:p>
          </table:table-cell>
          <table:table-cell table:formula="of:=[.E969]*100" office:value-type="float" office:value="0.335501" calcext:value-type="float">
            <text:p>0.335501</text:p>
          </table:table-cell>
        </table:table-row>
        <table:table-row table:style-name="ro1">
          <table:table-cell office:value-type="float" office:value="62.21" calcext:value-type="float">
            <text:p>62.21</text:p>
          </table:table-cell>
          <table:table-cell office:value-type="float" office:value="179.045501709" calcext:value-type="float">
            <text:p>179.045501709</text:p>
          </table:table-cell>
          <table:table-cell office:value-type="float" office:value="-0.1805102541" calcext:value-type="float">
            <text:p>-0.180510254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3922" calcext:value-type="float">
            <text:p>0.0033922</text:p>
          </table:table-cell>
          <table:table-cell office:value-type="float" office:value="-0.0000556127" calcext:value-type="float">
            <text:p>-5.56127E-05</text:p>
          </table:table-cell>
          <table:table-cell office:value-type="float" office:value="1243" calcext:value-type="float">
            <text:p>1243</text:p>
          </table:table-cell>
          <table:table-cell table:formula="of:=[.D970]*100" office:value-type="float" office:value="-0.01401211" calcext:value-type="float">
            <text:p>-0.01401211</text:p>
          </table:table-cell>
          <table:table-cell table:formula="of:=[.E970]*100" office:value-type="float" office:value="0.33922" calcext:value-type="float">
            <text:p>0.33922</text:p>
          </table:table-cell>
        </table:table-row>
        <table:table-row table:style-name="ro1">
          <table:table-cell office:value-type="float" office:value="62.26" calcext:value-type="float">
            <text:p>62.26</text:p>
          </table:table-cell>
          <table:table-cell office:value-type="float" office:value="179.0452880859" calcext:value-type="float">
            <text:p>179.0452880859</text:p>
          </table:table-cell>
          <table:table-cell office:value-type="float" office:value="-0.1805716292" calcext:value-type="float">
            <text:p>-0.180571629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41739" calcext:value-type="float">
            <text:p>0.00341739</text:p>
          </table:table-cell>
          <table:table-cell office:value-type="float" office:value="-0.0000741163" calcext:value-type="float">
            <text:p>-7.41163E-05</text:p>
          </table:table-cell>
          <table:table-cell office:value-type="float" office:value="1244" calcext:value-type="float">
            <text:p>1244</text:p>
          </table:table-cell>
          <table:table-cell table:formula="of:=[.D971]*100" office:value-type="float" office:value="-0.01401211" calcext:value-type="float">
            <text:p>-0.01401211</text:p>
          </table:table-cell>
          <table:table-cell table:formula="of:=[.E971]*100" office:value-type="float" office:value="0.341739" calcext:value-type="float">
            <text:p>0.341739</text:p>
          </table:table-cell>
        </table:table-row>
        <table:table-row table:style-name="ro1">
          <table:table-cell office:value-type="float" office:value="62.31" calcext:value-type="float">
            <text:p>62.31</text:p>
          </table:table-cell>
          <table:table-cell office:value-type="float" office:value="179.0640716553" calcext:value-type="float">
            <text:p>179.0640716553</text:p>
          </table:table-cell>
          <table:table-cell office:value-type="float" office:value="-0.2144546287" calcext:value-type="float">
            <text:p>-0.214454628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66002" calcext:value-type="float">
            <text:p>0.00366002</text:p>
          </table:table-cell>
          <table:table-cell office:value-type="float" office:value="-0.0001219939" calcext:value-type="float">
            <text:p>-0.0001219939</text:p>
          </table:table-cell>
          <table:table-cell office:value-type="float" office:value="1245" calcext:value-type="float">
            <text:p>1245</text:p>
          </table:table-cell>
          <table:table-cell table:formula="of:=[.D972]*100" office:value-type="float" office:value="-0.01401211" calcext:value-type="float">
            <text:p>-0.01401211</text:p>
          </table:table-cell>
          <table:table-cell table:formula="of:=[.E972]*100" office:value-type="float" office:value="0.366002" calcext:value-type="float">
            <text:p>0.366002</text:p>
          </table:table-cell>
        </table:table-row>
        <table:table-row table:style-name="ro1">
          <table:table-cell office:value-type="float" office:value="62.36" calcext:value-type="float">
            <text:p>62.36</text:p>
          </table:table-cell>
          <table:table-cell office:value-type="float" office:value="179.0703430176" calcext:value-type="float">
            <text:p>179.0703430176</text:p>
          </table:table-cell>
          <table:table-cell office:value-type="float" office:value="-0.247997464" calcext:value-type="float">
            <text:p>-0.24799746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04529" calcext:value-type="float">
            <text:p>0.00404529</text:p>
          </table:table-cell>
          <table:table-cell office:value-type="float" office:value="0.0000338253" calcext:value-type="float">
            <text:p>3.38253E-05</text:p>
          </table:table-cell>
          <table:table-cell office:value-type="float" office:value="1246" calcext:value-type="float">
            <text:p>1246</text:p>
          </table:table-cell>
          <table:table-cell table:formula="of:=[.D973]*100" office:value-type="float" office:value="-0.01401211" calcext:value-type="float">
            <text:p>-0.01401211</text:p>
          </table:table-cell>
          <table:table-cell table:formula="of:=[.E973]*100" office:value-type="float" office:value="0.404529" calcext:value-type="float">
            <text:p>0.404529</text:p>
          </table:table-cell>
        </table:table-row>
        <table:table-row table:style-name="ro1">
          <table:table-cell office:value-type="float" office:value="62.41" calcext:value-type="float">
            <text:p>62.41</text:p>
          </table:table-cell>
          <table:table-cell office:value-type="float" office:value="179.0754852295" calcext:value-type="float">
            <text:p>179.0754852295</text:p>
          </table:table-cell>
          <table:table-cell office:value-type="float" office:value="-0.2496985618" calcext:value-type="float">
            <text:p>-0.249698561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31337" calcext:value-type="float">
            <text:p>0.00431337</text:p>
          </table:table-cell>
          <table:table-cell office:value-type="float" office:value="0.0000617137" calcext:value-type="float">
            <text:p>6.17137E-05</text:p>
          </table:table-cell>
          <table:table-cell office:value-type="float" office:value="1247" calcext:value-type="float">
            <text:p>1247</text:p>
          </table:table-cell>
          <table:table-cell table:formula="of:=[.D974]*100" office:value-type="float" office:value="-0.01401211" calcext:value-type="float">
            <text:p>-0.01401211</text:p>
          </table:table-cell>
          <table:table-cell table:formula="of:=[.E974]*100" office:value-type="float" office:value="0.431337" calcext:value-type="float">
            <text:p>0.431337</text:p>
          </table:table-cell>
        </table:table-row>
        <table:table-row table:style-name="ro1">
          <table:table-cell office:value-type="float" office:value="62.46" calcext:value-type="float">
            <text:p>62.46</text:p>
          </table:table-cell>
          <table:table-cell office:value-type="float" office:value="179.079864502" calcext:value-type="float">
            <text:p>179.079864502</text:p>
          </table:table-cell>
          <table:table-cell office:value-type="float" office:value="-0.2617295044" calcext:value-type="float">
            <text:p>-0.261729504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57221" calcext:value-type="float">
            <text:p>0.00457221</text:p>
          </table:table-cell>
          <table:table-cell office:value-type="float" office:value="0.0000194669" calcext:value-type="float">
            <text:p>1.94669E-05</text:p>
          </table:table-cell>
          <table:table-cell office:value-type="float" office:value="1248" calcext:value-type="float">
            <text:p>1248</text:p>
          </table:table-cell>
          <table:table-cell table:formula="of:=[.D975]*100" office:value-type="float" office:value="-0.01401211" calcext:value-type="float">
            <text:p>-0.01401211</text:p>
          </table:table-cell>
          <table:table-cell table:formula="of:=[.E975]*100" office:value-type="float" office:value="0.457221" calcext:value-type="float">
            <text:p>0.457221</text:p>
          </table:table-cell>
        </table:table-row>
        <table:table-row table:style-name="ro1">
          <table:table-cell office:value-type="float" office:value="62.51" calcext:value-type="float">
            <text:p>62.51</text:p>
          </table:table-cell>
          <table:table-cell office:value-type="float" office:value="179.080078125" calcext:value-type="float">
            <text:p>179.080078125</text:p>
          </table:table-cell>
          <table:table-cell office:value-type="float" office:value="-0.2560883531" calcext:value-type="float">
            <text:p>-0.256088353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7071" calcext:value-type="float">
            <text:p>0.0047071</text:p>
          </table:table-cell>
          <table:table-cell office:value-type="float" office:value="-0.0000102582" calcext:value-type="float">
            <text:p>-1.02582E-05</text:p>
          </table:table-cell>
          <table:table-cell office:value-type="float" office:value="1249" calcext:value-type="float">
            <text:p>1249</text:p>
          </table:table-cell>
          <table:table-cell table:formula="of:=[.D976]*100" office:value-type="float" office:value="-0.01401211" calcext:value-type="float">
            <text:p>-0.01401211</text:p>
          </table:table-cell>
          <table:table-cell table:formula="of:=[.E976]*100" office:value-type="float" office:value="0.47071" calcext:value-type="float">
            <text:p>0.47071</text:p>
          </table:table-cell>
        </table:table-row>
        <table:table-row table:style-name="ro1">
          <table:table-cell office:value-type="float" office:value="62.56" calcext:value-type="float">
            <text:p>62.56</text:p>
          </table:table-cell>
          <table:table-cell office:value-type="float" office:value="179.0744171143" calcext:value-type="float">
            <text:p>179.0744171143</text:p>
          </table:table-cell>
          <table:table-cell office:value-type="float" office:value="-0.3140648035" calcext:value-type="float">
            <text:p>-0.314064803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18343" calcext:value-type="float">
            <text:p>0.00518343</text:p>
          </table:table-cell>
          <table:table-cell office:value-type="float" office:value="0.0001651141" calcext:value-type="float">
            <text:p>0.0001651141</text:p>
          </table:table-cell>
          <table:table-cell office:value-type="float" office:value="1250" calcext:value-type="float">
            <text:p>1250</text:p>
          </table:table-cell>
          <table:table-cell table:formula="of:=[.D977]*100" office:value-type="float" office:value="-0.01401211" calcext:value-type="float">
            <text:p>-0.01401211</text:p>
          </table:table-cell>
          <table:table-cell table:formula="of:=[.E977]*100" office:value-type="float" office:value="0.518343" calcext:value-type="float">
            <text:p>0.518343</text:p>
          </table:table-cell>
        </table:table-row>
        <table:table-row table:style-name="ro1">
          <table:table-cell office:value-type="float" office:value="62.61" calcext:value-type="float">
            <text:p>62.61</text:p>
          </table:table-cell>
          <table:table-cell office:value-type="float" office:value="179.0801391602" calcext:value-type="float">
            <text:p>179.0801391602</text:p>
          </table:table-cell>
          <table:table-cell office:value-type="float" office:value="-0.3643616382" calcext:value-type="float">
            <text:p>-0.364361638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83611" calcext:value-type="float">
            <text:p>0.00583611</text:p>
          </table:table-cell>
          <table:table-cell office:value-type="float" office:value="0.0001149265" calcext:value-type="float">
            <text:p>0.0001149265</text:p>
          </table:table-cell>
          <table:table-cell office:value-type="float" office:value="1251" calcext:value-type="float">
            <text:p>1251</text:p>
          </table:table-cell>
          <table:table-cell table:formula="of:=[.D978]*100" office:value-type="float" office:value="-0.01401211" calcext:value-type="float">
            <text:p>-0.01401211</text:p>
          </table:table-cell>
          <table:table-cell table:formula="of:=[.E978]*100" office:value-type="float" office:value="0.583611" calcext:value-type="float">
            <text:p>0.583611</text:p>
          </table:table-cell>
        </table:table-row>
        <table:table-row table:style-name="ro1">
          <table:table-cell office:value-type="float" office:value="62.66" calcext:value-type="float">
            <text:p>62.66</text:p>
          </table:table-cell>
          <table:table-cell office:value-type="float" office:value="179.0886688232" calcext:value-type="float">
            <text:p>179.0886688232</text:p>
          </table:table-cell>
          <table:table-cell office:value-type="float" office:value="-0.344850766" calcext:value-type="float">
            <text:p>-0.34485076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14099" calcext:value-type="float">
            <text:p>0.00614099</text:p>
          </table:table-cell>
          <table:table-cell office:value-type="float" office:value="0.0000386244" calcext:value-type="float">
            <text:p>3.86244E-05</text:p>
          </table:table-cell>
          <table:table-cell office:value-type="float" office:value="1252" calcext:value-type="float">
            <text:p>1252</text:p>
          </table:table-cell>
          <table:table-cell table:formula="of:=[.D979]*100" office:value-type="float" office:value="-0.01401211" calcext:value-type="float">
            <text:p>-0.01401211</text:p>
          </table:table-cell>
          <table:table-cell table:formula="of:=[.E979]*100" office:value-type="float" office:value="0.614099" calcext:value-type="float">
            <text:p>0.614099</text:p>
          </table:table-cell>
        </table:table-row>
        <table:table-row table:style-name="ro1">
          <table:table-cell office:value-type="float" office:value="62.72" calcext:value-type="float">
            <text:p>62.72</text:p>
          </table:table-cell>
          <table:table-cell office:value-type="float" office:value="179.0896759033" calcext:value-type="float">
            <text:p>179.0896759033</text:p>
          </table:table-cell>
          <table:table-cell office:value-type="float" office:value="-0.3996747563" calcext:value-type="float">
            <text:p>-0.399674756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7096" calcext:value-type="float">
            <text:p>0.0067096</text:p>
          </table:table-cell>
          <table:table-cell office:value-type="float" office:value="0.0001107587" calcext:value-type="float">
            <text:p>0.0001107587</text:p>
          </table:table-cell>
          <table:table-cell office:value-type="float" office:value="1253" calcext:value-type="float">
            <text:p>1253</text:p>
          </table:table-cell>
          <table:table-cell table:formula="of:=[.D980]*100" office:value-type="float" office:value="-0.01401211" calcext:value-type="float">
            <text:p>-0.01401211</text:p>
          </table:table-cell>
          <table:table-cell table:formula="of:=[.E980]*100" office:value-type="float" office:value="0.67096" calcext:value-type="float">
            <text:p>0.67096</text:p>
          </table:table-cell>
        </table:table-row>
        <table:table-row table:style-name="ro1">
          <table:table-cell office:value-type="float" office:value="62.76" calcext:value-type="float">
            <text:p>62.76</text:p>
          </table:table-cell>
          <table:table-cell office:value-type="float" office:value="179.0857543945" calcext:value-type="float">
            <text:p>179.0857543945</text:p>
          </table:table-cell>
          <table:table-cell office:value-type="float" office:value="-0.3628376032" calcext:value-type="float">
            <text:p>-0.362837603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84297" calcext:value-type="float">
            <text:p>0.00684297</text:p>
          </table:table-cell>
          <table:table-cell office:value-type="float" office:value="-0.0000084248" calcext:value-type="float">
            <text:p>-8.4248E-06</text:p>
          </table:table-cell>
          <table:table-cell office:value-type="float" office:value="1254" calcext:value-type="float">
            <text:p>1254</text:p>
          </table:table-cell>
          <table:table-cell table:formula="of:=[.D981]*100" office:value-type="float" office:value="-0.01401211" calcext:value-type="float">
            <text:p>-0.01401211</text:p>
          </table:table-cell>
          <table:table-cell table:formula="of:=[.E981]*100" office:value-type="float" office:value="0.684297" calcext:value-type="float">
            <text:p>0.684297</text:p>
          </table:table-cell>
        </table:table-row>
        <table:table-row table:style-name="ro1">
          <table:table-cell office:value-type="float" office:value="62.81" calcext:value-type="float">
            <text:p>62.81</text:p>
          </table:table-cell>
          <table:table-cell office:value-type="float" office:value="179.0990447998" calcext:value-type="float">
            <text:p>179.0990447998</text:p>
          </table:table-cell>
          <table:table-cell office:value-type="float" office:value="-0.3803038698" calcext:value-type="float">
            <text:p>-0.380303869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04827" calcext:value-type="float">
            <text:p>0.00704827</text:p>
          </table:table-cell>
          <table:table-cell office:value-type="float" office:value="-0.0000598853" calcext:value-type="float">
            <text:p>-5.98853E-05</text:p>
          </table:table-cell>
          <table:table-cell office:value-type="float" office:value="1255" calcext:value-type="float">
            <text:p>1255</text:p>
          </table:table-cell>
          <table:table-cell table:formula="of:=[.D982]*100" office:value-type="float" office:value="-0.01401211" calcext:value-type="float">
            <text:p>-0.01401211</text:p>
          </table:table-cell>
          <table:table-cell table:formula="of:=[.E982]*100" office:value-type="float" office:value="0.704827" calcext:value-type="float">
            <text:p>0.704827</text:p>
          </table:table-cell>
        </table:table-row>
        <table:table-row table:style-name="ro1">
          <table:table-cell office:value-type="float" office:value="62.86" calcext:value-type="float">
            <text:p>62.86</text:p>
          </table:table-cell>
          <table:table-cell office:value-type="float" office:value="179.1094512939" calcext:value-type="float">
            <text:p>179.1094512939</text:p>
          </table:table-cell>
          <table:table-cell office:value-type="float" office:value="-0.4211783135" calcext:value-type="float">
            <text:p>-0.421178313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45753" calcext:value-type="float">
            <text:p>0.00745753</text:p>
          </table:table-cell>
          <table:table-cell office:value-type="float" office:value="0.0000671972" calcext:value-type="float">
            <text:p>6.71972E-05</text:p>
          </table:table-cell>
          <table:table-cell office:value-type="float" office:value="1256" calcext:value-type="float">
            <text:p>1256</text:p>
          </table:table-cell>
          <table:table-cell table:formula="of:=[.D983]*100" office:value-type="float" office:value="-0.01401211" calcext:value-type="float">
            <text:p>-0.01401211</text:p>
          </table:table-cell>
          <table:table-cell table:formula="of:=[.E983]*100" office:value-type="float" office:value="0.745753" calcext:value-type="float">
            <text:p>0.745753</text:p>
          </table:table-cell>
        </table:table-row>
        <table:table-row table:style-name="ro1">
          <table:table-cell office:value-type="float" office:value="62.91" calcext:value-type="float">
            <text:p>62.91</text:p>
          </table:table-cell>
          <table:table-cell office:value-type="float" office:value="179.1211853027" calcext:value-type="float">
            <text:p>179.1211853027</text:p>
          </table:table-cell>
          <table:table-cell office:value-type="float" office:value="-0.360783809" calcext:value-type="float">
            <text:p>-0.36078380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32769" calcext:value-type="float">
            <text:p>0.00732769</text:p>
          </table:table-cell>
          <table:table-cell office:value-type="float" office:value="-0.0000739995" calcext:value-type="float">
            <text:p>-7.39995E-05</text:p>
          </table:table-cell>
          <table:table-cell office:value-type="float" office:value="1257" calcext:value-type="float">
            <text:p>1257</text:p>
          </table:table-cell>
          <table:table-cell table:formula="of:=[.D984]*100" office:value-type="float" office:value="-0.01401211" calcext:value-type="float">
            <text:p>-0.01401211</text:p>
          </table:table-cell>
          <table:table-cell table:formula="of:=[.E984]*100" office:value-type="float" office:value="0.732769" calcext:value-type="float">
            <text:p>0.732769</text:p>
          </table:table-cell>
        </table:table-row>
        <table:table-row table:style-name="ro1">
          <table:table-cell office:value-type="float" office:value="62.96" calcext:value-type="float">
            <text:p>62.96</text:p>
          </table:table-cell>
          <table:table-cell office:value-type="float" office:value="179.1241760254" calcext:value-type="float">
            <text:p>179.1241760254</text:p>
          </table:table-cell>
          <table:table-cell office:value-type="float" office:value="-0.3919794065" calcext:value-type="float">
            <text:p>-0.391979406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44911" calcext:value-type="float">
            <text:p>0.00744911</text:p>
          </table:table-cell>
          <table:table-cell office:value-type="float" office:value="-0.0000092266" calcext:value-type="float">
            <text:p>-9.2266E-06</text:p>
          </table:table-cell>
          <table:table-cell office:value-type="float" office:value="1258" calcext:value-type="float">
            <text:p>1258</text:p>
          </table:table-cell>
          <table:table-cell table:formula="of:=[.D985]*100" office:value-type="float" office:value="-0.01401211" calcext:value-type="float">
            <text:p>-0.01401211</text:p>
          </table:table-cell>
          <table:table-cell table:formula="of:=[.E985]*100" office:value-type="float" office:value="0.744911" calcext:value-type="float">
            <text:p>0.744911</text:p>
          </table:table-cell>
        </table:table-row>
        <table:table-row table:style-name="ro1">
          <table:table-cell office:value-type="float" office:value="63.01" calcext:value-type="float">
            <text:p>63.01</text:p>
          </table:table-cell>
          <table:table-cell office:value-type="float" office:value="179.1194152832" calcext:value-type="float">
            <text:p>179.1194152832</text:p>
          </table:table-cell>
          <table:table-cell office:value-type="float" office:value="-0.4199714458" calcext:value-type="float">
            <text:p>-0.419971445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7166" calcext:value-type="float">
            <text:p>0.0077166</text:p>
          </table:table-cell>
          <table:table-cell office:value-type="float" office:value="0.0001082461" calcext:value-type="float">
            <text:p>0.0001082461</text:p>
          </table:table-cell>
          <table:table-cell office:value-type="float" office:value="1259" calcext:value-type="float">
            <text:p>1259</text:p>
          </table:table-cell>
          <table:table-cell table:formula="of:=[.D986]*100" office:value-type="float" office:value="-0.01401211" calcext:value-type="float">
            <text:p>-0.01401211</text:p>
          </table:table-cell>
          <table:table-cell table:formula="of:=[.E986]*100" office:value-type="float" office:value="0.77166" calcext:value-type="float">
            <text:p>0.77166</text:p>
          </table:table-cell>
        </table:table-row>
        <table:table-row table:style-name="ro1">
          <table:table-cell office:value-type="float" office:value="63.06" calcext:value-type="float">
            <text:p>63.06</text:p>
          </table:table-cell>
          <table:table-cell office:value-type="float" office:value="179.121673584" calcext:value-type="float">
            <text:p>179.121673584</text:p>
          </table:table-cell>
          <table:table-cell office:value-type="float" office:value="-0.4194576335" calcext:value-type="float">
            <text:p>-0.419457633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89143" calcext:value-type="float">
            <text:p>0.00789143</text:p>
          </table:table-cell>
          <table:table-cell office:value-type="float" office:value="0.0001417934" calcext:value-type="float">
            <text:p>0.0001417934</text:p>
          </table:table-cell>
          <table:table-cell office:value-type="float" office:value="1260" calcext:value-type="float">
            <text:p>1260</text:p>
          </table:table-cell>
          <table:table-cell table:formula="of:=[.D987]*100" office:value-type="float" office:value="-0.01401211" calcext:value-type="float">
            <text:p>-0.01401211</text:p>
          </table:table-cell>
          <table:table-cell table:formula="of:=[.E987]*100" office:value-type="float" office:value="0.789143" calcext:value-type="float">
            <text:p>0.789143</text:p>
          </table:table-cell>
        </table:table-row>
        <table:table-row table:style-name="ro1">
          <table:table-cell office:value-type="float" office:value="63.11" calcext:value-type="float">
            <text:p>63.11</text:p>
          </table:table-cell>
          <table:table-cell office:value-type="float" office:value="179.1127471924" calcext:value-type="float">
            <text:p>179.1127471924</text:p>
          </table:table-cell>
          <table:table-cell office:value-type="float" office:value="-0.4188116134" calcext:value-type="float">
            <text:p>-0.418811613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00363" calcext:value-type="float">
            <text:p>0.00800363</text:p>
          </table:table-cell>
          <table:table-cell office:value-type="float" office:value="0.0000485426" calcext:value-type="float">
            <text:p>4.85426E-05</text:p>
          </table:table-cell>
          <table:table-cell office:value-type="float" office:value="1261" calcext:value-type="float">
            <text:p>1261</text:p>
          </table:table-cell>
          <table:table-cell table:formula="of:=[.D988]*100" office:value-type="float" office:value="-0.01401211" calcext:value-type="float">
            <text:p>-0.01401211</text:p>
          </table:table-cell>
          <table:table-cell table:formula="of:=[.E988]*100" office:value-type="float" office:value="0.800363" calcext:value-type="float">
            <text:p>0.800363</text:p>
          </table:table-cell>
        </table:table-row>
        <table:table-row table:style-name="ro1">
          <table:table-cell office:value-type="float" office:value="63.16" calcext:value-type="float">
            <text:p>63.16</text:p>
          </table:table-cell>
          <table:table-cell office:value-type="float" office:value="179.098739624" calcext:value-type="float">
            <text:p>179.098739624</text:p>
          </table:table-cell>
          <table:table-cell office:value-type="float" office:value="-0.3938149144" calcext:value-type="float">
            <text:p>-0.393814914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91178" calcext:value-type="float">
            <text:p>0.00791178</text:p>
          </table:table-cell>
          <table:table-cell office:value-type="float" office:value="0.0000085091" calcext:value-type="float">
            <text:p>8.5091E-06</text:p>
          </table:table-cell>
          <table:table-cell office:value-type="float" office:value="1262" calcext:value-type="float">
            <text:p>1262</text:p>
          </table:table-cell>
          <table:table-cell table:formula="of:=[.D989]*100" office:value-type="float" office:value="-0.01401211" calcext:value-type="float">
            <text:p>-0.01401211</text:p>
          </table:table-cell>
          <table:table-cell table:formula="of:=[.E989]*100" office:value-type="float" office:value="0.791178" calcext:value-type="float">
            <text:p>0.791178</text:p>
          </table:table-cell>
        </table:table-row>
        <table:table-row table:style-name="ro1">
          <table:table-cell office:value-type="float" office:value="63.21" calcext:value-type="float">
            <text:p>63.21</text:p>
          </table:table-cell>
          <table:table-cell office:value-type="float" office:value="179.0893859863" calcext:value-type="float">
            <text:p>179.0893859863</text:p>
          </table:table-cell>
          <table:table-cell office:value-type="float" office:value="-0.4143624855" calcext:value-type="float">
            <text:p>-0.414362485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98753" calcext:value-type="float">
            <text:p>0.00798753</text:p>
          </table:table-cell>
          <table:table-cell office:value-type="float" office:value="-0.0000439646" calcext:value-type="float">
            <text:p>-4.39646E-05</text:p>
          </table:table-cell>
          <table:table-cell office:value-type="float" office:value="1263" calcext:value-type="float">
            <text:p>1263</text:p>
          </table:table-cell>
          <table:table-cell table:formula="of:=[.D990]*100" office:value-type="float" office:value="-0.01401211" calcext:value-type="float">
            <text:p>-0.01401211</text:p>
          </table:table-cell>
          <table:table-cell table:formula="of:=[.E990]*100" office:value-type="float" office:value="0.798753" calcext:value-type="float">
            <text:p>0.798753</text:p>
          </table:table-cell>
        </table:table-row>
        <table:table-row table:style-name="ro1">
          <table:table-cell office:value-type="float" office:value="63.26" calcext:value-type="float">
            <text:p>63.26</text:p>
          </table:table-cell>
          <table:table-cell office:value-type="float" office:value="179.0896453857" calcext:value-type="float">
            <text:p>179.0896453857</text:p>
          </table:table-cell>
          <table:table-cell office:value-type="float" office:value="-0.4193325796" calcext:value-type="float">
            <text:p>-0.419332579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07114" calcext:value-type="float">
            <text:p>0.00807114</text:p>
          </table:table-cell>
          <table:table-cell office:value-type="float" office:value="-0.0000025798" calcext:value-type="float">
            <text:p>-2.5798E-06</text:p>
          </table:table-cell>
          <table:table-cell office:value-type="float" office:value="1264" calcext:value-type="float">
            <text:p>1264</text:p>
          </table:table-cell>
          <table:table-cell table:formula="of:=[.D991]*100" office:value-type="float" office:value="-0.01401211" calcext:value-type="float">
            <text:p>-0.01401211</text:p>
          </table:table-cell>
          <table:table-cell table:formula="of:=[.E991]*100" office:value-type="float" office:value="0.807114" calcext:value-type="float">
            <text:p>0.807114</text:p>
          </table:table-cell>
        </table:table-row>
        <table:table-row table:style-name="ro1">
          <table:table-cell office:value-type="float" office:value="63.31" calcext:value-type="float">
            <text:p>63.31</text:p>
          </table:table-cell>
          <table:table-cell office:value-type="float" office:value="179.0847167969" calcext:value-type="float">
            <text:p>179.0847167969</text:p>
          </table:table-cell>
          <table:table-cell office:value-type="float" office:value="-0.3984213784" calcext:value-type="float">
            <text:p>-0.398421378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98747" calcext:value-type="float">
            <text:p>0.00798747</text:p>
          </table:table-cell>
          <table:table-cell office:value-type="float" office:value="-0.0000347211" calcext:value-type="float">
            <text:p>-3.47211E-05</text:p>
          </table:table-cell>
          <table:table-cell office:value-type="float" office:value="1265" calcext:value-type="float">
            <text:p>1265</text:p>
          </table:table-cell>
          <table:table-cell table:formula="of:=[.D992]*100" office:value-type="float" office:value="-0.01401211" calcext:value-type="float">
            <text:p>-0.01401211</text:p>
          </table:table-cell>
          <table:table-cell table:formula="of:=[.E992]*100" office:value-type="float" office:value="0.798747" calcext:value-type="float">
            <text:p>0.798747</text:p>
          </table:table-cell>
        </table:table-row>
        <table:table-row table:style-name="ro1">
          <table:table-cell office:value-type="float" office:value="63.37" calcext:value-type="float">
            <text:p>63.37</text:p>
          </table:table-cell>
          <table:table-cell office:value-type="float" office:value="179.0798950195" calcext:value-type="float">
            <text:p>179.0798950195</text:p>
          </table:table-cell>
          <table:table-cell office:value-type="float" office:value="-0.3835836692" calcext:value-type="float">
            <text:p>-0.383583669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83282" calcext:value-type="float">
            <text:p>0.00783282</text:p>
          </table:table-cell>
          <table:table-cell office:value-type="float" office:value="-0.0000305301" calcext:value-type="float">
            <text:p>-3.05301E-05</text:p>
          </table:table-cell>
          <table:table-cell office:value-type="float" office:value="1266" calcext:value-type="float">
            <text:p>1266</text:p>
          </table:table-cell>
          <table:table-cell table:formula="of:=[.D993]*100" office:value-type="float" office:value="-0.01401211" calcext:value-type="float">
            <text:p>-0.01401211</text:p>
          </table:table-cell>
          <table:table-cell table:formula="of:=[.E993]*100" office:value-type="float" office:value="0.783282" calcext:value-type="float">
            <text:p>0.783282</text:p>
          </table:table-cell>
        </table:table-row>
        <table:table-row table:style-name="ro1">
          <table:table-cell office:value-type="float" office:value="63.41" calcext:value-type="float">
            <text:p>63.41</text:p>
          </table:table-cell>
          <table:table-cell office:value-type="float" office:value="179.0736236572" calcext:value-type="float">
            <text:p>179.0736236572</text:p>
          </table:table-cell>
          <table:table-cell office:value-type="float" office:value="-0.3546088116" calcext:value-type="float">
            <text:p>-0.354608811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53662" calcext:value-type="float">
            <text:p>0.00753662</text:p>
          </table:table-cell>
          <table:table-cell office:value-type="float" office:value="-0.0001723958" calcext:value-type="float">
            <text:p>-0.0001723958</text:p>
          </table:table-cell>
          <table:table-cell office:value-type="float" office:value="1267" calcext:value-type="float">
            <text:p>1267</text:p>
          </table:table-cell>
          <table:table-cell table:formula="of:=[.D994]*100" office:value-type="float" office:value="-0.01401211" calcext:value-type="float">
            <text:p>-0.01401211</text:p>
          </table:table-cell>
          <table:table-cell table:formula="of:=[.E994]*100" office:value-type="float" office:value="0.753662" calcext:value-type="float">
            <text:p>0.753662</text:p>
          </table:table-cell>
        </table:table-row>
        <table:table-row table:style-name="ro1">
          <table:table-cell office:value-type="float" office:value="63.46" calcext:value-type="float">
            <text:p>63.46</text:p>
          </table:table-cell>
          <table:table-cell office:value-type="float" office:value="179.0661468506" calcext:value-type="float">
            <text:p>179.0661468506</text:p>
          </table:table-cell>
          <table:table-cell office:value-type="float" office:value="-0.3390343139" calcext:value-type="float">
            <text:p>-0.339034313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23543" calcext:value-type="float">
            <text:p>0.00723543</text:p>
          </table:table-cell>
          <table:table-cell office:value-type="float" office:value="-0.0000109547" calcext:value-type="float">
            <text:p>-1.09547E-05</text:p>
          </table:table-cell>
          <table:table-cell office:value-type="float" office:value="1268" calcext:value-type="float">
            <text:p>1268</text:p>
          </table:table-cell>
          <table:table-cell table:formula="of:=[.D995]*100" office:value-type="float" office:value="-0.01401211" calcext:value-type="float">
            <text:p>-0.01401211</text:p>
          </table:table-cell>
          <table:table-cell table:formula="of:=[.E995]*100" office:value-type="float" office:value="0.723543" calcext:value-type="float">
            <text:p>0.723543</text:p>
          </table:table-cell>
        </table:table-row>
        <table:table-row table:style-name="ro1">
          <table:table-cell office:value-type="float" office:value="63.52" calcext:value-type="float">
            <text:p>63.52</text:p>
          </table:table-cell>
          <table:table-cell office:value-type="float" office:value="179.0520629883" calcext:value-type="float">
            <text:p>179.0520629883</text:p>
          </table:table-cell>
          <table:table-cell office:value-type="float" office:value="-0.3214802655" calcext:value-type="float">
            <text:p>-0.321480265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91771" calcext:value-type="float">
            <text:p>0.00691771</text:p>
          </table:table-cell>
          <table:table-cell office:value-type="float" office:value="-0.0001021732" calcext:value-type="float">
            <text:p>-0.0001021732</text:p>
          </table:table-cell>
          <table:table-cell office:value-type="float" office:value="1269" calcext:value-type="float">
            <text:p>1269</text:p>
          </table:table-cell>
          <table:table-cell table:formula="of:=[.D996]*100" office:value-type="float" office:value="-0.01401211" calcext:value-type="float">
            <text:p>-0.01401211</text:p>
          </table:table-cell>
          <table:table-cell table:formula="of:=[.E996]*100" office:value-type="float" office:value="0.691771" calcext:value-type="float">
            <text:p>0.691771</text:p>
          </table:table-cell>
        </table:table-row>
        <table:table-row table:style-name="ro1">
          <table:table-cell office:value-type="float" office:value="63.57" calcext:value-type="float">
            <text:p>63.57</text:p>
          </table:table-cell>
          <table:table-cell office:value-type="float" office:value="179.0493927002" calcext:value-type="float">
            <text:p>179.0493927002</text:p>
          </table:table-cell>
          <table:table-cell office:value-type="float" office:value="-0.3368268743" calcext:value-type="float">
            <text:p>-0.336826874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80828" calcext:value-type="float">
            <text:p>0.00680828</text:p>
          </table:table-cell>
          <table:table-cell office:value-type="float" office:value="0.0000353809" calcext:value-type="float">
            <text:p>3.53809E-05</text:p>
          </table:table-cell>
          <table:table-cell office:value-type="float" office:value="1270" calcext:value-type="float">
            <text:p>1270</text:p>
          </table:table-cell>
          <table:table-cell table:formula="of:=[.D997]*100" office:value-type="float" office:value="-0.01401211" calcext:value-type="float">
            <text:p>-0.01401211</text:p>
          </table:table-cell>
          <table:table-cell table:formula="of:=[.E997]*100" office:value-type="float" office:value="0.680828" calcext:value-type="float">
            <text:p>0.680828</text:p>
          </table:table-cell>
        </table:table-row>
        <table:table-row table:style-name="ro1">
          <table:table-cell office:value-type="float" office:value="63.62" calcext:value-type="float">
            <text:p>63.62</text:p>
          </table:table-cell>
          <table:table-cell office:value-type="float" office:value="179.0396575928" calcext:value-type="float">
            <text:p>179.0396575928</text:p>
          </table:table-cell>
          <table:table-cell office:value-type="float" office:value="-0.3125710516" calcext:value-type="float">
            <text:p>-0.312571051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57367" calcext:value-type="float">
            <text:p>0.00657367</text:p>
          </table:table-cell>
          <table:table-cell office:value-type="float" office:value="-0.0001625971" calcext:value-type="float">
            <text:p>-0.0001625971</text:p>
          </table:table-cell>
          <table:table-cell office:value-type="float" office:value="1271" calcext:value-type="float">
            <text:p>1271</text:p>
          </table:table-cell>
          <table:table-cell table:formula="of:=[.D998]*100" office:value-type="float" office:value="-0.01401211" calcext:value-type="float">
            <text:p>-0.01401211</text:p>
          </table:table-cell>
          <table:table-cell table:formula="of:=[.E998]*100" office:value-type="float" office:value="0.657367" calcext:value-type="float">
            <text:p>0.657367</text:p>
          </table:table-cell>
        </table:table-row>
        <table:table-row table:style-name="ro1">
          <table:table-cell office:value-type="float" office:value="63.67" calcext:value-type="float">
            <text:p>63.67</text:p>
          </table:table-cell>
          <table:table-cell office:value-type="float" office:value="179.0388793945" calcext:value-type="float">
            <text:p>179.0388793945</text:p>
          </table:table-cell>
          <table:table-cell office:value-type="float" office:value="-0.2981592038" calcext:value-type="float">
            <text:p>-0.298159203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32127" calcext:value-type="float">
            <text:p>0.00632127</text:p>
          </table:table-cell>
          <table:table-cell office:value-type="float" office:value="-0.0001440193" calcext:value-type="float">
            <text:p>-0.0001440193</text:p>
          </table:table-cell>
          <table:table-cell office:value-type="float" office:value="1272" calcext:value-type="float">
            <text:p>1272</text:p>
          </table:table-cell>
          <table:table-cell table:formula="of:=[.D999]*100" office:value-type="float" office:value="-0.01401211" calcext:value-type="float">
            <text:p>-0.01401211</text:p>
          </table:table-cell>
          <table:table-cell table:formula="of:=[.E999]*100" office:value-type="float" office:value="0.632127" calcext:value-type="float">
            <text:p>0.632127</text:p>
          </table:table-cell>
        </table:table-row>
        <table:table-row table:style-name="ro1">
          <table:table-cell office:value-type="float" office:value="63.72" calcext:value-type="float">
            <text:p>63.72</text:p>
          </table:table-cell>
          <table:table-cell office:value-type="float" office:value="179.03565979" calcext:value-type="float">
            <text:p>179.03565979</text:p>
          </table:table-cell>
          <table:table-cell office:value-type="float" office:value="-0.2819053995" calcext:value-type="float">
            <text:p>-0.281905399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04474" calcext:value-type="float">
            <text:p>0.00604474</text:p>
          </table:table-cell>
          <table:table-cell office:value-type="float" office:value="-0.0002189609" calcext:value-type="float">
            <text:p>-0.0002189609</text:p>
          </table:table-cell>
          <table:table-cell office:value-type="float" office:value="1273" calcext:value-type="float">
            <text:p>1273</text:p>
          </table:table-cell>
          <table:table-cell table:formula="of:=[.D1000]*100" office:value-type="float" office:value="-0.01401211" calcext:value-type="float">
            <text:p>-0.01401211</text:p>
          </table:table-cell>
          <table:table-cell table:formula="of:=[.E1000]*100" office:value-type="float" office:value="0.604474" calcext:value-type="float">
            <text:p>0.604474</text:p>
          </table:table-cell>
        </table:table-row>
        <table:table-row table:style-name="ro1">
          <table:table-cell office:value-type="float" office:value="63.77" calcext:value-type="float">
            <text:p>63.77</text:p>
          </table:table-cell>
          <table:table-cell office:value-type="float" office:value="179.0248718262" calcext:value-type="float">
            <text:p>179.0248718262</text:p>
          </table:table-cell>
          <table:table-cell office:value-type="float" office:value="-0.3051641411" calcext:value-type="float">
            <text:p>-0.305164141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01549" calcext:value-type="float">
            <text:p>0.00601549</text:p>
          </table:table-cell>
          <table:table-cell office:value-type="float" office:value="-0.0000923839" calcext:value-type="float">
            <text:p>-9.23839E-05</text:p>
          </table:table-cell>
          <table:table-cell office:value-type="float" office:value="1274" calcext:value-type="float">
            <text:p>1274</text:p>
          </table:table-cell>
          <table:table-cell table:formula="of:=[.D1001]*100" office:value-type="float" office:value="-0.01401211" calcext:value-type="float">
            <text:p>-0.01401211</text:p>
          </table:table-cell>
          <table:table-cell table:formula="of:=[.E1001]*100" office:value-type="float" office:value="0.601549" calcext:value-type="float">
            <text:p>0.601549</text:p>
          </table:table-cell>
        </table:table-row>
        <table:table-row table:style-name="ro1">
          <table:table-cell office:value-type="float" office:value="63.82" calcext:value-type="float">
            <text:p>63.82</text:p>
          </table:table-cell>
          <table:table-cell office:value-type="float" office:value="179.0418701172" calcext:value-type="float">
            <text:p>179.0418701172</text:p>
          </table:table-cell>
          <table:table-cell office:value-type="float" office:value="-0.260982996" calcext:value-type="float">
            <text:p>-0.26098299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70151" calcext:value-type="float">
            <text:p>0.00570151</text:p>
          </table:table-cell>
          <table:table-cell office:value-type="float" office:value="-0.0002475951" calcext:value-type="float">
            <text:p>-0.0002475951</text:p>
          </table:table-cell>
          <table:table-cell office:value-type="float" office:value="1275" calcext:value-type="float">
            <text:p>1275</text:p>
          </table:table-cell>
          <table:table-cell table:formula="of:=[.D1002]*100" office:value-type="float" office:value="-0.01401211" calcext:value-type="float">
            <text:p>-0.01401211</text:p>
          </table:table-cell>
          <table:table-cell table:formula="of:=[.E1002]*100" office:value-type="float" office:value="0.570151" calcext:value-type="float">
            <text:p>0.570151</text:p>
          </table:table-cell>
        </table:table-row>
        <table:table-row table:style-name="ro1">
          <table:table-cell office:value-type="float" office:value="63.87" calcext:value-type="float">
            <text:p>63.87</text:p>
          </table:table-cell>
          <table:table-cell office:value-type="float" office:value="179.0453338623" calcext:value-type="float">
            <text:p>179.0453338623</text:p>
          </table:table-cell>
          <table:table-cell office:value-type="float" office:value="-0.2304501863" calcext:value-type="float">
            <text:p>-0.230450186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28875" calcext:value-type="float">
            <text:p>0.00528875</text:p>
          </table:table-cell>
          <table:table-cell office:value-type="float" office:value="-0.0002641132" calcext:value-type="float">
            <text:p>-0.0002641132</text:p>
          </table:table-cell>
          <table:table-cell office:value-type="float" office:value="1276" calcext:value-type="float">
            <text:p>1276</text:p>
          </table:table-cell>
          <table:table-cell table:formula="of:=[.D1003]*100" office:value-type="float" office:value="-0.01401211" calcext:value-type="float">
            <text:p>-0.01401211</text:p>
          </table:table-cell>
          <table:table-cell table:formula="of:=[.E1003]*100" office:value-type="float" office:value="0.528875" calcext:value-type="float">
            <text:p>0.528875</text:p>
          </table:table-cell>
        </table:table-row>
        <table:table-row table:style-name="ro1">
          <table:table-cell office:value-type="float" office:value="63.92" calcext:value-type="float">
            <text:p>63.92</text:p>
          </table:table-cell>
          <table:table-cell office:value-type="float" office:value="179.0534820557" calcext:value-type="float">
            <text:p>179.0534820557</text:p>
          </table:table-cell>
          <table:table-cell office:value-type="float" office:value="-0.275411192" calcext:value-type="float">
            <text:p>-0.27541119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31339" calcext:value-type="float">
            <text:p>0.00531339</text:p>
          </table:table-cell>
          <table:table-cell office:value-type="float" office:value="0.0000143169" calcext:value-type="float">
            <text:p>1.43169E-05</text:p>
          </table:table-cell>
          <table:table-cell office:value-type="float" office:value="1277" calcext:value-type="float">
            <text:p>1277</text:p>
          </table:table-cell>
          <table:table-cell table:formula="of:=[.D1004]*100" office:value-type="float" office:value="-0.01401211" calcext:value-type="float">
            <text:p>-0.01401211</text:p>
          </table:table-cell>
          <table:table-cell table:formula="of:=[.E1004]*100" office:value-type="float" office:value="0.531339" calcext:value-type="float">
            <text:p>0.531339</text:p>
          </table:table-cell>
        </table:table-row>
        <table:table-row table:style-name="ro1">
          <table:table-cell office:value-type="float" office:value="63.97" calcext:value-type="float">
            <text:p>63.97</text:p>
          </table:table-cell>
          <table:table-cell office:value-type="float" office:value="179.0620117188" calcext:value-type="float">
            <text:p>179.0620117188</text:p>
          </table:table-cell>
          <table:table-cell office:value-type="float" office:value="-0.2353238588" calcext:value-type="float">
            <text:p>-0.235323858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0626" calcext:value-type="float">
            <text:p>0.0050626</text:p>
          </table:table-cell>
          <table:table-cell office:value-type="float" office:value="-0.0001974834" calcext:value-type="float">
            <text:p>-0.0001974834</text:p>
          </table:table-cell>
          <table:table-cell office:value-type="float" office:value="1278" calcext:value-type="float">
            <text:p>1278</text:p>
          </table:table-cell>
          <table:table-cell table:formula="of:=[.D1005]*100" office:value-type="float" office:value="-0.01401211" calcext:value-type="float">
            <text:p>-0.01401211</text:p>
          </table:table-cell>
          <table:table-cell table:formula="of:=[.E1005]*100" office:value-type="float" office:value="0.50626" calcext:value-type="float">
            <text:p>0.50626</text:p>
          </table:table-cell>
        </table:table-row>
        <table:table-row table:style-name="ro1">
          <table:table-cell office:value-type="float" office:value="64.02" calcext:value-type="float">
            <text:p>64.02</text:p>
          </table:table-cell>
          <table:table-cell office:value-type="float" office:value="179.0598754883" calcext:value-type="float">
            <text:p>179.0598754883</text:p>
          </table:table-cell>
          <table:table-cell office:value-type="float" office:value="-0.2729183584" calcext:value-type="float">
            <text:p>-0.272918358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14607" calcext:value-type="float">
            <text:p>0.00514607</text:p>
          </table:table-cell>
          <table:table-cell office:value-type="float" office:value="-0.0000826492" calcext:value-type="float">
            <text:p>-8.26492E-05</text:p>
          </table:table-cell>
          <table:table-cell office:value-type="float" office:value="1279" calcext:value-type="float">
            <text:p>1279</text:p>
          </table:table-cell>
          <table:table-cell table:formula="of:=[.D1006]*100" office:value-type="float" office:value="-0.01401211" calcext:value-type="float">
            <text:p>-0.01401211</text:p>
          </table:table-cell>
          <table:table-cell table:formula="of:=[.E1006]*100" office:value-type="float" office:value="0.514607" calcext:value-type="float">
            <text:p>0.514607</text:p>
          </table:table-cell>
        </table:table-row>
        <table:table-row table:style-name="ro1">
          <table:table-cell office:value-type="float" office:value="64.07" calcext:value-type="float">
            <text:p>64.07</text:p>
          </table:table-cell>
          <table:table-cell office:value-type="float" office:value="179.0582885742" calcext:value-type="float">
            <text:p>179.0582885742</text:p>
          </table:table-cell>
          <table:table-cell office:value-type="float" office:value="-0.2671782806" calcext:value-type="float">
            <text:p>-0.267178280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16343" calcext:value-type="float">
            <text:p>0.00516343</text:p>
          </table:table-cell>
          <table:table-cell office:value-type="float" office:value="-0.0000126086" calcext:value-type="float">
            <text:p>-1.26086E-05</text:p>
          </table:table-cell>
          <table:table-cell office:value-type="float" office:value="1280" calcext:value-type="float">
            <text:p>1280</text:p>
          </table:table-cell>
          <table:table-cell table:formula="of:=[.D1007]*100" office:value-type="float" office:value="-0.01401211" calcext:value-type="float">
            <text:p>-0.01401211</text:p>
          </table:table-cell>
          <table:table-cell table:formula="of:=[.E1007]*100" office:value-type="float" office:value="0.516343" calcext:value-type="float">
            <text:p>0.516343</text:p>
          </table:table-cell>
        </table:table-row>
        <table:table-row table:style-name="ro1">
          <table:table-cell office:value-type="float" office:value="64.12" calcext:value-type="float">
            <text:p>64.12</text:p>
          </table:table-cell>
          <table:table-cell office:value-type="float" office:value="179.0614624023" calcext:value-type="float">
            <text:p>179.0614624023</text:p>
          </table:table-cell>
          <table:table-cell office:value-type="float" office:value="-0.2724014135" calcext:value-type="float">
            <text:p>-0.272401413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20981" calcext:value-type="float">
            <text:p>0.00520981</text:p>
          </table:table-cell>
          <table:table-cell office:value-type="float" office:value="-0.0000906605" calcext:value-type="float">
            <text:p>-9.06605E-05</text:p>
          </table:table-cell>
          <table:table-cell office:value-type="float" office:value="1281" calcext:value-type="float">
            <text:p>1281</text:p>
          </table:table-cell>
          <table:table-cell table:formula="of:=[.D1008]*100" office:value-type="float" office:value="-0.01401211" calcext:value-type="float">
            <text:p>-0.01401211</text:p>
          </table:table-cell>
          <table:table-cell table:formula="of:=[.E1008]*100" office:value-type="float" office:value="0.520981" calcext:value-type="float">
            <text:p>0.520981</text:p>
          </table:table-cell>
        </table:table-row>
        <table:table-row table:style-name="ro1">
          <table:table-cell office:value-type="float" office:value="64.17" calcext:value-type="float">
            <text:p>64.17</text:p>
          </table:table-cell>
          <table:table-cell office:value-type="float" office:value="179.0621643066" calcext:value-type="float">
            <text:p>179.0621643066</text:p>
          </table:table-cell>
          <table:table-cell office:value-type="float" office:value="-0.2678832525" calcext:value-type="float">
            <text:p>-0.267883252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21061" calcext:value-type="float">
            <text:p>0.00521061</text:p>
          </table:table-cell>
          <table:table-cell office:value-type="float" office:value="-0.0000747715" calcext:value-type="float">
            <text:p>-7.47715E-05</text:p>
          </table:table-cell>
          <table:table-cell office:value-type="float" office:value="1282" calcext:value-type="float">
            <text:p>1282</text:p>
          </table:table-cell>
          <table:table-cell table:formula="of:=[.D1009]*100" office:value-type="float" office:value="-0.01401211" calcext:value-type="float">
            <text:p>-0.01401211</text:p>
          </table:table-cell>
          <table:table-cell table:formula="of:=[.E1009]*100" office:value-type="float" office:value="0.521061" calcext:value-type="float">
            <text:p>0.521061</text:p>
          </table:table-cell>
        </table:table-row>
        <table:table-row table:style-name="ro1">
          <table:table-cell office:value-type="float" office:value="64.22" calcext:value-type="float">
            <text:p>64.22</text:p>
          </table:table-cell>
          <table:table-cell office:value-type="float" office:value="179.0538635254" calcext:value-type="float">
            <text:p>179.0538635254</text:p>
          </table:table-cell>
          <table:table-cell office:value-type="float" office:value="-0.2497566248" calcext:value-type="float">
            <text:p>-0.249756624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09031" calcext:value-type="float">
            <text:p>0.00509031</text:p>
          </table:table-cell>
          <table:table-cell office:value-type="float" office:value="-0.0001297777" calcext:value-type="float">
            <text:p>-0.0001297777</text:p>
          </table:table-cell>
          <table:table-cell office:value-type="float" office:value="1283" calcext:value-type="float">
            <text:p>1283</text:p>
          </table:table-cell>
          <table:table-cell table:formula="of:=[.D1010]*100" office:value-type="float" office:value="-0.01401211" calcext:value-type="float">
            <text:p>-0.01401211</text:p>
          </table:table-cell>
          <table:table-cell table:formula="of:=[.E1010]*100" office:value-type="float" office:value="0.509031" calcext:value-type="float">
            <text:p>0.509031</text:p>
          </table:table-cell>
        </table:table-row>
        <table:table-row table:style-name="ro1">
          <table:table-cell office:value-type="float" office:value="64.27" calcext:value-type="float">
            <text:p>64.27</text:p>
          </table:table-cell>
          <table:table-cell office:value-type="float" office:value="179.0596313477" calcext:value-type="float">
            <text:p>179.0596313477</text:p>
          </table:table-cell>
          <table:table-cell office:value-type="float" office:value="-0.242869817" calcext:value-type="float">
            <text:p>-0.24286981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96424" calcext:value-type="float">
            <text:p>0.00496424</text:p>
          </table:table-cell>
          <table:table-cell office:value-type="float" office:value="-0.000153887" calcext:value-type="float">
            <text:p>-0.000153887</text:p>
          </table:table-cell>
          <table:table-cell office:value-type="float" office:value="1284" calcext:value-type="float">
            <text:p>1284</text:p>
          </table:table-cell>
          <table:table-cell table:formula="of:=[.D1011]*100" office:value-type="float" office:value="-0.01401211" calcext:value-type="float">
            <text:p>-0.01401211</text:p>
          </table:table-cell>
          <table:table-cell table:formula="of:=[.E1011]*100" office:value-type="float" office:value="0.496424" calcext:value-type="float">
            <text:p>0.496424</text:p>
          </table:table-cell>
        </table:table-row>
        <table:table-row table:style-name="ro1">
          <table:table-cell office:value-type="float" office:value="64.32" calcext:value-type="float">
            <text:p>64.32</text:p>
          </table:table-cell>
          <table:table-cell office:value-type="float" office:value="179.0438995361" calcext:value-type="float">
            <text:p>179.0438995361</text:p>
          </table:table-cell>
          <table:table-cell office:value-type="float" office:value="-0.270999346" calcext:value-type="float">
            <text:p>-0.27099934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06773" calcext:value-type="float">
            <text:p>0.00506773</text:p>
          </table:table-cell>
          <table:table-cell office:value-type="float" office:value="-0.0000295689" calcext:value-type="float">
            <text:p>-2.95689E-05</text:p>
          </table:table-cell>
          <table:table-cell office:value-type="float" office:value="1285" calcext:value-type="float">
            <text:p>1285</text:p>
          </table:table-cell>
          <table:table-cell table:formula="of:=[.D1012]*100" office:value-type="float" office:value="-0.01401211" calcext:value-type="float">
            <text:p>-0.01401211</text:p>
          </table:table-cell>
          <table:table-cell table:formula="of:=[.E1012]*100" office:value-type="float" office:value="0.506773" calcext:value-type="float">
            <text:p>0.506773</text:p>
          </table:table-cell>
        </table:table-row>
        <table:table-row table:style-name="ro1">
          <table:table-cell office:value-type="float" office:value="64.37" calcext:value-type="float">
            <text:p>64.37</text:p>
          </table:table-cell>
          <table:table-cell office:value-type="float" office:value="179.0461273193" calcext:value-type="float">
            <text:p>179.0461273193</text:p>
          </table:table-cell>
          <table:table-cell office:value-type="float" office:value="-0.2487023247" calcext:value-type="float">
            <text:p>-0.248702324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98807" calcext:value-type="float">
            <text:p>0.00498807</text:p>
          </table:table-cell>
          <table:table-cell office:value-type="float" office:value="-0.00001729" calcext:value-type="float">
            <text:p>-0.00001729</text:p>
          </table:table-cell>
          <table:table-cell office:value-type="float" office:value="1286" calcext:value-type="float">
            <text:p>1286</text:p>
          </table:table-cell>
          <table:table-cell table:formula="of:=[.D1013]*100" office:value-type="float" office:value="-0.01401211" calcext:value-type="float">
            <text:p>-0.01401211</text:p>
          </table:table-cell>
          <table:table-cell table:formula="of:=[.E1013]*100" office:value-type="float" office:value="0.498807" calcext:value-type="float">
            <text:p>0.498807</text:p>
          </table:table-cell>
        </table:table-row>
        <table:table-row table:style-name="ro1">
          <table:table-cell office:value-type="float" office:value="64.42" calcext:value-type="float">
            <text:p>64.42</text:p>
          </table:table-cell>
          <table:table-cell office:value-type="float" office:value="179.0417480469" calcext:value-type="float">
            <text:p>179.0417480469</text:p>
          </table:table-cell>
          <table:table-cell office:value-type="float" office:value="-0.2238900183" calcext:value-type="float">
            <text:p>-0.223890018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7696" calcext:value-type="float">
            <text:p>0.0047696</text:p>
          </table:table-cell>
          <table:table-cell office:value-type="float" office:value="-0.0000993187" calcext:value-type="float">
            <text:p>-9.93187E-05</text:p>
          </table:table-cell>
          <table:table-cell office:value-type="float" office:value="1287" calcext:value-type="float">
            <text:p>1287</text:p>
          </table:table-cell>
          <table:table-cell table:formula="of:=[.D1014]*100" office:value-type="float" office:value="-0.01401211" calcext:value-type="float">
            <text:p>-0.01401211</text:p>
          </table:table-cell>
          <table:table-cell table:formula="of:=[.E1014]*100" office:value-type="float" office:value="0.47696" calcext:value-type="float">
            <text:p>0.47696</text:p>
          </table:table-cell>
        </table:table-row>
        <table:table-row table:style-name="ro1">
          <table:table-cell office:value-type="float" office:value="64.47" calcext:value-type="float">
            <text:p>64.47</text:p>
          </table:table-cell>
          <table:table-cell office:value-type="float" office:value="179.0385131836" calcext:value-type="float">
            <text:p>179.0385131836</text:p>
          </table:table-cell>
          <table:table-cell office:value-type="float" office:value="-0.19937583" calcext:value-type="float">
            <text:p>-0.1993758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46062" calcext:value-type="float">
            <text:p>0.00446062</text:p>
          </table:table-cell>
          <table:table-cell office:value-type="float" office:value="-0.0002155977" calcext:value-type="float">
            <text:p>-0.0002155977</text:p>
          </table:table-cell>
          <table:table-cell office:value-type="float" office:value="1288" calcext:value-type="float">
            <text:p>1288</text:p>
          </table:table-cell>
          <table:table-cell table:formula="of:=[.D1015]*100" office:value-type="float" office:value="-0.01401211" calcext:value-type="float">
            <text:p>-0.01401211</text:p>
          </table:table-cell>
          <table:table-cell table:formula="of:=[.E1015]*100" office:value-type="float" office:value="0.446062" calcext:value-type="float">
            <text:p>0.446062</text:p>
          </table:table-cell>
        </table:table-row>
        <table:table-row table:style-name="ro1">
          <table:table-cell office:value-type="float" office:value="64.52" calcext:value-type="float">
            <text:p>64.52</text:p>
          </table:table-cell>
          <table:table-cell office:value-type="float" office:value="179.0502929688" calcext:value-type="float">
            <text:p>179.0502929688</text:p>
          </table:table-cell>
          <table:table-cell office:value-type="float" office:value="-0.2025178331" calcext:value-type="float">
            <text:p>-0.202517833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27565" calcext:value-type="float">
            <text:p>0.00427565</text:p>
          </table:table-cell>
          <table:table-cell office:value-type="float" office:value="-0.0001549591" calcext:value-type="float">
            <text:p>-0.0001549591</text:p>
          </table:table-cell>
          <table:table-cell office:value-type="float" office:value="1289" calcext:value-type="float">
            <text:p>1289</text:p>
          </table:table-cell>
          <table:table-cell table:formula="of:=[.D1016]*100" office:value-type="float" office:value="-0.01401211" calcext:value-type="float">
            <text:p>-0.01401211</text:p>
          </table:table-cell>
          <table:table-cell table:formula="of:=[.E1016]*100" office:value-type="float" office:value="0.427565" calcext:value-type="float">
            <text:p>0.427565</text:p>
          </table:table-cell>
        </table:table-row>
        <table:table-row table:style-name="ro1">
          <table:table-cell office:value-type="float" office:value="64.57" calcext:value-type="float">
            <text:p>64.57</text:p>
          </table:table-cell>
          <table:table-cell office:value-type="float" office:value="179.0319366455" calcext:value-type="float">
            <text:p>179.0319366455</text:p>
          </table:table-cell>
          <table:table-cell office:value-type="float" office:value="-0.1757822191" calcext:value-type="float">
            <text:p>-0.175782219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97419" calcext:value-type="float">
            <text:p>0.00397419</text:p>
          </table:table-cell>
          <table:table-cell office:value-type="float" office:value="-0.0000755022" calcext:value-type="float">
            <text:p>-7.55022E-05</text:p>
          </table:table-cell>
          <table:table-cell office:value-type="float" office:value="1290" calcext:value-type="float">
            <text:p>1290</text:p>
          </table:table-cell>
          <table:table-cell table:formula="of:=[.D1017]*100" office:value-type="float" office:value="-0.01401211" calcext:value-type="float">
            <text:p>-0.01401211</text:p>
          </table:table-cell>
          <table:table-cell table:formula="of:=[.E1017]*100" office:value-type="float" office:value="0.397419" calcext:value-type="float">
            <text:p>0.397419</text:p>
          </table:table-cell>
        </table:table-row>
        <table:table-row table:style-name="ro1">
          <table:table-cell office:value-type="float" office:value="64.62" calcext:value-type="float">
            <text:p>64.62</text:p>
          </table:table-cell>
          <table:table-cell office:value-type="float" office:value="179.0293579102" calcext:value-type="float">
            <text:p>179.0293579102</text:p>
          </table:table-cell>
          <table:table-cell office:value-type="float" office:value="-0.1594743279" calcext:value-type="float">
            <text:p>-0.159474327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66459" calcext:value-type="float">
            <text:p>0.00366459</text:p>
          </table:table-cell>
          <table:table-cell office:value-type="float" office:value="-0.0001413574" calcext:value-type="float">
            <text:p>-0.0001413574</text:p>
          </table:table-cell>
          <table:table-cell office:value-type="float" office:value="1291" calcext:value-type="float">
            <text:p>1291</text:p>
          </table:table-cell>
          <table:table-cell table:formula="of:=[.D1018]*100" office:value-type="float" office:value="-0.01401211" calcext:value-type="float">
            <text:p>-0.01401211</text:p>
          </table:table-cell>
          <table:table-cell table:formula="of:=[.E1018]*100" office:value-type="float" office:value="0.366459" calcext:value-type="float">
            <text:p>0.366459</text:p>
          </table:table-cell>
        </table:table-row>
        <table:table-row table:style-name="ro1">
          <table:table-cell office:value-type="float" office:value="64.67" calcext:value-type="float">
            <text:p>64.67</text:p>
          </table:table-cell>
          <table:table-cell office:value-type="float" office:value="179.0258636475" calcext:value-type="float">
            <text:p>179.0258636475</text:p>
          </table:table-cell>
          <table:table-cell office:value-type="float" office:value="-0.1735494212" calcext:value-type="float">
            <text:p>-0.173549421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5521" calcext:value-type="float">
            <text:p>0.0035521</text:p>
          </table:table-cell>
          <table:table-cell office:value-type="float" office:value="-0.0000728282" calcext:value-type="float">
            <text:p>-7.28282E-05</text:p>
          </table:table-cell>
          <table:table-cell office:value-type="float" office:value="1292" calcext:value-type="float">
            <text:p>1292</text:p>
          </table:table-cell>
          <table:table-cell table:formula="of:=[.D1019]*100" office:value-type="float" office:value="-0.01401211" calcext:value-type="float">
            <text:p>-0.01401211</text:p>
          </table:table-cell>
          <table:table-cell table:formula="of:=[.E1019]*100" office:value-type="float" office:value="0.35521" calcext:value-type="float">
            <text:p>0.35521</text:p>
          </table:table-cell>
        </table:table-row>
        <table:table-row table:style-name="ro1">
          <table:table-cell office:value-type="float" office:value="64.72" calcext:value-type="float">
            <text:p>64.72</text:p>
          </table:table-cell>
          <table:table-cell office:value-type="float" office:value="179.0346832275" calcext:value-type="float">
            <text:p>179.0346832275</text:p>
          </table:table-cell>
          <table:table-cell office:value-type="float" office:value="-0.1534584273" calcext:value-type="float">
            <text:p>-0.153458427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34322" calcext:value-type="float">
            <text:p>0.00334322</text:p>
          </table:table-cell>
          <table:table-cell office:value-type="float" office:value="-0.0000811829" calcext:value-type="float">
            <text:p>-8.11829E-05</text:p>
          </table:table-cell>
          <table:table-cell office:value-type="float" office:value="1293" calcext:value-type="float">
            <text:p>1293</text:p>
          </table:table-cell>
          <table:table-cell table:formula="of:=[.D1020]*100" office:value-type="float" office:value="-0.01401211" calcext:value-type="float">
            <text:p>-0.01401211</text:p>
          </table:table-cell>
          <table:table-cell table:formula="of:=[.E1020]*100" office:value-type="float" office:value="0.334322" calcext:value-type="float">
            <text:p>0.334322</text:p>
          </table:table-cell>
        </table:table-row>
        <table:table-row table:style-name="ro1">
          <table:table-cell office:value-type="float" office:value="64.77" calcext:value-type="float">
            <text:p>64.77</text:p>
          </table:table-cell>
          <table:table-cell office:value-type="float" office:value="179.0440216064" calcext:value-type="float">
            <text:p>179.0440216064</text:p>
          </table:table-cell>
          <table:table-cell office:value-type="float" office:value="-0.1599750796" calcext:value-type="float">
            <text:p>-0.159975079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24746" calcext:value-type="float">
            <text:p>0.00324746</text:p>
          </table:table-cell>
          <table:table-cell office:value-type="float" office:value="-0.0001170473" calcext:value-type="float">
            <text:p>-0.0001170473</text:p>
          </table:table-cell>
          <table:table-cell office:value-type="float" office:value="1294" calcext:value-type="float">
            <text:p>1294</text:p>
          </table:table-cell>
          <table:table-cell table:formula="of:=[.D1021]*100" office:value-type="float" office:value="-0.01401211" calcext:value-type="float">
            <text:p>-0.01401211</text:p>
          </table:table-cell>
          <table:table-cell table:formula="of:=[.E1021]*100" office:value-type="float" office:value="0.324746" calcext:value-type="float">
            <text:p>0.324746</text:p>
          </table:table-cell>
        </table:table-row>
        <table:table-row table:style-name="ro1">
          <table:table-cell office:value-type="float" office:value="64.82" calcext:value-type="float">
            <text:p>64.82</text:p>
          </table:table-cell>
          <table:table-cell office:value-type="float" office:value="179.0408325195" calcext:value-type="float">
            <text:p>179.0408325195</text:p>
          </table:table-cell>
          <table:table-cell office:value-type="float" office:value="-0.1738896915" calcext:value-type="float">
            <text:p>-0.173889691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2764" calcext:value-type="float">
            <text:p>0.0032764</text:p>
          </table:table-cell>
          <table:table-cell office:value-type="float" office:value="-0.0000757437" calcext:value-type="float">
            <text:p>-7.57437E-05</text:p>
          </table:table-cell>
          <table:table-cell office:value-type="float" office:value="1295" calcext:value-type="float">
            <text:p>1295</text:p>
          </table:table-cell>
          <table:table-cell table:formula="of:=[.D1022]*100" office:value-type="float" office:value="-0.01401211" calcext:value-type="float">
            <text:p>-0.01401211</text:p>
          </table:table-cell>
          <table:table-cell table:formula="of:=[.E1022]*100" office:value-type="float" office:value="0.32764" calcext:value-type="float">
            <text:p>0.32764</text:p>
          </table:table-cell>
        </table:table-row>
        <table:table-row table:style-name="ro1">
          <table:table-cell office:value-type="float" office:value="64.87" calcext:value-type="float">
            <text:p>64.87</text:p>
          </table:table-cell>
          <table:table-cell office:value-type="float" office:value="179.0462188721" calcext:value-type="float">
            <text:p>179.0462188721</text:p>
          </table:table-cell>
          <table:table-cell office:value-type="float" office:value="-0.1666581722" calcext:value-type="float">
            <text:p>-0.166658172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24748" calcext:value-type="float">
            <text:p>0.00324748</text:p>
          </table:table-cell>
          <table:table-cell office:value-type="float" office:value="0.0000032035" calcext:value-type="float">
            <text:p>3.2035E-06</text:p>
          </table:table-cell>
          <table:table-cell office:value-type="float" office:value="1296" calcext:value-type="float">
            <text:p>1296</text:p>
          </table:table-cell>
          <table:table-cell table:formula="of:=[.D1023]*100" office:value-type="float" office:value="-0.01401211" calcext:value-type="float">
            <text:p>-0.01401211</text:p>
          </table:table-cell>
          <table:table-cell table:formula="of:=[.E1023]*100" office:value-type="float" office:value="0.324748" calcext:value-type="float">
            <text:p>0.324748</text:p>
          </table:table-cell>
        </table:table-row>
        <table:table-row table:style-name="ro1">
          <table:table-cell office:value-type="float" office:value="64.92" calcext:value-type="float">
            <text:p>64.92</text:p>
          </table:table-cell>
          <table:table-cell office:value-type="float" office:value="179.0467529297" calcext:value-type="float">
            <text:p>179.0467529297</text:p>
          </table:table-cell>
          <table:table-cell office:value-type="float" office:value="-0.178242255" calcext:value-type="float">
            <text:p>-0.17824225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30542" calcext:value-type="float">
            <text:p>0.00330542</text:p>
          </table:table-cell>
          <table:table-cell office:value-type="float" office:value="-0.0000699273" calcext:value-type="float">
            <text:p>-6.99273E-05</text:p>
          </table:table-cell>
          <table:table-cell office:value-type="float" office:value="1297" calcext:value-type="float">
            <text:p>1297</text:p>
          </table:table-cell>
          <table:table-cell table:formula="of:=[.D1024]*100" office:value-type="float" office:value="-0.01401211" calcext:value-type="float">
            <text:p>-0.01401211</text:p>
          </table:table-cell>
          <table:table-cell table:formula="of:=[.E1024]*100" office:value-type="float" office:value="0.330542" calcext:value-type="float">
            <text:p>0.330542</text:p>
          </table:table-cell>
        </table:table-row>
        <table:table-row table:style-name="ro1">
          <table:table-cell office:value-type="float" office:value="64.97" calcext:value-type="float">
            <text:p>64.97</text:p>
          </table:table-cell>
          <table:table-cell office:value-type="float" office:value="179.0440979004" calcext:value-type="float">
            <text:p>179.0440979004</text:p>
          </table:table-cell>
          <table:table-cell office:value-type="float" office:value="-0.1586223981" calcext:value-type="float">
            <text:p>-0.158622398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21326" calcext:value-type="float">
            <text:p>0.00321326</text:p>
          </table:table-cell>
          <table:table-cell office:value-type="float" office:value="-0.0001211752" calcext:value-type="float">
            <text:p>-0.0001211752</text:p>
          </table:table-cell>
          <table:table-cell office:value-type="float" office:value="1298" calcext:value-type="float">
            <text:p>1298</text:p>
          </table:table-cell>
          <table:table-cell table:formula="of:=[.D1025]*100" office:value-type="float" office:value="-0.01401211" calcext:value-type="float">
            <text:p>-0.01401211</text:p>
          </table:table-cell>
          <table:table-cell table:formula="of:=[.E1025]*100" office:value-type="float" office:value="0.321326" calcext:value-type="float">
            <text:p>0.321326</text:p>
          </table:table-cell>
        </table:table-row>
        <table:table-row table:style-name="ro1">
          <table:table-cell office:value-type="float" office:value="65.02" calcext:value-type="float">
            <text:p>65.02</text:p>
          </table:table-cell>
          <table:table-cell office:value-type="float" office:value="179.0630950928" calcext:value-type="float">
            <text:p>179.0630950928</text:p>
          </table:table-cell>
          <table:table-cell office:value-type="float" office:value="-0.1189235189" calcext:value-type="float">
            <text:p>-0.118923518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88722" calcext:value-type="float">
            <text:p>0.00288722</text:p>
          </table:table-cell>
          <table:table-cell office:value-type="float" office:value="-0.0001874196" calcext:value-type="float">
            <text:p>-0.0001874196</text:p>
          </table:table-cell>
          <table:table-cell office:value-type="float" office:value="1299" calcext:value-type="float">
            <text:p>1299</text:p>
          </table:table-cell>
          <table:table-cell table:formula="of:=[.D1026]*100" office:value-type="float" office:value="-0.01401211" calcext:value-type="float">
            <text:p>-0.01401211</text:p>
          </table:table-cell>
          <table:table-cell table:formula="of:=[.E1026]*100" office:value-type="float" office:value="0.288722" calcext:value-type="float">
            <text:p>0.288722</text:p>
          </table:table-cell>
        </table:table-row>
        <table:table-row table:style-name="ro1">
          <table:table-cell office:value-type="float" office:value="65.07" calcext:value-type="float">
            <text:p>65.07</text:p>
          </table:table-cell>
          <table:table-cell office:value-type="float" office:value="179.0634765625" calcext:value-type="float">
            <text:p>179.0634765625</text:p>
          </table:table-cell>
          <table:table-cell office:value-type="float" office:value="-0.1100451447" calcext:value-type="float">
            <text:p>-0.110045144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61078" calcext:value-type="float">
            <text:p>0.00261078</text:p>
          </table:table-cell>
          <table:table-cell office:value-type="float" office:value="-0.0001206534" calcext:value-type="float">
            <text:p>-0.0001206534</text:p>
          </table:table-cell>
          <table:table-cell office:value-type="float" office:value="1300" calcext:value-type="float">
            <text:p>1300</text:p>
          </table:table-cell>
          <table:table-cell table:formula="of:=[.D1027]*100" office:value-type="float" office:value="-0.01401211" calcext:value-type="float">
            <text:p>-0.01401211</text:p>
          </table:table-cell>
          <table:table-cell table:formula="of:=[.E1027]*100" office:value-type="float" office:value="0.261078" calcext:value-type="float">
            <text:p>0.261078</text:p>
          </table:table-cell>
        </table:table-row>
        <table:table-row table:style-name="ro1">
          <table:table-cell office:value-type="float" office:value="65.12" calcext:value-type="float">
            <text:p>65.12</text:p>
          </table:table-cell>
          <table:table-cell office:value-type="float" office:value="179.06199646" calcext:value-type="float">
            <text:p>179.06199646</text:p>
          </table:table-cell>
          <table:table-cell office:value-type="float" office:value="-0.1206923859" calcext:value-type="float">
            <text:p>-0.120692385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49753" calcext:value-type="float">
            <text:p>0.00249753</text:p>
          </table:table-cell>
          <table:table-cell office:value-type="float" office:value="-0.0000926389" calcext:value-type="float">
            <text:p>-9.26389E-05</text:p>
          </table:table-cell>
          <table:table-cell office:value-type="float" office:value="1301" calcext:value-type="float">
            <text:p>1301</text:p>
          </table:table-cell>
          <table:table-cell table:formula="of:=[.D1028]*100" office:value-type="float" office:value="-0.01401211" calcext:value-type="float">
            <text:p>-0.01401211</text:p>
          </table:table-cell>
          <table:table-cell table:formula="of:=[.E1028]*100" office:value-type="float" office:value="0.249753" calcext:value-type="float">
            <text:p>0.249753</text:p>
          </table:table-cell>
        </table:table-row>
        <table:table-row table:style-name="ro1">
          <table:table-cell office:value-type="float" office:value="65.17" calcext:value-type="float">
            <text:p>65.17</text:p>
          </table:table-cell>
          <table:table-cell office:value-type="float" office:value="179.054977417" calcext:value-type="float">
            <text:p>179.054977417</text:p>
          </table:table-cell>
          <table:table-cell office:value-type="float" office:value="-0.1383358807" calcext:value-type="float">
            <text:p>-0.138335880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53967" calcext:value-type="float">
            <text:p>0.00253967</text:p>
          </table:table-cell>
          <table:table-cell office:value-type="float" office:value="-0.0000131195" calcext:value-type="float">
            <text:p>-1.31195E-05</text:p>
          </table:table-cell>
          <table:table-cell office:value-type="float" office:value="1302" calcext:value-type="float">
            <text:p>1302</text:p>
          </table:table-cell>
          <table:table-cell table:formula="of:=[.D1029]*100" office:value-type="float" office:value="-0.01401211" calcext:value-type="float">
            <text:p>-0.01401211</text:p>
          </table:table-cell>
          <table:table-cell table:formula="of:=[.E1029]*100" office:value-type="float" office:value="0.253967" calcext:value-type="float">
            <text:p>0.253967</text:p>
          </table:table-cell>
        </table:table-row>
        <table:table-row table:style-name="ro1">
          <table:table-cell office:value-type="float" office:value="65.22" calcext:value-type="float">
            <text:p>65.22</text:p>
          </table:table-cell>
          <table:table-cell office:value-type="float" office:value="179.0621795654" calcext:value-type="float">
            <text:p>179.0621795654</text:p>
          </table:table-cell>
          <table:table-cell office:value-type="float" office:value="-0.121984113" calcext:value-type="float">
            <text:p>-0.12198411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45875" calcext:value-type="float">
            <text:p>0.00245875</text:p>
          </table:table-cell>
          <table:table-cell office:value-type="float" office:value="-0.0001604306" calcext:value-type="float">
            <text:p>-0.0001604306</text:p>
          </table:table-cell>
          <table:table-cell office:value-type="float" office:value="1303" calcext:value-type="float">
            <text:p>1303</text:p>
          </table:table-cell>
          <table:table-cell table:formula="of:=[.D1030]*100" office:value-type="float" office:value="-0.01401211" calcext:value-type="float">
            <text:p>-0.01401211</text:p>
          </table:table-cell>
          <table:table-cell table:formula="of:=[.E1030]*100" office:value-type="float" office:value="0.245875" calcext:value-type="float">
            <text:p>0.245875</text:p>
          </table:table-cell>
        </table:table-row>
        <table:table-row table:style-name="ro1">
          <table:table-cell office:value-type="float" office:value="65.27" calcext:value-type="float">
            <text:p>65.27</text:p>
          </table:table-cell>
          <table:table-cell office:value-type="float" office:value="179.0570373535" calcext:value-type="float">
            <text:p>179.0570373535</text:p>
          </table:table-cell>
          <table:table-cell office:value-type="float" office:value="-0.1231050656" calcext:value-type="float">
            <text:p>-0.123105065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4123" calcext:value-type="float">
            <text:p>0.0024123</text:p>
          </table:table-cell>
          <table:table-cell office:value-type="float" office:value="-0.000094109" calcext:value-type="float">
            <text:p>-0.000094109</text:p>
          </table:table-cell>
          <table:table-cell office:value-type="float" office:value="1304" calcext:value-type="float">
            <text:p>1304</text:p>
          </table:table-cell>
          <table:table-cell table:formula="of:=[.D1031]*100" office:value-type="float" office:value="-0.01401211" calcext:value-type="float">
            <text:p>-0.01401211</text:p>
          </table:table-cell>
          <table:table-cell table:formula="of:=[.E1031]*100" office:value-type="float" office:value="0.24123" calcext:value-type="float">
            <text:p>0.24123</text:p>
          </table:table-cell>
        </table:table-row>
        <table:table-row table:style-name="ro1">
          <table:table-cell office:value-type="float" office:value="65.32" calcext:value-type="float">
            <text:p>65.32</text:p>
          </table:table-cell>
          <table:table-cell office:value-type="float" office:value="179.0753173828" calcext:value-type="float">
            <text:p>179.0753173828</text:p>
          </table:table-cell>
          <table:table-cell office:value-type="float" office:value="-0.1277110615" calcext:value-type="float">
            <text:p>-0.127711061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41205" calcext:value-type="float">
            <text:p>0.00241205</text:p>
          </table:table-cell>
          <table:table-cell office:value-type="float" office:value="-0.0000907329" calcext:value-type="float">
            <text:p>-9.07329E-05</text:p>
          </table:table-cell>
          <table:table-cell office:value-type="float" office:value="1305" calcext:value-type="float">
            <text:p>1305</text:p>
          </table:table-cell>
          <table:table-cell table:formula="of:=[.D1032]*100" office:value-type="float" office:value="-0.01401211" calcext:value-type="float">
            <text:p>-0.01401211</text:p>
          </table:table-cell>
          <table:table-cell table:formula="of:=[.E1032]*100" office:value-type="float" office:value="0.241205" calcext:value-type="float">
            <text:p>0.241205</text:p>
          </table:table-cell>
        </table:table-row>
        <table:table-row table:style-name="ro1">
          <table:table-cell office:value-type="float" office:value="65.37" calcext:value-type="float">
            <text:p>65.37</text:p>
          </table:table-cell>
          <table:table-cell office:value-type="float" office:value="179.0797424316" calcext:value-type="float">
            <text:p>179.0797424316</text:p>
          </table:table-cell>
          <table:table-cell office:value-type="float" office:value="-0.1177482623" calcext:value-type="float">
            <text:p>-0.117748262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34548" calcext:value-type="float">
            <text:p>0.00234548</text:p>
          </table:table-cell>
          <table:table-cell office:value-type="float" office:value="-0.0001358339" calcext:value-type="float">
            <text:p>-0.0001358339</text:p>
          </table:table-cell>
          <table:table-cell office:value-type="float" office:value="1306" calcext:value-type="float">
            <text:p>1306</text:p>
          </table:table-cell>
          <table:table-cell table:formula="of:=[.D1033]*100" office:value-type="float" office:value="-0.01401211" calcext:value-type="float">
            <text:p>-0.01401211</text:p>
          </table:table-cell>
          <table:table-cell table:formula="of:=[.E1033]*100" office:value-type="float" office:value="0.234548" calcext:value-type="float">
            <text:p>0.234548</text:p>
          </table:table-cell>
        </table:table-row>
        <table:table-row table:style-name="ro1">
          <table:table-cell office:value-type="float" office:value="65.42" calcext:value-type="float">
            <text:p>65.42</text:p>
          </table:table-cell>
          <table:table-cell office:value-type="float" office:value="179.0773162842" calcext:value-type="float">
            <text:p>179.0773162842</text:p>
          </table:table-cell>
          <table:table-cell office:value-type="float" office:value="-0.1269465149" calcext:value-type="float">
            <text:p>-0.126946514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36242" calcext:value-type="float">
            <text:p>0.00236242</text:p>
          </table:table-cell>
          <table:table-cell office:value-type="float" office:value="-0.0002112215" calcext:value-type="float">
            <text:p>-0.0002112215</text:p>
          </table:table-cell>
          <table:table-cell office:value-type="float" office:value="1307" calcext:value-type="float">
            <text:p>1307</text:p>
          </table:table-cell>
          <table:table-cell table:formula="of:=[.D1034]*100" office:value-type="float" office:value="-0.01401211" calcext:value-type="float">
            <text:p>-0.01401211</text:p>
          </table:table-cell>
          <table:table-cell table:formula="of:=[.E1034]*100" office:value-type="float" office:value="0.236242" calcext:value-type="float">
            <text:p>0.236242</text:p>
          </table:table-cell>
        </table:table-row>
        <table:table-row table:style-name="ro1">
          <table:table-cell office:value-type="float" office:value="65.47" calcext:value-type="float">
            <text:p>65.47</text:p>
          </table:table-cell>
          <table:table-cell office:value-type="float" office:value="179.0784454346" calcext:value-type="float">
            <text:p>179.0784454346</text:p>
          </table:table-cell>
          <table:table-cell office:value-type="float" office:value="-0.1214897251" calcext:value-type="float">
            <text:p>-0.121489725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33734" calcext:value-type="float">
            <text:p>0.00233734</text:p>
          </table:table-cell>
          <table:table-cell office:value-type="float" office:value="-0.0000787095" calcext:value-type="float">
            <text:p>-7.87095E-05</text:p>
          </table:table-cell>
          <table:table-cell office:value-type="float" office:value="1308" calcext:value-type="float">
            <text:p>1308</text:p>
          </table:table-cell>
          <table:table-cell table:formula="of:=[.D1035]*100" office:value-type="float" office:value="-0.01401211" calcext:value-type="float">
            <text:p>-0.01401211</text:p>
          </table:table-cell>
          <table:table-cell table:formula="of:=[.E1035]*100" office:value-type="float" office:value="0.233734" calcext:value-type="float">
            <text:p>0.233734</text:p>
          </table:table-cell>
        </table:table-row>
        <table:table-row table:style-name="ro1">
          <table:table-cell office:value-type="float" office:value="65.52" calcext:value-type="float">
            <text:p>65.52</text:p>
          </table:table-cell>
          <table:table-cell office:value-type="float" office:value="179.0755767822" calcext:value-type="float">
            <text:p>179.0755767822</text:p>
          </table:table-cell>
          <table:table-cell office:value-type="float" office:value="-0.1275813841" calcext:value-type="float">
            <text:p>-0.127581384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36123" calcext:value-type="float">
            <text:p>0.00236123</text:p>
          </table:table-cell>
          <table:table-cell office:value-type="float" office:value="-0.0001294995" calcext:value-type="float">
            <text:p>-0.0001294995</text:p>
          </table:table-cell>
          <table:table-cell office:value-type="float" office:value="1309" calcext:value-type="float">
            <text:p>1309</text:p>
          </table:table-cell>
          <table:table-cell table:formula="of:=[.D1036]*100" office:value-type="float" office:value="-0.01401211" calcext:value-type="float">
            <text:p>-0.01401211</text:p>
          </table:table-cell>
          <table:table-cell table:formula="of:=[.E1036]*100" office:value-type="float" office:value="0.236123" calcext:value-type="float">
            <text:p>0.236123</text:p>
          </table:table-cell>
        </table:table-row>
        <table:table-row table:style-name="ro1">
          <table:table-cell office:value-type="float" office:value="65.57" calcext:value-type="float">
            <text:p>65.57</text:p>
          </table:table-cell>
          <table:table-cell office:value-type="float" office:value="179.0809173584" calcext:value-type="float">
            <text:p>179.0809173584</text:p>
          </table:table-cell>
          <table:table-cell office:value-type="float" office:value="-0.105754019" calcext:value-type="float">
            <text:p>-0.10575401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23166" calcext:value-type="float">
            <text:p>0.00223166</text:p>
          </table:table-cell>
          <table:table-cell office:value-type="float" office:value="-0.0001087668" calcext:value-type="float">
            <text:p>-0.0001087668</text:p>
          </table:table-cell>
          <table:table-cell office:value-type="float" office:value="1310" calcext:value-type="float">
            <text:p>1310</text:p>
          </table:table-cell>
          <table:table-cell table:formula="of:=[.D1037]*100" office:value-type="float" office:value="-0.01401211" calcext:value-type="float">
            <text:p>-0.01401211</text:p>
          </table:table-cell>
          <table:table-cell table:formula="of:=[.E1037]*100" office:value-type="float" office:value="0.223166" calcext:value-type="float">
            <text:p>0.223166</text:p>
          </table:table-cell>
        </table:table-row>
        <table:table-row table:style-name="ro1">
          <table:table-cell office:value-type="float" office:value="65.62" calcext:value-type="float">
            <text:p>65.62</text:p>
          </table:table-cell>
          <table:table-cell office:value-type="float" office:value="179.0858306885" calcext:value-type="float">
            <text:p>179.0858306885</text:p>
          </table:table-cell>
          <table:table-cell office:value-type="float" office:value="-0.1399713659" calcext:value-type="float">
            <text:p>-0.139971365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3734" calcext:value-type="float">
            <text:p>0.0023734</text:p>
          </table:table-cell>
          <table:table-cell office:value-type="float" office:value="-0.000097398" calcext:value-type="float">
            <text:p>-0.000097398</text:p>
          </table:table-cell>
          <table:table-cell office:value-type="float" office:value="1311" calcext:value-type="float">
            <text:p>1311</text:p>
          </table:table-cell>
          <table:table-cell table:formula="of:=[.D1038]*100" office:value-type="float" office:value="-0.01401211" calcext:value-type="float">
            <text:p>-0.01401211</text:p>
          </table:table-cell>
          <table:table-cell table:formula="of:=[.E1038]*100" office:value-type="float" office:value="0.23734" calcext:value-type="float">
            <text:p>0.23734</text:p>
          </table:table-cell>
        </table:table-row>
        <table:table-row table:style-name="ro1">
          <table:table-cell office:value-type="float" office:value="65.67" calcext:value-type="float">
            <text:p>65.67</text:p>
          </table:table-cell>
          <table:table-cell office:value-type="float" office:value="179.0819091797" calcext:value-type="float">
            <text:p>179.0819091797</text:p>
          </table:table-cell>
          <table:table-cell office:value-type="float" office:value="-0.1335286537" calcext:value-type="float">
            <text:p>-0.133528653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4249" calcext:value-type="float">
            <text:p>0.0024249</text:p>
          </table:table-cell>
          <table:table-cell office:value-type="float" office:value="-0.0001440061" calcext:value-type="float">
            <text:p>-0.0001440061</text:p>
          </table:table-cell>
          <table:table-cell office:value-type="float" office:value="1312" calcext:value-type="float">
            <text:p>1312</text:p>
          </table:table-cell>
          <table:table-cell table:formula="of:=[.D1039]*100" office:value-type="float" office:value="-0.01401211" calcext:value-type="float">
            <text:p>-0.01401211</text:p>
          </table:table-cell>
          <table:table-cell table:formula="of:=[.E1039]*100" office:value-type="float" office:value="0.24249" calcext:value-type="float">
            <text:p>0.24249</text:p>
          </table:table-cell>
        </table:table-row>
        <table:table-row table:style-name="ro1">
          <table:table-cell office:value-type="float" office:value="65.72" calcext:value-type="float">
            <text:p>65.72</text:p>
          </table:table-cell>
          <table:table-cell office:value-type="float" office:value="179.0753479004" calcext:value-type="float">
            <text:p>179.0753479004</text:p>
          </table:table-cell>
          <table:table-cell office:value-type="float" office:value="-0.1452556843" calcext:value-type="float">
            <text:p>-0.145255684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53739" calcext:value-type="float">
            <text:p>0.00253739</text:p>
          </table:table-cell>
          <table:table-cell office:value-type="float" office:value="-0.0001689593" calcext:value-type="float">
            <text:p>-0.0001689593</text:p>
          </table:table-cell>
          <table:table-cell office:value-type="float" office:value="1313" calcext:value-type="float">
            <text:p>1313</text:p>
          </table:table-cell>
          <table:table-cell table:formula="of:=[.D1040]*100" office:value-type="float" office:value="-0.01401211" calcext:value-type="float">
            <text:p>-0.01401211</text:p>
          </table:table-cell>
          <table:table-cell table:formula="of:=[.E1040]*100" office:value-type="float" office:value="0.253739" calcext:value-type="float">
            <text:p>0.253739</text:p>
          </table:table-cell>
        </table:table-row>
        <table:table-row table:style-name="ro1">
          <table:table-cell office:value-type="float" office:value="65.77" calcext:value-type="float">
            <text:p>65.77</text:p>
          </table:table-cell>
          <table:table-cell office:value-type="float" office:value="179.0850830078" calcext:value-type="float">
            <text:p>179.0850830078</text:p>
          </table:table-cell>
          <table:table-cell office:value-type="float" office:value="-0.1288028268" calcext:value-type="float">
            <text:p>-0.128802826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50269" calcext:value-type="float">
            <text:p>0.00250269</text:p>
          </table:table-cell>
          <table:table-cell office:value-type="float" office:value="-0.0001537558" calcext:value-type="float">
            <text:p>-0.0001537558</text:p>
          </table:table-cell>
          <table:table-cell office:value-type="float" office:value="1314" calcext:value-type="float">
            <text:p>1314</text:p>
          </table:table-cell>
          <table:table-cell table:formula="of:=[.D1041]*100" office:value-type="float" office:value="-0.01401211" calcext:value-type="float">
            <text:p>-0.01401211</text:p>
          </table:table-cell>
          <table:table-cell table:formula="of:=[.E1041]*100" office:value-type="float" office:value="0.250269" calcext:value-type="float">
            <text:p>0.250269</text:p>
          </table:table-cell>
        </table:table-row>
        <table:table-row table:style-name="ro1">
          <table:table-cell office:value-type="float" office:value="65.82" calcext:value-type="float">
            <text:p>65.82</text:p>
          </table:table-cell>
          <table:table-cell office:value-type="float" office:value="179.091506958" calcext:value-type="float">
            <text:p>179.091506958</text:p>
          </table:table-cell>
          <table:table-cell office:value-type="float" office:value="-0.1766740276" calcext:value-type="float">
            <text:p>-0.176674027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79865" calcext:value-type="float">
            <text:p>0.00279865</text:p>
          </table:table-cell>
          <table:table-cell office:value-type="float" office:value="-0.0000523233" calcext:value-type="float">
            <text:p>-5.23233E-05</text:p>
          </table:table-cell>
          <table:table-cell office:value-type="float" office:value="1315" calcext:value-type="float">
            <text:p>1315</text:p>
          </table:table-cell>
          <table:table-cell table:formula="of:=[.D1042]*100" office:value-type="float" office:value="-0.01401211" calcext:value-type="float">
            <text:p>-0.01401211</text:p>
          </table:table-cell>
          <table:table-cell table:formula="of:=[.E1042]*100" office:value-type="float" office:value="0.279865" calcext:value-type="float">
            <text:p>0.279865</text:p>
          </table:table-cell>
        </table:table-row>
        <table:table-row table:style-name="ro1">
          <table:table-cell office:value-type="float" office:value="65.87" calcext:value-type="float">
            <text:p>65.87</text:p>
          </table:table-cell>
          <table:table-cell office:value-type="float" office:value="179.1062469482" calcext:value-type="float">
            <text:p>179.1062469482</text:p>
          </table:table-cell>
          <table:table-cell office:value-type="float" office:value="-0.1813364273" calcext:value-type="float">
            <text:p>-0.181336427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02695" calcext:value-type="float">
            <text:p>0.00302695</text:p>
          </table:table-cell>
          <table:table-cell office:value-type="float" office:value="-0.0001138462" calcext:value-type="float">
            <text:p>-0.0001138462</text:p>
          </table:table-cell>
          <table:table-cell office:value-type="float" office:value="1316" calcext:value-type="float">
            <text:p>1316</text:p>
          </table:table-cell>
          <table:table-cell table:formula="of:=[.D1043]*100" office:value-type="float" office:value="-0.01401211" calcext:value-type="float">
            <text:p>-0.01401211</text:p>
          </table:table-cell>
          <table:table-cell table:formula="of:=[.E1043]*100" office:value-type="float" office:value="0.302695" calcext:value-type="float">
            <text:p>0.302695</text:p>
          </table:table-cell>
        </table:table-row>
        <table:table-row table:style-name="ro1">
          <table:table-cell office:value-type="float" office:value="65.92" calcext:value-type="float">
            <text:p>65.92</text:p>
          </table:table-cell>
          <table:table-cell office:value-type="float" office:value="179.092880249" calcext:value-type="float">
            <text:p>179.092880249</text:p>
          </table:table-cell>
          <table:table-cell office:value-type="float" office:value="-0.1447321939" calcext:value-type="float">
            <text:p>-0.144732193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9351" calcext:value-type="float">
            <text:p>0.0029351</text:p>
          </table:table-cell>
          <table:table-cell office:value-type="float" office:value="-0.0000788864" calcext:value-type="float">
            <text:p>-7.88864E-05</text:p>
          </table:table-cell>
          <table:table-cell office:value-type="float" office:value="1317" calcext:value-type="float">
            <text:p>1317</text:p>
          </table:table-cell>
          <table:table-cell table:formula="of:=[.D1044]*100" office:value-type="float" office:value="-0.01401211" calcext:value-type="float">
            <text:p>-0.01401211</text:p>
          </table:table-cell>
          <table:table-cell table:formula="of:=[.E1044]*100" office:value-type="float" office:value="0.29351" calcext:value-type="float">
            <text:p>0.29351</text:p>
          </table:table-cell>
        </table:table-row>
        <table:table-row table:style-name="ro1">
          <table:table-cell office:value-type="float" office:value="65.97" calcext:value-type="float">
            <text:p>65.97</text:p>
          </table:table-cell>
          <table:table-cell office:value-type="float" office:value="179.1028289795" calcext:value-type="float">
            <text:p>179.1028289795</text:p>
          </table:table-cell>
          <table:table-cell office:value-type="float" office:value="-0.1753634926" calcext:value-type="float">
            <text:p>-0.175363492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07807" calcext:value-type="float">
            <text:p>0.00307807</text:p>
          </table:table-cell>
          <table:table-cell office:value-type="float" office:value="-0.0001089692" calcext:value-type="float">
            <text:p>-0.0001089692</text:p>
          </table:table-cell>
          <table:table-cell office:value-type="float" office:value="1318" calcext:value-type="float">
            <text:p>1318</text:p>
          </table:table-cell>
          <table:table-cell table:formula="of:=[.D1045]*100" office:value-type="float" office:value="-0.01401211" calcext:value-type="float">
            <text:p>-0.01401211</text:p>
          </table:table-cell>
          <table:table-cell table:formula="of:=[.E1045]*100" office:value-type="float" office:value="0.307807" calcext:value-type="float">
            <text:p>0.307807</text:p>
          </table:table-cell>
        </table:table-row>
        <table:table-row table:style-name="ro1">
          <table:table-cell office:value-type="float" office:value="66.03" calcext:value-type="float">
            <text:p>66.03</text:p>
          </table:table-cell>
          <table:table-cell office:value-type="float" office:value="179.0908660889" calcext:value-type="float">
            <text:p>179.0908660889</text:p>
          </table:table-cell>
          <table:table-cell office:value-type="float" office:value="-0.1724481447" calcext:value-type="float">
            <text:p>-0.172448144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15391" calcext:value-type="float">
            <text:p>0.00315391</text:p>
          </table:table-cell>
          <table:table-cell office:value-type="float" office:value="-0.0000451122" calcext:value-type="float">
            <text:p>-4.51122E-05</text:p>
          </table:table-cell>
          <table:table-cell office:value-type="float" office:value="1319" calcext:value-type="float">
            <text:p>1319</text:p>
          </table:table-cell>
          <table:table-cell table:formula="of:=[.D1046]*100" office:value-type="float" office:value="-0.01401211" calcext:value-type="float">
            <text:p>-0.01401211</text:p>
          </table:table-cell>
          <table:table-cell table:formula="of:=[.E1046]*100" office:value-type="float" office:value="0.315391" calcext:value-type="float">
            <text:p>0.315391</text:p>
          </table:table-cell>
        </table:table-row>
        <table:table-row table:style-name="ro1">
          <table:table-cell office:value-type="float" office:value="66.07" calcext:value-type="float">
            <text:p>66.07</text:p>
          </table:table-cell>
          <table:table-cell office:value-type="float" office:value="179.091293335" calcext:value-type="float">
            <text:p>179.091293335</text:p>
          </table:table-cell>
          <table:table-cell office:value-type="float" office:value="-0.1497996778" calcext:value-type="float">
            <text:p>-0.149799677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05348" calcext:value-type="float">
            <text:p>0.00305348</text:p>
          </table:table-cell>
          <table:table-cell office:value-type="float" office:value="-0.0001095687" calcext:value-type="float">
            <text:p>-0.0001095687</text:p>
          </table:table-cell>
          <table:table-cell office:value-type="float" office:value="1320" calcext:value-type="float">
            <text:p>1320</text:p>
          </table:table-cell>
          <table:table-cell table:formula="of:=[.D1047]*100" office:value-type="float" office:value="-0.01401211" calcext:value-type="float">
            <text:p>-0.01401211</text:p>
          </table:table-cell>
          <table:table-cell table:formula="of:=[.E1047]*100" office:value-type="float" office:value="0.305348" calcext:value-type="float">
            <text:p>0.305348</text:p>
          </table:table-cell>
        </table:table-row>
        <table:table-row table:style-name="ro1">
          <table:table-cell office:value-type="float" office:value="66.12" calcext:value-type="float">
            <text:p>66.12</text:p>
          </table:table-cell>
          <table:table-cell office:value-type="float" office:value="179.0904541016" calcext:value-type="float">
            <text:p>179.0904541016</text:p>
          </table:table-cell>
          <table:table-cell office:value-type="float" office:value="-0.1428367808" calcext:value-type="float">
            <text:p>-0.142836780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94015" calcext:value-type="float">
            <text:p>0.00294015</text:p>
          </table:table-cell>
          <table:table-cell office:value-type="float" office:value="-0.0001991923" calcext:value-type="float">
            <text:p>-0.0001991923</text:p>
          </table:table-cell>
          <table:table-cell office:value-type="float" office:value="1321" calcext:value-type="float">
            <text:p>1321</text:p>
          </table:table-cell>
          <table:table-cell table:formula="of:=[.D1048]*100" office:value-type="float" office:value="-0.01401211" calcext:value-type="float">
            <text:p>-0.01401211</text:p>
          </table:table-cell>
          <table:table-cell table:formula="of:=[.E1048]*100" office:value-type="float" office:value="0.294015" calcext:value-type="float">
            <text:p>0.294015</text:p>
          </table:table-cell>
        </table:table-row>
        <table:table-row table:style-name="ro1">
          <table:table-cell office:value-type="float" office:value="66.17" calcext:value-type="float">
            <text:p>66.17</text:p>
          </table:table-cell>
          <table:table-cell office:value-type="float" office:value="179.1078643799" calcext:value-type="float">
            <text:p>179.1078643799</text:p>
          </table:table-cell>
          <table:table-cell office:value-type="float" office:value="-0.1315477491" calcext:value-type="float">
            <text:p>-0.131547749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78937" calcext:value-type="float">
            <text:p>0.00278937</text:p>
          </table:table-cell>
          <table:table-cell office:value-type="float" office:value="-0.0002132834" calcext:value-type="float">
            <text:p>-0.0002132834</text:p>
          </table:table-cell>
          <table:table-cell office:value-type="float" office:value="1322" calcext:value-type="float">
            <text:p>1322</text:p>
          </table:table-cell>
          <table:table-cell table:formula="of:=[.D1049]*100" office:value-type="float" office:value="-0.01401211" calcext:value-type="float">
            <text:p>-0.01401211</text:p>
          </table:table-cell>
          <table:table-cell table:formula="of:=[.E1049]*100" office:value-type="float" office:value="0.278937" calcext:value-type="float">
            <text:p>0.278937</text:p>
          </table:table-cell>
        </table:table-row>
        <table:table-row table:style-name="ro1">
          <table:table-cell office:value-type="float" office:value="66.23" calcext:value-type="float">
            <text:p>66.23</text:p>
          </table:table-cell>
          <table:table-cell office:value-type="float" office:value="179.1123809814" calcext:value-type="float">
            <text:p>179.1123809814</text:p>
          </table:table-cell>
          <table:table-cell office:value-type="float" office:value="-0.1409532928" calcext:value-type="float">
            <text:p>-0.140953292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75159" calcext:value-type="float">
            <text:p>0.00275159</text:p>
          </table:table-cell>
          <table:table-cell office:value-type="float" office:value="-0.0001816894" calcext:value-type="float">
            <text:p>-0.0001816894</text:p>
          </table:table-cell>
          <table:table-cell office:value-type="float" office:value="1323" calcext:value-type="float">
            <text:p>1323</text:p>
          </table:table-cell>
          <table:table-cell table:formula="of:=[.D1050]*100" office:value-type="float" office:value="-0.01401211" calcext:value-type="float">
            <text:p>-0.01401211</text:p>
          </table:table-cell>
          <table:table-cell table:formula="of:=[.E1050]*100" office:value-type="float" office:value="0.275159" calcext:value-type="float">
            <text:p>0.275159</text:p>
          </table:table-cell>
        </table:table-row>
        <table:table-row table:style-name="ro1">
          <table:table-cell office:value-type="float" office:value="66.28" calcext:value-type="float">
            <text:p>66.28</text:p>
          </table:table-cell>
          <table:table-cell office:value-type="float" office:value="179.1117553711" calcext:value-type="float">
            <text:p>179.1117553711</text:p>
          </table:table-cell>
          <table:table-cell office:value-type="float" office:value="-0.1497693264" calcext:value-type="float">
            <text:p>-0.149769326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78518" calcext:value-type="float">
            <text:p>0.00278518</text:p>
          </table:table-cell>
          <table:table-cell office:value-type="float" office:value="-0.0001501997" calcext:value-type="float">
            <text:p>-0.0001501997</text:p>
          </table:table-cell>
          <table:table-cell office:value-type="float" office:value="1324" calcext:value-type="float">
            <text:p>1324</text:p>
          </table:table-cell>
          <table:table-cell table:formula="of:=[.D1051]*100" office:value-type="float" office:value="-0.01401211" calcext:value-type="float">
            <text:p>-0.01401211</text:p>
          </table:table-cell>
          <table:table-cell table:formula="of:=[.E1051]*100" office:value-type="float" office:value="0.278518" calcext:value-type="float">
            <text:p>0.278518</text:p>
          </table:table-cell>
        </table:table-row>
        <table:table-row table:style-name="ro1">
          <table:table-cell office:value-type="float" office:value="66.33" calcext:value-type="float">
            <text:p>66.33</text:p>
          </table:table-cell>
          <table:table-cell office:value-type="float" office:value="179.1091766357" calcext:value-type="float">
            <text:p>179.1091766357</text:p>
          </table:table-cell>
          <table:table-cell office:value-type="float" office:value="-0.1244664448" calcext:value-type="float">
            <text:p>-0.124466444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63891" calcext:value-type="float">
            <text:p>0.00263891</text:p>
          </table:table-cell>
          <table:table-cell office:value-type="float" office:value="-0.0001647761" calcext:value-type="float">
            <text:p>-0.0001647761</text:p>
          </table:table-cell>
          <table:table-cell office:value-type="float" office:value="1325" calcext:value-type="float">
            <text:p>1325</text:p>
          </table:table-cell>
          <table:table-cell table:formula="of:=[.D1052]*100" office:value-type="float" office:value="-0.01401211" calcext:value-type="float">
            <text:p>-0.01401211</text:p>
          </table:table-cell>
          <table:table-cell table:formula="of:=[.E1052]*100" office:value-type="float" office:value="0.263891" calcext:value-type="float">
            <text:p>0.263891</text:p>
          </table:table-cell>
        </table:table-row>
        <table:table-row table:style-name="ro1">
          <table:table-cell office:value-type="float" office:value="66.38" calcext:value-type="float">
            <text:p>66.38</text:p>
          </table:table-cell>
          <table:table-cell office:value-type="float" office:value="179.0937042236" calcext:value-type="float">
            <text:p>179.0937042236</text:p>
          </table:table-cell>
          <table:table-cell office:value-type="float" office:value="-0.1409912811" calcext:value-type="float">
            <text:p>-0.140991281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65158" calcext:value-type="float">
            <text:p>0.00265158</text:p>
          </table:table-cell>
          <table:table-cell office:value-type="float" office:value="-0.0000311767" calcext:value-type="float">
            <text:p>-3.11767E-05</text:p>
          </table:table-cell>
          <table:table-cell office:value-type="float" office:value="1326" calcext:value-type="float">
            <text:p>1326</text:p>
          </table:table-cell>
          <table:table-cell table:formula="of:=[.D1053]*100" office:value-type="float" office:value="-0.01401211" calcext:value-type="float">
            <text:p>-0.01401211</text:p>
          </table:table-cell>
          <table:table-cell table:formula="of:=[.E1053]*100" office:value-type="float" office:value="0.265158" calcext:value-type="float">
            <text:p>0.265158</text:p>
          </table:table-cell>
        </table:table-row>
        <table:table-row table:style-name="ro1">
          <table:table-cell office:value-type="float" office:value="66.43" calcext:value-type="float">
            <text:p>66.43</text:p>
          </table:table-cell>
          <table:table-cell office:value-type="float" office:value="179.109954834" calcext:value-type="float">
            <text:p>179.109954834</text:p>
          </table:table-cell>
          <table:table-cell office:value-type="float" office:value="-0.1624431383" calcext:value-type="float">
            <text:p>-0.162443138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80301" calcext:value-type="float">
            <text:p>0.00280301</text:p>
          </table:table-cell>
          <table:table-cell office:value-type="float" office:value="-0.00000427" calcext:value-type="float">
            <text:p>-0.00000427</text:p>
          </table:table-cell>
          <table:table-cell office:value-type="float" office:value="1327" calcext:value-type="float">
            <text:p>1327</text:p>
          </table:table-cell>
          <table:table-cell table:formula="of:=[.D1054]*100" office:value-type="float" office:value="-0.01401211" calcext:value-type="float">
            <text:p>-0.01401211</text:p>
          </table:table-cell>
          <table:table-cell table:formula="of:=[.E1054]*100" office:value-type="float" office:value="0.280301" calcext:value-type="float">
            <text:p>0.280301</text:p>
          </table:table-cell>
        </table:table-row>
        <table:table-row table:style-name="ro1">
          <table:table-cell office:value-type="float" office:value="66.48" calcext:value-type="float">
            <text:p>66.48</text:p>
          </table:table-cell>
          <table:table-cell office:value-type="float" office:value="179.1067810059" calcext:value-type="float">
            <text:p>179.1067810059</text:p>
          </table:table-cell>
          <table:table-cell office:value-type="float" office:value="-0.1528782575" calcext:value-type="float">
            <text:p>-0.152878257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84017" calcext:value-type="float">
            <text:p>0.00284017</text:p>
          </table:table-cell>
          <table:table-cell office:value-type="float" office:value="-0.0002035938" calcext:value-type="float">
            <text:p>-0.0002035938</text:p>
          </table:table-cell>
          <table:table-cell office:value-type="float" office:value="1328" calcext:value-type="float">
            <text:p>1328</text:p>
          </table:table-cell>
          <table:table-cell table:formula="of:=[.D1055]*100" office:value-type="float" office:value="-0.01401211" calcext:value-type="float">
            <text:p>-0.01401211</text:p>
          </table:table-cell>
          <table:table-cell table:formula="of:=[.E1055]*100" office:value-type="float" office:value="0.284017" calcext:value-type="float">
            <text:p>0.284017</text:p>
          </table:table-cell>
        </table:table-row>
        <table:table-row table:style-name="ro1">
          <table:table-cell office:value-type="float" office:value="66.53" calcext:value-type="float">
            <text:p>66.53</text:p>
          </table:table-cell>
          <table:table-cell office:value-type="float" office:value="179.0990600586" calcext:value-type="float">
            <text:p>179.0990600586</text:p>
          </table:table-cell>
          <table:table-cell office:value-type="float" office:value="-0.1754777961" calcext:value-type="float">
            <text:p>-0.175477796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01557" calcext:value-type="float">
            <text:p>0.00301557</text:p>
          </table:table-cell>
          <table:table-cell office:value-type="float" office:value="-0.0000343483" calcext:value-type="float">
            <text:p>-3.43483E-05</text:p>
          </table:table-cell>
          <table:table-cell office:value-type="float" office:value="1329" calcext:value-type="float">
            <text:p>1329</text:p>
          </table:table-cell>
          <table:table-cell table:formula="of:=[.D1056]*100" office:value-type="float" office:value="-0.01401211" calcext:value-type="float">
            <text:p>-0.01401211</text:p>
          </table:table-cell>
          <table:table-cell table:formula="of:=[.E1056]*100" office:value-type="float" office:value="0.301557" calcext:value-type="float">
            <text:p>0.301557</text:p>
          </table:table-cell>
        </table:table-row>
        <table:table-row table:style-name="ro1">
          <table:table-cell office:value-type="float" office:value="66.58" calcext:value-type="float">
            <text:p>66.58</text:p>
          </table:table-cell>
          <table:table-cell office:value-type="float" office:value="179.0967407227" calcext:value-type="float">
            <text:p>179.0967407227</text:p>
          </table:table-cell>
          <table:table-cell office:value-type="float" office:value="-0.1372849547" calcext:value-type="float">
            <text:p>-0.137284954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87788" calcext:value-type="float">
            <text:p>0.00287788</text:p>
          </table:table-cell>
          <table:table-cell office:value-type="float" office:value="-0.0001909445" calcext:value-type="float">
            <text:p>-0.0001909445</text:p>
          </table:table-cell>
          <table:table-cell office:value-type="float" office:value="1330" calcext:value-type="float">
            <text:p>1330</text:p>
          </table:table-cell>
          <table:table-cell table:formula="of:=[.D1057]*100" office:value-type="float" office:value="-0.01401211" calcext:value-type="float">
            <text:p>-0.01401211</text:p>
          </table:table-cell>
          <table:table-cell table:formula="of:=[.E1057]*100" office:value-type="float" office:value="0.287788" calcext:value-type="float">
            <text:p>0.287788</text:p>
          </table:table-cell>
        </table:table-row>
        <table:table-row table:style-name="ro1">
          <table:table-cell office:value-type="float" office:value="66.63" calcext:value-type="float">
            <text:p>66.63</text:p>
          </table:table-cell>
          <table:table-cell office:value-type="float" office:value="179.0925598145" calcext:value-type="float">
            <text:p>179.0925598145</text:p>
          </table:table-cell>
          <table:table-cell office:value-type="float" office:value="-0.1583546798" calcext:value-type="float">
            <text:p>-0.158354679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92656" calcext:value-type="float">
            <text:p>0.00292656</text:p>
          </table:table-cell>
          <table:table-cell office:value-type="float" office:value="-0.0001118838" calcext:value-type="float">
            <text:p>-0.0001118838</text:p>
          </table:table-cell>
          <table:table-cell office:value-type="float" office:value="1331" calcext:value-type="float">
            <text:p>1331</text:p>
          </table:table-cell>
          <table:table-cell table:formula="of:=[.D1058]*100" office:value-type="float" office:value="-0.01401211" calcext:value-type="float">
            <text:p>-0.01401211</text:p>
          </table:table-cell>
          <table:table-cell table:formula="of:=[.E1058]*100" office:value-type="float" office:value="0.292656" calcext:value-type="float">
            <text:p>0.292656</text:p>
          </table:table-cell>
        </table:table-row>
        <table:table-row table:style-name="ro1">
          <table:table-cell office:value-type="float" office:value="66.68" calcext:value-type="float">
            <text:p>66.68</text:p>
          </table:table-cell>
          <table:table-cell office:value-type="float" office:value="179.0966186523" calcext:value-type="float">
            <text:p>179.0966186523</text:p>
          </table:table-cell>
          <table:table-cell office:value-type="float" office:value="-0.146491181" calcext:value-type="float">
            <text:p>-0.14649118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87993" calcext:value-type="float">
            <text:p>0.00287993</text:p>
          </table:table-cell>
          <table:table-cell office:value-type="float" office:value="-0.0001148593" calcext:value-type="float">
            <text:p>-0.0001148593</text:p>
          </table:table-cell>
          <table:table-cell office:value-type="float" office:value="1332" calcext:value-type="float">
            <text:p>1332</text:p>
          </table:table-cell>
          <table:table-cell table:formula="of:=[.D1059]*100" office:value-type="float" office:value="-0.01401211" calcext:value-type="float">
            <text:p>-0.01401211</text:p>
          </table:table-cell>
          <table:table-cell table:formula="of:=[.E1059]*100" office:value-type="float" office:value="0.287993" calcext:value-type="float">
            <text:p>0.287993</text:p>
          </table:table-cell>
        </table:table-row>
        <table:table-row table:style-name="ro1">
          <table:table-cell office:value-type="float" office:value="66.73" calcext:value-type="float">
            <text:p>66.73</text:p>
          </table:table-cell>
          <table:table-cell office:value-type="float" office:value="179.0999450684" calcext:value-type="float">
            <text:p>179.0999450684</text:p>
          </table:table-cell>
          <table:table-cell office:value-type="float" office:value="-0.0826900609" calcext:value-type="float">
            <text:p>-0.082690060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42358" calcext:value-type="float">
            <text:p>0.00242358</text:p>
          </table:table-cell>
          <table:table-cell office:value-type="float" office:value="-0.0004361871" calcext:value-type="float">
            <text:p>-0.0004361871</text:p>
          </table:table-cell>
          <table:table-cell office:value-type="float" office:value="1333" calcext:value-type="float">
            <text:p>1333</text:p>
          </table:table-cell>
          <table:table-cell table:formula="of:=[.D1060]*100" office:value-type="float" office:value="-0.01401211" calcext:value-type="float">
            <text:p>-0.01401211</text:p>
          </table:table-cell>
          <table:table-cell table:formula="of:=[.E1060]*100" office:value-type="float" office:value="0.242358" calcext:value-type="float">
            <text:p>0.242358</text:p>
          </table:table-cell>
        </table:table-row>
        <table:table-row table:style-name="ro1">
          <table:table-cell office:value-type="float" office:value="66.78" calcext:value-type="float">
            <text:p>66.78</text:p>
          </table:table-cell>
          <table:table-cell office:value-type="float" office:value="179.0977325439" calcext:value-type="float">
            <text:p>179.0977325439</text:p>
          </table:table-cell>
          <table:table-cell office:value-type="float" office:value="-0.0223291107" calcext:value-type="float">
            <text:p>-0.022329110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71714" calcext:value-type="float">
            <text:p>0.00171714</text:p>
          </table:table-cell>
          <table:table-cell office:value-type="float" office:value="-0.0006676482" calcext:value-type="float">
            <text:p>-0.0006676482</text:p>
          </table:table-cell>
          <table:table-cell office:value-type="float" office:value="1334" calcext:value-type="float">
            <text:p>1334</text:p>
          </table:table-cell>
          <table:table-cell table:formula="of:=[.D1061]*100" office:value-type="float" office:value="-0.01401211" calcext:value-type="float">
            <text:p>-0.01401211</text:p>
          </table:table-cell>
          <table:table-cell table:formula="of:=[.E1061]*100" office:value-type="float" office:value="0.171714" calcext:value-type="float">
            <text:p>0.171714</text:p>
          </table:table-cell>
        </table:table-row>
        <table:table-row table:style-name="ro1">
          <table:table-cell office:value-type="float" office:value="66.83" calcext:value-type="float">
            <text:p>66.83</text:p>
          </table:table-cell>
          <table:table-cell office:value-type="float" office:value="179.1046905518" calcext:value-type="float">
            <text:p>179.1046905518</text:p>
          </table:table-cell>
          <table:table-cell office:value-type="float" office:value="0.0462014546" calcext:value-type="float">
            <text:p>0.046201454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78958" calcext:value-type="float">
            <text:p>0.00078958</text:p>
          </table:table-cell>
          <table:table-cell office:value-type="float" office:value="-0.0008035151" calcext:value-type="float">
            <text:p>-0.0008035151</text:p>
          </table:table-cell>
          <table:table-cell office:value-type="float" office:value="1335" calcext:value-type="float">
            <text:p>1335</text:p>
          </table:table-cell>
          <table:table-cell table:formula="of:=[.D1062]*100" office:value-type="float" office:value="-0.01401211" calcext:value-type="float">
            <text:p>-0.01401211</text:p>
          </table:table-cell>
          <table:table-cell table:formula="of:=[.E1062]*100" office:value-type="float" office:value="0.078958" calcext:value-type="float">
            <text:p>0.078958</text:p>
          </table:table-cell>
        </table:table-row>
        <table:table-row table:style-name="ro1">
          <table:table-cell office:value-type="float" office:value="66.88" calcext:value-type="float">
            <text:p>66.88</text:p>
          </table:table-cell>
          <table:table-cell office:value-type="float" office:value="179.1440887451" calcext:value-type="float">
            <text:p>179.1440887451</text:p>
          </table:table-cell>
          <table:table-cell office:value-type="float" office:value="-0.0330705858" calcext:value-type="float">
            <text:p>-0.033070585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69985" calcext:value-type="float">
            <text:p>0.00069985</text:p>
          </table:table-cell>
          <table:table-cell office:value-type="float" office:value="-0.0000902444" calcext:value-type="float">
            <text:p>-9.02444E-05</text:p>
          </table:table-cell>
          <table:table-cell office:value-type="float" office:value="1336" calcext:value-type="float">
            <text:p>1336</text:p>
          </table:table-cell>
          <table:table-cell table:formula="of:=[.D1063]*100" office:value-type="float" office:value="-0.01401211" calcext:value-type="float">
            <text:p>-0.01401211</text:p>
          </table:table-cell>
          <table:table-cell table:formula="of:=[.E1063]*100" office:value-type="float" office:value="0.069985" calcext:value-type="float">
            <text:p>0.069985</text:p>
          </table:table-cell>
        </table:table-row>
        <table:table-row table:style-name="ro1">
          <table:table-cell office:value-type="float" office:value="66.93" calcext:value-type="float">
            <text:p>66.93</text:p>
          </table:table-cell>
          <table:table-cell office:value-type="float" office:value="179.1831665039" calcext:value-type="float">
            <text:p>179.1831665039</text:p>
          </table:table-cell>
          <table:table-cell office:value-type="float" office:value="-0.1015038615" calcext:value-type="float">
            <text:p>-0.101503861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09621" calcext:value-type="float">
            <text:p>0.00109621</text:p>
          </table:table-cell>
          <table:table-cell office:value-type="float" office:value="0.0002084774" calcext:value-type="float">
            <text:p>0.0002084774</text:p>
          </table:table-cell>
          <table:table-cell office:value-type="float" office:value="1337" calcext:value-type="float">
            <text:p>1337</text:p>
          </table:table-cell>
          <table:table-cell table:formula="of:=[.D1064]*100" office:value-type="float" office:value="-0.01401211" calcext:value-type="float">
            <text:p>-0.01401211</text:p>
          </table:table-cell>
          <table:table-cell table:formula="of:=[.E1064]*100" office:value-type="float" office:value="0.109621" calcext:value-type="float">
            <text:p>0.109621</text:p>
          </table:table-cell>
        </table:table-row>
        <table:table-row table:style-name="ro1">
          <table:table-cell office:value-type="float" office:value="66.98" calcext:value-type="float">
            <text:p>66.98</text:p>
          </table:table-cell>
          <table:table-cell office:value-type="float" office:value="179.2435913086" calcext:value-type="float">
            <text:p>179.2435913086</text:p>
          </table:table-cell>
          <table:table-cell office:value-type="float" office:value="-0.2650878123" calcext:value-type="float">
            <text:p>-0.265087812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45071" calcext:value-type="float">
            <text:p>0.00245071</text:p>
          </table:table-cell>
          <table:table-cell office:value-type="float" office:value="0.000898076" calcext:value-type="float">
            <text:p>0.000898076</text:p>
          </table:table-cell>
          <table:table-cell office:value-type="float" office:value="1338" calcext:value-type="float">
            <text:p>1338</text:p>
          </table:table-cell>
          <table:table-cell table:formula="of:=[.D1065]*100" office:value-type="float" office:value="-0.01401211" calcext:value-type="float">
            <text:p>-0.01401211</text:p>
          </table:table-cell>
          <table:table-cell table:formula="of:=[.E1065]*100" office:value-type="float" office:value="0.245071" calcext:value-type="float">
            <text:p>0.245071</text:p>
          </table:table-cell>
        </table:table-row>
        <table:table-row table:style-name="ro1">
          <table:table-cell office:value-type="float" office:value="67.03" calcext:value-type="float">
            <text:p>67.03</text:p>
          </table:table-cell>
          <table:table-cell office:value-type="float" office:value="179.2877502441" calcext:value-type="float">
            <text:p>179.2877502441</text:p>
          </table:table-cell>
          <table:table-cell office:value-type="float" office:value="-0.3063635784" calcext:value-type="float">
            <text:p>-0.306363578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62847" calcext:value-type="float">
            <text:p>0.00362847</text:p>
          </table:table-cell>
          <table:table-cell office:value-type="float" office:value="0.0007131434" calcext:value-type="float">
            <text:p>0.0007131434</text:p>
          </table:table-cell>
          <table:table-cell office:value-type="float" office:value="1339" calcext:value-type="float">
            <text:p>1339</text:p>
          </table:table-cell>
          <table:table-cell table:formula="of:=[.D1066]*100" office:value-type="float" office:value="-0.01401211" calcext:value-type="float">
            <text:p>-0.01401211</text:p>
          </table:table-cell>
          <table:table-cell table:formula="of:=[.E1066]*100" office:value-type="float" office:value="0.362847" calcext:value-type="float">
            <text:p>0.362847</text:p>
          </table:table-cell>
        </table:table-row>
        <table:table-row table:style-name="ro1">
          <table:table-cell office:value-type="float" office:value="67.08" calcext:value-type="float">
            <text:p>67.08</text:p>
          </table:table-cell>
          <table:table-cell office:value-type="float" office:value="179.2993621826" calcext:value-type="float">
            <text:p>179.2993621826</text:p>
          </table:table-cell>
          <table:table-cell office:value-type="float" office:value="-0.359439771" calcext:value-type="float">
            <text:p>-0.35943977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76709" calcext:value-type="float">
            <text:p>0.00476709</text:p>
          </table:table-cell>
          <table:table-cell office:value-type="float" office:value="0.0007641541" calcext:value-type="float">
            <text:p>0.0007641541</text:p>
          </table:table-cell>
          <table:table-cell office:value-type="float" office:value="1340" calcext:value-type="float">
            <text:p>1340</text:p>
          </table:table-cell>
          <table:table-cell table:formula="of:=[.D1067]*100" office:value-type="float" office:value="-0.01401211" calcext:value-type="float">
            <text:p>-0.01401211</text:p>
          </table:table-cell>
          <table:table-cell table:formula="of:=[.E1067]*100" office:value-type="float" office:value="0.476709" calcext:value-type="float">
            <text:p>0.476709</text:p>
          </table:table-cell>
        </table:table-row>
        <table:table-row table:style-name="ro1">
          <table:table-cell office:value-type="float" office:value="67.13" calcext:value-type="float">
            <text:p>67.13</text:p>
          </table:table-cell>
          <table:table-cell office:value-type="float" office:value="179.3039245605" calcext:value-type="float">
            <text:p>179.3039245605</text:p>
          </table:table-cell>
          <table:table-cell office:value-type="float" office:value="-0.4159289702" calcext:value-type="float">
            <text:p>-0.415928970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90239" calcext:value-type="float">
            <text:p>0.00590239</text:p>
          </table:table-cell>
          <table:table-cell office:value-type="float" office:value="0.0008024934" calcext:value-type="float">
            <text:p>0.0008024934</text:p>
          </table:table-cell>
          <table:table-cell office:value-type="float" office:value="1341" calcext:value-type="float">
            <text:p>1341</text:p>
          </table:table-cell>
          <table:table-cell table:formula="of:=[.D1068]*100" office:value-type="float" office:value="-0.01401211" calcext:value-type="float">
            <text:p>-0.01401211</text:p>
          </table:table-cell>
          <table:table-cell table:formula="of:=[.E1068]*100" office:value-type="float" office:value="0.590239" calcext:value-type="float">
            <text:p>0.590239</text:p>
          </table:table-cell>
        </table:table-row>
        <table:table-row table:style-name="ro1">
          <table:table-cell office:value-type="float" office:value="67.18" calcext:value-type="float">
            <text:p>67.18</text:p>
          </table:table-cell>
          <table:table-cell office:value-type="float" office:value="179.2951507568" calcext:value-type="float">
            <text:p>179.2951507568</text:p>
          </table:table-cell>
          <table:table-cell office:value-type="float" office:value="-0.4145846215" calcext:value-type="float">
            <text:p>-0.414584621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64998" calcext:value-type="float">
            <text:p>0.00664998</text:p>
          </table:table-cell>
          <table:table-cell office:value-type="float" office:value="0.0005946993" calcext:value-type="float">
            <text:p>0.0005946993</text:p>
          </table:table-cell>
          <table:table-cell office:value-type="float" office:value="1342" calcext:value-type="float">
            <text:p>1342</text:p>
          </table:table-cell>
          <table:table-cell table:formula="of:=[.D1069]*100" office:value-type="float" office:value="-0.01401211" calcext:value-type="float">
            <text:p>-0.01401211</text:p>
          </table:table-cell>
          <table:table-cell table:formula="of:=[.E1069]*100" office:value-type="float" office:value="0.664998" calcext:value-type="float">
            <text:p>0.664998</text:p>
          </table:table-cell>
        </table:table-row>
        <table:table-row table:style-name="ro1">
          <table:table-cell office:value-type="float" office:value="67.23" calcext:value-type="float">
            <text:p>67.23</text:p>
          </table:table-cell>
          <table:table-cell office:value-type="float" office:value="179.2609863281" calcext:value-type="float">
            <text:p>179.2609863281</text:p>
          </table:table-cell>
          <table:table-cell office:value-type="float" office:value="-0.4800076499" calcext:value-type="float">
            <text:p>-0.480007649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58424" calcext:value-type="float">
            <text:p>0.00758424</text:p>
          </table:table-cell>
          <table:table-cell office:value-type="float" office:value="0.0005988614" calcext:value-type="float">
            <text:p>0.0005988614</text:p>
          </table:table-cell>
          <table:table-cell office:value-type="float" office:value="1343" calcext:value-type="float">
            <text:p>1343</text:p>
          </table:table-cell>
          <table:table-cell table:formula="of:=[.D1070]*100" office:value-type="float" office:value="-0.01401211" calcext:value-type="float">
            <text:p>-0.01401211</text:p>
          </table:table-cell>
          <table:table-cell table:formula="of:=[.E1070]*100" office:value-type="float" office:value="0.758424" calcext:value-type="float">
            <text:p>0.758424</text:p>
          </table:table-cell>
        </table:table-row>
        <table:table-row table:style-name="ro1">
          <table:table-cell office:value-type="float" office:value="67.28" calcext:value-type="float">
            <text:p>67.28</text:p>
          </table:table-cell>
          <table:table-cell office:value-type="float" office:value="179.2113952637" calcext:value-type="float">
            <text:p>179.2113952637</text:p>
          </table:table-cell>
          <table:table-cell office:value-type="float" office:value="-0.437765072" calcext:value-type="float">
            <text:p>-0.43776507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92526" calcext:value-type="float">
            <text:p>0.00792526</text:p>
          </table:table-cell>
          <table:table-cell office:value-type="float" office:value="0.000219639" calcext:value-type="float">
            <text:p>0.000219639</text:p>
          </table:table-cell>
          <table:table-cell office:value-type="float" office:value="1344" calcext:value-type="float">
            <text:p>1344</text:p>
          </table:table-cell>
          <table:table-cell table:formula="of:=[.D1071]*100" office:value-type="float" office:value="-0.01401211" calcext:value-type="float">
            <text:p>-0.01401211</text:p>
          </table:table-cell>
          <table:table-cell table:formula="of:=[.E1071]*100" office:value-type="float" office:value="0.792526" calcext:value-type="float">
            <text:p>0.792526</text:p>
          </table:table-cell>
        </table:table-row>
        <table:table-row table:style-name="ro1">
          <table:table-cell office:value-type="float" office:value="67.33" calcext:value-type="float">
            <text:p>67.33</text:p>
          </table:table-cell>
          <table:table-cell office:value-type="float" office:value="179.1562042236" calcext:value-type="float">
            <text:p>179.1562042236</text:p>
          </table:table-cell>
          <table:table-cell office:value-type="float" office:value="-0.4531473745" calcext:value-type="float">
            <text:p>-0.453147374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25504" calcext:value-type="float">
            <text:p>0.00825504</text:p>
          </table:table-cell>
          <table:table-cell office:value-type="float" office:value="0.0002187387" calcext:value-type="float">
            <text:p>0.0002187387</text:p>
          </table:table-cell>
          <table:table-cell office:value-type="float" office:value="1345" calcext:value-type="float">
            <text:p>1345</text:p>
          </table:table-cell>
          <table:table-cell table:formula="of:=[.D1072]*100" office:value-type="float" office:value="-0.01401211" calcext:value-type="float">
            <text:p>-0.01401211</text:p>
          </table:table-cell>
          <table:table-cell table:formula="of:=[.E1072]*100" office:value-type="float" office:value="0.825504" calcext:value-type="float">
            <text:p>0.825504</text:p>
          </table:table-cell>
        </table:table-row>
        <table:table-row table:style-name="ro1">
          <table:table-cell office:value-type="float" office:value="67.38" calcext:value-type="float">
            <text:p>67.38</text:p>
          </table:table-cell>
          <table:table-cell office:value-type="float" office:value="179.0958099365" calcext:value-type="float">
            <text:p>179.0958099365</text:p>
          </table:table-cell>
          <table:table-cell office:value-type="float" office:value="-0.3912436507" calcext:value-type="float">
            <text:p>-0.391243650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806218" calcext:value-type="float">
            <text:p>0.00806218</text:p>
          </table:table-cell>
          <table:table-cell office:value-type="float" office:value="-0.0002251743" calcext:value-type="float">
            <text:p>-0.0002251743</text:p>
          </table:table-cell>
          <table:table-cell office:value-type="float" office:value="1346" calcext:value-type="float">
            <text:p>1346</text:p>
          </table:table-cell>
          <table:table-cell table:formula="of:=[.D1073]*100" office:value-type="float" office:value="-0.01401211" calcext:value-type="float">
            <text:p>-0.01401211</text:p>
          </table:table-cell>
          <table:table-cell table:formula="of:=[.E1073]*100" office:value-type="float" office:value="0.806218" calcext:value-type="float">
            <text:p>0.806218</text:p>
          </table:table-cell>
        </table:table-row>
        <table:table-row table:style-name="ro1">
          <table:table-cell office:value-type="float" office:value="67.43" calcext:value-type="float">
            <text:p>67.43</text:p>
          </table:table-cell>
          <table:table-cell office:value-type="float" office:value="179.0645294189" calcext:value-type="float">
            <text:p>179.0645294189</text:p>
          </table:table-cell>
          <table:table-cell office:value-type="float" office:value="-0.3914028292" calcext:value-type="float">
            <text:p>-0.391402829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93472" calcext:value-type="float">
            <text:p>0.00793472</text:p>
          </table:table-cell>
          <table:table-cell office:value-type="float" office:value="-0.0002519671" calcext:value-type="float">
            <text:p>-0.0002519671</text:p>
          </table:table-cell>
          <table:table-cell office:value-type="float" office:value="1347" calcext:value-type="float">
            <text:p>1347</text:p>
          </table:table-cell>
          <table:table-cell table:formula="of:=[.D1074]*100" office:value-type="float" office:value="-0.01401211" calcext:value-type="float">
            <text:p>-0.01401211</text:p>
          </table:table-cell>
          <table:table-cell table:formula="of:=[.E1074]*100" office:value-type="float" office:value="0.793472" calcext:value-type="float">
            <text:p>0.793472</text:p>
          </table:table-cell>
        </table:table-row>
        <table:table-row table:style-name="ro1">
          <table:table-cell office:value-type="float" office:value="67.48" calcext:value-type="float">
            <text:p>67.48</text:p>
          </table:table-cell>
          <table:table-cell office:value-type="float" office:value="179.0132293701" calcext:value-type="float">
            <text:p>179.0132293701</text:p>
          </table:table-cell>
          <table:table-cell office:value-type="float" office:value="-0.3034653962" calcext:value-type="float">
            <text:p>-0.303465396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726363" calcext:value-type="float">
            <text:p>0.00726363</text:p>
          </table:table-cell>
          <table:table-cell office:value-type="float" office:value="-0.0005384402" calcext:value-type="float">
            <text:p>-0.0005384402</text:p>
          </table:table-cell>
          <table:table-cell office:value-type="float" office:value="1348" calcext:value-type="float">
            <text:p>1348</text:p>
          </table:table-cell>
          <table:table-cell table:formula="of:=[.D1075]*100" office:value-type="float" office:value="-0.01401211" calcext:value-type="float">
            <text:p>-0.01401211</text:p>
          </table:table-cell>
          <table:table-cell table:formula="of:=[.E1075]*100" office:value-type="float" office:value="0.726363" calcext:value-type="float">
            <text:p>0.726363</text:p>
          </table:table-cell>
        </table:table-row>
        <table:table-row table:style-name="ro1">
          <table:table-cell office:value-type="float" office:value="67.53" calcext:value-type="float">
            <text:p>67.53</text:p>
          </table:table-cell>
          <table:table-cell office:value-type="float" office:value="178.9850158691" calcext:value-type="float">
            <text:p>178.9850158691</text:p>
          </table:table-cell>
          <table:table-cell office:value-type="float" office:value="-0.3025746883" calcext:value-type="float">
            <text:p>-0.302574688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81048" calcext:value-type="float">
            <text:p>0.00681048</text:p>
          </table:table-cell>
          <table:table-cell office:value-type="float" office:value="-0.0004291679" calcext:value-type="float">
            <text:p>-0.0004291679</text:p>
          </table:table-cell>
          <table:table-cell office:value-type="float" office:value="1349" calcext:value-type="float">
            <text:p>1349</text:p>
          </table:table-cell>
          <table:table-cell table:formula="of:=[.D1076]*100" office:value-type="float" office:value="-0.01401211" calcext:value-type="float">
            <text:p>-0.01401211</text:p>
          </table:table-cell>
          <table:table-cell table:formula="of:=[.E1076]*100" office:value-type="float" office:value="0.681048" calcext:value-type="float">
            <text:p>0.681048</text:p>
          </table:table-cell>
        </table:table-row>
        <table:table-row table:style-name="ro1">
          <table:table-cell office:value-type="float" office:value="67.58" calcext:value-type="float">
            <text:p>67.58</text:p>
          </table:table-cell>
          <table:table-cell office:value-type="float" office:value="178.9700317383" calcext:value-type="float">
            <text:p>178.9700317383</text:p>
          </table:table-cell>
          <table:table-cell office:value-type="float" office:value="-0.2415583952" calcext:value-type="float">
            <text:p>-0.241558395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610181" calcext:value-type="float">
            <text:p>0.00610181</text:p>
          </table:table-cell>
          <table:table-cell office:value-type="float" office:value="-0.0006073283" calcext:value-type="float">
            <text:p>-0.0006073283</text:p>
          </table:table-cell>
          <table:table-cell office:value-type="float" office:value="1350" calcext:value-type="float">
            <text:p>1350</text:p>
          </table:table-cell>
          <table:table-cell table:formula="of:=[.D1077]*100" office:value-type="float" office:value="-0.01401211" calcext:value-type="float">
            <text:p>-0.01401211</text:p>
          </table:table-cell>
          <table:table-cell table:formula="of:=[.E1077]*100" office:value-type="float" office:value="0.610181" calcext:value-type="float">
            <text:p>0.610181</text:p>
          </table:table-cell>
        </table:table-row>
        <table:table-row table:style-name="ro1">
          <table:table-cell office:value-type="float" office:value="67.63" calcext:value-type="float">
            <text:p>67.63</text:p>
          </table:table-cell>
          <table:table-cell office:value-type="float" office:value="178.9663238525" calcext:value-type="float">
            <text:p>178.9663238525</text:p>
          </table:table-cell>
          <table:table-cell office:value-type="float" office:value="-0.1667585405" calcext:value-type="float">
            <text:p>-0.166758540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13097" calcext:value-type="float">
            <text:p>0.00513097</text:p>
          </table:table-cell>
          <table:table-cell office:value-type="float" office:value="-0.0008059604" calcext:value-type="float">
            <text:p>-0.0008059604</text:p>
          </table:table-cell>
          <table:table-cell office:value-type="float" office:value="1351" calcext:value-type="float">
            <text:p>1351</text:p>
          </table:table-cell>
          <table:table-cell table:formula="of:=[.D1078]*100" office:value-type="float" office:value="-0.01401211" calcext:value-type="float">
            <text:p>-0.01401211</text:p>
          </table:table-cell>
          <table:table-cell table:formula="of:=[.E1078]*100" office:value-type="float" office:value="0.513097" calcext:value-type="float">
            <text:p>0.513097</text:p>
          </table:table-cell>
        </table:table-row>
        <table:table-row table:style-name="ro1">
          <table:table-cell office:value-type="float" office:value="67.68" calcext:value-type="float">
            <text:p>67.68</text:p>
          </table:table-cell>
          <table:table-cell office:value-type="float" office:value="178.9840393066" calcext:value-type="float">
            <text:p>178.9840393066</text:p>
          </table:table-cell>
          <table:table-cell office:value-type="float" office:value="-0.1415262319" calcext:value-type="float">
            <text:p>-0.141526231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31583" calcext:value-type="float">
            <text:p>0.00431583</text:p>
          </table:table-cell>
          <table:table-cell office:value-type="float" office:value="-0.0007432904" calcext:value-type="float">
            <text:p>-0.0007432904</text:p>
          </table:table-cell>
          <table:table-cell office:value-type="float" office:value="1352" calcext:value-type="float">
            <text:p>1352</text:p>
          </table:table-cell>
          <table:table-cell table:formula="of:=[.D1079]*100" office:value-type="float" office:value="-0.01401211" calcext:value-type="float">
            <text:p>-0.01401211</text:p>
          </table:table-cell>
          <table:table-cell table:formula="of:=[.E1079]*100" office:value-type="float" office:value="0.431583" calcext:value-type="float">
            <text:p>0.431583</text:p>
          </table:table-cell>
        </table:table-row>
        <table:table-row table:style-name="ro1">
          <table:table-cell office:value-type="float" office:value="67.73" calcext:value-type="float">
            <text:p>67.73</text:p>
          </table:table-cell>
          <table:table-cell office:value-type="float" office:value="178.9849700928" calcext:value-type="float">
            <text:p>178.9849700928</text:p>
          </table:table-cell>
          <table:table-cell office:value-type="float" office:value="-0.1102018741" calcext:value-type="float">
            <text:p>-0.110201874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56383" calcext:value-type="float">
            <text:p>0.00356383</text:p>
          </table:table-cell>
          <table:table-cell office:value-type="float" office:value="-0.0007287468" calcext:value-type="float">
            <text:p>-0.0007287468</text:p>
          </table:table-cell>
          <table:table-cell office:value-type="float" office:value="1353" calcext:value-type="float">
            <text:p>1353</text:p>
          </table:table-cell>
          <table:table-cell table:formula="of:=[.D1080]*100" office:value-type="float" office:value="-0.01401211" calcext:value-type="float">
            <text:p>-0.01401211</text:p>
          </table:table-cell>
          <table:table-cell table:formula="of:=[.E1080]*100" office:value-type="float" office:value="0.356383" calcext:value-type="float">
            <text:p>0.356383</text:p>
          </table:table-cell>
        </table:table-row>
        <table:table-row table:style-name="ro1">
          <table:table-cell office:value-type="float" office:value="67.78" calcext:value-type="float">
            <text:p>67.78</text:p>
          </table:table-cell>
          <table:table-cell office:value-type="float" office:value="178.9940185547" calcext:value-type="float">
            <text:p>178.9940185547</text:p>
          </table:table-cell>
          <table:table-cell office:value-type="float" office:value="-0.0871514156" calcext:value-type="float">
            <text:p>-0.087151415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90906" calcext:value-type="float">
            <text:p>0.00290906</text:p>
          </table:table-cell>
          <table:table-cell office:value-type="float" office:value="-0.0006461737" calcext:value-type="float">
            <text:p>-0.0006461737</text:p>
          </table:table-cell>
          <table:table-cell office:value-type="float" office:value="1354" calcext:value-type="float">
            <text:p>1354</text:p>
          </table:table-cell>
          <table:table-cell table:formula="of:=[.D1081]*100" office:value-type="float" office:value="-0.01401211" calcext:value-type="float">
            <text:p>-0.01401211</text:p>
          </table:table-cell>
          <table:table-cell table:formula="of:=[.E1081]*100" office:value-type="float" office:value="0.290906" calcext:value-type="float">
            <text:p>0.290906</text:p>
          </table:table-cell>
        </table:table-row>
        <table:table-row table:style-name="ro1">
          <table:table-cell office:value-type="float" office:value="67.83" calcext:value-type="float">
            <text:p>67.83</text:p>
          </table:table-cell>
          <table:table-cell office:value-type="float" office:value="179.0055389404" calcext:value-type="float">
            <text:p>179.0055389404</text:p>
          </table:table-cell>
          <table:table-cell office:value-type="float" office:value="-0.0699778393" calcext:value-type="float">
            <text:p>-0.069977839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35826" calcext:value-type="float">
            <text:p>0.00235826</text:p>
          </table:table-cell>
          <table:table-cell office:value-type="float" office:value="-0.000474358" calcext:value-type="float">
            <text:p>-0.000474358</text:p>
          </table:table-cell>
          <table:table-cell office:value-type="float" office:value="1355" calcext:value-type="float">
            <text:p>1355</text:p>
          </table:table-cell>
          <table:table-cell table:formula="of:=[.D1082]*100" office:value-type="float" office:value="-0.01401211" calcext:value-type="float">
            <text:p>-0.01401211</text:p>
          </table:table-cell>
          <table:table-cell table:formula="of:=[.E1082]*100" office:value-type="float" office:value="0.235826" calcext:value-type="float">
            <text:p>0.235826</text:p>
          </table:table-cell>
        </table:table-row>
        <table:table-row table:style-name="ro1">
          <table:table-cell office:value-type="float" office:value="67.88" calcext:value-type="float">
            <text:p>67.88</text:p>
          </table:table-cell>
          <table:table-cell office:value-type="float" office:value="179.0011901855" calcext:value-type="float">
            <text:p>179.0011901855</text:p>
          </table:table-cell>
          <table:table-cell office:value-type="float" office:value="-0.0642749399" calcext:value-type="float">
            <text:p>-0.064274939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9532" calcext:value-type="float">
            <text:p>0.0019532</text:p>
          </table:table-cell>
          <table:table-cell office:value-type="float" office:value="-0.0004317138" calcext:value-type="float">
            <text:p>-0.0004317138</text:p>
          </table:table-cell>
          <table:table-cell office:value-type="float" office:value="1356" calcext:value-type="float">
            <text:p>1356</text:p>
          </table:table-cell>
          <table:table-cell table:formula="of:=[.D1083]*100" office:value-type="float" office:value="-0.01401211" calcext:value-type="float">
            <text:p>-0.01401211</text:p>
          </table:table-cell>
          <table:table-cell table:formula="of:=[.E1083]*100" office:value-type="float" office:value="0.19532" calcext:value-type="float">
            <text:p>0.19532</text:p>
          </table:table-cell>
        </table:table-row>
        <table:table-row table:style-name="ro1">
          <table:table-cell office:value-type="float" office:value="67.93" calcext:value-type="float">
            <text:p>67.93</text:p>
          </table:table-cell>
          <table:table-cell office:value-type="float" office:value="179.0228881836" calcext:value-type="float">
            <text:p>179.0228881836</text:p>
          </table:table-cell>
          <table:table-cell office:value-type="float" office:value="-0.0682154164" calcext:value-type="float">
            <text:p>-0.068215416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70954" calcext:value-type="float">
            <text:p>0.00170954</text:p>
          </table:table-cell>
          <table:table-cell office:value-type="float" office:value="-0.0002760004" calcext:value-type="float">
            <text:p>-0.0002760004</text:p>
          </table:table-cell>
          <table:table-cell office:value-type="float" office:value="1357" calcext:value-type="float">
            <text:p>1357</text:p>
          </table:table-cell>
          <table:table-cell table:formula="of:=[.D1084]*100" office:value-type="float" office:value="-0.01401211" calcext:value-type="float">
            <text:p>-0.01401211</text:p>
          </table:table-cell>
          <table:table-cell table:formula="of:=[.E1084]*100" office:value-type="float" office:value="0.170954" calcext:value-type="float">
            <text:p>0.170954</text:p>
          </table:table-cell>
        </table:table-row>
        <table:table-row table:style-name="ro1">
          <table:table-cell office:value-type="float" office:value="67.98" calcext:value-type="float">
            <text:p>67.98</text:p>
          </table:table-cell>
          <table:table-cell office:value-type="float" office:value="179.0471496582" calcext:value-type="float">
            <text:p>179.0471496582</text:p>
          </table:table-cell>
          <table:table-cell office:value-type="float" office:value="-0.0610269323" calcext:value-type="float">
            <text:p>-0.061026932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49925" calcext:value-type="float">
            <text:p>0.00149925</text:p>
          </table:table-cell>
          <table:table-cell office:value-type="float" office:value="-0.0002842554" calcext:value-type="float">
            <text:p>-0.0002842554</text:p>
          </table:table-cell>
          <table:table-cell office:value-type="float" office:value="1358" calcext:value-type="float">
            <text:p>1358</text:p>
          </table:table-cell>
          <table:table-cell table:formula="of:=[.D1085]*100" office:value-type="float" office:value="-0.01401211" calcext:value-type="float">
            <text:p>-0.01401211</text:p>
          </table:table-cell>
          <table:table-cell table:formula="of:=[.E1085]*100" office:value-type="float" office:value="0.149925" calcext:value-type="float">
            <text:p>0.149925</text:p>
          </table:table-cell>
        </table:table-row>
        <table:table-row table:style-name="ro1">
          <table:table-cell office:value-type="float" office:value="68.03" calcext:value-type="float">
            <text:p>68.03</text:p>
          </table:table-cell>
          <table:table-cell office:value-type="float" office:value="179.0752410889" calcext:value-type="float">
            <text:p>179.0752410889</text:p>
          </table:table-cell>
          <table:table-cell office:value-type="float" office:value="-0.0906610329" calcext:value-type="float">
            <text:p>-0.090661032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55664" calcext:value-type="float">
            <text:p>0.00155664</text:p>
          </table:table-cell>
          <table:table-cell office:value-type="float" office:value="-0.0000175535" calcext:value-type="float">
            <text:p>-1.75535E-05</text:p>
          </table:table-cell>
          <table:table-cell office:value-type="float" office:value="1359" calcext:value-type="float">
            <text:p>1359</text:p>
          </table:table-cell>
          <table:table-cell table:formula="of:=[.D1086]*100" office:value-type="float" office:value="-0.01401211" calcext:value-type="float">
            <text:p>-0.01401211</text:p>
          </table:table-cell>
          <table:table-cell table:formula="of:=[.E1086]*100" office:value-type="float" office:value="0.155664" calcext:value-type="float">
            <text:p>0.155664</text:p>
          </table:table-cell>
        </table:table-row>
        <table:table-row table:style-name="ro1">
          <table:table-cell office:value-type="float" office:value="68.08" calcext:value-type="float">
            <text:p>68.08</text:p>
          </table:table-cell>
          <table:table-cell office:value-type="float" office:value="179.1236877441" calcext:value-type="float">
            <text:p>179.1236877441</text:p>
          </table:table-cell>
          <table:table-cell office:value-type="float" office:value="-0.1162163933" calcext:value-type="float">
            <text:p>-0.116216393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76523" calcext:value-type="float">
            <text:p>0.00176523</text:p>
          </table:table-cell>
          <table:table-cell office:value-type="float" office:value="0.0000357654" calcext:value-type="float">
            <text:p>3.57654E-05</text:p>
          </table:table-cell>
          <table:table-cell office:value-type="float" office:value="1360" calcext:value-type="float">
            <text:p>1360</text:p>
          </table:table-cell>
          <table:table-cell table:formula="of:=[.D1087]*100" office:value-type="float" office:value="-0.01401211" calcext:value-type="float">
            <text:p>-0.01401211</text:p>
          </table:table-cell>
          <table:table-cell table:formula="of:=[.E1087]*100" office:value-type="float" office:value="0.176523" calcext:value-type="float">
            <text:p>0.176523</text:p>
          </table:table-cell>
        </table:table-row>
        <table:table-row table:style-name="ro1">
          <table:table-cell office:value-type="float" office:value="68.13" calcext:value-type="float">
            <text:p>68.13</text:p>
          </table:table-cell>
          <table:table-cell office:value-type="float" office:value="179.1487121582" calcext:value-type="float">
            <text:p>179.1487121582</text:p>
          </table:table-cell>
          <table:table-cell office:value-type="float" office:value="-0.1547815974" calcext:value-type="float">
            <text:p>-0.154781597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16129" calcext:value-type="float">
            <text:p>0.00216129</text:p>
          </table:table-cell>
          <table:table-cell office:value-type="float" office:value="0.0000932685" calcext:value-type="float">
            <text:p>9.32685E-05</text:p>
          </table:table-cell>
          <table:table-cell office:value-type="float" office:value="1361" calcext:value-type="float">
            <text:p>1361</text:p>
          </table:table-cell>
          <table:table-cell table:formula="of:=[.D1088]*100" office:value-type="float" office:value="-0.01401211" calcext:value-type="float">
            <text:p>-0.01401211</text:p>
          </table:table-cell>
          <table:table-cell table:formula="of:=[.E1088]*100" office:value-type="float" office:value="0.216129" calcext:value-type="float">
            <text:p>0.216129</text:p>
          </table:table-cell>
        </table:table-row>
        <table:table-row table:style-name="ro1">
          <table:table-cell office:value-type="float" office:value="68.18" calcext:value-type="float">
            <text:p>68.18</text:p>
          </table:table-cell>
          <table:table-cell office:value-type="float" office:value="179.1821289062" calcext:value-type="float">
            <text:p>179.1821289062</text:p>
          </table:table-cell>
          <table:table-cell office:value-type="float" office:value="-0.2192946356" calcext:value-type="float">
            <text:p>-0.219294635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85523" calcext:value-type="float">
            <text:p>0.00285523</text:p>
          </table:table-cell>
          <table:table-cell office:value-type="float" office:value="0.0003133738" calcext:value-type="float">
            <text:p>0.0003133738</text:p>
          </table:table-cell>
          <table:table-cell office:value-type="float" office:value="1362" calcext:value-type="float">
            <text:p>1362</text:p>
          </table:table-cell>
          <table:table-cell table:formula="of:=[.D1089]*100" office:value-type="float" office:value="-0.01401211" calcext:value-type="float">
            <text:p>-0.01401211</text:p>
          </table:table-cell>
          <table:table-cell table:formula="of:=[.E1089]*100" office:value-type="float" office:value="0.285523" calcext:value-type="float">
            <text:p>0.285523</text:p>
          </table:table-cell>
        </table:table-row>
        <table:table-row table:style-name="ro1">
          <table:table-cell office:value-type="float" office:value="68.23" calcext:value-type="float">
            <text:p>68.23</text:p>
          </table:table-cell>
          <table:table-cell office:value-type="float" office:value="179.2122344971" calcext:value-type="float">
            <text:p>179.2122344971</text:p>
          </table:table-cell>
          <table:table-cell office:value-type="float" office:value="-0.2453009921" calcext:value-type="float">
            <text:p>-0.245300992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49102" calcext:value-type="float">
            <text:p>0.00349102</text:p>
          </table:table-cell>
          <table:table-cell office:value-type="float" office:value="0.0003075099" calcext:value-type="float">
            <text:p>0.0003075099</text:p>
          </table:table-cell>
          <table:table-cell office:value-type="float" office:value="1363" calcext:value-type="float">
            <text:p>1363</text:p>
          </table:table-cell>
          <table:table-cell table:formula="of:=[.D1090]*100" office:value-type="float" office:value="-0.01401211" calcext:value-type="float">
            <text:p>-0.01401211</text:p>
          </table:table-cell>
          <table:table-cell table:formula="of:=[.E1090]*100" office:value-type="float" office:value="0.349102" calcext:value-type="float">
            <text:p>0.349102</text:p>
          </table:table-cell>
        </table:table-row>
        <table:table-row table:style-name="ro1">
          <table:table-cell office:value-type="float" office:value="68.28" calcext:value-type="float">
            <text:p>68.28</text:p>
          </table:table-cell>
          <table:table-cell office:value-type="float" office:value="179.2258453369" calcext:value-type="float">
            <text:p>179.2258453369</text:p>
          </table:table-cell>
          <table:table-cell office:value-type="float" office:value="-0.2597512578" calcext:value-type="float">
            <text:p>-0.259751257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01102" calcext:value-type="float">
            <text:p>0.00401102</text:p>
          </table:table-cell>
          <table:table-cell office:value-type="float" office:value="0.0002557201" calcext:value-type="float">
            <text:p>0.0002557201</text:p>
          </table:table-cell>
          <table:table-cell office:value-type="float" office:value="1364" calcext:value-type="float">
            <text:p>1364</text:p>
          </table:table-cell>
          <table:table-cell table:formula="of:=[.D1091]*100" office:value-type="float" office:value="-0.01401211" calcext:value-type="float">
            <text:p>-0.01401211</text:p>
          </table:table-cell>
          <table:table-cell table:formula="of:=[.E1091]*100" office:value-type="float" office:value="0.401102" calcext:value-type="float">
            <text:p>0.401102</text:p>
          </table:table-cell>
        </table:table-row>
        <table:table-row table:style-name="ro1">
          <table:table-cell office:value-type="float" office:value="68.33" calcext:value-type="float">
            <text:p>68.33</text:p>
          </table:table-cell>
          <table:table-cell office:value-type="float" office:value="179.2171020508" calcext:value-type="float">
            <text:p>179.2171020508</text:p>
          </table:table-cell>
          <table:table-cell office:value-type="float" office:value="-0.2744864695" calcext:value-type="float">
            <text:p>-0.274486469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45576" calcext:value-type="float">
            <text:p>0.00445576</text:p>
          </table:table-cell>
          <table:table-cell office:value-type="float" office:value="0.0001904014" calcext:value-type="float">
            <text:p>0.0001904014</text:p>
          </table:table-cell>
          <table:table-cell office:value-type="float" office:value="1365" calcext:value-type="float">
            <text:p>1365</text:p>
          </table:table-cell>
          <table:table-cell table:formula="of:=[.D1092]*100" office:value-type="float" office:value="-0.01401211" calcext:value-type="float">
            <text:p>-0.01401211</text:p>
          </table:table-cell>
          <table:table-cell table:formula="of:=[.E1092]*100" office:value-type="float" office:value="0.445576" calcext:value-type="float">
            <text:p>0.445576</text:p>
          </table:table-cell>
        </table:table-row>
        <table:table-row table:style-name="ro1">
          <table:table-cell office:value-type="float" office:value="68.38" calcext:value-type="float">
            <text:p>68.38</text:p>
          </table:table-cell>
          <table:table-cell office:value-type="float" office:value="179.2000427246" calcext:value-type="float">
            <text:p>179.2000427246</text:p>
          </table:table-cell>
          <table:table-cell office:value-type="float" office:value="-0.2791693345" calcext:value-type="float">
            <text:p>-0.279169334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78334" calcext:value-type="float">
            <text:p>0.00478334</text:p>
          </table:table-cell>
          <table:table-cell office:value-type="float" office:value="0.0002385437" calcext:value-type="float">
            <text:p>0.0002385437</text:p>
          </table:table-cell>
          <table:table-cell office:value-type="float" office:value="1366" calcext:value-type="float">
            <text:p>1366</text:p>
          </table:table-cell>
          <table:table-cell table:formula="of:=[.D1093]*100" office:value-type="float" office:value="-0.01401211" calcext:value-type="float">
            <text:p>-0.01401211</text:p>
          </table:table-cell>
          <table:table-cell table:formula="of:=[.E1093]*100" office:value-type="float" office:value="0.478334" calcext:value-type="float">
            <text:p>0.478334</text:p>
          </table:table-cell>
        </table:table-row>
        <table:table-row table:style-name="ro1">
          <table:table-cell office:value-type="float" office:value="68.43" calcext:value-type="float">
            <text:p>68.43</text:p>
          </table:table-cell>
          <table:table-cell office:value-type="float" office:value="179.1702880859" calcext:value-type="float">
            <text:p>179.1702880859</text:p>
          </table:table-cell>
          <table:table-cell office:value-type="float" office:value="-0.2591008954" calcext:value-type="float">
            <text:p>-0.259100895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86787" calcext:value-type="float">
            <text:p>0.00486787</text:p>
          </table:table-cell>
          <table:table-cell office:value-type="float" office:value="0.0000803415" calcext:value-type="float">
            <text:p>8.03415E-05</text:p>
          </table:table-cell>
          <table:table-cell office:value-type="float" office:value="1367" calcext:value-type="float">
            <text:p>1367</text:p>
          </table:table-cell>
          <table:table-cell table:formula="of:=[.D1094]*100" office:value-type="float" office:value="-0.01401211" calcext:value-type="float">
            <text:p>-0.01401211</text:p>
          </table:table-cell>
          <table:table-cell table:formula="of:=[.E1094]*100" office:value-type="float" office:value="0.486787" calcext:value-type="float">
            <text:p>0.486787</text:p>
          </table:table-cell>
        </table:table-row>
        <table:table-row table:style-name="ro1">
          <table:table-cell office:value-type="float" office:value="68.48" calcext:value-type="float">
            <text:p>68.48</text:p>
          </table:table-cell>
          <table:table-cell office:value-type="float" office:value="179.1514434814" calcext:value-type="float">
            <text:p>179.1514434814</text:p>
          </table:table-cell>
          <table:table-cell office:value-type="float" office:value="-0.2814576604" calcext:value-type="float">
            <text:p>-0.281457660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07322" calcext:value-type="float">
            <text:p>0.00507322</text:p>
          </table:table-cell>
          <table:table-cell office:value-type="float" office:value="-0.0000259645" calcext:value-type="float">
            <text:p>-2.59645E-05</text:p>
          </table:table-cell>
          <table:table-cell office:value-type="float" office:value="1368" calcext:value-type="float">
            <text:p>1368</text:p>
          </table:table-cell>
          <table:table-cell table:formula="of:=[.D1095]*100" office:value-type="float" office:value="-0.01401211" calcext:value-type="float">
            <text:p>-0.01401211</text:p>
          </table:table-cell>
          <table:table-cell table:formula="of:=[.E1095]*100" office:value-type="float" office:value="0.507322" calcext:value-type="float">
            <text:p>0.507322</text:p>
          </table:table-cell>
        </table:table-row>
        <table:table-row table:style-name="ro1">
          <table:table-cell office:value-type="float" office:value="68.53" calcext:value-type="float">
            <text:p>68.53</text:p>
          </table:table-cell>
          <table:table-cell office:value-type="float" office:value="179.1126556396" calcext:value-type="float">
            <text:p>179.1126556396</text:p>
          </table:table-cell>
          <table:table-cell office:value-type="float" office:value="-0.2522314893" calcext:value-type="float">
            <text:p>-0.252231489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01526" calcext:value-type="float">
            <text:p>0.00501526</text:p>
          </table:table-cell>
          <table:table-cell office:value-type="float" office:value="-0.0000583201" calcext:value-type="float">
            <text:p>-5.83201E-05</text:p>
          </table:table-cell>
          <table:table-cell office:value-type="float" office:value="1369" calcext:value-type="float">
            <text:p>1369</text:p>
          </table:table-cell>
          <table:table-cell table:formula="of:=[.D1096]*100" office:value-type="float" office:value="-0.01401211" calcext:value-type="float">
            <text:p>-0.01401211</text:p>
          </table:table-cell>
          <table:table-cell table:formula="of:=[.E1096]*100" office:value-type="float" office:value="0.501526" calcext:value-type="float">
            <text:p>0.501526</text:p>
          </table:table-cell>
        </table:table-row>
        <table:table-row table:style-name="ro1">
          <table:table-cell office:value-type="float" office:value="68.58" calcext:value-type="float">
            <text:p>68.58</text:p>
          </table:table-cell>
          <table:table-cell office:value-type="float" office:value="179.0947265625" calcext:value-type="float">
            <text:p>179.0947265625</text:p>
          </table:table-cell>
          <table:table-cell office:value-type="float" office:value="-0.2623244419" calcext:value-type="float">
            <text:p>-0.262324441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0439" calcext:value-type="float">
            <text:p>0.0050439</text:p>
          </table:table-cell>
          <table:table-cell office:value-type="float" office:value="-0.0001473888" calcext:value-type="float">
            <text:p>-0.0001473888</text:p>
          </table:table-cell>
          <table:table-cell office:value-type="float" office:value="1370" calcext:value-type="float">
            <text:p>1370</text:p>
          </table:table-cell>
          <table:table-cell table:formula="of:=[.D1097]*100" office:value-type="float" office:value="-0.01401211" calcext:value-type="float">
            <text:p>-0.01401211</text:p>
          </table:table-cell>
          <table:table-cell table:formula="of:=[.E1097]*100" office:value-type="float" office:value="0.50439" calcext:value-type="float">
            <text:p>0.50439</text:p>
          </table:table-cell>
        </table:table-row>
        <table:table-row table:style-name="ro1">
          <table:table-cell office:value-type="float" office:value="68.63" calcext:value-type="float">
            <text:p>68.63</text:p>
          </table:table-cell>
          <table:table-cell office:value-type="float" office:value="179.0720367432" calcext:value-type="float">
            <text:p>179.0720367432</text:p>
          </table:table-cell>
          <table:table-cell office:value-type="float" office:value="-0.223217046" calcext:value-type="float">
            <text:p>-0.22321704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80232" calcext:value-type="float">
            <text:p>0.00480232</text:p>
          </table:table-cell>
          <table:table-cell office:value-type="float" office:value="-0.0002762946" calcext:value-type="float">
            <text:p>-0.0002762946</text:p>
          </table:table-cell>
          <table:table-cell office:value-type="float" office:value="1371" calcext:value-type="float">
            <text:p>1371</text:p>
          </table:table-cell>
          <table:table-cell table:formula="of:=[.D1098]*100" office:value-type="float" office:value="-0.01401211" calcext:value-type="float">
            <text:p>-0.01401211</text:p>
          </table:table-cell>
          <table:table-cell table:formula="of:=[.E1098]*100" office:value-type="float" office:value="0.480232" calcext:value-type="float">
            <text:p>0.480232</text:p>
          </table:table-cell>
        </table:table-row>
        <table:table-row table:style-name="ro1">
          <table:table-cell office:value-type="float" office:value="68.68" calcext:value-type="float">
            <text:p>68.68</text:p>
          </table:table-cell>
          <table:table-cell office:value-type="float" office:value="179.0415496826" calcext:value-type="float">
            <text:p>179.0415496826</text:p>
          </table:table-cell>
          <table:table-cell office:value-type="float" office:value="-0.1758415753" calcext:value-type="float">
            <text:p>-0.175841575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32555" calcext:value-type="float">
            <text:p>0.00432555</text:p>
          </table:table-cell>
          <table:table-cell office:value-type="float" office:value="-0.0004616829" calcext:value-type="float">
            <text:p>-0.0004616829</text:p>
          </table:table-cell>
          <table:table-cell office:value-type="float" office:value="1372" calcext:value-type="float">
            <text:p>1372</text:p>
          </table:table-cell>
          <table:table-cell table:formula="of:=[.D1099]*100" office:value-type="float" office:value="-0.01401211" calcext:value-type="float">
            <text:p>-0.01401211</text:p>
          </table:table-cell>
          <table:table-cell table:formula="of:=[.E1099]*100" office:value-type="float" office:value="0.432555" calcext:value-type="float">
            <text:p>0.432555</text:p>
          </table:table-cell>
        </table:table-row>
        <table:table-row table:style-name="ro1">
          <table:table-cell office:value-type="float" office:value="68.73" calcext:value-type="float">
            <text:p>68.73</text:p>
          </table:table-cell>
          <table:table-cell office:value-type="float" office:value="179.03515625" calcext:value-type="float">
            <text:p>179.03515625</text:p>
          </table:table-cell>
          <table:table-cell office:value-type="float" office:value="-0.2460336659" calcext:value-type="float">
            <text:p>-0.246033665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4757" calcext:value-type="float">
            <text:p>0.0044757</text:p>
          </table:table-cell>
          <table:table-cell office:value-type="float" office:value="-0.0003015973" calcext:value-type="float">
            <text:p>-0.0003015973</text:p>
          </table:table-cell>
          <table:table-cell office:value-type="float" office:value="1373" calcext:value-type="float">
            <text:p>1373</text:p>
          </table:table-cell>
          <table:table-cell table:formula="of:=[.D1100]*100" office:value-type="float" office:value="-0.01401211" calcext:value-type="float">
            <text:p>-0.01401211</text:p>
          </table:table-cell>
          <table:table-cell table:formula="of:=[.E1100]*100" office:value-type="float" office:value="0.44757" calcext:value-type="float">
            <text:p>0.44757</text:p>
          </table:table-cell>
        </table:table-row>
        <table:table-row table:style-name="ro1">
          <table:table-cell office:value-type="float" office:value="68.78" calcext:value-type="float">
            <text:p>68.78</text:p>
          </table:table-cell>
          <table:table-cell office:value-type="float" office:value="179.0085906982" calcext:value-type="float">
            <text:p>179.0085906982</text:p>
          </table:table-cell>
          <table:table-cell office:value-type="float" office:value="-0.246691471" calcext:value-type="float">
            <text:p>-0.24669147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58015" calcext:value-type="float">
            <text:p>0.00458015</text:p>
          </table:table-cell>
          <table:table-cell office:value-type="float" office:value="-0.0005600401" calcext:value-type="float">
            <text:p>-0.0005600401</text:p>
          </table:table-cell>
          <table:table-cell office:value-type="float" office:value="1374" calcext:value-type="float">
            <text:p>1374</text:p>
          </table:table-cell>
          <table:table-cell table:formula="of:=[.D1101]*100" office:value-type="float" office:value="-0.01401211" calcext:value-type="float">
            <text:p>-0.01401211</text:p>
          </table:table-cell>
          <table:table-cell table:formula="of:=[.E1101]*100" office:value-type="float" office:value="0.458015" calcext:value-type="float">
            <text:p>0.458015</text:p>
          </table:table-cell>
        </table:table-row>
        <table:table-row table:style-name="ro1">
          <table:table-cell office:value-type="float" office:value="68.83" calcext:value-type="float">
            <text:p>68.83</text:p>
          </table:table-cell>
          <table:table-cell office:value-type="float" office:value="179.0085449219" calcext:value-type="float">
            <text:p>179.0085449219</text:p>
          </table:table-cell>
          <table:table-cell office:value-type="float" office:value="-0.2850387139" calcext:value-type="float">
            <text:p>-0.285038713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90536" calcext:value-type="float">
            <text:p>0.00490536</text:p>
          </table:table-cell>
          <table:table-cell office:value-type="float" office:value="-0.0005162969" calcext:value-type="float">
            <text:p>-0.0005162969</text:p>
          </table:table-cell>
          <table:table-cell office:value-type="float" office:value="1375" calcext:value-type="float">
            <text:p>1375</text:p>
          </table:table-cell>
          <table:table-cell table:formula="of:=[.D1102]*100" office:value-type="float" office:value="-0.01401211" calcext:value-type="float">
            <text:p>-0.01401211</text:p>
          </table:table-cell>
          <table:table-cell table:formula="of:=[.E1102]*100" office:value-type="float" office:value="0.490536" calcext:value-type="float">
            <text:p>0.490536</text:p>
          </table:table-cell>
        </table:table-row>
        <table:table-row table:style-name="ro1">
          <table:table-cell office:value-type="float" office:value="68.88" calcext:value-type="float">
            <text:p>68.88</text:p>
          </table:table-cell>
          <table:table-cell office:value-type="float" office:value="179.007522583" calcext:value-type="float">
            <text:p>179.007522583</text:p>
          </table:table-cell>
          <table:table-cell office:value-type="float" office:value="-0.186242623" calcext:value-type="float">
            <text:p>-0.18624262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46354" calcext:value-type="float">
            <text:p>0.00446354</text:p>
          </table:table-cell>
          <table:table-cell office:value-type="float" office:value="-0.0003877766" calcext:value-type="float">
            <text:p>-0.0003877766</text:p>
          </table:table-cell>
          <table:table-cell office:value-type="float" office:value="1376" calcext:value-type="float">
            <text:p>1376</text:p>
          </table:table-cell>
          <table:table-cell table:formula="of:=[.D1103]*100" office:value-type="float" office:value="-0.01401211" calcext:value-type="float">
            <text:p>-0.01401211</text:p>
          </table:table-cell>
          <table:table-cell table:formula="of:=[.E1103]*100" office:value-type="float" office:value="0.446354" calcext:value-type="float">
            <text:p>0.446354</text:p>
          </table:table-cell>
        </table:table-row>
        <table:table-row table:style-name="ro1">
          <table:table-cell office:value-type="float" office:value="68.93" calcext:value-type="float">
            <text:p>68.93</text:p>
          </table:table-cell>
          <table:table-cell office:value-type="float" office:value="179.0129089355" calcext:value-type="float">
            <text:p>179.0129089355</text:p>
          </table:table-cell>
          <table:table-cell office:value-type="float" office:value="-0.0951742534" calcext:value-type="float">
            <text:p>-0.095174253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5621" calcext:value-type="float">
            <text:p>0.0035621</text:p>
          </table:table-cell>
          <table:table-cell office:value-type="float" office:value="-0.0004499047" calcext:value-type="float">
            <text:p>-0.0004499047</text:p>
          </table:table-cell>
          <table:table-cell office:value-type="float" office:value="1377" calcext:value-type="float">
            <text:p>1377</text:p>
          </table:table-cell>
          <table:table-cell table:formula="of:=[.D1104]*100" office:value-type="float" office:value="-0.01401211" calcext:value-type="float">
            <text:p>-0.01401211</text:p>
          </table:table-cell>
          <table:table-cell table:formula="of:=[.E1104]*100" office:value-type="float" office:value="0.35621" calcext:value-type="float">
            <text:p>0.35621</text:p>
          </table:table-cell>
        </table:table-row>
        <table:table-row table:style-name="ro1">
          <table:table-cell office:value-type="float" office:value="68.98" calcext:value-type="float">
            <text:p>68.98</text:p>
          </table:table-cell>
          <table:table-cell office:value-type="float" office:value="179.0152893066" calcext:value-type="float">
            <text:p>179.0152893066</text:p>
          </table:table-cell>
          <table:table-cell office:value-type="float" office:value="0.0689375073" calcext:value-type="float">
            <text:p>0.068937507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86749" calcext:value-type="float">
            <text:p>0.00186749</text:p>
          </table:table-cell>
          <table:table-cell office:value-type="float" office:value="-0.000391736" calcext:value-type="float">
            <text:p>-0.000391736</text:p>
          </table:table-cell>
          <table:table-cell office:value-type="float" office:value="1378" calcext:value-type="float">
            <text:p>1378</text:p>
          </table:table-cell>
          <table:table-cell table:formula="of:=[.D1105]*100" office:value-type="float" office:value="-0.01401211" calcext:value-type="float">
            <text:p>-0.01401211</text:p>
          </table:table-cell>
          <table:table-cell table:formula="of:=[.E1105]*100" office:value-type="float" office:value="0.186749" calcext:value-type="float">
            <text:p>0.186749</text:p>
          </table:table-cell>
        </table:table-row>
        <table:table-row table:style-name="ro1">
          <table:table-cell office:value-type="float" office:value="69.03" calcext:value-type="float">
            <text:p>69.03</text:p>
          </table:table-cell>
          <table:table-cell office:value-type="float" office:value="179.021697998" calcext:value-type="float">
            <text:p>179.021697998</text:p>
          </table:table-cell>
          <table:table-cell office:value-type="float" office:value="0.0864990104" calcext:value-type="float">
            <text:p>0.086499010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62116" calcext:value-type="float">
            <text:p>0.00062116</text:p>
          </table:table-cell>
          <table:table-cell office:value-type="float" office:value="-0.0002612445" calcext:value-type="float">
            <text:p>-0.0002612445</text:p>
          </table:table-cell>
          <table:table-cell office:value-type="float" office:value="1379" calcext:value-type="float">
            <text:p>1379</text:p>
          </table:table-cell>
          <table:table-cell table:formula="of:=[.D1106]*100" office:value-type="float" office:value="-0.01401211" calcext:value-type="float">
            <text:p>-0.01401211</text:p>
          </table:table-cell>
          <table:table-cell table:formula="of:=[.E1106]*100" office:value-type="float" office:value="0.062116" calcext:value-type="float">
            <text:p>0.062116</text:p>
          </table:table-cell>
        </table:table-row>
        <table:table-row table:style-name="ro1">
          <table:table-cell office:value-type="float" office:value="69.08" calcext:value-type="float">
            <text:p>69.08</text:p>
          </table:table-cell>
          <table:table-cell office:value-type="float" office:value="179.0297088623" calcext:value-type="float">
            <text:p>179.0297088623</text:p>
          </table:table-cell>
          <table:table-cell office:value-type="float" office:value="0.1592509653" calcext:value-type="float">
            <text:p>0.159250965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69431" calcext:value-type="float">
            <text:p>-0.00069431</text:p>
          </table:table-cell>
          <table:table-cell office:value-type="float" office:value="-0.0002871345" calcext:value-type="float">
            <text:p>-0.0002871345</text:p>
          </table:table-cell>
          <table:table-cell office:value-type="float" office:value="1380" calcext:value-type="float">
            <text:p>1380</text:p>
          </table:table-cell>
          <table:table-cell table:formula="of:=[.D1107]*100" office:value-type="float" office:value="-0.01401211" calcext:value-type="float">
            <text:p>-0.01401211</text:p>
          </table:table-cell>
          <table:table-cell table:formula="of:=[.E1107]*100" office:value-type="float" office:value="-0.069431" calcext:value-type="float">
            <text:p>-0.069431</text:p>
          </table:table-cell>
        </table:table-row>
        <table:table-row table:style-name="ro1">
          <table:table-cell office:value-type="float" office:value="69.13" calcext:value-type="float">
            <text:p>69.13</text:p>
          </table:table-cell>
          <table:table-cell office:value-type="float" office:value="179.0293579102" calcext:value-type="float">
            <text:p>179.0293579102</text:p>
          </table:table-cell>
          <table:table-cell office:value-type="float" office:value="0.2015584536" calcext:value-type="float">
            <text:p>0.201558453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85292" calcext:value-type="float">
            <text:p>-0.00185292</text:p>
          </table:table-cell>
          <table:table-cell office:value-type="float" office:value="-0.0001527286" calcext:value-type="float">
            <text:p>-0.0001527286</text:p>
          </table:table-cell>
          <table:table-cell office:value-type="float" office:value="1381" calcext:value-type="float">
            <text:p>1381</text:p>
          </table:table-cell>
          <table:table-cell table:formula="of:=[.D1108]*100" office:value-type="float" office:value="-0.01401211" calcext:value-type="float">
            <text:p>-0.01401211</text:p>
          </table:table-cell>
          <table:table-cell table:formula="of:=[.E1108]*100" office:value-type="float" office:value="-0.185292" calcext:value-type="float">
            <text:p>-0.185292</text:p>
          </table:table-cell>
        </table:table-row>
        <table:table-row table:style-name="ro1">
          <table:table-cell office:value-type="float" office:value="69.18" calcext:value-type="float">
            <text:p>69.18</text:p>
          </table:table-cell>
          <table:table-cell office:value-type="float" office:value="179.0475769043" calcext:value-type="float">
            <text:p>179.0475769043</text:p>
          </table:table-cell>
          <table:table-cell office:value-type="float" office:value="0.2193626835" calcext:value-type="float">
            <text:p>0.219362683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74369" calcext:value-type="float">
            <text:p>-0.00274369</text:p>
          </table:table-cell>
          <table:table-cell office:value-type="float" office:value="-0.0001739628" calcext:value-type="float">
            <text:p>-0.0001739628</text:p>
          </table:table-cell>
          <table:table-cell office:value-type="float" office:value="1382" calcext:value-type="float">
            <text:p>1382</text:p>
          </table:table-cell>
          <table:table-cell table:formula="of:=[.D1109]*100" office:value-type="float" office:value="-0.01401211" calcext:value-type="float">
            <text:p>-0.01401211</text:p>
          </table:table-cell>
          <table:table-cell table:formula="of:=[.E1109]*100" office:value-type="float" office:value="-0.274369" calcext:value-type="float">
            <text:p>-0.274369</text:p>
          </table:table-cell>
        </table:table-row>
        <table:table-row table:style-name="ro1">
          <table:table-cell office:value-type="float" office:value="69.23" calcext:value-type="float">
            <text:p>69.23</text:p>
          </table:table-cell>
          <table:table-cell office:value-type="float" office:value="179.0630645752" calcext:value-type="float">
            <text:p>179.0630645752</text:p>
          </table:table-cell>
          <table:table-cell office:value-type="float" office:value="0.250342645" calcext:value-type="float">
            <text:p>0.25034264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354378" calcext:value-type="float">
            <text:p>-0.00354378</text:p>
          </table:table-cell>
          <table:table-cell office:value-type="float" office:value="-0.0001182986" calcext:value-type="float">
            <text:p>-0.0001182986</text:p>
          </table:table-cell>
          <table:table-cell office:value-type="float" office:value="1383" calcext:value-type="float">
            <text:p>1383</text:p>
          </table:table-cell>
          <table:table-cell table:formula="of:=[.D1110]*100" office:value-type="float" office:value="-0.01401211" calcext:value-type="float">
            <text:p>-0.01401211</text:p>
          </table:table-cell>
          <table:table-cell table:formula="of:=[.E1110]*100" office:value-type="float" office:value="-0.354378" calcext:value-type="float">
            <text:p>-0.354378</text:p>
          </table:table-cell>
        </table:table-row>
        <table:table-row table:style-name="ro1">
          <table:table-cell office:value-type="float" office:value="69.28" calcext:value-type="float">
            <text:p>69.28</text:p>
          </table:table-cell>
          <table:table-cell office:value-type="float" office:value="179.0863952637" calcext:value-type="float">
            <text:p>179.0863952637</text:p>
          </table:table-cell>
          <table:table-cell office:value-type="float" office:value="0.2006163029" calcext:value-type="float">
            <text:p>0.200616302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37455" calcext:value-type="float">
            <text:p>-0.0037455</text:p>
          </table:table-cell>
          <table:table-cell office:value-type="float" office:value="-0.0000499914" calcext:value-type="float">
            <text:p>-4.99914E-05</text:p>
          </table:table-cell>
          <table:table-cell office:value-type="float" office:value="1384" calcext:value-type="float">
            <text:p>1384</text:p>
          </table:table-cell>
          <table:table-cell table:formula="of:=[.D1111]*100" office:value-type="float" office:value="-0.01401211" calcext:value-type="float">
            <text:p>-0.01401211</text:p>
          </table:table-cell>
          <table:table-cell table:formula="of:=[.E1111]*100" office:value-type="float" office:value="-0.37455" calcext:value-type="float">
            <text:p>-0.37455</text:p>
          </table:table-cell>
        </table:table-row>
        <table:table-row table:style-name="ro1">
          <table:table-cell office:value-type="float" office:value="69.33" calcext:value-type="float">
            <text:p>69.33</text:p>
          </table:table-cell>
          <table:table-cell office:value-type="float" office:value="179.1058349609" calcext:value-type="float">
            <text:p>179.1058349609</text:p>
          </table:table-cell>
          <table:table-cell office:value-type="float" office:value="0.1816566669" calcext:value-type="float">
            <text:p>0.181656666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375355" calcext:value-type="float">
            <text:p>-0.00375355</text:p>
          </table:table-cell>
          <table:table-cell office:value-type="float" office:value="0.0000925216" calcext:value-type="float">
            <text:p>9.25216E-05</text:p>
          </table:table-cell>
          <table:table-cell office:value-type="float" office:value="1385" calcext:value-type="float">
            <text:p>1385</text:p>
          </table:table-cell>
          <table:table-cell table:formula="of:=[.D1112]*100" office:value-type="float" office:value="-0.01401211" calcext:value-type="float">
            <text:p>-0.01401211</text:p>
          </table:table-cell>
          <table:table-cell table:formula="of:=[.E1112]*100" office:value-type="float" office:value="-0.375355" calcext:value-type="float">
            <text:p>-0.375355</text:p>
          </table:table-cell>
        </table:table-row>
        <table:table-row table:style-name="ro1">
          <table:table-cell office:value-type="float" office:value="69.38" calcext:value-type="float">
            <text:p>69.38</text:p>
          </table:table-cell>
          <table:table-cell office:value-type="float" office:value="179.113067627" calcext:value-type="float">
            <text:p>179.113067627</text:p>
          </table:table-cell>
          <table:table-cell office:value-type="float" office:value="0.1165313488" calcext:value-type="float">
            <text:p>0.116531348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332482" calcext:value-type="float">
            <text:p>-0.00332482</text:p>
          </table:table-cell>
          <table:table-cell office:value-type="float" office:value="-0.0000142968" calcext:value-type="float">
            <text:p>-1.42968E-05</text:p>
          </table:table-cell>
          <table:table-cell office:value-type="float" office:value="1386" calcext:value-type="float">
            <text:p>1386</text:p>
          </table:table-cell>
          <table:table-cell table:formula="of:=[.D1113]*100" office:value-type="float" office:value="-0.01401211" calcext:value-type="float">
            <text:p>-0.01401211</text:p>
          </table:table-cell>
          <table:table-cell table:formula="of:=[.E1113]*100" office:value-type="float" office:value="-0.332482" calcext:value-type="float">
            <text:p>-0.332482</text:p>
          </table:table-cell>
        </table:table-row>
        <table:table-row table:style-name="ro1">
          <table:table-cell office:value-type="float" office:value="69.43" calcext:value-type="float">
            <text:p>69.43</text:p>
          </table:table-cell>
          <table:table-cell office:value-type="float" office:value="179.1229248047" calcext:value-type="float">
            <text:p>179.1229248047</text:p>
          </table:table-cell>
          <table:table-cell office:value-type="float" office:value="0.0824587174" calcext:value-type="float">
            <text:p>0.082458717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2812" calcext:value-type="float">
            <text:p>-0.002812</text:p>
          </table:table-cell>
          <table:table-cell office:value-type="float" office:value="0.0000289688" calcext:value-type="float">
            <text:p>2.89688E-05</text:p>
          </table:table-cell>
          <table:table-cell office:value-type="float" office:value="1387" calcext:value-type="float">
            <text:p>1387</text:p>
          </table:table-cell>
          <table:table-cell table:formula="of:=[.D1114]*100" office:value-type="float" office:value="-0.01401211" calcext:value-type="float">
            <text:p>-0.01401211</text:p>
          </table:table-cell>
          <table:table-cell table:formula="of:=[.E1114]*100" office:value-type="float" office:value="-0.2812" calcext:value-type="float">
            <text:p>-0.2812</text:p>
          </table:table-cell>
        </table:table-row>
        <table:table-row table:style-name="ro1">
          <table:table-cell office:value-type="float" office:value="69.48" calcext:value-type="float">
            <text:p>69.48</text:p>
          </table:table-cell>
          <table:table-cell office:value-type="float" office:value="179.1237335205" calcext:value-type="float">
            <text:p>179.1237335205</text:p>
          </table:table-cell>
          <table:table-cell office:value-type="float" office:value="0.0077462143" calcext:value-type="float">
            <text:p>0.007746214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97226" calcext:value-type="float">
            <text:p>-0.00197226</text:p>
          </table:table-cell>
          <table:table-cell office:value-type="float" office:value="0.0000054568" calcext:value-type="float">
            <text:p>5.4568E-06</text:p>
          </table:table-cell>
          <table:table-cell office:value-type="float" office:value="1388" calcext:value-type="float">
            <text:p>1388</text:p>
          </table:table-cell>
          <table:table-cell table:formula="of:=[.D1115]*100" office:value-type="float" office:value="-0.01401211" calcext:value-type="float">
            <text:p>-0.01401211</text:p>
          </table:table-cell>
          <table:table-cell table:formula="of:=[.E1115]*100" office:value-type="float" office:value="-0.197226" calcext:value-type="float">
            <text:p>-0.197226</text:p>
          </table:table-cell>
        </table:table-row>
        <table:table-row table:style-name="ro1">
          <table:table-cell office:value-type="float" office:value="69.54" calcext:value-type="float">
            <text:p>69.54</text:p>
          </table:table-cell>
          <table:table-cell office:value-type="float" office:value="179.1236572266" calcext:value-type="float">
            <text:p>179.1236572266</text:p>
          </table:table-cell>
          <table:table-cell office:value-type="float" office:value="-0.0084479853" calcext:value-type="float">
            <text:p>-0.008447985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130473" calcext:value-type="float">
            <text:p>-0.00130473</text:p>
          </table:table-cell>
          <table:table-cell office:value-type="float" office:value="-0.0000046967" calcext:value-type="float">
            <text:p>-4.6967E-06</text:p>
          </table:table-cell>
          <table:table-cell office:value-type="float" office:value="1389" calcext:value-type="float">
            <text:p>1389</text:p>
          </table:table-cell>
          <table:table-cell table:formula="of:=[.D1116]*100" office:value-type="float" office:value="-0.01401211" calcext:value-type="float">
            <text:p>-0.01401211</text:p>
          </table:table-cell>
          <table:table-cell table:formula="of:=[.E1116]*100" office:value-type="float" office:value="-0.130473" calcext:value-type="float">
            <text:p>-0.130473</text:p>
          </table:table-cell>
        </table:table-row>
        <table:table-row table:style-name="ro1">
          <table:table-cell office:value-type="float" office:value="69.58" calcext:value-type="float">
            <text:p>69.58</text:p>
          </table:table-cell>
          <table:table-cell office:value-type="float" office:value="179.1212768555" calcext:value-type="float">
            <text:p>179.1212768555</text:p>
          </table:table-cell>
          <table:table-cell office:value-type="float" office:value="-0.0901275528" calcext:value-type="float">
            <text:p>-0.090127552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-0.00031545" calcext:value-type="float">
            <text:p>-0.00031545</text:p>
          </table:table-cell>
          <table:table-cell office:value-type="float" office:value="0.0000778837" calcext:value-type="float">
            <text:p>7.78837E-05</text:p>
          </table:table-cell>
          <table:table-cell office:value-type="float" office:value="1390" calcext:value-type="float">
            <text:p>1390</text:p>
          </table:table-cell>
          <table:table-cell table:formula="of:=[.D1117]*100" office:value-type="float" office:value="-0.01401211" calcext:value-type="float">
            <text:p>-0.01401211</text:p>
          </table:table-cell>
          <table:table-cell table:formula="of:=[.E1117]*100" office:value-type="float" office:value="-0.031545" calcext:value-type="float">
            <text:p>-0.031545</text:p>
          </table:table-cell>
        </table:table-row>
        <table:table-row table:style-name="ro1">
          <table:table-cell office:value-type="float" office:value="69.63" calcext:value-type="float">
            <text:p>69.63</text:p>
          </table:table-cell>
          <table:table-cell office:value-type="float" office:value="179.1099395752" calcext:value-type="float">
            <text:p>179.1099395752</text:p>
          </table:table-cell>
          <table:table-cell office:value-type="float" office:value="-0.1669896527" calcext:value-type="float">
            <text:p>-0.166989652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085612" calcext:value-type="float">
            <text:p>0.00085612</text:p>
          </table:table-cell>
          <table:table-cell office:value-type="float" office:value="0.0000387393" calcext:value-type="float">
            <text:p>3.87393E-05</text:p>
          </table:table-cell>
          <table:table-cell office:value-type="float" office:value="1391" calcext:value-type="float">
            <text:p>1391</text:p>
          </table:table-cell>
          <table:table-cell table:formula="of:=[.D1118]*100" office:value-type="float" office:value="-0.01401211" calcext:value-type="float">
            <text:p>-0.01401211</text:p>
          </table:table-cell>
          <table:table-cell table:formula="of:=[.E1118]*100" office:value-type="float" office:value="0.085612" calcext:value-type="float">
            <text:p>0.085612</text:p>
          </table:table-cell>
        </table:table-row>
        <table:table-row table:style-name="ro1">
          <table:table-cell office:value-type="float" office:value="69.68" calcext:value-type="float">
            <text:p>69.68</text:p>
          </table:table-cell>
          <table:table-cell office:value-type="float" office:value="179.1021728516" calcext:value-type="float">
            <text:p>179.1021728516</text:p>
          </table:table-cell>
          <table:table-cell office:value-type="float" office:value="-0.1897231067" calcext:value-type="float">
            <text:p>-0.189723106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78837" calcext:value-type="float">
            <text:p>0.00178837</text:p>
          </table:table-cell>
          <table:table-cell office:value-type="float" office:value="-0.0000625376" calcext:value-type="float">
            <text:p>-6.25376E-05</text:p>
          </table:table-cell>
          <table:table-cell office:value-type="float" office:value="1392" calcext:value-type="float">
            <text:p>1392</text:p>
          </table:table-cell>
          <table:table-cell table:formula="of:=[.D1119]*100" office:value-type="float" office:value="-0.01401211" calcext:value-type="float">
            <text:p>-0.01401211</text:p>
          </table:table-cell>
          <table:table-cell table:formula="of:=[.E1119]*100" office:value-type="float" office:value="0.178837" calcext:value-type="float">
            <text:p>0.178837</text:p>
          </table:table-cell>
        </table:table-row>
        <table:table-row table:style-name="ro1">
          <table:table-cell office:value-type="float" office:value="69.73" calcext:value-type="float">
            <text:p>69.73</text:p>
          </table:table-cell>
          <table:table-cell office:value-type="float" office:value="179.0926361084" calcext:value-type="float">
            <text:p>179.0926361084</text:p>
          </table:table-cell>
          <table:table-cell office:value-type="float" office:value="-0.231416301" calcext:value-type="float">
            <text:p>-0.23141630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68752" calcext:value-type="float">
            <text:p>0.00268752</text:p>
          </table:table-cell>
          <table:table-cell office:value-type="float" office:value="-0.0000564095" calcext:value-type="float">
            <text:p>-5.64095E-05</text:p>
          </table:table-cell>
          <table:table-cell office:value-type="float" office:value="1393" calcext:value-type="float">
            <text:p>1393</text:p>
          </table:table-cell>
          <table:table-cell table:formula="of:=[.D1120]*100" office:value-type="float" office:value="-0.01401211" calcext:value-type="float">
            <text:p>-0.01401211</text:p>
          </table:table-cell>
          <table:table-cell table:formula="of:=[.E1120]*100" office:value-type="float" office:value="0.268752" calcext:value-type="float">
            <text:p>0.268752</text:p>
          </table:table-cell>
        </table:table-row>
        <table:table-row table:style-name="ro1">
          <table:table-cell office:value-type="float" office:value="69.79" calcext:value-type="float">
            <text:p>69.79</text:p>
          </table:table-cell>
          <table:table-cell office:value-type="float" office:value="179.0885162354" calcext:value-type="float">
            <text:p>179.0885162354</text:p>
          </table:table-cell>
          <table:table-cell office:value-type="float" office:value="-0.2474265187" calcext:value-type="float">
            <text:p>-0.247426518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39343" calcext:value-type="float">
            <text:p>0.00339343</text:p>
          </table:table-cell>
          <table:table-cell office:value-type="float" office:value="-0.0001065531" calcext:value-type="float">
            <text:p>-0.0001065531</text:p>
          </table:table-cell>
          <table:table-cell office:value-type="float" office:value="1394" calcext:value-type="float">
            <text:p>1394</text:p>
          </table:table-cell>
          <table:table-cell table:formula="of:=[.D1121]*100" office:value-type="float" office:value="-0.01401211" calcext:value-type="float">
            <text:p>-0.01401211</text:p>
          </table:table-cell>
          <table:table-cell table:formula="of:=[.E1121]*100" office:value-type="float" office:value="0.339343" calcext:value-type="float">
            <text:p>0.339343</text:p>
          </table:table-cell>
        </table:table-row>
        <table:table-row table:style-name="ro1">
          <table:table-cell office:value-type="float" office:value="69.84" calcext:value-type="float">
            <text:p>69.84</text:p>
          </table:table-cell>
          <table:table-cell office:value-type="float" office:value="179.0737609863" calcext:value-type="float">
            <text:p>179.0737609863</text:p>
          </table:table-cell>
          <table:table-cell office:value-type="float" office:value="-0.2715436564" calcext:value-type="float">
            <text:p>-0.271543656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02458" calcext:value-type="float">
            <text:p>0.00402458</text:p>
          </table:table-cell>
          <table:table-cell office:value-type="float" office:value="0.0000204768" calcext:value-type="float">
            <text:p>2.04768E-05</text:p>
          </table:table-cell>
          <table:table-cell office:value-type="float" office:value="1395" calcext:value-type="float">
            <text:p>1395</text:p>
          </table:table-cell>
          <table:table-cell table:formula="of:=[.D1122]*100" office:value-type="float" office:value="-0.01401211" calcext:value-type="float">
            <text:p>-0.01401211</text:p>
          </table:table-cell>
          <table:table-cell table:formula="of:=[.E1122]*100" office:value-type="float" office:value="0.402458" calcext:value-type="float">
            <text:p>0.402458</text:p>
          </table:table-cell>
        </table:table-row>
        <table:table-row table:style-name="ro1">
          <table:table-cell office:value-type="float" office:value="69.88" calcext:value-type="float">
            <text:p>69.88</text:p>
          </table:table-cell>
          <table:table-cell office:value-type="float" office:value="179.0733337402" calcext:value-type="float">
            <text:p>179.0733337402</text:p>
          </table:table-cell>
          <table:table-cell office:value-type="float" office:value="-0.2749242286" calcext:value-type="float">
            <text:p>-0.274924228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46772" calcext:value-type="float">
            <text:p>0.00446772</text:p>
          </table:table-cell>
          <table:table-cell office:value-type="float" office:value="-0.0000704706" calcext:value-type="float">
            <text:p>-7.04706E-05</text:p>
          </table:table-cell>
          <table:table-cell office:value-type="float" office:value="1396" calcext:value-type="float">
            <text:p>1396</text:p>
          </table:table-cell>
          <table:table-cell table:formula="of:=[.D1123]*100" office:value-type="float" office:value="-0.01401211" calcext:value-type="float">
            <text:p>-0.01401211</text:p>
          </table:table-cell>
          <table:table-cell table:formula="of:=[.E1123]*100" office:value-type="float" office:value="0.446772" calcext:value-type="float">
            <text:p>0.446772</text:p>
          </table:table-cell>
        </table:table-row>
        <table:table-row table:style-name="ro1">
          <table:table-cell office:value-type="float" office:value="69.93" calcext:value-type="float">
            <text:p>69.93</text:p>
          </table:table-cell>
          <table:table-cell office:value-type="float" office:value="179.0741119385" calcext:value-type="float">
            <text:p>179.0741119385</text:p>
          </table:table-cell>
          <table:table-cell office:value-type="float" office:value="-0.2608600378" calcext:value-type="float">
            <text:p>-0.260860037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66927" calcext:value-type="float">
            <text:p>0.00466927</text:p>
          </table:table-cell>
          <table:table-cell office:value-type="float" office:value="-0.0000936482" calcext:value-type="float">
            <text:p>-9.36482E-05</text:p>
          </table:table-cell>
          <table:table-cell office:value-type="float" office:value="1397" calcext:value-type="float">
            <text:p>1397</text:p>
          </table:table-cell>
          <table:table-cell table:formula="of:=[.D1124]*100" office:value-type="float" office:value="-0.01401211" calcext:value-type="float">
            <text:p>-0.01401211</text:p>
          </table:table-cell>
          <table:table-cell table:formula="of:=[.E1124]*100" office:value-type="float" office:value="0.466927" calcext:value-type="float">
            <text:p>0.466927</text:p>
          </table:table-cell>
        </table:table-row>
        <table:table-row table:style-name="ro1">
          <table:table-cell office:value-type="float" office:value="69.99" calcext:value-type="float">
            <text:p>69.99</text:p>
          </table:table-cell>
          <table:table-cell office:value-type="float" office:value="179.0701141357" calcext:value-type="float">
            <text:p>179.0701141357</text:p>
          </table:table-cell>
          <table:table-cell office:value-type="float" office:value="-0.2810267241" calcext:value-type="float">
            <text:p>-0.281026724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938" calcext:value-type="float">
            <text:p>0.004938</text:p>
          </table:table-cell>
          <table:table-cell office:value-type="float" office:value="-0.0000461264" calcext:value-type="float">
            <text:p>-4.61264E-05</text:p>
          </table:table-cell>
          <table:table-cell office:value-type="float" office:value="1398" calcext:value-type="float">
            <text:p>1398</text:p>
          </table:table-cell>
          <table:table-cell table:formula="of:=[.D1125]*100" office:value-type="float" office:value="-0.01401211" calcext:value-type="float">
            <text:p>-0.01401211</text:p>
          </table:table-cell>
          <table:table-cell table:formula="of:=[.E1125]*100" office:value-type="float" office:value="0.4938" calcext:value-type="float">
            <text:p>0.4938</text:p>
          </table:table-cell>
        </table:table-row>
        <table:table-row table:style-name="ro1">
          <table:table-cell office:value-type="float" office:value="70.03" calcext:value-type="float">
            <text:p>70.03</text:p>
          </table:table-cell>
          <table:table-cell office:value-type="float" office:value="179.0716552734" calcext:value-type="float">
            <text:p>179.0716552734</text:p>
          </table:table-cell>
          <table:table-cell office:value-type="float" office:value="-0.200264891" calcext:value-type="float">
            <text:p>-0.20026489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57876" calcext:value-type="float">
            <text:p>0.00457876</text:p>
          </table:table-cell>
          <table:table-cell office:value-type="float" office:value="-0.0002598492" calcext:value-type="float">
            <text:p>-0.0002598492</text:p>
          </table:table-cell>
          <table:table-cell office:value-type="float" office:value="1399" calcext:value-type="float">
            <text:p>1399</text:p>
          </table:table-cell>
          <table:table-cell table:formula="of:=[.D1126]*100" office:value-type="float" office:value="-0.01401211" calcext:value-type="float">
            <text:p>-0.01401211</text:p>
          </table:table-cell>
          <table:table-cell table:formula="of:=[.E1126]*100" office:value-type="float" office:value="0.457876" calcext:value-type="float">
            <text:p>0.457876</text:p>
          </table:table-cell>
        </table:table-row>
        <table:table-row table:style-name="ro1">
          <table:table-cell office:value-type="float" office:value="70.08" calcext:value-type="float">
            <text:p>70.08</text:p>
          </table:table-cell>
          <table:table-cell office:value-type="float" office:value="179.0749206543" calcext:value-type="float">
            <text:p>179.0749206543</text:p>
          </table:table-cell>
          <table:table-cell office:value-type="float" office:value="-0.2297901084" calcext:value-type="float">
            <text:p>-0.229790108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53617" calcext:value-type="float">
            <text:p>0.00453617</text:p>
          </table:table-cell>
          <table:table-cell office:value-type="float" office:value="0.0000307941" calcext:value-type="float">
            <text:p>3.07941E-05</text:p>
          </table:table-cell>
          <table:table-cell office:value-type="float" office:value="1400" calcext:value-type="float">
            <text:p>1400</text:p>
          </table:table-cell>
          <table:table-cell table:formula="of:=[.D1127]*100" office:value-type="float" office:value="-0.01401211" calcext:value-type="float">
            <text:p>-0.01401211</text:p>
          </table:table-cell>
          <table:table-cell table:formula="of:=[.E1127]*100" office:value-type="float" office:value="0.453617" calcext:value-type="float">
            <text:p>0.453617</text:p>
          </table:table-cell>
        </table:table-row>
        <table:table-row table:style-name="ro1">
          <table:table-cell office:value-type="float" office:value="70.13" calcext:value-type="float">
            <text:p>70.13</text:p>
          </table:table-cell>
          <table:table-cell office:value-type="float" office:value="179.0769958496" calcext:value-type="float">
            <text:p>179.0769958496</text:p>
          </table:table-cell>
          <table:table-cell office:value-type="float" office:value="-0.1669081964" calcext:value-type="float">
            <text:p>-0.166908196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08864" calcext:value-type="float">
            <text:p>0.00408864</text:p>
          </table:table-cell>
          <table:table-cell office:value-type="float" office:value="-0.0002267217" calcext:value-type="float">
            <text:p>-0.0002267217</text:p>
          </table:table-cell>
          <table:table-cell office:value-type="float" office:value="1401" calcext:value-type="float">
            <text:p>1401</text:p>
          </table:table-cell>
          <table:table-cell table:formula="of:=[.D1128]*100" office:value-type="float" office:value="-0.01401211" calcext:value-type="float">
            <text:p>-0.01401211</text:p>
          </table:table-cell>
          <table:table-cell table:formula="of:=[.E1128]*100" office:value-type="float" office:value="0.408864" calcext:value-type="float">
            <text:p>0.408864</text:p>
          </table:table-cell>
        </table:table-row>
        <table:table-row table:style-name="ro1">
          <table:table-cell office:value-type="float" office:value="70.18" calcext:value-type="float">
            <text:p>70.18</text:p>
          </table:table-cell>
          <table:table-cell office:value-type="float" office:value="179.0804443359" calcext:value-type="float">
            <text:p>179.0804443359</text:p>
          </table:table-cell>
          <table:table-cell office:value-type="float" office:value="-0.1224882395" calcext:value-type="float">
            <text:p>-0.122488239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49433" calcext:value-type="float">
            <text:p>0.00349433</text:p>
          </table:table-cell>
          <table:table-cell office:value-type="float" office:value="-0.0001305227" calcext:value-type="float">
            <text:p>-0.0001305227</text:p>
          </table:table-cell>
          <table:table-cell office:value-type="float" office:value="1402" calcext:value-type="float">
            <text:p>1402</text:p>
          </table:table-cell>
          <table:table-cell table:formula="of:=[.D1129]*100" office:value-type="float" office:value="-0.01401211" calcext:value-type="float">
            <text:p>-0.01401211</text:p>
          </table:table-cell>
          <table:table-cell table:formula="of:=[.E1129]*100" office:value-type="float" office:value="0.349433" calcext:value-type="float">
            <text:p>0.349433</text:p>
          </table:table-cell>
        </table:table-row>
        <table:table-row table:style-name="ro1">
          <table:table-cell office:value-type="float" office:value="70.23" calcext:value-type="float">
            <text:p>70.23</text:p>
          </table:table-cell>
          <table:table-cell office:value-type="float" office:value="179.0776977539" calcext:value-type="float">
            <text:p>179.0776977539</text:p>
          </table:table-cell>
          <table:table-cell office:value-type="float" office:value="-0.0900824292" calcext:value-type="float">
            <text:p>-0.090082429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88229" calcext:value-type="float">
            <text:p>0.00288229</text:p>
          </table:table-cell>
          <table:table-cell office:value-type="float" office:value="-0.0001621293" calcext:value-type="float">
            <text:p>-0.0001621293</text:p>
          </table:table-cell>
          <table:table-cell office:value-type="float" office:value="1403" calcext:value-type="float">
            <text:p>1403</text:p>
          </table:table-cell>
          <table:table-cell table:formula="of:=[.D1130]*100" office:value-type="float" office:value="-0.01401211" calcext:value-type="float">
            <text:p>-0.01401211</text:p>
          </table:table-cell>
          <table:table-cell table:formula="of:=[.E1130]*100" office:value-type="float" office:value="0.288229" calcext:value-type="float">
            <text:p>0.288229</text:p>
          </table:table-cell>
        </table:table-row>
        <table:table-row table:style-name="ro1">
          <table:table-cell office:value-type="float" office:value="70.28" calcext:value-type="float">
            <text:p>70.28</text:p>
          </table:table-cell>
          <table:table-cell office:value-type="float" office:value="179.0791778564" calcext:value-type="float">
            <text:p>179.0791778564</text:p>
          </table:table-cell>
          <table:table-cell office:value-type="float" office:value="-0.0857810882" calcext:value-type="float">
            <text:p>-0.085781088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44576" calcext:value-type="float">
            <text:p>0.00244576</text:p>
          </table:table-cell>
          <table:table-cell office:value-type="float" office:value="-0.0000903912" calcext:value-type="float">
            <text:p>-9.03912E-05</text:p>
          </table:table-cell>
          <table:table-cell office:value-type="float" office:value="1404" calcext:value-type="float">
            <text:p>1404</text:p>
          </table:table-cell>
          <table:table-cell table:formula="of:=[.D1131]*100" office:value-type="float" office:value="-0.01401211" calcext:value-type="float">
            <text:p>-0.01401211</text:p>
          </table:table-cell>
          <table:table-cell table:formula="of:=[.E1131]*100" office:value-type="float" office:value="0.244576" calcext:value-type="float">
            <text:p>0.244576</text:p>
          </table:table-cell>
        </table:table-row>
        <table:table-row table:style-name="ro1">
          <table:table-cell office:value-type="float" office:value="70.33" calcext:value-type="float">
            <text:p>70.33</text:p>
          </table:table-cell>
          <table:table-cell office:value-type="float" office:value="179.0832366943" calcext:value-type="float">
            <text:p>179.0832366943</text:p>
          </table:table-cell>
          <table:table-cell office:value-type="float" office:value="-0.0694811278" calcext:value-type="float">
            <text:p>-0.069481127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04621" calcext:value-type="float">
            <text:p>0.00204621</text:p>
          </table:table-cell>
          <table:table-cell office:value-type="float" office:value="-0.0001361147" calcext:value-type="float">
            <text:p>-0.0001361147</text:p>
          </table:table-cell>
          <table:table-cell office:value-type="float" office:value="1405" calcext:value-type="float">
            <text:p>1405</text:p>
          </table:table-cell>
          <table:table-cell table:formula="of:=[.D1132]*100" office:value-type="float" office:value="-0.01401211" calcext:value-type="float">
            <text:p>-0.01401211</text:p>
          </table:table-cell>
          <table:table-cell table:formula="of:=[.E1132]*100" office:value-type="float" office:value="0.204621" calcext:value-type="float">
            <text:p>0.204621</text:p>
          </table:table-cell>
        </table:table-row>
        <table:table-row table:style-name="ro1">
          <table:table-cell office:value-type="float" office:value="70.39" calcext:value-type="float">
            <text:p>70.39</text:p>
          </table:table-cell>
          <table:table-cell office:value-type="float" office:value="179.0798187256" calcext:value-type="float">
            <text:p>179.0798187256</text:p>
          </table:table-cell>
          <table:table-cell office:value-type="float" office:value="-0.0664913359" calcext:value-type="float">
            <text:p>-0.066491335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76003" calcext:value-type="float">
            <text:p>0.00176003</text:p>
          </table:table-cell>
          <table:table-cell office:value-type="float" office:value="-0.0000085045" calcext:value-type="float">
            <text:p>-8.5045E-06</text:p>
          </table:table-cell>
          <table:table-cell office:value-type="float" office:value="1406" calcext:value-type="float">
            <text:p>1406</text:p>
          </table:table-cell>
          <table:table-cell table:formula="of:=[.D1133]*100" office:value-type="float" office:value="-0.01401211" calcext:value-type="float">
            <text:p>-0.01401211</text:p>
          </table:table-cell>
          <table:table-cell table:formula="of:=[.E1133]*100" office:value-type="float" office:value="0.176003" calcext:value-type="float">
            <text:p>0.176003</text:p>
          </table:table-cell>
        </table:table-row>
        <table:table-row table:style-name="ro1">
          <table:table-cell office:value-type="float" office:value="70.43" calcext:value-type="float">
            <text:p>70.43</text:p>
          </table:table-cell>
          <table:table-cell office:value-type="float" office:value="179.0682220459" calcext:value-type="float">
            <text:p>179.0682220459</text:p>
          </table:table-cell>
          <table:table-cell office:value-type="float" office:value="-0.0861871635" calcext:value-type="float">
            <text:p>-0.086187163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7006" calcext:value-type="float">
            <text:p>0.0017006</text:p>
          </table:table-cell>
          <table:table-cell office:value-type="float" office:value="0.0000036991" calcext:value-type="float">
            <text:p>3.6991E-06</text:p>
          </table:table-cell>
          <table:table-cell office:value-type="float" office:value="1407" calcext:value-type="float">
            <text:p>1407</text:p>
          </table:table-cell>
          <table:table-cell table:formula="of:=[.D1134]*100" office:value-type="float" office:value="-0.01401211" calcext:value-type="float">
            <text:p>-0.01401211</text:p>
          </table:table-cell>
          <table:table-cell table:formula="of:=[.E1134]*100" office:value-type="float" office:value="0.17006" calcext:value-type="float">
            <text:p>0.17006</text:p>
          </table:table-cell>
        </table:table-row>
        <table:table-row table:style-name="ro1">
          <table:table-cell office:value-type="float" office:value="70.48" calcext:value-type="float">
            <text:p>70.48</text:p>
          </table:table-cell>
          <table:table-cell office:value-type="float" office:value="179.0701904297" calcext:value-type="float">
            <text:p>179.0701904297</text:p>
          </table:table-cell>
          <table:table-cell office:value-type="float" office:value="-0.1122541287" calcext:value-type="float">
            <text:p>-0.112254128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83475" calcext:value-type="float">
            <text:p>0.00183475</text:p>
          </table:table-cell>
          <table:table-cell office:value-type="float" office:value="0.0000433908" calcext:value-type="float">
            <text:p>4.33908E-05</text:p>
          </table:table-cell>
          <table:table-cell office:value-type="float" office:value="1408" calcext:value-type="float">
            <text:p>1408</text:p>
          </table:table-cell>
          <table:table-cell table:formula="of:=[.D1135]*100" office:value-type="float" office:value="-0.01401211" calcext:value-type="float">
            <text:p>-0.01401211</text:p>
          </table:table-cell>
          <table:table-cell table:formula="of:=[.E1135]*100" office:value-type="float" office:value="0.183475" calcext:value-type="float">
            <text:p>0.183475</text:p>
          </table:table-cell>
        </table:table-row>
        <table:table-row table:style-name="ro1">
          <table:table-cell office:value-type="float" office:value="70.53" calcext:value-type="float">
            <text:p>70.53</text:p>
          </table:table-cell>
          <table:table-cell office:value-type="float" office:value="179.0769042969" calcext:value-type="float">
            <text:p>179.0769042969</text:p>
          </table:table-cell>
          <table:table-cell office:value-type="float" office:value="-0.1018181752" calcext:value-type="float">
            <text:p>-0.101818175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185459" calcext:value-type="float">
            <text:p>0.00185459</text:p>
          </table:table-cell>
          <table:table-cell office:value-type="float" office:value="-0.0000750559" calcext:value-type="float">
            <text:p>-7.50559E-05</text:p>
          </table:table-cell>
          <table:table-cell office:value-type="float" office:value="1409" calcext:value-type="float">
            <text:p>1409</text:p>
          </table:table-cell>
          <table:table-cell table:formula="of:=[.D1136]*100" office:value-type="float" office:value="-0.01401211" calcext:value-type="float">
            <text:p>-0.01401211</text:p>
          </table:table-cell>
          <table:table-cell table:formula="of:=[.E1136]*100" office:value-type="float" office:value="0.185459" calcext:value-type="float">
            <text:p>0.185459</text:p>
          </table:table-cell>
        </table:table-row>
        <table:table-row table:style-name="ro1">
          <table:table-cell office:value-type="float" office:value="70.59" calcext:value-type="float">
            <text:p>70.59</text:p>
          </table:table-cell>
          <table:table-cell office:value-type="float" office:value="179.0671539307" calcext:value-type="float">
            <text:p>179.0671539307</text:p>
          </table:table-cell>
          <table:table-cell office:value-type="float" office:value="-0.1337848198" calcext:value-type="float">
            <text:p>-0.133784819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08088" calcext:value-type="float">
            <text:p>0.00208088</text:p>
          </table:table-cell>
          <table:table-cell office:value-type="float" office:value="-0.0000056581" calcext:value-type="float">
            <text:p>-5.6581E-06</text:p>
          </table:table-cell>
          <table:table-cell office:value-type="float" office:value="1410" calcext:value-type="float">
            <text:p>1410</text:p>
          </table:table-cell>
          <table:table-cell table:formula="of:=[.D1137]*100" office:value-type="float" office:value="-0.01401211" calcext:value-type="float">
            <text:p>-0.01401211</text:p>
          </table:table-cell>
          <table:table-cell table:formula="of:=[.E1137]*100" office:value-type="float" office:value="0.208088" calcext:value-type="float">
            <text:p>0.208088</text:p>
          </table:table-cell>
        </table:table-row>
        <table:table-row table:style-name="ro1">
          <table:table-cell office:value-type="float" office:value="70.64" calcext:value-type="float">
            <text:p>70.64</text:p>
          </table:table-cell>
          <table:table-cell office:value-type="float" office:value="179.0581512451" calcext:value-type="float">
            <text:p>179.0581512451</text:p>
          </table:table-cell>
          <table:table-cell office:value-type="float" office:value="-0.1537523652" calcext:value-type="float">
            <text:p>-0.153752365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36478" calcext:value-type="float">
            <text:p>0.00236478</text:p>
          </table:table-cell>
          <table:table-cell office:value-type="float" office:value="-0.0000856823" calcext:value-type="float">
            <text:p>-8.56823E-05</text:p>
          </table:table-cell>
          <table:table-cell office:value-type="float" office:value="1411" calcext:value-type="float">
            <text:p>1411</text:p>
          </table:table-cell>
          <table:table-cell table:formula="of:=[.D1138]*100" office:value-type="float" office:value="-0.01401211" calcext:value-type="float">
            <text:p>-0.01401211</text:p>
          </table:table-cell>
          <table:table-cell table:formula="of:=[.E1138]*100" office:value-type="float" office:value="0.236478" calcext:value-type="float">
            <text:p>0.236478</text:p>
          </table:table-cell>
        </table:table-row>
        <table:table-row table:style-name="ro1">
          <table:table-cell office:value-type="float" office:value="70.69" calcext:value-type="float">
            <text:p>70.69</text:p>
          </table:table-cell>
          <table:table-cell office:value-type="float" office:value="179.0564422607" calcext:value-type="float">
            <text:p>179.0564422607</text:p>
          </table:table-cell>
          <table:table-cell office:value-type="float" office:value="-0.2076591068" calcext:value-type="float">
            <text:p>-0.207659106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291328" calcext:value-type="float">
            <text:p>0.00291328</text:p>
          </table:table-cell>
          <table:table-cell office:value-type="float" office:value="-0.0000602423" calcext:value-type="float">
            <text:p>-6.02423E-05</text:p>
          </table:table-cell>
          <table:table-cell office:value-type="float" office:value="1412" calcext:value-type="float">
            <text:p>1412</text:p>
          </table:table-cell>
          <table:table-cell table:formula="of:=[.D1139]*100" office:value-type="float" office:value="-0.01401211" calcext:value-type="float">
            <text:p>-0.01401211</text:p>
          </table:table-cell>
          <table:table-cell table:formula="of:=[.E1139]*100" office:value-type="float" office:value="0.291328" calcext:value-type="float">
            <text:p>0.291328</text:p>
          </table:table-cell>
        </table:table-row>
        <table:table-row table:style-name="ro1">
          <table:table-cell office:value-type="float" office:value="70.74" calcext:value-type="float">
            <text:p>70.74</text:p>
          </table:table-cell>
          <table:table-cell office:value-type="float" office:value="179.0584106445" calcext:value-type="float">
            <text:p>179.0584106445</text:p>
          </table:table-cell>
          <table:table-cell office:value-type="float" office:value="-0.1961156525" calcext:value-type="float">
            <text:p>-0.196115652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20185" calcext:value-type="float">
            <text:p>0.00320185</text:p>
          </table:table-cell>
          <table:table-cell office:value-type="float" office:value="-0.0000962199" calcext:value-type="float">
            <text:p>-9.62199E-05</text:p>
          </table:table-cell>
          <table:table-cell office:value-type="float" office:value="1413" calcext:value-type="float">
            <text:p>1413</text:p>
          </table:table-cell>
          <table:table-cell table:formula="of:=[.D1140]*100" office:value-type="float" office:value="-0.01401211" calcext:value-type="float">
            <text:p>-0.01401211</text:p>
          </table:table-cell>
          <table:table-cell table:formula="of:=[.E1140]*100" office:value-type="float" office:value="0.320185" calcext:value-type="float">
            <text:p>0.320185</text:p>
          </table:table-cell>
        </table:table-row>
        <table:table-row table:style-name="ro1">
          <table:table-cell office:value-type="float" office:value="70.79" calcext:value-type="float">
            <text:p>70.79</text:p>
          </table:table-cell>
          <table:table-cell office:value-type="float" office:value="179.0573425293" calcext:value-type="float">
            <text:p>179.0573425293</text:p>
          </table:table-cell>
          <table:table-cell office:value-type="float" office:value="-0.2632245978" calcext:value-type="float">
            <text:p>-0.263224597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84147" calcext:value-type="float">
            <text:p>0.00384147</text:p>
          </table:table-cell>
          <table:table-cell office:value-type="float" office:value="-0.0000831914" calcext:value-type="float">
            <text:p>-8.31914E-05</text:p>
          </table:table-cell>
          <table:table-cell office:value-type="float" office:value="1414" calcext:value-type="float">
            <text:p>1414</text:p>
          </table:table-cell>
          <table:table-cell table:formula="of:=[.D1141]*100" office:value-type="float" office:value="-0.01401211" calcext:value-type="float">
            <text:p>-0.01401211</text:p>
          </table:table-cell>
          <table:table-cell table:formula="of:=[.E1141]*100" office:value-type="float" office:value="0.384147" calcext:value-type="float">
            <text:p>0.384147</text:p>
          </table:table-cell>
        </table:table-row>
        <table:table-row table:style-name="ro1">
          <table:table-cell office:value-type="float" office:value="70.84" calcext:value-type="float">
            <text:p>70.84</text:p>
          </table:table-cell>
          <table:table-cell office:value-type="float" office:value="179.0556030273" calcext:value-type="float">
            <text:p>179.0556030273</text:p>
          </table:table-cell>
          <table:table-cell office:value-type="float" office:value="-0.292374126" calcext:value-type="float">
            <text:p>-0.29237412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462" calcext:value-type="float">
            <text:p>0.004462</text:p>
          </table:table-cell>
          <table:table-cell office:value-type="float" office:value="-0.0000506935" calcext:value-type="float">
            <text:p>-5.06935E-05</text:p>
          </table:table-cell>
          <table:table-cell office:value-type="float" office:value="1415" calcext:value-type="float">
            <text:p>1415</text:p>
          </table:table-cell>
          <table:table-cell table:formula="of:=[.D1142]*100" office:value-type="float" office:value="-0.01401211" calcext:value-type="float">
            <text:p>-0.01401211</text:p>
          </table:table-cell>
          <table:table-cell table:formula="of:=[.E1142]*100" office:value-type="float" office:value="0.4462" calcext:value-type="float">
            <text:p>0.4462</text:p>
          </table:table-cell>
        </table:table-row>
        <table:table-row table:style-name="ro1">
          <table:table-cell office:value-type="float" office:value="70.89" calcext:value-type="float">
            <text:p>70.89</text:p>
          </table:table-cell>
          <table:table-cell office:value-type="float" office:value="179.0460662842" calcext:value-type="float">
            <text:p>179.0460662842</text:p>
          </table:table-cell>
          <table:table-cell office:value-type="float" office:value="-0.2957761463" calcext:value-type="float">
            <text:p>-0.295776146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8982" calcext:value-type="float">
            <text:p>0.0048982</text:p>
          </table:table-cell>
          <table:table-cell office:value-type="float" office:value="-0.000052923" calcext:value-type="float">
            <text:p>-0.000052923</text:p>
          </table:table-cell>
          <table:table-cell office:value-type="float" office:value="1416" calcext:value-type="float">
            <text:p>1416</text:p>
          </table:table-cell>
          <table:table-cell table:formula="of:=[.D1143]*100" office:value-type="float" office:value="-0.01401211" calcext:value-type="float">
            <text:p>-0.01401211</text:p>
          </table:table-cell>
          <table:table-cell table:formula="of:=[.E1143]*100" office:value-type="float" office:value="0.48982" calcext:value-type="float">
            <text:p>0.48982</text:p>
          </table:table-cell>
        </table:table-row>
        <table:table-row table:style-name="ro1">
          <table:table-cell office:value-type="float" office:value="70.94" calcext:value-type="float">
            <text:p>70.94</text:p>
          </table:table-cell>
          <table:table-cell office:value-type="float" office:value="179.0358428955" calcext:value-type="float">
            <text:p>179.0358428955</text:p>
          </table:table-cell>
          <table:table-cell office:value-type="float" office:value="-0.2880250217" calcext:value-type="float">
            <text:p>-0.288025021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1372" calcext:value-type="float">
            <text:p>0.0051372</text:p>
          </table:table-cell>
          <table:table-cell office:value-type="float" office:value="-0.0002535062" calcext:value-type="float">
            <text:p>-0.0002535062</text:p>
          </table:table-cell>
          <table:table-cell office:value-type="float" office:value="1417" calcext:value-type="float">
            <text:p>1417</text:p>
          </table:table-cell>
          <table:table-cell table:formula="of:=[.D1144]*100" office:value-type="float" office:value="-0.01401211" calcext:value-type="float">
            <text:p>-0.01401211</text:p>
          </table:table-cell>
          <table:table-cell table:formula="of:=[.E1144]*100" office:value-type="float" office:value="0.51372" calcext:value-type="float">
            <text:p>0.51372</text:p>
          </table:table-cell>
        </table:table-row>
        <table:table-row table:style-name="ro1">
          <table:table-cell office:value-type="float" office:value="70.99" calcext:value-type="float">
            <text:p>70.99</text:p>
          </table:table-cell>
          <table:table-cell office:value-type="float" office:value="179.0381317139" calcext:value-type="float">
            <text:p>179.0381317139</text:p>
          </table:table-cell>
          <table:table-cell office:value-type="float" office:value="-0.2875322993" calcext:value-type="float">
            <text:p>-0.287532299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29319" calcext:value-type="float">
            <text:p>0.00529319</text:p>
          </table:table-cell>
          <table:table-cell office:value-type="float" office:value="-0.0002395237" calcext:value-type="float">
            <text:p>-0.0002395237</text:p>
          </table:table-cell>
          <table:table-cell office:value-type="float" office:value="1418" calcext:value-type="float">
            <text:p>1418</text:p>
          </table:table-cell>
          <table:table-cell table:formula="of:=[.D1145]*100" office:value-type="float" office:value="-0.01401211" calcext:value-type="float">
            <text:p>-0.01401211</text:p>
          </table:table-cell>
          <table:table-cell table:formula="of:=[.E1145]*100" office:value-type="float" office:value="0.529319" calcext:value-type="float">
            <text:p>0.529319</text:p>
          </table:table-cell>
        </table:table-row>
        <table:table-row table:style-name="ro1">
          <table:table-cell office:value-type="float" office:value="71.04" calcext:value-type="float">
            <text:p>71.04</text:p>
          </table:table-cell>
          <table:table-cell office:value-type="float" office:value="179.0330963135" calcext:value-type="float">
            <text:p>179.0330963135</text:p>
          </table:table-cell>
          <table:table-cell office:value-type="float" office:value="-0.2814449918" calcext:value-type="float">
            <text:p>-0.281444991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35657" calcext:value-type="float">
            <text:p>0.00535657</text:p>
          </table:table-cell>
          <table:table-cell office:value-type="float" office:value="-0.000165836" calcext:value-type="float">
            <text:p>-0.000165836</text:p>
          </table:table-cell>
          <table:table-cell office:value-type="float" office:value="1419" calcext:value-type="float">
            <text:p>1419</text:p>
          </table:table-cell>
          <table:table-cell table:formula="of:=[.D1146]*100" office:value-type="float" office:value="-0.01401211" calcext:value-type="float">
            <text:p>-0.01401211</text:p>
          </table:table-cell>
          <table:table-cell table:formula="of:=[.E1146]*100" office:value-type="float" office:value="0.535657" calcext:value-type="float">
            <text:p>0.535657</text:p>
          </table:table-cell>
        </table:table-row>
        <table:table-row table:style-name="ro1">
          <table:table-cell office:value-type="float" office:value="71.09" calcext:value-type="float">
            <text:p>71.09</text:p>
          </table:table-cell>
          <table:table-cell office:value-type="float" office:value="179.0361938477" calcext:value-type="float">
            <text:p>179.0361938477</text:p>
          </table:table-cell>
          <table:table-cell office:value-type="float" office:value="-0.3165351352" calcext:value-type="float">
            <text:p>-0.316535135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63269" calcext:value-type="float">
            <text:p>0.00563269</text:p>
          </table:table-cell>
          <table:table-cell office:value-type="float" office:value="-0.0000142011" calcext:value-type="float">
            <text:p>-1.42011E-05</text:p>
          </table:table-cell>
          <table:table-cell office:value-type="float" office:value="1420" calcext:value-type="float">
            <text:p>1420</text:p>
          </table:table-cell>
          <table:table-cell table:formula="of:=[.D1147]*100" office:value-type="float" office:value="-0.01401211" calcext:value-type="float">
            <text:p>-0.01401211</text:p>
          </table:table-cell>
          <table:table-cell table:formula="of:=[.E1147]*100" office:value-type="float" office:value="0.563269" calcext:value-type="float">
            <text:p>0.563269</text:p>
          </table:table-cell>
        </table:table-row>
        <table:table-row table:style-name="ro1">
          <table:table-cell office:value-type="float" office:value="71.14" calcext:value-type="float">
            <text:p>71.14</text:p>
          </table:table-cell>
          <table:table-cell office:value-type="float" office:value="179.0391387939" calcext:value-type="float">
            <text:p>179.0391387939</text:p>
          </table:table-cell>
          <table:table-cell office:value-type="float" office:value="-0.2889512217" calcext:value-type="float">
            <text:p>-0.288951221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63284" calcext:value-type="float">
            <text:p>0.00563284</text:p>
          </table:table-cell>
          <table:table-cell office:value-type="float" office:value="-0.0000776566" calcext:value-type="float">
            <text:p>-7.76566E-05</text:p>
          </table:table-cell>
          <table:table-cell office:value-type="float" office:value="1421" calcext:value-type="float">
            <text:p>1421</text:p>
          </table:table-cell>
          <table:table-cell table:formula="of:=[.D1148]*100" office:value-type="float" office:value="-0.01401211" calcext:value-type="float">
            <text:p>-0.01401211</text:p>
          </table:table-cell>
          <table:table-cell table:formula="of:=[.E1148]*100" office:value-type="float" office:value="0.563284" calcext:value-type="float">
            <text:p>0.563284</text:p>
          </table:table-cell>
        </table:table-row>
        <table:table-row table:style-name="ro1">
          <table:table-cell office:value-type="float" office:value="71.19" calcext:value-type="float">
            <text:p>71.19</text:p>
          </table:table-cell>
          <table:table-cell office:value-type="float" office:value="179.0481719971" calcext:value-type="float">
            <text:p>179.0481719971</text:p>
          </table:table-cell>
          <table:table-cell office:value-type="float" office:value="-0.2890304196" calcext:value-type="float">
            <text:p>-0.289030419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63346" calcext:value-type="float">
            <text:p>0.00563346</text:p>
          </table:table-cell>
          <table:table-cell office:value-type="float" office:value="-0.000089668" calcext:value-type="float">
            <text:p>-0.000089668</text:p>
          </table:table-cell>
          <table:table-cell office:value-type="float" office:value="1422" calcext:value-type="float">
            <text:p>1422</text:p>
          </table:table-cell>
          <table:table-cell table:formula="of:=[.D1149]*100" office:value-type="float" office:value="-0.01401211" calcext:value-type="float">
            <text:p>-0.01401211</text:p>
          </table:table-cell>
          <table:table-cell table:formula="of:=[.E1149]*100" office:value-type="float" office:value="0.563346" calcext:value-type="float">
            <text:p>0.563346</text:p>
          </table:table-cell>
        </table:table-row>
        <table:table-row table:style-name="ro1">
          <table:table-cell office:value-type="float" office:value="71.24" calcext:value-type="float">
            <text:p>71.24</text:p>
          </table:table-cell>
          <table:table-cell office:value-type="float" office:value="179.052520752" calcext:value-type="float">
            <text:p>179.052520752</text:p>
          </table:table-cell>
          <table:table-cell office:value-type="float" office:value="-0.2599685408" calcext:value-type="float">
            <text:p>-0.259968540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44017" calcext:value-type="float">
            <text:p>0.00544017</text:p>
          </table:table-cell>
          <table:table-cell office:value-type="float" office:value="-0.0001750089" calcext:value-type="float">
            <text:p>-0.0001750089</text:p>
          </table:table-cell>
          <table:table-cell office:value-type="float" office:value="1423" calcext:value-type="float">
            <text:p>1423</text:p>
          </table:table-cell>
          <table:table-cell table:formula="of:=[.D1150]*100" office:value-type="float" office:value="-0.01401211" calcext:value-type="float">
            <text:p>-0.01401211</text:p>
          </table:table-cell>
          <table:table-cell table:formula="of:=[.E1150]*100" office:value-type="float" office:value="0.544017" calcext:value-type="float">
            <text:p>0.544017</text:p>
          </table:table-cell>
        </table:table-row>
        <table:table-row table:style-name="ro1">
          <table:table-cell office:value-type="float" office:value="71.29" calcext:value-type="float">
            <text:p>71.29</text:p>
          </table:table-cell>
          <table:table-cell office:value-type="float" office:value="179.0493621826" calcext:value-type="float">
            <text:p>179.0493621826</text:p>
          </table:table-cell>
          <table:table-cell office:value-type="float" office:value="-0.2765456236" calcext:value-type="float">
            <text:p>-0.276545623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42185" calcext:value-type="float">
            <text:p>0.00542185</text:p>
          </table:table-cell>
          <table:table-cell office:value-type="float" office:value="0.0000276668" calcext:value-type="float">
            <text:p>2.76668E-05</text:p>
          </table:table-cell>
          <table:table-cell office:value-type="float" office:value="1424" calcext:value-type="float">
            <text:p>1424</text:p>
          </table:table-cell>
          <table:table-cell table:formula="of:=[.D1151]*100" office:value-type="float" office:value="-0.01401211" calcext:value-type="float">
            <text:p>-0.01401211</text:p>
          </table:table-cell>
          <table:table-cell table:formula="of:=[.E1151]*100" office:value-type="float" office:value="0.542185" calcext:value-type="float">
            <text:p>0.542185</text:p>
          </table:table-cell>
        </table:table-row>
        <table:table-row table:style-name="ro1">
          <table:table-cell office:value-type="float" office:value="71.34" calcext:value-type="float">
            <text:p>71.34</text:p>
          </table:table-cell>
          <table:table-cell office:value-type="float" office:value="179.050201416" calcext:value-type="float">
            <text:p>179.050201416</text:p>
          </table:table-cell>
          <table:table-cell office:value-type="float" office:value="-0.2412032809" calcext:value-type="float">
            <text:p>-0.241203280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17407" calcext:value-type="float">
            <text:p>0.00517407</text:p>
          </table:table-cell>
          <table:table-cell office:value-type="float" office:value="-0.00000599" calcext:value-type="float">
            <text:p>-0.00000599</text:p>
          </table:table-cell>
          <table:table-cell office:value-type="float" office:value="1425" calcext:value-type="float">
            <text:p>1425</text:p>
          </table:table-cell>
          <table:table-cell table:formula="of:=[.D1152]*100" office:value-type="float" office:value="-0.01401211" calcext:value-type="float">
            <text:p>-0.01401211</text:p>
          </table:table-cell>
          <table:table-cell table:formula="of:=[.E1152]*100" office:value-type="float" office:value="0.517407" calcext:value-type="float">
            <text:p>0.517407</text:p>
          </table:table-cell>
        </table:table-row>
        <table:table-row table:style-name="ro1">
          <table:table-cell office:value-type="float" office:value="71.39" calcext:value-type="float">
            <text:p>71.39</text:p>
          </table:table-cell>
          <table:table-cell office:value-type="float" office:value="179.0465698242" calcext:value-type="float">
            <text:p>179.0465698242</text:p>
          </table:table-cell>
          <table:table-cell office:value-type="float" office:value="-0.230744498" calcext:value-type="float">
            <text:p>-0.23074449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93924" calcext:value-type="float">
            <text:p>0.00493924</text:p>
          </table:table-cell>
          <table:table-cell office:value-type="float" office:value="-0.0001095359" calcext:value-type="float">
            <text:p>-0.0001095359</text:p>
          </table:table-cell>
          <table:table-cell office:value-type="float" office:value="1426" calcext:value-type="float">
            <text:p>1426</text:p>
          </table:table-cell>
          <table:table-cell table:formula="of:=[.D1153]*100" office:value-type="float" office:value="-0.01401211" calcext:value-type="float">
            <text:p>-0.01401211</text:p>
          </table:table-cell>
          <table:table-cell table:formula="of:=[.E1153]*100" office:value-type="float" office:value="0.493924" calcext:value-type="float">
            <text:p>0.493924</text:p>
          </table:table-cell>
        </table:table-row>
        <table:table-row table:style-name="ro1">
          <table:table-cell office:value-type="float" office:value="71.44" calcext:value-type="float">
            <text:p>71.44</text:p>
          </table:table-cell>
          <table:table-cell office:value-type="float" office:value="179.0453186035" calcext:value-type="float">
            <text:p>179.0453186035</text:p>
          </table:table-cell>
          <table:table-cell office:value-type="float" office:value="-0.249004603" calcext:value-type="float">
            <text:p>-0.24900460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90446" calcext:value-type="float">
            <text:p>0.00490446</text:p>
          </table:table-cell>
          <table:table-cell office:value-type="float" office:value="0.0000797596" calcext:value-type="float">
            <text:p>7.97596E-05</text:p>
          </table:table-cell>
          <table:table-cell office:value-type="float" office:value="1427" calcext:value-type="float">
            <text:p>1427</text:p>
          </table:table-cell>
          <table:table-cell table:formula="of:=[.D1154]*100" office:value-type="float" office:value="-0.01401211" calcext:value-type="float">
            <text:p>-0.01401211</text:p>
          </table:table-cell>
          <table:table-cell table:formula="of:=[.E1154]*100" office:value-type="float" office:value="0.490446" calcext:value-type="float">
            <text:p>0.490446</text:p>
          </table:table-cell>
        </table:table-row>
        <table:table-row table:style-name="ro1">
          <table:table-cell office:value-type="float" office:value="71.49" calcext:value-type="float">
            <text:p>71.49</text:p>
          </table:table-cell>
          <table:table-cell office:value-type="float" office:value="179.0403442383" calcext:value-type="float">
            <text:p>179.0403442383</text:p>
          </table:table-cell>
          <table:table-cell office:value-type="float" office:value="-0.2221231645" calcext:value-type="float">
            <text:p>-0.222123164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70211" calcext:value-type="float">
            <text:p>0.00470211</text:p>
          </table:table-cell>
          <table:table-cell office:value-type="float" office:value="-0.0000809693" calcext:value-type="float">
            <text:p>-8.09693E-05</text:p>
          </table:table-cell>
          <table:table-cell office:value-type="float" office:value="1428" calcext:value-type="float">
            <text:p>1428</text:p>
          </table:table-cell>
          <table:table-cell table:formula="of:=[.D1155]*100" office:value-type="float" office:value="-0.01401211" calcext:value-type="float">
            <text:p>-0.01401211</text:p>
          </table:table-cell>
          <table:table-cell table:formula="of:=[.E1155]*100" office:value-type="float" office:value="0.470211" calcext:value-type="float">
            <text:p>0.470211</text:p>
          </table:table-cell>
        </table:table-row>
        <table:table-row table:style-name="ro1">
          <table:table-cell office:value-type="float" office:value="71.54" calcext:value-type="float">
            <text:p>71.54</text:p>
          </table:table-cell>
          <table:table-cell office:value-type="float" office:value="179.039932251" calcext:value-type="float">
            <text:p>179.039932251</text:p>
          </table:table-cell>
          <table:table-cell office:value-type="float" office:value="-0.2142539174" calcext:value-type="float">
            <text:p>-0.214253917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51481" calcext:value-type="float">
            <text:p>0.00451481</text:p>
          </table:table-cell>
          <table:table-cell office:value-type="float" office:value="-0.0000884102" calcext:value-type="float">
            <text:p>-8.84102E-05</text:p>
          </table:table-cell>
          <table:table-cell office:value-type="float" office:value="1429" calcext:value-type="float">
            <text:p>1429</text:p>
          </table:table-cell>
          <table:table-cell table:formula="of:=[.D1156]*100" office:value-type="float" office:value="-0.01401211" calcext:value-type="float">
            <text:p>-0.01401211</text:p>
          </table:table-cell>
          <table:table-cell table:formula="of:=[.E1156]*100" office:value-type="float" office:value="0.451481" calcext:value-type="float">
            <text:p>0.451481</text:p>
          </table:table-cell>
        </table:table-row>
        <table:table-row table:style-name="ro1">
          <table:table-cell office:value-type="float" office:value="71.59" calcext:value-type="float">
            <text:p>71.59</text:p>
          </table:table-cell>
          <table:table-cell office:value-type="float" office:value="179.0411071777" calcext:value-type="float">
            <text:p>179.0411071777</text:p>
          </table:table-cell>
          <table:table-cell office:value-type="float" office:value="-0.1928365336" calcext:value-type="float">
            <text:p>-0.192836533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24723" calcext:value-type="float">
            <text:p>0.00424723</text:p>
          </table:table-cell>
          <table:table-cell office:value-type="float" office:value="-0.0000790331" calcext:value-type="float">
            <text:p>-7.90331E-05</text:p>
          </table:table-cell>
          <table:table-cell office:value-type="float" office:value="1430" calcext:value-type="float">
            <text:p>1430</text:p>
          </table:table-cell>
          <table:table-cell table:formula="of:=[.D1157]*100" office:value-type="float" office:value="-0.01401211" calcext:value-type="float">
            <text:p>-0.01401211</text:p>
          </table:table-cell>
          <table:table-cell table:formula="of:=[.E1157]*100" office:value-type="float" office:value="0.424723" calcext:value-type="float">
            <text:p>0.424723</text:p>
          </table:table-cell>
        </table:table-row>
        <table:table-row table:style-name="ro1">
          <table:table-cell office:value-type="float" office:value="71.64" calcext:value-type="float">
            <text:p>71.64</text:p>
          </table:table-cell>
          <table:table-cell office:value-type="float" office:value="179.0299835205" calcext:value-type="float">
            <text:p>179.0299835205</text:p>
          </table:table-cell>
          <table:table-cell office:value-type="float" office:value="-0.2001827989" calcext:value-type="float">
            <text:p>-0.200182798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11789" calcext:value-type="float">
            <text:p>0.00411789</text:p>
          </table:table-cell>
          <table:table-cell office:value-type="float" office:value="-0.0000264095" calcext:value-type="float">
            <text:p>-2.64095E-05</text:p>
          </table:table-cell>
          <table:table-cell office:value-type="float" office:value="1431" calcext:value-type="float">
            <text:p>1431</text:p>
          </table:table-cell>
          <table:table-cell table:formula="of:=[.D1158]*100" office:value-type="float" office:value="-0.01401211" calcext:value-type="float">
            <text:p>-0.01401211</text:p>
          </table:table-cell>
          <table:table-cell table:formula="of:=[.E1158]*100" office:value-type="float" office:value="0.411789" calcext:value-type="float">
            <text:p>0.411789</text:p>
          </table:table-cell>
        </table:table-row>
        <table:table-row table:style-name="ro1">
          <table:table-cell office:value-type="float" office:value="71.69" calcext:value-type="float">
            <text:p>71.69</text:p>
          </table:table-cell>
          <table:table-cell office:value-type="float" office:value="179.0246582031" calcext:value-type="float">
            <text:p>179.0246582031</text:p>
          </table:table-cell>
          <table:table-cell office:value-type="float" office:value="-0.1899474543" calcext:value-type="float">
            <text:p>-0.189947454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96348" calcext:value-type="float">
            <text:p>0.00396348</text:p>
          </table:table-cell>
          <table:table-cell office:value-type="float" office:value="-0.0001573511" calcext:value-type="float">
            <text:p>-0.0001573511</text:p>
          </table:table-cell>
          <table:table-cell office:value-type="float" office:value="1432" calcext:value-type="float">
            <text:p>1432</text:p>
          </table:table-cell>
          <table:table-cell table:formula="of:=[.D1159]*100" office:value-type="float" office:value="-0.01401211" calcext:value-type="float">
            <text:p>-0.01401211</text:p>
          </table:table-cell>
          <table:table-cell table:formula="of:=[.E1159]*100" office:value-type="float" office:value="0.396348" calcext:value-type="float">
            <text:p>0.396348</text:p>
          </table:table-cell>
        </table:table-row>
        <table:table-row table:style-name="ro1">
          <table:table-cell office:value-type="float" office:value="71.74" calcext:value-type="float">
            <text:p>71.74</text:p>
          </table:table-cell>
          <table:table-cell office:value-type="float" office:value="179.017791748" calcext:value-type="float">
            <text:p>179.017791748</text:p>
          </table:table-cell>
          <table:table-cell office:value-type="float" office:value="-0.2160841642" calcext:value-type="float">
            <text:p>-0.216084164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03479" calcext:value-type="float">
            <text:p>0.00403479</text:p>
          </table:table-cell>
          <table:table-cell office:value-type="float" office:value="0.0000109043" calcext:value-type="float">
            <text:p>1.09043E-05</text:p>
          </table:table-cell>
          <table:table-cell office:value-type="float" office:value="1433" calcext:value-type="float">
            <text:p>1433</text:p>
          </table:table-cell>
          <table:table-cell table:formula="of:=[.D1160]*100" office:value-type="float" office:value="-0.01401211" calcext:value-type="float">
            <text:p>-0.01401211</text:p>
          </table:table-cell>
          <table:table-cell table:formula="of:=[.E1160]*100" office:value-type="float" office:value="0.403479" calcext:value-type="float">
            <text:p>0.403479</text:p>
          </table:table-cell>
        </table:table-row>
        <table:table-row table:style-name="ro1">
          <table:table-cell office:value-type="float" office:value="71.79" calcext:value-type="float">
            <text:p>71.79</text:p>
          </table:table-cell>
          <table:table-cell office:value-type="float" office:value="179.028717041" calcext:value-type="float">
            <text:p>179.028717041</text:p>
          </table:table-cell>
          <table:table-cell office:value-type="float" office:value="-0.196436739" calcext:value-type="float">
            <text:p>-0.19643673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95136" calcext:value-type="float">
            <text:p>0.00395136</text:p>
          </table:table-cell>
          <table:table-cell office:value-type="float" office:value="-0.0001643645" calcext:value-type="float">
            <text:p>-0.0001643645</text:p>
          </table:table-cell>
          <table:table-cell office:value-type="float" office:value="1434" calcext:value-type="float">
            <text:p>1434</text:p>
          </table:table-cell>
          <table:table-cell table:formula="of:=[.D1161]*100" office:value-type="float" office:value="-0.01401211" calcext:value-type="float">
            <text:p>-0.01401211</text:p>
          </table:table-cell>
          <table:table-cell table:formula="of:=[.E1161]*100" office:value-type="float" office:value="0.395136" calcext:value-type="float">
            <text:p>0.395136</text:p>
          </table:table-cell>
        </table:table-row>
        <table:table-row table:style-name="ro1">
          <table:table-cell office:value-type="float" office:value="71.84" calcext:value-type="float">
            <text:p>71.84</text:p>
          </table:table-cell>
          <table:table-cell office:value-type="float" office:value="179.0168609619" calcext:value-type="float">
            <text:p>179.0168609619</text:p>
          </table:table-cell>
          <table:table-cell office:value-type="float" office:value="-0.180268526" calcext:value-type="float">
            <text:p>-0.18026852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78798" calcext:value-type="float">
            <text:p>0.00378798</text:p>
          </table:table-cell>
          <table:table-cell office:value-type="float" office:value="-0.0001056044" calcext:value-type="float">
            <text:p>-0.0001056044</text:p>
          </table:table-cell>
          <table:table-cell office:value-type="float" office:value="1435" calcext:value-type="float">
            <text:p>1435</text:p>
          </table:table-cell>
          <table:table-cell table:formula="of:=[.D1162]*100" office:value-type="float" office:value="-0.01401211" calcext:value-type="float">
            <text:p>-0.01401211</text:p>
          </table:table-cell>
          <table:table-cell table:formula="of:=[.E1162]*100" office:value-type="float" office:value="0.378798" calcext:value-type="float">
            <text:p>0.378798</text:p>
          </table:table-cell>
        </table:table-row>
        <table:table-row table:style-name="ro1">
          <table:table-cell office:value-type="float" office:value="71.89" calcext:value-type="float">
            <text:p>71.89</text:p>
          </table:table-cell>
          <table:table-cell office:value-type="float" office:value="179.0294189453" calcext:value-type="float">
            <text:p>179.0294189453</text:p>
          </table:table-cell>
          <table:table-cell office:value-type="float" office:value="-0.2142608036" calcext:value-type="float">
            <text:p>-0.214260803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90569" calcext:value-type="float">
            <text:p>0.00390569</text:p>
          </table:table-cell>
          <table:table-cell office:value-type="float" office:value="0.0000130621" calcext:value-type="float">
            <text:p>1.30621E-05</text:p>
          </table:table-cell>
          <table:table-cell office:value-type="float" office:value="1436" calcext:value-type="float">
            <text:p>1436</text:p>
          </table:table-cell>
          <table:table-cell table:formula="of:=[.D1163]*100" office:value-type="float" office:value="-0.01401211" calcext:value-type="float">
            <text:p>-0.01401211</text:p>
          </table:table-cell>
          <table:table-cell table:formula="of:=[.E1163]*100" office:value-type="float" office:value="0.390569" calcext:value-type="float">
            <text:p>0.390569</text:p>
          </table:table-cell>
        </table:table-row>
        <table:table-row table:style-name="ro1">
          <table:table-cell office:value-type="float" office:value="71.94" calcext:value-type="float">
            <text:p>71.94</text:p>
          </table:table-cell>
          <table:table-cell office:value-type="float" office:value="179.0361175537" calcext:value-type="float">
            <text:p>179.0361175537</text:p>
          </table:table-cell>
          <table:table-cell office:value-type="float" office:value="-0.2074289035" calcext:value-type="float">
            <text:p>-0.207428903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93859" calcext:value-type="float">
            <text:p>0.00393859</text:p>
          </table:table-cell>
          <table:table-cell office:value-type="float" office:value="-0.0000758922" calcext:value-type="float">
            <text:p>-7.58922E-05</text:p>
          </table:table-cell>
          <table:table-cell office:value-type="float" office:value="1437" calcext:value-type="float">
            <text:p>1437</text:p>
          </table:table-cell>
          <table:table-cell table:formula="of:=[.D1164]*100" office:value-type="float" office:value="-0.01401211" calcext:value-type="float">
            <text:p>-0.01401211</text:p>
          </table:table-cell>
          <table:table-cell table:formula="of:=[.E1164]*100" office:value-type="float" office:value="0.393859" calcext:value-type="float">
            <text:p>0.393859</text:p>
          </table:table-cell>
        </table:table-row>
        <table:table-row table:style-name="ro1">
          <table:table-cell office:value-type="float" office:value="71.99" calcext:value-type="float">
            <text:p>71.99</text:p>
          </table:table-cell>
          <table:table-cell office:value-type="float" office:value="179.0448760986" calcext:value-type="float">
            <text:p>179.0448760986</text:p>
          </table:table-cell>
          <table:table-cell office:value-type="float" office:value="-0.2102716691" calcext:value-type="float">
            <text:p>-0.210271669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97947" calcext:value-type="float">
            <text:p>0.00397947</text:p>
          </table:table-cell>
          <table:table-cell office:value-type="float" office:value="-0.0000248297" calcext:value-type="float">
            <text:p>-2.48297E-05</text:p>
          </table:table-cell>
          <table:table-cell office:value-type="float" office:value="1438" calcext:value-type="float">
            <text:p>1438</text:p>
          </table:table-cell>
          <table:table-cell table:formula="of:=[.D1165]*100" office:value-type="float" office:value="-0.01401211" calcext:value-type="float">
            <text:p>-0.01401211</text:p>
          </table:table-cell>
          <table:table-cell table:formula="of:=[.E1165]*100" office:value-type="float" office:value="0.397947" calcext:value-type="float">
            <text:p>0.397947</text:p>
          </table:table-cell>
        </table:table-row>
        <table:table-row table:style-name="ro1">
          <table:table-cell office:value-type="float" office:value="72.04" calcext:value-type="float">
            <text:p>72.04</text:p>
          </table:table-cell>
          <table:table-cell office:value-type="float" office:value="179.0466766357" calcext:value-type="float">
            <text:p>179.0466766357</text:p>
          </table:table-cell>
          <table:table-cell office:value-type="float" office:value="-0.2388322271" calcext:value-type="float">
            <text:p>-0.238832227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19708" calcext:value-type="float">
            <text:p>0.00419708</text:p>
          </table:table-cell>
          <table:table-cell office:value-type="float" office:value="-0.0000986023" calcext:value-type="float">
            <text:p>-9.86023E-05</text:p>
          </table:table-cell>
          <table:table-cell office:value-type="float" office:value="1439" calcext:value-type="float">
            <text:p>1439</text:p>
          </table:table-cell>
          <table:table-cell table:formula="of:=[.D1166]*100" office:value-type="float" office:value="-0.01401211" calcext:value-type="float">
            <text:p>-0.01401211</text:p>
          </table:table-cell>
          <table:table-cell table:formula="of:=[.E1166]*100" office:value-type="float" office:value="0.419708" calcext:value-type="float">
            <text:p>0.419708</text:p>
          </table:table-cell>
        </table:table-row>
        <table:table-row table:style-name="ro1">
          <table:table-cell office:value-type="float" office:value="72.09" calcext:value-type="float">
            <text:p>72.09</text:p>
          </table:table-cell>
          <table:table-cell office:value-type="float" office:value="179.0513153076" calcext:value-type="float">
            <text:p>179.0513153076</text:p>
          </table:table-cell>
          <table:table-cell office:value-type="float" office:value="-0.1846888047" calcext:value-type="float">
            <text:p>-0.184688804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398119" calcext:value-type="float">
            <text:p>0.00398119</text:p>
          </table:table-cell>
          <table:table-cell office:value-type="float" office:value="-0.0001379984" calcext:value-type="float">
            <text:p>-0.0001379984</text:p>
          </table:table-cell>
          <table:table-cell office:value-type="float" office:value="1440" calcext:value-type="float">
            <text:p>1440</text:p>
          </table:table-cell>
          <table:table-cell table:formula="of:=[.D1167]*100" office:value-type="float" office:value="-0.01401211" calcext:value-type="float">
            <text:p>-0.01401211</text:p>
          </table:table-cell>
          <table:table-cell table:formula="of:=[.E1167]*100" office:value-type="float" office:value="0.398119" calcext:value-type="float">
            <text:p>0.398119</text:p>
          </table:table-cell>
        </table:table-row>
        <table:table-row table:style-name="ro1">
          <table:table-cell office:value-type="float" office:value="72.14" calcext:value-type="float">
            <text:p>72.14</text:p>
          </table:table-cell>
          <table:table-cell office:value-type="float" office:value="179.0607452393" calcext:value-type="float">
            <text:p>179.0607452393</text:p>
          </table:table-cell>
          <table:table-cell office:value-type="float" office:value="-0.2308919623" calcext:value-type="float">
            <text:p>-0.230891962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1453" calcext:value-type="float">
            <text:p>0.0041453</text:p>
          </table:table-cell>
          <table:table-cell office:value-type="float" office:value="-0.0001018423" calcext:value-type="float">
            <text:p>-0.0001018423</text:p>
          </table:table-cell>
          <table:table-cell office:value-type="float" office:value="1441" calcext:value-type="float">
            <text:p>1441</text:p>
          </table:table-cell>
          <table:table-cell table:formula="of:=[.D1168]*100" office:value-type="float" office:value="-0.01401211" calcext:value-type="float">
            <text:p>-0.01401211</text:p>
          </table:table-cell>
          <table:table-cell table:formula="of:=[.E1168]*100" office:value-type="float" office:value="0.41453" calcext:value-type="float">
            <text:p>0.41453</text:p>
          </table:table-cell>
        </table:table-row>
        <table:table-row table:style-name="ro1">
          <table:table-cell office:value-type="float" office:value="72.19" calcext:value-type="float">
            <text:p>72.19</text:p>
          </table:table-cell>
          <table:table-cell office:value-type="float" office:value="179.0599212646" calcext:value-type="float">
            <text:p>179.0599212646</text:p>
          </table:table-cell>
          <table:table-cell office:value-type="float" office:value="-0.2445310094" calcext:value-type="float">
            <text:p>-0.244531009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34557" calcext:value-type="float">
            <text:p>0.00434557</text:p>
          </table:table-cell>
          <table:table-cell office:value-type="float" office:value="0.0000298387" calcext:value-type="float">
            <text:p>2.98387E-05</text:p>
          </table:table-cell>
          <table:table-cell office:value-type="float" office:value="1442" calcext:value-type="float">
            <text:p>1442</text:p>
          </table:table-cell>
          <table:table-cell table:formula="of:=[.D1169]*100" office:value-type="float" office:value="-0.01401211" calcext:value-type="float">
            <text:p>-0.01401211</text:p>
          </table:table-cell>
          <table:table-cell table:formula="of:=[.E1169]*100" office:value-type="float" office:value="0.434557" calcext:value-type="float">
            <text:p>0.434557</text:p>
          </table:table-cell>
        </table:table-row>
        <table:table-row table:style-name="ro1">
          <table:table-cell office:value-type="float" office:value="72.24" calcext:value-type="float">
            <text:p>72.24</text:p>
          </table:table-cell>
          <table:table-cell office:value-type="float" office:value="179.0720062256" calcext:value-type="float">
            <text:p>179.0720062256</text:p>
          </table:table-cell>
          <table:table-cell office:value-type="float" office:value="-0.2389644608" calcext:value-type="float">
            <text:p>-0.238964460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44193" calcext:value-type="float">
            <text:p>0.00444193</text:p>
          </table:table-cell>
          <table:table-cell office:value-type="float" office:value="-0.0000734068" calcext:value-type="float">
            <text:p>-7.34068E-05</text:p>
          </table:table-cell>
          <table:table-cell office:value-type="float" office:value="1443" calcext:value-type="float">
            <text:p>1443</text:p>
          </table:table-cell>
          <table:table-cell table:formula="of:=[.D1170]*100" office:value-type="float" office:value="-0.01401211" calcext:value-type="float">
            <text:p>-0.01401211</text:p>
          </table:table-cell>
          <table:table-cell table:formula="of:=[.E1170]*100" office:value-type="float" office:value="0.444193" calcext:value-type="float">
            <text:p>0.444193</text:p>
          </table:table-cell>
        </table:table-row>
        <table:table-row table:style-name="ro1">
          <table:table-cell office:value-type="float" office:value="72.29" calcext:value-type="float">
            <text:p>72.29</text:p>
          </table:table-cell>
          <table:table-cell office:value-type="float" office:value="179.0753631592" calcext:value-type="float">
            <text:p>179.0753631592</text:p>
          </table:table-cell>
          <table:table-cell office:value-type="float" office:value="-0.2318379111" calcext:value-type="float">
            <text:p>-0.231837911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45863" calcext:value-type="float">
            <text:p>0.00445863</text:p>
          </table:table-cell>
          <table:table-cell office:value-type="float" office:value="-0.0000579395" calcext:value-type="float">
            <text:p>-5.79395E-05</text:p>
          </table:table-cell>
          <table:table-cell office:value-type="float" office:value="1444" calcext:value-type="float">
            <text:p>1444</text:p>
          </table:table-cell>
          <table:table-cell table:formula="of:=[.D1171]*100" office:value-type="float" office:value="-0.01401211" calcext:value-type="float">
            <text:p>-0.01401211</text:p>
          </table:table-cell>
          <table:table-cell table:formula="of:=[.E1171]*100" office:value-type="float" office:value="0.445863" calcext:value-type="float">
            <text:p>0.445863</text:p>
          </table:table-cell>
        </table:table-row>
        <table:table-row table:style-name="ro1">
          <table:table-cell office:value-type="float" office:value="72.34" calcext:value-type="float">
            <text:p>72.34</text:p>
          </table:table-cell>
          <table:table-cell office:value-type="float" office:value="179.0715637207" calcext:value-type="float">
            <text:p>179.0715637207</text:p>
          </table:table-cell>
          <table:table-cell office:value-type="float" office:value="-0.2660565231" calcext:value-type="float">
            <text:p>-0.266056523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69785" calcext:value-type="float">
            <text:p>0.00469785</text:p>
          </table:table-cell>
          <table:table-cell office:value-type="float" office:value="0.000071143" calcext:value-type="float">
            <text:p>0.000071143</text:p>
          </table:table-cell>
          <table:table-cell office:value-type="float" office:value="1445" calcext:value-type="float">
            <text:p>1445</text:p>
          </table:table-cell>
          <table:table-cell table:formula="of:=[.D1172]*100" office:value-type="float" office:value="-0.01401211" calcext:value-type="float">
            <text:p>-0.01401211</text:p>
          </table:table-cell>
          <table:table-cell table:formula="of:=[.E1172]*100" office:value-type="float" office:value="0.469785" calcext:value-type="float">
            <text:p>0.469785</text:p>
          </table:table-cell>
        </table:table-row>
        <table:table-row table:style-name="ro1">
          <table:table-cell office:value-type="float" office:value="72.39" calcext:value-type="float">
            <text:p>72.39</text:p>
          </table:table-cell>
          <table:table-cell office:value-type="float" office:value="179.0647888184" calcext:value-type="float">
            <text:p>179.0647888184</text:p>
          </table:table-cell>
          <table:table-cell office:value-type="float" office:value="-0.2309103474" calcext:value-type="float">
            <text:p>-0.230910347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623" calcext:value-type="float">
            <text:p>0.004623</text:p>
          </table:table-cell>
          <table:table-cell office:value-type="float" office:value="-0.0000362202" calcext:value-type="float">
            <text:p>-3.62202E-05</text:p>
          </table:table-cell>
          <table:table-cell office:value-type="float" office:value="1446" calcext:value-type="float">
            <text:p>1446</text:p>
          </table:table-cell>
          <table:table-cell table:formula="of:=[.D1173]*100" office:value-type="float" office:value="-0.01401211" calcext:value-type="float">
            <text:p>-0.01401211</text:p>
          </table:table-cell>
          <table:table-cell table:formula="of:=[.E1173]*100" office:value-type="float" office:value="0.4623" calcext:value-type="float">
            <text:p>0.4623</text:p>
          </table:table-cell>
        </table:table-row>
        <table:table-row table:style-name="ro1">
          <table:table-cell office:value-type="float" office:value="72.44" calcext:value-type="float">
            <text:p>72.44</text:p>
          </table:table-cell>
          <table:table-cell office:value-type="float" office:value="179.0596923828" calcext:value-type="float">
            <text:p>179.0596923828</text:p>
          </table:table-cell>
          <table:table-cell office:value-type="float" office:value="-0.222092176" calcext:value-type="float">
            <text:p>-0.22209217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51434" calcext:value-type="float">
            <text:p>0.00451434</text:p>
          </table:table-cell>
          <table:table-cell office:value-type="float" office:value="-0.000050859" calcext:value-type="float">
            <text:p>-0.000050859</text:p>
          </table:table-cell>
          <table:table-cell office:value-type="float" office:value="1447" calcext:value-type="float">
            <text:p>1447</text:p>
          </table:table-cell>
          <table:table-cell table:formula="of:=[.D1174]*100" office:value-type="float" office:value="-0.01401211" calcext:value-type="float">
            <text:p>-0.01401211</text:p>
          </table:table-cell>
          <table:table-cell table:formula="of:=[.E1174]*100" office:value-type="float" office:value="0.451434" calcext:value-type="float">
            <text:p>0.451434</text:p>
          </table:table-cell>
        </table:table-row>
        <table:table-row table:style-name="ro1">
          <table:table-cell office:value-type="float" office:value="72.49" calcext:value-type="float">
            <text:p>72.49</text:p>
          </table:table-cell>
          <table:table-cell office:value-type="float" office:value="179.0594024658" calcext:value-type="float">
            <text:p>179.0594024658</text:p>
          </table:table-cell>
          <table:table-cell office:value-type="float" office:value="-0.229099935" calcext:value-type="float">
            <text:p>-0.229099935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48864" calcext:value-type="float">
            <text:p>0.00448864</text:p>
          </table:table-cell>
          <table:table-cell office:value-type="float" office:value="0.0000502185" calcext:value-type="float">
            <text:p>5.02185E-05</text:p>
          </table:table-cell>
          <table:table-cell office:value-type="float" office:value="1448" calcext:value-type="float">
            <text:p>1448</text:p>
          </table:table-cell>
          <table:table-cell table:formula="of:=[.D1175]*100" office:value-type="float" office:value="-0.01401211" calcext:value-type="float">
            <text:p>-0.01401211</text:p>
          </table:table-cell>
          <table:table-cell table:formula="of:=[.E1175]*100" office:value-type="float" office:value="0.448864" calcext:value-type="float">
            <text:p>0.448864</text:p>
          </table:table-cell>
        </table:table-row>
        <table:table-row table:style-name="ro1">
          <table:table-cell office:value-type="float" office:value="72.54" calcext:value-type="float">
            <text:p>72.54</text:p>
          </table:table-cell>
          <table:table-cell office:value-type="float" office:value="179.0560302734" calcext:value-type="float">
            <text:p>179.0560302734</text:p>
          </table:table-cell>
          <table:table-cell office:value-type="float" office:value="-0.2210520933" calcext:value-type="float">
            <text:p>-0.221052093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41787" calcext:value-type="float">
            <text:p>0.00441787</text:p>
          </table:table-cell>
          <table:table-cell office:value-type="float" office:value="-0.0001030536" calcext:value-type="float">
            <text:p>-0.0001030536</text:p>
          </table:table-cell>
          <table:table-cell office:value-type="float" office:value="1449" calcext:value-type="float">
            <text:p>1449</text:p>
          </table:table-cell>
          <table:table-cell table:formula="of:=[.D1176]*100" office:value-type="float" office:value="-0.01401211" calcext:value-type="float">
            <text:p>-0.01401211</text:p>
          </table:table-cell>
          <table:table-cell table:formula="of:=[.E1176]*100" office:value-type="float" office:value="0.441787" calcext:value-type="float">
            <text:p>0.441787</text:p>
          </table:table-cell>
        </table:table-row>
        <table:table-row table:style-name="ro1">
          <table:table-cell office:value-type="float" office:value="72.59" calcext:value-type="float">
            <text:p>72.59</text:p>
          </table:table-cell>
          <table:table-cell office:value-type="float" office:value="179.0589752197" calcext:value-type="float">
            <text:p>179.0589752197</text:p>
          </table:table-cell>
          <table:table-cell office:value-type="float" office:value="-0.2319107166" calcext:value-type="float">
            <text:p>-0.231910716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44309" calcext:value-type="float">
            <text:p>0.00444309</text:p>
          </table:table-cell>
          <table:table-cell office:value-type="float" office:value="0.0000369771" calcext:value-type="float">
            <text:p>3.69771E-05</text:p>
          </table:table-cell>
          <table:table-cell office:value-type="float" office:value="1450" calcext:value-type="float">
            <text:p>1450</text:p>
          </table:table-cell>
          <table:table-cell table:formula="of:=[.D1177]*100" office:value-type="float" office:value="-0.01401211" calcext:value-type="float">
            <text:p>-0.01401211</text:p>
          </table:table-cell>
          <table:table-cell table:formula="of:=[.E1177]*100" office:value-type="float" office:value="0.444309" calcext:value-type="float">
            <text:p>0.444309</text:p>
          </table:table-cell>
        </table:table-row>
        <table:table-row table:style-name="ro1">
          <table:table-cell office:value-type="float" office:value="72.64" calcext:value-type="float">
            <text:p>72.64</text:p>
          </table:table-cell>
          <table:table-cell office:value-type="float" office:value="179.0644073486" calcext:value-type="float">
            <text:p>179.0644073486</text:p>
          </table:table-cell>
          <table:table-cell office:value-type="float" office:value="-0.228415088" calcext:value-type="float">
            <text:p>-0.22841508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43659" calcext:value-type="float">
            <text:p>0.00443659</text:p>
          </table:table-cell>
          <table:table-cell office:value-type="float" office:value="-0.0000698255" calcext:value-type="float">
            <text:p>-6.98255E-05</text:p>
          </table:table-cell>
          <table:table-cell office:value-type="float" office:value="1451" calcext:value-type="float">
            <text:p>1451</text:p>
          </table:table-cell>
          <table:table-cell table:formula="of:=[.D1178]*100" office:value-type="float" office:value="-0.01401211" calcext:value-type="float">
            <text:p>-0.01401211</text:p>
          </table:table-cell>
          <table:table-cell table:formula="of:=[.E1178]*100" office:value-type="float" office:value="0.443659" calcext:value-type="float">
            <text:p>0.443659</text:p>
          </table:table-cell>
        </table:table-row>
        <table:table-row table:style-name="ro1">
          <table:table-cell office:value-type="float" office:value="72.69" calcext:value-type="float">
            <text:p>72.69</text:p>
          </table:table-cell>
          <table:table-cell office:value-type="float" office:value="179.0713653564" calcext:value-type="float">
            <text:p>179.0713653564</text:p>
          </table:table-cell>
          <table:table-cell office:value-type="float" office:value="-0.2334125061" calcext:value-type="float">
            <text:p>-0.233412506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46557" calcext:value-type="float">
            <text:p>0.00446557</text:p>
          </table:table-cell>
          <table:table-cell office:value-type="float" office:value="-0.0000227726" calcext:value-type="float">
            <text:p>-2.27726E-05</text:p>
          </table:table-cell>
          <table:table-cell office:value-type="float" office:value="1452" calcext:value-type="float">
            <text:p>1452</text:p>
          </table:table-cell>
          <table:table-cell table:formula="of:=[.D1179]*100" office:value-type="float" office:value="-0.01401211" calcext:value-type="float">
            <text:p>-0.01401211</text:p>
          </table:table-cell>
          <table:table-cell table:formula="of:=[.E1179]*100" office:value-type="float" office:value="0.446557" calcext:value-type="float">
            <text:p>0.446557</text:p>
          </table:table-cell>
        </table:table-row>
        <table:table-row table:style-name="ro1">
          <table:table-cell office:value-type="float" office:value="72.74" calcext:value-type="float">
            <text:p>72.74</text:p>
          </table:table-cell>
          <table:table-cell office:value-type="float" office:value="179.0646514893" calcext:value-type="float">
            <text:p>179.0646514893</text:p>
          </table:table-cell>
          <table:table-cell office:value-type="float" office:value="-0.2291888463" calcext:value-type="float">
            <text:p>-0.229188846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45673" calcext:value-type="float">
            <text:p>0.00445673</text:p>
          </table:table-cell>
          <table:table-cell office:value-type="float" office:value="-0.0000904872" calcext:value-type="float">
            <text:p>-9.04872E-05</text:p>
          </table:table-cell>
          <table:table-cell office:value-type="float" office:value="1453" calcext:value-type="float">
            <text:p>1453</text:p>
          </table:table-cell>
          <table:table-cell table:formula="of:=[.D1180]*100" office:value-type="float" office:value="-0.01401211" calcext:value-type="float">
            <text:p>-0.01401211</text:p>
          </table:table-cell>
          <table:table-cell table:formula="of:=[.E1180]*100" office:value-type="float" office:value="0.445673" calcext:value-type="float">
            <text:p>0.445673</text:p>
          </table:table-cell>
        </table:table-row>
        <table:table-row table:style-name="ro1">
          <table:table-cell office:value-type="float" office:value="72.79" calcext:value-type="float">
            <text:p>72.79</text:p>
          </table:table-cell>
          <table:table-cell office:value-type="float" office:value="179.0635375977" calcext:value-type="float">
            <text:p>179.0635375977</text:p>
          </table:table-cell>
          <table:table-cell office:value-type="float" office:value="-0.2049690887" calcext:value-type="float">
            <text:p>-0.204969088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2894" calcext:value-type="float">
            <text:p>0.0042894</text:p>
          </table:table-cell>
          <table:table-cell office:value-type="float" office:value="-0.000205132" calcext:value-type="float">
            <text:p>-0.000205132</text:p>
          </table:table-cell>
          <table:table-cell office:value-type="float" office:value="1454" calcext:value-type="float">
            <text:p>1454</text:p>
          </table:table-cell>
          <table:table-cell table:formula="of:=[.D1181]*100" office:value-type="float" office:value="-0.01401211" calcext:value-type="float">
            <text:p>-0.01401211</text:p>
          </table:table-cell>
          <table:table-cell table:formula="of:=[.E1181]*100" office:value-type="float" office:value="0.42894" calcext:value-type="float">
            <text:p>0.42894</text:p>
          </table:table-cell>
        </table:table-row>
        <table:table-row table:style-name="ro1">
          <table:table-cell office:value-type="float" office:value="72.84" calcext:value-type="float">
            <text:p>72.84</text:p>
          </table:table-cell>
          <table:table-cell office:value-type="float" office:value="179.0794830322" calcext:value-type="float">
            <text:p>179.0794830322</text:p>
          </table:table-cell>
          <table:table-cell office:value-type="float" office:value="-0.2303909891" calcext:value-type="float">
            <text:p>-0.230390989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34735" calcext:value-type="float">
            <text:p>0.00434735</text:p>
          </table:table-cell>
          <table:table-cell office:value-type="float" office:value="-0.000008141" calcext:value-type="float">
            <text:p>-0.000008141</text:p>
          </table:table-cell>
          <table:table-cell office:value-type="float" office:value="1455" calcext:value-type="float">
            <text:p>1455</text:p>
          </table:table-cell>
          <table:table-cell table:formula="of:=[.D1182]*100" office:value-type="float" office:value="-0.01401211" calcext:value-type="float">
            <text:p>-0.01401211</text:p>
          </table:table-cell>
          <table:table-cell table:formula="of:=[.E1182]*100" office:value-type="float" office:value="0.434735" calcext:value-type="float">
            <text:p>0.434735</text:p>
          </table:table-cell>
        </table:table-row>
        <table:table-row table:style-name="ro1">
          <table:table-cell office:value-type="float" office:value="72.89" calcext:value-type="float">
            <text:p>72.89</text:p>
          </table:table-cell>
          <table:table-cell office:value-type="float" office:value="179.0842590332" calcext:value-type="float">
            <text:p>179.0842590332</text:p>
          </table:table-cell>
          <table:table-cell office:value-type="float" office:value="-0.2245746774" calcext:value-type="float">
            <text:p>-0.224574677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34719" calcext:value-type="float">
            <text:p>0.00434719</text:p>
          </table:table-cell>
          <table:table-cell office:value-type="float" office:value="-0.0000583882" calcext:value-type="float">
            <text:p>-5.83882E-05</text:p>
          </table:table-cell>
          <table:table-cell office:value-type="float" office:value="1456" calcext:value-type="float">
            <text:p>1456</text:p>
          </table:table-cell>
          <table:table-cell table:formula="of:=[.D1183]*100" office:value-type="float" office:value="-0.01401211" calcext:value-type="float">
            <text:p>-0.01401211</text:p>
          </table:table-cell>
          <table:table-cell table:formula="of:=[.E1183]*100" office:value-type="float" office:value="0.434719" calcext:value-type="float">
            <text:p>0.434719</text:p>
          </table:table-cell>
        </table:table-row>
        <table:table-row table:style-name="ro1">
          <table:table-cell office:value-type="float" office:value="72.94" calcext:value-type="float">
            <text:p>72.94</text:p>
          </table:table-cell>
          <table:table-cell office:value-type="float" office:value="179.0887756348" calcext:value-type="float">
            <text:p>179.0887756348</text:p>
          </table:table-cell>
          <table:table-cell office:value-type="float" office:value="-0.2898043103" calcext:value-type="float">
            <text:p>-0.289804310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78188" calcext:value-type="float">
            <text:p>0.00478188</text:p>
          </table:table-cell>
          <table:table-cell office:value-type="float" office:value="0.0000723276" calcext:value-type="float">
            <text:p>7.23276E-05</text:p>
          </table:table-cell>
          <table:table-cell office:value-type="float" office:value="1457" calcext:value-type="float">
            <text:p>1457</text:p>
          </table:table-cell>
          <table:table-cell table:formula="of:=[.D1184]*100" office:value-type="float" office:value="-0.01401211" calcext:value-type="float">
            <text:p>-0.01401211</text:p>
          </table:table-cell>
          <table:table-cell table:formula="of:=[.E1184]*100" office:value-type="float" office:value="0.478188" calcext:value-type="float">
            <text:p>0.478188</text:p>
          </table:table-cell>
        </table:table-row>
        <table:table-row table:style-name="ro1">
          <table:table-cell office:value-type="float" office:value="72.99" calcext:value-type="float">
            <text:p>72.99</text:p>
          </table:table-cell>
          <table:table-cell office:value-type="float" office:value="179.0955200195" calcext:value-type="float">
            <text:p>179.0955200195</text:p>
          </table:table-cell>
          <table:table-cell office:value-type="float" office:value="-0.2802570957" calcext:value-type="float">
            <text:p>-0.280257095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00792" calcext:value-type="float">
            <text:p>0.00500792</text:p>
          </table:table-cell>
          <table:table-cell office:value-type="float" office:value="-0.0000708816" calcext:value-type="float">
            <text:p>-7.08816E-05</text:p>
          </table:table-cell>
          <table:table-cell office:value-type="float" office:value="1458" calcext:value-type="float">
            <text:p>1458</text:p>
          </table:table-cell>
          <table:table-cell table:formula="of:=[.D1185]*100" office:value-type="float" office:value="-0.01401211" calcext:value-type="float">
            <text:p>-0.01401211</text:p>
          </table:table-cell>
          <table:table-cell table:formula="of:=[.E1185]*100" office:value-type="float" office:value="0.500792" calcext:value-type="float">
            <text:p>0.500792</text:p>
          </table:table-cell>
        </table:table-row>
        <table:table-row table:style-name="ro1">
          <table:table-cell office:value-type="float" office:value="73.04" calcext:value-type="float">
            <text:p>73.04</text:p>
          </table:table-cell>
          <table:table-cell office:value-type="float" office:value="179.1120758057" calcext:value-type="float">
            <text:p>179.1120758057</text:p>
          </table:table-cell>
          <table:table-cell office:value-type="float" office:value="-0.2898226298" calcext:value-type="float">
            <text:p>-0.289822629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2223" calcext:value-type="float">
            <text:p>0.0052223</text:p>
          </table:table-cell>
          <table:table-cell office:value-type="float" office:value="-0.0000050645" calcext:value-type="float">
            <text:p>-5.0645E-06</text:p>
          </table:table-cell>
          <table:table-cell office:value-type="float" office:value="1459" calcext:value-type="float">
            <text:p>1459</text:p>
          </table:table-cell>
          <table:table-cell table:formula="of:=[.D1186]*100" office:value-type="float" office:value="-0.01401211" calcext:value-type="float">
            <text:p>-0.01401211</text:p>
          </table:table-cell>
          <table:table-cell table:formula="of:=[.E1186]*100" office:value-type="float" office:value="0.52223" calcext:value-type="float">
            <text:p>0.52223</text:p>
          </table:table-cell>
        </table:table-row>
        <table:table-row table:style-name="ro1">
          <table:table-cell office:value-type="float" office:value="73.09" calcext:value-type="float">
            <text:p>73.09</text:p>
          </table:table-cell>
          <table:table-cell office:value-type="float" office:value="179.1159973145" calcext:value-type="float">
            <text:p>179.1159973145</text:p>
          </table:table-cell>
          <table:table-cell office:value-type="float" office:value="-0.2471924044" calcext:value-type="float">
            <text:p>-0.247192404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08101" calcext:value-type="float">
            <text:p>0.00508101</text:p>
          </table:table-cell>
          <table:table-cell office:value-type="float" office:value="-0.0001272827" calcext:value-type="float">
            <text:p>-0.0001272827</text:p>
          </table:table-cell>
          <table:table-cell office:value-type="float" office:value="1460" calcext:value-type="float">
            <text:p>1460</text:p>
          </table:table-cell>
          <table:table-cell table:formula="of:=[.D1187]*100" office:value-type="float" office:value="-0.01401211" calcext:value-type="float">
            <text:p>-0.01401211</text:p>
          </table:table-cell>
          <table:table-cell table:formula="of:=[.E1187]*100" office:value-type="float" office:value="0.508101" calcext:value-type="float">
            <text:p>0.508101</text:p>
          </table:table-cell>
        </table:table-row>
        <table:table-row table:style-name="ro1">
          <table:table-cell office:value-type="float" office:value="73.14" calcext:value-type="float">
            <text:p>73.14</text:p>
          </table:table-cell>
          <table:table-cell office:value-type="float" office:value="179.1224517822" calcext:value-type="float">
            <text:p>179.1224517822</text:p>
          </table:table-cell>
          <table:table-cell office:value-type="float" office:value="-0.2575431094" calcext:value-type="float">
            <text:p>-0.257543109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05585" calcext:value-type="float">
            <text:p>0.00505585</text:p>
          </table:table-cell>
          <table:table-cell office:value-type="float" office:value="-0.0001022892" calcext:value-type="float">
            <text:p>-0.0001022892</text:p>
          </table:table-cell>
          <table:table-cell office:value-type="float" office:value="1461" calcext:value-type="float">
            <text:p>1461</text:p>
          </table:table-cell>
          <table:table-cell table:formula="of:=[.D1188]*100" office:value-type="float" office:value="-0.01401211" calcext:value-type="float">
            <text:p>-0.01401211</text:p>
          </table:table-cell>
          <table:table-cell table:formula="of:=[.E1188]*100" office:value-type="float" office:value="0.505585" calcext:value-type="float">
            <text:p>0.505585</text:p>
          </table:table-cell>
        </table:table-row>
        <table:table-row table:style-name="ro1">
          <table:table-cell office:value-type="float" office:value="73.19" calcext:value-type="float">
            <text:p>73.19</text:p>
          </table:table-cell>
          <table:table-cell office:value-type="float" office:value="179.1092376709" calcext:value-type="float">
            <text:p>179.1092376709</text:p>
          </table:table-cell>
          <table:table-cell office:value-type="float" office:value="-0.2599161891" calcext:value-type="float">
            <text:p>-0.259916189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0549" calcext:value-type="float">
            <text:p>0.0050549</text:p>
          </table:table-cell>
          <table:table-cell office:value-type="float" office:value="-0.0000960288" calcext:value-type="float">
            <text:p>-9.60288E-05</text:p>
          </table:table-cell>
          <table:table-cell office:value-type="float" office:value="1462" calcext:value-type="float">
            <text:p>1462</text:p>
          </table:table-cell>
          <table:table-cell table:formula="of:=[.D1189]*100" office:value-type="float" office:value="-0.01401211" calcext:value-type="float">
            <text:p>-0.01401211</text:p>
          </table:table-cell>
          <table:table-cell table:formula="of:=[.E1189]*100" office:value-type="float" office:value="0.50549" calcext:value-type="float">
            <text:p>0.50549</text:p>
          </table:table-cell>
        </table:table-row>
        <table:table-row table:style-name="ro1">
          <table:table-cell office:value-type="float" office:value="73.24" calcext:value-type="float">
            <text:p>73.24</text:p>
          </table:table-cell>
          <table:table-cell office:value-type="float" office:value="179.1021118164" calcext:value-type="float">
            <text:p>179.1021118164</text:p>
          </table:table-cell>
          <table:table-cell office:value-type="float" office:value="-0.2662671648" calcext:value-type="float">
            <text:p>-0.266267164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09661" calcext:value-type="float">
            <text:p>0.00509661</text:p>
          </table:table-cell>
          <table:table-cell office:value-type="float" office:value="-0.0001465119" calcext:value-type="float">
            <text:p>-0.0001465119</text:p>
          </table:table-cell>
          <table:table-cell office:value-type="float" office:value="1463" calcext:value-type="float">
            <text:p>1463</text:p>
          </table:table-cell>
          <table:table-cell table:formula="of:=[.D1190]*100" office:value-type="float" office:value="-0.01401211" calcext:value-type="float">
            <text:p>-0.01401211</text:p>
          </table:table-cell>
          <table:table-cell table:formula="of:=[.E1190]*100" office:value-type="float" office:value="0.509661" calcext:value-type="float">
            <text:p>0.509661</text:p>
          </table:table-cell>
        </table:table-row>
        <table:table-row table:style-name="ro1">
          <table:table-cell office:value-type="float" office:value="73.29" calcext:value-type="float">
            <text:p>73.29</text:p>
          </table:table-cell>
          <table:table-cell office:value-type="float" office:value="179.0849151611" calcext:value-type="float">
            <text:p>179.0849151611</text:p>
          </table:table-cell>
          <table:table-cell office:value-type="float" office:value="-0.257077057" calcext:value-type="float">
            <text:p>-0.25707705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06314" calcext:value-type="float">
            <text:p>0.00506314</text:p>
          </table:table-cell>
          <table:table-cell office:value-type="float" office:value="-0.000001172" calcext:value-type="float">
            <text:p>-0.000001172</text:p>
          </table:table-cell>
          <table:table-cell office:value-type="float" office:value="1464" calcext:value-type="float">
            <text:p>1464</text:p>
          </table:table-cell>
          <table:table-cell table:formula="of:=[.D1191]*100" office:value-type="float" office:value="-0.01401211" calcext:value-type="float">
            <text:p>-0.01401211</text:p>
          </table:table-cell>
          <table:table-cell table:formula="of:=[.E1191]*100" office:value-type="float" office:value="0.506314" calcext:value-type="float">
            <text:p>0.506314</text:p>
          </table:table-cell>
        </table:table-row>
        <table:table-row table:style-name="ro1">
          <table:table-cell office:value-type="float" office:value="73.35" calcext:value-type="float">
            <text:p>73.35</text:p>
          </table:table-cell>
          <table:table-cell office:value-type="float" office:value="179.094543457" calcext:value-type="float">
            <text:p>179.094543457</text:p>
          </table:table-cell>
          <table:table-cell office:value-type="float" office:value="-0.2561368551" calcext:value-type="float">
            <text:p>-0.2561368551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03457" calcext:value-type="float">
            <text:p>0.00503457</text:p>
          </table:table-cell>
          <table:table-cell office:value-type="float" office:value="-0.0000292812" calcext:value-type="float">
            <text:p>-2.92812E-05</text:p>
          </table:table-cell>
          <table:table-cell office:value-type="float" office:value="1465" calcext:value-type="float">
            <text:p>1465</text:p>
          </table:table-cell>
          <table:table-cell table:formula="of:=[.D1192]*100" office:value-type="float" office:value="-0.01401211" calcext:value-type="float">
            <text:p>-0.01401211</text:p>
          </table:table-cell>
          <table:table-cell table:formula="of:=[.E1192]*100" office:value-type="float" office:value="0.503457" calcext:value-type="float">
            <text:p>0.503457</text:p>
          </table:table-cell>
        </table:table-row>
        <table:table-row table:style-name="ro1">
          <table:table-cell office:value-type="float" office:value="73.39" calcext:value-type="float">
            <text:p>73.39</text:p>
          </table:table-cell>
          <table:table-cell office:value-type="float" office:value="179.0957641602" calcext:value-type="float">
            <text:p>179.0957641602</text:p>
          </table:table-cell>
          <table:table-cell office:value-type="float" office:value="-0.2651341992" calcext:value-type="float">
            <text:p>-0.265134199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0755" calcext:value-type="float">
            <text:p>0.0050755</text:p>
          </table:table-cell>
          <table:table-cell office:value-type="float" office:value="-0.0000767953" calcext:value-type="float">
            <text:p>-7.67953E-05</text:p>
          </table:table-cell>
          <table:table-cell office:value-type="float" office:value="1466" calcext:value-type="float">
            <text:p>1466</text:p>
          </table:table-cell>
          <table:table-cell table:formula="of:=[.D1193]*100" office:value-type="float" office:value="-0.01401211" calcext:value-type="float">
            <text:p>-0.01401211</text:p>
          </table:table-cell>
          <table:table-cell table:formula="of:=[.E1193]*100" office:value-type="float" office:value="0.50755" calcext:value-type="float">
            <text:p>0.50755</text:p>
          </table:table-cell>
        </table:table-row>
        <table:table-row table:style-name="ro1">
          <table:table-cell office:value-type="float" office:value="73.44" calcext:value-type="float">
            <text:p>73.44</text:p>
          </table:table-cell>
          <table:table-cell office:value-type="float" office:value="179.084564209" calcext:value-type="float">
            <text:p>179.084564209</text:p>
          </table:table-cell>
          <table:table-cell office:value-type="float" office:value="-0.2309716836" calcext:value-type="float">
            <text:p>-0.2309716836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487507" calcext:value-type="float">
            <text:p>0.00487507</text:p>
          </table:table-cell>
          <table:table-cell office:value-type="float" office:value="-0.0000724251" calcext:value-type="float">
            <text:p>-7.24251E-05</text:p>
          </table:table-cell>
          <table:table-cell office:value-type="float" office:value="1467" calcext:value-type="float">
            <text:p>1467</text:p>
          </table:table-cell>
          <table:table-cell table:formula="of:=[.D1194]*100" office:value-type="float" office:value="-0.01401211" calcext:value-type="float">
            <text:p>-0.01401211</text:p>
          </table:table-cell>
          <table:table-cell table:formula="of:=[.E1194]*100" office:value-type="float" office:value="0.487507" calcext:value-type="float">
            <text:p>0.487507</text:p>
          </table:table-cell>
        </table:table-row>
        <table:table-row table:style-name="ro1">
          <table:table-cell office:value-type="float" office:value="73.49" calcext:value-type="float">
            <text:p>73.49</text:p>
          </table:table-cell>
          <table:table-cell office:value-type="float" office:value="179.0856781006" calcext:value-type="float">
            <text:p>179.0856781006</text:p>
          </table:table-cell>
          <table:table-cell office:value-type="float" office:value="-0.2780586168" calcext:value-type="float">
            <text:p>-0.278058616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05536" calcext:value-type="float">
            <text:p>0.00505536</text:p>
          </table:table-cell>
          <table:table-cell office:value-type="float" office:value="0.0000591506" calcext:value-type="float">
            <text:p>5.91506E-05</text:p>
          </table:table-cell>
          <table:table-cell office:value-type="float" office:value="1468" calcext:value-type="float">
            <text:p>1468</text:p>
          </table:table-cell>
          <table:table-cell table:formula="of:=[.D1195]*100" office:value-type="float" office:value="-0.01401211" calcext:value-type="float">
            <text:p>-0.01401211</text:p>
          </table:table-cell>
          <table:table-cell table:formula="of:=[.E1195]*100" office:value-type="float" office:value="0.505536" calcext:value-type="float">
            <text:p>0.505536</text:p>
          </table:table-cell>
        </table:table-row>
        <table:table-row table:style-name="ro1">
          <table:table-cell office:value-type="float" office:value="73.54" calcext:value-type="float">
            <text:p>73.54</text:p>
          </table:table-cell>
          <table:table-cell office:value-type="float" office:value="179.1003723145" calcext:value-type="float">
            <text:p>179.1003723145</text:p>
          </table:table-cell>
          <table:table-cell office:value-type="float" office:value="-0.2706619439" calcext:value-type="float">
            <text:p>-0.2706619439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1262" calcext:value-type="float">
            <text:p>0.0051262</text:p>
          </table:table-cell>
          <table:table-cell office:value-type="float" office:value="-0.0000283105" calcext:value-type="float">
            <text:p>-2.83105E-05</text:p>
          </table:table-cell>
          <table:table-cell office:value-type="float" office:value="1469" calcext:value-type="float">
            <text:p>1469</text:p>
          </table:table-cell>
          <table:table-cell table:formula="of:=[.D1196]*100" office:value-type="float" office:value="-0.01401211" calcext:value-type="float">
            <text:p>-0.01401211</text:p>
          </table:table-cell>
          <table:table-cell table:formula="of:=[.E1196]*100" office:value-type="float" office:value="0.51262" calcext:value-type="float">
            <text:p>0.51262</text:p>
          </table:table-cell>
        </table:table-row>
        <table:table-row table:style-name="ro1">
          <table:table-cell office:value-type="float" office:value="73.59" calcext:value-type="float">
            <text:p>73.59</text:p>
          </table:table-cell>
          <table:table-cell office:value-type="float" office:value="179.0910491943" calcext:value-type="float">
            <text:p>179.0910491943</text:p>
          </table:table-cell>
          <table:table-cell office:value-type="float" office:value="-0.2724365802" calcext:value-type="float">
            <text:p>-0.2724365802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18524" calcext:value-type="float">
            <text:p>0.00518524</text:p>
          </table:table-cell>
          <table:table-cell office:value-type="float" office:value="-0.0000248194" calcext:value-type="float">
            <text:p>-2.48194E-05</text:p>
          </table:table-cell>
          <table:table-cell office:value-type="float" office:value="1470" calcext:value-type="float">
            <text:p>1470</text:p>
          </table:table-cell>
          <table:table-cell table:formula="of:=[.D1197]*100" office:value-type="float" office:value="-0.01401211" calcext:value-type="float">
            <text:p>-0.01401211</text:p>
          </table:table-cell>
          <table:table-cell table:formula="of:=[.E1197]*100" office:value-type="float" office:value="0.518524" calcext:value-type="float">
            <text:p>0.518524</text:p>
          </table:table-cell>
        </table:table-row>
        <table:table-row table:style-name="ro1">
          <table:table-cell office:value-type="float" office:value="73.64" calcext:value-type="float">
            <text:p>73.64</text:p>
          </table:table-cell>
          <table:table-cell office:value-type="float" office:value="179.0928344727" calcext:value-type="float">
            <text:p>179.0928344727</text:p>
          </table:table-cell>
          <table:table-cell office:value-type="float" office:value="-0.2634421217" calcext:value-type="float">
            <text:p>-0.263442121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16463" calcext:value-type="float">
            <text:p>0.00516463</text:p>
          </table:table-cell>
          <table:table-cell office:value-type="float" office:value="-0.0000315544" calcext:value-type="float">
            <text:p>-3.15544E-05</text:p>
          </table:table-cell>
          <table:table-cell office:value-type="float" office:value="1471" calcext:value-type="float">
            <text:p>1471</text:p>
          </table:table-cell>
          <table:table-cell table:formula="of:=[.D1198]*100" office:value-type="float" office:value="-0.01401211" calcext:value-type="float">
            <text:p>-0.01401211</text:p>
          </table:table-cell>
          <table:table-cell table:formula="of:=[.E1198]*100" office:value-type="float" office:value="0.516463" calcext:value-type="float">
            <text:p>0.516463</text:p>
          </table:table-cell>
        </table:table-row>
        <table:table-row table:style-name="ro1">
          <table:table-cell office:value-type="float" office:value="73.69" calcext:value-type="float">
            <text:p>73.69</text:p>
          </table:table-cell>
          <table:table-cell office:value-type="float" office:value="179.0840454102" calcext:value-type="float">
            <text:p>179.0840454102</text:p>
          </table:table-cell>
          <table:table-cell office:value-type="float" office:value="-0.2617481848" calcext:value-type="float">
            <text:p>-0.2617481848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1396" calcext:value-type="float">
            <text:p>0.0051396</text:p>
          </table:table-cell>
          <table:table-cell office:value-type="float" office:value="-0.0001643782" calcext:value-type="float">
            <text:p>-0.0001643782</text:p>
          </table:table-cell>
          <table:table-cell office:value-type="float" office:value="1472" calcext:value-type="float">
            <text:p>1472</text:p>
          </table:table-cell>
          <table:table-cell table:formula="of:=[.D1199]*100" office:value-type="float" office:value="-0.01401211" calcext:value-type="float">
            <text:p>-0.01401211</text:p>
          </table:table-cell>
          <table:table-cell table:formula="of:=[.E1199]*100" office:value-type="float" office:value="0.51396" calcext:value-type="float">
            <text:p>0.51396</text:p>
          </table:table-cell>
        </table:table-row>
        <table:table-row table:style-name="ro1">
          <table:table-cell office:value-type="float" office:value="73.74" calcext:value-type="float">
            <text:p>73.74</text:p>
          </table:table-cell>
          <table:table-cell office:value-type="float" office:value="179.0926361084" calcext:value-type="float">
            <text:p>179.0926361084</text:p>
          </table:table-cell>
          <table:table-cell office:value-type="float" office:value="-0.2460076164" calcext:value-type="float">
            <text:p>-0.2460076164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01801" calcext:value-type="float">
            <text:p>0.00501801</text:p>
          </table:table-cell>
          <table:table-cell office:value-type="float" office:value="-0.0000714133" calcext:value-type="float">
            <text:p>-7.14133E-05</text:p>
          </table:table-cell>
          <table:table-cell office:value-type="float" office:value="1473" calcext:value-type="float">
            <text:p>1473</text:p>
          </table:table-cell>
          <table:table-cell table:formula="of:=[.D1200]*100" office:value-type="float" office:value="-0.01401211" calcext:value-type="float">
            <text:p>-0.01401211</text:p>
          </table:table-cell>
          <table:table-cell table:formula="of:=[.E1200]*100" office:value-type="float" office:value="0.501801" calcext:value-type="float">
            <text:p>0.501801</text:p>
          </table:table-cell>
        </table:table-row>
        <table:table-row table:style-name="ro1">
          <table:table-cell office:value-type="float" office:value="73.79" calcext:value-type="float">
            <text:p>73.79</text:p>
          </table:table-cell>
          <table:table-cell office:value-type="float" office:value="179.0959320068" calcext:value-type="float">
            <text:p>179.0959320068</text:p>
          </table:table-cell>
          <table:table-cell office:value-type="float" office:value="-0.2801070487" calcext:value-type="float">
            <text:p>-0.2801070487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16427" calcext:value-type="float">
            <text:p>0.00516427</text:p>
          </table:table-cell>
          <table:table-cell office:value-type="float" office:value="-0.0000414022" calcext:value-type="float">
            <text:p>-4.14022E-05</text:p>
          </table:table-cell>
          <table:table-cell office:value-type="float" office:value="1474" calcext:value-type="float">
            <text:p>1474</text:p>
          </table:table-cell>
          <table:table-cell table:formula="of:=[.D1201]*100" office:value-type="float" office:value="-0.01401211" calcext:value-type="float">
            <text:p>-0.01401211</text:p>
          </table:table-cell>
          <table:table-cell table:formula="of:=[.E1201]*100" office:value-type="float" office:value="0.516427" calcext:value-type="float">
            <text:p>0.516427</text:p>
          </table:table-cell>
        </table:table-row>
        <table:table-row table:style-name="ro1">
          <table:table-cell office:value-type="float" office:value="73.84" calcext:value-type="float">
            <text:p>73.84</text:p>
          </table:table-cell>
          <table:table-cell office:value-type="float" office:value="179.0950012207" calcext:value-type="float">
            <text:p>179.0950012207</text:p>
          </table:table-cell>
          <table:table-cell office:value-type="float" office:value="-0.2661065203" calcext:value-type="float">
            <text:p>-0.2661065203</text:p>
          </table:table-cell>
          <table:table-cell office:value-type="float" office:value="-0.0001401211" calcext:value-type="float">
            <text:p>-0.0001401211</text:p>
          </table:table-cell>
          <table:table-cell office:value-type="float" office:value="0.00516841" calcext:value-type="float">
            <text:p>0.00516841</text:p>
          </table:table-cell>
          <table:table-cell office:value-type="float" office:value="-0.000088708" calcext:value-type="float">
            <text:p>-0.000088708</text:p>
          </table:table-cell>
          <table:table-cell office:value-type="float" office:value="1475" calcext:value-type="float">
            <text:p>1475</text:p>
          </table:table-cell>
          <table:table-cell table:formula="of:=[.D1202]*100" office:value-type="float" office:value="-0.01401211" calcext:value-type="float">
            <text:p>-0.01401211</text:p>
          </table:table-cell>
          <table:table-cell table:formula="of:=[.E1202]*100" office:value-type="float" office:value="0.516841" calcext:value-type="float">
            <text:p>0.516841</text:p>
          </table:table-cell>
        </table:table-row>
        <table:table-row table:style-name="ro1">
          <table:table-cell office:value-type="float" office:value="73.89" calcext:value-type="float">
            <text:p>73.8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8T13:08:43.742096090</dc:date>
    <meta:editing-duration>PT5M14S</meta:editing-duration>
    <meta:editing-cycles>1</meta:editing-cycles>
    <meta:document-statistic meta:table-count="1" meta:cell-count="10819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974cm" svg:height="17.691cm" xlink:href=".." xlink:type="simple" chart:class="chart:line" chart:style-name="ch1">
        <chart:legend chart:legend-position="end" svg:x="30.037cm" svg:y="8.048cm" style:legend-expansion="high" chart:style-name="ch2"/>
        <chart:plot-area chart:style-name="ch3" table:cell-range-address="test4.C1:test4.C1202 test4.H1:test4.I1202" chart:data-source-has-labels="row" svg:x="0.679cm" svg:y="0.353cm" svg:width="28.679cm" svg:height="16.985cm">
          <chartooo:coordinate-region svg:x="1.221cm" svg:y="0.552cm" svg:width="28.137cm" svg:height="16.5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4.C2:test4.C1202" chart:label-cell-address="test4.C1:test4.C1" chart:class="chart:line">
            <chart:data-point chart:repeated="1201"/>
          </chart:series>
          <chart:series chart:style-name="ch7" chart:values-cell-range-address="test4.H2:test4.H1202" chart:label-cell-address="test4.H1:test4.H1" chart:class="chart:line">
            <chart:data-point chart:repeated="1201"/>
          </chart:series>
          <chart:series chart:style-name="ch8" chart:values-cell-range-address="test4.I2:test4.I1202" chart:label-cell-address="test4.I1:test4.I1" chart:class="chart:line">
            <chart:data-point chart:repeated="1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d_output_ankle</text:p>
                <draw:g>
                  <svg:desc>test4.C1:test4.C1</svg:desc>
                </draw:g>
              </table:table-cell>
              <table:table-cell office:value-type="string">
                <text:p>ref_cm</text:p>
                <draw:g>
                  <svg:desc>test4.H1:test4.H1</svg:desc>
                </draw:g>
              </table:table-cell>
              <table:table-cell office:value-type="string">
                <text:p>imu_cm</text:p>
                <draw:g>
                  <svg:desc>test4.I1:test4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0205931">
                <text:p>-0.020205931</text:p>
                <draw:g>
                  <svg:desc>test4.C2:test4.C1202</svg:desc>
                </draw:g>
              </table:table-cell>
              <table:table-cell office:value-type="float" office:value="-0.01401211">
                <text:p>-0.01401211</text:p>
                <draw:g>
                  <svg:desc>test4.H2:test4.H1202</svg:desc>
                </draw:g>
              </table:table-cell>
              <table:table-cell office:value-type="float" office:value="-0.014012">
                <text:p>-0.014012</text:p>
                <draw:g>
                  <svg:desc>test4.I2:test4.I1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5702118">
                <text:p>0.022570211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29056">
                <text:p>-0.029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2893429">
                <text:p>0.006289342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2823">
                <text:p>-0.02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23480512">
                <text:p>-0.002348051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21921">
                <text:p>-0.021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8949735">
                <text:p>0.022894973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34544">
                <text:p>-0.0345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36004123">
                <text:p>-0.013600412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18629">
                <text:p>-0.018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42737191">
                <text:p>-0.004273719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1424">
                <text:p>-0.01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52288417">
                <text:p>0.035228841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37646">
                <text:p>-0.0376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3852823">
                <text:p>-0.01385282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20528">
                <text:p>-0.0205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53846436">
                <text:p>0.025384643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35274">
                <text:p>-0.035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38103536">
                <text:p>-0.003810353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25641">
                <text:p>-0.025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2486776">
                <text:p>0.003248677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23927">
                <text:p>-0.023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13015817">
                <text:p>-0.001301581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19752">
                <text:p>-0.019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8635421">
                <text:p>0.002863542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19746">
                <text:p>-0.0197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36058">
                <text:p>0.00023605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1799">
                <text:p>-0.017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43050973">
                <text:p>0.014305097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26198">
                <text:p>-0.026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5812488">
                <text:p>0.000581248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2252">
                <text:p>-0.022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87562621">
                <text:p>0.028756262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38849">
                <text:p>-0.0388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79340907">
                <text:p>0.007934090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35852">
                <text:p>-0.0358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3403489">
                <text:p>0.02340348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44166">
                <text:p>-0.0441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99713351">
                <text:p>0.019971335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47418">
                <text:p>-0.0474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6462831">
                <text:p>0.011646283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44036">
                <text:p>-0.0440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94904509">
                <text:p>0.019490450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47011">
                <text:p>-0.0470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9034765">
                <text:p>0.00903476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42025">
                <text:p>-0.0420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74873077">
                <text:p>0.047487307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64332">
                <text:p>-0.064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02116849">
                <text:p>0.020211684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61017">
                <text:p>-0.061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73682674">
                <text:p>0.027368267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63578">
                <text:p>-0.0635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9818174">
                <text:p>0.004981817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50363">
                <text:p>-0.0503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20312266">
                <text:p>0.022031226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52921">
                <text:p>-0.0529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0180148">
                <text:p>0.002018014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41286">
                <text:p>-0.0412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10646996">
                <text:p>0.041064699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59559">
                <text:p>-0.0595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0333159">
                <text:p>0.05033315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77914">
                <text:p>-0.0779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65026969">
                <text:p>0.036502696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80927">
                <text:p>-0.0809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32996844">
                <text:p>0.043299684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87465">
                <text:p>-0.087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32154205">
                <text:p>0.023215420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78435">
                <text:p>-0.0784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41382567">
                <text:p>0.054138256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93029">
                <text:p>-0.0930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83659694">
                <text:p>0.028365969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85575">
                <text:p>-0.0855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45721764">
                <text:p>0.024572176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7808">
                <text:p>-0.078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206655738">
                <text:p>-0.020665573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42931">
                <text:p>-0.0429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75049791">
                <text:p>0.047504979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64948">
                <text:p>-0.0649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930282">
                <text:p>0.00093028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48575">
                <text:p>-0.0485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3300626">
                <text:p>-0.000330062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36825">
                <text:p>-0.0368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21107224">
                <text:p>-0.02110722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15145">
                <text:p>-0.0151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277010632">
                <text:p>-0.027701063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03697">
                <text:p>0.0036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739885858">
                <text:p>-0.073988585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47107">
                <text:p>0.0471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626114979">
                <text:p>-0.062611497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68451">
                <text:p>0.0684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474004927">
                <text:p>-0.047400492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72535">
                <text:p>0.0725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946978491">
                <text:p>-0.094697849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06784">
                <text:p>0.1067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49804545">
                <text:p>-0.04980454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99682">
                <text:p>0.0996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675884148">
                <text:p>-0.067588414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06804">
                <text:p>0.1068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324005319">
                <text:p>-0.032400531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88095">
                <text:p>0.0880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830273822">
                <text:p>-0.083027382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09373">
                <text:p>0.1093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366577338">
                <text:p>-0.036657733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92645">
                <text:p>0.0926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719743108">
                <text:p>-0.071974310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05038">
                <text:p>0.1050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946072637">
                <text:p>-0.094607263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28383">
                <text:p>0.1283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124845487">
                <text:p>-0.112484548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55855">
                <text:p>0.1558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132624327">
                <text:p>-0.113262432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74681">
                <text:p>0.1746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46438561">
                <text:p>-0.14643856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09341">
                <text:p>0.2093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345256782">
                <text:p>-0.134525678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24496">
                <text:p>0.2244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707508028">
                <text:p>-0.170750802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58742">
                <text:p>0.2587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771838819">
                <text:p>-0.177183881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85851">
                <text:p>0.2858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619967275">
                <text:p>-0.161996727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93793">
                <text:p>0.2937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747205558">
                <text:p>-0.174720555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07567">
                <text:p>0.3075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821142493">
                <text:p>-0.182114249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21674">
                <text:p>0.3216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981590842">
                <text:p>-0.198159084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41769">
                <text:p>0.3417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942995874">
                <text:p>-0.194299587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52588">
                <text:p>0.3525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203644881">
                <text:p>-0.20364488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66027">
                <text:p>0.3660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828865355">
                <text:p>-0.182886535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61146">
                <text:p>0.3611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2254819927">
                <text:p>-0.225481992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86285">
                <text:p>0.3862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15327231">
                <text:p>-0.21532723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96269">
                <text:p>0.3962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491517836">
                <text:p>-0.249151783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25468">
                <text:p>0.4254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93884327">
                <text:p>-0.29388432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74743">
                <text:p>0.4747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916281285">
                <text:p>-0.291628128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06075">
                <text:p>0.5060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3104275385">
                <text:p>-0.310427538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39486">
                <text:p>0.5394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03428809">
                <text:p>-0.250342880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217">
                <text:p>0.52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851178242">
                <text:p>-0.285117824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33027">
                <text:p>0.5330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962870771">
                <text:p>-0.296287077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48021">
                <text:p>0.5480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826514382">
                <text:p>-0.282651438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48923">
                <text:p>0.5489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433927959">
                <text:p>-0.243392795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23357">
                <text:p>0.5233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3020736499">
                <text:p>-0.302073649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45433">
                <text:p>0.5454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347588147">
                <text:p>-0.234758814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15276">
                <text:p>0.5152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2823625164">
                <text:p>-0.282362516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2691">
                <text:p>0.526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2544668248">
                <text:p>-0.254466824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16069">
                <text:p>0.5160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2657754267">
                <text:p>-0.265775426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16382">
                <text:p>0.5163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267418676">
                <text:p>-0.26741867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17686">
                <text:p>0.5176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561162346">
                <text:p>-0.256116234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11021">
                <text:p>0.5110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2751289899">
                <text:p>-0.275128989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19253">
                <text:p>0.5192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405393345">
                <text:p>-0.240539334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01683">
                <text:p>0.5016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530257483">
                <text:p>-0.253025748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98297">
                <text:p>0.4982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929368343">
                <text:p>-0.292936834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22644">
                <text:p>0.5226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2966939838">
                <text:p>-0.296693983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41372">
                <text:p>0.5413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2879366843">
                <text:p>-0.287936684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48016">
                <text:p>0.5480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3225448342">
                <text:p>-0.322544834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75511">
                <text:p>0.5755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077982094">
                <text:p>-0.307798209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84004">
                <text:p>0.584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2767324064">
                <text:p>-0.276732406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68957">
                <text:p>0.5689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2679564179">
                <text:p>-0.267956417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5308">
                <text:p>0.553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537778294">
                <text:p>-0.253777829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33049">
                <text:p>0.5330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706177843">
                <text:p>-0.270617784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30925">
                <text:p>0.5309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720387576">
                <text:p>-0.272038757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30457">
                <text:p>0.5304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2699955037">
                <text:p>-0.269995503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28783">
                <text:p>0.5287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2673050623">
                <text:p>-0.267305062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25874">
                <text:p>0.5258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2776458645">
                <text:p>-0.277645864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30829">
                <text:p>0.5308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2771396256">
                <text:p>-0.277139625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33793">
                <text:p>0.5337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2480237938">
                <text:p>-0.248023793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16361">
                <text:p>0.5163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2516619916">
                <text:p>-0.251661991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07169">
                <text:p>0.5071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2740402942">
                <text:p>-0.274040294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1596">
                <text:p>0.515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2627190149">
                <text:p>-0.262719014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14272">
                <text:p>0.5142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2676657066">
                <text:p>-0.267665706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16445">
                <text:p>0.5164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2618333766">
                <text:p>-0.261833376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14005">
                <text:p>0.5140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3000013167">
                <text:p>-0.300001316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3782">
                <text:p>0.537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2975798405">
                <text:p>-0.297579840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52076">
                <text:p>0.5520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3234130763">
                <text:p>-0.323413076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78796">
                <text:p>0.5787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3098969491">
                <text:p>-0.309896949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87592">
                <text:p>0.5875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313768298">
                <text:p>-0.31376829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96034">
                <text:p>0.5960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393726387">
                <text:p>-0.39372638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54957">
                <text:p>0.6549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3661418336">
                <text:p>-0.366141833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75835">
                <text:p>0.6758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3792407016">
                <text:p>-0.379240701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98479">
                <text:p>0.6984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3779423294">
                <text:p>-0.377942329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12704">
                <text:p>0.7127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371768899">
                <text:p>-0.437176889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61666">
                <text:p>0.7616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4302040897">
                <text:p>-0.430204089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89646">
                <text:p>0.7896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4611139831">
                <text:p>-0.461113983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28895">
                <text:p>0.8288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4996828181">
                <text:p>-0.499682818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80758">
                <text:p>0.8807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5106749645">
                <text:p>-0.510674964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922646">
                <text:p>0.9226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5303961785">
                <text:p>-0.530396178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963705">
                <text:p>0.9637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5614492058">
                <text:p>-0.561449205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011765">
                <text:p>1.0117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6044181842">
                <text:p>-0.604418184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072433">
                <text:p>1.0724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6362737083">
                <text:p>-0.636273708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134094">
                <text:p>1.1340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6738323165">
                <text:p>-0.673832316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20022">
                <text:p>1.200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7205813261">
                <text:p>-0.720581326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275446">
                <text:p>1.2754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7010632178">
                <text:p>-0.701063217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312566">
                <text:p>1.3125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7473913788">
                <text:p>-0.747391378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368183">
                <text:p>1.3681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7430077991">
                <text:p>-0.743007799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402323">
                <text:p>1.4023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784938883">
                <text:p>-0.78493888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453024">
                <text:p>1.4530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7822995681">
                <text:p>-0.782299568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48505">
                <text:p>1.485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8493804398">
                <text:p>-0.849380439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551106">
                <text:p>1.5511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8518206987">
                <text:p>-0.851820698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596751">
                <text:p>1.5967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8949120317">
                <text:p>-0.894912031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655891">
                <text:p>1.6558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9016453098">
                <text:p>-0.901645309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69979">
                <text:p>1.699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8872309678">
                <text:p>-0.887230967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719435">
                <text:p>1.7194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8974670407">
                <text:p>-0.897467040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73935">
                <text:p>1.739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9609944503">
                <text:p>-0.960994450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794965">
                <text:p>1.7949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0428387601">
                <text:p>-1.042838760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88658">
                <text:p>1.886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101850537">
                <text:p>-1.10185053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986966">
                <text:p>1.9869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2392915739">
                <text:p>-1.239291573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145474">
                <text:p>2.1454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3843380385">
                <text:p>-1.384338038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347784">
                <text:p>2.3477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4768778027">
                <text:p>-1.476877802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544284">
                <text:p>2.5442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4893335499">
                <text:p>-1.489333549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683532">
                <text:p>2.6835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4905334006">
                <text:p>-1.490533400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777125">
                <text:p>2.777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4125010414">
                <text:p>-1.412501041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787481">
                <text:p>2.7874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3320864687">
                <text:p>-1.332086468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740781">
                <text:p>2.7407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262186388">
                <text:p>-1.26218638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663069">
                <text:p>2.6630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.1532076733">
                <text:p>-1.153207673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538642">
                <text:p>2.5386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0692813119">
                <text:p>-1.069281311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399784">
                <text:p>2.3997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9926456358">
                <text:p>-0.992645635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256168">
                <text:p>2.2561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8883481335">
                <text:p>-0.888348133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090944">
                <text:p>2.0909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8275787529">
                <text:p>-0.827578752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940335">
                <text:p>1.9403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7667052541">
                <text:p>-0.766705254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799395">
                <text:p>1.7993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6934725617">
                <text:p>-0.693472561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65666">
                <text:p>1.656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5774867328">
                <text:p>-0.577486732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484232">
                <text:p>1.4842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503111799">
                <text:p>-0.50311179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319753">
                <text:p>1.3197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4636586864">
                <text:p>-0.463658686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183849">
                <text:p>1.1838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330485776">
                <text:p>-0.33048577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004516">
                <text:p>1.0045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2900321682">
                <text:p>-0.290032168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58046">
                <text:p>0.8580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228011187">
                <text:p>-0.22801118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191">
                <text:p>0.71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1711100519">
                <text:p>-0.171110051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8858">
                <text:p>0.588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133091161">
                <text:p>-0.13309116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76261">
                <text:p>0.4762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927555235">
                <text:p>-0.092755523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74527">
                <text:p>0.3745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978187879">
                <text:p>-0.097818787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10108">
                <text:p>0.3101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857216637">
                <text:p>-0.085721663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59116">
                <text:p>0.2591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824846787">
                <text:p>-0.082484678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22978">
                <text:p>0.2229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747374485">
                <text:p>-0.074737448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93732">
                <text:p>0.1937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78427611">
                <text:p>-0.07842761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76703">
                <text:p>0.1767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608794086">
                <text:p>-0.060879408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53658">
                <text:p>0.1536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454890912">
                <text:p>-0.045489091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28042">
                <text:p>0.1280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325000669">
                <text:p>0.032500066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58988">
                <text:p>0.0589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495423903">
                <text:p>0.049542390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01612">
                <text:p>0.0016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140916794">
                <text:p>0.114091679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79649">
                <text:p>-0.0796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10083421">
                <text:p>0.21008342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97784">
                <text:p>-0.1977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264802338">
                <text:p>0.226480233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87437">
                <text:p>-0.2874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316618623">
                <text:p>0.331661862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417291">
                <text:p>-0.4172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30057092">
                <text:p>0.43005709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569409">
                <text:p>-0.5694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748116905">
                <text:p>0.574811690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767267">
                <text:p>-0.7672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158436727">
                <text:p>0.715843672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993122">
                <text:p>-0.9931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594539967">
                <text:p>0.859453996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239354">
                <text:p>-1.23935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0748229374">
                <text:p>1.074822937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546996">
                <text:p>-1.5469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924419819">
                <text:p>1.192441981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830404">
                <text:p>-1.8304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350845497">
                <text:p>1.235084549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2.047688">
                <text:p>-2.0476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2870382405">
                <text:p>1.287038240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2.227114">
                <text:p>-2.2271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479212478">
                <text:p>1.247921247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2.320608">
                <text:p>-2.3206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2092676567">
                <text:p>1.209267656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2.357146">
                <text:p>-2.3571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471782962">
                <text:p>1.147178296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2.340109">
                <text:p>-2.3401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042211985">
                <text:p>1.04221198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2.258789">
                <text:p>-2.2587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097904035">
                <text:p>0.909790403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2.116333">
                <text:p>-2.116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8102598464">
                <text:p>0.810259846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955058">
                <text:p>-1.9550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237206401">
                <text:p>0.723720640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789904">
                <text:p>-1.7899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063693391">
                <text:p>0.606369339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601626">
                <text:p>-1.6016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765557661">
                <text:p>0.476555766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389631">
                <text:p>-1.3896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351327678">
                <text:p>0.335132767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154094">
                <text:p>-1.1540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157291087">
                <text:p>0.215729108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917546">
                <text:p>-0.9175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061143354">
                <text:p>0.106114335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686848">
                <text:p>-0.6868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771627423">
                <text:p>0.077162742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513816">
                <text:p>-0.5138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93661294">
                <text:p>0.029366129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36665">
                <text:p>-0.366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30108919">
                <text:p>0.013010891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57678">
                <text:p>-0.2576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24645976">
                <text:p>0.002464597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78031">
                <text:p>-0.1780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435678657">
                <text:p>0.043567865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52353">
                <text:p>-0.1523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99033517">
                <text:p>0.029903351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26133">
                <text:p>-0.1261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74893825">
                <text:p>0.07489382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38649">
                <text:p>-0.13864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221904318">
                <text:p>0.122190431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78516">
                <text:p>-0.1785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371275699">
                <text:p>0.137127569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15039">
                <text:p>-0.2150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398780906">
                <text:p>0.139878090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4121">
                <text:p>-0.241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705322094">
                <text:p>0.170532209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79084">
                <text:p>-0.2790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412626461">
                <text:p>0.141262646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84812">
                <text:p>-0.2848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080261259">
                <text:p>0.108026125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66476">
                <text:p>-0.2664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822148214">
                <text:p>0.082214821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37052">
                <text:p>-0.2370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31550404">
                <text:p>-0.03155040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41613">
                <text:p>-0.1416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943962917">
                <text:p>-0.094396291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36124">
                <text:p>-0.0361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1697615007">
                <text:p>-0.169761500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84408">
                <text:p>0.0844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2664581456">
                <text:p>-0.266458145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29183">
                <text:p>0.2291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2949636868">
                <text:p>-0.294963686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4466">
                <text:p>0.344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3940906848">
                <text:p>-0.394090684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87687">
                <text:p>0.4876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4242448692">
                <text:p>-0.424244869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03097">
                <text:p>0.6030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5021871029">
                <text:p>-0.502187102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31958">
                <text:p>0.7319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5754960524">
                <text:p>-0.575496052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66694">
                <text:p>0.8666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6103160568">
                <text:p>-0.610316056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979691">
                <text:p>0.9796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6568887032">
                <text:p>-0.656888703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086033">
                <text:p>1.0860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6881036209">
                <text:p>-0.688103620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177705">
                <text:p>1.1777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7577994658">
                <text:p>-0.757799465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285251">
                <text:p>1.2852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8384052099">
                <text:p>-0.838405209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410646">
                <text:p>1.4106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9106341441">
                <text:p>-0.910634144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542352">
                <text:p>1.5423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9571835313">
                <text:p>-0.957183531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661148">
                <text:p>1.6611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0051189767">
                <text:p>-1.005118976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772264">
                <text:p>1.7722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0281266339">
                <text:p>-1.028126633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861646">
                <text:p>1.8616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9806464076">
                <text:p>-0.980646407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889561">
                <text:p>1.8895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9493531161">
                <text:p>-0.949353116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887305">
                <text:p>1.8873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9443978169">
                <text:p>-0.944397816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882498">
                <text:p>1.8824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8861942252">
                <text:p>-0.886194225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840499">
                <text:p>1.84049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7704349734">
                <text:p>-0.770434973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735351">
                <text:p>1.7353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715509609">
                <text:p>-0.71550960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628671">
                <text:p>1.6286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6314633223">
                <text:p>-0.631463322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501559">
                <text:p>1.5015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5739810152">
                <text:p>-0.573981015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378538">
                <text:p>1.3785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563304074">
                <text:p>-0.56330407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289441">
                <text:p>1.2894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5676449232">
                <text:p>-0.567644923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232962">
                <text:p>1.2329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5726667039">
                <text:p>-0.572666703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198672">
                <text:p>1.19867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5794092097">
                <text:p>-0.579409209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180315">
                <text:p>1.18031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6246016632">
                <text:p>-0.624601663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198206">
                <text:p>1.1982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6154038169">
                <text:p>-0.615403816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203998">
                <text:p>1.2039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6523461928">
                <text:p>-0.652346192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232481">
                <text:p>1.2324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6723438103">
                <text:p>-0.672343810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264792">
                <text:p>1.2647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6915899203">
                <text:p>-0.691589920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299152">
                <text:p>1.2991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7037010332">
                <text:p>-0.703701033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330122">
                <text:p>1.3301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720647061">
                <text:p>-0.72064706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362055">
                <text:p>1.3620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6976853983">
                <text:p>-0.697685398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36803">
                <text:p>1.368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6278180852">
                <text:p>-0.627818085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325441">
                <text:p>1.3254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6239154253">
                <text:p>-0.623915425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294459">
                <text:p>1.2944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536037005">
                <text:p>-0.53603700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215237">
                <text:p>1.2152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4685680584">
                <text:p>-0.468568058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117473">
                <text:p>1.1174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400713844">
                <text:p>-0.40071384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007095">
                <text:p>1.0070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3606367498">
                <text:p>-0.360636749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906827">
                <text:p>0.9068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3217893236">
                <text:p>-0.321789323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14115">
                <text:p>0.8141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309358307">
                <text:p>-0.30935830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44047">
                <text:p>0.7440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2980128796">
                <text:p>-0.298012879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89792">
                <text:p>0.6897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2370080632">
                <text:p>-0.237008063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12974">
                <text:p>0.6129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2172935503">
                <text:p>-0.217293550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48643">
                <text:p>0.5486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1989426569">
                <text:p>-0.198942656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93541">
                <text:p>0.4935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1857126806">
                <text:p>-0.185712680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48004">
                <text:p>0.4480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1778163075">
                <text:p>-0.177816307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12395">
                <text:p>0.41239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13245312">
                <text:p>-0.1324531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58428">
                <text:p>0.3584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1086300461">
                <text:p>-0.108630046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06586">
                <text:p>0.3065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684292529">
                <text:p>-0.068429252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45243">
                <text:p>0.2452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469988827">
                <text:p>-0.046998882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9008">
                <text:p>0.190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31009037">
                <text:p>0.003100903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19926">
                <text:p>0.1199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507761765">
                <text:p>0.050776176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41397">
                <text:p>0.04139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71213473">
                <text:p>0.07121347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24556">
                <text:p>-0.0245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739845458">
                <text:p>0.073984545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70353">
                <text:p>-0.0703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003648542">
                <text:p>0.100364854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18456">
                <text:p>-0.1184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102356124">
                <text:p>0.110235612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5709">
                <text:p>-0.1570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020138988">
                <text:p>0.102013898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77356">
                <text:p>-0.1773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369991346">
                <text:p>0.136999134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1418">
                <text:p>-0.214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027301043">
                <text:p>0.102730104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15877">
                <text:p>-0.2158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050963987">
                <text:p>0.105096398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18585">
                <text:p>-0.21858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168252671">
                <text:p>0.116825267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28208">
                <text:p>-0.22820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954271466">
                <text:p>0.095427146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20357">
                <text:p>-0.2203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945921594">
                <text:p>0.094592159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14569">
                <text:p>-0.2145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95500598">
                <text:p>0.09550059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11318">
                <text:p>-0.2113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709751059">
                <text:p>0.070975105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92803">
                <text:p>-0.1928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954958825">
                <text:p>0.095495882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9681">
                <text:p>-0.1968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7382367">
                <text:p>0.0738236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85034">
                <text:p>-0.1850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492629648">
                <text:p>0.049262964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60816">
                <text:p>-0.1608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699945233">
                <text:p>0.069994523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58496">
                <text:p>-0.1584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879876382">
                <text:p>0.087987638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68943">
                <text:p>-0.1689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938286279">
                <text:p>0.093828627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79798">
                <text:p>-0.17979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132592757">
                <text:p>0.113259275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99984">
                <text:p>-0.19998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044851673">
                <text:p>0.104485167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07587">
                <text:p>-0.2075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508794949">
                <text:p>0.150879494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43578">
                <text:p>-0.2435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05012933">
                <text:p>0.10501293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36989">
                <text:p>-0.2369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822750477">
                <text:p>0.082275047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17442">
                <text:p>-0.2174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627578577">
                <text:p>0.062757857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91407">
                <text:p>-0.1914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44689424">
                <text:p>0.04468942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62014">
                <text:p>-0.1620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327613746">
                <text:p>0.032761374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34476">
                <text:p>-0.1344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26003325">
                <text:p>0.022600332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09353">
                <text:p>-0.1093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9325211">
                <text:p>0.00932521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83762">
                <text:p>-0.0837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535379046">
                <text:p>-0.053537904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24806">
                <text:p>-0.0248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988348138">
                <text:p>-0.098834813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44674">
                <text:p>0.0446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1052677964">
                <text:p>-0.105267796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95262">
                <text:p>0.09526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1557129221">
                <text:p>-0.155712922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62598">
                <text:p>0.1625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1676448824">
                <text:p>-0.167644882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15424">
                <text:p>0.2154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1756985872">
                <text:p>-0.175698587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55994">
                <text:p>0.2559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2048168949">
                <text:p>-0.204816894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02439">
                <text:p>0.3024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1910811714">
                <text:p>-0.191081171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24234">
                <text:p>0.3242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1944298499">
                <text:p>-0.194429849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40989">
                <text:p>0.34098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2153492937">
                <text:p>-0.215349293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66099">
                <text:p>0.3660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2114615304">
                <text:p>-0.211461530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80241">
                <text:p>0.3802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2330509846">
                <text:p>-0.233050984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04055">
                <text:p>0.4040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2104331432">
                <text:p>-0.210433143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04849">
                <text:p>0.40484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1939899844">
                <text:p>-0.193989984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94417">
                <text:p>0.39441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2546766109">
                <text:p>-0.254676610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27917">
                <text:p>0.4279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253336984">
                <text:p>-0.25333698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49348">
                <text:p>0.4493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2725216872">
                <text:p>-0.272521687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76417">
                <text:p>0.4764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2931930261">
                <text:p>-0.293193026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08234">
                <text:p>0.5082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2903615203">
                <text:p>-0.290361520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27549">
                <text:p>0.5275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356425584">
                <text:p>-0.35642558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84455">
                <text:p>0.5844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3421585195">
                <text:p>-0.342158519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12868">
                <text:p>0.6128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3726077696">
                <text:p>-0.372607769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52097">
                <text:p>0.6520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3967302639">
                <text:p>-0.396730263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94319">
                <text:p>0.6943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3970887997">
                <text:p>-0.397088799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22693">
                <text:p>0.72269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432591823">
                <text:p>-0.43259182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65267">
                <text:p>0.7652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4345782626">
                <text:p>-0.434578262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94961">
                <text:p>0.79496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436181951">
                <text:p>-0.43618195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15818">
                <text:p>0.8158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451128748">
                <text:p>-0.45112874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3968">
                <text:p>0.839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460565288">
                <text:p>-0.46056528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61871">
                <text:p>0.8618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4496062501">
                <text:p>-0.449606250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69354">
                <text:p>0.86935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4370100023">
                <text:p>-0.437010002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65945">
                <text:p>0.8659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4442088584">
                <text:p>-0.444208858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68471">
                <text:p>0.8684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4779482493">
                <text:p>-0.477948249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92644">
                <text:p>0.8926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4487980818">
                <text:p>-0.448798081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89323">
                <text:p>0.88932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4345965161">
                <text:p>-0.434596516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77643">
                <text:p>0.87764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4319207566">
                <text:p>-0.431920756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68076">
                <text:p>0.8680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3999766872">
                <text:p>-0.399976687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40408">
                <text:p>0.8404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4464753341">
                <text:p>-0.446475334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52965">
                <text:p>0.8529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4164307894">
                <text:p>-0.416430789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41306">
                <text:p>0.8413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435750589">
                <text:p>-0.43575058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46414">
                <text:p>0.8464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4150090253">
                <text:p>-0.415009025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35993">
                <text:p>0.83599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4016309975">
                <text:p>-0.401630997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20131">
                <text:p>0.82013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399886205">
                <text:p>-0.39988620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08398">
                <text:p>0.8083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3752247483">
                <text:p>-0.375224748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84141">
                <text:p>0.78414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3642137038">
                <text:p>-0.364213703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60637">
                <text:p>0.76063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3639164285">
                <text:p>-0.363916428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44776">
                <text:p>0.74477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3402826324">
                <text:p>-0.340282632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18453">
                <text:p>0.7184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3364706065">
                <text:p>-0.336470606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98371">
                <text:p>0.6983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3396442997">
                <text:p>-0.339644299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87104">
                <text:p>0.68710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3207824764">
                <text:p>-0.320782476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67023">
                <text:p>0.66702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3058275343">
                <text:p>-0.305827534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43673">
                <text:p>0.64367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2934143214">
                <text:p>-0.293414321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19839">
                <text:p>0.6198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3146608916">
                <text:p>-0.314660891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18118">
                <text:p>0.6181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3107810534">
                <text:p>-0.310781053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14385">
                <text:p>0.61438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2933238382">
                <text:p>-0.293323838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00262">
                <text:p>0.60026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3110639153">
                <text:p>-0.311063915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02675">
                <text:p>0.6026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2938814274">
                <text:p>-0.293881427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92829">
                <text:p>0.5928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2735408917">
                <text:p>-0.273540891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72711">
                <text:p>0.5727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3186612745">
                <text:p>-0.318661274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89379">
                <text:p>0.5893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2705515869">
                <text:p>-0.270551586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68419">
                <text:p>0.5684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2902678946">
                <text:p>-0.290267894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67593">
                <text:p>0.5675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2624160885">
                <text:p>-0.262416088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48478">
                <text:p>0.54847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2753876416">
                <text:p>-0.275387641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44386">
                <text:p>0.5443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2430845044">
                <text:p>-0.243084504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20128">
                <text:p>0.5201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2047410352">
                <text:p>-0.204741035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78404">
                <text:p>0.4784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2269984344">
                <text:p>-0.226998434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65436">
                <text:p>0.4654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1836060446">
                <text:p>-0.183606044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2787">
                <text:p>0.4278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1735475759">
                <text:p>-0.173547575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96132">
                <text:p>0.3961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1644844345">
                <text:p>-0.164484434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68942">
                <text:p>0.3689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1659313417">
                <text:p>-0.165931341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51787">
                <text:p>0.35178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1798733369">
                <text:p>-0.179873336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49648">
                <text:p>0.3496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1618070988">
                <text:p>-0.161807098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3618">
                <text:p>0.336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1677525428">
                <text:p>-0.167752542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31169">
                <text:p>0.3311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1552470446">
                <text:p>-0.155247044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19493">
                <text:p>0.3194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1537302743">
                <text:p>-0.153730274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10702">
                <text:p>0.31070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1475461603">
                <text:p>-0.147546160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00721">
                <text:p>0.3007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2039660309">
                <text:p>-0.203966030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31678">
                <text:p>0.33167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1635980096">
                <text:p>-0.163598009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25399">
                <text:p>0.32539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1772658341">
                <text:p>-0.177265834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30325">
                <text:p>0.3303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1665687587">
                <text:p>-0.166568758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26478">
                <text:p>0.32647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205619713">
                <text:p>-0.20561971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49944">
                <text:p>0.3499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1632962121">
                <text:p>-0.163296212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3737">
                <text:p>0.337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1734777908">
                <text:p>-0.173477790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35778">
                <text:p>0.3357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1638184448">
                <text:p>-0.163818444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28278">
                <text:p>0.3282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2077623836">
                <text:p>-0.207762383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52571">
                <text:p>0.3525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1796597681">
                <text:p>-0.179659768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50028">
                <text:p>0.35002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1783496061">
                <text:p>-0.178349606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4746">
                <text:p>0.3474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1921096061">
                <text:p>-0.192109606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54921">
                <text:p>0.35492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2090545062">
                <text:p>-0.209054506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71187">
                <text:p>0.37118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2115563801">
                <text:p>-0.211556380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83695">
                <text:p>0.3836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1675501837">
                <text:p>-0.167550183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62697">
                <text:p>0.3626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1791533766">
                <text:p>-0.179153376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56438">
                <text:p>0.3564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1691639427">
                <text:p>-0.169163942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45609">
                <text:p>0.3456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2112834778">
                <text:p>-0.211283477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66468">
                <text:p>0.36646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2178406418">
                <text:p>-0.217840641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84738">
                <text:p>0.3847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1858740716">
                <text:p>-0.185874071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75606">
                <text:p>0.3756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2362838606">
                <text:p>-0.236283860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03121">
                <text:p>0.4031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1962802826">
                <text:p>-0.196280282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94793">
                <text:p>0.3947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1925680644">
                <text:p>-0.192568064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86768">
                <text:p>0.38676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1880907008">
                <text:p>-0.188090700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78436">
                <text:p>0.3784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1687059549">
                <text:p>-0.168705954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59963">
                <text:p>0.3599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2046639718">
                <text:p>-0.204663971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71621">
                <text:p>0.37162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1696315572">
                <text:p>-0.169631557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56038">
                <text:p>0.35603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1864719226">
                <text:p>-0.186471922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56879">
                <text:p>0.35687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1954969698">
                <text:p>-0.195496969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63455">
                <text:p>0.3634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1675540243">
                <text:p>-0.167554024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49212">
                <text:p>0.34921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1691228634">
                <text:p>-0.169122863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40766">
                <text:p>0.3407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1567758299">
                <text:p>-0.156775829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26908">
                <text:p>0.3269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17495819">
                <text:p>-0.1749581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29793">
                <text:p>0.32979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1349623699">
                <text:p>-0.134962369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05056">
                <text:p>0.30505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1466664728">
                <text:p>-0.146666472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96372">
                <text:p>0.2963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1710092119">
                <text:p>-0.171009211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06812">
                <text:p>0.3068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1794058618">
                <text:p>-0.179405861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19365">
                <text:p>0.3193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1818688838">
                <text:p>-0.181868883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29373">
                <text:p>0.32937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192032603">
                <text:p>-0.19203260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42816">
                <text:p>0.3428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214253339">
                <text:p>-0.21425333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66586">
                <text:p>0.36658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1661553655">
                <text:p>-0.166155365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50366">
                <text:p>0.35036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1590735108">
                <text:p>-0.159073510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34837">
                <text:p>0.3348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1671164514">
                <text:p>-0.167116451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29849">
                <text:p>0.3298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1545765392">
                <text:p>-0.154576539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18167">
                <text:p>0.3181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0883934183">
                <text:p>-0.088393418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66268">
                <text:p>0.26626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125657865">
                <text:p>-0.12565786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56521">
                <text:p>0.2565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94541121">
                <text:p>-0.09454112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29285">
                <text:p>0.22928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1122258207">
                <text:p>-0.112225820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22923">
                <text:p>0.22292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746649532">
                <text:p>-0.074664953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93647">
                <text:p>0.19364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1166467031">
                <text:p>-0.116646703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02121">
                <text:p>0.2021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1320880618">
                <text:p>-0.132088061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18061">
                <text:p>0.21806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1852057162">
                <text:p>-0.185205716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64089">
                <text:p>0.26408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1754810068">
                <text:p>-0.175481006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88279">
                <text:p>0.2882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2104240187">
                <text:p>-0.210424018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27691">
                <text:p>0.3276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2930055784">
                <text:p>-0.293005578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08999">
                <text:p>0.4089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3428744849">
                <text:p>-0.342874484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96423">
                <text:p>0.4964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3684777066">
                <text:p>-0.368477706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71747">
                <text:p>0.57174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3973060885">
                <text:p>-0.397306088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41158">
                <text:p>0.6411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3770612533">
                <text:p>-0.377061253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73918">
                <text:p>0.6739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4272046063">
                <text:p>-0.427204606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29173">
                <text:p>0.72917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4486138936">
                <text:p>-0.448613893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80264">
                <text:p>0.7802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493109711">
                <text:p>-0.49310971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4397">
                <text:p>0.8439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4668928941">
                <text:p>-0.466892894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68948">
                <text:p>0.8689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5323646726">
                <text:p>-0.532364672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929233">
                <text:p>0.9292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5801501546">
                <text:p>-0.580150154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001258">
                <text:p>1.0012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5710221139">
                <text:p>-0.571022113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043171">
                <text:p>1.04317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6233491054">
                <text:p>-0.623349105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10598">
                <text:p>1.1059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6436148949">
                <text:p>-0.643614894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161343">
                <text:p>1.16134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7263644224">
                <text:p>-0.726364422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253394">
                <text:p>1.25339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8063123214">
                <text:p>-0.806312321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368025">
                <text:p>1.3680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9362590974">
                <text:p>-0.936259097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531031">
                <text:p>1.53103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.056692905">
                <text:p>-1.05669290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719932">
                <text:p>1.7199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.0599990709">
                <text:p>-1.059999070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848017">
                <text:p>1.8480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.0791710625">
                <text:p>-1.079171062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946151">
                <text:p>1.9461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.0160242011">
                <text:p>-1.016024201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969456">
                <text:p>1.96945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9482771445">
                <text:p>-0.948277144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939828">
                <text:p>1.9398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9245464404">
                <text:p>-0.924546440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904267">
                <text:p>1.9042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8608405493">
                <text:p>-0.860840549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838106">
                <text:p>1.83810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8055068316">
                <text:p>-0.805506831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757134">
                <text:p>1.75713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7535208848">
                <text:p>-0.753520884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668524">
                <text:p>1.66852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6981740795">
                <text:p>-0.698174079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572583">
                <text:p>1.57258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6622998123">
                <text:p>-0.662299812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484737">
                <text:p>1.4847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5891694552">
                <text:p>-0.589169455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377452">
                <text:p>1.37745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5544326392">
                <text:p>-0.554432639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282804">
                <text:p>1.28280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541251923">
                <text:p>-0.54125192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210946">
                <text:p>1.2109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490828576">
                <text:p>-0.49082857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129451">
                <text:p>1.12945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4806092064">
                <text:p>-0.480609206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068332">
                <text:p>1.0683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4432543795">
                <text:p>-0.443254379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002704">
                <text:p>1.0027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4201905228">
                <text:p>-0.420190522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943596">
                <text:p>0.94359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3949179797">
                <text:p>-0.394917979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87362">
                <text:p>0.8873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395859886">
                <text:p>-0.39585988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50516">
                <text:p>0.8505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363579388">
                <text:p>-0.36357938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04446">
                <text:p>0.80444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352629257">
                <text:p>-0.35262925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66446">
                <text:p>0.76644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3366882674">
                <text:p>-0.336688267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30498">
                <text:p>0.7304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3400593296">
                <text:p>-0.340059329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0879">
                <text:p>0.7087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2966140102">
                <text:p>-0.296614010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65365">
                <text:p>0.66536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2881019565">
                <text:p>-0.288101956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30753">
                <text:p>0.6307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2363229694">
                <text:p>-0.236322969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73175">
                <text:p>0.57317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2172864508">
                <text:p>-0.217286450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22116">
                <text:p>0.5221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2073771607">
                <text:p>-0.207377160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81486">
                <text:p>0.48148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1297334724">
                <text:p>-0.129733472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02657">
                <text:p>0.4026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712341938">
                <text:p>-0.071234193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11133">
                <text:p>0.31113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680533281">
                <text:p>-0.068053328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48022">
                <text:p>0.24802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287177227">
                <text:p>0.028717722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41463">
                <text:p>0.14146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120405736">
                <text:p>0.112040573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14913">
                <text:p>0.0149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893586088">
                <text:p>0.189358608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20954">
                <text:p>-0.12095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2762867396">
                <text:p>0.276286739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69438">
                <text:p>-0.26943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5661558">
                <text:p>0.3566155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421929">
                <text:p>-0.42192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441954415">
                <text:p>0.444195441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581924">
                <text:p>-0.5819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6023326249">
                <text:p>0.602332624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793951">
                <text:p>-0.79395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7188005518">
                <text:p>0.718800551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012875">
                <text:p>-1.0128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8648469918">
                <text:p>0.864846991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256112">
                <text:p>-1.2561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147403949">
                <text:p>0.914740394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451459">
                <text:p>-1.45145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137278278">
                <text:p>0.913727827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580961">
                <text:p>-1.58096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98123124">
                <text:p>0.89812312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656859">
                <text:p>-1.65685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8291079097">
                <text:p>0.829107909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661433">
                <text:p>-1.6614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8236405087">
                <text:p>0.823640508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660838">
                <text:p>-1.6608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434065276">
                <text:p>0.743406527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60696">
                <text:p>-1.6069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6863189664">
                <text:p>0.686318966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533005">
                <text:p>-1.5330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5944321681">
                <text:p>0.594432168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422474">
                <text:p>-1.4224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5032827218">
                <text:p>0.503282721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288061">
                <text:p>-1.2880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271597483">
                <text:p>0.427159748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14775">
                <text:p>-1.147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3253402097">
                <text:p>0.325340209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98638">
                <text:p>-0.9863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2338655687">
                <text:p>0.233865568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817872">
                <text:p>-0.81787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837245559">
                <text:p>0.183724555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672158">
                <text:p>-0.67215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870598288">
                <text:p>0.087059828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510623">
                <text:p>-0.51062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584171824">
                <text:p>0.058417182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383887">
                <text:p>-0.38388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255250135">
                <text:p>0.025525013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77506">
                <text:p>-0.27750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0108803395">
                <text:p>-0.010880339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82349">
                <text:p>-0.18234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0013276856">
                <text:p>-0.001327685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25305">
                <text:p>-0.12530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34581228">
                <text:p>0.003458122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90482">
                <text:p>-0.09048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619900592">
                <text:p>0.061990059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0629">
                <text:p>-0.1062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457970893">
                <text:p>0.045797089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06032">
                <text:p>-0.10603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75045162">
                <text:p>0.07504516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25355">
                <text:p>-0.12535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063338721">
                <text:p>0.106333872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59087">
                <text:p>-0.15908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343570203">
                <text:p>0.134357020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00245">
                <text:p>-0.2002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406906524">
                <text:p>0.140690652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31894">
                <text:p>-0.23189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531362729">
                <text:p>0.153136272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6128">
                <text:p>-0.2612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238467771">
                <text:p>0.123846777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61339">
                <text:p>-0.26133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125704526">
                <text:p>0.112570452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53863">
                <text:p>-0.25386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571787368">
                <text:p>0.057178736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11959">
                <text:p>-0.21195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0172980099">
                <text:p>-0.017298009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34391">
                <text:p>-0.1343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0607206986">
                <text:p>-0.060720698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53758">
                <text:p>-0.05375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144854974">
                <text:p>-0.14485497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56056">
                <text:p>0.0560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1896434357">
                <text:p>-0.189643435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59088">
                <text:p>0.15908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3002233419">
                <text:p>-0.300223341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01456">
                <text:p>0.3014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3413401675">
                <text:p>-0.341340167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23734">
                <text:p>0.42373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4372701044">
                <text:p>-0.437270104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69162">
                <text:p>0.56916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4575513065">
                <text:p>-0.457551306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79592">
                <text:p>0.67959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5279270938">
                <text:p>-0.527927093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00091">
                <text:p>0.80009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5304051239">
                <text:p>-0.530405123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82042">
                <text:p>0.88204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5940668082">
                <text:p>-0.594066808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979087">
                <text:p>0.9790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6263912582">
                <text:p>-0.626391258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065303">
                <text:p>1.0653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6506726341">
                <text:p>-0.650672634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138941">
                <text:p>1.13894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6862322426">
                <text:p>-0.686232242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211715">
                <text:p>1.2117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7003235358">
                <text:p>-0.700323535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269603">
                <text:p>1.26960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7264347419">
                <text:p>-0.726434741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325584">
                <text:p>1.32558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699601835">
                <text:p>-0.69960183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345003">
                <text:p>1.34500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7496742516">
                <text:p>-0.749674251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39132">
                <text:p>1.3913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6778824716">
                <text:p>-0.677882471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374332">
                <text:p>1.37433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7295603543">
                <text:p>-0.729560354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397458">
                <text:p>1.3974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7039124737">
                <text:p>-0.703912473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395773">
                <text:p>1.39577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663643177">
                <text:p>-0.66364317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367808">
                <text:p>1.36780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6236581826">
                <text:p>-0.623658182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32252">
                <text:p>1.3225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6239491883">
                <text:p>-0.623949188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292535">
                <text:p>1.29253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5521827551">
                <text:p>-0.552182755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224717">
                <text:p>1.2247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5780313216">
                <text:p>-0.578031321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196753">
                <text:p>1.19675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5280009368">
                <text:p>-0.528000936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14477">
                <text:p>1.1447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5132377719">
                <text:p>-0.513237771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100289">
                <text:p>1.10028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5225887626">
                <text:p>-0.522588762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07688">
                <text:p>1.0768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4865678134">
                <text:p>-0.486567813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037271">
                <text:p>1.03727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5059968561">
                <text:p>-0.505996856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023826">
                <text:p>1.02382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4786131897">
                <text:p>-0.478613189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996614">
                <text:p>0.99661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4869837136">
                <text:p>-0.486983713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98406">
                <text:p>0.9840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4744129421">
                <text:p>-0.474412942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967315">
                <text:p>0.96731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5274299265">
                <text:p>-0.527429926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991495">
                <text:p>0.99149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4927906715">
                <text:p>-0.492790671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984519">
                <text:p>0.9845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5539866337">
                <text:p>-0.553986633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020661">
                <text:p>1.02066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5329140213">
                <text:p>-0.532914021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030699">
                <text:p>1.03069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4876785908">
                <text:p>-0.487678590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007237">
                <text:p>1.00723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5129300301">
                <text:p>-0.512930030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008433">
                <text:p>1.0084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4439084654">
                <text:p>-0.443908465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963224">
                <text:p>0.9632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4362753978">
                <text:p>-0.436275397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928009">
                <text:p>0.92800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407364464">
                <text:p>-0.40736446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85271">
                <text:p>0.88527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3658481146">
                <text:p>-0.365848114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29119">
                <text:p>0.82911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31136663">
                <text:p>-0.3113666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55384">
                <text:p>0.75538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3108897188">
                <text:p>-0.310889718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0593">
                <text:p>0.7059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2676918792">
                <text:p>-0.267691879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44181">
                <text:p>0.64418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2415408008">
                <text:p>-0.241540800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85601">
                <text:p>0.58560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2097867712">
                <text:p>-0.209786771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25398">
                <text:p>0.52539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2242165231">
                <text:p>-0.224216523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94898">
                <text:p>0.49489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1816752766">
                <text:p>-0.181675276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46216">
                <text:p>0.44621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1726098668">
                <text:p>-0.172609866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07733">
                <text:p>0.40773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157663201">
                <text:p>-0.15766320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72126">
                <text:p>0.37212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1297943276">
                <text:p>-0.129794327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29821">
                <text:p>0.32982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0904419615">
                <text:p>-0.090441961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75399">
                <text:p>0.27539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102390603">
                <text:p>-0.10239060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47097">
                <text:p>0.2470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0954071591">
                <text:p>-0.095407159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23582">
                <text:p>0.22358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0587380604">
                <text:p>-0.058738060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8347">
                <text:p>0.1834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0816505176">
                <text:p>-0.081650517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72013">
                <text:p>0.1720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71427005">
                <text:p>0.007142700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05192">
                <text:p>0.10519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0031824747">
                <text:p>-0.003182474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67545">
                <text:p>0.06754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0007029434">
                <text:p>-0.000702943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40805">
                <text:p>0.0408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0130180561">
                <text:p>-0.013018056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31195">
                <text:p>0.03119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20667447">
                <text:p>0.002066744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14736">
                <text:p>0.01473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51016311">
                <text:p>0.005101631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01745">
                <text:p>0.00174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229746612">
                <text:p>0.022974661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18826">
                <text:p>-0.01882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176162868">
                <text:p>-0.017616286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05478">
                <text:p>-0.0054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146211411">
                <text:p>0.014621141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18071">
                <text:p>-0.01807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270479152">
                <text:p>0.027047915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34746">
                <text:p>-0.03474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297224807">
                <text:p>0.029722480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4764">
                <text:p>-0.0476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5995603">
                <text:p>0.000599560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36821">
                <text:p>-0.03682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231794289">
                <text:p>0.023179428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44662">
                <text:p>-0.04466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30903538">
                <text:p>0.003090353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36497">
                <text:p>-0.03649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25007128">
                <text:p>0.02500712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45664">
                <text:p>-0.04566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28382118">
                <text:p>0.02838211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54023">
                <text:p>-0.05402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221399078">
                <text:p>0.022139907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55432">
                <text:p>-0.05543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73551355">
                <text:p>0.07355135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9064">
                <text:p>-0.090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561248459">
                <text:p>0.056124845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02487">
                <text:p>-0.10248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97647316">
                <text:p>0.009764731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79479">
                <text:p>-0.07947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628410815">
                <text:p>0.062841081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99526">
                <text:p>-0.09952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280334976">
                <text:p>0.028033497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89683">
                <text:p>-0.08968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278320684">
                <text:p>0.027832068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8299">
                <text:p>-0.0829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420909468">
                <text:p>0.042090946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88034">
                <text:p>-0.08803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0081935556">
                <text:p>-0.008193555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57878">
                <text:p>-0.05787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0124553268">
                <text:p>-0.012455326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34942">
                <text:p>-0.03494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0365952596">
                <text:p>-0.036595259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03567">
                <text:p>-0.0035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0333740674">
                <text:p>-0.033374067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15194">
                <text:p>0.01519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0660320036">
                <text:p>-0.066032003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49465">
                <text:p>0.04946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0718658106">
                <text:p>-0.071865810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76191">
                <text:p>0.07619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0959964278">
                <text:p>-0.095996427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10085">
                <text:p>0.11008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0998050858">
                <text:p>-0.099805085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3521">
                <text:p>0.135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1098730364">
                <text:p>-0.109873036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58665">
                <text:p>0.15866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1072715353">
                <text:p>-0.107271535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7256">
                <text:p>0.1725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1306272567">
                <text:p>-0.130627256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97388">
                <text:p>0.19738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1467833159">
                <text:p>-0.146783315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24702">
                <text:p>0.2247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1105449793">
                <text:p>-0.110544979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18749">
                <text:p>0.2187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1503628174">
                <text:p>-0.150362817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41322">
                <text:p>0.24132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1466954539">
                <text:p>-0.146695453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53921">
                <text:p>0.25392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1296866498">
                <text:p>-0.129686649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50979">
                <text:p>0.25097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1489790884">
                <text:p>-0.148979088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61878">
                <text:p>0.26187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1518201174">
                <text:p>-0.151820117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71034">
                <text:p>0.27103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1770623673">
                <text:p>-0.177062367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93962">
                <text:p>0.2939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1592302721">
                <text:p>-0.159230272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97354">
                <text:p>0.29735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1615081001">
                <text:p>-0.161508100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01133">
                <text:p>0.30113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1747336848">
                <text:p>-0.174733684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12467">
                <text:p>0.31246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1879155668">
                <text:p>-0.187915566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28806">
                <text:p>0.32880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1967474197">
                <text:p>-0.196747419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45581">
                <text:p>0.34558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2365190493">
                <text:p>-0.236519049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8327">
                <text:p>0.3832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2590068909">
                <text:p>-0.259006890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23375">
                <text:p>0.42337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2884854965">
                <text:p>-0.288485496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69749">
                <text:p>0.46974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2672586011">
                <text:p>-0.267258601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86504">
                <text:p>0.48650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2805162409">
                <text:p>-0.280516240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06506">
                <text:p>0.50650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2669309844">
                <text:p>-0.266930984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1078">
                <text:p>0.5107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3342324868">
                <text:p>-0.334232486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58488">
                <text:p>0.55848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3155157323">
                <text:p>-0.315515732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77804">
                <text:p>0.57780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336437333">
                <text:p>-0.33643733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04622">
                <text:p>0.60462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3342446277">
                <text:p>-0.334244627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21031">
                <text:p>0.62103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3443484236">
                <text:p>-0.344348423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38701">
                <text:p>0.63870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3179473299">
                <text:p>-0.317947329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32878">
                <text:p>0.63287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3420256362">
                <text:p>-0.342025636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45048">
                <text:p>0.64504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3536456513">
                <text:p>-0.353645651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60903">
                <text:p>0.66090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3303363084">
                <text:p>-0.330336308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55931">
                <text:p>0.65593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3353065431">
                <text:p>-0.335306543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55931">
                <text:p>0.65593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3239622788">
                <text:p>-0.323962278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48369">
                <text:p>0.64836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3518119841">
                <text:p>-0.351811984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61894">
                <text:p>0.66189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3401616156">
                <text:p>-0.340161615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63141">
                <text:p>0.66314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3365195653">
                <text:p>-0.336519565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61544">
                <text:p>0.66154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3093999992">
                <text:p>-0.309399999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42403">
                <text:p>0.64240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3391388316">
                <text:p>-0.339138831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49471">
                <text:p>0.64947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2981109587">
                <text:p>-0.298110958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26833">
                <text:p>0.62683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3375269047">
                <text:p>-0.337526904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3802">
                <text:p>0.638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3004410537">
                <text:p>-0.300441053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20756">
                <text:p>0.62075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3238291207">
                <text:p>-0.323829120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2484">
                <text:p>0.6248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2920748024">
                <text:p>-0.292074802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06396">
                <text:p>0.60639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3098430024">
                <text:p>-0.309843002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05949">
                <text:p>0.60594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3003826983">
                <text:p>-0.300382698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99345">
                <text:p>0.59934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2717376723">
                <text:p>-0.271737672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7585">
                <text:p>0.5758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2513117497">
                <text:p>-0.251311749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46579">
                <text:p>0.54657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2980298032">
                <text:p>-0.298029803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58213">
                <text:p>0.5582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2901022337">
                <text:p>-0.290102233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60682">
                <text:p>0.56068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2713357228">
                <text:p>-0.271335722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49818">
                <text:p>0.54981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2578166303">
                <text:p>-0.257816630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33567">
                <text:p>0.53356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294539537">
                <text:p>-0.29453953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47216">
                <text:p>0.54721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2884446887">
                <text:p>-0.288444688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52248">
                <text:p>0.55224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3330398712">
                <text:p>-0.333039871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85327">
                <text:p>0.58532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2987681631">
                <text:p>-0.298768163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84526">
                <text:p>0.58452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307156993">
                <text:p>-0.30715699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89585">
                <text:p>0.58958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2906945513">
                <text:p>-0.290694551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81982">
                <text:p>0.58198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2921138763">
                <text:p>-0.292113876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77862">
                <text:p>0.57786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2535889417">
                <text:p>-0.253588941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49437">
                <text:p>0.54943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2694647387">
                <text:p>-0.269464738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41078">
                <text:p>0.54107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2726569518">
                <text:p>-0.272656951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37635">
                <text:p>0.53763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2396953837">
                <text:p>-0.239695383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13369">
                <text:p>0.51336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2389629692">
                <text:p>-0.238962969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96711">
                <text:p>0.49671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2091741694">
                <text:p>-0.209174169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65754">
                <text:p>0.46575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2344134223">
                <text:p>-0.234413422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61949">
                <text:p>0.46194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2313379864">
                <text:p>-0.231337986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57362">
                <text:p>0.45736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2322355465">
                <text:p>-0.232235546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54905">
                <text:p>0.45490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2320544901">
                <text:p>-0.232054490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53146">
                <text:p>0.45314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215494412">
                <text:p>-0.21549441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40936">
                <text:p>0.44093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2250253889">
                <text:p>-0.225025388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39152">
                <text:p>0.43915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1989988135">
                <text:p>-0.198998813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20615">
                <text:p>0.42061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2449925679">
                <text:p>-0.244992567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3892">
                <text:p>0.4389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2223621229">
                <text:p>-0.222362122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36034">
                <text:p>0.43603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2020536306">
                <text:p>-0.202053630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20573">
                <text:p>0.42057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1560881148">
                <text:p>-0.156088114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79632">
                <text:p>0.37963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1937984034">
                <text:p>-0.193798403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77486">
                <text:p>0.37748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1896113479">
                <text:p>-0.189611347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73264">
                <text:p>0.37326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2046933995">
                <text:p>-0.204693399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80504">
                <text:p>0.38050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1798237727">
                <text:p>-0.179823772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68752">
                <text:p>0.36875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1823204107">
                <text:p>-0.182320410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62584">
                <text:p>0.36258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2131280136">
                <text:p>-0.213128013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79009">
                <text:p>0.37900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2019098303">
                <text:p>-0.201909830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82477">
                <text:p>0.38247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2059703446">
                <text:p>-0.205970344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87495">
                <text:p>0.38749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1921190495">
                <text:p>-0.192119049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81605">
                <text:p>0.38160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2393804358">
                <text:p>-0.239380435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09183">
                <text:p>0.40918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2419116214">
                <text:p>-0.241911621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29248">
                <text:p>0.42924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2758588388">
                <text:p>-0.275858838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65247">
                <text:p>0.46524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2594825487">
                <text:p>-0.259482548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7832">
                <text:p>0.4783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2475772276">
                <text:p>-0.247577227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79097">
                <text:p>0.47909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2613092322">
                <text:p>-0.261309232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88767">
                <text:p>0.48876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2604721901">
                <text:p>-0.260472190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94654">
                <text:p>0.49465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2145562096">
                <text:p>-0.214556209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67971">
                <text:p>0.46797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2123515482">
                <text:p>-0.212351548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4872">
                <text:p>0.4487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1995465993">
                <text:p>-0.199546599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27356">
                <text:p>0.4273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1839439108">
                <text:p>-0.183943910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0272">
                <text:p>0.4027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1909847291">
                <text:p>-0.190984729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90995">
                <text:p>0.39099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2015432743">
                <text:p>-0.201543274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9022">
                <text:p>0.3902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1815867289">
                <text:p>-0.181586728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76401">
                <text:p>0.37640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2091790871">
                <text:p>-0.209179087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85585">
                <text:p>0.38558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1799219975">
                <text:p>-0.179921997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72203">
                <text:p>0.37220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1978874514">
                <text:p>-0.197887451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7526">
                <text:p>0.3752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2111074076">
                <text:p>-0.211107407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86109">
                <text:p>0.38610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1650181883">
                <text:p>-0.165018188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62618">
                <text:p>0.36261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1924206862">
                <text:p>-0.192420686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65229">
                <text:p>0.36522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1679783148">
                <text:p>-0.167978314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50677">
                <text:p>0.35067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1568937226">
                <text:p>-0.156893722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33591">
                <text:p>0.33359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1250783981">
                <text:p>-0.125078398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00999">
                <text:p>0.30099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1563307313">
                <text:p>-0.156330731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00111">
                <text:p>0.30011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1440689226">
                <text:p>-0.144068922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91346">
                <text:p>0.29134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1565866071">
                <text:p>-0.156586607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93849">
                <text:p>0.29384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1716487575">
                <text:p>-0.171648757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05556">
                <text:p>0.30555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1141847311">
                <text:p>-0.114184731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75055">
                <text:p>0.27505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1582628945">
                <text:p>-0.158262894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8411">
                <text:p>0.2841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1115473877">
                <text:p>-0.111547387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59006">
                <text:p>0.25900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1755503587">
                <text:p>-0.175550358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84938">
                <text:p>0.28493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1636101256">
                <text:p>-0.163610125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9426">
                <text:p>0.2942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2108108726">
                <text:p>-0.210810872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31934">
                <text:p>0.33193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1981491904">
                <text:p>-0.198149190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486">
                <text:p>0.348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2274122951">
                <text:p>-0.227412295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79212">
                <text:p>0.3792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1577287067">
                <text:p>-0.157728706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53163">
                <text:p>0.35316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1760018757">
                <text:p>-0.176001875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47984">
                <text:p>0.34798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1521069253">
                <text:p>-0.152106925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28606">
                <text:p>0.32860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0922700669">
                <text:p>-0.092270066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75808">
                <text:p>0.27580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0960052908">
                <text:p>-0.096005290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43114">
                <text:p>0.24311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0281711938">
                <text:p>-0.028171193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76111">
                <text:p>0.17611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253800173">
                <text:p>0.025380017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95767">
                <text:p>0.0957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283306016">
                <text:p>0.028330601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40259">
                <text:p>0.04025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14462828">
                <text:p>0.11446282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54142">
                <text:p>-0.05414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746534165">
                <text:p>0.174653416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5717">
                <text:p>-0.1571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247606986">
                <text:p>0.24760698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74455">
                <text:p>-0.2744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3214819339">
                <text:p>0.321481933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401854">
                <text:p>-0.40185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37137575">
                <text:p>0.3713757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520008">
                <text:p>-0.52000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4416221211">
                <text:p>0.441622121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645568">
                <text:p>-0.64556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5198462948">
                <text:p>0.519846294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78138">
                <text:p>-0.7813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5833937016">
                <text:p>0.583393701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914242">
                <text:p>-0.91424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6340946206">
                <text:p>0.634094620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036575">
                <text:p>-1.0365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7304656816">
                <text:p>0.730465681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182333">
                <text:p>-1.18233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687316557">
                <text:p>0.768731655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30497">
                <text:p>-1.3049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8168211919">
                <text:p>0.816821191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418749">
                <text:p>-1.41874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8896014287">
                <text:p>0.889601428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543082">
                <text:p>-1.54308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9473275028">
                <text:p>0.947327502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664414">
                <text:p>-1.66441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.0177757985">
                <text:p>1.017775798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792226">
                <text:p>-1.79222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.0579340245">
                <text:p>1.057934024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904166">
                <text:p>-1.90416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0823145514">
                <text:p>1.082314551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995012">
                <text:p>-1.9950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1591870019">
                <text:p>1.159187001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2.106791">
                <text:p>-2.10679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.1662859156">
                <text:p>1.166285915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2.186011">
                <text:p>-2.18601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.1784076621">
                <text:p>1.178407662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2.246883">
                <text:p>-2.24688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.1217217416">
                <text:p>1.121721741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2.249662">
                <text:p>-2.24966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.0874845311">
                <text:p>1.087484531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2.228693">
                <text:p>-2.22869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9569874276">
                <text:p>0.956987427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2.127737">
                <text:p>-2.12773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8440177846">
                <text:p>0.844017784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985159">
                <text:p>-1.98515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6574333525">
                <text:p>0.657433352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765779">
                <text:p>-1.76577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5215424819">
                <text:p>0.521542481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529007">
                <text:p>-1.52900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4109645065">
                <text:p>0.410964506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297519">
                <text:p>-1.2975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264464847">
                <text:p>0.26446484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045607">
                <text:p>-1.04560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2199648166">
                <text:p>0.219964816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848074">
                <text:p>-0.84807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661230466">
                <text:p>0.166123046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680552">
                <text:p>-0.68055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107741559">
                <text:p>0.10774155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530003">
                <text:p>-0.53000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767498449">
                <text:p>0.076749844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409021">
                <text:p>-0.40902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365839196">
                <text:p>0.036583919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301627">
                <text:p>-0.30162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911823904">
                <text:p>0.091182390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66453">
                <text:p>-0.26645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1057165895">
                <text:p>0.105716589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52702">
                <text:p>-0.25270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479598982">
                <text:p>0.047959898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0504">
                <text:p>-0.2050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881450897">
                <text:p>0.088145089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00065">
                <text:p>-0.20006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876079916">
                <text:p>0.087607991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96391">
                <text:p>-0.19639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321792521">
                <text:p>0.032179252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56997">
                <text:p>-0.15699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627085357">
                <text:p>0.062708535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51094">
                <text:p>-0.15109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047989751">
                <text:p>-0.04798975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73374">
                <text:p>-0.07337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173933007">
                <text:p>-0.17393300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62366">
                <text:p>0.06236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3295471698">
                <text:p>-0.329547169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56547">
                <text:p>0.25654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4731888552">
                <text:p>-0.473188855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81692">
                <text:p>0.48169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6585532863">
                <text:p>-0.658553286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55282">
                <text:p>0.75528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8404197083">
                <text:p>-0.840419708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058823">
                <text:p>1.05882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1.036789022">
                <text:p>-1.03678902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391991">
                <text:p>1.39199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1.2057787864">
                <text:p>-1.205778786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726651">
                <text:p>1.72665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1.3344251444">
                <text:p>-1.334425144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035415">
                <text:p>2.03541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1.4948773677">
                <text:p>-1.494877367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348123">
                <text:p>2.34812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1.5624559765">
                <text:p>-1.562455976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601552">
                <text:p>2.60155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1.6690727291">
                <text:p>-1.669072729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841501">
                <text:p>2.84150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1.7656578038">
                <text:p>-1.765657803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3.065779">
                <text:p>3.06577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1.8060998384">
                <text:p>-1.806099838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3.242193">
                <text:p>3.24219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1.9019564985">
                <text:p>-1.901956498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3.423646">
                <text:p>3.42364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1.9352894234">
                <text:p>-1.935289423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3.566783">
                <text:p>3.56678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1.9648622893">
                <text:p>-1.964862289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3.68188">
                <text:p>3.6818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2.0234045371">
                <text:p>-2.023404537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3.797601">
                <text:p>3.79760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2.1109212078">
                <text:p>-2.110921207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3.933051">
                <text:p>3.93305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2.1554142925">
                <text:p>-2.155414292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4.052971">
                <text:p>4.05297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2.0622794425">
                <text:p>-2.062279442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4.070804">
                <text:p>4.07080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2.0727321785">
                <text:p>-2.072732178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4.089655">
                <text:p>4.08965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1.9335241369">
                <text:p>-1.933524136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4.009428">
                <text:p>4.00942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1.8610678665">
                <text:p>-1.861067866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3.907669">
                <text:p>3.90766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1.7216699237">
                <text:p>-1.721669923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3.746941">
                <text:p>3.74694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1.5853811784">
                <text:p>-1.585381178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3.54899">
                <text:p>3.5489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1.5017749122">
                <text:p>-1.501774912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3.36135">
                <text:p>3.3613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1.3290361716">
                <text:p>-1.329036171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3.121168">
                <text:p>3.12116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1.2586626661">
                <text:p>-1.258662666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914206">
                <text:p>2.91420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1.1713048357">
                <text:p>-1.171304835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71806">
                <text:p>2.7180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1.0600504231">
                <text:p>-1.060050423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513193">
                <text:p>2.51319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1.0348747335">
                <text:p>-1.034874733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359891">
                <text:p>2.35989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1.0134047322">
                <text:p>-1.013404732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243421">
                <text:p>2.24342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1.0383164779">
                <text:p>-1.038316477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182412">
                <text:p>2.18241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1.0540283807">
                <text:p>-1.054028380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152229">
                <text:p>2.15222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1.042048426">
                <text:p>-1.04204842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12413">
                <text:p>2.1241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1.050123625">
                <text:p>-1.05012362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110788">
                <text:p>2.11078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1.0587458119">
                <text:p>-1.058745811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107644">
                <text:p>2.10764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.0384073352">
                <text:p>-1.038407335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091992">
                <text:p>2.09199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1.0093973848">
                <text:p>-1.009397384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062225">
                <text:p>2.06222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.9734000553">
                <text:p>-0.973400055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2.018395">
                <text:p>2.01839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8941863749">
                <text:p>-0.894186374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936386">
                <text:p>1.93638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7773962409">
                <text:p>-0.777396240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80389">
                <text:p>1.8038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669240317">
                <text:p>-0.66924031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643503">
                <text:p>1.64350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5122760214">
                <text:p>-0.512276021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431998">
                <text:p>1.43199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3959985587">
                <text:p>-0.395998558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213548">
                <text:p>1.21354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2490980995">
                <text:p>-0.249098099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970058">
                <text:p>0.97005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127237255">
                <text:p>-0.12723725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26572">
                <text:p>0.72657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06343267">
                <text:p>0.000634326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79082">
                <text:p>0.47908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989509922">
                <text:p>0.098950992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48624">
                <text:p>0.24862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1603069561">
                <text:p>0.160306956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54152">
                <text:p>0.05415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2406815969">
                <text:p>0.240681596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29016">
                <text:p>-0.12901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3035299385">
                <text:p>0.303529938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92969">
                <text:p>-0.29296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3335379006">
                <text:p>0.333537900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422227">
                <text:p>-0.42222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3518485962">
                <text:p>0.351848596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520569">
                <text:p>-0.52056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3780850785">
                <text:p>0.378085078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603591">
                <text:p>-0.60359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4414552744">
                <text:p>0.441455274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701155">
                <text:p>-0.70115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4703010843">
                <text:p>0.470301084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785398">
                <text:p>-0.78539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5677570551">
                <text:p>0.567757055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906497">
                <text:p>-0.90649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5953948305">
                <text:p>0.595394830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005618">
                <text:p>-1.00561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6163427333">
                <text:p>0.616342733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085634">
                <text:p>-1.08563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6662746012">
                <text:p>0.666274601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172238">
                <text:p>-1.17223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7050744862">
                <text:p>0.705074486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255812">
                <text:p>-1.25581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7683443151">
                <text:p>0.768344315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353678">
                <text:p>-1.35367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8004324242">
                <text:p>0.800432424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440284">
                <text:p>-1.44028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8323241475">
                <text:p>0.832324147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519254">
                <text:p>-1.51925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8369994039">
                <text:p>0.836999403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574995">
                <text:p>-1.57499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838954559">
                <text:p>0.83895455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613444">
                <text:p>-1.61344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8226981046">
                <text:p>0.822698104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62823">
                <text:p>-1.6282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8196857339">
                <text:p>0.819685733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636075">
                <text:p>-1.63607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7692618129">
                <text:p>0.769261812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607693">
                <text:p>-1.60769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7796239125">
                <text:p>0.779623912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595686">
                <text:p>-1.59568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7415855646">
                <text:p>0.741585564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56233">
                <text:p>-1.5623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7212564481">
                <text:p>0.721256448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526551">
                <text:p>-1.52655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7060484699">
                <text:p>0.706048469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492572">
                <text:p>-1.49257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6620548262">
                <text:p>0.662054826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440605">
                <text:p>-1.44060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6321125075">
                <text:p>0.632112507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386016">
                <text:p>-1.38601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5919034406">
                <text:p>0.591903440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322837">
                <text:p>-1.32283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5485932109">
                <text:p>0.548593210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251866">
                <text:p>-1.25186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5102706234">
                <text:p>0.510270623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179028">
                <text:p>-1.17902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4877173758">
                <text:p>0.487717375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115457">
                <text:p>-1.11545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441087516">
                <text:p>0.44108751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1.042012">
                <text:p>-1.04201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3778309602">
                <text:p>0.377830960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950905">
                <text:p>-0.95090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373642263">
                <text:p>0.337364226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863219">
                <text:p>-0.86321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2738487222">
                <text:p>0.273848722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76245">
                <text:p>-0.7624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264659832">
                <text:p>0.26465983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689173">
                <text:p>-0.68917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2197934189">
                <text:p>0.219793418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610436">
                <text:p>-0.61043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1767178036">
                <text:p>0.176717803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529255">
                <text:p>-0.52925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1338582072">
                <text:p>0.133858207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446588">
                <text:p>-0.44658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727539983">
                <text:p>0.072753998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350771">
                <text:p>-0.35077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154095138">
                <text:p>0.015409513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48696">
                <text:p>-0.24869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0.0265257225">
                <text:p>-0.026525722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52722">
                <text:p>-0.15272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1030292571">
                <text:p>-0.103029257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37772">
                <text:p>-0.03777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0.1625396927">
                <text:p>-0.162539692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78496">
                <text:p>0.07849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1832730094">
                <text:p>-0.183273009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69796">
                <text:p>0.16979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264678172">
                <text:p>-0.26467817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84898">
                <text:p>0.28489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3662164114">
                <text:p>-0.366216411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29282">
                <text:p>0.42928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4096049729">
                <text:p>-0.409604972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54419">
                <text:p>0.55441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4896687065">
                <text:p>-0.489668706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91175">
                <text:p>0.6911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4916368702">
                <text:p>-0.491636870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8362">
                <text:p>0.7836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5515825636">
                <text:p>-0.551582563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85182">
                <text:p>0.88518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5924853805">
                <text:p>-0.592485380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980125">
                <text:p>0.9801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0.6142879734">
                <text:p>-0.614287973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057927">
                <text:p>1.05792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6782182165">
                <text:p>-0.678218216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152386">
                <text:p>1.15238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6960414844">
                <text:p>-0.696041484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227213">
                <text:p>1.22721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7240475573">
                <text:p>-0.724047557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295745">
                <text:p>1.29574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7476462283">
                <text:p>-0.747646228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357143">
                <text:p>1.35714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8029333775">
                <text:p>-0.802933377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43491">
                <text:p>1.4349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792061828">
                <text:p>-0.79206182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479487">
                <text:p>1.47948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8066420462">
                <text:p>-0.806642046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518911">
                <text:p>1.51891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8163205382">
                <text:p>-0.816320538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551634">
                <text:p>1.55163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8218020572">
                <text:p>-0.821802057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577094">
                <text:p>1.57709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8146715231">
                <text:p>-0.814671523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589307">
                <text:p>1.58930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8182666747">
                <text:p>-0.818266674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599842">
                <text:p>1.59984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8052912927">
                <text:p>-0.805291292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598214">
                <text:p>1.59821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8193599509">
                <text:p>-0.819359950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606506">
                <text:p>1.60650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8257218074">
                <text:p>-0.825721807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616273">
                <text:p>1.61627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7905812872">
                <text:p>-0.790581287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599358">
                <text:p>1.59935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7953631701">
                <text:p>-0.795363170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591274">
                <text:p>1.59127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7684150873">
                <text:p>-0.768415087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567924">
                <text:p>1.56792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7734575553">
                <text:p>-0.773457555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555725">
                <text:p>1.55572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7205229642">
                <text:p>-0.720522964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512312">
                <text:p>1.51231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6951146158">
                <text:p>-0.695114615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466446">
                <text:p>1.46644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6759858923">
                <text:p>-0.675985892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423131">
                <text:p>1.42313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6457702536">
                <text:p>-0.645770253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374126">
                <text:p>1.37412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6539142997">
                <text:p>-0.653914299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346898">
                <text:p>1.34689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6205469698">
                <text:p>-0.620546969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306512">
                <text:p>1.30651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6446368077">
                <text:p>-0.644636807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295657">
                <text:p>1.29565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5777088823">
                <text:p>-0.577708882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243812">
                <text:p>1.24381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5549487595">
                <text:p>-0.554948759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194092">
                <text:p>1.19409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5188139113">
                <text:p>-0.518813911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136873">
                <text:p>1.13687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5220342939">
                <text:p>-0.522034293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10089">
                <text:p>1.1008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0.4734828774">
                <text:p>-0.473482877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1.044549">
                <text:p>1.04454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4541083802">
                <text:p>-0.454108380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99409">
                <text:p>0.9940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4450171962">
                <text:p>-0.445017196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954405">
                <text:p>0.95440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0.3998145319">
                <text:p>-0.399814531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97829">
                <text:p>0.89782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3322276774">
                <text:p>-0.332227677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15077">
                <text:p>0.81507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3432768904">
                <text:p>-0.343276890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67297">
                <text:p>0.76729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2889985655">
                <text:p>-0.288998565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99277">
                <text:p>0.69927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3049714969">
                <text:p>-0.304971496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64596">
                <text:p>0.66459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2418803282">
                <text:p>-0.241880328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99432">
                <text:p>0.59943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2117810514">
                <text:p>-0.211781051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35944">
                <text:p>0.53594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1957349486">
                <text:p>-0.195734948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82941">
                <text:p>0.48294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1729303137">
                <text:p>-0.172930313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32419">
                <text:p>0.43241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1393578773">
                <text:p>-0.139357877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76375">
                <text:p>0.37637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1126609855">
                <text:p>-0.112660985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21232">
                <text:p>0.32123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0.1101993311">
                <text:p>-0.110199331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82845">
                <text:p>0.28284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0420580881">
                <text:p>-0.042058088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11844">
                <text:p>0.21184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0574128238">
                <text:p>-0.057412823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74765">
                <text:p>0.17476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043827922">
                <text:p>-0.04382792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41001">
                <text:p>0.14100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0123476236">
                <text:p>-0.012347623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97517">
                <text:p>0.09751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140249945">
                <text:p>0.014024994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50961">
                <text:p>0.05096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0001619934">
                <text:p>-0.000161993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29393">
                <text:p>0.02939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147687616">
                <text:p>0.014768761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05069">
                <text:p>0.00506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35566819">
                <text:p>0.03556681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25004">
                <text:p>-0.02500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582010786">
                <text:p>0.058201078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60131">
                <text:p>-0.06013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644865919">
                <text:p>0.064486591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87729">
                <text:p>-0.08772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567988569">
                <text:p>0.056798856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00996">
                <text:p>-0.10099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717622601">
                <text:p>0.071762260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19811">
                <text:p>-0.1198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642236112">
                <text:p>0.064223611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27324">
                <text:p>-0.12732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1338753745">
                <text:p>0.133875374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78757">
                <text:p>-0.17875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812447304">
                <text:p>0.081244730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7795">
                <text:p>-0.1779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1223800246">
                <text:p>0.122380024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04832">
                <text:p>-0.20483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918138902">
                <text:p>0.091813890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02371">
                <text:p>-0.20237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1093798312">
                <text:p>0.109379831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1244">
                <text:p>-0.2124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1211970315">
                <text:p>0.121197031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27027">
                <text:p>-0.22702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846525122">
                <text:p>0.084652512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12389">
                <text:p>-0.21238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1226431861">
                <text:p>0.122643186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27956">
                <text:p>-0.22795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717673051">
                <text:p>0.071767305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04419">
                <text:p>-0.20441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600605792">
                <text:p>0.060060579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80931">
                <text:p>-0.18093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452330169">
                <text:p>0.045233016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55395">
                <text:p>-0.15539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35501367">
                <text:p>0.03550136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31892">
                <text:p>-0.13189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356721706">
                <text:p>0.035672170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16343">
                <text:p>-0.11634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317793366">
                <text:p>0.031779336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03387">
                <text:p>-0.10338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189211435">
                <text:p>0.018921143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86183">
                <text:p>-0.08618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0114890655">
                <text:p>-0.011489065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54448">
                <text:p>-0.05444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0280576317">
                <text:p>-0.028057631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22256">
                <text:p>-0.02225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0.0625180527">
                <text:p>-0.062518052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22166">
                <text:p>0.02216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0795817424">
                <text:p>-0.079581742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63142">
                <text:p>0.06314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0767224894">
                <text:p>-0.076722489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88543">
                <text:p>0.08854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0.1015516335">
                <text:p>-0.101551633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22019">
                <text:p>0.12201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1188383772">
                <text:p>-0.118838377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5585">
                <text:p>0.1558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0.13699914">
                <text:p>-0.1369991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905">
                <text:p>0.190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1198876579">
                <text:p>-0.119887657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02184">
                <text:p>0.20218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1453711012">
                <text:p>-0.145371101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26957">
                <text:p>0.22695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170223407">
                <text:p>-0.17022340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6003">
                <text:p>0.2600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0.1610084069">
                <text:p>-0.161008406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75928">
                <text:p>0.27592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1826768164">
                <text:p>-0.182676816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00965">
                <text:p>0.30096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0.1487478113">
                <text:p>-0.148747811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95034">
                <text:p>0.29503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1702110949">
                <text:p>-0.170211094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05388">
                <text:p>0.30538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1698890615">
                <text:p>-0.169889061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12073">
                <text:p>0.31207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1983537424">
                <text:p>-0.198353742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35501">
                <text:p>0.33550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0.1805102541">
                <text:p>-0.180510254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3922">
                <text:p>0.3392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1805716292">
                <text:p>-0.180571629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41739">
                <text:p>0.34173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0.2144546287">
                <text:p>-0.214454628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66002">
                <text:p>0.36600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247997464">
                <text:p>-0.24799746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04529">
                <text:p>0.40452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2496985618">
                <text:p>-0.249698561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31337">
                <text:p>0.43133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0.2617295044">
                <text:p>-0.261729504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57221">
                <text:p>0.45722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0.2560883531">
                <text:p>-0.256088353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7071">
                <text:p>0.4707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3140648035">
                <text:p>-0.314064803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18343">
                <text:p>0.51834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0.3643616382">
                <text:p>-0.364361638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83611">
                <text:p>0.58361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344850766">
                <text:p>-0.34485076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14099">
                <text:p>0.61409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3996747563">
                <text:p>-0.399674756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7096">
                <text:p>0.6709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3628376032">
                <text:p>-0.362837603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84297">
                <text:p>0.68429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3803038698">
                <text:p>-0.380303869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04827">
                <text:p>0.70482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4211783135">
                <text:p>-0.421178313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45753">
                <text:p>0.74575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360783809">
                <text:p>-0.36078380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32769">
                <text:p>0.73276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3919794065">
                <text:p>-0.391979406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44911">
                <text:p>0.74491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4199714458">
                <text:p>-0.419971445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7166">
                <text:p>0.7716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4194576335">
                <text:p>-0.419457633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89143">
                <text:p>0.78914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4188116134">
                <text:p>-0.418811613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00363">
                <text:p>0.80036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3938149144">
                <text:p>-0.393814914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91178">
                <text:p>0.79117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4143624855">
                <text:p>-0.414362485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98753">
                <text:p>0.79875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4193325796">
                <text:p>-0.419332579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07114">
                <text:p>0.80711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3984213784">
                <text:p>-0.398421378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98747">
                <text:p>0.79874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3835836692">
                <text:p>-0.383583669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83282">
                <text:p>0.78328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3546088116">
                <text:p>-0.354608811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53662">
                <text:p>0.75366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3390343139">
                <text:p>-0.339034313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23543">
                <text:p>0.72354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3214802655">
                <text:p>-0.321480265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91771">
                <text:p>0.69177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3368268743">
                <text:p>-0.336826874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80828">
                <text:p>0.68082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3125710516">
                <text:p>-0.312571051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57367">
                <text:p>0.65736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0.2981592038">
                <text:p>-0.298159203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32127">
                <text:p>0.63212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2819053995">
                <text:p>-0.281905399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04474">
                <text:p>0.60447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0.3051641411">
                <text:p>-0.305164141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01549">
                <text:p>0.60154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0.260982996">
                <text:p>-0.26098299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70151">
                <text:p>0.57015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0.2304501863">
                <text:p>-0.230450186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28875">
                <text:p>0.52887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0.275411192">
                <text:p>-0.27541119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31339">
                <text:p>0.53133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0.2353238588">
                <text:p>-0.235323858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0626">
                <text:p>0.5062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0.2729183584">
                <text:p>-0.272918358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14607">
                <text:p>0.51460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0.2671782806">
                <text:p>-0.267178280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16343">
                <text:p>0.51634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0.2724014135">
                <text:p>-0.272401413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20981">
                <text:p>0.52098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0.2678832525">
                <text:p>-0.267883252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21061">
                <text:p>0.52106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0.2497566248">
                <text:p>-0.249756624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09031">
                <text:p>0.50903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0.242869817">
                <text:p>-0.24286981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96424">
                <text:p>0.49642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0.270999346">
                <text:p>-0.27099934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06773">
                <text:p>0.50677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0.2487023247">
                <text:p>-0.248702324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98807">
                <text:p>0.49880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0.2238900183">
                <text:p>-0.223890018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7696">
                <text:p>0.4769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0.19937583">
                <text:p>-0.1993758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46062">
                <text:p>0.44606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0.2025178331">
                <text:p>-0.202517833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27565">
                <text:p>0.42756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0.1757822191">
                <text:p>-0.175782219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97419">
                <text:p>0.39741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0.1594743279">
                <text:p>-0.159474327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66459">
                <text:p>0.36645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0.1735494212">
                <text:p>-0.173549421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5521">
                <text:p>0.3552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0.1534584273">
                <text:p>-0.153458427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34322">
                <text:p>0.33432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0.1599750796">
                <text:p>-0.159975079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24746">
                <text:p>0.32474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0.1738896915">
                <text:p>-0.173889691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2764">
                <text:p>0.3276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0.1666581722">
                <text:p>-0.166658172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24748">
                <text:p>0.32474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0.178242255">
                <text:p>-0.17824225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30542">
                <text:p>0.33054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0.1586223981">
                <text:p>-0.158622398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21326">
                <text:p>0.32132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0.1189235189">
                <text:p>-0.118923518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88722">
                <text:p>0.28872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0.1100451447">
                <text:p>-0.110045144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61078">
                <text:p>0.26107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0.1206923859">
                <text:p>-0.120692385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49753">
                <text:p>0.24975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0.1383358807">
                <text:p>-0.138335880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53967">
                <text:p>0.253967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0.121984113">
                <text:p>-0.12198411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45875">
                <text:p>0.245875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0.1231050656">
                <text:p>-0.123105065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4123">
                <text:p>0.2412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0.1277110615">
                <text:p>-0.127711061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41205">
                <text:p>0.24120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0.1177482623">
                <text:p>-0.117748262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34548">
                <text:p>0.23454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0.1269465149">
                <text:p>-0.126946514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36242">
                <text:p>0.23624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0.1214897251">
                <text:p>-0.121489725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33734">
                <text:p>0.23373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0.1275813841">
                <text:p>-0.127581384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36123">
                <text:p>0.23612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0.105754019">
                <text:p>-0.10575401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23166">
                <text:p>0.22316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0.1399713659">
                <text:p>-0.139971365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3734">
                <text:p>0.2373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0.1335286537">
                <text:p>-0.133528653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4249">
                <text:p>0.2424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0.1452556843">
                <text:p>-0.145255684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53739">
                <text:p>0.25373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0.1288028268">
                <text:p>-0.128802826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50269">
                <text:p>0.25026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0.1766740276">
                <text:p>-0.176674027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79865">
                <text:p>0.27986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0.1813364273">
                <text:p>-0.181336427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02695">
                <text:p>0.30269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0.1447321939">
                <text:p>-0.144732193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9351">
                <text:p>0.2935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0.1753634926">
                <text:p>-0.175363492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07807">
                <text:p>0.30780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0.1724481447">
                <text:p>-0.172448144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15391">
                <text:p>0.31539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0.1497996778">
                <text:p>-0.149799677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05348">
                <text:p>0.30534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0.1428367808">
                <text:p>-0.142836780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94015">
                <text:p>0.29401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0.1315477491">
                <text:p>-0.131547749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78937">
                <text:p>0.27893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0.1409532928">
                <text:p>-0.140953292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75159">
                <text:p>0.27515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0.1497693264">
                <text:p>-0.149769326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78518">
                <text:p>0.27851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0.1244664448">
                <text:p>-0.124466444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63891">
                <text:p>0.26389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0.1409912811">
                <text:p>-0.140991281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65158">
                <text:p>0.26515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0.1624431383">
                <text:p>-0.162443138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80301">
                <text:p>0.28030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0.1528782575">
                <text:p>-0.152878257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84017">
                <text:p>0.28401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0.1754777961">
                <text:p>-0.175477796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01557">
                <text:p>0.30155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0.1372849547">
                <text:p>-0.137284954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87788">
                <text:p>0.28778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0.1583546798">
                <text:p>-0.158354679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92656">
                <text:p>0.29265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0.146491181">
                <text:p>-0.14649118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87993">
                <text:p>0.28799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0.0826900609">
                <text:p>-0.082690060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42358">
                <text:p>0.24235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0.0223291107">
                <text:p>-0.022329110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71714">
                <text:p>0.17171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462014546">
                <text:p>0.046201454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78958">
                <text:p>0.07895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0.0330705858">
                <text:p>-0.033070585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69985">
                <text:p>0.06998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0.1015038615">
                <text:p>-0.101503861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09621">
                <text:p>0.109621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0.2650878123">
                <text:p>-0.265087812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45071">
                <text:p>0.24507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0.3063635784">
                <text:p>-0.306363578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62847">
                <text:p>0.36284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0.359439771">
                <text:p>-0.35943977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76709">
                <text:p>0.47670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0.4159289702">
                <text:p>-0.415928970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90239">
                <text:p>0.59023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0.4145846215">
                <text:p>-0.414584621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64998">
                <text:p>0.66499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0.4800076499">
                <text:p>-0.480007649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58424">
                <text:p>0.75842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0.437765072">
                <text:p>-0.43776507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92526">
                <text:p>0.79252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0.4531473745">
                <text:p>-0.453147374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25504">
                <text:p>0.82550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0.3912436507">
                <text:p>-0.391243650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806218">
                <text:p>0.80621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0.3914028292">
                <text:p>-0.391402829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93472">
                <text:p>0.79347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0.3034653962">
                <text:p>-0.303465396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726363">
                <text:p>0.72636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0.3025746883">
                <text:p>-0.302574688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81048">
                <text:p>0.68104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0.2415583952">
                <text:p>-0.241558395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610181">
                <text:p>0.61018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0.1667585405">
                <text:p>-0.166758540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13097">
                <text:p>0.51309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0.1415262319">
                <text:p>-0.141526231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31583">
                <text:p>0.43158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0.1102018741">
                <text:p>-0.110201874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56383">
                <text:p>0.35638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0.0871514156">
                <text:p>-0.087151415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90906">
                <text:p>0.29090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0.0699778393">
                <text:p>-0.069977839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35826">
                <text:p>0.23582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0.0642749399">
                <text:p>-0.064274939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9532">
                <text:p>0.1953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0.0682154164">
                <text:p>-0.068215416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70954">
                <text:p>0.17095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0.0610269323">
                <text:p>-0.061026932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49925">
                <text:p>0.14992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0.0906610329">
                <text:p>-0.090661032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55664">
                <text:p>0.15566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0.1162163933">
                <text:p>-0.116216393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76523">
                <text:p>0.17652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0.1547815974">
                <text:p>-0.154781597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16129">
                <text:p>0.21612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0.2192946356">
                <text:p>-0.219294635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85523">
                <text:p>0.28552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0.2453009921">
                <text:p>-0.245300992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49102">
                <text:p>0.34910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0.2597512578">
                <text:p>-0.259751257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01102">
                <text:p>0.40110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0.2744864695">
                <text:p>-0.274486469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45576">
                <text:p>0.44557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0.2791693345">
                <text:p>-0.279169334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78334">
                <text:p>0.47833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0.2591008954">
                <text:p>-0.259100895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86787">
                <text:p>0.48678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0.2814576604">
                <text:p>-0.281457660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07322">
                <text:p>0.50732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0.2522314893">
                <text:p>-0.252231489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01526">
                <text:p>0.50152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0.2623244419">
                <text:p>-0.262324441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0439">
                <text:p>0.5043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0.223217046">
                <text:p>-0.22321704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80232">
                <text:p>0.48023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0.1758415753">
                <text:p>-0.175841575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32555">
                <text:p>0.43255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0.2460336659">
                <text:p>-0.246033665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4757">
                <text:p>0.4475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0.246691471">
                <text:p>-0.24669147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58015">
                <text:p>0.45801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0.2850387139">
                <text:p>-0.285038713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90536">
                <text:p>0.49053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0.186242623">
                <text:p>-0.18624262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46354">
                <text:p>0.44635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0.0951742534">
                <text:p>-0.095174253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5621">
                <text:p>0.3562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689375073">
                <text:p>0.068937507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86749">
                <text:p>0.18674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864990104">
                <text:p>0.086499010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62116">
                <text:p>0.06211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1592509653">
                <text:p>0.159250965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69431">
                <text:p>-0.06943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2015584536">
                <text:p>0.201558453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85292">
                <text:p>-0.18529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2193626835">
                <text:p>0.219362683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74369">
                <text:p>-0.27436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250342645">
                <text:p>0.25034264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354378">
                <text:p>-0.35437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2006163029">
                <text:p>0.200616302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37455">
                <text:p>-0.3745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1816566669">
                <text:p>0.181656666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375355">
                <text:p>-0.37535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1165313488">
                <text:p>0.116531348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332482">
                <text:p>-0.33248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824587174">
                <text:p>0.082458717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2812">
                <text:p>-0.281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77462143">
                <text:p>0.007746214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97226">
                <text:p>-0.19722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0.0084479853">
                <text:p>-0.008447985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130473">
                <text:p>-0.13047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0.0901275528">
                <text:p>-0.090127552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-0.031545">
                <text:p>-0.03154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0.1669896527">
                <text:p>-0.166989652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085612">
                <text:p>0.08561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0.1897231067">
                <text:p>-0.189723106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78837">
                <text:p>0.17883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0.231416301">
                <text:p>-0.23141630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68752">
                <text:p>0.26875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0.2474265187">
                <text:p>-0.247426518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39343">
                <text:p>0.33934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0.2715436564">
                <text:p>-0.271543656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02458">
                <text:p>0.40245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0.2749242286">
                <text:p>-0.274924228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46772">
                <text:p>0.44677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0.2608600378">
                <text:p>-0.260860037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66927">
                <text:p>0.46692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0.2810267241">
                <text:p>-0.281026724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938">
                <text:p>0.493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0.200264891">
                <text:p>-0.20026489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57876">
                <text:p>0.45787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0.2297901084">
                <text:p>-0.229790108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53617">
                <text:p>0.45361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0.1669081964">
                <text:p>-0.166908196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08864">
                <text:p>0.40886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0.1224882395">
                <text:p>-0.122488239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49433">
                <text:p>0.34943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0.0900824292">
                <text:p>-0.090082429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88229">
                <text:p>0.28822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0.0857810882">
                <text:p>-0.085781088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44576">
                <text:p>0.24457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0.0694811278">
                <text:p>-0.069481127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04621">
                <text:p>0.20462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0.0664913359">
                <text:p>-0.066491335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76003">
                <text:p>0.17600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0.0861871635">
                <text:p>-0.086187163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7006">
                <text:p>0.1700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0.1122541287">
                <text:p>-0.112254128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83475">
                <text:p>0.18347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0.1018181752">
                <text:p>-0.101818175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185459">
                <text:p>0.18545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0.1337848198">
                <text:p>-0.133784819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08088">
                <text:p>0.20808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0.1537523652">
                <text:p>-0.153752365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36478">
                <text:p>0.23647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0.2076591068">
                <text:p>-0.207659106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291328">
                <text:p>0.29132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0.1961156525">
                <text:p>-0.196115652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20185">
                <text:p>0.32018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0.2632245978">
                <text:p>-0.263224597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84147">
                <text:p>0.38414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0.292374126">
                <text:p>-0.29237412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462">
                <text:p>0.446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0.2957761463">
                <text:p>-0.295776146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8982">
                <text:p>0.4898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0.2880250217">
                <text:p>-0.288025021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1372">
                <text:p>0.5137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0.2875322993">
                <text:p>-0.287532299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29319">
                <text:p>0.52931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0.2814449918">
                <text:p>-0.281444991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35657">
                <text:p>0.53565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0.3165351352">
                <text:p>-0.316535135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63269">
                <text:p>0.56326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0.2889512217">
                <text:p>-0.288951221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63284">
                <text:p>0.56328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0.2890304196">
                <text:p>-0.289030419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63346">
                <text:p>0.56334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0.2599685408">
                <text:p>-0.259968540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44017">
                <text:p>0.54401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0.2765456236">
                <text:p>-0.276545623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42185">
                <text:p>0.54218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0.2412032809">
                <text:p>-0.241203280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17407">
                <text:p>0.51740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0.230744498">
                <text:p>-0.23074449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93924">
                <text:p>0.49392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0.249004603">
                <text:p>-0.24900460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90446">
                <text:p>0.49044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0.2221231645">
                <text:p>-0.222123164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70211">
                <text:p>0.470211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0.2142539174">
                <text:p>-0.214253917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51481">
                <text:p>0.45148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0.1928365336">
                <text:p>-0.192836533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24723">
                <text:p>0.42472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0.2001827989">
                <text:p>-0.200182798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11789">
                <text:p>0.41178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0.1899474543">
                <text:p>-0.189947454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96348">
                <text:p>0.39634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0.2160841642">
                <text:p>-0.216084164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03479">
                <text:p>0.40347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0.196436739">
                <text:p>-0.19643673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95136">
                <text:p>0.39513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0.180268526">
                <text:p>-0.18026852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78798">
                <text:p>0.37879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0.2142608036">
                <text:p>-0.214260803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90569">
                <text:p>0.39056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0.2074289035">
                <text:p>-0.207428903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93859">
                <text:p>0.39385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0.2102716691">
                <text:p>-0.210271669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97947">
                <text:p>0.397947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0.2388322271">
                <text:p>-0.238832227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19708">
                <text:p>0.41970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0.1846888047">
                <text:p>-0.184688804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398119">
                <text:p>0.39811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0.2308919623">
                <text:p>-0.230891962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1453">
                <text:p>0.4145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0.2445310094">
                <text:p>-0.244531009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34557">
                <text:p>0.43455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0.2389644608">
                <text:p>-0.238964460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44193">
                <text:p>0.44419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0.2318379111">
                <text:p>-0.231837911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45863">
                <text:p>0.44586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0.2660565231">
                <text:p>-0.266056523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69785">
                <text:p>0.46978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0.2309103474">
                <text:p>-0.230910347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623">
                <text:p>0.462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0.222092176">
                <text:p>-0.22209217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51434">
                <text:p>0.45143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0.229099935">
                <text:p>-0.229099935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48864">
                <text:p>0.44886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0.2210520933">
                <text:p>-0.221052093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41787">
                <text:p>0.44178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0.2319107166">
                <text:p>-0.231910716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44309">
                <text:p>0.44430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0.228415088">
                <text:p>-0.22841508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43659">
                <text:p>0.44365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0.2334125061">
                <text:p>-0.233412506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46557">
                <text:p>0.44655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0.2291888463">
                <text:p>-0.229188846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45673">
                <text:p>0.44567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0.2049690887">
                <text:p>-0.204969088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2894">
                <text:p>0.4289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0.2303909891">
                <text:p>-0.230390989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34735">
                <text:p>0.43473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0.2245746774">
                <text:p>-0.224574677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34719">
                <text:p>0.43471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0.2898043103">
                <text:p>-0.289804310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78188">
                <text:p>0.47818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0.2802570957">
                <text:p>-0.280257095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00792">
                <text:p>0.50079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0.2898226298">
                <text:p>-0.289822629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2223">
                <text:p>0.5222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0.2471924044">
                <text:p>-0.247192404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08101">
                <text:p>0.50810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0.2575431094">
                <text:p>-0.257543109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05585">
                <text:p>0.50558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0.2599161891">
                <text:p>-0.259916189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0549">
                <text:p>0.5054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0.2662671648">
                <text:p>-0.266267164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09661">
                <text:p>0.50966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0.257077057">
                <text:p>-0.25707705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06314">
                <text:p>0.50631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0.2561368551">
                <text:p>-0.2561368551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03457">
                <text:p>0.50345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0.2651341992">
                <text:p>-0.265134199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0755">
                <text:p>0.5075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0.2309716836">
                <text:p>-0.2309716836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487507">
                <text:p>0.48750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0.2780586168">
                <text:p>-0.278058616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05536">
                <text:p>0.50553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0.2706619439">
                <text:p>-0.2706619439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1262">
                <text:p>0.5126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0.2724365802">
                <text:p>-0.2724365802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18524">
                <text:p>0.51852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0.2634421217">
                <text:p>-0.263442121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16463">
                <text:p>0.51646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0.2617481848">
                <text:p>-0.2617481848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1396">
                <text:p>0.5139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0.2460076164">
                <text:p>-0.2460076164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01801">
                <text:p>0.50180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0.2801070487">
                <text:p>-0.2801070487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16427">
                <text:p>0.51642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0.2661065203">
                <text:p>-0.2661065203</text:p>
              </table:table-cell>
              <table:table-cell office:value-type="float" office:value="-0.01401211">
                <text:p>-0.01401211</text:p>
              </table:table-cell>
              <table:table-cell office:value-type="float" office:value="0.516841">
                <text:p>0.5168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